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5cm" svg:height="15.221cm" svg:x="12.978cm" svg:y="0.451cm">
            <draw:object draw:notify-on-update-of-ranges="LOGGER01.B1:LOGGER01.B1 LOGGER01.B2:LOGGER01.B1961 LOGGER01.C1:LOGGER01.C1 LOGGER01.C2:LOGGER01.C19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3" calcext:value-type="float">
            <text:p>358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formula="of:=[.A3]/1000/(60*60*24)" office:value-type="time" office:time-value="PT00H00M15.99S" calcext:value-type="time">
            <text:p>00:00:16</text:p>
          </table:table-cell>
          <table:table-cell office:value-type="float" office:value="1.35" calcext:value-type="float">
            <text:p>1.35</text:p>
          </table:table-cell>
          <table:table-cell office:value-type="float" office:value="265.8" calcext:value-type="float">
            <text:p>265.8</text:p>
          </table:table-cell>
          <table:table-cell office:value-type="float" office:value="357.92" calcext:value-type="float">
            <text:p>357.92</text:p>
          </table:table-cell>
          <table:table-cell office:value-type="float" office:value="1.18" calcext:value-type="float">
            <text:p>1.1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1990" calcext:value-type="float">
            <text:p>31990</text:p>
          </table:table-cell>
          <table:table-cell table:formula="of:=[.A4]/1000/(60*60*24)" office:value-type="time" office:time-value="PT00H00M31.99S" calcext:value-type="time">
            <text:p>00:00:32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5" calcext:value-type="float">
            <text:p>356.45</text:p>
          </table:table-cell>
          <table:table-cell office:value-type="float" office:value="2.36" calcext:value-type="float">
            <text:p>2.3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47990" calcext:value-type="float">
            <text:p>47990</text:p>
          </table:table-cell>
          <table:table-cell table:formula="of:=[.A5]/1000/(60*60*24)" office:value-type="time" office:time-value="PT00H00M47.99S" calcext:value-type="time">
            <text:p>00:00:48</text:p>
          </table:table-cell>
          <table:table-cell office:value-type="float" office:value="1.34" calcext:value-type="float">
            <text:p>1.34</text:p>
          </table:table-cell>
          <table:table-cell office:value-type="float" office:value="265.3" calcext:value-type="float">
            <text:p>265.3</text:p>
          </table:table-cell>
          <table:table-cell office:value-type="float" office:value="355.11" calcext:value-type="float">
            <text:p>355.11</text:p>
          </table:table-cell>
          <table:table-cell office:value-type="float" office:value="3.54" calcext:value-type="float">
            <text:p>3.54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63990" calcext:value-type="float">
            <text:p>63990</text:p>
          </table:table-cell>
          <table:table-cell table:formula="of:=[.A6]/1000/(60*60*24)" office:value-type="time" office:time-value="PT00H01M03.99S" calcext:value-type="time">
            <text:p>00:01:04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5.77" calcext:value-type="float">
            <text:p>355.77</text:p>
          </table:table-cell>
          <table:table-cell office:value-type="float" office:value="4.72" calcext:value-type="float">
            <text:p>4.72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79990" calcext:value-type="float">
            <text:p>79990</text:p>
          </table:table-cell>
          <table:table-cell table:formula="of:=[.A7]/1000/(60*60*24)" office:value-type="time" office:time-value="PT00H01M19.99S" calcext:value-type="time">
            <text:p>00:01:20</text:p>
          </table:table-cell>
          <table:table-cell office:value-type="float" office:value="1.34" calcext:value-type="float">
            <text:p>1.34</text:p>
          </table:table-cell>
          <table:table-cell office:value-type="float" office:value="264.9" calcext:value-type="float">
            <text:p>264.9</text:p>
          </table:table-cell>
          <table:table-cell office:value-type="float" office:value="354.57" calcext:value-type="float">
            <text:p>354.57</text:p>
          </table:table-cell>
          <table:table-cell office:value-type="float" office:value="5.9" calcext:value-type="float">
            <text:p>5.9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95990" calcext:value-type="float">
            <text:p>95990</text:p>
          </table:table-cell>
          <table:table-cell table:formula="of:=[.A8]/1000/(60*60*24)" office:value-type="time" office:time-value="PT00H01M35.99S" calcext:value-type="time">
            <text:p>00:01:36</text:p>
          </table:table-cell>
          <table:table-cell office:value-type="float" office:value="1.34" calcext:value-type="float">
            <text:p>1.34</text:p>
          </table:table-cell>
          <table:table-cell office:value-type="float" office:value="264.7" calcext:value-type="float">
            <text:p>264.7</text:p>
          </table:table-cell>
          <table:table-cell office:value-type="float" office:value="354.29" calcext:value-type="float">
            <text:p>354.29</text:p>
          </table:table-cell>
          <table:table-cell office:value-type="float" office:value="7.07" calcext:value-type="float">
            <text:p>7.07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111990" calcext:value-type="float">
            <text:p>111990</text:p>
          </table:table-cell>
          <table:table-cell table:formula="of:=[.A9]/1000/(60*60*24)" office:value-type="time" office:time-value="PT00H01M51.99S" calcext:value-type="time">
            <text:p>00:01:52</text:p>
          </table:table-cell>
          <table:table-cell office:value-type="float" office:value="1.33" calcext:value-type="float">
            <text:p>1.33</text:p>
          </table:table-cell>
          <table:table-cell office:value-type="float" office:value="264.5" calcext:value-type="float">
            <text:p>264.5</text:p>
          </table:table-cell>
          <table:table-cell office:value-type="float" office:value="352.96" calcext:value-type="float">
            <text:p>352.96</text:p>
          </table:table-cell>
          <table:table-cell office:value-type="float" office:value="8.25" calcext:value-type="float">
            <text:p>8.25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127990" calcext:value-type="float">
            <text:p>127990</text:p>
          </table:table-cell>
          <table:table-cell table:formula="of:=[.A10]/1000/(60*60*24)" office:value-type="time" office:time-value="PT00H02M07.99S" calcext:value-type="time">
            <text:p>00:02:08</text:p>
          </table:table-cell>
          <table:table-cell office:value-type="float" office:value="1.34" calcext:value-type="float">
            <text:p>1.34</text:p>
          </table:table-cell>
          <table:table-cell office:value-type="float" office:value="264.3" calcext:value-type="float">
            <text:p>264.3</text:p>
          </table:table-cell>
          <table:table-cell office:value-type="float" office:value="353.75" calcext:value-type="float">
            <text:p>353.75</text:p>
          </table:table-cell>
          <table:table-cell office:value-type="float" office:value="9.43" calcext:value-type="float">
            <text:p>9.43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43990" calcext:value-type="float">
            <text:p>143990</text:p>
          </table:table-cell>
          <table:table-cell table:formula="of:=[.A11]/1000/(60*60*24)" office:value-type="time" office:time-value="PT00H02M23.99S" calcext:value-type="time">
            <text:p>00:02:24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10.6" calcext:value-type="float">
            <text:p>10.6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159990" calcext:value-type="float">
            <text:p>159990</text:p>
          </table:table-cell>
          <table:table-cell table:formula="of:=[.A12]/1000/(60*60*24)" office:value-type="time" office:time-value="PT00H02M39.99S" calcext:value-type="time">
            <text:p>00:02:40</text:p>
          </table:table-cell>
          <table:table-cell office:value-type="float" office:value="1.33" calcext:value-type="float">
            <text:p>1.33</text:p>
          </table:table-cell>
          <table:table-cell office:value-type="float" office:value="263.9" calcext:value-type="float">
            <text:p>263.9</text:p>
          </table:table-cell>
          <table:table-cell office:value-type="float" office:value="352.15" calcext:value-type="float">
            <text:p>352.15</text:p>
          </table:table-cell>
          <table:table-cell office:value-type="float" office:value="11.77" calcext:value-type="float">
            <text:p>11.77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175990" calcext:value-type="float">
            <text:p>175990</text:p>
          </table:table-cell>
          <table:table-cell table:formula="of:=[.A13]/1000/(60*60*24)" office:value-type="time" office:time-value="PT00H02M55.99S" calcext:value-type="time">
            <text:p>00:02:56</text:p>
          </table:table-cell>
          <table:table-cell office:value-type="float" office:value="1.33" calcext:value-type="float">
            <text:p>1.33</text:p>
          </table:table-cell>
          <table:table-cell office:value-type="float" office:value="263.7" calcext:value-type="float">
            <text:p>263.7</text:p>
          </table:table-cell>
          <table:table-cell office:value-type="float" office:value="351.88" calcext:value-type="float">
            <text:p>351.88</text:p>
          </table:table-cell>
          <table:table-cell office:value-type="float" office:value="12.95" calcext:value-type="float">
            <text:p>12.95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191990" calcext:value-type="float">
            <text:p>191990</text:p>
          </table:table-cell>
          <table:table-cell table:formula="of:=[.A14]/1000/(60*60*24)" office:value-type="time" office:time-value="PT00H03M11.99S" calcext:value-type="time">
            <text:p>00:03:12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0.68" calcext:value-type="float">
            <text:p>350.68</text:p>
          </table:table-cell>
          <table:table-cell office:value-type="float" office:value="14.12" calcext:value-type="float">
            <text:p>14.12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float" office:value="207990" calcext:value-type="float">
            <text:p>207990</text:p>
          </table:table-cell>
          <table:table-cell table:formula="of:=[.A15]/1000/(60*60*24)" office:value-type="time" office:time-value="PT00H03M27.99S" calcext:value-type="time">
            <text:p>00:03:28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5.29" calcext:value-type="float">
            <text:p>15.29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223990" calcext:value-type="float">
            <text:p>223990</text:p>
          </table:table-cell>
          <table:table-cell table:formula="of:=[.A16]/1000/(60*60*24)" office:value-type="time" office:time-value="PT00H03M43.99S" calcext:value-type="time">
            <text:p>00:03:44</text:p>
          </table:table-cell>
          <table:table-cell office:value-type="float" office:value="1.33" calcext:value-type="float">
            <text:p>1.33</text:p>
          </table:table-cell>
          <table:table-cell office:value-type="float" office:value="263.3" calcext:value-type="float">
            <text:p>263.3</text:p>
          </table:table-cell>
          <table:table-cell office:value-type="float" office:value="351.33" calcext:value-type="float">
            <text:p>351.33</text:p>
          </table:table-cell>
          <table:table-cell office:value-type="float" office:value="16.46" calcext:value-type="float">
            <text:p>16.46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239990" calcext:value-type="float">
            <text:p>239990</text:p>
          </table:table-cell>
          <table:table-cell table:formula="of:=[.A17]/1000/(60*60*24)" office:value-type="time" office:time-value="PT00H03M59.99S" calcext:value-type="time">
            <text:p>00:04:00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17.63" calcext:value-type="float">
            <text:p>17.63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255990" calcext:value-type="float">
            <text:p>255990</text:p>
          </table:table-cell>
          <table:table-cell table:formula="of:=[.A18]/1000/(60*60*24)" office:value-type="time" office:time-value="PT00H04M15.99S" calcext:value-type="time">
            <text:p>00:04:16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3" calcext:value-type="float">
            <text:p>349.73</text:p>
          </table:table-cell>
          <table:table-cell office:value-type="float" office:value="18.8" calcext:value-type="float">
            <text:p>18.8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271990" calcext:value-type="float">
            <text:p>271990</text:p>
          </table:table-cell>
          <table:table-cell table:formula="of:=[.A19]/1000/(60*60*24)" office:value-type="time" office:time-value="PT00H04M31.99S" calcext:value-type="time">
            <text:p>00:04:32</text:p>
          </table:table-cell>
          <table:table-cell office:value-type="float" office:value="1.33" calcext:value-type="float">
            <text:p>1.33</text:p>
          </table:table-cell>
          <table:table-cell office:value-type="float" office:value="262.8" calcext:value-type="float">
            <text:p>262.8</text:p>
          </table:table-cell>
          <table:table-cell office:value-type="float" office:value="348.55" calcext:value-type="float">
            <text:p>348.55</text:p>
          </table:table-cell>
          <table:table-cell office:value-type="float" office:value="19.97" calcext:value-type="float">
            <text:p>19.97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float" office:value="287990" calcext:value-type="float">
            <text:p>287990</text:p>
          </table:table-cell>
          <table:table-cell table:formula="of:=[.A20]/1000/(60*60*24)" office:value-type="time" office:time-value="PT00H04M47.99S" calcext:value-type="time">
            <text:p>00:04:48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21.13" calcext:value-type="float">
            <text:p>21.13</text:p>
          </table:table-cell>
          <table:table-cell office:value-type="float" office:value="28.23" calcext:value-type="float">
            <text:p>28.23</text:p>
          </table:table-cell>
        </table:table-row>
        <table:table-row table:style-name="ro1">
          <table:table-cell office:value-type="float" office:value="303990" calcext:value-type="float">
            <text:p>303990</text:p>
          </table:table-cell>
          <table:table-cell table:formula="of:=[.A21]/1000/(60*60*24)" office:value-type="time" office:time-value="PT00H05M03.99S" calcext:value-type="time">
            <text:p>00:05:04</text:p>
          </table:table-cell>
          <table:table-cell office:value-type="float" office:value="1.33" calcext:value-type="float">
            <text:p>1.33</text:p>
          </table:table-cell>
          <table:table-cell office:value-type="float" office:value="262.5" calcext:value-type="float">
            <text:p>262.5</text:p>
          </table:table-cell>
          <table:table-cell office:value-type="float" office:value="348.14" calcext:value-type="float">
            <text:p>348.14</text:p>
          </table:table-cell>
          <table:table-cell office:value-type="float" office:value="22.3" calcext:value-type="float">
            <text:p>22.3</text:p>
          </table:table-cell>
          <table:table-cell office:value-type="float" office:value="29.78" calcext:value-type="float">
            <text:p>29.78</text:p>
          </table:table-cell>
        </table:table-row>
        <table:table-row table:style-name="ro1">
          <table:table-cell office:value-type="float" office:value="319990" calcext:value-type="float">
            <text:p>319990</text:p>
          </table:table-cell>
          <table:table-cell table:formula="of:=[.A22]/1000/(60*60*24)" office:value-type="time" office:time-value="PT00H05M19.99S" calcext:value-type="time">
            <text:p>00:05:20</text:p>
          </table:table-cell>
          <table:table-cell office:value-type="float" office:value="1.33" calcext:value-type="float">
            <text:p>1.33</text:p>
          </table:table-cell>
          <table:table-cell office:value-type="float" office:value="262.3" calcext:value-type="float">
            <text:p>262.3</text:p>
          </table:table-cell>
          <table:table-cell office:value-type="float" office:value="347.87" calcext:value-type="float">
            <text:p>347.87</text:p>
          </table:table-cell>
          <table:table-cell office:value-type="float" office:value="23.47" calcext:value-type="float">
            <text:p>23.47</text:p>
          </table:table-cell>
          <table:table-cell office:value-type="float" office:value="31.32" calcext:value-type="float">
            <text:p>31.32</text:p>
          </table:table-cell>
        </table:table-row>
        <table:table-row table:style-name="ro1">
          <table:table-cell office:value-type="float" office:value="335990" calcext:value-type="float">
            <text:p>335990</text:p>
          </table:table-cell>
          <table:table-cell table:formula="of:=[.A23]/1000/(60*60*24)" office:value-type="time" office:time-value="PT00H05M35.99S" calcext:value-type="time">
            <text:p>00:05:36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24.63" calcext:value-type="float">
            <text:p>24.63</text:p>
          </table:table-cell>
          <table:table-cell office:value-type="float" office:value="32.87" calcext:value-type="float">
            <text:p>32.87</text:p>
          </table:table-cell>
        </table:table-row>
        <table:table-row table:style-name="ro1">
          <table:table-cell office:value-type="float" office:value="351990" calcext:value-type="float">
            <text:p>351990</text:p>
          </table:table-cell>
          <table:table-cell table:formula="of:=[.A24]/1000/(60*60*24)" office:value-type="time" office:time-value="PT00H05M51.99S" calcext:value-type="time">
            <text:p>00:05:52</text:p>
          </table:table-cell>
          <table:table-cell office:value-type="float" office:value="1.33" calcext:value-type="float">
            <text:p>1.33</text:p>
          </table:table-cell>
          <table:table-cell office:value-type="float" office:value="262.1" calcext:value-type="float">
            <text:p>262.1</text:p>
          </table:table-cell>
          <table:table-cell office:value-type="float" office:value="347.6" calcext:value-type="float">
            <text:p>347.6</text:p>
          </table:table-cell>
          <table:table-cell office:value-type="float" office:value="25.8" calcext:value-type="float">
            <text:p>25.8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float" office:value="367990" calcext:value-type="float">
            <text:p>367990</text:p>
          </table:table-cell>
          <table:table-cell table:formula="of:=[.A25]/1000/(60*60*24)" office:value-type="time" office:time-value="PT00H06M07.99S" calcext:value-type="time">
            <text:p>00:06:08</text:p>
          </table:table-cell>
          <table:table-cell office:value-type="float" office:value="1.32" calcext:value-type="float">
            <text:p>1.32</text:p>
          </table:table-cell>
          <table:table-cell office:value-type="float" office:value="262" calcext:value-type="float">
            <text:p>262</text:p>
          </table:table-cell>
          <table:table-cell office:value-type="float" office:value="346.41" calcext:value-type="float">
            <text:p>346.41</text:p>
          </table:table-cell>
          <table:table-cell office:value-type="float" office:value="26.96" calcext:value-type="float">
            <text:p>26.96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383990" calcext:value-type="float">
            <text:p>383990</text:p>
          </table:table-cell>
          <table:table-cell table:formula="of:=[.A26]/1000/(60*60*24)" office:value-type="time" office:time-value="PT00H06M23.99S" calcext:value-type="time">
            <text:p>00:06:24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28.13" calcext:value-type="float">
            <text:p>28.13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float" office:value="399990" calcext:value-type="float">
            <text:p>399990</text:p>
          </table:table-cell>
          <table:table-cell table:formula="of:=[.A27]/1000/(60*60*24)" office:value-type="time" office:time-value="PT00H06M39.99S" calcext:value-type="time">
            <text:p>00:06:40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29.29" calcext:value-type="float">
            <text:p>29.29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415990" calcext:value-type="float">
            <text:p>415990</text:p>
          </table:table-cell>
          <table:table-cell table:formula="of:=[.A28]/1000/(60*60*24)" office:value-type="time" office:time-value="PT00H06M55.99S" calcext:value-type="time">
            <text:p>00:06:56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7" calcext:value-type="float">
            <text:p>345.87</text:p>
          </table:table-cell>
          <table:table-cell office:value-type="float" office:value="30.45" calcext:value-type="float">
            <text:p>30.45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1">
          <table:table-cell office:value-type="float" office:value="431990" calcext:value-type="float">
            <text:p>431990</text:p>
          </table:table-cell>
          <table:table-cell table:formula="of:=[.A29]/1000/(60*60*24)" office:value-type="time" office:time-value="PT00H07M11.99S" calcext:value-type="time">
            <text:p>00:07:12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1" calcext:value-type="float">
            <text:p>345.61</text:p>
          </table:table-cell>
          <table:table-cell office:value-type="float" office:value="31.62" calcext:value-type="float">
            <text:p>31.62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447990" calcext:value-type="float">
            <text:p>447990</text:p>
          </table:table-cell>
          <table:table-cell table:formula="of:=[.A30]/1000/(60*60*24)" office:value-type="time" office:time-value="PT00H07M27.99S" calcext:value-type="time">
            <text:p>00:07:28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5.47" calcext:value-type="float">
            <text:p>345.47</text:p>
          </table:table-cell>
          <table:table-cell office:value-type="float" office:value="32.78" calcext:value-type="float">
            <text:p>32.78</text:p>
          </table:table-cell>
          <table:table-cell office:value-type="float" office:value="43.64" calcext:value-type="float">
            <text:p>43.64</text:p>
          </table:table-cell>
        </table:table-row>
        <table:table-row table:style-name="ro1">
          <table:table-cell office:value-type="float" office:value="463990" calcext:value-type="float">
            <text:p>463990</text:p>
          </table:table-cell>
          <table:table-cell table:formula="of:=[.A31]/1000/(60*60*24)" office:value-type="time" office:time-value="PT00H07M43.99S" calcext:value-type="time">
            <text:p>00:07:44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5.34" calcext:value-type="float">
            <text:p>345.34</text:p>
          </table:table-cell>
          <table:table-cell office:value-type="float" office:value="33.94" calcext:value-type="float">
            <text:p>33.94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float" office:value="479990" calcext:value-type="float">
            <text:p>479990</text:p>
          </table:table-cell>
          <table:table-cell table:formula="of:=[.A32]/1000/(60*60*24)" office:value-type="time" office:time-value="PT00H07M59.99S" calcext:value-type="time">
            <text:p>00:08:00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35.1" calcext:value-type="float">
            <text:p>35.1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495989" calcext:value-type="float">
            <text:p>495989</text:p>
          </table:table-cell>
          <table:table-cell table:formula="of:=[.A33]/1000/(60*60*24)" office:value-type="time" office:time-value="PT00H08M15.989S" calcext:value-type="time">
            <text:p>00:08:16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36.26" calcext:value-type="float">
            <text:p>36.26</text:p>
          </table:table-cell>
          <table:table-cell office:value-type="float" office:value="48.23" calcext:value-type="float">
            <text:p>48.23</text:p>
          </table:table-cell>
        </table:table-row>
        <table:table-row table:style-name="ro1">
          <table:table-cell office:value-type="float" office:value="511990" calcext:value-type="float">
            <text:p>511990</text:p>
          </table:table-cell>
          <table:table-cell table:formula="of:=[.A34]/1000/(60*60*24)" office:value-type="time" office:time-value="PT00H08M31.99S" calcext:value-type="time">
            <text:p>00:08:32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37.42" calcext:value-type="float">
            <text:p>37.42</text:p>
          </table:table-cell>
          <table:table-cell office:value-type="float" office:value="49.76" calcext:value-type="float">
            <text:p>49.76</text:p>
          </table:table-cell>
        </table:table-row>
        <table:table-row table:style-name="ro1">
          <table:table-cell office:value-type="float" office:value="527990" calcext:value-type="float">
            <text:p>527990</text:p>
          </table:table-cell>
          <table:table-cell table:formula="of:=[.A35]/1000/(60*60*24)" office:value-type="time" office:time-value="PT00H08M47.99S" calcext:value-type="time">
            <text:p>00:08:48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38.58" calcext:value-type="float">
            <text:p>38.58</text:p>
          </table:table-cell>
          <table:table-cell office:value-type="float" office:value="51.29" calcext:value-type="float">
            <text:p>51.29</text:p>
          </table:table-cell>
        </table:table-row>
        <table:table-row table:style-name="ro1">
          <table:table-cell office:value-type="float" office:value="543990" calcext:value-type="float">
            <text:p>543990</text:p>
          </table:table-cell>
          <table:table-cell table:formula="of:=[.A36]/1000/(60*60*24)" office:value-type="time" office:time-value="PT00H09M03.99S" calcext:value-type="time">
            <text:p>00:09:04</text:p>
          </table:table-cell>
          <table:table-cell office:value-type="float" office:value="1.31" calcext:value-type="float">
            <text:p>1.31</text:p>
          </table:table-cell>
          <table:table-cell office:value-type="float" office:value="260.5" calcext:value-type="float">
            <text:p>260.5</text:p>
          </table:table-cell>
          <table:table-cell office:value-type="float" office:value="342.31" calcext:value-type="float">
            <text:p>342.31</text:p>
          </table:table-cell>
          <table:table-cell office:value-type="float" office:value="39.73" calcext:value-type="float">
            <text:p>39.73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559990" calcext:value-type="float">
            <text:p>559990</text:p>
          </table:table-cell>
          <table:table-cell table:formula="of:=[.A37]/1000/(60*60*24)" office:value-type="time" office:time-value="PT00H09M19.99S" calcext:value-type="time">
            <text:p>00:09:20</text:p>
          </table:table-cell>
          <table:table-cell office:value-type="float" office:value="1.31" calcext:value-type="float">
            <text:p>1.31</text:p>
          </table:table-cell>
          <table:table-cell office:value-type="float" office:value="260.4" calcext:value-type="float">
            <text:p>260.4</text:p>
          </table:table-cell>
          <table:table-cell office:value-type="float" office:value="342.18" calcext:value-type="float">
            <text:p>342.18</text:p>
          </table:table-cell>
          <table:table-cell office:value-type="float" office:value="40.89" calcext:value-type="float">
            <text:p>40.89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float" office:value="575990" calcext:value-type="float">
            <text:p>575990</text:p>
          </table:table-cell>
          <table:table-cell table:formula="of:=[.A38]/1000/(60*60*24)" office:value-type="time" office:time-value="PT00H09M35.99S" calcext:value-type="time">
            <text:p>00:09:36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42.05" calcext:value-type="float">
            <text:p>42.05</text:p>
          </table:table-cell>
          <table:table-cell office:value-type="float" office:value="55.86" calcext:value-type="float">
            <text:p>55.86</text:p>
          </table:table-cell>
        </table:table-row>
        <table:table-row table:style-name="ro1">
          <table:table-cell office:value-type="float" office:value="591990" calcext:value-type="float">
            <text:p>591990</text:p>
          </table:table-cell>
          <table:table-cell table:formula="of:=[.A39]/1000/(60*60*24)" office:value-type="time" office:time-value="PT00H09M51.99S" calcext:value-type="time">
            <text:p>00:09:52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43.21" calcext:value-type="float">
            <text:p>43.21</text:p>
          </table:table-cell>
          <table:table-cell office:value-type="float" office:value="57.38" calcext:value-type="float">
            <text:p>57.38</text:p>
          </table:table-cell>
        </table:table-row>
        <table:table-row table:style-name="ro1">
          <table:table-cell office:value-type="float" office:value="607990" calcext:value-type="float">
            <text:p>607990</text:p>
          </table:table-cell>
          <table:table-cell table:formula="of:=[.A40]/1000/(60*60*24)" office:value-type="time" office:time-value="PT00H10M07.99S" calcext:value-type="time">
            <text:p>00:10:08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44.36" calcext:value-type="float">
            <text:p>44.36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623990" calcext:value-type="float">
            <text:p>623990</text:p>
          </table:table-cell>
          <table:table-cell table:formula="of:=[.A41]/1000/(60*60*24)" office:value-type="time" office:time-value="PT00H10M23.99S" calcext:value-type="time">
            <text:p>00:10:24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45.52" calcext:value-type="float">
            <text:p>45.52</text:p>
          </table:table-cell>
          <table:table-cell office:value-type="float" office:value="60.41" calcext:value-type="float">
            <text:p>60.41</text:p>
          </table:table-cell>
        </table:table-row>
        <table:table-row table:style-name="ro1">
          <table:table-cell office:value-type="float" office:value="639990" calcext:value-type="float">
            <text:p>639990</text:p>
          </table:table-cell>
          <table:table-cell table:formula="of:=[.A42]/1000/(60*60*24)" office:value-type="time" office:time-value="PT00H10M39.99S" calcext:value-type="time">
            <text:p>00:10:40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46.67" calcext:value-type="float">
            <text:p>46.67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655990" calcext:value-type="float">
            <text:p>655990</text:p>
          </table:table-cell>
          <table:table-cell table:formula="of:=[.A43]/1000/(60*60*24)" office:value-type="time" office:time-value="PT00H10M55.99S" calcext:value-type="time">
            <text:p>00:10:56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47.83" calcext:value-type="float">
            <text:p>47.83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671990" calcext:value-type="float">
            <text:p>671990</text:p>
          </table:table-cell>
          <table:table-cell table:formula="of:=[.A44]/1000/(60*60*24)" office:value-type="time" office:time-value="PT00H11M11.99S" calcext:value-type="time">
            <text:p>00:11:12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0.07" calcext:value-type="float">
            <text:p>340.07</text:p>
          </table:table-cell>
          <table:table-cell office:value-type="float" office:value="48.98" calcext:value-type="float">
            <text:p>48.98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float" office:value="687990" calcext:value-type="float">
            <text:p>687990</text:p>
          </table:table-cell>
          <table:table-cell table:formula="of:=[.A45]/1000/(60*60*24)" office:value-type="time" office:time-value="PT00H11M27.99S" calcext:value-type="time">
            <text:p>00:11:28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50.13" calcext:value-type="float">
            <text:p>50.13</text:p>
          </table:table-cell>
          <table:table-cell office:value-type="float" office:value="66.47" calcext:value-type="float">
            <text:p>66.47</text:p>
          </table:table-cell>
        </table:table-row>
        <table:table-row table:style-name="ro1">
          <table:table-cell office:value-type="float" office:value="703990" calcext:value-type="float">
            <text:p>703990</text:p>
          </table:table-cell>
          <table:table-cell table:formula="of:=[.A46]/1000/(60*60*24)" office:value-type="time" office:time-value="PT00H11M43.99S" calcext:value-type="time">
            <text:p>00:11:44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40.83" calcext:value-type="float">
            <text:p>340.83</text:p>
          </table:table-cell>
          <table:table-cell office:value-type="float" office:value="51.29" calcext:value-type="float">
            <text:p>51.29</text:p>
          </table:table-cell>
          <table:table-cell office:value-type="float" office:value="67.99" calcext:value-type="float">
            <text:p>67.99</text:p>
          </table:table-cell>
        </table:table-row>
        <table:table-row table:style-name="ro1">
          <table:table-cell office:value-type="float" office:value="719990" calcext:value-type="float">
            <text:p>719990</text:p>
          </table:table-cell>
          <table:table-cell table:formula="of:=[.A47]/1000/(60*60*24)" office:value-type="time" office:time-value="PT00H11M59.99S" calcext:value-type="time">
            <text:p>00:12:00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52.44" calcext:value-type="float">
            <text:p>52.44</text:p>
          </table:table-cell>
          <table:table-cell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735990" calcext:value-type="float">
            <text:p>735990</text:p>
          </table:table-cell>
          <table:table-cell table:formula="of:=[.A48]/1000/(60*60*24)" office:value-type="time" office:time-value="PT00H12M15.99S" calcext:value-type="time">
            <text:p>00:12:16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53.59" calcext:value-type="float">
            <text:p>53.5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1990" calcext:value-type="float">
            <text:p>751990</text:p>
          </table:table-cell>
          <table:table-cell table:formula="of:=[.A49]/1000/(60*60*24)" office:value-type="time" office:time-value="PT00H12M31.99S" calcext:value-type="time">
            <text:p>00:12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9.27" calcext:value-type="float">
            <text:p>339.27</text:p>
          </table:table-cell>
          <table:table-cell office:value-type="float" office:value="54.74" calcext:value-type="float">
            <text:p>54.74</text:p>
          </table:table-cell>
          <table:table-cell office:value-type="float" office:value="72.51" calcext:value-type="float">
            <text:p>72.51</text:p>
          </table:table-cell>
        </table:table-row>
        <table:table-row table:style-name="ro1">
          <table:table-cell office:value-type="float" office:value="767990" calcext:value-type="float">
            <text:p>767990</text:p>
          </table:table-cell>
          <table:table-cell table:formula="of:=[.A50]/1000/(60*60*24)" office:value-type="time" office:time-value="PT00H12M47.99S" calcext:value-type="time">
            <text:p>00:12:48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55.89" calcext:value-type="float">
            <text:p>55.89</text:p>
          </table:table-cell>
          <table:table-cell office:value-type="float" office:value="74.02" calcext:value-type="float">
            <text:p>74.02</text:p>
          </table:table-cell>
        </table:table-row>
        <table:table-row table:style-name="ro1">
          <table:table-cell office:value-type="float" office:value="783990" calcext:value-type="float">
            <text:p>783990</text:p>
          </table:table-cell>
          <table:table-cell table:formula="of:=[.A51]/1000/(60*60*24)" office:value-type="time" office:time-value="PT00H13M03.99S" calcext:value-type="time">
            <text:p>00:13:04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7.96" calcext:value-type="float">
            <text:p>337.96</text:p>
          </table:table-cell>
          <table:table-cell office:value-type="float" office:value="57.04" calcext:value-type="float">
            <text:p>57.04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1">
          <table:table-cell office:value-type="float" office:value="799990" calcext:value-type="float">
            <text:p>799990</text:p>
          </table:table-cell>
          <table:table-cell table:formula="of:=[.A52]/1000/(60*60*24)" office:value-type="time" office:time-value="PT00H13M19.99S" calcext:value-type="time">
            <text:p>00:13:20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8.86" calcext:value-type="float">
            <text:p>338.86</text:p>
          </table:table-cell>
          <table:table-cell office:value-type="float" office:value="58.19" calcext:value-type="float">
            <text:p>58.19</text:p>
          </table:table-cell>
          <table:table-cell office:value-type="float" office:value="77.02" calcext:value-type="float">
            <text:p>77.02</text:p>
          </table:table-cell>
        </table:table-row>
        <table:table-row table:style-name="ro1">
          <table:table-cell office:value-type="float" office:value="815990" calcext:value-type="float">
            <text:p>815990</text:p>
          </table:table-cell>
          <table:table-cell table:formula="of:=[.A53]/1000/(60*60*24)" office:value-type="time" office:time-value="PT00H13M35.99S" calcext:value-type="time">
            <text:p>00:13:36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59.34" calcext:value-type="float">
            <text:p>59.34</text:p>
          </table:table-cell>
          <table:table-cell office:value-type="float" office:value="78.53" calcext:value-type="float">
            <text:p>78.53</text:p>
          </table:table-cell>
        </table:table-row>
        <table:table-row table:style-name="ro1">
          <table:table-cell office:value-type="float" office:value="831990" calcext:value-type="float">
            <text:p>831990</text:p>
          </table:table-cell>
          <table:table-cell table:formula="of:=[.A54]/1000/(60*60*24)" office:value-type="time" office:time-value="PT00H13M51.99S" calcext:value-type="time">
            <text:p>00:13:52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60.49" calcext:value-type="float">
            <text:p>60.49</text:p>
          </table:table-cell>
          <table:table-cell office:value-type="float" office:value="80.03" calcext:value-type="float">
            <text:p>80.03</text:p>
          </table:table-cell>
        </table:table-row>
        <table:table-row table:style-name="ro1">
          <table:table-cell office:value-type="float" office:value="847990" calcext:value-type="float">
            <text:p>847990</text:p>
          </table:table-cell>
          <table:table-cell table:formula="of:=[.A55]/1000/(60*60*24)" office:value-type="time" office:time-value="PT00H14M07.99S" calcext:value-type="time">
            <text:p>00:14:08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61.64" calcext:value-type="float">
            <text:p>61.64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float" office:value="863990" calcext:value-type="float">
            <text:p>863990</text:p>
          </table:table-cell>
          <table:table-cell table:formula="of:=[.A56]/1000/(60*60*24)" office:value-type="time" office:time-value="PT00H14M23.99S" calcext:value-type="time">
            <text:p>00:14:24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6" calcext:value-type="float">
            <text:p>337.16</text:p>
          </table:table-cell>
          <table:table-cell office:value-type="float" office:value="62.79" calcext:value-type="float">
            <text:p>62.79</text:p>
          </table:table-cell>
          <table:table-cell office:value-type="float" office:value="83.03" calcext:value-type="float">
            <text:p>83.03</text:p>
          </table:table-cell>
        </table:table-row>
        <table:table-row table:style-name="ro1">
          <table:table-cell office:value-type="float" office:value="879990" calcext:value-type="float">
            <text:p>879990</text:p>
          </table:table-cell>
          <table:table-cell table:formula="of:=[.A57]/1000/(60*60*24)" office:value-type="time" office:time-value="PT00H14M39.99S" calcext:value-type="time">
            <text:p>00:14:40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6" calcext:value-type="float">
            <text:p>336</text:p>
          </table:table-cell>
          <table:table-cell office:value-type="float" office:value="63.94" calcext:value-type="float">
            <text:p>63.94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895990" calcext:value-type="float">
            <text:p>895990</text:p>
          </table:table-cell>
          <table:table-cell table:formula="of:=[.A58]/1000/(60*60*24)" office:value-type="time" office:time-value="PT00H14M55.99S" calcext:value-type="time">
            <text:p>00:14:56</text:p>
          </table:table-cell>
          <table:table-cell office:value-type="float" office:value="1.31" calcext:value-type="float">
            <text:p>1.31</text:p>
          </table:table-cell>
          <table:table-cell office:value-type="float" office:value="258" calcext:value-type="float">
            <text:p>258</text:p>
          </table:table-cell>
          <table:table-cell office:value-type="float" office:value="336.9" calcext:value-type="float">
            <text:p>336.9</text:p>
          </table:table-cell>
          <table:table-cell office:value-type="float" office:value="65.08" calcext:value-type="float">
            <text:p>65.08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911990" calcext:value-type="float">
            <text:p>911990</text:p>
          </table:table-cell>
          <table:table-cell table:formula="of:=[.A59]/1000/(60*60*24)" office:value-type="time" office:time-value="PT00H15M11.99S" calcext:value-type="time">
            <text:p>00:15:12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66.23" calcext:value-type="float">
            <text:p>66.23</text:p>
          </table:table-cell>
          <table:table-cell office:value-type="float" office:value="87.52" calcext:value-type="float">
            <text:p>87.52</text:p>
          </table:table-cell>
        </table:table-row>
        <table:table-row table:style-name="ro1">
          <table:table-cell office:value-type="float" office:value="927990" calcext:value-type="float">
            <text:p>927990</text:p>
          </table:table-cell>
          <table:table-cell table:formula="of:=[.A60]/1000/(60*60*24)" office:value-type="time" office:time-value="PT00H15M27.99S" calcext:value-type="time">
            <text:p>00:15:28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67.38" calcext:value-type="float">
            <text:p>67.38</text:p>
          </table:table-cell>
          <table:table-cell office:value-type="float" office:value="89.01" calcext:value-type="float">
            <text:p>89.01</text:p>
          </table:table-cell>
        </table:table-row>
        <table:table-row table:style-name="ro1">
          <table:table-cell office:value-type="float" office:value="943990" calcext:value-type="float">
            <text:p>943990</text:p>
          </table:table-cell>
          <table:table-cell table:formula="of:=[.A61]/1000/(60*60*24)" office:value-type="time" office:time-value="PT00H15M43.99S" calcext:value-type="time">
            <text:p>00:15:44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68.52" calcext:value-type="float">
            <text:p>68.52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float" office:value="959990" calcext:value-type="float">
            <text:p>959990</text:p>
          </table:table-cell>
          <table:table-cell table:formula="of:=[.A62]/1000/(60*60*24)" office:value-type="time" office:time-value="PT00H15M59.99S" calcext:value-type="time">
            <text:p>00:16:00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4" calcext:value-type="float">
            <text:p>335.34</text:p>
          </table:table-cell>
          <table:table-cell office:value-type="float" office:value="69.67" calcext:value-type="float">
            <text:p>69.67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975990" calcext:value-type="float">
            <text:p>975990</text:p>
          </table:table-cell>
          <table:table-cell table:formula="of:=[.A63]/1000/(60*60*24)" office:value-type="time" office:time-value="PT00H16M15.99S" calcext:value-type="time">
            <text:p>00:16:16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70.81" calcext:value-type="float">
            <text:p>70.81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office:value-type="float" office:value="991990" calcext:value-type="float">
            <text:p>991990</text:p>
          </table:table-cell>
          <table:table-cell table:formula="of:=[.A64]/1000/(60*60*24)" office:value-type="time" office:time-value="PT00H16M31.99S" calcext:value-type="time">
            <text:p>00:16:32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71.96" calcext:value-type="float">
            <text:p>71.96</text:p>
          </table:table-cell>
          <table:table-cell office:value-type="float" office:value="94.97" calcext:value-type="float">
            <text:p>94.97</text:p>
          </table:table-cell>
        </table:table-row>
        <table:table-row table:style-name="ro1">
          <table:table-cell office:value-type="float" office:value="1007990" calcext:value-type="float">
            <text:p>1007990</text:p>
          </table:table-cell>
          <table:table-cell table:formula="of:=[.A65]/1000/(60*60*24)" office:value-type="time" office:time-value="PT00H16M47.99S" calcext:value-type="time">
            <text:p>00:16:48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73.1" calcext:value-type="float">
            <text:p>73.1</text:p>
          </table:table-cell>
          <table:table-cell office:value-type="float" office:value="96.46" calcext:value-type="float">
            <text:p>96.46</text:p>
          </table:table-cell>
        </table:table-row>
        <table:table-row table:style-name="ro1">
          <table:table-cell office:value-type="float" office:value="1023990" calcext:value-type="float">
            <text:p>1023990</text:p>
          </table:table-cell>
          <table:table-cell table:formula="of:=[.A66]/1000/(60*60*24)" office:value-type="time" office:time-value="PT00H17M03.99S" calcext:value-type="time">
            <text:p>00:17:04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4.8" calcext:value-type="float">
            <text:p>334.8</text:p>
          </table:table-cell>
          <table:table-cell office:value-type="float" office:value="74.24" calcext:value-type="float">
            <text:p>74.24</text:p>
          </table:table-cell>
          <table:table-cell office:value-type="float" office:value="97.94" calcext:value-type="float">
            <text:p>97.94</text:p>
          </table:table-cell>
        </table:table-row>
        <table:table-row table:style-name="ro1">
          <table:table-cell office:value-type="float" office:value="1039990" calcext:value-type="float">
            <text:p>1039990</text:p>
          </table:table-cell>
          <table:table-cell table:formula="of:=[.A67]/1000/(60*60*24)" office:value-type="time" office:time-value="PT00H17M19.99S" calcext:value-type="time">
            <text:p>00:17:20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4.67" calcext:value-type="float">
            <text:p>334.67</text:p>
          </table:table-cell>
          <table:table-cell office:value-type="float" office:value="75.39" calcext:value-type="float">
            <text:p>75.39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1055990" calcext:value-type="float">
            <text:p>1055990</text:p>
          </table:table-cell>
          <table:table-cell table:formula="of:=[.A68]/1000/(60*60*24)" office:value-type="time" office:time-value="PT00H17M35.99S" calcext:value-type="time">
            <text:p>00:17:36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76.53" calcext:value-type="float">
            <text:p>76.53</text:p>
          </table:table-cell>
          <table:table-cell office:value-type="float" office:value="100.91" calcext:value-type="float">
            <text:p>100.91</text:p>
          </table:table-cell>
        </table:table-row>
        <table:table-row table:style-name="ro1">
          <table:table-cell office:value-type="float" office:value="1071990" calcext:value-type="float">
            <text:p>1071990</text:p>
          </table:table-cell>
          <table:table-cell table:formula="of:=[.A69]/1000/(60*60*24)" office:value-type="time" office:time-value="PT00H17M51.99S" calcext:value-type="time">
            <text:p>00:17:52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77.67" calcext:value-type="float">
            <text:p>77.67</text:p>
          </table:table-cell>
          <table:table-cell office:value-type="float" office:value="102.39" calcext:value-type="float">
            <text:p>102.39</text:p>
          </table:table-cell>
        </table:table-row>
        <table:table-row table:style-name="ro1">
          <table:table-cell office:value-type="float" office:value="1087990" calcext:value-type="float">
            <text:p>1087990</text:p>
          </table:table-cell>
          <table:table-cell table:formula="of:=[.A70]/1000/(60*60*24)" office:value-type="time" office:time-value="PT00H18M07.99S" calcext:value-type="time">
            <text:p>00:18:08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78.81" calcext:value-type="float">
            <text:p>78.81</text:p>
          </table:table-cell>
          <table:table-cell office:value-type="float" office:value="103.87" calcext:value-type="float">
            <text:p>103.87</text:p>
          </table:table-cell>
        </table:table-row>
        <table:table-row table:style-name="ro1">
          <table:table-cell office:value-type="float" office:value="1103990" calcext:value-type="float">
            <text:p>1103990</text:p>
          </table:table-cell>
          <table:table-cell table:formula="of:=[.A71]/1000/(60*60*24)" office:value-type="time" office:time-value="PT00H18M23.99S" calcext:value-type="time">
            <text:p>00:18:24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79.95" calcext:value-type="float">
            <text:p>79.95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119990" calcext:value-type="float">
            <text:p>1119990</text:p>
          </table:table-cell>
          <table:table-cell table:formula="of:=[.A72]/1000/(60*60*24)" office:value-type="time" office:time-value="PT00H18M39.99S" calcext:value-type="time">
            <text:p>00:18:40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81.1" calcext:value-type="float">
            <text:p>81.1</text:p>
          </table:table-cell>
          <table:table-cell office:value-type="float" office:value="106.83" calcext:value-type="float">
            <text:p>106.83</text:p>
          </table:table-cell>
        </table:table-row>
        <table:table-row table:style-name="ro1">
          <table:table-cell office:value-type="float" office:value="1135990" calcext:value-type="float">
            <text:p>1135990</text:p>
          </table:table-cell>
          <table:table-cell table:formula="of:=[.A73]/1000/(60*60*24)" office:value-type="time" office:time-value="PT00H18M55.99S" calcext:value-type="time">
            <text:p>00:18:56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82.24" calcext:value-type="float">
            <text:p>82.24</text:p>
          </table:table-cell>
          <table:table-cell office:value-type="float" office:value="108.31" calcext:value-type="float">
            <text:p>108.31</text:p>
          </table:table-cell>
        </table:table-row>
        <table:table-row table:style-name="ro1">
          <table:table-cell office:value-type="float" office:value="1151990" calcext:value-type="float">
            <text:p>1151990</text:p>
          </table:table-cell>
          <table:table-cell table:formula="of:=[.A74]/1000/(60*60*24)" office:value-type="time" office:time-value="PT00H19M11.99S" calcext:value-type="time">
            <text:p>00:19:12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83.38" calcext:value-type="float">
            <text:p>83.38</text:p>
          </table:table-cell>
          <table:table-cell office:value-type="float" office:value="109.79" calcext:value-type="float">
            <text:p>109.79</text:p>
          </table:table-cell>
        </table:table-row>
        <table:table-row table:style-name="ro1">
          <table:table-cell office:value-type="float" office:value="1167990" calcext:value-type="float">
            <text:p>1167990</text:p>
          </table:table-cell>
          <table:table-cell table:formula="of:=[.A75]/1000/(60*60*24)" office:value-type="time" office:time-value="PT00H19M27.99S" calcext:value-type="time">
            <text:p>00:19:28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84.52" calcext:value-type="float">
            <text:p>84.52</text:p>
          </table:table-cell>
          <table:table-cell office:value-type="float" office:value="111.27" calcext:value-type="float">
            <text:p>111.27</text:p>
          </table:table-cell>
        </table:table-row>
        <table:table-row table:style-name="ro1">
          <table:table-cell office:value-type="float" office:value="1183990" calcext:value-type="float">
            <text:p>1183990</text:p>
          </table:table-cell>
          <table:table-cell table:formula="of:=[.A76]/1000/(60*60*24)" office:value-type="time" office:time-value="PT00H19M43.99S" calcext:value-type="time">
            <text:p>00:19:44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85.65" calcext:value-type="float">
            <text:p>85.65</text:p>
          </table:table-cell>
          <table:table-cell office:value-type="float" office:value="112.74" calcext:value-type="float">
            <text:p>112.74</text:p>
          </table:table-cell>
        </table:table-row>
        <table:table-row table:style-name="ro1">
          <table:table-cell office:value-type="float" office:value="1199990" calcext:value-type="float">
            <text:p>1199990</text:p>
          </table:table-cell>
          <table:table-cell table:formula="of:=[.A77]/1000/(60*60*24)" office:value-type="time" office:time-value="PT00H19M59.99S" calcext:value-type="time">
            <text:p>00:20:00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86.79" calcext:value-type="float">
            <text:p>86.79</text:p>
          </table:table-cell>
          <table:table-cell office:value-type="float" office:value="114.21" calcext:value-type="float">
            <text:p>114.21</text:p>
          </table:table-cell>
        </table:table-row>
        <table:table-row table:style-name="ro1">
          <table:table-cell office:value-type="float" office:value="1215990" calcext:value-type="float">
            <text:p>1215990</text:p>
          </table:table-cell>
          <table:table-cell table:formula="of:=[.A78]/1000/(60*60*24)" office:value-type="time" office:time-value="PT00H20M15.99S" calcext:value-type="time">
            <text:p>00:20:16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87.93" calcext:value-type="float">
            <text:p>87.93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>
          <table:table-cell office:value-type="float" office:value="1231990" calcext:value-type="float">
            <text:p>1231990</text:p>
          </table:table-cell>
          <table:table-cell table:formula="of:=[.A79]/1000/(60*60*24)" office:value-type="time" office:time-value="PT00H20M31.99S" calcext:value-type="time">
            <text:p>00:20:32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89.07" calcext:value-type="float">
            <text:p>89.07</text:p>
          </table:table-cell>
          <table:table-cell office:value-type="float" office:value="117.16" calcext:value-type="float">
            <text:p>117.16</text:p>
          </table:table-cell>
        </table:table-row>
        <table:table-row table:style-name="ro1">
          <table:table-cell office:value-type="float" office:value="1247990" calcext:value-type="float">
            <text:p>1247990</text:p>
          </table:table-cell>
          <table:table-cell table:formula="of:=[.A80]/1000/(60*60*24)" office:value-type="time" office:time-value="PT00H20M47.99S" calcext:value-type="time">
            <text:p>00:20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0.21" calcext:value-type="float">
            <text:p>90.21</text:p>
          </table:table-cell>
          <table:table-cell office:value-type="float" office:value="118.63" calcext:value-type="float">
            <text:p>118.63</text:p>
          </table:table-cell>
        </table:table-row>
        <table:table-row table:style-name="ro1">
          <table:table-cell office:value-type="float" office:value="1263990" calcext:value-type="float">
            <text:p>1263990</text:p>
          </table:table-cell>
          <table:table-cell table:formula="of:=[.A81]/1000/(60*60*24)" office:value-type="time" office:time-value="PT00H21M03.99S" calcext:value-type="time">
            <text:p>00:21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91.34" calcext:value-type="float">
            <text:p>91.34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1279990" calcext:value-type="float">
            <text:p>1279990</text:p>
          </table:table-cell>
          <table:table-cell table:formula="of:=[.A82]/1000/(60*60*24)" office:value-type="time" office:time-value="PT00H21M19.99S" calcext:value-type="time">
            <text:p>00:21:20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92.48" calcext:value-type="float">
            <text:p>92.48</text:p>
          </table:table-cell>
          <table:table-cell office:value-type="float" office:value="121.57" calcext:value-type="float">
            <text:p>121.57</text:p>
          </table:table-cell>
        </table:table-row>
        <table:table-row table:style-name="ro1">
          <table:table-cell office:value-type="float" office:value="1295990" calcext:value-type="float">
            <text:p>1295990</text:p>
          </table:table-cell>
          <table:table-cell table:formula="of:=[.A83]/1000/(60*60*24)" office:value-type="time" office:time-value="PT00H21M35.99S" calcext:value-type="time">
            <text:p>00:21:36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4" calcext:value-type="float">
            <text:p>329.74</text:p>
          </table:table-cell>
          <table:table-cell office:value-type="float" office:value="93.62" calcext:value-type="float">
            <text:p>93.62</text:p>
          </table:table-cell>
          <table:table-cell office:value-type="float" office:value="123.04" calcext:value-type="float">
            <text:p>123.04</text:p>
          </table:table-cell>
        </table:table-row>
        <table:table-row table:style-name="ro1">
          <table:table-cell office:value-type="float" office:value="1311990" calcext:value-type="float">
            <text:p>1311990</text:p>
          </table:table-cell>
          <table:table-cell table:formula="of:=[.A84]/1000/(60*60*24)" office:value-type="time" office:time-value="PT00H21M51.99S" calcext:value-type="time">
            <text:p>00:21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94.75" calcext:value-type="float">
            <text:p>94.7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1327990" calcext:value-type="float">
            <text:p>1327990</text:p>
          </table:table-cell>
          <table:table-cell table:formula="of:=[.A85]/1000/(60*60*24)" office:value-type="time" office:time-value="PT00H22M07.99S" calcext:value-type="time">
            <text:p>00:2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95.89" calcext:value-type="float">
            <text:p>95.89</text:p>
          </table:table-cell>
          <table:table-cell office:value-type="float" office:value="125.97" calcext:value-type="float">
            <text:p>125.97</text:p>
          </table:table-cell>
        </table:table-row>
        <table:table-row table:style-name="ro1">
          <table:table-cell office:value-type="float" office:value="1343990" calcext:value-type="float">
            <text:p>1343990</text:p>
          </table:table-cell>
          <table:table-cell table:formula="of:=[.A86]/1000/(60*60*24)" office:value-type="time" office:time-value="PT00H22M23.99S" calcext:value-type="time">
            <text:p>00:2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8.33" calcext:value-type="float">
            <text:p>328.33</text:p>
          </table:table-cell>
          <table:table-cell office:value-type="float" office:value="97.02" calcext:value-type="float">
            <text:p>97.02</text:p>
          </table:table-cell>
          <table:table-cell office:value-type="float" office:value="127.43" calcext:value-type="float">
            <text:p>127.43</text:p>
          </table:table-cell>
        </table:table-row>
        <table:table-row table:style-name="ro1">
          <table:table-cell office:value-type="float" office:value="1359990" calcext:value-type="float">
            <text:p>1359990</text:p>
          </table:table-cell>
          <table:table-cell table:formula="of:=[.A87]/1000/(60*60*24)" office:value-type="time" office:time-value="PT00H22M39.99S" calcext:value-type="time">
            <text:p>00:22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98.16" calcext:value-type="float">
            <text:p>98.16</text:p>
          </table:table-cell>
          <table:table-cell office:value-type="float" office:value="128.89" calcext:value-type="float">
            <text:p>128.89</text:p>
          </table:table-cell>
        </table:table-row>
        <table:table-row table:style-name="ro1">
          <table:table-cell office:value-type="float" office:value="1375990" calcext:value-type="float">
            <text:p>1375990</text:p>
          </table:table-cell>
          <table:table-cell table:formula="of:=[.A88]/1000/(60*60*24)" office:value-type="time" office:time-value="PT00H22M55.99S" calcext:value-type="time">
            <text:p>00:2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99.29" calcext:value-type="float">
            <text:p>99.29</text:p>
          </table:table-cell>
          <table:table-cell office:value-type="float" office:value="130.36" calcext:value-type="float">
            <text:p>130.36</text:p>
          </table:table-cell>
        </table:table-row>
        <table:table-row table:style-name="ro1">
          <table:table-cell office:value-type="float" office:value="1391990" calcext:value-type="float">
            <text:p>1391990</text:p>
          </table:table-cell>
          <table:table-cell table:formula="of:=[.A89]/1000/(60*60*24)" office:value-type="time" office:time-value="PT00H23M11.99S" calcext:value-type="time">
            <text:p>00:2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100.43" calcext:value-type="float">
            <text:p>100.43</text:p>
          </table:table-cell>
          <table:table-cell office:value-type="float" office:value="131.82" calcext:value-type="float">
            <text:p>131.82</text:p>
          </table:table-cell>
        </table:table-row>
        <table:table-row table:style-name="ro1">
          <table:table-cell office:value-type="float" office:value="1407990" calcext:value-type="float">
            <text:p>1407990</text:p>
          </table:table-cell>
          <table:table-cell table:formula="of:=[.A90]/1000/(60*60*24)" office:value-type="time" office:time-value="PT00H23M27.99S" calcext:value-type="time">
            <text:p>00:2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101.56" calcext:value-type="float">
            <text:p>101.56</text:p>
          </table:table-cell>
          <table:table-cell office:value-type="float" office:value="133.28" calcext:value-type="float">
            <text:p>133.28</text:p>
          </table:table-cell>
        </table:table-row>
        <table:table-row table:style-name="ro1">
          <table:table-cell office:value-type="float" office:value="1423990" calcext:value-type="float">
            <text:p>1423990</text:p>
          </table:table-cell>
          <table:table-cell table:formula="of:=[.A91]/1000/(60*60*24)" office:value-type="time" office:time-value="PT00H23M43.99S" calcext:value-type="time">
            <text:p>00:23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8.82" calcext:value-type="float">
            <text:p>328.82</text:p>
          </table:table-cell>
          <table:table-cell office:value-type="float" office:value="102.7" calcext:value-type="float">
            <text:p>102.7</text:p>
          </table:table-cell>
          <table:table-cell office:value-type="float" office:value="134.74" calcext:value-type="float">
            <text:p>134.74</text:p>
          </table:table-cell>
        </table:table-row>
        <table:table-row table:style-name="ro1">
          <table:table-cell office:value-type="float" office:value="1439990" calcext:value-type="float">
            <text:p>1439990</text:p>
          </table:table-cell>
          <table:table-cell table:formula="of:=[.A92]/1000/(60*60*24)" office:value-type="time" office:time-value="PT00H23M59.99S" calcext:value-type="time">
            <text:p>00:24:00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103.83" calcext:value-type="float">
            <text:p>103.83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float" office:value="1455990" calcext:value-type="float">
            <text:p>1455990</text:p>
          </table:table-cell>
          <table:table-cell table:formula="of:=[.A93]/1000/(60*60*24)" office:value-type="time" office:time-value="PT00H24M15.99S" calcext:value-type="time">
            <text:p>00:24:16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104.96" calcext:value-type="float">
            <text:p>104.96</text:p>
          </table:table-cell>
          <table:table-cell office:value-type="float" office:value="137.66" calcext:value-type="float">
            <text:p>137.66</text:p>
          </table:table-cell>
        </table:table-row>
        <table:table-row table:style-name="ro1">
          <table:table-cell office:value-type="float" office:value="1471990" calcext:value-type="float">
            <text:p>1471990</text:p>
          </table:table-cell>
          <table:table-cell table:formula="of:=[.A94]/1000/(60*60*24)" office:value-type="time" office:time-value="PT00H24M31.99S" calcext:value-type="time">
            <text:p>00:24:32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106.09" calcext:value-type="float">
            <text:p>106.09</text:p>
          </table:table-cell>
          <table:table-cell office:value-type="float" office:value="139.11" calcext:value-type="float">
            <text:p>139.11</text:p>
          </table:table-cell>
        </table:table-row>
        <table:table-row table:style-name="ro1">
          <table:table-cell office:value-type="float" office:value="1486990" calcext:value-type="float">
            <text:p>1486990</text:p>
          </table:table-cell>
          <table:table-cell table:formula="of:=[.A95]/1000/(60*60*24)" office:value-type="time" office:time-value="PT00H24M46.99S" calcext:value-type="time">
            <text:p>00:24:47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107.15" calcext:value-type="float">
            <text:p>107.15</text:p>
          </table:table-cell>
          <table:table-cell office:value-type="float" office:value="140.48" calcext:value-type="float">
            <text:p>140.48</text:p>
          </table:table-cell>
        </table:table-row>
        <table:table-row table:style-name="ro1">
          <table:table-cell office:value-type="float" office:value="1502990" calcext:value-type="float">
            <text:p>1502990</text:p>
          </table:table-cell>
          <table:table-cell table:formula="of:=[.A96]/1000/(60*60*24)" office:value-type="time" office:time-value="PT00H25M02.99S" calcext:value-type="time">
            <text:p>00:25:03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108.29" calcext:value-type="float">
            <text:p>108.29</text:p>
          </table:table-cell>
          <table:table-cell office:value-type="float" office:value="141.93" calcext:value-type="float">
            <text:p>141.93</text:p>
          </table:table-cell>
        </table:table-row>
        <table:table-row table:style-name="ro1">
          <table:table-cell office:value-type="float" office:value="1518990" calcext:value-type="float">
            <text:p>1518990</text:p>
          </table:table-cell>
          <table:table-cell table:formula="of:=[.A97]/1000/(60*60*24)" office:value-type="time" office:time-value="PT00H25M18.99S" calcext:value-type="time">
            <text:p>00:25:19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09.42" calcext:value-type="float">
            <text:p>109.42</text:p>
          </table:table-cell>
          <table:table-cell office:value-type="float" office:value="143.39" calcext:value-type="float">
            <text:p>143.39</text:p>
          </table:table-cell>
        </table:table-row>
        <table:table-row table:style-name="ro1">
          <table:table-cell office:value-type="float" office:value="1534990" calcext:value-type="float">
            <text:p>1534990</text:p>
          </table:table-cell>
          <table:table-cell table:formula="of:=[.A98]/1000/(60*60*24)" office:value-type="time" office:time-value="PT00H25M34.99S" calcext:value-type="time">
            <text:p>00:25:35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110.55" calcext:value-type="float">
            <text:p>110.55</text:p>
          </table:table-cell>
          <table:table-cell office:value-type="float" office:value="144.84" calcext:value-type="float">
            <text:p>144.84</text:p>
          </table:table-cell>
        </table:table-row>
        <table:table-row table:style-name="ro1">
          <table:table-cell office:value-type="float" office:value="1550990" calcext:value-type="float">
            <text:p>1550990</text:p>
          </table:table-cell>
          <table:table-cell table:formula="of:=[.A99]/1000/(60*60*24)" office:value-type="time" office:time-value="PT00H25M50.99S" calcext:value-type="time">
            <text:p>00:25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111.68" calcext:value-type="float">
            <text:p>111.68</text:p>
          </table:table-cell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float" office:value="1566990" calcext:value-type="float">
            <text:p>1566990</text:p>
          </table:table-cell>
          <table:table-cell table:formula="of:=[.A100]/1000/(60*60*24)" office:value-type="time" office:time-value="PT00H26M06.99S" calcext:value-type="time">
            <text:p>00:26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112.81" calcext:value-type="float">
            <text:p>112.81</text:p>
          </table:table-cell>
          <table:table-cell office:value-type="float" office:value="147.74" calcext:value-type="float">
            <text:p>147.74</text:p>
          </table:table-cell>
        </table:table-row>
        <table:table-row table:style-name="ro1">
          <table:table-cell office:value-type="float" office:value="1582990" calcext:value-type="float">
            <text:p>1582990</text:p>
          </table:table-cell>
          <table:table-cell table:formula="of:=[.A101]/1000/(60*60*24)" office:value-type="time" office:time-value="PT00H26M22.99S" calcext:value-type="time">
            <text:p>00:26:23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113.94" calcext:value-type="float">
            <text:p>113.94</text:p>
          </table:table-cell>
          <table:table-cell office:value-type="float" office:value="149.19" calcext:value-type="float">
            <text:p>149.19</text:p>
          </table:table-cell>
        </table:table-row>
        <table:table-row table:style-name="ro1">
          <table:table-cell office:value-type="float" office:value="1598989" calcext:value-type="float">
            <text:p>1598989</text:p>
          </table:table-cell>
          <table:table-cell table:formula="of:=[.A102]/1000/(60*60*24)" office:value-type="time" office:time-value="PT00H26M38.989S" calcext:value-type="time">
            <text:p>00:26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115.07" calcext:value-type="float">
            <text:p>115.07</text:p>
          </table:table-cell>
          <table:table-cell office:value-type="float" office:value="150.64" calcext:value-type="float">
            <text:p>150.64</text:p>
          </table:table-cell>
        </table:table-row>
        <table:table-row table:style-name="ro1">
          <table:table-cell office:value-type="float" office:value="1614990" calcext:value-type="float">
            <text:p>1614990</text:p>
          </table:table-cell>
          <table:table-cell table:formula="of:=[.A103]/1000/(60*60*24)" office:value-type="time" office:time-value="PT00H26M54.99S" calcext:value-type="time">
            <text:p>00:26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5" calcext:value-type="float">
            <text:p>325.35</text:p>
          </table:table-cell>
          <table:table-cell office:value-type="float" office:value="116.2" calcext:value-type="float">
            <text:p>116.2</text:p>
          </table:table-cell>
          <table:table-cell office:value-type="float" office:value="152.09" calcext:value-type="float">
            <text:p>152.09</text:p>
          </table:table-cell>
        </table:table-row>
        <table:table-row table:style-name="ro1">
          <table:table-cell office:value-type="float" office:value="1630990" calcext:value-type="float">
            <text:p>1630990</text:p>
          </table:table-cell>
          <table:table-cell table:formula="of:=[.A104]/1000/(60*60*24)" office:value-type="time" office:time-value="PT00H27M10.99S" calcext:value-type="time">
            <text:p>00:27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17.32" calcext:value-type="float">
            <text:p>117.32</text:p>
          </table:table-cell>
          <table:table-cell office:value-type="float" office:value="153.54" calcext:value-type="float">
            <text:p>153.54</text:p>
          </table:table-cell>
        </table:table-row>
        <table:table-row table:style-name="ro1">
          <table:table-cell office:value-type="float" office:value="1646990" calcext:value-type="float">
            <text:p>1646990</text:p>
          </table:table-cell>
          <table:table-cell table:formula="of:=[.A105]/1000/(60*60*24)" office:value-type="time" office:time-value="PT00H27M26.99S" calcext:value-type="time">
            <text:p>00:27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118.45" calcext:value-type="float">
            <text:p>118.45</text:p>
          </table:table-cell>
          <table:table-cell office:value-type="float" office:value="154.98" calcext:value-type="float">
            <text:p>154.98</text:p>
          </table:table-cell>
        </table:table-row>
        <table:table-row table:style-name="ro1">
          <table:table-cell office:value-type="float" office:value="1662990" calcext:value-type="float">
            <text:p>1662990</text:p>
          </table:table-cell>
          <table:table-cell table:formula="of:=[.A106]/1000/(60*60*24)" office:value-type="time" office:time-value="PT00H27M42.99S" calcext:value-type="time">
            <text:p>00:27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9" calcext:value-type="float">
            <text:p>325.09</text:p>
          </table:table-cell>
          <table:table-cell office:value-type="float" office:value="119.58" calcext:value-type="float">
            <text:p>119.58</text:p>
          </table:table-cell>
          <table:table-cell office:value-type="float" office:value="156.43" calcext:value-type="float">
            <text:p>156.43</text:p>
          </table:table-cell>
        </table:table-row>
        <table:table-row table:style-name="ro1">
          <table:table-cell office:value-type="float" office:value="1678990" calcext:value-type="float">
            <text:p>1678990</text:p>
          </table:table-cell>
          <table:table-cell table:formula="of:=[.A107]/1000/(60*60*24)" office:value-type="time" office:time-value="PT00H27M58.99S" calcext:value-type="time">
            <text:p>00:27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120.71" calcext:value-type="float">
            <text:p>120.71</text:p>
          </table:table-cell>
          <table:table-cell office:value-type="float" office:value="157.87" calcext:value-type="float">
            <text:p>157.87</text:p>
          </table:table-cell>
        </table:table-row>
        <table:table-row table:style-name="ro1">
          <table:table-cell office:value-type="float" office:value="1694990" calcext:value-type="float">
            <text:p>1694990</text:p>
          </table:table-cell>
          <table:table-cell table:formula="of:=[.A108]/1000/(60*60*24)" office:value-type="time" office:time-value="PT00H28M14.99S" calcext:value-type="time">
            <text:p>00:28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21.84" calcext:value-type="float">
            <text:p>121.84</text:p>
          </table:table-cell>
          <table:table-cell office:value-type="float" office:value="159.32" calcext:value-type="float">
            <text:p>159.32</text:p>
          </table:table-cell>
        </table:table-row>
        <table:table-row table:style-name="ro1">
          <table:table-cell office:value-type="float" office:value="1710990" calcext:value-type="float">
            <text:p>1710990</text:p>
          </table:table-cell>
          <table:table-cell table:formula="of:=[.A109]/1000/(60*60*24)" office:value-type="time" office:time-value="PT00H28M30.99S" calcext:value-type="time">
            <text:p>00:28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122.96" calcext:value-type="float">
            <text:p>122.96</text:p>
          </table:table-cell>
          <table:table-cell office:value-type="float" office:value="160.76" calcext:value-type="float">
            <text:p>160.76</text:p>
          </table:table-cell>
        </table:table-row>
        <table:table-row table:style-name="ro1">
          <table:table-cell office:value-type="float" office:value="1726990" calcext:value-type="float">
            <text:p>1726990</text:p>
          </table:table-cell>
          <table:table-cell table:formula="of:=[.A110]/1000/(60*60*24)" office:value-type="time" office:time-value="PT00H28M46.99S" calcext:value-type="time">
            <text:p>00:28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3.81" calcext:value-type="float">
            <text:p>323.81</text:p>
          </table:table-cell>
          <table:table-cell office:value-type="float" office:value="124.09" calcext:value-type="float">
            <text:p>124.09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float" office:value="1742990" calcext:value-type="float">
            <text:p>1742990</text:p>
          </table:table-cell>
          <table:table-cell table:formula="of:=[.A111]/1000/(60*60*24)" office:value-type="time" office:time-value="PT00H29M02.99S" calcext:value-type="time">
            <text:p>00:29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125.22" calcext:value-type="float">
            <text:p>125.22</text:p>
          </table:table-cell>
          <table:table-cell office:value-type="float" office:value="163.65" calcext:value-type="float">
            <text:p>163.65</text:p>
          </table:table-cell>
        </table:table-row>
        <table:table-row table:style-name="ro1">
          <table:table-cell office:value-type="float" office:value="1758990" calcext:value-type="float">
            <text:p>1758990</text:p>
          </table:table-cell>
          <table:table-cell table:formula="of:=[.A112]/1000/(60*60*24)" office:value-type="time" office:time-value="PT00H29M18.99S" calcext:value-type="time">
            <text:p>00:29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126.34" calcext:value-type="float">
            <text:p>126.34</text:p>
          </table:table-cell>
          <table:table-cell office:value-type="float" office:value="165.09" calcext:value-type="float">
            <text:p>165.09</text:p>
          </table:table-cell>
        </table:table-row>
        <table:table-row table:style-name="ro1">
          <table:table-cell office:value-type="float" office:value="1774990" calcext:value-type="float">
            <text:p>1774990</text:p>
          </table:table-cell>
          <table:table-cell table:formula="of:=[.A113]/1000/(60*60*24)" office:value-type="time" office:time-value="PT00H29M34.99S" calcext:value-type="time">
            <text:p>00:29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4.43" calcext:value-type="float">
            <text:p>324.43</text:p>
          </table:table-cell>
          <table:table-cell office:value-type="float" office:value="127.47" calcext:value-type="float">
            <text:p>127.47</text:p>
          </table:table-cell>
          <table:table-cell office:value-type="float" office:value="166.53" calcext:value-type="float">
            <text:p>166.53</text:p>
          </table:table-cell>
        </table:table-row>
        <table:table-row table:style-name="ro1">
          <table:table-cell office:value-type="float" office:value="1790990" calcext:value-type="float">
            <text:p>1790990</text:p>
          </table:table-cell>
          <table:table-cell table:formula="of:=[.A114]/1000/(60*60*24)" office:value-type="time" office:time-value="PT00H29M50.99S" calcext:value-type="time">
            <text:p>00:29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128.59" calcext:value-type="float">
            <text:p>128.59</text:p>
          </table:table-cell>
          <table:table-cell office:value-type="float" office:value="167.97" calcext:value-type="float">
            <text:p>167.97</text:p>
          </table:table-cell>
        </table:table-row>
        <table:table-row table:style-name="ro1">
          <table:table-cell office:value-type="float" office:value="1806990" calcext:value-type="float">
            <text:p>1806990</text:p>
          </table:table-cell>
          <table:table-cell table:formula="of:=[.A115]/1000/(60*60*24)" office:value-type="time" office:time-value="PT00H30M06.99S" calcext:value-type="time">
            <text:p>00:30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129.72" calcext:value-type="float">
            <text:p>129.72</text:p>
          </table:table-cell>
          <table:table-cell office:value-type="float" office:value="169.41" calcext:value-type="float">
            <text:p>169.41</text:p>
          </table:table-cell>
        </table:table-row>
        <table:table-row table:style-name="ro1">
          <table:table-cell office:value-type="float" office:value="1822990" calcext:value-type="float">
            <text:p>1822990</text:p>
          </table:table-cell>
          <table:table-cell table:formula="of:=[.A116]/1000/(60*60*24)" office:value-type="time" office:time-value="PT00H30M22.99S" calcext:value-type="time">
            <text:p>00:30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30.84" calcext:value-type="float">
            <text:p>130.84</text:p>
          </table:table-cell>
          <table:table-cell office:value-type="float" office:value="170.84" calcext:value-type="float">
            <text:p>170.84</text:p>
          </table:table-cell>
        </table:table-row>
        <table:table-row table:style-name="ro1">
          <table:table-cell office:value-type="float" office:value="1838990" calcext:value-type="float">
            <text:p>1838990</text:p>
          </table:table-cell>
          <table:table-cell table:formula="of:=[.A117]/1000/(60*60*24)" office:value-type="time" office:time-value="PT00H30M38.99S" calcext:value-type="time">
            <text:p>00:30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131.97" calcext:value-type="float">
            <text:p>131.97</text:p>
          </table:table-cell>
          <table:table-cell office:value-type="float" office:value="172.28" calcext:value-type="float">
            <text:p>172.28</text:p>
          </table:table-cell>
        </table:table-row>
        <table:table-row table:style-name="ro1">
          <table:table-cell office:value-type="float" office:value="1854990" calcext:value-type="float">
            <text:p>1854990</text:p>
          </table:table-cell>
          <table:table-cell table:formula="of:=[.A118]/1000/(60*60*24)" office:value-type="time" office:time-value="PT00H30M54.99S" calcext:value-type="time">
            <text:p>00:30:55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133.09" calcext:value-type="float">
            <text:p>133.09</text:p>
          </table:table-cell>
          <table:table-cell office:value-type="float" office:value="173.71" calcext:value-type="float">
            <text:p>173.71</text:p>
          </table:table-cell>
        </table:table-row>
        <table:table-row table:style-name="ro1">
          <table:table-cell office:value-type="float" office:value="1870990" calcext:value-type="float">
            <text:p>1870990</text:p>
          </table:table-cell>
          <table:table-cell table:formula="of:=[.A119]/1000/(60*60*24)" office:value-type="time" office:time-value="PT00H31M10.99S" calcext:value-type="time">
            <text:p>00:31:11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134.21" calcext:value-type="float">
            <text:p>134.21</text:p>
          </table:table-cell>
          <table:table-cell office:value-type="float" office:value="175.15" calcext:value-type="float">
            <text:p>175.15</text:p>
          </table:table-cell>
        </table:table-row>
        <table:table-row table:style-name="ro1">
          <table:table-cell office:value-type="float" office:value="1886990" calcext:value-type="float">
            <text:p>1886990</text:p>
          </table:table-cell>
          <table:table-cell table:formula="of:=[.A120]/1000/(60*60*24)" office:value-type="time" office:time-value="PT00H31M26.99S" calcext:value-type="time">
            <text:p>00:31:27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135.34" calcext:value-type="float">
            <text:p>135.34</text:p>
          </table:table-cell>
          <table:table-cell office:value-type="float" office:value="176.58" calcext:value-type="float">
            <text:p>176.58</text:p>
          </table:table-cell>
        </table:table-row>
        <table:table-row table:style-name="ro1">
          <table:table-cell office:value-type="float" office:value="1902990" calcext:value-type="float">
            <text:p>1902990</text:p>
          </table:table-cell>
          <table:table-cell table:formula="of:=[.A121]/1000/(60*60*24)" office:value-type="time" office:time-value="PT00H31M42.99S" calcext:value-type="time">
            <text:p>00:31:43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6" calcext:value-type="float">
            <text:p>322.76</text:p>
          </table:table-cell>
          <table:table-cell office:value-type="float" office:value="136.46" calcext:value-type="float">
            <text:p>136.46</text:p>
          </table:table-cell>
          <table:table-cell office:value-type="float" office:value="178.02" calcext:value-type="float">
            <text:p>178.02</text:p>
          </table:table-cell>
        </table:table-row>
        <table:table-row table:style-name="ro1">
          <table:table-cell office:value-type="float" office:value="1918990" calcext:value-type="float">
            <text:p>1918990</text:p>
          </table:table-cell>
          <table:table-cell table:formula="of:=[.A122]/1000/(60*60*24)" office:value-type="time" office:time-value="PT00H31M58.99S" calcext:value-type="time">
            <text:p>00:3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37.58" calcext:value-type="float">
            <text:p>137.58</text:p>
          </table:table-cell>
          <table:table-cell office:value-type="float" office:value="179.45" calcext:value-type="float">
            <text:p>179.45</text:p>
          </table:table-cell>
        </table:table-row>
        <table:table-row table:style-name="ro1">
          <table:table-cell office:value-type="float" office:value="1934990" calcext:value-type="float">
            <text:p>1934990</text:p>
          </table:table-cell>
          <table:table-cell table:formula="of:=[.A123]/1000/(60*60*24)" office:value-type="time" office:time-value="PT00H32M14.99S" calcext:value-type="time">
            <text:p>00:32:15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138.71" calcext:value-type="float">
            <text:p>138.71</text:p>
          </table:table-cell>
          <table:table-cell office:value-type="float" office:value="180.88" calcext:value-type="float">
            <text:p>180.88</text:p>
          </table:table-cell>
        </table:table-row>
        <table:table-row table:style-name="ro1">
          <table:table-cell office:value-type="float" office:value="1950990" calcext:value-type="float">
            <text:p>1950990</text:p>
          </table:table-cell>
          <table:table-cell table:formula="of:=[.A124]/1000/(60*60*24)" office:value-type="time" office:time-value="PT00H32M30.99S" calcext:value-type="time">
            <text:p>00:3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39.83" calcext:value-type="float">
            <text:p>139.83</text:p>
          </table:table-cell>
          <table:table-cell office:value-type="float" office:value="182.31" calcext:value-type="float">
            <text:p>182.31</text:p>
          </table:table-cell>
        </table:table-row>
        <table:table-row table:style-name="ro1">
          <table:table-cell office:value-type="float" office:value="1966990" calcext:value-type="float">
            <text:p>1966990</text:p>
          </table:table-cell>
          <table:table-cell table:formula="of:=[.A125]/1000/(60*60*24)" office:value-type="time" office:time-value="PT00H32M46.99S" calcext:value-type="time">
            <text:p>00:3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40.95" calcext:value-type="float">
            <text:p>140.95</text:p>
          </table:table-cell>
          <table:table-cell office:value-type="float" office:value="183.74" calcext:value-type="float">
            <text:p>183.74</text:p>
          </table:table-cell>
        </table:table-row>
        <table:table-row table:style-name="ro1">
          <table:table-cell office:value-type="float" office:value="1982990" calcext:value-type="float">
            <text:p>1982990</text:p>
          </table:table-cell>
          <table:table-cell table:formula="of:=[.A126]/1000/(60*60*24)" office:value-type="time" office:time-value="PT00H33M02.99S" calcext:value-type="time">
            <text:p>00:3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142.07" calcext:value-type="float">
            <text:p>142.07</text:p>
          </table:table-cell>
          <table:table-cell office:value-type="float" office:value="185.17" calcext:value-type="float">
            <text:p>185.17</text:p>
          </table:table-cell>
        </table:table-row>
        <table:table-row table:style-name="ro1">
          <table:table-cell office:value-type="float" office:value="1998990" calcext:value-type="float">
            <text:p>1998990</text:p>
          </table:table-cell>
          <table:table-cell table:formula="of:=[.A127]/1000/(60*60*24)" office:value-type="time" office:time-value="PT00H33M18.99S" calcext:value-type="time">
            <text:p>00:3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43.19" calcext:value-type="float">
            <text:p>143.19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float" office:value="2014990" calcext:value-type="float">
            <text:p>2014990</text:p>
          </table:table-cell>
          <table:table-cell table:formula="of:=[.A128]/1000/(60*60*24)" office:value-type="time" office:time-value="PT00H33M34.99S" calcext:value-type="time">
            <text:p>00:3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44.31" calcext:value-type="float">
            <text:p>144.31</text:p>
          </table:table-cell>
          <table:table-cell office:value-type="float" office:value="188.03" calcext:value-type="float">
            <text:p>188.03</text:p>
          </table:table-cell>
        </table:table-row>
        <table:table-row table:style-name="ro1">
          <table:table-cell office:value-type="float" office:value="2030990" calcext:value-type="float">
            <text:p>2030990</text:p>
          </table:table-cell>
          <table:table-cell table:formula="of:=[.A129]/1000/(60*60*24)" office:value-type="time" office:time-value="PT00H33M50.99S" calcext:value-type="time">
            <text:p>00:3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45.43" calcext:value-type="float">
            <text:p>145.43</text:p>
          </table:table-cell>
          <table:table-cell office:value-type="float" office:value="189.45" calcext:value-type="float">
            <text:p>189.45</text:p>
          </table:table-cell>
        </table:table-row>
        <table:table-row table:style-name="ro1">
          <table:table-cell office:value-type="float" office:value="2046990" calcext:value-type="float">
            <text:p>2046990</text:p>
          </table:table-cell>
          <table:table-cell table:formula="of:=[.A130]/1000/(60*60*24)" office:value-type="time" office:time-value="PT00H34M06.99S" calcext:value-type="time">
            <text:p>00:3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46.55" calcext:value-type="float">
            <text:p>146.55</text:p>
          </table:table-cell>
          <table:table-cell office:value-type="float" office:value="190.88" calcext:value-type="float">
            <text:p>190.88</text:p>
          </table:table-cell>
        </table:table-row>
        <table:table-row table:style-name="ro1">
          <table:table-cell office:value-type="float" office:value="2062990" calcext:value-type="float">
            <text:p>2062990</text:p>
          </table:table-cell>
          <table:table-cell table:formula="of:=[.A131]/1000/(60*60*24)" office:value-type="time" office:time-value="PT00H34M22.99S" calcext:value-type="time">
            <text:p>00:3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147.67" calcext:value-type="float">
            <text:p>147.67</text:p>
          </table:table-cell>
          <table:table-cell office:value-type="float" office:value="192.3" calcext:value-type="float">
            <text:p>192.3</text:p>
          </table:table-cell>
        </table:table-row>
        <table:table-row table:style-name="ro1">
          <table:table-cell office:value-type="float" office:value="2078990" calcext:value-type="float">
            <text:p>2078990</text:p>
          </table:table-cell>
          <table:table-cell table:formula="of:=[.A132]/1000/(60*60*24)" office:value-type="time" office:time-value="PT00H34M38.99S" calcext:value-type="time">
            <text:p>00:3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148.79" calcext:value-type="float">
            <text:p>148.79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float" office:value="2094990" calcext:value-type="float">
            <text:p>2094990</text:p>
          </table:table-cell>
          <table:table-cell table:formula="of:=[.A133]/1000/(60*60*24)" office:value-type="time" office:time-value="PT00H34M54.99S" calcext:value-type="time">
            <text:p>00:3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20.59" calcext:value-type="float">
            <text:p>320.59</text:p>
          </table:table-cell>
          <table:table-cell office:value-type="float" office:value="149.91" calcext:value-type="float">
            <text:p>149.91</text:p>
          </table:table-cell>
          <table:table-cell office:value-type="float" office:value="195.15" calcext:value-type="float">
            <text:p>195.15</text:p>
          </table:table-cell>
        </table:table-row>
        <table:table-row table:style-name="ro1">
          <table:table-cell office:value-type="float" office:value="2110990" calcext:value-type="float">
            <text:p>2110990</text:p>
          </table:table-cell>
          <table:table-cell table:formula="of:=[.A134]/1000/(60*60*24)" office:value-type="time" office:time-value="PT00H35M10.99S" calcext:value-type="time">
            <text:p>00:3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51.03" calcext:value-type="float">
            <text:p>151.03</text:p>
          </table:table-cell>
          <table:table-cell office:value-type="float" office:value="196.57" calcext:value-type="float">
            <text:p>196.57</text:p>
          </table:table-cell>
        </table:table-row>
        <table:table-row table:style-name="ro1">
          <table:table-cell office:value-type="float" office:value="2126990" calcext:value-type="float">
            <text:p>2126990</text:p>
          </table:table-cell>
          <table:table-cell table:formula="of:=[.A135]/1000/(60*60*24)" office:value-type="time" office:time-value="PT00H35M26.99S" calcext:value-type="time">
            <text:p>00:3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52.15" calcext:value-type="float">
            <text:p>152.1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142990" calcext:value-type="float">
            <text:p>2142990</text:p>
          </table:table-cell>
          <table:table-cell table:formula="of:=[.A136]/1000/(60*60*24)" office:value-type="time" office:time-value="PT00H35M42.99S" calcext:value-type="time">
            <text:p>00:3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20.33" calcext:value-type="float">
            <text:p>320.33</text:p>
          </table:table-cell>
          <table:table-cell office:value-type="float" office:value="153.27" calcext:value-type="float">
            <text:p>153.27</text:p>
          </table:table-cell>
          <table:table-cell office:value-type="float" office:value="199.42" calcext:value-type="float">
            <text:p>199.42</text:p>
          </table:table-cell>
        </table:table-row>
        <table:table-row table:style-name="ro1">
          <table:table-cell office:value-type="float" office:value="2158990" calcext:value-type="float">
            <text:p>2158990</text:p>
          </table:table-cell>
          <table:table-cell table:formula="of:=[.A137]/1000/(60*60*24)" office:value-type="time" office:time-value="PT00H35M58.99S" calcext:value-type="time">
            <text:p>00:3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54.39" calcext:value-type="float">
            <text:p>154.39</text:p>
          </table:table-cell>
          <table:table-cell office:value-type="float" office:value="200.84" calcext:value-type="float">
            <text:p>200.84</text:p>
          </table:table-cell>
        </table:table-row>
        <table:table-row table:style-name="ro1">
          <table:table-cell office:value-type="float" office:value="2174990" calcext:value-type="float">
            <text:p>2174990</text:p>
          </table:table-cell>
          <table:table-cell table:formula="of:=[.A138]/1000/(60*60*24)" office:value-type="time" office:time-value="PT00H36M14.99S" calcext:value-type="time">
            <text:p>00:3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5.51" calcext:value-type="float">
            <text:p>155.51</text:p>
          </table:table-cell>
          <table:table-cell office:value-type="float" office:value="202.26" calcext:value-type="float">
            <text:p>202.26</text:p>
          </table:table-cell>
        </table:table-row>
        <table:table-row table:style-name="ro1">
          <table:table-cell office:value-type="float" office:value="2190990" calcext:value-type="float">
            <text:p>2190990</text:p>
          </table:table-cell>
          <table:table-cell table:formula="of:=[.A139]/1000/(60*60*24)" office:value-type="time" office:time-value="PT00H36M30.99S" calcext:value-type="time">
            <text:p>00:3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56.62" calcext:value-type="float">
            <text:p>156.62</text:p>
          </table:table-cell>
          <table:table-cell office:value-type="float" office:value="203.68" calcext:value-type="float">
            <text:p>203.68</text:p>
          </table:table-cell>
        </table:table-row>
        <table:table-row table:style-name="ro1">
          <table:table-cell office:value-type="float" office:value="2206990" calcext:value-type="float">
            <text:p>2206990</text:p>
          </table:table-cell>
          <table:table-cell table:formula="of:=[.A140]/1000/(60*60*24)" office:value-type="time" office:time-value="PT00H36M46.99S" calcext:value-type="time">
            <text:p>00:3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57.74" calcext:value-type="float">
            <text:p>157.74</text:p>
          </table:table-cell>
          <table:table-cell office:value-type="float" office:value="205.09" calcext:value-type="float">
            <text:p>205.09</text:p>
          </table:table-cell>
        </table:table-row>
        <table:table-row table:style-name="ro1">
          <table:table-cell office:value-type="float" office:value="2222990" calcext:value-type="float">
            <text:p>2222990</text:p>
          </table:table-cell>
          <table:table-cell table:formula="of:=[.A141]/1000/(60*60*24)" office:value-type="time" office:time-value="PT00H37M02.99S" calcext:value-type="time">
            <text:p>00:3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58.86" calcext:value-type="float">
            <text:p>158.86</text:p>
          </table:table-cell>
          <table:table-cell office:value-type="float" office:value="206.51" calcext:value-type="float">
            <text:p>206.51</text:p>
          </table:table-cell>
        </table:table-row>
        <table:table-row table:style-name="ro1">
          <table:table-cell office:value-type="float" office:value="2238990" calcext:value-type="float">
            <text:p>2238990</text:p>
          </table:table-cell>
          <table:table-cell table:formula="of:=[.A142]/1000/(60*60*24)" office:value-type="time" office:time-value="PT00H37M18.99S" calcext:value-type="time">
            <text:p>00:3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59.98" calcext:value-type="float">
            <text:p>159.98</text:p>
          </table:table-cell>
          <table:table-cell office:value-type="float" office:value="207.93" calcext:value-type="float">
            <text:p>207.93</text:p>
          </table:table-cell>
        </table:table-row>
        <table:table-row table:style-name="ro1">
          <table:table-cell office:value-type="float" office:value="2254990" calcext:value-type="float">
            <text:p>2254990</text:p>
          </table:table-cell>
          <table:table-cell table:formula="of:=[.A143]/1000/(60*60*24)" office:value-type="time" office:time-value="PT00H37M34.99S" calcext:value-type="time">
            <text:p>00:3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61.09" calcext:value-type="float">
            <text:p>161.09</text:p>
          </table:table-cell>
          <table:table-cell office:value-type="float" office:value="209.35" calcext:value-type="float">
            <text:p>209.35</text:p>
          </table:table-cell>
        </table:table-row>
        <table:table-row table:style-name="ro1">
          <table:table-cell office:value-type="float" office:value="2270990" calcext:value-type="float">
            <text:p>2270990</text:p>
          </table:table-cell>
          <table:table-cell table:formula="of:=[.A144]/1000/(60*60*24)" office:value-type="time" office:time-value="PT00H37M50.99S" calcext:value-type="time">
            <text:p>00:3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162.21" calcext:value-type="float">
            <text:p>162.21</text:p>
          </table:table-cell>
          <table:table-cell office:value-type="float" office:value="210.76" calcext:value-type="float">
            <text:p>210.76</text:p>
          </table:table-cell>
        </table:table-row>
        <table:table-row table:style-name="ro1">
          <table:table-cell office:value-type="float" office:value="2286989" calcext:value-type="float">
            <text:p>2286989</text:p>
          </table:table-cell>
          <table:table-cell table:formula="of:=[.A145]/1000/(60*60*24)" office:value-type="time" office:time-value="PT00H38M06.989S" calcext:value-type="time">
            <text:p>00:3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63.32" calcext:value-type="float">
            <text:p>163.32</text:p>
          </table:table-cell>
          <table:table-cell office:value-type="float" office:value="212.18" calcext:value-type="float">
            <text:p>212.18</text:p>
          </table:table-cell>
        </table:table-row>
        <table:table-row table:style-name="ro1">
          <table:table-cell office:value-type="float" office:value="2302990" calcext:value-type="float">
            <text:p>2302990</text:p>
          </table:table-cell>
          <table:table-cell table:formula="of:=[.A146]/1000/(60*60*24)" office:value-type="time" office:time-value="PT00H38M22.99S" calcext:value-type="time">
            <text:p>00:3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64.44" calcext:value-type="float">
            <text:p>164.44</text:p>
          </table:table-cell>
          <table:table-cell office:value-type="float" office:value="213.59" calcext:value-type="float">
            <text:p>213.59</text:p>
          </table:table-cell>
        </table:table-row>
        <table:table-row table:style-name="ro1">
          <table:table-cell office:value-type="float" office:value="2318990" calcext:value-type="float">
            <text:p>2318990</text:p>
          </table:table-cell>
          <table:table-cell table:formula="of:=[.A147]/1000/(60*60*24)" office:value-type="time" office:time-value="PT00H38M38.99S" calcext:value-type="time">
            <text:p>00:3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65.55" calcext:value-type="float">
            <text:p>165.5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334990" calcext:value-type="float">
            <text:p>2334990</text:p>
          </table:table-cell>
          <table:table-cell table:formula="of:=[.A148]/1000/(60*60*24)" office:value-type="time" office:time-value="PT00H38M54.99S" calcext:value-type="time">
            <text:p>00:3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66.67" calcext:value-type="float">
            <text:p>166.67</text:p>
          </table:table-cell>
          <table:table-cell office:value-type="float" office:value="216.41" calcext:value-type="float">
            <text:p>216.41</text:p>
          </table:table-cell>
        </table:table-row>
        <table:table-row table:style-name="ro1">
          <table:table-cell office:value-type="float" office:value="2350989" calcext:value-type="float">
            <text:p>2350989</text:p>
          </table:table-cell>
          <table:table-cell table:formula="of:=[.A149]/1000/(60*60*24)" office:value-type="time" office:time-value="PT00H39M10.989S" calcext:value-type="time">
            <text:p>00:3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67.78" calcext:value-type="float">
            <text:p>167.78</text:p>
          </table:table-cell>
          <table:table-cell office:value-type="float" office:value="217.82" calcext:value-type="float">
            <text:p>217.82</text:p>
          </table:table-cell>
        </table:table-row>
        <table:table-row table:style-name="ro1">
          <table:table-cell office:value-type="float" office:value="2366990" calcext:value-type="float">
            <text:p>2366990</text:p>
          </table:table-cell>
          <table:table-cell table:formula="of:=[.A150]/1000/(60*60*24)" office:value-type="time" office:time-value="PT00H39M26.99S" calcext:value-type="time">
            <text:p>00:3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68.9" calcext:value-type="float">
            <text:p>168.9</text:p>
          </table:table-cell>
          <table:table-cell office:value-type="float" office:value="219.24" calcext:value-type="float">
            <text:p>219.24</text:p>
          </table:table-cell>
        </table:table-row>
        <table:table-row table:style-name="ro1">
          <table:table-cell office:value-type="float" office:value="2382990" calcext:value-type="float">
            <text:p>2382990</text:p>
          </table:table-cell>
          <table:table-cell table:formula="of:=[.A151]/1000/(60*60*24)" office:value-type="time" office:time-value="PT00H39M42.99S" calcext:value-type="time">
            <text:p>00:3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3" calcext:value-type="float">
            <text:p>317.03</text:p>
          </table:table-cell>
          <table:table-cell office:value-type="float" office:value="170.01" calcext:value-type="float">
            <text:p>170.01</text:p>
          </table:table-cell>
          <table:table-cell office:value-type="float" office:value="220.65" calcext:value-type="float">
            <text:p>220.65</text:p>
          </table:table-cell>
        </table:table-row>
        <table:table-row table:style-name="ro1">
          <table:table-cell office:value-type="float" office:value="2398990" calcext:value-type="float">
            <text:p>2398990</text:p>
          </table:table-cell>
          <table:table-cell table:formula="of:=[.A152]/1000/(60*60*24)" office:value-type="time" office:time-value="PT00H39M58.99S" calcext:value-type="time">
            <text:p>00:39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71.13" calcext:value-type="float">
            <text:p>171.13</text:p>
          </table:table-cell>
          <table:table-cell office:value-type="float" office:value="222.05" calcext:value-type="float">
            <text:p>222.05</text:p>
          </table:table-cell>
        </table:table-row>
        <table:table-row table:style-name="ro1">
          <table:table-cell office:value-type="float" office:value="2414990" calcext:value-type="float">
            <text:p>2414990</text:p>
          </table:table-cell>
          <table:table-cell table:formula="of:=[.A153]/1000/(60*60*24)" office:value-type="time" office:time-value="PT00H40M14.99S" calcext:value-type="time">
            <text:p>00:40:15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72.24" calcext:value-type="float">
            <text:p>172.24</text:p>
          </table:table-cell>
          <table:table-cell office:value-type="float" office:value="223.46" calcext:value-type="float">
            <text:p>223.46</text:p>
          </table:table-cell>
        </table:table-row>
        <table:table-row table:style-name="ro1">
          <table:table-cell office:value-type="float" office:value="2430990" calcext:value-type="float">
            <text:p>2430990</text:p>
          </table:table-cell>
          <table:table-cell table:formula="of:=[.A154]/1000/(60*60*24)" office:value-type="time" office:time-value="PT00H40M30.99S" calcext:value-type="time">
            <text:p>00:4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73.36" calcext:value-type="float">
            <text:p>173.36</text:p>
          </table:table-cell>
          <table:table-cell office:value-type="float" office:value="224.87" calcext:value-type="float">
            <text:p>224.87</text:p>
          </table:table-cell>
        </table:table-row>
        <table:table-row table:style-name="ro1">
          <table:table-cell office:value-type="float" office:value="2446990" calcext:value-type="float">
            <text:p>2446990</text:p>
          </table:table-cell>
          <table:table-cell table:formula="of:=[.A155]/1000/(60*60*24)" office:value-type="time" office:time-value="PT00H40M46.99S" calcext:value-type="time">
            <text:p>00:40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89" calcext:value-type="float">
            <text:p>316.89</text:p>
          </table:table-cell>
          <table:table-cell office:value-type="float" office:value="174.47" calcext:value-type="float">
            <text:p>174.47</text:p>
          </table:table-cell>
          <table:table-cell office:value-type="float" office:value="226.28" calcext:value-type="float">
            <text:p>226.28</text:p>
          </table:table-cell>
        </table:table-row>
        <table:table-row table:style-name="ro1">
          <table:table-cell office:value-type="float" office:value="2462990" calcext:value-type="float">
            <text:p>2462990</text:p>
          </table:table-cell>
          <table:table-cell table:formula="of:=[.A156]/1000/(60*60*24)" office:value-type="time" office:time-value="PT00H41M02.99S" calcext:value-type="time">
            <text:p>00:41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75.58" calcext:value-type="float">
            <text:p>175.58</text:p>
          </table:table-cell>
          <table:table-cell office:value-type="float" office:value="227.69" calcext:value-type="float">
            <text:p>227.69</text:p>
          </table:table-cell>
        </table:table-row>
        <table:table-row table:style-name="ro1">
          <table:table-cell office:value-type="float" office:value="2478990" calcext:value-type="float">
            <text:p>2478990</text:p>
          </table:table-cell>
          <table:table-cell table:formula="of:=[.A157]/1000/(60*60*24)" office:value-type="time" office:time-value="PT00H41M18.99S" calcext:value-type="time">
            <text:p>00:41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6" calcext:value-type="float">
            <text:p>316.76</text:p>
          </table:table-cell>
          <table:table-cell office:value-type="float" office:value="176.69" calcext:value-type="float">
            <text:p>176.69</text:p>
          </table:table-cell>
          <table:table-cell office:value-type="float" office:value="229.1" calcext:value-type="float">
            <text:p>229.1</text:p>
          </table:table-cell>
        </table:table-row>
        <table:table-row table:style-name="ro1">
          <table:table-cell office:value-type="float" office:value="2494989" calcext:value-type="float">
            <text:p>2494989</text:p>
          </table:table-cell>
          <table:table-cell table:formula="of:=[.A158]/1000/(60*60*24)" office:value-type="time" office:time-value="PT00H41M34.989S" calcext:value-type="time">
            <text:p>00:41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77.81" calcext:value-type="float">
            <text:p>177.81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2510990" calcext:value-type="float">
            <text:p>2510990</text:p>
          </table:table-cell>
          <table:table-cell table:formula="of:=[.A159]/1000/(60*60*24)" office:value-type="time" office:time-value="PT00H41M50.99S" calcext:value-type="time">
            <text:p>00:41:51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78.92" calcext:value-type="float">
            <text:p>178.92</text:p>
          </table:table-cell>
          <table:table-cell office:value-type="float" office:value="231.91" calcext:value-type="float">
            <text:p>231.91</text:p>
          </table:table-cell>
        </table:table-row>
        <table:table-row table:style-name="ro1">
          <table:table-cell office:value-type="float" office:value="2526990" calcext:value-type="float">
            <text:p>2526990</text:p>
          </table:table-cell>
          <table:table-cell table:formula="of:=[.A160]/1000/(60*60*24)" office:value-type="time" office:time-value="PT00H42M06.99S" calcext:value-type="time">
            <text:p>00:42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80.03" calcext:value-type="float">
            <text:p>180.03</text:p>
          </table:table-cell>
          <table:table-cell office:value-type="float" office:value="233.31" calcext:value-type="float">
            <text:p>233.31</text:p>
          </table:table-cell>
        </table:table-row>
        <table:table-row table:style-name="ro1">
          <table:table-cell office:value-type="float" office:value="2542990" calcext:value-type="float">
            <text:p>2542990</text:p>
          </table:table-cell>
          <table:table-cell table:formula="of:=[.A161]/1000/(60*60*24)" office:value-type="time" office:time-value="PT00H42M22.99S" calcext:value-type="time">
            <text:p>00:42:23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181.14" calcext:value-type="float">
            <text:p>181.14</text:p>
          </table:table-cell>
          <table:table-cell office:value-type="float" office:value="234.72" calcext:value-type="float">
            <text:p>234.72</text:p>
          </table:table-cell>
        </table:table-row>
        <table:table-row table:style-name="ro1">
          <table:table-cell office:value-type="float" office:value="2558990" calcext:value-type="float">
            <text:p>2558990</text:p>
          </table:table-cell>
          <table:table-cell table:formula="of:=[.A162]/1000/(60*60*24)" office:value-type="time" office:time-value="PT00H42M38.99S" calcext:value-type="time">
            <text:p>00:4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82.26" calcext:value-type="float">
            <text:p>182.26</text:p>
          </table:table-cell>
          <table:table-cell office:value-type="float" office:value="236.12" calcext:value-type="float">
            <text:p>236.12</text:p>
          </table:table-cell>
        </table:table-row>
        <table:table-row table:style-name="ro1">
          <table:table-cell office:value-type="float" office:value="2574990" calcext:value-type="float">
            <text:p>2574990</text:p>
          </table:table-cell>
          <table:table-cell table:formula="of:=[.A163]/1000/(60*60*24)" office:value-type="time" office:time-value="PT00H42M54.99S" calcext:value-type="time">
            <text:p>00:42:55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183.37" calcext:value-type="float">
            <text:p>183.37</text:p>
          </table:table-cell>
          <table:table-cell office:value-type="float" office:value="237.52" calcext:value-type="float">
            <text:p>237.52</text:p>
          </table:table-cell>
        </table:table-row>
        <table:table-row table:style-name="ro1">
          <table:table-cell office:value-type="float" office:value="2590990" calcext:value-type="float">
            <text:p>2590990</text:p>
          </table:table-cell>
          <table:table-cell table:formula="of:=[.A164]/1000/(60*60*24)" office:value-type="time" office:time-value="PT00H43M10.99S" calcext:value-type="time">
            <text:p>00:43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84.48" calcext:value-type="float">
            <text:p>184.48</text:p>
          </table:table-cell>
          <table:table-cell office:value-type="float" office:value="238.93" calcext:value-type="float">
            <text:p>238.93</text:p>
          </table:table-cell>
        </table:table-row>
        <table:table-row table:style-name="ro1">
          <table:table-cell office:value-type="float" office:value="2606990" calcext:value-type="float">
            <text:p>2606990</text:p>
          </table:table-cell>
          <table:table-cell table:formula="of:=[.A165]/1000/(60*60*24)" office:value-type="time" office:time-value="PT00H43M26.99S" calcext:value-type="time">
            <text:p>00:43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85.59" calcext:value-type="float">
            <text:p>185.59</text:p>
          </table:table-cell>
          <table:table-cell office:value-type="float" office:value="240.33" calcext:value-type="float">
            <text:p>240.33</text:p>
          </table:table-cell>
        </table:table-row>
        <table:table-row table:style-name="ro1">
          <table:table-cell office:value-type="float" office:value="2622990" calcext:value-type="float">
            <text:p>2622990</text:p>
          </table:table-cell>
          <table:table-cell table:formula="of:=[.A166]/1000/(60*60*24)" office:value-type="time" office:time-value="PT00H43M42.99S" calcext:value-type="time">
            <text:p>00:43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86.7" calcext:value-type="float">
            <text:p>186.7</text:p>
          </table:table-cell>
          <table:table-cell office:value-type="float" office:value="241.73" calcext:value-type="float">
            <text:p>241.73</text:p>
          </table:table-cell>
        </table:table-row>
        <table:table-row table:style-name="ro1">
          <table:table-cell office:value-type="float" office:value="2638990" calcext:value-type="float">
            <text:p>2638990</text:p>
          </table:table-cell>
          <table:table-cell table:formula="of:=[.A167]/1000/(60*60*24)" office:value-type="time" office:time-value="PT00H43M58.99S" calcext:value-type="time">
            <text:p>00:43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87.81" calcext:value-type="float">
            <text:p>187.81</text:p>
          </table:table-cell>
          <table:table-cell office:value-type="float" office:value="243.13" calcext:value-type="float">
            <text:p>243.13</text:p>
          </table:table-cell>
        </table:table-row>
        <table:table-row table:style-name="ro1">
          <table:table-cell office:value-type="float" office:value="2654990" calcext:value-type="float">
            <text:p>2654990</text:p>
          </table:table-cell>
          <table:table-cell table:formula="of:=[.A168]/1000/(60*60*24)" office:value-type="time" office:time-value="PT00H44M14.99S" calcext:value-type="time">
            <text:p>00:44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7" calcext:value-type="float">
            <text:p>314.87</text:p>
          </table:table-cell>
          <table:table-cell office:value-type="float" office:value="188.92" calcext:value-type="float">
            <text:p>188.92</text:p>
          </table:table-cell>
          <table:table-cell office:value-type="float" office:value="244.53" calcext:value-type="float">
            <text:p>244.53</text:p>
          </table:table-cell>
        </table:table-row>
        <table:table-row table:style-name="ro1">
          <table:table-cell office:value-type="float" office:value="2670990" calcext:value-type="float">
            <text:p>2670990</text:p>
          </table:table-cell>
          <table:table-cell table:formula="of:=[.A169]/1000/(60*60*24)" office:value-type="time" office:time-value="PT00H44M30.99S" calcext:value-type="time">
            <text:p>00:44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90.03" calcext:value-type="float">
            <text:p>190.03</text:p>
          </table:table-cell>
          <table:table-cell office:value-type="float" office:value="245.93" calcext:value-type="float">
            <text:p>245.93</text:p>
          </table:table-cell>
        </table:table-row>
        <table:table-row table:style-name="ro1">
          <table:table-cell office:value-type="float" office:value="2686990" calcext:value-type="float">
            <text:p>2686990</text:p>
          </table:table-cell>
          <table:table-cell table:formula="of:=[.A170]/1000/(60*60*24)" office:value-type="time" office:time-value="PT00H44M46.99S" calcext:value-type="time">
            <text:p>00:44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91.14" calcext:value-type="float">
            <text:p>191.14</text:p>
          </table:table-cell>
          <table:table-cell office:value-type="float" office:value="247.33" calcext:value-type="float">
            <text:p>247.33</text:p>
          </table:table-cell>
        </table:table-row>
        <table:table-row table:style-name="ro1">
          <table:table-cell office:value-type="float" office:value="2702990" calcext:value-type="float">
            <text:p>2702990</text:p>
          </table:table-cell>
          <table:table-cell table:formula="of:=[.A171]/1000/(60*60*24)" office:value-type="time" office:time-value="PT00H45M02.99S" calcext:value-type="time">
            <text:p>00:4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192.25" calcext:value-type="float">
            <text:p>192.25</text:p>
          </table:table-cell>
          <table:table-cell office:value-type="float" office:value="248.72" calcext:value-type="float">
            <text:p>248.72</text:p>
          </table:table-cell>
        </table:table-row>
        <table:table-row table:style-name="ro1">
          <table:table-cell office:value-type="float" office:value="2718990" calcext:value-type="float">
            <text:p>2718990</text:p>
          </table:table-cell>
          <table:table-cell table:formula="of:=[.A172]/1000/(60*60*24)" office:value-type="time" office:time-value="PT00H45M18.99S" calcext:value-type="time">
            <text:p>00:45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93.36" calcext:value-type="float">
            <text:p>193.36</text:p>
          </table:table-cell>
          <table:table-cell office:value-type="float" office:value="250.12" calcext:value-type="float">
            <text:p>250.12</text:p>
          </table:table-cell>
        </table:table-row>
        <table:table-row table:style-name="ro1">
          <table:table-cell office:value-type="float" office:value="2734990" calcext:value-type="float">
            <text:p>2734990</text:p>
          </table:table-cell>
          <table:table-cell table:formula="of:=[.A173]/1000/(60*60*24)" office:value-type="time" office:time-value="PT00H45M34.99S" calcext:value-type="time">
            <text:p>00:45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194.47" calcext:value-type="float">
            <text:p>194.47</text:p>
          </table:table-cell>
          <table:table-cell office:value-type="float" office:value="251.52" calcext:value-type="float">
            <text:p>251.52</text:p>
          </table:table-cell>
        </table:table-row>
        <table:table-row table:style-name="ro1">
          <table:table-cell office:value-type="float" office:value="2750990" calcext:value-type="float">
            <text:p>2750990</text:p>
          </table:table-cell>
          <table:table-cell table:formula="of:=[.A174]/1000/(60*60*24)" office:value-type="time" office:time-value="PT00H45M50.99S" calcext:value-type="time">
            <text:p>00:45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195.58" calcext:value-type="float">
            <text:p>195.58</text:p>
          </table:table-cell>
          <table:table-cell office:value-type="float" office:value="252.92" calcext:value-type="float">
            <text:p>252.92</text:p>
          </table:table-cell>
        </table:table-row>
        <table:table-row table:style-name="ro1">
          <table:table-cell office:value-type="float" office:value="2766990" calcext:value-type="float">
            <text:p>2766990</text:p>
          </table:table-cell>
          <table:table-cell table:formula="of:=[.A175]/1000/(60*60*24)" office:value-type="time" office:time-value="PT00H46M06.99S" calcext:value-type="time">
            <text:p>00:46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196.68" calcext:value-type="float">
            <text:p>196.68</text:p>
          </table:table-cell>
          <table:table-cell office:value-type="float" office:value="254.32" calcext:value-type="float">
            <text:p>254.32</text:p>
          </table:table-cell>
        </table:table-row>
        <table:table-row table:style-name="ro1">
          <table:table-cell office:value-type="float" office:value="2782990" calcext:value-type="float">
            <text:p>2782990</text:p>
          </table:table-cell>
          <table:table-cell table:formula="of:=[.A176]/1000/(60*60*24)" office:value-type="time" office:time-value="PT00H46M22.99S" calcext:value-type="time">
            <text:p>00:46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197.79" calcext:value-type="float">
            <text:p>197.79</text:p>
          </table:table-cell>
          <table:table-cell office:value-type="float" office:value="255.71" calcext:value-type="float">
            <text:p>255.71</text:p>
          </table:table-cell>
        </table:table-row>
        <table:table-row table:style-name="ro1">
          <table:table-cell office:value-type="float" office:value="2798990" calcext:value-type="float">
            <text:p>2798990</text:p>
          </table:table-cell>
          <table:table-cell table:formula="of:=[.A177]/1000/(60*60*24)" office:value-type="time" office:time-value="PT00H46M38.99S" calcext:value-type="time">
            <text:p>00:46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198.9" calcext:value-type="float">
            <text:p>198.9</text:p>
          </table:table-cell>
          <table:table-cell office:value-type="float" office:value="257.11" calcext:value-type="float">
            <text:p>257.11</text:p>
          </table:table-cell>
        </table:table-row>
        <table:table-row table:style-name="ro1">
          <table:table-cell office:value-type="float" office:value="2814990" calcext:value-type="float">
            <text:p>2814990</text:p>
          </table:table-cell>
          <table:table-cell table:formula="of:=[.A178]/1000/(60*60*24)" office:value-type="time" office:time-value="PT00H46M54.99S" calcext:value-type="time">
            <text:p>00:46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200.01" calcext:value-type="float">
            <text:p>200.01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2830990" calcext:value-type="float">
            <text:p>2830990</text:p>
          </table:table-cell>
          <table:table-cell table:formula="of:=[.A179]/1000/(60*60*24)" office:value-type="time" office:time-value="PT00H47M10.99S" calcext:value-type="time">
            <text:p>00:47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201.12" calcext:value-type="float">
            <text:p>201.12</text:p>
          </table:table-cell>
          <table:table-cell office:value-type="float" office:value="259.9" calcext:value-type="float">
            <text:p>259.9</text:p>
          </table:table-cell>
        </table:table-row>
        <table:table-row table:style-name="ro1">
          <table:table-cell office:value-type="float" office:value="2846990" calcext:value-type="float">
            <text:p>2846990</text:p>
          </table:table-cell>
          <table:table-cell table:formula="of:=[.A180]/1000/(60*60*24)" office:value-type="time" office:time-value="PT00H47M26.99S" calcext:value-type="time">
            <text:p>00:47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202.22" calcext:value-type="float">
            <text:p>202.22</text:p>
          </table:table-cell>
          <table:table-cell office:value-type="float" office:value="261.29" calcext:value-type="float">
            <text:p>261.29</text:p>
          </table:table-cell>
        </table:table-row>
        <table:table-row table:style-name="ro1">
          <table:table-cell office:value-type="float" office:value="2862990" calcext:value-type="float">
            <text:p>2862990</text:p>
          </table:table-cell>
          <table:table-cell table:formula="of:=[.A181]/1000/(60*60*24)" office:value-type="time" office:time-value="PT00H47M42.99S" calcext:value-type="time">
            <text:p>00:47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203.33" calcext:value-type="float">
            <text:p>203.33</text:p>
          </table:table-cell>
          <table:table-cell office:value-type="float" office:value="262.68" calcext:value-type="float">
            <text:p>262.68</text:p>
          </table:table-cell>
        </table:table-row>
        <table:table-row table:style-name="ro1">
          <table:table-cell office:value-type="float" office:value="2878990" calcext:value-type="float">
            <text:p>2878990</text:p>
          </table:table-cell>
          <table:table-cell table:formula="of:=[.A182]/1000/(60*60*24)" office:value-type="time" office:time-value="PT00H47M58.99S" calcext:value-type="time">
            <text:p>00:47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09" calcext:value-type="float">
            <text:p>313.09</text:p>
          </table:table-cell>
          <table:table-cell office:value-type="float" office:value="204.44" calcext:value-type="float">
            <text:p>204.44</text:p>
          </table:table-cell>
          <table:table-cell office:value-type="float" office:value="264.07" calcext:value-type="float">
            <text:p>264.07</text:p>
          </table:table-cell>
        </table:table-row>
        <table:table-row table:style-name="ro1">
          <table:table-cell office:value-type="float" office:value="2894990" calcext:value-type="float">
            <text:p>2894990</text:p>
          </table:table-cell>
          <table:table-cell table:formula="of:=[.A183]/1000/(60*60*24)" office:value-type="time" office:time-value="PT00H48M14.99S" calcext:value-type="time">
            <text:p>00:48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205.54" calcext:value-type="float">
            <text:p>205.54</text:p>
          </table:table-cell>
          <table:table-cell office:value-type="float" office:value="265.46" calcext:value-type="float">
            <text:p>265.46</text:p>
          </table:table-cell>
        </table:table-row>
        <table:table-row table:style-name="ro1">
          <table:table-cell office:value-type="float" office:value="2910990" calcext:value-type="float">
            <text:p>2910990</text:p>
          </table:table-cell>
          <table:table-cell table:formula="of:=[.A184]/1000/(60*60*24)" office:value-type="time" office:time-value="PT00H48M30.99S" calcext:value-type="time">
            <text:p>00:48:31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206.65" calcext:value-type="float">
            <text:p>206.65</text:p>
          </table:table-cell>
          <table:table-cell office:value-type="float" office:value="266.85" calcext:value-type="float">
            <text:p>266.85</text:p>
          </table:table-cell>
        </table:table-row>
        <table:table-row table:style-name="ro1">
          <table:table-cell office:value-type="float" office:value="2926990" calcext:value-type="float">
            <text:p>2926990</text:p>
          </table:table-cell>
          <table:table-cell table:formula="of:=[.A185]/1000/(60*60*24)" office:value-type="time" office:time-value="PT00H48M46.99S" calcext:value-type="time">
            <text:p>00:48:47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07.76" calcext:value-type="float">
            <text:p>207.76</text:p>
          </table:table-cell>
          <table:table-cell office:value-type="float" office:value="268.25" calcext:value-type="float">
            <text:p>268.25</text:p>
          </table:table-cell>
        </table:table-row>
        <table:table-row table:style-name="ro1">
          <table:table-cell office:value-type="float" office:value="2942990" calcext:value-type="float">
            <text:p>2942990</text:p>
          </table:table-cell>
          <table:table-cell table:formula="of:=[.A186]/1000/(60*60*24)" office:value-type="time" office:time-value="PT00H49M02.99S" calcext:value-type="time">
            <text:p>00:49:03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08.86" calcext:value-type="float">
            <text:p>208.86</text:p>
          </table:table-cell>
          <table:table-cell office:value-type="float" office:value="269.64" calcext:value-type="float">
            <text:p>269.64</text:p>
          </table:table-cell>
        </table:table-row>
        <table:table-row table:style-name="ro1">
          <table:table-cell office:value-type="float" office:value="2958990" calcext:value-type="float">
            <text:p>2958990</text:p>
          </table:table-cell>
          <table:table-cell table:formula="of:=[.A187]/1000/(60*60*24)" office:value-type="time" office:time-value="PT00H49M18.99S" calcext:value-type="time">
            <text:p>00:49:19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09.97" calcext:value-type="float">
            <text:p>209.97</text:p>
          </table:table-cell>
          <table:table-cell office:value-type="float" office:value="271.03" calcext:value-type="float">
            <text:p>271.03</text:p>
          </table:table-cell>
        </table:table-row>
        <table:table-row table:style-name="ro1">
          <table:table-cell office:value-type="float" office:value="2974990" calcext:value-type="float">
            <text:p>2974990</text:p>
          </table:table-cell>
          <table:table-cell table:formula="of:=[.A188]/1000/(60*60*24)" office:value-type="time" office:time-value="PT00H49M34.99S" calcext:value-type="time">
            <text:p>00:49:35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211.07" calcext:value-type="float">
            <text:p>211.07</text:p>
          </table:table-cell>
          <table:table-cell office:value-type="float" office:value="272.41" calcext:value-type="float">
            <text:p>272.41</text:p>
          </table:table-cell>
        </table:table-row>
        <table:table-row table:style-name="ro1">
          <table:table-cell office:value-type="float" office:value="2990990" calcext:value-type="float">
            <text:p>2990990</text:p>
          </table:table-cell>
          <table:table-cell table:formula="of:=[.A189]/1000/(60*60*24)" office:value-type="time" office:time-value="PT00H49M50.99S" calcext:value-type="time">
            <text:p>00:49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12.18" calcext:value-type="float">
            <text:p>212.18</text:p>
          </table:table-cell>
          <table:table-cell office:value-type="float" office:value="273.8" calcext:value-type="float">
            <text:p>273.8</text:p>
          </table:table-cell>
        </table:table-row>
        <table:table-row table:style-name="ro1">
          <table:table-cell office:value-type="float" office:value="3006990" calcext:value-type="float">
            <text:p>3006990</text:p>
          </table:table-cell>
          <table:table-cell table:formula="of:=[.A190]/1000/(60*60*24)" office:value-type="time" office:time-value="PT00H50M06.99S" calcext:value-type="time">
            <text:p>00:50:07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213.28" calcext:value-type="float">
            <text:p>213.28</text:p>
          </table:table-cell>
          <table:table-cell office:value-type="float" office:value="275.19" calcext:value-type="float">
            <text:p>275.19</text:p>
          </table:table-cell>
        </table:table-row>
        <table:table-row table:style-name="ro1">
          <table:table-cell office:value-type="float" office:value="3022990" calcext:value-type="float">
            <text:p>3022990</text:p>
          </table:table-cell>
          <table:table-cell table:formula="of:=[.A191]/1000/(60*60*24)" office:value-type="time" office:time-value="PT00H50M22.99S" calcext:value-type="time">
            <text:p>00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14.39" calcext:value-type="float">
            <text:p>214.39</text:p>
          </table:table-cell>
          <table:table-cell office:value-type="float" office:value="276.58" calcext:value-type="float">
            <text:p>276.58</text:p>
          </table:table-cell>
        </table:table-row>
        <table:table-row table:style-name="ro1">
          <table:table-cell office:value-type="float" office:value="3038990" calcext:value-type="float">
            <text:p>3038990</text:p>
          </table:table-cell>
          <table:table-cell table:formula="of:=[.A192]/1000/(60*60*24)" office:value-type="time" office:time-value="PT00H50M38.99S" calcext:value-type="time">
            <text:p>00:50:39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5" calcext:value-type="float">
            <text:p>312.45</text:p>
          </table:table-cell>
          <table:table-cell office:value-type="float" office:value="215.49" calcext:value-type="float">
            <text:p>215.49</text:p>
          </table:table-cell>
          <table:table-cell office:value-type="float" office:value="277.96" calcext:value-type="float">
            <text:p>277.96</text:p>
          </table:table-cell>
        </table:table-row>
        <table:table-row table:style-name="ro1">
          <table:table-cell office:value-type="float" office:value="3054990" calcext:value-type="float">
            <text:p>3054990</text:p>
          </table:table-cell>
          <table:table-cell table:formula="of:=[.A193]/1000/(60*60*24)" office:value-type="time" office:time-value="PT00H50M54.99S" calcext:value-type="time">
            <text:p>00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16.6" calcext:value-type="float">
            <text:p>216.6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>
          <table:table-cell office:value-type="float" office:value="3070990" calcext:value-type="float">
            <text:p>3070990</text:p>
          </table:table-cell>
          <table:table-cell table:formula="of:=[.A194]/1000/(60*60*24)" office:value-type="time" office:time-value="PT00H51M10.99S" calcext:value-type="time">
            <text:p>00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17.7" calcext:value-type="float">
            <text:p>217.7</text:p>
          </table:table-cell>
          <table:table-cell office:value-type="float" office:value="280.73" calcext:value-type="float">
            <text:p>280.73</text:p>
          </table:table-cell>
        </table:table-row>
        <table:table-row table:style-name="ro1">
          <table:table-cell office:value-type="float" office:value="3086990" calcext:value-type="float">
            <text:p>3086990</text:p>
          </table:table-cell>
          <table:table-cell table:formula="of:=[.A195]/1000/(60*60*24)" office:value-type="time" office:time-value="PT00H51M26.99S" calcext:value-type="time">
            <text:p>00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18.81" calcext:value-type="float">
            <text:p>218.81</text:p>
          </table:table-cell>
          <table:table-cell office:value-type="float" office:value="282.12" calcext:value-type="float">
            <text:p>282.12</text:p>
          </table:table-cell>
        </table:table-row>
        <table:table-row table:style-name="ro1">
          <table:table-cell office:value-type="float" office:value="3102990" calcext:value-type="float">
            <text:p>3102990</text:p>
          </table:table-cell>
          <table:table-cell table:formula="of:=[.A196]/1000/(60*60*24)" office:value-type="time" office:time-value="PT00H51M42.99S" calcext:value-type="time">
            <text:p>00:51:43</text:p>
          </table:table-cell>
          <table:table-cell office:value-type="float" office:value="1.26" calcext:value-type="float">
            <text:p>1.26</text:p>
          </table:table-cell>
          <table:table-cell office:value-type="float" office:value="248.3" calcext:value-type="float">
            <text:p>248.3</text:p>
          </table:table-cell>
          <table:table-cell office:value-type="float" office:value="312.07" calcext:value-type="float">
            <text:p>312.07</text:p>
          </table:table-cell>
          <table:table-cell office:value-type="float" office:value="219.91" calcext:value-type="float">
            <text:p>219.91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3118990" calcext:value-type="float">
            <text:p>3118990</text:p>
          </table:table-cell>
          <table:table-cell table:formula="of:=[.A197]/1000/(60*60*24)" office:value-type="time" office:time-value="PT00H51M58.99S" calcext:value-type="time">
            <text:p>00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21.02" calcext:value-type="float">
            <text:p>221.02</text:p>
          </table:table-cell>
          <table:table-cell office:value-type="float" office:value="284.89" calcext:value-type="float">
            <text:p>284.89</text:p>
          </table:table-cell>
        </table:table-row>
        <table:table-row table:style-name="ro1">
          <table:table-cell office:value-type="float" office:value="3134990" calcext:value-type="float">
            <text:p>3134990</text:p>
          </table:table-cell>
          <table:table-cell table:formula="of:=[.A198]/1000/(60*60*24)" office:value-type="time" office:time-value="PT00H52M14.99S" calcext:value-type="time">
            <text:p>00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22.12" calcext:value-type="float">
            <text:p>222.12</text:p>
          </table:table-cell>
          <table:table-cell office:value-type="float" office:value="286.27" calcext:value-type="float">
            <text:p>286.27</text:p>
          </table:table-cell>
        </table:table-row>
        <table:table-row table:style-name="ro1">
          <table:table-cell office:value-type="float" office:value="3150990" calcext:value-type="float">
            <text:p>3150990</text:p>
          </table:table-cell>
          <table:table-cell table:formula="of:=[.A199]/1000/(60*60*24)" office:value-type="time" office:time-value="PT00H52M30.99S" calcext:value-type="time">
            <text:p>00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23.22" calcext:value-type="float">
            <text:p>223.22</text:p>
          </table:table-cell>
          <table:table-cell office:value-type="float" office:value="287.65" calcext:value-type="float">
            <text:p>287.65</text:p>
          </table:table-cell>
        </table:table-row>
        <table:table-row table:style-name="ro1">
          <table:table-cell office:value-type="float" office:value="3166990" calcext:value-type="float">
            <text:p>3166990</text:p>
          </table:table-cell>
          <table:table-cell table:formula="of:=[.A200]/1000/(60*60*24)" office:value-type="time" office:time-value="PT00H52M46.99S" calcext:value-type="time">
            <text:p>00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24.33" calcext:value-type="float">
            <text:p>224.33</text:p>
          </table:table-cell>
          <table:table-cell office:value-type="float" office:value="289.04" calcext:value-type="float">
            <text:p>289.04</text:p>
          </table:table-cell>
        </table:table-row>
        <table:table-row table:style-name="ro1">
          <table:table-cell office:value-type="float" office:value="3182990" calcext:value-type="float">
            <text:p>3182990</text:p>
          </table:table-cell>
          <table:table-cell table:formula="of:=[.A201]/1000/(60*60*24)" office:value-type="time" office:time-value="PT00H53M02.99S" calcext:value-type="time">
            <text:p>00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25.43" calcext:value-type="float">
            <text:p>225.43</text:p>
          </table:table-cell>
          <table:table-cell office:value-type="float" office:value="290.42" calcext:value-type="float">
            <text:p>290.42</text:p>
          </table:table-cell>
        </table:table-row>
        <table:table-row table:style-name="ro1">
          <table:table-cell office:value-type="float" office:value="3198990" calcext:value-type="float">
            <text:p>3198990</text:p>
          </table:table-cell>
          <table:table-cell table:formula="of:=[.A202]/1000/(60*60*24)" office:value-type="time" office:time-value="PT00H53M18.99S" calcext:value-type="time">
            <text:p>00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26.53" calcext:value-type="float">
            <text:p>226.53</text:p>
          </table:table-cell>
          <table:table-cell office:value-type="float" office:value="291.8" calcext:value-type="float">
            <text:p>291.8</text:p>
          </table:table-cell>
        </table:table-row>
        <table:table-row table:style-name="ro1">
          <table:table-cell office:value-type="float" office:value="3214990" calcext:value-type="float">
            <text:p>3214990</text:p>
          </table:table-cell>
          <table:table-cell table:formula="of:=[.A203]/1000/(60*60*24)" office:value-type="time" office:time-value="PT00H53M34.99S" calcext:value-type="time">
            <text:p>00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27.63" calcext:value-type="float">
            <text:p>227.63</text:p>
          </table:table-cell>
          <table:table-cell office:value-type="float" office:value="293.18" calcext:value-type="float">
            <text:p>293.18</text:p>
          </table:table-cell>
        </table:table-row>
        <table:table-row table:style-name="ro1">
          <table:table-cell office:value-type="float" office:value="3230990" calcext:value-type="float">
            <text:p>3230990</text:p>
          </table:table-cell>
          <table:table-cell table:formula="of:=[.A204]/1000/(60*60*24)" office:value-type="time" office:time-value="PT00H53M50.99S" calcext:value-type="time">
            <text:p>00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228.74" calcext:value-type="float">
            <text:p>228.74</text:p>
          </table:table-cell>
          <table:table-cell office:value-type="float" office:value="294.56" calcext:value-type="float">
            <text:p>294.56</text:p>
          </table:table-cell>
        </table:table-row>
        <table:table-row table:style-name="ro1">
          <table:table-cell office:value-type="float" office:value="3246990" calcext:value-type="float">
            <text:p>3246990</text:p>
          </table:table-cell>
          <table:table-cell table:formula="of:=[.A205]/1000/(60*60*24)" office:value-type="time" office:time-value="PT00H54M06.99S" calcext:value-type="time">
            <text:p>00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29.84" calcext:value-type="float">
            <text:p>229.84</text:p>
          </table:table-cell>
          <table:table-cell office:value-type="float" office:value="295.94" calcext:value-type="float">
            <text:p>295.94</text:p>
          </table:table-cell>
        </table:table-row>
        <table:table-row table:style-name="ro1">
          <table:table-cell office:value-type="float" office:value="3262990" calcext:value-type="float">
            <text:p>3262990</text:p>
          </table:table-cell>
          <table:table-cell table:formula="of:=[.A206]/1000/(60*60*24)" office:value-type="time" office:time-value="PT00H54M22.99S" calcext:value-type="time">
            <text:p>00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30.94" calcext:value-type="float">
            <text:p>230.94</text:p>
          </table:table-cell>
          <table:table-cell office:value-type="float" office:value="297.32" calcext:value-type="float">
            <text:p>297.32</text:p>
          </table:table-cell>
        </table:table-row>
        <table:table-row table:style-name="ro1">
          <table:table-cell office:value-type="float" office:value="3278990" calcext:value-type="float">
            <text:p>3278990</text:p>
          </table:table-cell>
          <table:table-cell table:formula="of:=[.A207]/1000/(60*60*24)" office:value-type="time" office:time-value="PT00H54M38.99S" calcext:value-type="time">
            <text:p>00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32.04" calcext:value-type="float">
            <text:p>232.04</text:p>
          </table:table-cell>
          <table:table-cell office:value-type="float" office:value="298.7" calcext:value-type="float">
            <text:p>298.7</text:p>
          </table:table-cell>
        </table:table-row>
        <table:table-row table:style-name="ro1">
          <table:table-cell office:value-type="float" office:value="3294989" calcext:value-type="float">
            <text:p>3294989</text:p>
          </table:table-cell>
          <table:table-cell table:formula="of:=[.A208]/1000/(60*60*24)" office:value-type="time" office:time-value="PT00H54M54.989S" calcext:value-type="time">
            <text:p>00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233.15" calcext:value-type="float">
            <text:p>233.15</text:p>
          </table:table-cell>
          <table:table-cell office:value-type="float" office:value="300.08" calcext:value-type="float">
            <text:p>300.08</text:p>
          </table:table-cell>
        </table:table-row>
        <table:table-row table:style-name="ro1">
          <table:table-cell office:value-type="float" office:value="3310990" calcext:value-type="float">
            <text:p>3310990</text:p>
          </table:table-cell>
          <table:table-cell table:formula="of:=[.A209]/1000/(60*60*24)" office:value-type="time" office:time-value="PT00H55M10.99S" calcext:value-type="time">
            <text:p>00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34.25" calcext:value-type="float">
            <text:p>234.25</text:p>
          </table:table-cell>
          <table:table-cell office:value-type="float" office:value="301.46" calcext:value-type="float">
            <text:p>301.46</text:p>
          </table:table-cell>
        </table:table-row>
        <table:table-row table:style-name="ro1">
          <table:table-cell office:value-type="float" office:value="3326990" calcext:value-type="float">
            <text:p>3326990</text:p>
          </table:table-cell>
          <table:table-cell table:formula="of:=[.A210]/1000/(60*60*24)" office:value-type="time" office:time-value="PT00H55M26.99S" calcext:value-type="time">
            <text:p>00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35.35" calcext:value-type="float">
            <text:p>235.35</text:p>
          </table:table-cell>
          <table:table-cell office:value-type="float" office:value="302.84" calcext:value-type="float">
            <text:p>302.84</text:p>
          </table:table-cell>
        </table:table-row>
        <table:table-row table:style-name="ro1">
          <table:table-cell office:value-type="float" office:value="3342990" calcext:value-type="float">
            <text:p>3342990</text:p>
          </table:table-cell>
          <table:table-cell table:formula="of:=[.A211]/1000/(60*60*24)" office:value-type="time" office:time-value="PT00H55M42.99S" calcext:value-type="time">
            <text:p>00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236.45" calcext:value-type="float">
            <text:p>236.45</text:p>
          </table:table-cell>
          <table:table-cell office:value-type="float" office:value="304.22" calcext:value-type="float">
            <text:p>304.22</text:p>
          </table:table-cell>
        </table:table-row>
        <table:table-row table:style-name="ro1">
          <table:table-cell office:value-type="float" office:value="3358990" calcext:value-type="float">
            <text:p>3358990</text:p>
          </table:table-cell>
          <table:table-cell table:formula="of:=[.A212]/1000/(60*60*24)" office:value-type="time" office:time-value="PT00H55M58.99S" calcext:value-type="time">
            <text:p>00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237.55" calcext:value-type="float">
            <text:p>237.55</text:p>
          </table:table-cell>
          <table:table-cell office:value-type="float" office:value="305.6" calcext:value-type="float">
            <text:p>305.6</text:p>
          </table:table-cell>
        </table:table-row>
        <table:table-row table:style-name="ro1">
          <table:table-cell office:value-type="float" office:value="3374990" calcext:value-type="float">
            <text:p>3374990</text:p>
          </table:table-cell>
          <table:table-cell table:formula="of:=[.A213]/1000/(60*60*24)" office:value-type="time" office:time-value="PT00H56M14.99S" calcext:value-type="time">
            <text:p>00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38.65" calcext:value-type="float">
            <text:p>238.65</text:p>
          </table:table-cell>
          <table:table-cell office:value-type="float" office:value="306.97" calcext:value-type="float">
            <text:p>306.97</text:p>
          </table:table-cell>
        </table:table-row>
        <table:table-row table:style-name="ro1">
          <table:table-cell office:value-type="float" office:value="3390990" calcext:value-type="float">
            <text:p>3390990</text:p>
          </table:table-cell>
          <table:table-cell table:formula="of:=[.A214]/1000/(60*60*24)" office:value-type="time" office:time-value="PT00H56M30.99S" calcext:value-type="time">
            <text:p>00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39.75" calcext:value-type="float">
            <text:p>239.75</text:p>
          </table:table-cell>
          <table:table-cell office:value-type="float" office:value="308.35" calcext:value-type="float">
            <text:p>308.35</text:p>
          </table:table-cell>
        </table:table-row>
        <table:table-row table:style-name="ro1">
          <table:table-cell office:value-type="float" office:value="3406990" calcext:value-type="float">
            <text:p>3406990</text:p>
          </table:table-cell>
          <table:table-cell table:formula="of:=[.A215]/1000/(60*60*24)" office:value-type="time" office:time-value="PT00H56M46.99S" calcext:value-type="time">
            <text:p>00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0.85" calcext:value-type="float">
            <text:p>240.85</text:p>
          </table:table-cell>
          <table:table-cell office:value-type="float" office:value="309.72" calcext:value-type="float">
            <text:p>309.72</text:p>
          </table:table-cell>
        </table:table-row>
        <table:table-row table:style-name="ro1">
          <table:table-cell office:value-type="float" office:value="3422990" calcext:value-type="float">
            <text:p>3422990</text:p>
          </table:table-cell>
          <table:table-cell table:formula="of:=[.A216]/1000/(60*60*24)" office:value-type="time" office:time-value="PT00H57M02.99S" calcext:value-type="time">
            <text:p>00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1.95" calcext:value-type="float">
            <text:p>241.95</text:p>
          </table:table-cell>
          <table:table-cell office:value-type="float" office:value="311.1" calcext:value-type="float">
            <text:p>311.1</text:p>
          </table:table-cell>
        </table:table-row>
        <table:table-row table:style-name="ro1">
          <table:table-cell office:value-type="float" office:value="3438990" calcext:value-type="float">
            <text:p>3438990</text:p>
          </table:table-cell>
          <table:table-cell table:formula="of:=[.A217]/1000/(60*60*24)" office:value-type="time" office:time-value="PT00H57M18.99S" calcext:value-type="time">
            <text:p>00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3.05" calcext:value-type="float">
            <text:p>243.05</text:p>
          </table:table-cell>
          <table:table-cell office:value-type="float" office:value="312.47" calcext:value-type="float">
            <text:p>312.47</text:p>
          </table:table-cell>
        </table:table-row>
        <table:table-row table:style-name="ro1">
          <table:table-cell office:value-type="float" office:value="3454990" calcext:value-type="float">
            <text:p>3454990</text:p>
          </table:table-cell>
          <table:table-cell table:formula="of:=[.A218]/1000/(60*60*24)" office:value-type="time" office:time-value="PT00H57M34.99S" calcext:value-type="time">
            <text:p>00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4.15" calcext:value-type="float">
            <text:p>244.15</text:p>
          </table:table-cell>
          <table:table-cell office:value-type="float" office:value="313.84" calcext:value-type="float">
            <text:p>313.84</text:p>
          </table:table-cell>
        </table:table-row>
        <table:table-row table:style-name="ro1">
          <table:table-cell office:value-type="float" office:value="3470990" calcext:value-type="float">
            <text:p>3470990</text:p>
          </table:table-cell>
          <table:table-cell table:formula="of:=[.A219]/1000/(60*60*24)" office:value-type="time" office:time-value="PT00H57M50.99S" calcext:value-type="time">
            <text:p>00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5.25" calcext:value-type="float">
            <text:p>245.25</text:p>
          </table:table-cell>
          <table:table-cell office:value-type="float" office:value="315.22" calcext:value-type="float">
            <text:p>315.22</text:p>
          </table:table-cell>
        </table:table-row>
        <table:table-row table:style-name="ro1">
          <table:table-cell office:value-type="float" office:value="3486990" calcext:value-type="float">
            <text:p>3486990</text:p>
          </table:table-cell>
          <table:table-cell table:formula="of:=[.A220]/1000/(60*60*24)" office:value-type="time" office:time-value="PT00H58M06.99S" calcext:value-type="time">
            <text:p>00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6.35" calcext:value-type="float">
            <text:p>246.35</text:p>
          </table:table-cell>
          <table:table-cell office:value-type="float" office:value="316.59" calcext:value-type="float">
            <text:p>316.59</text:p>
          </table:table-cell>
        </table:table-row>
        <table:table-row table:style-name="ro1">
          <table:table-cell office:value-type="float" office:value="3502990" calcext:value-type="float">
            <text:p>3502990</text:p>
          </table:table-cell>
          <table:table-cell table:formula="of:=[.A221]/1000/(60*60*24)" office:value-type="time" office:time-value="PT00H58M22.99S" calcext:value-type="time">
            <text:p>00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47.45" calcext:value-type="float">
            <text:p>247.45</text:p>
          </table:table-cell>
          <table:table-cell office:value-type="float" office:value="317.96" calcext:value-type="float">
            <text:p>317.96</text:p>
          </table:table-cell>
        </table:table-row>
        <table:table-row table:style-name="ro1">
          <table:table-cell office:value-type="float" office:value="3518990" calcext:value-type="float">
            <text:p>3518990</text:p>
          </table:table-cell>
          <table:table-cell table:formula="of:=[.A222]/1000/(60*60*24)" office:value-type="time" office:time-value="PT00H58M38.99S" calcext:value-type="time">
            <text:p>00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48.55" calcext:value-type="float">
            <text:p>248.55</text:p>
          </table:table-cell>
          <table:table-cell office:value-type="float" office:value="319.34" calcext:value-type="float">
            <text:p>319.34</text:p>
          </table:table-cell>
        </table:table-row>
        <table:table-row table:style-name="ro1">
          <table:table-cell office:value-type="float" office:value="3534990" calcext:value-type="float">
            <text:p>3534990</text:p>
          </table:table-cell>
          <table:table-cell table:formula="of:=[.A223]/1000/(60*60*24)" office:value-type="time" office:time-value="PT00H58M54.99S" calcext:value-type="time">
            <text:p>00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249.65" calcext:value-type="float">
            <text:p>249.65</text:p>
          </table:table-cell>
          <table:table-cell office:value-type="float" office:value="320.71" calcext:value-type="float">
            <text:p>320.71</text:p>
          </table:table-cell>
        </table:table-row>
        <table:table-row table:style-name="ro1">
          <table:table-cell office:value-type="float" office:value="3550990" calcext:value-type="float">
            <text:p>3550990</text:p>
          </table:table-cell>
          <table:table-cell table:formula="of:=[.A224]/1000/(60*60*24)" office:value-type="time" office:time-value="PT00H59M10.99S" calcext:value-type="time">
            <text:p>00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50.75" calcext:value-type="float">
            <text:p>250.75</text:p>
          </table:table-cell>
          <table:table-cell office:value-type="float" office:value="322.08" calcext:value-type="float">
            <text:p>322.08</text:p>
          </table:table-cell>
        </table:table-row>
        <table:table-row table:style-name="ro1">
          <table:table-cell office:value-type="float" office:value="3566990" calcext:value-type="float">
            <text:p>3566990</text:p>
          </table:table-cell>
          <table:table-cell table:formula="of:=[.A225]/1000/(60*60*24)" office:value-type="time" office:time-value="PT00H59M26.99S" calcext:value-type="time">
            <text:p>00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51.85" calcext:value-type="float">
            <text:p>251.85</text:p>
          </table:table-cell>
          <table:table-cell office:value-type="float" office:value="323.45" calcext:value-type="float">
            <text:p>323.45</text:p>
          </table:table-cell>
        </table:table-row>
        <table:table-row table:style-name="ro1">
          <table:table-cell office:value-type="float" office:value="3582990" calcext:value-type="float">
            <text:p>3582990</text:p>
          </table:table-cell>
          <table:table-cell table:formula="of:=[.A226]/1000/(60*60*24)" office:value-type="time" office:time-value="PT00H59M42.99S" calcext:value-type="time">
            <text:p>00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2.95" calcext:value-type="float">
            <text:p>252.95</text:p>
          </table:table-cell>
          <table:table-cell office:value-type="float" office:value="324.82" calcext:value-type="float">
            <text:p>324.82</text:p>
          </table:table-cell>
        </table:table-row>
        <table:table-row table:style-name="ro1">
          <table:table-cell office:value-type="float" office:value="3598990" calcext:value-type="float">
            <text:p>3598990</text:p>
          </table:table-cell>
          <table:table-cell table:formula="of:=[.A227]/1000/(60*60*24)" office:value-type="time" office:time-value="PT00H59M58.99S" calcext:value-type="time">
            <text:p>00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4.05" calcext:value-type="float">
            <text:p>254.05</text:p>
          </table:table-cell>
          <table:table-cell office:value-type="float" office:value="326.2" calcext:value-type="float">
            <text:p>326.2</text:p>
          </table:table-cell>
        </table:table-row>
        <table:table-row table:style-name="ro1">
          <table:table-cell office:value-type="float" office:value="3614990" calcext:value-type="float">
            <text:p>3614990</text:p>
          </table:table-cell>
          <table:table-cell table:formula="of:=[.A228]/1000/(60*60*24)" office:value-type="time" office:time-value="PT01H00M14.99S" calcext:value-type="time">
            <text:p>01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255.14" calcext:value-type="float">
            <text:p>255.14</text:p>
          </table:table-cell>
          <table:table-cell office:value-type="float" office:value="327.57" calcext:value-type="float">
            <text:p>327.57</text:p>
          </table:table-cell>
        </table:table-row>
        <table:table-row table:style-name="ro1">
          <table:table-cell office:value-type="float" office:value="3630990" calcext:value-type="float">
            <text:p>3630990</text:p>
          </table:table-cell>
          <table:table-cell table:formula="of:=[.A229]/1000/(60*60*24)" office:value-type="time" office:time-value="PT01H00M30.99S" calcext:value-type="time">
            <text:p>01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56.24" calcext:value-type="float">
            <text:p>256.24</text:p>
          </table:table-cell>
          <table:table-cell office:value-type="float" office:value="328.94" calcext:value-type="float">
            <text:p>328.94</text:p>
          </table:table-cell>
        </table:table-row>
        <table:table-row table:style-name="ro1">
          <table:table-cell office:value-type="float" office:value="3646990" calcext:value-type="float">
            <text:p>3646990</text:p>
          </table:table-cell>
          <table:table-cell table:formula="of:=[.A230]/1000/(60*60*24)" office:value-type="time" office:time-value="PT01H00M46.99S" calcext:value-type="time">
            <text:p>01:0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5" calcext:value-type="float">
            <text:p>308.55</text:p>
          </table:table-cell>
          <table:table-cell office:value-type="float" office:value="257.34" calcext:value-type="float">
            <text:p>257.34</text:p>
          </table:table-cell>
          <table:table-cell office:value-type="float" office:value="330.3" calcext:value-type="float">
            <text:p>330.3</text:p>
          </table:table-cell>
        </table:table-row>
        <table:table-row table:style-name="ro1">
          <table:table-cell office:value-type="float" office:value="3662990" calcext:value-type="float">
            <text:p>3662990</text:p>
          </table:table-cell>
          <table:table-cell table:formula="of:=[.A231]/1000/(60*60*24)" office:value-type="time" office:time-value="PT01H01M02.99S" calcext:value-type="time">
            <text:p>01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5" calcext:value-type="float">
            <text:p>308.55</text:p>
          </table:table-cell>
          <table:table-cell office:value-type="float" office:value="258.44" calcext:value-type="float">
            <text:p>258.44</text:p>
          </table:table-cell>
          <table:table-cell office:value-type="float" office:value="331.68" calcext:value-type="float">
            <text:p>331.68</text:p>
          </table:table-cell>
        </table:table-row>
        <table:table-row table:style-name="ro1">
          <table:table-cell office:value-type="float" office:value="3678990" calcext:value-type="float">
            <text:p>3678990</text:p>
          </table:table-cell>
          <table:table-cell table:formula="of:=[.A232]/1000/(60*60*24)" office:value-type="time" office:time-value="PT01H01M18.99S" calcext:value-type="time">
            <text:p>01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59.53" calcext:value-type="float">
            <text:p>259.53</text:p>
          </table:table-cell>
          <table:table-cell office:value-type="float" office:value="333.04" calcext:value-type="float">
            <text:p>333.04</text:p>
          </table:table-cell>
        </table:table-row>
        <table:table-row table:style-name="ro1">
          <table:table-cell office:value-type="float" office:value="3694990" calcext:value-type="float">
            <text:p>3694990</text:p>
          </table:table-cell>
          <table:table-cell table:formula="of:=[.A233]/1000/(60*60*24)" office:value-type="time" office:time-value="PT01H01M34.99S" calcext:value-type="time">
            <text:p>01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60.63" calcext:value-type="float">
            <text:p>260.63</text:p>
          </table:table-cell>
          <table:table-cell office:value-type="float" office:value="334.41" calcext:value-type="float">
            <text:p>334.41</text:p>
          </table:table-cell>
        </table:table-row>
        <table:table-row table:style-name="ro1">
          <table:table-cell office:value-type="float" office:value="3710990" calcext:value-type="float">
            <text:p>3710990</text:p>
          </table:table-cell>
          <table:table-cell table:formula="of:=[.A234]/1000/(60*60*24)" office:value-type="time" office:time-value="PT01H01M50.99S" calcext:value-type="time">
            <text:p>01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61.73" calcext:value-type="float">
            <text:p>261.73</text:p>
          </table:table-cell>
          <table:table-cell office:value-type="float" office:value="335.78" calcext:value-type="float">
            <text:p>335.78</text:p>
          </table:table-cell>
        </table:table-row>
        <table:table-row table:style-name="ro1">
          <table:table-cell office:value-type="float" office:value="3726990" calcext:value-type="float">
            <text:p>3726990</text:p>
          </table:table-cell>
          <table:table-cell table:formula="of:=[.A235]/1000/(60*60*24)" office:value-type="time" office:time-value="PT01H02M06.99S" calcext:value-type="time">
            <text:p>01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62.83" calcext:value-type="float">
            <text:p>262.83</text:p>
          </table:table-cell>
          <table:table-cell office:value-type="float" office:value="337.15" calcext:value-type="float">
            <text:p>337.15</text:p>
          </table:table-cell>
        </table:table-row>
        <table:table-row table:style-name="ro1">
          <table:table-cell office:value-type="float" office:value="3742990" calcext:value-type="float">
            <text:p>3742990</text:p>
          </table:table-cell>
          <table:table-cell table:formula="of:=[.A236]/1000/(60*60*24)" office:value-type="time" office:time-value="PT01H02M22.99S" calcext:value-type="time">
            <text:p>01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3.92" calcext:value-type="float">
            <text:p>263.92</text:p>
          </table:table-cell>
          <table:table-cell office:value-type="float" office:value="338.51" calcext:value-type="float">
            <text:p>338.51</text:p>
          </table:table-cell>
        </table:table-row>
        <table:table-row table:style-name="ro1">
          <table:table-cell office:value-type="float" office:value="3758990" calcext:value-type="float">
            <text:p>3758990</text:p>
          </table:table-cell>
          <table:table-cell table:formula="of:=[.A237]/1000/(60*60*24)" office:value-type="time" office:time-value="PT01H02M38.99S" calcext:value-type="time">
            <text:p>01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5.02" calcext:value-type="float">
            <text:p>265.02</text:p>
          </table:table-cell>
          <table:table-cell office:value-type="float" office:value="339.88" calcext:value-type="float">
            <text:p>339.88</text:p>
          </table:table-cell>
        </table:table-row>
        <table:table-row table:style-name="ro1">
          <table:table-cell office:value-type="float" office:value="3774990" calcext:value-type="float">
            <text:p>3774990</text:p>
          </table:table-cell>
          <table:table-cell table:formula="of:=[.A238]/1000/(60*60*24)" office:value-type="time" office:time-value="PT01H02M54.99S" calcext:value-type="time">
            <text:p>01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66.12" calcext:value-type="float">
            <text:p>266.12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float" office:value="3790990" calcext:value-type="float">
            <text:p>3790990</text:p>
          </table:table-cell>
          <table:table-cell table:formula="of:=[.A239]/1000/(60*60*24)" office:value-type="time" office:time-value="PT01H03M10.99S" calcext:value-type="time">
            <text:p>01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67.21" calcext:value-type="float">
            <text:p>267.21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>
          <table:table-cell office:value-type="float" office:value="3806990" calcext:value-type="float">
            <text:p>3806990</text:p>
          </table:table-cell>
          <table:table-cell table:formula="of:=[.A240]/1000/(60*60*24)" office:value-type="time" office:time-value="PT01H03M26.99S" calcext:value-type="time">
            <text:p>01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8" calcext:value-type="float">
            <text:p>307.18</text:p>
          </table:table-cell>
          <table:table-cell office:value-type="float" office:value="268.31" calcext:value-type="float">
            <text:p>268.31</text:p>
          </table:table-cell>
          <table:table-cell office:value-type="float" office:value="343.97" calcext:value-type="float">
            <text:p>343.97</text:p>
          </table:table-cell>
        </table:table-row>
        <table:table-row table:style-name="ro1">
          <table:table-cell office:value-type="float" office:value="3822990" calcext:value-type="float">
            <text:p>3822990</text:p>
          </table:table-cell>
          <table:table-cell table:formula="of:=[.A241]/1000/(60*60*24)" office:value-type="time" office:time-value="PT01H03M42.99S" calcext:value-type="time">
            <text:p>01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69.41" calcext:value-type="float">
            <text:p>269.41</text:p>
          </table:table-cell>
          <table:table-cell office:value-type="float" office:value="345.34" calcext:value-type="float">
            <text:p>345.34</text:p>
          </table:table-cell>
        </table:table-row>
        <table:table-row table:style-name="ro1">
          <table:table-cell office:value-type="float" office:value="3838990" calcext:value-type="float">
            <text:p>3838990</text:p>
          </table:table-cell>
          <table:table-cell table:formula="of:=[.A242]/1000/(60*60*24)" office:value-type="time" office:time-value="PT01H03M58.99S" calcext:value-type="time">
            <text:p>01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270.5" calcext:value-type="float">
            <text:p>270.5</text:p>
          </table:table-cell>
          <table:table-cell office:value-type="float" office:value="346.7" calcext:value-type="float">
            <text:p>346.7</text:p>
          </table:table-cell>
        </table:table-row>
        <table:table-row table:style-name="ro1">
          <table:table-cell office:value-type="float" office:value="3854990" calcext:value-type="float">
            <text:p>3854990</text:p>
          </table:table-cell>
          <table:table-cell table:formula="of:=[.A243]/1000/(60*60*24)" office:value-type="time" office:time-value="PT01H04M14.99S" calcext:value-type="time">
            <text:p>01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71.6" calcext:value-type="float">
            <text:p>271.6</text:p>
          </table:table-cell>
          <table:table-cell office:value-type="float" office:value="348.07" calcext:value-type="float">
            <text:p>348.07</text:p>
          </table:table-cell>
        </table:table-row>
        <table:table-row table:style-name="ro1">
          <table:table-cell office:value-type="float" office:value="3870990" calcext:value-type="float">
            <text:p>3870990</text:p>
          </table:table-cell>
          <table:table-cell table:formula="of:=[.A244]/1000/(60*60*24)" office:value-type="time" office:time-value="PT01H04M30.99S" calcext:value-type="time">
            <text:p>01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72.7" calcext:value-type="float">
            <text:p>272.7</text:p>
          </table:table-cell>
          <table:table-cell office:value-type="float" office:value="349.43" calcext:value-type="float">
            <text:p>349.43</text:p>
          </table:table-cell>
        </table:table-row>
        <table:table-row table:style-name="ro1">
          <table:table-cell office:value-type="float" office:value="3886990" calcext:value-type="float">
            <text:p>3886990</text:p>
          </table:table-cell>
          <table:table-cell table:formula="of:=[.A245]/1000/(60*60*24)" office:value-type="time" office:time-value="PT01H04M46.99S" calcext:value-type="time">
            <text:p>01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3.79" calcext:value-type="float">
            <text:p>273.79</text:p>
          </table:table-cell>
          <table:table-cell office:value-type="float" office:value="350.8" calcext:value-type="float">
            <text:p>350.8</text:p>
          </table:table-cell>
        </table:table-row>
        <table:table-row table:style-name="ro1">
          <table:table-cell office:value-type="float" office:value="3902990" calcext:value-type="float">
            <text:p>3902990</text:p>
          </table:table-cell>
          <table:table-cell table:formula="of:=[.A246]/1000/(60*60*24)" office:value-type="time" office:time-value="PT01H05M02.99S" calcext:value-type="time">
            <text:p>01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4.89" calcext:value-type="float">
            <text:p>274.89</text:p>
          </table:table-cell>
          <table:table-cell office:value-type="float" office:value="352.16" calcext:value-type="float">
            <text:p>352.16</text:p>
          </table:table-cell>
        </table:table-row>
        <table:table-row table:style-name="ro1">
          <table:table-cell office:value-type="float" office:value="3918990" calcext:value-type="float">
            <text:p>3918990</text:p>
          </table:table-cell>
          <table:table-cell table:formula="of:=[.A247]/1000/(60*60*24)" office:value-type="time" office:time-value="PT01H05M18.99S" calcext:value-type="time">
            <text:p>01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75.98" calcext:value-type="float">
            <text:p>275.98</text:p>
          </table:table-cell>
          <table:table-cell office:value-type="float" office:value="353.52" calcext:value-type="float">
            <text:p>353.52</text:p>
          </table:table-cell>
        </table:table-row>
        <table:table-row table:style-name="ro1">
          <table:table-cell office:value-type="float" office:value="3934990" calcext:value-type="float">
            <text:p>3934990</text:p>
          </table:table-cell>
          <table:table-cell table:formula="of:=[.A248]/1000/(60*60*24)" office:value-type="time" office:time-value="PT01H05M34.99S" calcext:value-type="time">
            <text:p>01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277.08" calcext:value-type="float">
            <text:p>277.08</text:p>
          </table:table-cell>
          <table:table-cell office:value-type="float" office:value="354.89" calcext:value-type="float">
            <text:p>354.89</text:p>
          </table:table-cell>
        </table:table-row>
        <table:table-row table:style-name="ro1">
          <table:table-cell office:value-type="float" office:value="3950990" calcext:value-type="float">
            <text:p>3950990</text:p>
          </table:table-cell>
          <table:table-cell table:formula="of:=[.A249]/1000/(60*60*24)" office:value-type="time" office:time-value="PT01H05M50.99S" calcext:value-type="time">
            <text:p>01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78.17" calcext:value-type="float">
            <text:p>278.17</text:p>
          </table:table-cell>
          <table:table-cell office:value-type="float" office:value="356.25" calcext:value-type="float">
            <text:p>356.25</text:p>
          </table:table-cell>
        </table:table-row>
        <table:table-row table:style-name="ro1">
          <table:table-cell office:value-type="float" office:value="3966990" calcext:value-type="float">
            <text:p>3966990</text:p>
          </table:table-cell>
          <table:table-cell table:formula="of:=[.A250]/1000/(60*60*24)" office:value-type="time" office:time-value="PT01H06M06.99S" calcext:value-type="time">
            <text:p>01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79.27" calcext:value-type="float">
            <text:p>279.27</text:p>
          </table:table-cell>
          <table:table-cell office:value-type="float" office:value="357.61" calcext:value-type="float">
            <text:p>357.61</text:p>
          </table:table-cell>
        </table:table-row>
        <table:table-row table:style-name="ro1">
          <table:table-cell office:value-type="float" office:value="3982990" calcext:value-type="float">
            <text:p>3982990</text:p>
          </table:table-cell>
          <table:table-cell table:formula="of:=[.A251]/1000/(60*60*24)" office:value-type="time" office:time-value="PT01H06M22.99S" calcext:value-type="time">
            <text:p>01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80.36" calcext:value-type="float">
            <text:p>280.36</text:p>
          </table:table-cell>
          <table:table-cell office:value-type="float" office:value="358.97" calcext:value-type="float">
            <text:p>358.97</text:p>
          </table:table-cell>
        </table:table-row>
        <table:table-row table:style-name="ro1">
          <table:table-cell office:value-type="float" office:value="3998990" calcext:value-type="float">
            <text:p>3998990</text:p>
          </table:table-cell>
          <table:table-cell table:formula="of:=[.A252]/1000/(60*60*24)" office:value-type="time" office:time-value="PT01H06M38.99S" calcext:value-type="time">
            <text:p>01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81.46" calcext:value-type="float">
            <text:p>281.46</text:p>
          </table:table-cell>
          <table:table-cell office:value-type="float" office:value="360.33" calcext:value-type="float">
            <text:p>360.33</text:p>
          </table:table-cell>
        </table:table-row>
        <table:table-row table:style-name="ro1">
          <table:table-cell office:value-type="float" office:value="4014990" calcext:value-type="float">
            <text:p>4014990</text:p>
          </table:table-cell>
          <table:table-cell table:formula="of:=[.A253]/1000/(60*60*24)" office:value-type="time" office:time-value="PT01H06M54.99S" calcext:value-type="time">
            <text:p>01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82.55" calcext:value-type="float">
            <text:p>282.55</text:p>
          </table:table-cell>
          <table:table-cell office:value-type="float" office:value="361.7" calcext:value-type="float">
            <text:p>361.7</text:p>
          </table:table-cell>
        </table:table-row>
        <table:table-row table:style-name="ro1">
          <table:table-cell office:value-type="float" office:value="4030990" calcext:value-type="float">
            <text:p>4030990</text:p>
          </table:table-cell>
          <table:table-cell table:formula="of:=[.A254]/1000/(60*60*24)" office:value-type="time" office:time-value="PT01H07M10.99S" calcext:value-type="time">
            <text:p>01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283.65" calcext:value-type="float">
            <text:p>283.65</text:p>
          </table:table-cell>
          <table:table-cell office:value-type="float" office:value="363.05" calcext:value-type="float">
            <text:p>363.05</text:p>
          </table:table-cell>
        </table:table-row>
        <table:table-row table:style-name="ro1">
          <table:table-cell office:value-type="float" office:value="4046990" calcext:value-type="float">
            <text:p>4046990</text:p>
          </table:table-cell>
          <table:table-cell table:formula="of:=[.A255]/1000/(60*60*24)" office:value-type="time" office:time-value="PT01H07M26.99S" calcext:value-type="time">
            <text:p>01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284.74" calcext:value-type="float">
            <text:p>284.74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>
          <table:table-cell office:value-type="float" office:value="4062990" calcext:value-type="float">
            <text:p>4062990</text:p>
          </table:table-cell>
          <table:table-cell table:formula="of:=[.A256]/1000/(60*60*24)" office:value-type="time" office:time-value="PT01H07M42.99S" calcext:value-type="time">
            <text:p>01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285.84" calcext:value-type="float">
            <text:p>285.84</text:p>
          </table:table-cell>
          <table:table-cell office:value-type="float" office:value="365.78" calcext:value-type="float">
            <text:p>365.78</text:p>
          </table:table-cell>
        </table:table-row>
        <table:table-row table:style-name="ro1">
          <table:table-cell office:value-type="float" office:value="4078990" calcext:value-type="float">
            <text:p>4078990</text:p>
          </table:table-cell>
          <table:table-cell table:formula="of:=[.A257]/1000/(60*60*24)" office:value-type="time" office:time-value="PT01H07M58.99S" calcext:value-type="time">
            <text:p>01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86.93" calcext:value-type="float">
            <text:p>286.93</text:p>
          </table:table-cell>
          <table:table-cell office:value-type="float" office:value="367.14" calcext:value-type="float">
            <text:p>367.14</text:p>
          </table:table-cell>
        </table:table-row>
        <table:table-row table:style-name="ro1">
          <table:table-cell office:value-type="float" office:value="4094990" calcext:value-type="float">
            <text:p>4094990</text:p>
          </table:table-cell>
          <table:table-cell table:formula="of:=[.A258]/1000/(60*60*24)" office:value-type="time" office:time-value="PT01H08M14.99S" calcext:value-type="time">
            <text:p>01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288.03" calcext:value-type="float">
            <text:p>288.03</text:p>
          </table:table-cell>
          <table:table-cell office:value-type="float" office:value="368.49" calcext:value-type="float">
            <text:p>368.49</text:p>
          </table:table-cell>
        </table:table-row>
        <table:table-row table:style-name="ro1">
          <table:table-cell office:value-type="float" office:value="4110990" calcext:value-type="float">
            <text:p>4110990</text:p>
          </table:table-cell>
          <table:table-cell table:formula="of:=[.A259]/1000/(60*60*24)" office:value-type="time" office:time-value="PT01H08M30.99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89.12" calcext:value-type="float">
            <text:p>289.12</text:p>
          </table:table-cell>
          <table:table-cell office:value-type="float" office:value="369.85" calcext:value-type="float">
            <text:p>369.85</text:p>
          </table:table-cell>
        </table:table-row>
        <table:table-row table:style-name="ro1">
          <table:table-cell office:value-type="float" office:value="4126990" calcext:value-type="float">
            <text:p>4126990</text:p>
          </table:table-cell>
          <table:table-cell table:formula="of:=[.A260]/1000/(60*60*24)" office:value-type="time" office:time-value="PT01H08M46.99S" calcext:value-type="time">
            <text:p>01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290.21" calcext:value-type="float">
            <text:p>290.21</text:p>
          </table:table-cell>
          <table:table-cell office:value-type="float" office:value="371.21" calcext:value-type="float">
            <text:p>371.21</text:p>
          </table:table-cell>
        </table:table-row>
        <table:table-row table:style-name="ro1">
          <table:table-cell office:value-type="float" office:value="4142990" calcext:value-type="float">
            <text:p>4142990</text:p>
          </table:table-cell>
          <table:table-cell table:formula="of:=[.A261]/1000/(60*60*24)" office:value-type="time" office:time-value="PT01H09M02.99S" calcext:value-type="time">
            <text:p>01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291.31" calcext:value-type="float">
            <text:p>291.31</text:p>
          </table:table-cell>
          <table:table-cell office:value-type="float" office:value="372.57" calcext:value-type="float">
            <text:p>372.57</text:p>
          </table:table-cell>
        </table:table-row>
        <table:table-row table:style-name="ro1">
          <table:table-cell office:value-type="float" office:value="4158990" calcext:value-type="float">
            <text:p>4158990</text:p>
          </table:table-cell>
          <table:table-cell table:formula="of:=[.A262]/1000/(60*60*24)" office:value-type="time" office:time-value="PT01H09M18.99S" calcext:value-type="time">
            <text:p>01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2.4" calcext:value-type="float">
            <text:p>292.4</text:p>
          </table:table-cell>
          <table:table-cell office:value-type="float" office:value="373.93" calcext:value-type="float">
            <text:p>373.93</text:p>
          </table:table-cell>
        </table:table-row>
        <table:table-row table:style-name="ro1">
          <table:table-cell office:value-type="float" office:value="4174990" calcext:value-type="float">
            <text:p>4174990</text:p>
          </table:table-cell>
          <table:table-cell table:formula="of:=[.A263]/1000/(60*60*24)" office:value-type="time" office:time-value="PT01H09M34.99S" calcext:value-type="time">
            <text:p>01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3.49" calcext:value-type="float">
            <text:p>293.49</text:p>
          </table:table-cell>
          <table:table-cell office:value-type="float" office:value="375.28" calcext:value-type="float">
            <text:p>375.28</text:p>
          </table:table-cell>
        </table:table-row>
        <table:table-row table:style-name="ro1">
          <table:table-cell office:value-type="float" office:value="4190990" calcext:value-type="float">
            <text:p>4190990</text:p>
          </table:table-cell>
          <table:table-cell table:formula="of:=[.A264]/1000/(60*60*24)" office:value-type="time" office:time-value="PT01H09M50.99S" calcext:value-type="time">
            <text:p>01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4.59" calcext:value-type="float">
            <text:p>294.59</text:p>
          </table:table-cell>
          <table:table-cell office:value-type="float" office:value="376.64" calcext:value-type="float">
            <text:p>376.64</text:p>
          </table:table-cell>
        </table:table-row>
        <table:table-row table:style-name="ro1">
          <table:table-cell office:value-type="float" office:value="4206990" calcext:value-type="float">
            <text:p>4206990</text:p>
          </table:table-cell>
          <table:table-cell table:formula="of:=[.A265]/1000/(60*60*24)" office:value-type="time" office:time-value="PT01H10M06.99S" calcext:value-type="time">
            <text:p>01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5.68" calcext:value-type="float">
            <text:p>295.6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222990" calcext:value-type="float">
            <text:p>4222990</text:p>
          </table:table-cell>
          <table:table-cell table:formula="of:=[.A266]/1000/(60*60*24)" office:value-type="time" office:time-value="PT01H10M22.99S" calcext:value-type="time">
            <text:p>01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296.77" calcext:value-type="float">
            <text:p>296.77</text:p>
          </table:table-cell>
          <table:table-cell office:value-type="float" office:value="379.35" calcext:value-type="float">
            <text:p>379.35</text:p>
          </table:table-cell>
        </table:table-row>
        <table:table-row table:style-name="ro1">
          <table:table-cell office:value-type="float" office:value="4238990" calcext:value-type="float">
            <text:p>4238990</text:p>
          </table:table-cell>
          <table:table-cell table:formula="of:=[.A267]/1000/(60*60*24)" office:value-type="time" office:time-value="PT01H10M38.99S" calcext:value-type="time">
            <text:p>01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7.87" calcext:value-type="float">
            <text:p>297.87</text:p>
          </table:table-cell>
          <table:table-cell office:value-type="float" office:value="380.71" calcext:value-type="float">
            <text:p>380.71</text:p>
          </table:table-cell>
        </table:table-row>
        <table:table-row table:style-name="ro1">
          <table:table-cell office:value-type="float" office:value="4254990" calcext:value-type="float">
            <text:p>4254990</text:p>
          </table:table-cell>
          <table:table-cell table:formula="of:=[.A268]/1000/(60*60*24)" office:value-type="time" office:time-value="PT01H10M54.99S" calcext:value-type="time">
            <text:p>01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298.96" calcext:value-type="float">
            <text:p>298.96</text:p>
          </table:table-cell>
          <table:table-cell office:value-type="float" office:value="382.06" calcext:value-type="float">
            <text:p>382.06</text:p>
          </table:table-cell>
        </table:table-row>
        <table:table-row table:style-name="ro1">
          <table:table-cell office:value-type="float" office:value="4270990" calcext:value-type="float">
            <text:p>4270990</text:p>
          </table:table-cell>
          <table:table-cell table:formula="of:=[.A269]/1000/(60*60*24)" office:value-type="time" office:time-value="PT01H11M10.99S" calcext:value-type="time">
            <text:p>01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0.05" calcext:value-type="float">
            <text:p>300.05</text:p>
          </table:table-cell>
          <table:table-cell office:value-type="float" office:value="383.42" calcext:value-type="float">
            <text:p>383.42</text:p>
          </table:table-cell>
        </table:table-row>
        <table:table-row table:style-name="ro1">
          <table:table-cell office:value-type="float" office:value="4286990" calcext:value-type="float">
            <text:p>4286990</text:p>
          </table:table-cell>
          <table:table-cell table:formula="of:=[.A270]/1000/(60*60*24)" office:value-type="time" office:time-value="PT01H11M26.99S" calcext:value-type="time">
            <text:p>01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301.14" calcext:value-type="float">
            <text:p>301.14</text:p>
          </table:table-cell>
          <table:table-cell office:value-type="float" office:value="384.77" calcext:value-type="float">
            <text:p>384.77</text:p>
          </table:table-cell>
        </table:table-row>
        <table:table-row table:style-name="ro1">
          <table:table-cell office:value-type="float" office:value="4302990" calcext:value-type="float">
            <text:p>4302990</text:p>
          </table:table-cell>
          <table:table-cell table:formula="of:=[.A271]/1000/(60*60*24)" office:value-type="time" office:time-value="PT01H11M42.99S" calcext:value-type="time">
            <text:p>01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2.24" calcext:value-type="float">
            <text:p>302.24</text:p>
          </table:table-cell>
          <table:table-cell office:value-type="float" office:value="386.13" calcext:value-type="float">
            <text:p>386.13</text:p>
          </table:table-cell>
        </table:table-row>
        <table:table-row table:style-name="ro1">
          <table:table-cell office:value-type="float" office:value="4318990" calcext:value-type="float">
            <text:p>4318990</text:p>
          </table:table-cell>
          <table:table-cell table:formula="of:=[.A272]/1000/(60*60*24)" office:value-type="time" office:time-value="PT01H11M58.99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03.33" calcext:value-type="float">
            <text:p>303.33</text:p>
          </table:table-cell>
          <table:table-cell office:value-type="float" office:value="387.48" calcext:value-type="float">
            <text:p>387.48</text:p>
          </table:table-cell>
        </table:table-row>
        <table:table-row table:style-name="ro1">
          <table:table-cell office:value-type="float" office:value="4334990" calcext:value-type="float">
            <text:p>4334990</text:p>
          </table:table-cell>
          <table:table-cell table:formula="of:=[.A273]/1000/(60*60*24)" office:value-type="time" office:time-value="PT01H12M14.99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4.42" calcext:value-type="float">
            <text:p>304.42</text:p>
          </table:table-cell>
          <table:table-cell office:value-type="float" office:value="388.84" calcext:value-type="float">
            <text:p>388.84</text:p>
          </table:table-cell>
        </table:table-row>
        <table:table-row table:style-name="ro1">
          <table:table-cell office:value-type="float" office:value="4350990" calcext:value-type="float">
            <text:p>4350990</text:p>
          </table:table-cell>
          <table:table-cell table:formula="of:=[.A274]/1000/(60*60*24)" office:value-type="time" office:time-value="PT01H12M30.99S" calcext:value-type="time">
            <text:p>01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5.51" calcext:value-type="float">
            <text:p>305.51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>
          <table:table-cell office:value-type="float" office:value="4366990" calcext:value-type="float">
            <text:p>4366990</text:p>
          </table:table-cell>
          <table:table-cell table:formula="of:=[.A275]/1000/(60*60*24)" office:value-type="time" office:time-value="PT01H12M46.99S" calcext:value-type="time">
            <text:p>01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6.6" calcext:value-type="float">
            <text:p>306.6</text:p>
          </table:table-cell>
          <table:table-cell office:value-type="float" office:value="391.55" calcext:value-type="float">
            <text:p>391.55</text:p>
          </table:table-cell>
        </table:table-row>
        <table:table-row table:style-name="ro1">
          <table:table-cell office:value-type="float" office:value="4382990" calcext:value-type="float">
            <text:p>4382990</text:p>
          </table:table-cell>
          <table:table-cell table:formula="of:=[.A276]/1000/(60*60*24)" office:value-type="time" office:time-value="PT01H13M02.99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07.7" calcext:value-type="float">
            <text:p>307.7</text:p>
          </table:table-cell>
          <table:table-cell office:value-type="float" office:value="392.9" calcext:value-type="float">
            <text:p>392.9</text:p>
          </table:table-cell>
        </table:table-row>
        <table:table-row table:style-name="ro1">
          <table:table-cell office:value-type="float" office:value="4398990" calcext:value-type="float">
            <text:p>4398990</text:p>
          </table:table-cell>
          <table:table-cell table:formula="of:=[.A277]/1000/(60*60*24)" office:value-type="time" office:time-value="PT01H13M18.99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8.79" calcext:value-type="float">
            <text:p>308.79</text:p>
          </table:table-cell>
          <table:table-cell office:value-type="float" office:value="394.26" calcext:value-type="float">
            <text:p>394.26</text:p>
          </table:table-cell>
        </table:table-row>
        <table:table-row table:style-name="ro1">
          <table:table-cell office:value-type="float" office:value="4414990" calcext:value-type="float">
            <text:p>4414990</text:p>
          </table:table-cell>
          <table:table-cell table:formula="of:=[.A278]/1000/(60*60*24)" office:value-type="time" office:time-value="PT01H13M34.99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09.88" calcext:value-type="float">
            <text:p>309.88</text:p>
          </table:table-cell>
          <table:table-cell office:value-type="float" office:value="395.61" calcext:value-type="float">
            <text:p>395.61</text:p>
          </table:table-cell>
        </table:table-row>
        <table:table-row table:style-name="ro1">
          <table:table-cell office:value-type="float" office:value="4430990" calcext:value-type="float">
            <text:p>4430990</text:p>
          </table:table-cell>
          <table:table-cell table:formula="of:=[.A279]/1000/(60*60*24)" office:value-type="time" office:time-value="PT01H13M50.99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0.97" calcext:value-type="float">
            <text:p>310.97</text:p>
          </table:table-cell>
          <table:table-cell office:value-type="float" office:value="396.96" calcext:value-type="float">
            <text:p>396.96</text:p>
          </table:table-cell>
        </table:table-row>
        <table:table-row table:style-name="ro1">
          <table:table-cell office:value-type="float" office:value="4446990" calcext:value-type="float">
            <text:p>4446990</text:p>
          </table:table-cell>
          <table:table-cell table:formula="of:=[.A280]/1000/(60*60*24)" office:value-type="time" office:time-value="PT01H14M06.99S" calcext:value-type="time">
            <text:p>01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12.06" calcext:value-type="float">
            <text:p>312.06</text:p>
          </table:table-cell>
          <table:table-cell office:value-type="float" office:value="398.32" calcext:value-type="float">
            <text:p>398.32</text:p>
          </table:table-cell>
        </table:table-row>
        <table:table-row table:style-name="ro1">
          <table:table-cell office:value-type="float" office:value="4462990" calcext:value-type="float">
            <text:p>4462990</text:p>
          </table:table-cell>
          <table:table-cell table:formula="of:=[.A281]/1000/(60*60*24)" office:value-type="time" office:time-value="PT01H14M22.99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3.15" calcext:value-type="float">
            <text:p>313.15</text:p>
          </table:table-cell>
          <table:table-cell office:value-type="float" office:value="399.67" calcext:value-type="float">
            <text:p>399.67</text:p>
          </table:table-cell>
        </table:table-row>
        <table:table-row table:style-name="ro1">
          <table:table-cell office:value-type="float" office:value="4478990" calcext:value-type="float">
            <text:p>4478990</text:p>
          </table:table-cell>
          <table:table-cell table:formula="of:=[.A282]/1000/(60*60*24)" office:value-type="time" office:time-value="PT01H14M38.99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14.24" calcext:value-type="float">
            <text:p>314.24</text:p>
          </table:table-cell>
          <table:table-cell office:value-type="float" office:value="401.02" calcext:value-type="float">
            <text:p>401.02</text:p>
          </table:table-cell>
        </table:table-row>
        <table:table-row table:style-name="ro1">
          <table:table-cell office:value-type="float" office:value="4494990" calcext:value-type="float">
            <text:p>4494990</text:p>
          </table:table-cell>
          <table:table-cell table:formula="of:=[.A283]/1000/(60*60*24)" office:value-type="time" office:time-value="PT01H14M54.99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15.34" calcext:value-type="float">
            <text:p>315.34</text:p>
          </table:table-cell>
          <table:table-cell office:value-type="float" office:value="402.37" calcext:value-type="float">
            <text:p>402.37</text:p>
          </table:table-cell>
        </table:table-row>
        <table:table-row table:style-name="ro1">
          <table:table-cell office:value-type="float" office:value="4510990" calcext:value-type="float">
            <text:p>4510990</text:p>
          </table:table-cell>
          <table:table-cell table:formula="of:=[.A284]/1000/(60*60*24)" office:value-type="time" office:time-value="PT01H15M10.99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316.43" calcext:value-type="float">
            <text:p>316.43</text:p>
          </table:table-cell>
          <table:table-cell office:value-type="float" office:value="403.72" calcext:value-type="float">
            <text:p>403.72</text:p>
          </table:table-cell>
        </table:table-row>
        <table:table-row table:style-name="ro1">
          <table:table-cell office:value-type="float" office:value="4526990" calcext:value-type="float">
            <text:p>4526990</text:p>
          </table:table-cell>
          <table:table-cell table:formula="of:=[.A285]/1000/(60*60*24)" office:value-type="time" office:time-value="PT01H15M26.99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7.52" calcext:value-type="float">
            <text:p>317.52</text:p>
          </table:table-cell>
          <table:table-cell office:value-type="float" office:value="405.07" calcext:value-type="float">
            <text:p>405.07</text:p>
          </table:table-cell>
        </table:table-row>
        <table:table-row table:style-name="ro1">
          <table:table-cell office:value-type="float" office:value="4542990" calcext:value-type="float">
            <text:p>4542990</text:p>
          </table:table-cell>
          <table:table-cell table:formula="of:=[.A286]/1000/(60*60*24)" office:value-type="time" office:time-value="PT01H15M42.99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18.61" calcext:value-type="float">
            <text:p>318.61</text:p>
          </table:table-cell>
          <table:table-cell office:value-type="float" office:value="406.43" calcext:value-type="float">
            <text:p>406.43</text:p>
          </table:table-cell>
        </table:table-row>
        <table:table-row table:style-name="ro1">
          <table:table-cell office:value-type="float" office:value="4558990" calcext:value-type="float">
            <text:p>4558990</text:p>
          </table:table-cell>
          <table:table-cell table:formula="of:=[.A287]/1000/(60*60*24)" office:value-type="time" office:time-value="PT01H15M58.99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19.7" calcext:value-type="float">
            <text:p>319.7</text:p>
          </table:table-cell>
          <table:table-cell office:value-type="float" office:value="407.78" calcext:value-type="float">
            <text:p>407.78</text:p>
          </table:table-cell>
        </table:table-row>
        <table:table-row table:style-name="ro1">
          <table:table-cell office:value-type="float" office:value="4574990" calcext:value-type="float">
            <text:p>4574990</text:p>
          </table:table-cell>
          <table:table-cell table:formula="of:=[.A288]/1000/(60*60*24)" office:value-type="time" office:time-value="PT01H16M14.99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320.79" calcext:value-type="float">
            <text:p>320.79</text:p>
          </table:table-cell>
          <table:table-cell office:value-type="float" office:value="409.13" calcext:value-type="float">
            <text:p>409.13</text:p>
          </table:table-cell>
        </table:table-row>
        <table:table-row table:style-name="ro1">
          <table:table-cell office:value-type="float" office:value="4590990" calcext:value-type="float">
            <text:p>4590990</text:p>
          </table:table-cell>
          <table:table-cell table:formula="of:=[.A289]/1000/(60*60*24)" office:value-type="time" office:time-value="PT01H16M30.99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321.88" calcext:value-type="float">
            <text:p>321.88</text:p>
          </table:table-cell>
          <table:table-cell office:value-type="float" office:value="410.48" calcext:value-type="float">
            <text:p>410.48</text:p>
          </table:table-cell>
        </table:table-row>
        <table:table-row table:style-name="ro1">
          <table:table-cell office:value-type="float" office:value="4606990" calcext:value-type="float">
            <text:p>4606990</text:p>
          </table:table-cell>
          <table:table-cell table:formula="of:=[.A290]/1000/(60*60*24)" office:value-type="time" office:time-value="PT01H16M46.99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22.97" calcext:value-type="float">
            <text:p>322.97</text:p>
          </table:table-cell>
          <table:table-cell office:value-type="float" office:value="411.82" calcext:value-type="float">
            <text:p>411.82</text:p>
          </table:table-cell>
        </table:table-row>
        <table:table-row table:style-name="ro1">
          <table:table-cell office:value-type="float" office:value="4622990" calcext:value-type="float">
            <text:p>4622990</text:p>
          </table:table-cell>
          <table:table-cell table:formula="of:=[.A291]/1000/(60*60*24)" office:value-type="time" office:time-value="PT01H17M02.99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324.06" calcext:value-type="float">
            <text:p>324.06</text:p>
          </table:table-cell>
          <table:table-cell office:value-type="float" office:value="413.18" calcext:value-type="float">
            <text:p>413.18</text:p>
          </table:table-cell>
        </table:table-row>
        <table:table-row table:style-name="ro1">
          <table:table-cell office:value-type="float" office:value="4638990" calcext:value-type="float">
            <text:p>4638990</text:p>
          </table:table-cell>
          <table:table-cell table:formula="of:=[.A292]/1000/(60*60*24)" office:value-type="time" office:time-value="PT01H17M18.99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25.15" calcext:value-type="float">
            <text:p>325.15</text:p>
          </table:table-cell>
          <table:table-cell office:value-type="float" office:value="414.52" calcext:value-type="float">
            <text:p>414.52</text:p>
          </table:table-cell>
        </table:table-row>
        <table:table-row table:style-name="ro1">
          <table:table-cell office:value-type="float" office:value="4654990" calcext:value-type="float">
            <text:p>4654990</text:p>
          </table:table-cell>
          <table:table-cell table:formula="of:=[.A293]/1000/(60*60*24)" office:value-type="time" office:time-value="PT01H17M34.99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26.24" calcext:value-type="float">
            <text:p>326.24</text:p>
          </table:table-cell>
          <table:table-cell office:value-type="float" office:value="415.87" calcext:value-type="float">
            <text:p>415.87</text:p>
          </table:table-cell>
        </table:table-row>
        <table:table-row table:style-name="ro1">
          <table:table-cell office:value-type="float" office:value="4670990" calcext:value-type="float">
            <text:p>4670990</text:p>
          </table:table-cell>
          <table:table-cell table:formula="of:=[.A294]/1000/(60*60*24)" office:value-type="time" office:time-value="PT01H17M50.99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327.33" calcext:value-type="float">
            <text:p>327.33</text:p>
          </table:table-cell>
          <table:table-cell office:value-type="float" office:value="417.22" calcext:value-type="float">
            <text:p>417.22</text:p>
          </table:table-cell>
        </table:table-row>
        <table:table-row table:style-name="ro1">
          <table:table-cell office:value-type="float" office:value="4686990" calcext:value-type="float">
            <text:p>4686990</text:p>
          </table:table-cell>
          <table:table-cell table:formula="of:=[.A295]/1000/(60*60*24)" office:value-type="time" office:time-value="PT01H18M06.99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28.42" calcext:value-type="float">
            <text:p>328.42</text:p>
          </table:table-cell>
          <table:table-cell office:value-type="float" office:value="418.57" calcext:value-type="float">
            <text:p>418.57</text:p>
          </table:table-cell>
        </table:table-row>
        <table:table-row table:style-name="ro1">
          <table:table-cell office:value-type="float" office:value="4702990" calcext:value-type="float">
            <text:p>4702990</text:p>
          </table:table-cell>
          <table:table-cell table:formula="of:=[.A296]/1000/(60*60*24)" office:value-type="time" office:time-value="PT01H18M22.99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29.51" calcext:value-type="float">
            <text:p>329.51</text:p>
          </table:table-cell>
          <table:table-cell office:value-type="float" office:value="419.92" calcext:value-type="float">
            <text:p>419.92</text:p>
          </table:table-cell>
        </table:table-row>
        <table:table-row table:style-name="ro1">
          <table:table-cell office:value-type="float" office:value="4718990" calcext:value-type="float">
            <text:p>4718990</text:p>
          </table:table-cell>
          <table:table-cell table:formula="of:=[.A297]/1000/(60*60*24)" office:value-type="time" office:time-value="PT01H18M38.99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30.6" calcext:value-type="float">
            <text:p>330.6</text:p>
          </table:table-cell>
          <table:table-cell office:value-type="float" office:value="421.27" calcext:value-type="float">
            <text:p>421.27</text:p>
          </table:table-cell>
        </table:table-row>
        <table:table-row table:style-name="ro1">
          <table:table-cell office:value-type="float" office:value="4734990" calcext:value-type="float">
            <text:p>4734990</text:p>
          </table:table-cell>
          <table:table-cell table:formula="of:=[.A298]/1000/(60*60*24)" office:value-type="time" office:time-value="PT01H18M54.99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31.69" calcext:value-type="float">
            <text:p>331.69</text:p>
          </table:table-cell>
          <table:table-cell office:value-type="float" office:value="422.62" calcext:value-type="float">
            <text:p>422.62</text:p>
          </table:table-cell>
        </table:table-row>
        <table:table-row table:style-name="ro1">
          <table:table-cell office:value-type="float" office:value="4750990" calcext:value-type="float">
            <text:p>4750990</text:p>
          </table:table-cell>
          <table:table-cell table:formula="of:=[.A299]/1000/(60*60*24)" office:value-type="time" office:time-value="PT01H19M10.99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2.78" calcext:value-type="float">
            <text:p>332.78</text:p>
          </table:table-cell>
          <table:table-cell office:value-type="float" office:value="423.96" calcext:value-type="float">
            <text:p>423.96</text:p>
          </table:table-cell>
        </table:table-row>
        <table:table-row table:style-name="ro1">
          <table:table-cell office:value-type="float" office:value="4766990" calcext:value-type="float">
            <text:p>4766990</text:p>
          </table:table-cell>
          <table:table-cell table:formula="of:=[.A300]/1000/(60*60*24)" office:value-type="time" office:time-value="PT01H19M26.99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3.92" calcext:value-type="float">
            <text:p>303.92</text:p>
          </table:table-cell>
          <table:table-cell office:value-type="float" office:value="333.87" calcext:value-type="float">
            <text:p>333.87</text:p>
          </table:table-cell>
          <table:table-cell office:value-type="float" office:value="425.31" calcext:value-type="float">
            <text:p>425.31</text:p>
          </table:table-cell>
        </table:table-row>
        <table:table-row table:style-name="ro1">
          <table:table-cell office:value-type="float" office:value="4782990" calcext:value-type="float">
            <text:p>4782990</text:p>
          </table:table-cell>
          <table:table-cell table:formula="of:=[.A301]/1000/(60*60*24)" office:value-type="time" office:time-value="PT01H19M42.99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4.96" calcext:value-type="float">
            <text:p>334.96</text:p>
          </table:table-cell>
          <table:table-cell office:value-type="float" office:value="426.66" calcext:value-type="float">
            <text:p>426.66</text:p>
          </table:table-cell>
        </table:table-row>
        <table:table-row table:style-name="ro1">
          <table:table-cell office:value-type="float" office:value="4798990" calcext:value-type="float">
            <text:p>4798990</text:p>
          </table:table-cell>
          <table:table-cell table:formula="of:=[.A302]/1000/(60*60*24)" office:value-type="time" office:time-value="PT01H19M58.99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6.05" calcext:value-type="float">
            <text:p>336.0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814990" calcext:value-type="float">
            <text:p>4814990</text:p>
          </table:table-cell>
          <table:table-cell table:formula="of:=[.A303]/1000/(60*60*24)" office:value-type="time" office:time-value="PT01H20M14.99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37.14" calcext:value-type="float">
            <text:p>337.14</text:p>
          </table:table-cell>
          <table:table-cell office:value-type="float" office:value="429.35" calcext:value-type="float">
            <text:p>429.35</text:p>
          </table:table-cell>
        </table:table-row>
        <table:table-row table:style-name="ro1">
          <table:table-cell office:value-type="float" office:value="4830990" calcext:value-type="float">
            <text:p>4830990</text:p>
          </table:table-cell>
          <table:table-cell table:formula="of:=[.A304]/1000/(60*60*24)" office:value-type="time" office:time-value="PT01H20M30.99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8.22" calcext:value-type="float">
            <text:p>338.22</text:p>
          </table:table-cell>
          <table:table-cell office:value-type="float" office:value="430.7" calcext:value-type="float">
            <text:p>430.7</text:p>
          </table:table-cell>
        </table:table-row>
        <table:table-row table:style-name="ro1">
          <table:table-cell office:value-type="float" office:value="4846990" calcext:value-type="float">
            <text:p>4846990</text:p>
          </table:table-cell>
          <table:table-cell table:formula="of:=[.A305]/1000/(60*60*24)" office:value-type="time" office:time-value="PT01H20M46.99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339.31" calcext:value-type="float">
            <text:p>339.31</text:p>
          </table:table-cell>
          <table:table-cell office:value-type="float" office:value="432.04" calcext:value-type="float">
            <text:p>432.04</text:p>
          </table:table-cell>
        </table:table-row>
        <table:table-row table:style-name="ro1">
          <table:table-cell office:value-type="float" office:value="4862990" calcext:value-type="float">
            <text:p>4862990</text:p>
          </table:table-cell>
          <table:table-cell table:formula="of:=[.A306]/1000/(60*60*24)" office:value-type="time" office:time-value="PT01H21M02.99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40.4" calcext:value-type="float">
            <text:p>340.4</text:p>
          </table:table-cell>
          <table:table-cell office:value-type="float" office:value="433.39" calcext:value-type="float">
            <text:p>433.39</text:p>
          </table:table-cell>
        </table:table-row>
        <table:table-row table:style-name="ro1">
          <table:table-cell office:value-type="float" office:value="4878990" calcext:value-type="float">
            <text:p>4878990</text:p>
          </table:table-cell>
          <table:table-cell table:formula="of:=[.A307]/1000/(60*60*24)" office:value-type="time" office:time-value="PT01H21M18.99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41.49" calcext:value-type="float">
            <text:p>341.49</text:p>
          </table:table-cell>
          <table:table-cell office:value-type="float" office:value="434.73" calcext:value-type="float">
            <text:p>434.73</text:p>
          </table:table-cell>
        </table:table-row>
        <table:table-row table:style-name="ro1">
          <table:table-cell office:value-type="float" office:value="4894990" calcext:value-type="float">
            <text:p>4894990</text:p>
          </table:table-cell>
          <table:table-cell table:formula="of:=[.A308]/1000/(60*60*24)" office:value-type="time" office:time-value="PT01H21M34.99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342.58" calcext:value-type="float">
            <text:p>342.58</text:p>
          </table:table-cell>
          <table:table-cell office:value-type="float" office:value="436.08" calcext:value-type="float">
            <text:p>436.08</text:p>
          </table:table-cell>
        </table:table-row>
        <table:table-row table:style-name="ro1">
          <table:table-cell office:value-type="float" office:value="4910990" calcext:value-type="float">
            <text:p>4910990</text:p>
          </table:table-cell>
          <table:table-cell table:formula="of:=[.A309]/1000/(60*60*24)" office:value-type="time" office:time-value="PT01H21M50.99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343.67" calcext:value-type="float">
            <text:p>343.67</text:p>
          </table:table-cell>
          <table:table-cell office:value-type="float" office:value="437.42" calcext:value-type="float">
            <text:p>437.42</text:p>
          </table:table-cell>
        </table:table-row>
        <table:table-row table:style-name="ro1">
          <table:table-cell office:value-type="float" office:value="4926990" calcext:value-type="float">
            <text:p>4926990</text:p>
          </table:table-cell>
          <table:table-cell table:formula="of:=[.A310]/1000/(60*60*24)" office:value-type="time" office:time-value="PT01H22M06.99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4.75" calcext:value-type="float">
            <text:p>344.75</text:p>
          </table:table-cell>
          <table:table-cell office:value-type="float" office:value="438.77" calcext:value-type="float">
            <text:p>438.77</text:p>
          </table:table-cell>
        </table:table-row>
        <table:table-row table:style-name="ro1">
          <table:table-cell office:value-type="float" office:value="4942990" calcext:value-type="float">
            <text:p>4942990</text:p>
          </table:table-cell>
          <table:table-cell table:formula="of:=[.A311]/1000/(60*60*24)" office:value-type="time" office:time-value="PT01H22M22.99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5.84" calcext:value-type="float">
            <text:p>345.84</text:p>
          </table:table-cell>
          <table:table-cell office:value-type="float" office:value="440.12" calcext:value-type="float">
            <text:p>440.12</text:p>
          </table:table-cell>
        </table:table-row>
        <table:table-row table:style-name="ro1">
          <table:table-cell office:value-type="float" office:value="4958990" calcext:value-type="float">
            <text:p>4958990</text:p>
          </table:table-cell>
          <table:table-cell table:formula="of:=[.A312]/1000/(60*60*24)" office:value-type="time" office:time-value="PT01H22M38.99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6.93" calcext:value-type="float">
            <text:p>346.93</text:p>
          </table:table-cell>
          <table:table-cell office:value-type="float" office:value="441.46" calcext:value-type="float">
            <text:p>441.46</text:p>
          </table:table-cell>
        </table:table-row>
        <table:table-row table:style-name="ro1">
          <table:table-cell office:value-type="float" office:value="4974990" calcext:value-type="float">
            <text:p>4974990</text:p>
          </table:table-cell>
          <table:table-cell table:formula="of:=[.A313]/1000/(60*60*24)" office:value-type="time" office:time-value="PT01H22M54.99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348.02" calcext:value-type="float">
            <text:p>348.02</text:p>
          </table:table-cell>
          <table:table-cell office:value-type="float" office:value="442.81" calcext:value-type="float">
            <text:p>442.81</text:p>
          </table:table-cell>
        </table:table-row>
        <table:table-row table:style-name="ro1">
          <table:table-cell office:value-type="float" office:value="4990990" calcext:value-type="float">
            <text:p>4990990</text:p>
          </table:table-cell>
          <table:table-cell table:formula="of:=[.A314]/1000/(60*60*24)" office:value-type="time" office:time-value="PT01H23M10.99S" calcext:value-type="time">
            <text:p>01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49.11" calcext:value-type="float">
            <text:p>349.11</text:p>
          </table:table-cell>
          <table:table-cell office:value-type="float" office:value="444.15" calcext:value-type="float">
            <text:p>444.15</text:p>
          </table:table-cell>
        </table:table-row>
        <table:table-row table:style-name="ro1">
          <table:table-cell office:value-type="float" office:value="5006990" calcext:value-type="float">
            <text:p>5006990</text:p>
          </table:table-cell>
          <table:table-cell table:formula="of:=[.A315]/1000/(60*60*24)" office:value-type="time" office:time-value="PT01H23M26.99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50.19" calcext:value-type="float">
            <text:p>350.19</text:p>
          </table:table-cell>
          <table:table-cell office:value-type="float" office:value="445.49" calcext:value-type="float">
            <text:p>445.49</text:p>
          </table:table-cell>
        </table:table-row>
        <table:table-row table:style-name="ro1">
          <table:table-cell office:value-type="float" office:value="5022990" calcext:value-type="float">
            <text:p>5022990</text:p>
          </table:table-cell>
          <table:table-cell table:formula="of:=[.A316]/1000/(60*60*24)" office:value-type="time" office:time-value="PT01H23M42.99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51.28" calcext:value-type="float">
            <text:p>351.28</text:p>
          </table:table-cell>
          <table:table-cell office:value-type="float" office:value="446.84" calcext:value-type="float">
            <text:p>446.84</text:p>
          </table:table-cell>
        </table:table-row>
        <table:table-row table:style-name="ro1">
          <table:table-cell office:value-type="float" office:value="5038990" calcext:value-type="float">
            <text:p>5038990</text:p>
          </table:table-cell>
          <table:table-cell table:formula="of:=[.A317]/1000/(60*60*24)" office:value-type="time" office:time-value="PT01H23M58.99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52.37" calcext:value-type="float">
            <text:p>352.37</text:p>
          </table:table-cell>
          <table:table-cell office:value-type="float" office:value="448.18" calcext:value-type="float">
            <text:p>448.18</text:p>
          </table:table-cell>
        </table:table-row>
        <table:table-row table:style-name="ro1">
          <table:table-cell office:value-type="float" office:value="5054990" calcext:value-type="float">
            <text:p>5054990</text:p>
          </table:table-cell>
          <table:table-cell table:formula="of:=[.A318]/1000/(60*60*24)" office:value-type="time" office:time-value="PT01H24M14.99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53.46" calcext:value-type="float">
            <text:p>353.46</text:p>
          </table:table-cell>
          <table:table-cell office:value-type="float" office:value="449.53" calcext:value-type="float">
            <text:p>449.53</text:p>
          </table:table-cell>
        </table:table-row>
        <table:table-row table:style-name="ro1">
          <table:table-cell office:value-type="float" office:value="5070990" calcext:value-type="float">
            <text:p>5070990</text:p>
          </table:table-cell>
          <table:table-cell table:formula="of:=[.A319]/1000/(60*60*24)" office:value-type="time" office:time-value="PT01H24M30.99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354.54" calcext:value-type="float">
            <text:p>354.54</text:p>
          </table:table-cell>
          <table:table-cell office:value-type="float" office:value="450.87" calcext:value-type="float">
            <text:p>450.87</text:p>
          </table:table-cell>
        </table:table-row>
        <table:table-row table:style-name="ro1">
          <table:table-cell office:value-type="float" office:value="5086990" calcext:value-type="float">
            <text:p>5086990</text:p>
          </table:table-cell>
          <table:table-cell table:formula="of:=[.A320]/1000/(60*60*24)" office:value-type="time" office:time-value="PT01H24M46.99S" calcext:value-type="time">
            <text:p>01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55.63" calcext:value-type="float">
            <text:p>355.63</text:p>
          </table:table-cell>
          <table:table-cell office:value-type="float" office:value="452.21" calcext:value-type="float">
            <text:p>452.21</text:p>
          </table:table-cell>
        </table:table-row>
        <table:table-row table:style-name="ro1">
          <table:table-cell office:value-type="float" office:value="5102990" calcext:value-type="float">
            <text:p>5102990</text:p>
          </table:table-cell>
          <table:table-cell table:formula="of:=[.A321]/1000/(60*60*24)" office:value-type="time" office:time-value="PT01H25M02.99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356.72" calcext:value-type="float">
            <text:p>356.72</text:p>
          </table:table-cell>
          <table:table-cell office:value-type="float" office:value="453.56" calcext:value-type="float">
            <text:p>453.56</text:p>
          </table:table-cell>
        </table:table-row>
        <table:table-row table:style-name="ro1">
          <table:table-cell office:value-type="float" office:value="5118990" calcext:value-type="float">
            <text:p>5118990</text:p>
          </table:table-cell>
          <table:table-cell table:formula="of:=[.A322]/1000/(60*60*24)" office:value-type="time" office:time-value="PT01H25M18.99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357.81" calcext:value-type="float">
            <text:p>357.81</text:p>
          </table:table-cell>
          <table:table-cell office:value-type="float" office:value="454.9" calcext:value-type="float">
            <text:p>454.9</text:p>
          </table:table-cell>
        </table:table-row>
        <table:table-row table:style-name="ro1">
          <table:table-cell office:value-type="float" office:value="5134990" calcext:value-type="float">
            <text:p>5134990</text:p>
          </table:table-cell>
          <table:table-cell table:formula="of:=[.A323]/1000/(60*60*24)" office:value-type="time" office:time-value="PT01H25M34.99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358.89" calcext:value-type="float">
            <text:p>358.89</text:p>
          </table:table-cell>
          <table:table-cell office:value-type="float" office:value="456.24" calcext:value-type="float">
            <text:p>456.24</text:p>
          </table:table-cell>
        </table:table-row>
        <table:table-row table:style-name="ro1">
          <table:table-cell office:value-type="float" office:value="5150990" calcext:value-type="float">
            <text:p>5150990</text:p>
          </table:table-cell>
          <table:table-cell table:formula="of:=[.A324]/1000/(60*60*24)" office:value-type="time" office:time-value="PT01H25M50.99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359.98" calcext:value-type="float">
            <text:p>359.98</text:p>
          </table:table-cell>
          <table:table-cell office:value-type="float" office:value="457.58" calcext:value-type="float">
            <text:p>457.58</text:p>
          </table:table-cell>
        </table:table-row>
        <table:table-row table:style-name="ro1">
          <table:table-cell office:value-type="float" office:value="5166990" calcext:value-type="float">
            <text:p>5166990</text:p>
          </table:table-cell>
          <table:table-cell table:formula="of:=[.A325]/1000/(60*60*24)" office:value-type="time" office:time-value="PT01H26M06.99S" calcext:value-type="time">
            <text:p>01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61.07" calcext:value-type="float">
            <text:p>361.07</text:p>
          </table:table-cell>
          <table:table-cell office:value-type="float" office:value="458.92" calcext:value-type="float">
            <text:p>458.92</text:p>
          </table:table-cell>
        </table:table-row>
        <table:table-row table:style-name="ro1">
          <table:table-cell office:value-type="float" office:value="5182990" calcext:value-type="float">
            <text:p>5182990</text:p>
          </table:table-cell>
          <table:table-cell table:formula="of:=[.A326]/1000/(60*60*24)" office:value-type="time" office:time-value="PT01H26M22.99S" calcext:value-type="time">
            <text:p>01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62.15" calcext:value-type="float">
            <text:p>362.15</text:p>
          </table:table-cell>
          <table:table-cell office:value-type="float" office:value="460.26" calcext:value-type="float">
            <text:p>460.26</text:p>
          </table:table-cell>
        </table:table-row>
        <table:table-row table:style-name="ro1">
          <table:table-cell office:value-type="float" office:value="5198990" calcext:value-type="float">
            <text:p>5198990</text:p>
          </table:table-cell>
          <table:table-cell table:formula="of:=[.A327]/1000/(60*60*24)" office:value-type="time" office:time-value="PT01H26M38.99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363.24" calcext:value-type="float">
            <text:p>363.24</text:p>
          </table:table-cell>
          <table:table-cell office:value-type="float" office:value="461.6" calcext:value-type="float">
            <text:p>461.6</text:p>
          </table:table-cell>
        </table:table-row>
        <table:table-row table:style-name="ro1">
          <table:table-cell office:value-type="float" office:value="5214990" calcext:value-type="float">
            <text:p>5214990</text:p>
          </table:table-cell>
          <table:table-cell table:formula="of:=[.A328]/1000/(60*60*24)" office:value-type="time" office:time-value="PT01H26M54.99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364.33" calcext:value-type="float">
            <text:p>364.33</text:p>
          </table:table-cell>
          <table:table-cell office:value-type="float" office:value="462.94" calcext:value-type="float">
            <text:p>462.94</text:p>
          </table:table-cell>
        </table:table-row>
        <table:table-row table:style-name="ro1">
          <table:table-cell office:value-type="float" office:value="5230990" calcext:value-type="float">
            <text:p>5230990</text:p>
          </table:table-cell>
          <table:table-cell table:formula="of:=[.A329]/1000/(60*60*24)" office:value-type="time" office:time-value="PT01H27M10.99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365.41" calcext:value-type="float">
            <text:p>365.41</text:p>
          </table:table-cell>
          <table:table-cell office:value-type="float" office:value="464.28" calcext:value-type="float">
            <text:p>464.28</text:p>
          </table:table-cell>
        </table:table-row>
        <table:table-row table:style-name="ro1">
          <table:table-cell office:value-type="float" office:value="5246990" calcext:value-type="float">
            <text:p>5246990</text:p>
          </table:table-cell>
          <table:table-cell table:formula="of:=[.A330]/1000/(60*60*24)" office:value-type="time" office:time-value="PT01H27M26.99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366.5" calcext:value-type="float">
            <text:p>366.5</text:p>
          </table:table-cell>
          <table:table-cell office:value-type="float" office:value="465.62" calcext:value-type="float">
            <text:p>465.62</text:p>
          </table:table-cell>
        </table:table-row>
        <table:table-row table:style-name="ro1">
          <table:table-cell office:value-type="float" office:value="5262990" calcext:value-type="float">
            <text:p>5262990</text:p>
          </table:table-cell>
          <table:table-cell table:formula="of:=[.A331]/1000/(60*60*24)" office:value-type="time" office:time-value="PT01H27M42.99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367.59" calcext:value-type="float">
            <text:p>367.59</text:p>
          </table:table-cell>
          <table:table-cell office:value-type="float" office:value="466.97" calcext:value-type="float">
            <text:p>466.97</text:p>
          </table:table-cell>
        </table:table-row>
        <table:table-row table:style-name="ro1">
          <table:table-cell office:value-type="float" office:value="5278989" calcext:value-type="float">
            <text:p>5278989</text:p>
          </table:table-cell>
          <table:table-cell table:formula="of:=[.A332]/1000/(60*60*24)" office:value-type="time" office:time-value="PT01H27M58.989S" calcext:value-type="time">
            <text:p>01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8.67" calcext:value-type="float">
            <text:p>368.67</text:p>
          </table:table-cell>
          <table:table-cell office:value-type="float" office:value="468.3" calcext:value-type="float">
            <text:p>468.3</text:p>
          </table:table-cell>
        </table:table-row>
        <table:table-row table:style-name="ro1">
          <table:table-cell office:value-type="float" office:value="5294990" calcext:value-type="float">
            <text:p>5294990</text:p>
          </table:table-cell>
          <table:table-cell table:formula="of:=[.A333]/1000/(60*60*24)" office:value-type="time" office:time-value="PT01H28M14.99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369.76" calcext:value-type="float">
            <text:p>369.76</text:p>
          </table:table-cell>
          <table:table-cell office:value-type="float" office:value="469.65" calcext:value-type="float">
            <text:p>469.65</text:p>
          </table:table-cell>
        </table:table-row>
        <table:table-row table:style-name="ro1">
          <table:table-cell office:value-type="float" office:value="5310990" calcext:value-type="float">
            <text:p>5310990</text:p>
          </table:table-cell>
          <table:table-cell table:formula="of:=[.A334]/1000/(60*60*24)" office:value-type="time" office:time-value="PT01H28M30.99S" calcext:value-type="time">
            <text:p>01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70.84" calcext:value-type="float">
            <text:p>370.84</text:p>
          </table:table-cell>
          <table:table-cell office:value-type="float" office:value="470.98" calcext:value-type="float">
            <text:p>470.98</text:p>
          </table:table-cell>
        </table:table-row>
        <table:table-row table:style-name="ro1">
          <table:table-cell office:value-type="float" office:value="5326990" calcext:value-type="float">
            <text:p>5326990</text:p>
          </table:table-cell>
          <table:table-cell table:formula="of:=[.A335]/1000/(60*60*24)" office:value-type="time" office:time-value="PT01H28M46.99S" calcext:value-type="time">
            <text:p>01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371.93" calcext:value-type="float">
            <text:p>371.93</text:p>
          </table:table-cell>
          <table:table-cell office:value-type="float" office:value="472.32" calcext:value-type="float">
            <text:p>472.32</text:p>
          </table:table-cell>
        </table:table-row>
        <table:table-row table:style-name="ro1">
          <table:table-cell office:value-type="float" office:value="5342990" calcext:value-type="float">
            <text:p>5342990</text:p>
          </table:table-cell>
          <table:table-cell table:formula="of:=[.A336]/1000/(60*60*24)" office:value-type="time" office:time-value="PT01H29M02.99S" calcext:value-type="time">
            <text:p>01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73.02" calcext:value-type="float">
            <text:p>373.02</text:p>
          </table:table-cell>
          <table:table-cell office:value-type="float" office:value="473.66" calcext:value-type="float">
            <text:p>473.66</text:p>
          </table:table-cell>
        </table:table-row>
        <table:table-row table:style-name="ro1">
          <table:table-cell office:value-type="float" office:value="5358990" calcext:value-type="float">
            <text:p>5358990</text:p>
          </table:table-cell>
          <table:table-cell table:formula="of:=[.A337]/1000/(60*60*24)" office:value-type="time" office:time-value="PT01H29M18.99S" calcext:value-type="time">
            <text:p>01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74.1" calcext:value-type="float">
            <text:p>374.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374990" calcext:value-type="float">
            <text:p>5374990</text:p>
          </table:table-cell>
          <table:table-cell table:formula="of:=[.A338]/1000/(60*60*24)" office:value-type="time" office:time-value="PT01H29M34.99S" calcext:value-type="time">
            <text:p>01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375.19" calcext:value-type="float">
            <text:p>375.19</text:p>
          </table:table-cell>
          <table:table-cell office:value-type="float" office:value="476.34" calcext:value-type="float">
            <text:p>476.34</text:p>
          </table:table-cell>
        </table:table-row>
        <table:table-row table:style-name="ro1">
          <table:table-cell office:value-type="float" office:value="5390990" calcext:value-type="float">
            <text:p>5390990</text:p>
          </table:table-cell>
          <table:table-cell table:formula="of:=[.A339]/1000/(60*60*24)" office:value-type="time" office:time-value="PT01H29M50.99S" calcext:value-type="time">
            <text:p>01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76.27" calcext:value-type="float">
            <text:p>376.27</text:p>
          </table:table-cell>
          <table:table-cell office:value-type="float" office:value="477.68" calcext:value-type="float">
            <text:p>477.68</text:p>
          </table:table-cell>
        </table:table-row>
        <table:table-row table:style-name="ro1">
          <table:table-cell office:value-type="float" office:value="5406990" calcext:value-type="float">
            <text:p>5406990</text:p>
          </table:table-cell>
          <table:table-cell table:formula="of:=[.A340]/1000/(60*60*24)" office:value-type="time" office:time-value="PT01H30M06.99S" calcext:value-type="time">
            <text:p>01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77.36" calcext:value-type="float">
            <text:p>377.36</text:p>
          </table:table-cell>
          <table:table-cell office:value-type="float" office:value="479.02" calcext:value-type="float">
            <text:p>479.02</text:p>
          </table:table-cell>
        </table:table-row>
        <table:table-row table:style-name="ro1">
          <table:table-cell office:value-type="float" office:value="5422990" calcext:value-type="float">
            <text:p>5422990</text:p>
          </table:table-cell>
          <table:table-cell table:formula="of:=[.A341]/1000/(60*60*24)" office:value-type="time" office:time-value="PT01H30M22.99S" calcext:value-type="time">
            <text:p>01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78.45" calcext:value-type="float">
            <text:p>378.45</text:p>
          </table:table-cell>
          <table:table-cell office:value-type="float" office:value="480.35" calcext:value-type="float">
            <text:p>480.35</text:p>
          </table:table-cell>
        </table:table-row>
        <table:table-row table:style-name="ro1">
          <table:table-cell office:value-type="float" office:value="5438990" calcext:value-type="float">
            <text:p>5438990</text:p>
          </table:table-cell>
          <table:table-cell table:formula="of:=[.A342]/1000/(60*60*24)" office:value-type="time" office:time-value="PT01H30M38.99S" calcext:value-type="time">
            <text:p>01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79.53" calcext:value-type="float">
            <text:p>379.53</text:p>
          </table:table-cell>
          <table:table-cell office:value-type="float" office:value="481.69" calcext:value-type="float">
            <text:p>481.69</text:p>
          </table:table-cell>
        </table:table-row>
        <table:table-row table:style-name="ro1">
          <table:table-cell office:value-type="float" office:value="5454990" calcext:value-type="float">
            <text:p>5454990</text:p>
          </table:table-cell>
          <table:table-cell table:formula="of:=[.A343]/1000/(60*60*24)" office:value-type="time" office:time-value="PT01H30M54.99S" calcext:value-type="time">
            <text:p>01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80.62" calcext:value-type="float">
            <text:p>380.62</text:p>
          </table:table-cell>
          <table:table-cell office:value-type="float" office:value="483.03" calcext:value-type="float">
            <text:p>483.03</text:p>
          </table:table-cell>
        </table:table-row>
        <table:table-row table:style-name="ro1">
          <table:table-cell office:value-type="float" office:value="5470990" calcext:value-type="float">
            <text:p>5470990</text:p>
          </table:table-cell>
          <table:table-cell table:formula="of:=[.A344]/1000/(60*60*24)" office:value-type="time" office:time-value="PT01H31M10.99S" calcext:value-type="time">
            <text:p>01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381.7" calcext:value-type="float">
            <text:p>381.7</text:p>
          </table:table-cell>
          <table:table-cell office:value-type="float" office:value="484.37" calcext:value-type="float">
            <text:p>484.37</text:p>
          </table:table-cell>
        </table:table-row>
        <table:table-row table:style-name="ro1">
          <table:table-cell office:value-type="float" office:value="5486989" calcext:value-type="float">
            <text:p>5486989</text:p>
          </table:table-cell>
          <table:table-cell table:formula="of:=[.A345]/1000/(60*60*24)" office:value-type="time" office:time-value="PT01H31M26.989S" calcext:value-type="time">
            <text:p>01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82.79" calcext:value-type="float">
            <text:p>382.79</text:p>
          </table:table-cell>
          <table:table-cell office:value-type="float" office:value="485.7" calcext:value-type="float">
            <text:p>485.7</text:p>
          </table:table-cell>
        </table:table-row>
        <table:table-row table:style-name="ro1">
          <table:table-cell office:value-type="float" office:value="5502990" calcext:value-type="float">
            <text:p>5502990</text:p>
          </table:table-cell>
          <table:table-cell table:formula="of:=[.A346]/1000/(60*60*24)" office:value-type="time" office:time-value="PT01H31M42.99S" calcext:value-type="time">
            <text:p>01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383.87" calcext:value-type="float">
            <text:p>383.87</text:p>
          </table:table-cell>
          <table:table-cell office:value-type="float" office:value="487.04" calcext:value-type="float">
            <text:p>487.04</text:p>
          </table:table-cell>
        </table:table-row>
        <table:table-row table:style-name="ro1">
          <table:table-cell office:value-type="float" office:value="5518990" calcext:value-type="float">
            <text:p>5518990</text:p>
          </table:table-cell>
          <table:table-cell table:formula="of:=[.A347]/1000/(60*60*24)" office:value-type="time" office:time-value="PT01H31M58.99S" calcext:value-type="time">
            <text:p>01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384.96" calcext:value-type="float">
            <text:p>384.96</text:p>
          </table:table-cell>
          <table:table-cell office:value-type="float" office:value="488.38" calcext:value-type="float">
            <text:p>488.38</text:p>
          </table:table-cell>
        </table:table-row>
        <table:table-row table:style-name="ro1">
          <table:table-cell office:value-type="float" office:value="5534990" calcext:value-type="float">
            <text:p>5534990</text:p>
          </table:table-cell>
          <table:table-cell table:formula="of:=[.A348]/1000/(60*60*24)" office:value-type="time" office:time-value="PT01H32M14.99S" calcext:value-type="time">
            <text:p>01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86.04" calcext:value-type="float">
            <text:p>386.04</text:p>
          </table:table-cell>
          <table:table-cell office:value-type="float" office:value="489.72" calcext:value-type="float">
            <text:p>489.72</text:p>
          </table:table-cell>
        </table:table-row>
        <table:table-row table:style-name="ro1">
          <table:table-cell office:value-type="float" office:value="5550990" calcext:value-type="float">
            <text:p>5550990</text:p>
          </table:table-cell>
          <table:table-cell table:formula="of:=[.A349]/1000/(60*60*24)" office:value-type="time" office:time-value="PT01H32M30.99S" calcext:value-type="time">
            <text:p>01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87.13" calcext:value-type="float">
            <text:p>387.13</text:p>
          </table:table-cell>
          <table:table-cell office:value-type="float" office:value="491.05" calcext:value-type="float">
            <text:p>491.05</text:p>
          </table:table-cell>
        </table:table-row>
        <table:table-row table:style-name="ro1">
          <table:table-cell office:value-type="float" office:value="5566990" calcext:value-type="float">
            <text:p>5566990</text:p>
          </table:table-cell>
          <table:table-cell table:formula="of:=[.A350]/1000/(60*60*24)" office:value-type="time" office:time-value="PT01H32M46.99S" calcext:value-type="time">
            <text:p>01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388.21" calcext:value-type="float">
            <text:p>388.21</text:p>
          </table:table-cell>
          <table:table-cell office:value-type="float" office:value="492.39" calcext:value-type="float">
            <text:p>492.39</text:p>
          </table:table-cell>
        </table:table-row>
        <table:table-row table:style-name="ro1">
          <table:table-cell office:value-type="float" office:value="5582989" calcext:value-type="float">
            <text:p>5582989</text:p>
          </table:table-cell>
          <table:table-cell table:formula="of:=[.A351]/1000/(60*60*24)" office:value-type="time" office:time-value="PT01H33M02.989S" calcext:value-type="time">
            <text:p>01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89.3" calcext:value-type="float">
            <text:p>389.3</text:p>
          </table:table-cell>
          <table:table-cell office:value-type="float" office:value="493.73" calcext:value-type="float">
            <text:p>493.73</text:p>
          </table:table-cell>
        </table:table-row>
        <table:table-row table:style-name="ro1">
          <table:table-cell office:value-type="float" office:value="5598990" calcext:value-type="float">
            <text:p>5598990</text:p>
          </table:table-cell>
          <table:table-cell table:formula="of:=[.A352]/1000/(60*60*24)" office:value-type="time" office:time-value="PT01H33M18.99S" calcext:value-type="time">
            <text:p>01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0.38" calcext:value-type="float">
            <text:p>390.38</text:p>
          </table:table-cell>
          <table:table-cell office:value-type="float" office:value="495.06" calcext:value-type="float">
            <text:p>495.06</text:p>
          </table:table-cell>
        </table:table-row>
        <table:table-row table:style-name="ro1">
          <table:table-cell office:value-type="float" office:value="5614990" calcext:value-type="float">
            <text:p>5614990</text:p>
          </table:table-cell>
          <table:table-cell table:formula="of:=[.A353]/1000/(60*60*24)" office:value-type="time" office:time-value="PT01H33M34.99S" calcext:value-type="time">
            <text:p>01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1.47" calcext:value-type="float">
            <text:p>391.47</text:p>
          </table:table-cell>
          <table:table-cell office:value-type="float" office:value="496.4" calcext:value-type="float">
            <text:p>496.4</text:p>
          </table:table-cell>
        </table:table-row>
        <table:table-row table:style-name="ro1">
          <table:table-cell office:value-type="float" office:value="5630990" calcext:value-type="float">
            <text:p>5630990</text:p>
          </table:table-cell>
          <table:table-cell table:formula="of:=[.A354]/1000/(60*60*24)" office:value-type="time" office:time-value="PT01H33M50.99S" calcext:value-type="time">
            <text:p>01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2.55" calcext:value-type="float">
            <text:p>392.55</text:p>
          </table:table-cell>
          <table:table-cell office:value-type="float" office:value="497.74" calcext:value-type="float">
            <text:p>497.74</text:p>
          </table:table-cell>
        </table:table-row>
        <table:table-row table:style-name="ro1">
          <table:table-cell office:value-type="float" office:value="5646990" calcext:value-type="float">
            <text:p>5646990</text:p>
          </table:table-cell>
          <table:table-cell table:formula="of:=[.A355]/1000/(60*60*24)" office:value-type="time" office:time-value="PT01H34M06.99S" calcext:value-type="time">
            <text:p>01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3.64" calcext:value-type="float">
            <text:p>393.64</text:p>
          </table:table-cell>
          <table:table-cell office:value-type="float" office:value="499.07" calcext:value-type="float">
            <text:p>499.07</text:p>
          </table:table-cell>
        </table:table-row>
        <table:table-row table:style-name="ro1">
          <table:table-cell office:value-type="float" office:value="5662990" calcext:value-type="float">
            <text:p>5662990</text:p>
          </table:table-cell>
          <table:table-cell table:formula="of:=[.A356]/1000/(60*60*24)" office:value-type="time" office:time-value="PT01H34M22.99S" calcext:value-type="time">
            <text:p>01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4.72" calcext:value-type="float">
            <text:p>394.72</text:p>
          </table:table-cell>
          <table:table-cell office:value-type="float" office:value="500.41" calcext:value-type="float">
            <text:p>500.41</text:p>
          </table:table-cell>
        </table:table-row>
        <table:table-row table:style-name="ro1">
          <table:table-cell office:value-type="float" office:value="5678990" calcext:value-type="float">
            <text:p>5678990</text:p>
          </table:table-cell>
          <table:table-cell table:formula="of:=[.A357]/1000/(60*60*24)" office:value-type="time" office:time-value="PT01H34M38.99S" calcext:value-type="time">
            <text:p>01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5.81" calcext:value-type="float">
            <text:p>395.81</text:p>
          </table:table-cell>
          <table:table-cell office:value-type="float" office:value="501.74" calcext:value-type="float">
            <text:p>501.74</text:p>
          </table:table-cell>
        </table:table-row>
        <table:table-row table:style-name="ro1">
          <table:table-cell office:value-type="float" office:value="5694990" calcext:value-type="float">
            <text:p>5694990</text:p>
          </table:table-cell>
          <table:table-cell table:formula="of:=[.A358]/1000/(60*60*24)" office:value-type="time" office:time-value="PT01H34M54.99S" calcext:value-type="time">
            <text:p>01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396.89" calcext:value-type="float">
            <text:p>396.89</text:p>
          </table:table-cell>
          <table:table-cell office:value-type="float" office:value="503.08" calcext:value-type="float">
            <text:p>503.08</text:p>
          </table:table-cell>
        </table:table-row>
        <table:table-row table:style-name="ro1">
          <table:table-cell office:value-type="float" office:value="5710990" calcext:value-type="float">
            <text:p>5710990</text:p>
          </table:table-cell>
          <table:table-cell table:formula="of:=[.A359]/1000/(60*60*24)" office:value-type="time" office:time-value="PT01H35M10.99S" calcext:value-type="time">
            <text:p>01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7.98" calcext:value-type="float">
            <text:p>397.98</text:p>
          </table:table-cell>
          <table:table-cell office:value-type="float" office:value="504.42" calcext:value-type="float">
            <text:p>504.42</text:p>
          </table:table-cell>
        </table:table-row>
        <table:table-row table:style-name="ro1">
          <table:table-cell office:value-type="float" office:value="5726990" calcext:value-type="float">
            <text:p>5726990</text:p>
          </table:table-cell>
          <table:table-cell table:formula="of:=[.A360]/1000/(60*60*24)" office:value-type="time" office:time-value="PT01H35M26.99S" calcext:value-type="time">
            <text:p>01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399.06" calcext:value-type="float">
            <text:p>399.06</text:p>
          </table:table-cell>
          <table:table-cell office:value-type="float" office:value="505.75" calcext:value-type="float">
            <text:p>505.75</text:p>
          </table:table-cell>
        </table:table-row>
        <table:table-row table:style-name="ro1">
          <table:table-cell office:value-type="float" office:value="5742990" calcext:value-type="float">
            <text:p>5742990</text:p>
          </table:table-cell>
          <table:table-cell table:formula="of:=[.A361]/1000/(60*60*24)" office:value-type="time" office:time-value="PT01H35M42.99S" calcext:value-type="time">
            <text:p>01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400.15" calcext:value-type="float">
            <text:p>400.15</text:p>
          </table:table-cell>
          <table:table-cell office:value-type="float" office:value="507.09" calcext:value-type="float">
            <text:p>507.09</text:p>
          </table:table-cell>
        </table:table-row>
        <table:table-row table:style-name="ro1">
          <table:table-cell office:value-type="float" office:value="5758990" calcext:value-type="float">
            <text:p>5758990</text:p>
          </table:table-cell>
          <table:table-cell table:formula="of:=[.A362]/1000/(60*60*24)" office:value-type="time" office:time-value="PT01H35M58.99S" calcext:value-type="time">
            <text:p>01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1.23" calcext:value-type="float">
            <text:p>401.23</text:p>
          </table:table-cell>
          <table:table-cell office:value-type="float" office:value="508.42" calcext:value-type="float">
            <text:p>508.42</text:p>
          </table:table-cell>
        </table:table-row>
        <table:table-row table:style-name="ro1">
          <table:table-cell office:value-type="float" office:value="5774990" calcext:value-type="float">
            <text:p>5774990</text:p>
          </table:table-cell>
          <table:table-cell table:formula="of:=[.A363]/1000/(60*60*24)" office:value-type="time" office:time-value="PT01H36M14.99S" calcext:value-type="time">
            <text:p>01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2.31" calcext:value-type="float">
            <text:p>402.31</text:p>
          </table:table-cell>
          <table:table-cell office:value-type="float" office:value="509.76" calcext:value-type="float">
            <text:p>509.76</text:p>
          </table:table-cell>
        </table:table-row>
        <table:table-row table:style-name="ro1">
          <table:table-cell office:value-type="float" office:value="5790990" calcext:value-type="float">
            <text:p>5790990</text:p>
          </table:table-cell>
          <table:table-cell table:formula="of:=[.A364]/1000/(60*60*24)" office:value-type="time" office:time-value="PT01H36M30.99S" calcext:value-type="time">
            <text:p>01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3.4" calcext:value-type="float">
            <text:p>403.4</text:p>
          </table:table-cell>
          <table:table-cell office:value-type="float" office:value="511.09" calcext:value-type="float">
            <text:p>511.09</text:p>
          </table:table-cell>
        </table:table-row>
        <table:table-row table:style-name="ro1">
          <table:table-cell office:value-type="float" office:value="5806990" calcext:value-type="float">
            <text:p>5806990</text:p>
          </table:table-cell>
          <table:table-cell table:formula="of:=[.A365]/1000/(60*60*24)" office:value-type="time" office:time-value="PT01H36M46.99S" calcext:value-type="time">
            <text:p>01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4.48" calcext:value-type="float">
            <text:p>404.48</text:p>
          </table:table-cell>
          <table:table-cell office:value-type="float" office:value="512.43" calcext:value-type="float">
            <text:p>512.43</text:p>
          </table:table-cell>
        </table:table-row>
        <table:table-row table:style-name="ro1">
          <table:table-cell office:value-type="float" office:value="5822990" calcext:value-type="float">
            <text:p>5822990</text:p>
          </table:table-cell>
          <table:table-cell table:formula="of:=[.A366]/1000/(60*60*24)" office:value-type="time" office:time-value="PT01H37M02.99S" calcext:value-type="time">
            <text:p>01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405.57" calcext:value-type="float">
            <text:p>405.57</text:p>
          </table:table-cell>
          <table:table-cell office:value-type="float" office:value="513.76" calcext:value-type="float">
            <text:p>513.76</text:p>
          </table:table-cell>
        </table:table-row>
        <table:table-row table:style-name="ro1">
          <table:table-cell office:value-type="float" office:value="5838990" calcext:value-type="float">
            <text:p>5838990</text:p>
          </table:table-cell>
          <table:table-cell table:formula="of:=[.A367]/1000/(60*60*24)" office:value-type="time" office:time-value="PT01H37M18.99S" calcext:value-type="time">
            <text:p>01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6.65" calcext:value-type="float">
            <text:p>406.65</text:p>
          </table:table-cell>
          <table:table-cell office:value-type="float" office:value="515.09" calcext:value-type="float">
            <text:p>515.09</text:p>
          </table:table-cell>
        </table:table-row>
        <table:table-row table:style-name="ro1">
          <table:table-cell office:value-type="float" office:value="5854990" calcext:value-type="float">
            <text:p>5854990</text:p>
          </table:table-cell>
          <table:table-cell table:formula="of:=[.A368]/1000/(60*60*24)" office:value-type="time" office:time-value="PT01H37M34.99S" calcext:value-type="time">
            <text:p>01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407.73" calcext:value-type="float">
            <text:p>407.73</text:p>
          </table:table-cell>
          <table:table-cell office:value-type="float" office:value="516.43" calcext:value-type="float">
            <text:p>516.43</text:p>
          </table:table-cell>
        </table:table-row>
        <table:table-row table:style-name="ro1">
          <table:table-cell office:value-type="float" office:value="5870990" calcext:value-type="float">
            <text:p>5870990</text:p>
          </table:table-cell>
          <table:table-cell table:formula="of:=[.A369]/1000/(60*60*24)" office:value-type="time" office:time-value="PT01H37M50.99S" calcext:value-type="time">
            <text:p>01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408.82" calcext:value-type="float">
            <text:p>408.82</text:p>
          </table:table-cell>
          <table:table-cell office:value-type="float" office:value="517.76" calcext:value-type="float">
            <text:p>517.76</text:p>
          </table:table-cell>
        </table:table-row>
        <table:table-row table:style-name="ro1">
          <table:table-cell office:value-type="float" office:value="5886990" calcext:value-type="float">
            <text:p>5886990</text:p>
          </table:table-cell>
          <table:table-cell table:formula="of:=[.A370]/1000/(60*60*24)" office:value-type="time" office:time-value="PT01H38M06.99S" calcext:value-type="time">
            <text:p>01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09.9" calcext:value-type="float">
            <text:p>409.9</text:p>
          </table:table-cell>
          <table:table-cell office:value-type="float" office:value="519.09" calcext:value-type="float">
            <text:p>519.09</text:p>
          </table:table-cell>
        </table:table-row>
        <table:table-row table:style-name="ro1">
          <table:table-cell office:value-type="float" office:value="5902990" calcext:value-type="float">
            <text:p>5902990</text:p>
          </table:table-cell>
          <table:table-cell table:formula="of:=[.A371]/1000/(60*60*24)" office:value-type="time" office:time-value="PT01H38M22.99S" calcext:value-type="time">
            <text:p>01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410.98" calcext:value-type="float">
            <text:p>410.98</text:p>
          </table:table-cell>
          <table:table-cell office:value-type="float" office:value="520.43" calcext:value-type="float">
            <text:p>520.43</text:p>
          </table:table-cell>
        </table:table-row>
        <table:table-row table:style-name="ro1">
          <table:table-cell office:value-type="float" office:value="5918990" calcext:value-type="float">
            <text:p>5918990</text:p>
          </table:table-cell>
          <table:table-cell table:formula="of:=[.A372]/1000/(60*60*24)" office:value-type="time" office:time-value="PT01H38M38.99S" calcext:value-type="time">
            <text:p>01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412.07" calcext:value-type="float">
            <text:p>412.07</text:p>
          </table:table-cell>
          <table:table-cell office:value-type="float" office:value="521.76" calcext:value-type="float">
            <text:p>521.76</text:p>
          </table:table-cell>
        </table:table-row>
        <table:table-row table:style-name="ro1">
          <table:table-cell office:value-type="float" office:value="5934990" calcext:value-type="float">
            <text:p>5934990</text:p>
          </table:table-cell>
          <table:table-cell table:formula="of:=[.A373]/1000/(60*60*24)" office:value-type="time" office:time-value="PT01H38M54.99S" calcext:value-type="time">
            <text:p>01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413.15" calcext:value-type="float">
            <text:p>413.15</text:p>
          </table:table-cell>
          <table:table-cell office:value-type="float" office:value="523.09" calcext:value-type="float">
            <text:p>523.09</text:p>
          </table:table-cell>
        </table:table-row>
        <table:table-row table:style-name="ro1">
          <table:table-cell office:value-type="float" office:value="5950989" calcext:value-type="float">
            <text:p>5950989</text:p>
          </table:table-cell>
          <table:table-cell table:formula="of:=[.A374]/1000/(60*60*24)" office:value-type="time" office:time-value="PT01H39M10.989S" calcext:value-type="time">
            <text:p>01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14.23" calcext:value-type="float">
            <text:p>414.23</text:p>
          </table:table-cell>
          <table:table-cell office:value-type="float" office:value="524.42" calcext:value-type="float">
            <text:p>524.42</text:p>
          </table:table-cell>
        </table:table-row>
        <table:table-row table:style-name="ro1">
          <table:table-cell office:value-type="float" office:value="5966990" calcext:value-type="float">
            <text:p>5966990</text:p>
          </table:table-cell>
          <table:table-cell table:formula="of:=[.A375]/1000/(60*60*24)" office:value-type="time" office:time-value="PT01H39M26.99S" calcext:value-type="time">
            <text:p>01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415.32" calcext:value-type="float">
            <text:p>415.32</text:p>
          </table:table-cell>
          <table:table-cell office:value-type="float" office:value="525.76" calcext:value-type="float">
            <text:p>525.76</text:p>
          </table:table-cell>
        </table:table-row>
        <table:table-row table:style-name="ro1">
          <table:table-cell office:value-type="float" office:value="5982990" calcext:value-type="float">
            <text:p>5982990</text:p>
          </table:table-cell>
          <table:table-cell table:formula="of:=[.A376]/1000/(60*60*24)" office:value-type="time" office:time-value="PT01H39M42.99S" calcext:value-type="time">
            <text:p>01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416.4" calcext:value-type="float">
            <text:p>416.4</text:p>
          </table:table-cell>
          <table:table-cell office:value-type="float" office:value="527.09" calcext:value-type="float">
            <text:p>527.09</text:p>
          </table:table-cell>
        </table:table-row>
        <table:table-row table:style-name="ro1">
          <table:table-cell office:value-type="float" office:value="5998990" calcext:value-type="float">
            <text:p>5998990</text:p>
          </table:table-cell>
          <table:table-cell table:formula="of:=[.A377]/1000/(60*60*24)" office:value-type="time" office:time-value="PT01H39M58.99S" calcext:value-type="time">
            <text:p>01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17.48" calcext:value-type="float">
            <text:p>417.48</text:p>
          </table:table-cell>
          <table:table-cell office:value-type="float" office:value="528.42" calcext:value-type="float">
            <text:p>528.42</text:p>
          </table:table-cell>
        </table:table-row>
        <table:table-row table:style-name="ro1">
          <table:table-cell office:value-type="float" office:value="6014990" calcext:value-type="float">
            <text:p>6014990</text:p>
          </table:table-cell>
          <table:table-cell table:formula="of:=[.A378]/1000/(60*60*24)" office:value-type="time" office:time-value="PT01H40M14.99S" calcext:value-type="time">
            <text:p>01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418.57" calcext:value-type="float">
            <text:p>418.57</text:p>
          </table:table-cell>
          <table:table-cell office:value-type="float" office:value="529.75" calcext:value-type="float">
            <text:p>529.75</text:p>
          </table:table-cell>
        </table:table-row>
        <table:table-row table:style-name="ro1">
          <table:table-cell office:value-type="float" office:value="6030990" calcext:value-type="float">
            <text:p>6030990</text:p>
          </table:table-cell>
          <table:table-cell table:formula="of:=[.A379]/1000/(60*60*24)" office:value-type="time" office:time-value="PT01H40M30.99S" calcext:value-type="time">
            <text:p>01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419.65" calcext:value-type="float">
            <text:p>419.65</text:p>
          </table:table-cell>
          <table:table-cell office:value-type="float" office:value="531.08" calcext:value-type="float">
            <text:p>531.08</text:p>
          </table:table-cell>
        </table:table-row>
        <table:table-row table:style-name="ro1">
          <table:table-cell office:value-type="float" office:value="6046990" calcext:value-type="float">
            <text:p>6046990</text:p>
          </table:table-cell>
          <table:table-cell table:formula="of:=[.A380]/1000/(60*60*24)" office:value-type="time" office:time-value="PT01H40M46.99S" calcext:value-type="time">
            <text:p>01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420.73" calcext:value-type="float">
            <text:p>420.73</text:p>
          </table:table-cell>
          <table:table-cell office:value-type="float" office:value="532.41" calcext:value-type="float">
            <text:p>532.41</text:p>
          </table:table-cell>
        </table:table-row>
        <table:table-row table:style-name="ro1">
          <table:table-cell office:value-type="float" office:value="6062990" calcext:value-type="float">
            <text:p>6062990</text:p>
          </table:table-cell>
          <table:table-cell table:formula="of:=[.A381]/1000/(60*60*24)" office:value-type="time" office:time-value="PT01H41M02.99S" calcext:value-type="time">
            <text:p>01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3.74" calcext:value-type="float">
            <text:p>533.74</text:p>
          </table:table-cell>
        </table:table-row>
        <table:table-row table:style-name="ro1">
          <table:table-cell office:value-type="float" office:value="6078990" calcext:value-type="float">
            <text:p>6078990</text:p>
          </table:table-cell>
          <table:table-cell table:formula="of:=[.A382]/1000/(60*60*24)" office:value-type="time" office:time-value="PT01H41M18.99S" calcext:value-type="time">
            <text:p>01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422.9" calcext:value-type="float">
            <text:p>422.9</text:p>
          </table:table-cell>
          <table:table-cell office:value-type="float" office:value="535.07" calcext:value-type="float">
            <text:p>535.07</text:p>
          </table:table-cell>
        </table:table-row>
        <table:table-row table:style-name="ro1">
          <table:table-cell office:value-type="float" office:value="6094990" calcext:value-type="float">
            <text:p>6094990</text:p>
          </table:table-cell>
          <table:table-cell table:formula="of:=[.A383]/1000/(60*60*24)" office:value-type="time" office:time-value="PT01H41M34.99S" calcext:value-type="time">
            <text:p>01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3.98" calcext:value-type="float">
            <text:p>423.98</text:p>
          </table:table-cell>
          <table:table-cell office:value-type="float" office:value="536.4" calcext:value-type="float">
            <text:p>536.4</text:p>
          </table:table-cell>
        </table:table-row>
        <table:table-row table:style-name="ro1">
          <table:table-cell office:value-type="float" office:value="6110990" calcext:value-type="float">
            <text:p>6110990</text:p>
          </table:table-cell>
          <table:table-cell table:formula="of:=[.A384]/1000/(60*60*24)" office:value-type="time" office:time-value="PT01H41M50.99S" calcext:value-type="time">
            <text:p>01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5.06" calcext:value-type="float">
            <text:p>425.06</text:p>
          </table:table-cell>
          <table:table-cell office:value-type="float" office:value="537.73" calcext:value-type="float">
            <text:p>537.73</text:p>
          </table:table-cell>
        </table:table-row>
        <table:table-row table:style-name="ro1">
          <table:table-cell office:value-type="float" office:value="6126990" calcext:value-type="float">
            <text:p>6126990</text:p>
          </table:table-cell>
          <table:table-cell table:formula="of:=[.A385]/1000/(60*60*24)" office:value-type="time" office:time-value="PT01H42M06.99S" calcext:value-type="time">
            <text:p>01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6.15" calcext:value-type="float">
            <text:p>426.15</text:p>
          </table:table-cell>
          <table:table-cell office:value-type="float" office:value="539.06" calcext:value-type="float">
            <text:p>539.06</text:p>
          </table:table-cell>
        </table:table-row>
        <table:table-row table:style-name="ro1">
          <table:table-cell office:value-type="float" office:value="6142990" calcext:value-type="float">
            <text:p>6142990</text:p>
          </table:table-cell>
          <table:table-cell table:formula="of:=[.A386]/1000/(60*60*24)" office:value-type="time" office:time-value="PT01H42M22.99S" calcext:value-type="time">
            <text:p>01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7.23" calcext:value-type="float">
            <text:p>427.23</text:p>
          </table:table-cell>
          <table:table-cell office:value-type="float" office:value="540.39" calcext:value-type="float">
            <text:p>540.39</text:p>
          </table:table-cell>
        </table:table-row>
        <table:table-row table:style-name="ro1">
          <table:table-cell office:value-type="float" office:value="6158990" calcext:value-type="float">
            <text:p>6158990</text:p>
          </table:table-cell>
          <table:table-cell table:formula="of:=[.A387]/1000/(60*60*24)" office:value-type="time" office:time-value="PT01H42M38.99S" calcext:value-type="time">
            <text:p>01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8.31" calcext:value-type="float">
            <text:p>428.31</text:p>
          </table:table-cell>
          <table:table-cell office:value-type="float" office:value="541.72" calcext:value-type="float">
            <text:p>541.72</text:p>
          </table:table-cell>
        </table:table-row>
        <table:table-row table:style-name="ro1">
          <table:table-cell office:value-type="float" office:value="6174990" calcext:value-type="float">
            <text:p>6174990</text:p>
          </table:table-cell>
          <table:table-cell table:formula="of:=[.A388]/1000/(60*60*24)" office:value-type="time" office:time-value="PT01H42M54.99S" calcext:value-type="time">
            <text:p>01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29.4" calcext:value-type="float">
            <text:p>429.4</text:p>
          </table:table-cell>
          <table:table-cell office:value-type="float" office:value="543.05" calcext:value-type="float">
            <text:p>543.05</text:p>
          </table:table-cell>
        </table:table-row>
        <table:table-row table:style-name="ro1">
          <table:table-cell office:value-type="float" office:value="6190990" calcext:value-type="float">
            <text:p>6190990</text:p>
          </table:table-cell>
          <table:table-cell table:formula="of:=[.A389]/1000/(60*60*24)" office:value-type="time" office:time-value="PT01H43M10.99S" calcext:value-type="time">
            <text:p>01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30.48" calcext:value-type="float">
            <text:p>430.48</text:p>
          </table:table-cell>
          <table:table-cell office:value-type="float" office:value="544.38" calcext:value-type="float">
            <text:p>544.38</text:p>
          </table:table-cell>
        </table:table-row>
        <table:table-row table:style-name="ro1">
          <table:table-cell office:value-type="float" office:value="6206990" calcext:value-type="float">
            <text:p>6206990</text:p>
          </table:table-cell>
          <table:table-cell table:formula="of:=[.A390]/1000/(60*60*24)" office:value-type="time" office:time-value="PT01H43M26.99S" calcext:value-type="time">
            <text:p>01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431.56" calcext:value-type="float">
            <text:p>431.56</text:p>
          </table:table-cell>
          <table:table-cell office:value-type="float" office:value="545.71" calcext:value-type="float">
            <text:p>545.71</text:p>
          </table:table-cell>
        </table:table-row>
        <table:table-row table:style-name="ro1">
          <table:table-cell office:value-type="float" office:value="6222990" calcext:value-type="float">
            <text:p>6222990</text:p>
          </table:table-cell>
          <table:table-cell table:formula="of:=[.A391]/1000/(60*60*24)" office:value-type="time" office:time-value="PT01H43M42.99S" calcext:value-type="time">
            <text:p>01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432.64" calcext:value-type="float">
            <text:p>432.64</text:p>
          </table:table-cell>
          <table:table-cell office:value-type="float" office:value="547.04" calcext:value-type="float">
            <text:p>547.04</text:p>
          </table:table-cell>
        </table:table-row>
        <table:table-row table:style-name="ro1">
          <table:table-cell office:value-type="float" office:value="6238990" calcext:value-type="float">
            <text:p>6238990</text:p>
          </table:table-cell>
          <table:table-cell table:formula="of:=[.A392]/1000/(60*60*24)" office:value-type="time" office:time-value="PT01H43M58.99S" calcext:value-type="time">
            <text:p>01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33.72" calcext:value-type="float">
            <text:p>433.72</text:p>
          </table:table-cell>
          <table:table-cell office:value-type="float" office:value="548.37" calcext:value-type="float">
            <text:p>548.37</text:p>
          </table:table-cell>
        </table:table-row>
        <table:table-row table:style-name="ro1">
          <table:table-cell office:value-type="float" office:value="6254990" calcext:value-type="float">
            <text:p>6254990</text:p>
          </table:table-cell>
          <table:table-cell table:formula="of:=[.A393]/1000/(60*60*24)" office:value-type="time" office:time-value="PT01H44M14.99S" calcext:value-type="time">
            <text:p>01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434.81" calcext:value-type="float">
            <text:p>434.81</text:p>
          </table:table-cell>
          <table:table-cell office:value-type="float" office:value="549.7" calcext:value-type="float">
            <text:p>549.7</text:p>
          </table:table-cell>
        </table:table-row>
        <table:table-row table:style-name="ro1">
          <table:table-cell office:value-type="float" office:value="6270989" calcext:value-type="float">
            <text:p>6270989</text:p>
          </table:table-cell>
          <table:table-cell table:formula="of:=[.A394]/1000/(60*60*24)" office:value-type="time" office:time-value="PT01H44M30.989S" calcext:value-type="time">
            <text:p>01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35.89" calcext:value-type="float">
            <text:p>435.89</text:p>
          </table:table-cell>
          <table:table-cell office:value-type="float" office:value="551.03" calcext:value-type="float">
            <text:p>551.03</text:p>
          </table:table-cell>
        </table:table-row>
        <table:table-row table:style-name="ro1">
          <table:table-cell office:value-type="float" office:value="6286990" calcext:value-type="float">
            <text:p>6286990</text:p>
          </table:table-cell>
          <table:table-cell table:formula="of:=[.A395]/1000/(60*60*24)" office:value-type="time" office:time-value="PT01H44M46.99S" calcext:value-type="time">
            <text:p>01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36.97" calcext:value-type="float">
            <text:p>436.97</text:p>
          </table:table-cell>
          <table:table-cell office:value-type="float" office:value="552.36" calcext:value-type="float">
            <text:p>552.36</text:p>
          </table:table-cell>
        </table:table-row>
        <table:table-row table:style-name="ro1">
          <table:table-cell office:value-type="float" office:value="6302990" calcext:value-type="float">
            <text:p>6302990</text:p>
          </table:table-cell>
          <table:table-cell table:formula="of:=[.A396]/1000/(60*60*24)" office:value-type="time" office:time-value="PT01H45M02.99S" calcext:value-type="time">
            <text:p>01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38.05" calcext:value-type="float">
            <text:p>438.05</text:p>
          </table:table-cell>
          <table:table-cell office:value-type="float" office:value="553.69" calcext:value-type="float">
            <text:p>553.69</text:p>
          </table:table-cell>
        </table:table-row>
        <table:table-row table:style-name="ro1">
          <table:table-cell office:value-type="float" office:value="6318990" calcext:value-type="float">
            <text:p>6318990</text:p>
          </table:table-cell>
          <table:table-cell table:formula="of:=[.A397]/1000/(60*60*24)" office:value-type="time" office:time-value="PT01H45M18.99S" calcext:value-type="time">
            <text:p>01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39.14" calcext:value-type="float">
            <text:p>439.14</text:p>
          </table:table-cell>
          <table:table-cell office:value-type="float" office:value="555.02" calcext:value-type="float">
            <text:p>555.02</text:p>
          </table:table-cell>
        </table:table-row>
        <table:table-row table:style-name="ro1">
          <table:table-cell office:value-type="float" office:value="6334990" calcext:value-type="float">
            <text:p>6334990</text:p>
          </table:table-cell>
          <table:table-cell table:formula="of:=[.A398]/1000/(60*60*24)" office:value-type="time" office:time-value="PT01H45M34.99S" calcext:value-type="time">
            <text:p>01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40.22" calcext:value-type="float">
            <text:p>440.22</text:p>
          </table:table-cell>
          <table:table-cell office:value-type="float" office:value="556.35" calcext:value-type="float">
            <text:p>556.35</text:p>
          </table:table-cell>
        </table:table-row>
        <table:table-row table:style-name="ro1">
          <table:table-cell office:value-type="float" office:value="6350990" calcext:value-type="float">
            <text:p>6350990</text:p>
          </table:table-cell>
          <table:table-cell table:formula="of:=[.A399]/1000/(60*60*24)" office:value-type="time" office:time-value="PT01H45M50.99S" calcext:value-type="time">
            <text:p>01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441.3" calcext:value-type="float">
            <text:p>441.3</text:p>
          </table:table-cell>
          <table:table-cell office:value-type="float" office:value="557.68" calcext:value-type="float">
            <text:p>557.68</text:p>
          </table:table-cell>
        </table:table-row>
        <table:table-row table:style-name="ro1">
          <table:table-cell office:value-type="float" office:value="6366990" calcext:value-type="float">
            <text:p>6366990</text:p>
          </table:table-cell>
          <table:table-cell table:formula="of:=[.A400]/1000/(60*60*24)" office:value-type="time" office:time-value="PT01H46M06.99S" calcext:value-type="time">
            <text:p>01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2.38" calcext:value-type="float">
            <text:p>442.38</text:p>
          </table:table-cell>
          <table:table-cell office:value-type="float" office:value="559.01" calcext:value-type="float">
            <text:p>559.01</text:p>
          </table:table-cell>
        </table:table-row>
        <table:table-row table:style-name="ro1">
          <table:table-cell office:value-type="float" office:value="6382990" calcext:value-type="float">
            <text:p>6382990</text:p>
          </table:table-cell>
          <table:table-cell table:formula="of:=[.A401]/1000/(60*60*24)" office:value-type="time" office:time-value="PT01H46M22.99S" calcext:value-type="time">
            <text:p>01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3.46" calcext:value-type="float">
            <text:p>443.46</text:p>
          </table:table-cell>
          <table:table-cell office:value-type="float" office:value="560.33" calcext:value-type="float">
            <text:p>560.33</text:p>
          </table:table-cell>
        </table:table-row>
        <table:table-row table:style-name="ro1">
          <table:table-cell office:value-type="float" office:value="6398990" calcext:value-type="float">
            <text:p>6398990</text:p>
          </table:table-cell>
          <table:table-cell table:formula="of:=[.A402]/1000/(60*60*24)" office:value-type="time" office:time-value="PT01H46M38.99S" calcext:value-type="time">
            <text:p>01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4.54" calcext:value-type="float">
            <text:p>444.54</text:p>
          </table:table-cell>
          <table:table-cell office:value-type="float" office:value="561.66" calcext:value-type="float">
            <text:p>561.66</text:p>
          </table:table-cell>
        </table:table-row>
        <table:table-row table:style-name="ro1">
          <table:table-cell office:value-type="float" office:value="6414990" calcext:value-type="float">
            <text:p>6414990</text:p>
          </table:table-cell>
          <table:table-cell table:formula="of:=[.A403]/1000/(60*60*24)" office:value-type="time" office:time-value="PT01H46M54.99S" calcext:value-type="time">
            <text:p>01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5.63" calcext:value-type="float">
            <text:p>445.63</text:p>
          </table:table-cell>
          <table:table-cell office:value-type="float" office:value="562.99" calcext:value-type="float">
            <text:p>562.99</text:p>
          </table:table-cell>
        </table:table-row>
        <table:table-row table:style-name="ro1">
          <table:table-cell office:value-type="float" office:value="6430990" calcext:value-type="float">
            <text:p>6430990</text:p>
          </table:table-cell>
          <table:table-cell table:formula="of:=[.A404]/1000/(60*60*24)" office:value-type="time" office:time-value="PT01H47M10.99S" calcext:value-type="time">
            <text:p>01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6.71" calcext:value-type="float">
            <text:p>446.71</text:p>
          </table:table-cell>
          <table:table-cell office:value-type="float" office:value="564.32" calcext:value-type="float">
            <text:p>564.32</text:p>
          </table:table-cell>
        </table:table-row>
        <table:table-row table:style-name="ro1">
          <table:table-cell office:value-type="float" office:value="6446990" calcext:value-type="float">
            <text:p>6446990</text:p>
          </table:table-cell>
          <table:table-cell table:formula="of:=[.A405]/1000/(60*60*24)" office:value-type="time" office:time-value="PT01H47M26.99S" calcext:value-type="time">
            <text:p>01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7.79" calcext:value-type="float">
            <text:p>447.79</text:p>
          </table:table-cell>
          <table:table-cell office:value-type="float" office:value="565.65" calcext:value-type="float">
            <text:p>565.65</text:p>
          </table:table-cell>
        </table:table-row>
        <table:table-row table:style-name="ro1">
          <table:table-cell office:value-type="float" office:value="6462990" calcext:value-type="float">
            <text:p>6462990</text:p>
          </table:table-cell>
          <table:table-cell table:formula="of:=[.A406]/1000/(60*60*24)" office:value-type="time" office:time-value="PT01H47M42.99S" calcext:value-type="time">
            <text:p>01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8.87" calcext:value-type="float">
            <text:p>448.87</text:p>
          </table:table-cell>
          <table:table-cell office:value-type="float" office:value="566.98" calcext:value-type="float">
            <text:p>566.98</text:p>
          </table:table-cell>
        </table:table-row>
        <table:table-row table:style-name="ro1">
          <table:table-cell office:value-type="float" office:value="6478990" calcext:value-type="float">
            <text:p>6478990</text:p>
          </table:table-cell>
          <table:table-cell table:formula="of:=[.A407]/1000/(60*60*24)" office:value-type="time" office:time-value="PT01H47M58.99S" calcext:value-type="time">
            <text:p>01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449.95" calcext:value-type="float">
            <text:p>449.95</text:p>
          </table:table-cell>
          <table:table-cell office:value-type="float" office:value="568.31" calcext:value-type="float">
            <text:p>568.31</text:p>
          </table:table-cell>
        </table:table-row>
        <table:table-row table:style-name="ro1">
          <table:table-cell office:value-type="float" office:value="6494990" calcext:value-type="float">
            <text:p>6494990</text:p>
          </table:table-cell>
          <table:table-cell table:formula="of:=[.A408]/1000/(60*60*24)" office:value-type="time" office:time-value="PT01H48M14.99S" calcext:value-type="time">
            <text:p>01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51.03" calcext:value-type="float">
            <text:p>451.03</text:p>
          </table:table-cell>
          <table:table-cell office:value-type="float" office:value="569.64" calcext:value-type="float">
            <text:p>569.64</text:p>
          </table:table-cell>
        </table:table-row>
        <table:table-row table:style-name="ro1">
          <table:table-cell office:value-type="float" office:value="6510990" calcext:value-type="float">
            <text:p>6510990</text:p>
          </table:table-cell>
          <table:table-cell table:formula="of:=[.A409]/1000/(60*60*24)" office:value-type="time" office:time-value="PT01H48M30.99S" calcext:value-type="time">
            <text:p>01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452.12" calcext:value-type="float">
            <text:p>452.12</text:p>
          </table:table-cell>
          <table:table-cell office:value-type="float" office:value="570.96" calcext:value-type="float">
            <text:p>570.96</text:p>
          </table:table-cell>
        </table:table-row>
        <table:table-row table:style-name="ro1">
          <table:table-cell office:value-type="float" office:value="6526990" calcext:value-type="float">
            <text:p>6526990</text:p>
          </table:table-cell>
          <table:table-cell table:formula="of:=[.A410]/1000/(60*60*24)" office:value-type="time" office:time-value="PT01H48M46.99S" calcext:value-type="time">
            <text:p>01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3.2" calcext:value-type="float">
            <text:p>453.2</text:p>
          </table:table-cell>
          <table:table-cell office:value-type="float" office:value="572.29" calcext:value-type="float">
            <text:p>572.29</text:p>
          </table:table-cell>
        </table:table-row>
        <table:table-row table:style-name="ro1">
          <table:table-cell office:value-type="float" office:value="6542990" calcext:value-type="float">
            <text:p>6542990</text:p>
          </table:table-cell>
          <table:table-cell table:formula="of:=[.A411]/1000/(60*60*24)" office:value-type="time" office:time-value="PT01H49M02.99S" calcext:value-type="time">
            <text:p>01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4.28" calcext:value-type="float">
            <text:p>454.28</text:p>
          </table:table-cell>
          <table:table-cell office:value-type="float" office:value="573.62" calcext:value-type="float">
            <text:p>573.62</text:p>
          </table:table-cell>
        </table:table-row>
        <table:table-row table:style-name="ro1">
          <table:table-cell office:value-type="float" office:value="6558990" calcext:value-type="float">
            <text:p>6558990</text:p>
          </table:table-cell>
          <table:table-cell table:formula="of:=[.A412]/1000/(60*60*24)" office:value-type="time" office:time-value="PT01H49M18.99S" calcext:value-type="time">
            <text:p>01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5.36" calcext:value-type="float">
            <text:p>455.36</text:p>
          </table:table-cell>
          <table:table-cell office:value-type="float" office:value="574.95" calcext:value-type="float">
            <text:p>574.95</text:p>
          </table:table-cell>
        </table:table-row>
        <table:table-row table:style-name="ro1">
          <table:table-cell office:value-type="float" office:value="6574990" calcext:value-type="float">
            <text:p>6574990</text:p>
          </table:table-cell>
          <table:table-cell table:formula="of:=[.A413]/1000/(60*60*24)" office:value-type="time" office:time-value="PT01H49M34.99S" calcext:value-type="time">
            <text:p>01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6.44" calcext:value-type="float">
            <text:p>456.44</text:p>
          </table:table-cell>
          <table:table-cell office:value-type="float" office:value="576.28" calcext:value-type="float">
            <text:p>576.28</text:p>
          </table:table-cell>
        </table:table-row>
        <table:table-row table:style-name="ro1">
          <table:table-cell office:value-type="float" office:value="6590990" calcext:value-type="float">
            <text:p>6590990</text:p>
          </table:table-cell>
          <table:table-cell table:formula="of:=[.A414]/1000/(60*60*24)" office:value-type="time" office:time-value="PT01H49M50.99S" calcext:value-type="time">
            <text:p>01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57.52" calcext:value-type="float">
            <text:p>457.52</text:p>
          </table:table-cell>
          <table:table-cell office:value-type="float" office:value="577.6" calcext:value-type="float">
            <text:p>577.6</text:p>
          </table:table-cell>
        </table:table-row>
        <table:table-row table:style-name="ro1">
          <table:table-cell office:value-type="float" office:value="6606990" calcext:value-type="float">
            <text:p>6606990</text:p>
          </table:table-cell>
          <table:table-cell table:formula="of:=[.A415]/1000/(60*60*24)" office:value-type="time" office:time-value="PT01H50M06.99S" calcext:value-type="time">
            <text:p>01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8.6" calcext:value-type="float">
            <text:p>458.6</text:p>
          </table:table-cell>
          <table:table-cell office:value-type="float" office:value="578.93" calcext:value-type="float">
            <text:p>578.93</text:p>
          </table:table-cell>
        </table:table-row>
        <table:table-row table:style-name="ro1">
          <table:table-cell office:value-type="float" office:value="6622990" calcext:value-type="float">
            <text:p>6622990</text:p>
          </table:table-cell>
          <table:table-cell table:formula="of:=[.A416]/1000/(60*60*24)" office:value-type="time" office:time-value="PT01H50M22.99S" calcext:value-type="time">
            <text:p>01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459.69" calcext:value-type="float">
            <text:p>459.69</text:p>
          </table:table-cell>
          <table:table-cell office:value-type="float" office:value="580.26" calcext:value-type="float">
            <text:p>580.26</text:p>
          </table:table-cell>
        </table:table-row>
        <table:table-row table:style-name="ro1">
          <table:table-cell office:value-type="float" office:value="6638990" calcext:value-type="float">
            <text:p>6638990</text:p>
          </table:table-cell>
          <table:table-cell table:formula="of:=[.A417]/1000/(60*60*24)" office:value-type="time" office:time-value="PT01H50M38.99S" calcext:value-type="time">
            <text:p>01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60.77" calcext:value-type="float">
            <text:p>460.77</text:p>
          </table:table-cell>
          <table:table-cell office:value-type="float" office:value="581.59" calcext:value-type="float">
            <text:p>581.59</text:p>
          </table:table-cell>
        </table:table-row>
        <table:table-row table:style-name="ro1">
          <table:table-cell office:value-type="float" office:value="6654990" calcext:value-type="float">
            <text:p>6654990</text:p>
          </table:table-cell>
          <table:table-cell table:formula="of:=[.A418]/1000/(60*60*24)" office:value-type="time" office:time-value="PT01H50M54.99S" calcext:value-type="time">
            <text:p>01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61.85" calcext:value-type="float">
            <text:p>461.85</text:p>
          </table:table-cell>
          <table:table-cell office:value-type="float" office:value="582.92" calcext:value-type="float">
            <text:p>582.92</text:p>
          </table:table-cell>
        </table:table-row>
        <table:table-row table:style-name="ro1">
          <table:table-cell office:value-type="float" office:value="6670990" calcext:value-type="float">
            <text:p>6670990</text:p>
          </table:table-cell>
          <table:table-cell table:formula="of:=[.A419]/1000/(60*60*24)" office:value-type="time" office:time-value="PT01H51M10.99S" calcext:value-type="time">
            <text:p>01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62.93" calcext:value-type="float">
            <text:p>462.93</text:p>
          </table:table-cell>
          <table:table-cell office:value-type="float" office:value="584.24" calcext:value-type="float">
            <text:p>584.24</text:p>
          </table:table-cell>
        </table:table-row>
        <table:table-row table:style-name="ro1">
          <table:table-cell office:value-type="float" office:value="6686990" calcext:value-type="float">
            <text:p>6686990</text:p>
          </table:table-cell>
          <table:table-cell table:formula="of:=[.A420]/1000/(60*60*24)" office:value-type="time" office:time-value="PT01H51M26.99S" calcext:value-type="time">
            <text:p>01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64.01" calcext:value-type="float">
            <text:p>464.01</text:p>
          </table:table-cell>
          <table:table-cell office:value-type="float" office:value="585.57" calcext:value-type="float">
            <text:p>585.57</text:p>
          </table:table-cell>
        </table:table-row>
        <table:table-row table:style-name="ro1">
          <table:table-cell office:value-type="float" office:value="6702990" calcext:value-type="float">
            <text:p>6702990</text:p>
          </table:table-cell>
          <table:table-cell table:formula="of:=[.A421]/1000/(60*60*24)" office:value-type="time" office:time-value="PT01H51M42.99S" calcext:value-type="time">
            <text:p>01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65.09" calcext:value-type="float">
            <text:p>465.09</text:p>
          </table:table-cell>
          <table:table-cell office:value-type="float" office:value="586.9" calcext:value-type="float">
            <text:p>586.9</text:p>
          </table:table-cell>
        </table:table-row>
        <table:table-row table:style-name="ro1">
          <table:table-cell office:value-type="float" office:value="6718990" calcext:value-type="float">
            <text:p>6718990</text:p>
          </table:table-cell>
          <table:table-cell table:formula="of:=[.A422]/1000/(60*60*24)" office:value-type="time" office:time-value="PT01H51M58.99S" calcext:value-type="time">
            <text:p>01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66.17" calcext:value-type="float">
            <text:p>466.17</text:p>
          </table:table-cell>
          <table:table-cell office:value-type="float" office:value="588.22" calcext:value-type="float">
            <text:p>588.22</text:p>
          </table:table-cell>
        </table:table-row>
        <table:table-row table:style-name="ro1">
          <table:table-cell office:value-type="float" office:value="6734990" calcext:value-type="float">
            <text:p>6734990</text:p>
          </table:table-cell>
          <table:table-cell table:formula="of:=[.A423]/1000/(60*60*24)" office:value-type="time" office:time-value="PT01H52M14.99S" calcext:value-type="time">
            <text:p>01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67.25" calcext:value-type="float">
            <text:p>467.25</text:p>
          </table:table-cell>
          <table:table-cell office:value-type="float" office:value="589.55" calcext:value-type="float">
            <text:p>589.55</text:p>
          </table:table-cell>
        </table:table-row>
        <table:table-row table:style-name="ro1">
          <table:table-cell office:value-type="float" office:value="6750990" calcext:value-type="float">
            <text:p>6750990</text:p>
          </table:table-cell>
          <table:table-cell table:formula="of:=[.A424]/1000/(60*60*24)" office:value-type="time" office:time-value="PT01H52M30.99S" calcext:value-type="time">
            <text:p>01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468.33" calcext:value-type="float">
            <text:p>468.33</text:p>
          </table:table-cell>
          <table:table-cell office:value-type="float" office:value="590.88" calcext:value-type="float">
            <text:p>590.88</text:p>
          </table:table-cell>
        </table:table-row>
        <table:table-row table:style-name="ro1">
          <table:table-cell office:value-type="float" office:value="6766990" calcext:value-type="float">
            <text:p>6766990</text:p>
          </table:table-cell>
          <table:table-cell table:formula="of:=[.A425]/1000/(60*60*24)" office:value-type="time" office:time-value="PT01H52M46.99S" calcext:value-type="time">
            <text:p>01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69.41" calcext:value-type="float">
            <text:p>469.41</text:p>
          </table:table-cell>
          <table:table-cell office:value-type="float" office:value="592.21" calcext:value-type="float">
            <text:p>592.21</text:p>
          </table:table-cell>
        </table:table-row>
        <table:table-row table:style-name="ro1">
          <table:table-cell office:value-type="float" office:value="6782990" calcext:value-type="float">
            <text:p>6782990</text:p>
          </table:table-cell>
          <table:table-cell table:formula="of:=[.A426]/1000/(60*60*24)" office:value-type="time" office:time-value="PT01H53M02.99S" calcext:value-type="time">
            <text:p>01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470.49" calcext:value-type="float">
            <text:p>470.49</text:p>
          </table:table-cell>
          <table:table-cell office:value-type="float" office:value="593.53" calcext:value-type="float">
            <text:p>593.53</text:p>
          </table:table-cell>
        </table:table-row>
        <table:table-row table:style-name="ro1">
          <table:table-cell office:value-type="float" office:value="6798990" calcext:value-type="float">
            <text:p>6798990</text:p>
          </table:table-cell>
          <table:table-cell table:formula="of:=[.A427]/1000/(60*60*24)" office:value-type="time" office:time-value="PT01H53M18.99S" calcext:value-type="time">
            <text:p>01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71.58" calcext:value-type="float">
            <text:p>471.58</text:p>
          </table:table-cell>
          <table:table-cell office:value-type="float" office:value="594.86" calcext:value-type="float">
            <text:p>594.86</text:p>
          </table:table-cell>
        </table:table-row>
        <table:table-row table:style-name="ro1">
          <table:table-cell office:value-type="float" office:value="6814990" calcext:value-type="float">
            <text:p>6814990</text:p>
          </table:table-cell>
          <table:table-cell table:formula="of:=[.A428]/1000/(60*60*24)" office:value-type="time" office:time-value="PT01H53M34.99S" calcext:value-type="time">
            <text:p>01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72.66" calcext:value-type="float">
            <text:p>472.66</text:p>
          </table:table-cell>
          <table:table-cell office:value-type="float" office:value="596.19" calcext:value-type="float">
            <text:p>596.19</text:p>
          </table:table-cell>
        </table:table-row>
        <table:table-row table:style-name="ro1">
          <table:table-cell office:value-type="float" office:value="6830990" calcext:value-type="float">
            <text:p>6830990</text:p>
          </table:table-cell>
          <table:table-cell table:formula="of:=[.A429]/1000/(60*60*24)" office:value-type="time" office:time-value="PT01H53M50.99S" calcext:value-type="time">
            <text:p>01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73.74" calcext:value-type="float">
            <text:p>473.74</text:p>
          </table:table-cell>
          <table:table-cell office:value-type="float" office:value="597.51" calcext:value-type="float">
            <text:p>597.51</text:p>
          </table:table-cell>
        </table:table-row>
        <table:table-row table:style-name="ro1">
          <table:table-cell office:value-type="float" office:value="6846990" calcext:value-type="float">
            <text:p>6846990</text:p>
          </table:table-cell>
          <table:table-cell table:formula="of:=[.A430]/1000/(60*60*24)" office:value-type="time" office:time-value="PT01H54M06.99S" calcext:value-type="time">
            <text:p>01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74.82" calcext:value-type="float">
            <text:p>474.82</text:p>
          </table:table-cell>
          <table:table-cell office:value-type="float" office:value="598.84" calcext:value-type="float">
            <text:p>598.84</text:p>
          </table:table-cell>
        </table:table-row>
        <table:table-row table:style-name="ro1">
          <table:table-cell office:value-type="float" office:value="6862990" calcext:value-type="float">
            <text:p>6862990</text:p>
          </table:table-cell>
          <table:table-cell table:formula="of:=[.A431]/1000/(60*60*24)" office:value-type="time" office:time-value="PT01H54M22.99S" calcext:value-type="time">
            <text:p>01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75.9" calcext:value-type="float">
            <text:p>475.9</text:p>
          </table:table-cell>
          <table:table-cell office:value-type="float" office:value="600.17" calcext:value-type="float">
            <text:p>600.17</text:p>
          </table:table-cell>
        </table:table-row>
        <table:table-row table:style-name="ro1">
          <table:table-cell office:value-type="float" office:value="6878990" calcext:value-type="float">
            <text:p>6878990</text:p>
          </table:table-cell>
          <table:table-cell table:formula="of:=[.A432]/1000/(60*60*24)" office:value-type="time" office:time-value="PT01H54M38.99S" calcext:value-type="time">
            <text:p>01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76.98" calcext:value-type="float">
            <text:p>476.98</text:p>
          </table:table-cell>
          <table:table-cell office:value-type="float" office:value="601.49" calcext:value-type="float">
            <text:p>601.49</text:p>
          </table:table-cell>
        </table:table-row>
        <table:table-row table:style-name="ro1">
          <table:table-cell office:value-type="float" office:value="6894990" calcext:value-type="float">
            <text:p>6894990</text:p>
          </table:table-cell>
          <table:table-cell table:formula="of:=[.A433]/1000/(60*60*24)" office:value-type="time" office:time-value="PT01H54M54.99S" calcext:value-type="time">
            <text:p>01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478.06" calcext:value-type="float">
            <text:p>478.06</text:p>
          </table:table-cell>
          <table:table-cell office:value-type="float" office:value="602.82" calcext:value-type="float">
            <text:p>602.82</text:p>
          </table:table-cell>
        </table:table-row>
        <table:table-row table:style-name="ro1">
          <table:table-cell office:value-type="float" office:value="6910989" calcext:value-type="float">
            <text:p>6910989</text:p>
          </table:table-cell>
          <table:table-cell table:formula="of:=[.A434]/1000/(60*60*24)" office:value-type="time" office:time-value="PT01H55M10.989S" calcext:value-type="time">
            <text:p>01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79.14" calcext:value-type="float">
            <text:p>479.14</text:p>
          </table:table-cell>
          <table:table-cell office:value-type="float" office:value="604.14" calcext:value-type="float">
            <text:p>604.14</text:p>
          </table:table-cell>
        </table:table-row>
        <table:table-row table:style-name="ro1">
          <table:table-cell office:value-type="float" office:value="6926990" calcext:value-type="float">
            <text:p>6926990</text:p>
          </table:table-cell>
          <table:table-cell table:formula="of:=[.A435]/1000/(60*60*24)" office:value-type="time" office:time-value="PT01H55M26.99S" calcext:value-type="time">
            <text:p>01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80.22" calcext:value-type="float">
            <text:p>480.22</text:p>
          </table:table-cell>
          <table:table-cell office:value-type="float" office:value="605.46" calcext:value-type="float">
            <text:p>605.46</text:p>
          </table:table-cell>
        </table:table-row>
        <table:table-row table:style-name="ro1">
          <table:table-cell office:value-type="float" office:value="6942990" calcext:value-type="float">
            <text:p>6942990</text:p>
          </table:table-cell>
          <table:table-cell table:formula="of:=[.A436]/1000/(60*60*24)" office:value-type="time" office:time-value="PT01H55M42.99S" calcext:value-type="time">
            <text:p>01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481.3" calcext:value-type="float">
            <text:p>481.3</text:p>
          </table:table-cell>
          <table:table-cell office:value-type="float" office:value="606.79" calcext:value-type="float">
            <text:p>606.79</text:p>
          </table:table-cell>
        </table:table-row>
        <table:table-row table:style-name="ro1">
          <table:table-cell office:value-type="float" office:value="6958990" calcext:value-type="float">
            <text:p>6958990</text:p>
          </table:table-cell>
          <table:table-cell table:formula="of:=[.A437]/1000/(60*60*24)" office:value-type="time" office:time-value="PT01H55M58.99S" calcext:value-type="time">
            <text:p>01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82.38" calcext:value-type="float">
            <text:p>482.38</text:p>
          </table:table-cell>
          <table:table-cell office:value-type="float" office:value="608.11" calcext:value-type="float">
            <text:p>608.11</text:p>
          </table:table-cell>
        </table:table-row>
        <table:table-row table:style-name="ro1">
          <table:table-cell office:value-type="float" office:value="6974990" calcext:value-type="float">
            <text:p>6974990</text:p>
          </table:table-cell>
          <table:table-cell table:formula="of:=[.A438]/1000/(60*60*24)" office:value-type="time" office:time-value="PT01H56M14.99S" calcext:value-type="time">
            <text:p>01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83.46" calcext:value-type="float">
            <text:p>483.46</text:p>
          </table:table-cell>
          <table:table-cell office:value-type="float" office:value="609.44" calcext:value-type="float">
            <text:p>609.44</text:p>
          </table:table-cell>
        </table:table-row>
        <table:table-row table:style-name="ro1">
          <table:table-cell office:value-type="float" office:value="6990990" calcext:value-type="float">
            <text:p>6990990</text:p>
          </table:table-cell>
          <table:table-cell table:formula="of:=[.A439]/1000/(60*60*24)" office:value-type="time" office:time-value="PT01H56M30.99S" calcext:value-type="time">
            <text:p>01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84.54" calcext:value-type="float">
            <text:p>484.54</text:p>
          </table:table-cell>
          <table:table-cell office:value-type="float" office:value="610.76" calcext:value-type="float">
            <text:p>610.76</text:p>
          </table:table-cell>
        </table:table-row>
        <table:table-row table:style-name="ro1">
          <table:table-cell office:value-type="float" office:value="7006990" calcext:value-type="float">
            <text:p>7006990</text:p>
          </table:table-cell>
          <table:table-cell table:formula="of:=[.A440]/1000/(60*60*24)" office:value-type="time" office:time-value="PT01H56M46.99S" calcext:value-type="time">
            <text:p>01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85.62" calcext:value-type="float">
            <text:p>485.62</text:p>
          </table:table-cell>
          <table:table-cell office:value-type="float" office:value="612.09" calcext:value-type="float">
            <text:p>612.09</text:p>
          </table:table-cell>
        </table:table-row>
        <table:table-row table:style-name="ro1">
          <table:table-cell office:value-type="float" office:value="7022990" calcext:value-type="float">
            <text:p>7022990</text:p>
          </table:table-cell>
          <table:table-cell table:formula="of:=[.A441]/1000/(60*60*24)" office:value-type="time" office:time-value="PT01H57M02.99S" calcext:value-type="time">
            <text:p>01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86.7" calcext:value-type="float">
            <text:p>486.7</text:p>
          </table:table-cell>
          <table:table-cell office:value-type="float" office:value="613.41" calcext:value-type="float">
            <text:p>613.41</text:p>
          </table:table-cell>
        </table:table-row>
        <table:table-row table:style-name="ro1">
          <table:table-cell office:value-type="float" office:value="7038990" calcext:value-type="float">
            <text:p>7038990</text:p>
          </table:table-cell>
          <table:table-cell table:formula="of:=[.A442]/1000/(60*60*24)" office:value-type="time" office:time-value="PT01H57M18.99S" calcext:value-type="time">
            <text:p>01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87.78" calcext:value-type="float">
            <text:p>487.78</text:p>
          </table:table-cell>
          <table:table-cell office:value-type="float" office:value="614.74" calcext:value-type="float">
            <text:p>614.74</text:p>
          </table:table-cell>
        </table:table-row>
        <table:table-row table:style-name="ro1">
          <table:table-cell office:value-type="float" office:value="7054990" calcext:value-type="float">
            <text:p>7054990</text:p>
          </table:table-cell>
          <table:table-cell table:formula="of:=[.A443]/1000/(60*60*24)" office:value-type="time" office:time-value="PT01H57M34.99S" calcext:value-type="time">
            <text:p>01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488.86" calcext:value-type="float">
            <text:p>488.86</text:p>
          </table:table-cell>
          <table:table-cell office:value-type="float" office:value="616.06" calcext:value-type="float">
            <text:p>616.06</text:p>
          </table:table-cell>
        </table:table-row>
        <table:table-row table:style-name="ro1">
          <table:table-cell office:value-type="float" office:value="7070990" calcext:value-type="float">
            <text:p>7070990</text:p>
          </table:table-cell>
          <table:table-cell table:formula="of:=[.A444]/1000/(60*60*24)" office:value-type="time" office:time-value="PT01H57M50.99S" calcext:value-type="time">
            <text:p>01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489.94" calcext:value-type="float">
            <text:p>489.94</text:p>
          </table:table-cell>
          <table:table-cell office:value-type="float" office:value="617.38" calcext:value-type="float">
            <text:p>617.38</text:p>
          </table:table-cell>
        </table:table-row>
        <table:table-row table:style-name="ro1">
          <table:table-cell office:value-type="float" office:value="7086990" calcext:value-type="float">
            <text:p>7086990</text:p>
          </table:table-cell>
          <table:table-cell table:formula="of:=[.A445]/1000/(60*60*24)" office:value-type="time" office:time-value="PT01H58M06.99S" calcext:value-type="time">
            <text:p>01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91.02" calcext:value-type="float">
            <text:p>491.02</text:p>
          </table:table-cell>
          <table:table-cell office:value-type="float" office:value="618.71" calcext:value-type="float">
            <text:p>618.71</text:p>
          </table:table-cell>
        </table:table-row>
        <table:table-row table:style-name="ro1">
          <table:table-cell office:value-type="float" office:value="7102990" calcext:value-type="float">
            <text:p>7102990</text:p>
          </table:table-cell>
          <table:table-cell table:formula="of:=[.A446]/1000/(60*60*24)" office:value-type="time" office:time-value="PT01H58M22.99S" calcext:value-type="time">
            <text:p>01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492.1" calcext:value-type="float">
            <text:p>492.1</text:p>
          </table:table-cell>
          <table:table-cell office:value-type="float" office:value="620.03" calcext:value-type="float">
            <text:p>620.03</text:p>
          </table:table-cell>
        </table:table-row>
        <table:table-row table:style-name="ro1">
          <table:table-cell office:value-type="float" office:value="7118990" calcext:value-type="float">
            <text:p>7118990</text:p>
          </table:table-cell>
          <table:table-cell table:formula="of:=[.A447]/1000/(60*60*24)" office:value-type="time" office:time-value="PT01H58M38.99S" calcext:value-type="time">
            <text:p>01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93.18" calcext:value-type="float">
            <text:p>493.18</text:p>
          </table:table-cell>
          <table:table-cell office:value-type="float" office:value="621.35" calcext:value-type="float">
            <text:p>621.35</text:p>
          </table:table-cell>
        </table:table-row>
        <table:table-row table:style-name="ro1">
          <table:table-cell office:value-type="float" office:value="7134990" calcext:value-type="float">
            <text:p>7134990</text:p>
          </table:table-cell>
          <table:table-cell table:formula="of:=[.A448]/1000/(60*60*24)" office:value-type="time" office:time-value="PT01H58M54.99S" calcext:value-type="time">
            <text:p>01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94.26" calcext:value-type="float">
            <text:p>494.26</text:p>
          </table:table-cell>
          <table:table-cell office:value-type="float" office:value="622.68" calcext:value-type="float">
            <text:p>622.68</text:p>
          </table:table-cell>
        </table:table-row>
        <table:table-row table:style-name="ro1">
          <table:table-cell office:value-type="float" office:value="7150990" calcext:value-type="float">
            <text:p>7150990</text:p>
          </table:table-cell>
          <table:table-cell table:formula="of:=[.A449]/1000/(60*60*24)" office:value-type="time" office:time-value="PT01H59M10.99S" calcext:value-type="time">
            <text:p>01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95.34" calcext:value-type="float">
            <text:p>495.3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166990" calcext:value-type="float">
            <text:p>7166990</text:p>
          </table:table-cell>
          <table:table-cell table:formula="of:=[.A450]/1000/(60*60*24)" office:value-type="time" office:time-value="PT01H59M26.99S" calcext:value-type="time">
            <text:p>01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496.42" calcext:value-type="float">
            <text:p>496.42</text:p>
          </table:table-cell>
          <table:table-cell office:value-type="float" office:value="625.33" calcext:value-type="float">
            <text:p>625.33</text:p>
          </table:table-cell>
        </table:table-row>
        <table:table-row table:style-name="ro1">
          <table:table-cell office:value-type="float" office:value="7182990" calcext:value-type="float">
            <text:p>7182990</text:p>
          </table:table-cell>
          <table:table-cell table:formula="of:=[.A451]/1000/(60*60*24)" office:value-type="time" office:time-value="PT01H59M42.99S" calcext:value-type="time">
            <text:p>01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497.5" calcext:value-type="float">
            <text:p>497.5</text:p>
          </table:table-cell>
          <table:table-cell office:value-type="float" office:value="626.65" calcext:value-type="float">
            <text:p>626.65</text:p>
          </table:table-cell>
        </table:table-row>
        <table:table-row table:style-name="ro1">
          <table:table-cell office:value-type="float" office:value="7198990" calcext:value-type="float">
            <text:p>7198990</text:p>
          </table:table-cell>
          <table:table-cell table:formula="of:=[.A452]/1000/(60*60*24)" office:value-type="time" office:time-value="PT01H59M58.99S" calcext:value-type="time">
            <text:p>01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498.58" calcext:value-type="float">
            <text:p>498.58</text:p>
          </table:table-cell>
          <table:table-cell office:value-type="float" office:value="627.97" calcext:value-type="float">
            <text:p>627.97</text:p>
          </table:table-cell>
        </table:table-row>
        <table:table-row table:style-name="ro1">
          <table:table-cell office:value-type="float" office:value="7214990" calcext:value-type="float">
            <text:p>7214990</text:p>
          </table:table-cell>
          <table:table-cell table:formula="of:=[.A453]/1000/(60*60*24)" office:value-type="time" office:time-value="PT02H00M14.99S" calcext:value-type="time">
            <text:p>02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499.66" calcext:value-type="float">
            <text:p>499.66</text:p>
          </table:table-cell>
          <table:table-cell office:value-type="float" office:value="629.29" calcext:value-type="float">
            <text:p>629.29</text:p>
          </table:table-cell>
        </table:table-row>
        <table:table-row table:style-name="ro1">
          <table:table-cell office:value-type="float" office:value="7230990" calcext:value-type="float">
            <text:p>7230990</text:p>
          </table:table-cell>
          <table:table-cell table:formula="of:=[.A454]/1000/(60*60*24)" office:value-type="time" office:time-value="PT02H00M30.99S" calcext:value-type="time">
            <text:p>02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00.74" calcext:value-type="float">
            <text:p>500.74</text:p>
          </table:table-cell>
          <table:table-cell office:value-type="float" office:value="630.61" calcext:value-type="float">
            <text:p>630.61</text:p>
          </table:table-cell>
        </table:table-row>
        <table:table-row table:style-name="ro1">
          <table:table-cell office:value-type="float" office:value="7246990" calcext:value-type="float">
            <text:p>7246990</text:p>
          </table:table-cell>
          <table:table-cell table:formula="of:=[.A455]/1000/(60*60*24)" office:value-type="time" office:time-value="PT02H00M46.99S" calcext:value-type="time">
            <text:p>02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501.82" calcext:value-type="float">
            <text:p>501.82</text:p>
          </table:table-cell>
          <table:table-cell office:value-type="float" office:value="631.94" calcext:value-type="float">
            <text:p>631.94</text:p>
          </table:table-cell>
        </table:table-row>
        <table:table-row table:style-name="ro1">
          <table:table-cell office:value-type="float" office:value="7262989" calcext:value-type="float">
            <text:p>7262989</text:p>
          </table:table-cell>
          <table:table-cell table:formula="of:=[.A456]/1000/(60*60*24)" office:value-type="time" office:time-value="PT02H01M02.989S" calcext:value-type="time">
            <text:p>02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02.9" calcext:value-type="float">
            <text:p>502.9</text:p>
          </table:table-cell>
          <table:table-cell office:value-type="float" office:value="633.26" calcext:value-type="float">
            <text:p>633.26</text:p>
          </table:table-cell>
        </table:table-row>
        <table:table-row table:style-name="ro1">
          <table:table-cell office:value-type="float" office:value="7278990" calcext:value-type="float">
            <text:p>7278990</text:p>
          </table:table-cell>
          <table:table-cell table:formula="of:=[.A457]/1000/(60*60*24)" office:value-type="time" office:time-value="PT02H01M18.99S" calcext:value-type="time">
            <text:p>02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503.98" calcext:value-type="float">
            <text:p>503.98</text:p>
          </table:table-cell>
          <table:table-cell office:value-type="float" office:value="634.58" calcext:value-type="float">
            <text:p>634.58</text:p>
          </table:table-cell>
        </table:table-row>
        <table:table-row table:style-name="ro1">
          <table:table-cell office:value-type="float" office:value="7294990" calcext:value-type="float">
            <text:p>7294990</text:p>
          </table:table-cell>
          <table:table-cell table:formula="of:=[.A458]/1000/(60*60*24)" office:value-type="time" office:time-value="PT02H01M34.99S" calcext:value-type="time">
            <text:p>02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505.06" calcext:value-type="float">
            <text:p>505.06</text:p>
          </table:table-cell>
          <table:table-cell office:value-type="float" office:value="635.9" calcext:value-type="float">
            <text:p>635.9</text:p>
          </table:table-cell>
        </table:table-row>
        <table:table-row table:style-name="ro1">
          <table:table-cell office:value-type="float" office:value="7310990" calcext:value-type="float">
            <text:p>7310990</text:p>
          </table:table-cell>
          <table:table-cell table:formula="of:=[.A459]/1000/(60*60*24)" office:value-type="time" office:time-value="PT02H01M50.99S" calcext:value-type="time">
            <text:p>02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06.13" calcext:value-type="float">
            <text:p>506.13</text:p>
          </table:table-cell>
          <table:table-cell office:value-type="float" office:value="637.22" calcext:value-type="float">
            <text:p>637.22</text:p>
          </table:table-cell>
        </table:table-row>
        <table:table-row table:style-name="ro1">
          <table:table-cell office:value-type="float" office:value="7326990" calcext:value-type="float">
            <text:p>7326990</text:p>
          </table:table-cell>
          <table:table-cell table:formula="of:=[.A460]/1000/(60*60*24)" office:value-type="time" office:time-value="PT02H02M06.99S" calcext:value-type="time">
            <text:p>02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07.21" calcext:value-type="float">
            <text:p>507.21</text:p>
          </table:table-cell>
          <table:table-cell office:value-type="float" office:value="638.54" calcext:value-type="float">
            <text:p>638.54</text:p>
          </table:table-cell>
        </table:table-row>
        <table:table-row table:style-name="ro1">
          <table:table-cell office:value-type="float" office:value="7342990" calcext:value-type="float">
            <text:p>7342990</text:p>
          </table:table-cell>
          <table:table-cell table:formula="of:=[.A461]/1000/(60*60*24)" office:value-type="time" office:time-value="PT02H02M22.99S" calcext:value-type="time">
            <text:p>02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08.29" calcext:value-type="float">
            <text:p>508.29</text:p>
          </table:table-cell>
          <table:table-cell office:value-type="float" office:value="639.86" calcext:value-type="float">
            <text:p>639.86</text:p>
          </table:table-cell>
        </table:table-row>
        <table:table-row table:style-name="ro1">
          <table:table-cell office:value-type="float" office:value="7358990" calcext:value-type="float">
            <text:p>7358990</text:p>
          </table:table-cell>
          <table:table-cell table:formula="of:=[.A462]/1000/(60*60*24)" office:value-type="time" office:time-value="PT02H02M38.99S" calcext:value-type="time">
            <text:p>02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09.37" calcext:value-type="float">
            <text:p>509.37</text:p>
          </table:table-cell>
          <table:table-cell office:value-type="float" office:value="641.19" calcext:value-type="float">
            <text:p>641.19</text:p>
          </table:table-cell>
        </table:table-row>
        <table:table-row table:style-name="ro1">
          <table:table-cell office:value-type="float" office:value="7374990" calcext:value-type="float">
            <text:p>7374990</text:p>
          </table:table-cell>
          <table:table-cell table:formula="of:=[.A463]/1000/(60*60*24)" office:value-type="time" office:time-value="PT02H02M54.99S" calcext:value-type="time">
            <text:p>02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0.45" calcext:value-type="float">
            <text:p>510.45</text:p>
          </table:table-cell>
          <table:table-cell office:value-type="float" office:value="642.51" calcext:value-type="float">
            <text:p>642.51</text:p>
          </table:table-cell>
        </table:table-row>
        <table:table-row table:style-name="ro1">
          <table:table-cell office:value-type="float" office:value="7390990" calcext:value-type="float">
            <text:p>7390990</text:p>
          </table:table-cell>
          <table:table-cell table:formula="of:=[.A464]/1000/(60*60*24)" office:value-type="time" office:time-value="PT02H03M10.99S" calcext:value-type="time">
            <text:p>02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1.53" calcext:value-type="float">
            <text:p>511.53</text:p>
          </table:table-cell>
          <table:table-cell office:value-type="float" office:value="643.83" calcext:value-type="float">
            <text:p>643.83</text:p>
          </table:table-cell>
        </table:table-row>
        <table:table-row table:style-name="ro1">
          <table:table-cell office:value-type="float" office:value="7406990" calcext:value-type="float">
            <text:p>7406990</text:p>
          </table:table-cell>
          <table:table-cell table:formula="of:=[.A465]/1000/(60*60*24)" office:value-type="time" office:time-value="PT02H03M26.99S" calcext:value-type="time">
            <text:p>02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2.61" calcext:value-type="float">
            <text:p>512.61</text:p>
          </table:table-cell>
          <table:table-cell office:value-type="float" office:value="645.15" calcext:value-type="float">
            <text:p>645.15</text:p>
          </table:table-cell>
        </table:table-row>
        <table:table-row table:style-name="ro1">
          <table:table-cell office:value-type="float" office:value="7422990" calcext:value-type="float">
            <text:p>7422990</text:p>
          </table:table-cell>
          <table:table-cell table:formula="of:=[.A466]/1000/(60*60*24)" office:value-type="time" office:time-value="PT02H03M42.99S" calcext:value-type="time">
            <text:p>02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3.69" calcext:value-type="float">
            <text:p>513.69</text:p>
          </table:table-cell>
          <table:table-cell office:value-type="float" office:value="646.47" calcext:value-type="float">
            <text:p>646.47</text:p>
          </table:table-cell>
        </table:table-row>
        <table:table-row table:style-name="ro1">
          <table:table-cell office:value-type="float" office:value="7438990" calcext:value-type="float">
            <text:p>7438990</text:p>
          </table:table-cell>
          <table:table-cell table:formula="of:=[.A467]/1000/(60*60*24)" office:value-type="time" office:time-value="PT02H03M58.99S" calcext:value-type="time">
            <text:p>02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4.77" calcext:value-type="float">
            <text:p>514.77</text:p>
          </table:table-cell>
          <table:table-cell office:value-type="float" office:value="647.79" calcext:value-type="float">
            <text:p>647.79</text:p>
          </table:table-cell>
        </table:table-row>
        <table:table-row table:style-name="ro1">
          <table:table-cell office:value-type="float" office:value="7454990" calcext:value-type="float">
            <text:p>7454990</text:p>
          </table:table-cell>
          <table:table-cell table:formula="of:=[.A468]/1000/(60*60*24)" office:value-type="time" office:time-value="PT02H04M14.99S" calcext:value-type="time">
            <text:p>02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5.85" calcext:value-type="float">
            <text:p>515.85</text:p>
          </table:table-cell>
          <table:table-cell office:value-type="float" office:value="649.11" calcext:value-type="float">
            <text:p>649.11</text:p>
          </table:table-cell>
        </table:table-row>
        <table:table-row table:style-name="ro1">
          <table:table-cell office:value-type="float" office:value="7470990" calcext:value-type="float">
            <text:p>7470990</text:p>
          </table:table-cell>
          <table:table-cell table:formula="of:=[.A469]/1000/(60*60*24)" office:value-type="time" office:time-value="PT02H04M30.99S" calcext:value-type="time">
            <text:p>02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6.93" calcext:value-type="float">
            <text:p>516.93</text:p>
          </table:table-cell>
          <table:table-cell office:value-type="float" office:value="650.43" calcext:value-type="float">
            <text:p>650.43</text:p>
          </table:table-cell>
        </table:table-row>
        <table:table-row table:style-name="ro1">
          <table:table-cell office:value-type="float" office:value="7486990" calcext:value-type="float">
            <text:p>7486990</text:p>
          </table:table-cell>
          <table:table-cell table:formula="of:=[.A470]/1000/(60*60*24)" office:value-type="time" office:time-value="PT02H04M46.99S" calcext:value-type="time">
            <text:p>02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18.01" calcext:value-type="float">
            <text:p>518.01</text:p>
          </table:table-cell>
          <table:table-cell office:value-type="float" office:value="651.76" calcext:value-type="float">
            <text:p>651.76</text:p>
          </table:table-cell>
        </table:table-row>
        <table:table-row table:style-name="ro1">
          <table:table-cell office:value-type="float" office:value="7502990" calcext:value-type="float">
            <text:p>7502990</text:p>
          </table:table-cell>
          <table:table-cell table:formula="of:=[.A471]/1000/(60*60*24)" office:value-type="time" office:time-value="PT02H05M02.99S" calcext:value-type="time">
            <text:p>02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519.08" calcext:value-type="float">
            <text:p>519.08</text:p>
          </table:table-cell>
          <table:table-cell office:value-type="float" office:value="653.08" calcext:value-type="float">
            <text:p>653.08</text:p>
          </table:table-cell>
        </table:table-row>
        <table:table-row table:style-name="ro1">
          <table:table-cell office:value-type="float" office:value="7518990" calcext:value-type="float">
            <text:p>7518990</text:p>
          </table:table-cell>
          <table:table-cell table:formula="of:=[.A472]/1000/(60*60*24)" office:value-type="time" office:time-value="PT02H05M18.99S" calcext:value-type="time">
            <text:p>02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520.16" calcext:value-type="float">
            <text:p>520.16</text:p>
          </table:table-cell>
          <table:table-cell office:value-type="float" office:value="654.4" calcext:value-type="float">
            <text:p>654.4</text:p>
          </table:table-cell>
        </table:table-row>
        <table:table-row table:style-name="ro1">
          <table:table-cell office:value-type="float" office:value="7534990" calcext:value-type="float">
            <text:p>7534990</text:p>
          </table:table-cell>
          <table:table-cell table:formula="of:=[.A473]/1000/(60*60*24)" office:value-type="time" office:time-value="PT02H05M34.99S" calcext:value-type="time">
            <text:p>02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1.24" calcext:value-type="float">
            <text:p>521.24</text:p>
          </table:table-cell>
          <table:table-cell office:value-type="float" office:value="655.72" calcext:value-type="float">
            <text:p>655.72</text:p>
          </table:table-cell>
        </table:table-row>
        <table:table-row table:style-name="ro1">
          <table:table-cell office:value-type="float" office:value="7550990" calcext:value-type="float">
            <text:p>7550990</text:p>
          </table:table-cell>
          <table:table-cell table:formula="of:=[.A474]/1000/(60*60*24)" office:value-type="time" office:time-value="PT02H05M50.99S" calcext:value-type="time">
            <text:p>02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2.32" calcext:value-type="float">
            <text:p>522.32</text:p>
          </table:table-cell>
          <table:table-cell office:value-type="float" office:value="657.04" calcext:value-type="float">
            <text:p>657.04</text:p>
          </table:table-cell>
        </table:table-row>
        <table:table-row table:style-name="ro1">
          <table:table-cell office:value-type="float" office:value="7566990" calcext:value-type="float">
            <text:p>7566990</text:p>
          </table:table-cell>
          <table:table-cell table:formula="of:=[.A475]/1000/(60*60*24)" office:value-type="time" office:time-value="PT02H06M06.99S" calcext:value-type="time">
            <text:p>02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3.4" calcext:value-type="float">
            <text:p>523.4</text:p>
          </table:table-cell>
          <table:table-cell office:value-type="float" office:value="658.36" calcext:value-type="float">
            <text:p>658.36</text:p>
          </table:table-cell>
        </table:table-row>
        <table:table-row table:style-name="ro1">
          <table:table-cell office:value-type="float" office:value="7582990" calcext:value-type="float">
            <text:p>7582990</text:p>
          </table:table-cell>
          <table:table-cell table:formula="of:=[.A476]/1000/(60*60*24)" office:value-type="time" office:time-value="PT02H06M22.99S" calcext:value-type="time">
            <text:p>02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4.48" calcext:value-type="float">
            <text:p>524.48</text:p>
          </table:table-cell>
          <table:table-cell office:value-type="float" office:value="659.68" calcext:value-type="float">
            <text:p>659.68</text:p>
          </table:table-cell>
        </table:table-row>
        <table:table-row table:style-name="ro1">
          <table:table-cell office:value-type="float" office:value="7598990" calcext:value-type="float">
            <text:p>7598990</text:p>
          </table:table-cell>
          <table:table-cell table:formula="of:=[.A477]/1000/(60*60*24)" office:value-type="time" office:time-value="PT02H06M38.99S" calcext:value-type="time">
            <text:p>02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5.56" calcext:value-type="float">
            <text:p>525.5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614990" calcext:value-type="float">
            <text:p>7614990</text:p>
          </table:table-cell>
          <table:table-cell table:formula="of:=[.A478]/1000/(60*60*24)" office:value-type="time" office:time-value="PT02H06M54.99S" calcext:value-type="time">
            <text:p>02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6.64" calcext:value-type="float">
            <text:p>526.64</text:p>
          </table:table-cell>
          <table:table-cell office:value-type="float" office:value="662.32" calcext:value-type="float">
            <text:p>662.32</text:p>
          </table:table-cell>
        </table:table-row>
        <table:table-row table:style-name="ro1">
          <table:table-cell office:value-type="float" office:value="7630990" calcext:value-type="float">
            <text:p>7630990</text:p>
          </table:table-cell>
          <table:table-cell table:formula="of:=[.A479]/1000/(60*60*24)" office:value-type="time" office:time-value="PT02H07M10.99S" calcext:value-type="time">
            <text:p>02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7.72" calcext:value-type="float">
            <text:p>527.72</text:p>
          </table:table-cell>
          <table:table-cell office:value-type="float" office:value="663.64" calcext:value-type="float">
            <text:p>663.64</text:p>
          </table:table-cell>
        </table:table-row>
        <table:table-row table:style-name="ro1">
          <table:table-cell office:value-type="float" office:value="7646990" calcext:value-type="float">
            <text:p>7646990</text:p>
          </table:table-cell>
          <table:table-cell table:formula="of:=[.A480]/1000/(60*60*24)" office:value-type="time" office:time-value="PT02H07M26.99S" calcext:value-type="time">
            <text:p>02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28.79" calcext:value-type="float">
            <text:p>528.79</text:p>
          </table:table-cell>
          <table:table-cell office:value-type="float" office:value="664.96" calcext:value-type="float">
            <text:p>664.96</text:p>
          </table:table-cell>
        </table:table-row>
        <table:table-row table:style-name="ro1">
          <table:table-cell office:value-type="float" office:value="7662990" calcext:value-type="float">
            <text:p>7662990</text:p>
          </table:table-cell>
          <table:table-cell table:formula="of:=[.A481]/1000/(60*60*24)" office:value-type="time" office:time-value="PT02H07M42.99S" calcext:value-type="time">
            <text:p>02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29.87" calcext:value-type="float">
            <text:p>529.87</text:p>
          </table:table-cell>
          <table:table-cell office:value-type="float" office:value="666.28" calcext:value-type="float">
            <text:p>666.28</text:p>
          </table:table-cell>
        </table:table-row>
        <table:table-row table:style-name="ro1">
          <table:table-cell office:value-type="float" office:value="7678990" calcext:value-type="float">
            <text:p>7678990</text:p>
          </table:table-cell>
          <table:table-cell table:formula="of:=[.A482]/1000/(60*60*24)" office:value-type="time" office:time-value="PT02H07M58.99S" calcext:value-type="time">
            <text:p>02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0.95" calcext:value-type="float">
            <text:p>530.95</text:p>
          </table:table-cell>
          <table:table-cell office:value-type="float" office:value="667.6" calcext:value-type="float">
            <text:p>667.6</text:p>
          </table:table-cell>
        </table:table-row>
        <table:table-row table:style-name="ro1">
          <table:table-cell office:value-type="float" office:value="7694990" calcext:value-type="float">
            <text:p>7694990</text:p>
          </table:table-cell>
          <table:table-cell table:formula="of:=[.A483]/1000/(60*60*24)" office:value-type="time" office:time-value="PT02H08M14.99S" calcext:value-type="time">
            <text:p>02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2.03" calcext:value-type="float">
            <text:p>532.03</text:p>
          </table:table-cell>
          <table:table-cell office:value-type="float" office:value="668.92" calcext:value-type="float">
            <text:p>668.92</text:p>
          </table:table-cell>
        </table:table-row>
        <table:table-row table:style-name="ro1">
          <table:table-cell office:value-type="float" office:value="7710990" calcext:value-type="float">
            <text:p>7710990</text:p>
          </table:table-cell>
          <table:table-cell table:formula="of:=[.A484]/1000/(60*60*24)" office:value-type="time" office:time-value="PT02H08M30.99S" calcext:value-type="time">
            <text:p>02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3.11" calcext:value-type="float">
            <text:p>533.11</text:p>
          </table:table-cell>
          <table:table-cell office:value-type="float" office:value="670.24" calcext:value-type="float">
            <text:p>670.24</text:p>
          </table:table-cell>
        </table:table-row>
        <table:table-row table:style-name="ro1">
          <table:table-cell office:value-type="float" office:value="7726990" calcext:value-type="float">
            <text:p>7726990</text:p>
          </table:table-cell>
          <table:table-cell table:formula="of:=[.A485]/1000/(60*60*24)" office:value-type="time" office:time-value="PT02H08M46.99S" calcext:value-type="time">
            <text:p>02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4.19" calcext:value-type="float">
            <text:p>534.19</text:p>
          </table:table-cell>
          <table:table-cell office:value-type="float" office:value="671.56" calcext:value-type="float">
            <text:p>671.56</text:p>
          </table:table-cell>
        </table:table-row>
        <table:table-row table:style-name="ro1">
          <table:table-cell office:value-type="float" office:value="7742990" calcext:value-type="float">
            <text:p>7742990</text:p>
          </table:table-cell>
          <table:table-cell table:formula="of:=[.A486]/1000/(60*60*24)" office:value-type="time" office:time-value="PT02H09M02.99S" calcext:value-type="time">
            <text:p>02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5.27" calcext:value-type="float">
            <text:p>535.27</text:p>
          </table:table-cell>
          <table:table-cell office:value-type="float" office:value="672.88" calcext:value-type="float">
            <text:p>672.88</text:p>
          </table:table-cell>
        </table:table-row>
        <table:table-row table:style-name="ro1">
          <table:table-cell office:value-type="float" office:value="7758990" calcext:value-type="float">
            <text:p>7758990</text:p>
          </table:table-cell>
          <table:table-cell table:formula="of:=[.A487]/1000/(60*60*24)" office:value-type="time" office:time-value="PT02H09M18.99S" calcext:value-type="time">
            <text:p>02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6.34" calcext:value-type="float">
            <text:p>536.34</text:p>
          </table:table-cell>
          <table:table-cell office:value-type="float" office:value="674.2" calcext:value-type="float">
            <text:p>674.2</text:p>
          </table:table-cell>
        </table:table-row>
        <table:table-row table:style-name="ro1">
          <table:table-cell office:value-type="float" office:value="7774990" calcext:value-type="float">
            <text:p>7774990</text:p>
          </table:table-cell>
          <table:table-cell table:formula="of:=[.A488]/1000/(60*60*24)" office:value-type="time" office:time-value="PT02H09M34.99S" calcext:value-type="time">
            <text:p>02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537.42" calcext:value-type="float">
            <text:p>537.42</text:p>
          </table:table-cell>
          <table:table-cell office:value-type="float" office:value="675.52" calcext:value-type="float">
            <text:p>675.52</text:p>
          </table:table-cell>
        </table:table-row>
        <table:table-row table:style-name="ro1">
          <table:table-cell office:value-type="float" office:value="7790990" calcext:value-type="float">
            <text:p>7790990</text:p>
          </table:table-cell>
          <table:table-cell table:formula="of:=[.A489]/1000/(60*60*24)" office:value-type="time" office:time-value="PT02H09M50.99S" calcext:value-type="time">
            <text:p>02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8.5" calcext:value-type="float">
            <text:p>538.5</text:p>
          </table:table-cell>
          <table:table-cell office:value-type="float" office:value="676.84" calcext:value-type="float">
            <text:p>676.84</text:p>
          </table:table-cell>
        </table:table-row>
        <table:table-row table:style-name="ro1">
          <table:table-cell office:value-type="float" office:value="7806990" calcext:value-type="float">
            <text:p>7806990</text:p>
          </table:table-cell>
          <table:table-cell table:formula="of:=[.A490]/1000/(60*60*24)" office:value-type="time" office:time-value="PT02H10M06.99S" calcext:value-type="time">
            <text:p>02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39.58" calcext:value-type="float">
            <text:p>539.58</text:p>
          </table:table-cell>
          <table:table-cell office:value-type="float" office:value="678.16" calcext:value-type="float">
            <text:p>678.16</text:p>
          </table:table-cell>
        </table:table-row>
        <table:table-row table:style-name="ro1">
          <table:table-cell office:value-type="float" office:value="7822990" calcext:value-type="float">
            <text:p>7822990</text:p>
          </table:table-cell>
          <table:table-cell table:formula="of:=[.A491]/1000/(60*60*24)" office:value-type="time" office:time-value="PT02H10M22.99S" calcext:value-type="time">
            <text:p>02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0.66" calcext:value-type="float">
            <text:p>540.66</text:p>
          </table:table-cell>
          <table:table-cell office:value-type="float" office:value="679.48" calcext:value-type="float">
            <text:p>679.48</text:p>
          </table:table-cell>
        </table:table-row>
        <table:table-row table:style-name="ro1">
          <table:table-cell office:value-type="float" office:value="7838990" calcext:value-type="float">
            <text:p>7838990</text:p>
          </table:table-cell>
          <table:table-cell table:formula="of:=[.A492]/1000/(60*60*24)" office:value-type="time" office:time-value="PT02H10M38.99S" calcext:value-type="time">
            <text:p>02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1.74" calcext:value-type="float">
            <text:p>541.74</text:p>
          </table:table-cell>
          <table:table-cell office:value-type="float" office:value="680.8" calcext:value-type="float">
            <text:p>680.8</text:p>
          </table:table-cell>
        </table:table-row>
        <table:table-row table:style-name="ro1">
          <table:table-cell office:value-type="float" office:value="7854990" calcext:value-type="float">
            <text:p>7854990</text:p>
          </table:table-cell>
          <table:table-cell table:formula="of:=[.A493]/1000/(60*60*24)" office:value-type="time" office:time-value="PT02H10M54.99S" calcext:value-type="time">
            <text:p>02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2.81" calcext:value-type="float">
            <text:p>542.81</text:p>
          </table:table-cell>
          <table:table-cell office:value-type="float" office:value="682.12" calcext:value-type="float">
            <text:p>682.12</text:p>
          </table:table-cell>
        </table:table-row>
        <table:table-row table:style-name="ro1">
          <table:table-cell office:value-type="float" office:value="7870990" calcext:value-type="float">
            <text:p>7870990</text:p>
          </table:table-cell>
          <table:table-cell table:formula="of:=[.A494]/1000/(60*60*24)" office:value-type="time" office:time-value="PT02H11M10.99S" calcext:value-type="time">
            <text:p>02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3.89" calcext:value-type="float">
            <text:p>543.89</text:p>
          </table:table-cell>
          <table:table-cell office:value-type="float" office:value="683.44" calcext:value-type="float">
            <text:p>683.44</text:p>
          </table:table-cell>
        </table:table-row>
        <table:table-row table:style-name="ro1">
          <table:table-cell office:value-type="float" office:value="7886990" calcext:value-type="float">
            <text:p>7886990</text:p>
          </table:table-cell>
          <table:table-cell table:formula="of:=[.A495]/1000/(60*60*24)" office:value-type="time" office:time-value="PT02H11M26.99S" calcext:value-type="time">
            <text:p>02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4.97" calcext:value-type="float">
            <text:p>544.97</text:p>
          </table:table-cell>
          <table:table-cell office:value-type="float" office:value="684.76" calcext:value-type="float">
            <text:p>684.76</text:p>
          </table:table-cell>
        </table:table-row>
        <table:table-row table:style-name="ro1">
          <table:table-cell office:value-type="float" office:value="7902990" calcext:value-type="float">
            <text:p>7902990</text:p>
          </table:table-cell>
          <table:table-cell table:formula="of:=[.A496]/1000/(60*60*24)" office:value-type="time" office:time-value="PT02H11M42.99S" calcext:value-type="time">
            <text:p>02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46.05" calcext:value-type="float">
            <text:p>546.05</text:p>
          </table:table-cell>
          <table:table-cell office:value-type="float" office:value="686.09" calcext:value-type="float">
            <text:p>686.09</text:p>
          </table:table-cell>
        </table:table-row>
        <table:table-row table:style-name="ro1">
          <table:table-cell office:value-type="float" office:value="7918990" calcext:value-type="float">
            <text:p>7918990</text:p>
          </table:table-cell>
          <table:table-cell table:formula="of:=[.A497]/1000/(60*60*24)" office:value-type="time" office:time-value="PT02H11M58.99S" calcext:value-type="time">
            <text:p>02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7.13" calcext:value-type="float">
            <text:p>547.13</text:p>
          </table:table-cell>
          <table:table-cell office:value-type="float" office:value="687.41" calcext:value-type="float">
            <text:p>687.41</text:p>
          </table:table-cell>
        </table:table-row>
        <table:table-row table:style-name="ro1">
          <table:table-cell office:value-type="float" office:value="7934990" calcext:value-type="float">
            <text:p>7934990</text:p>
          </table:table-cell>
          <table:table-cell table:formula="of:=[.A498]/1000/(60*60*24)" office:value-type="time" office:time-value="PT02H12M14.99S" calcext:value-type="time">
            <text:p>02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8.2" calcext:value-type="float">
            <text:p>548.2</text:p>
          </table:table-cell>
          <table:table-cell office:value-type="float" office:value="688.73" calcext:value-type="float">
            <text:p>688.73</text:p>
          </table:table-cell>
        </table:table-row>
        <table:table-row table:style-name="ro1">
          <table:table-cell office:value-type="float" office:value="7950990" calcext:value-type="float">
            <text:p>7950990</text:p>
          </table:table-cell>
          <table:table-cell table:formula="of:=[.A499]/1000/(60*60*24)" office:value-type="time" office:time-value="PT02H12M30.99S" calcext:value-type="time">
            <text:p>02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49.28" calcext:value-type="float">
            <text:p>549.28</text:p>
          </table:table-cell>
          <table:table-cell office:value-type="float" office:value="690.04" calcext:value-type="float">
            <text:p>690.04</text:p>
          </table:table-cell>
        </table:table-row>
        <table:table-row table:style-name="ro1">
          <table:table-cell office:value-type="float" office:value="7966990" calcext:value-type="float">
            <text:p>7966990</text:p>
          </table:table-cell>
          <table:table-cell table:formula="of:=[.A500]/1000/(60*60*24)" office:value-type="time" office:time-value="PT02H12M46.99S" calcext:value-type="time">
            <text:p>02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550.36" calcext:value-type="float">
            <text:p>550.36</text:p>
          </table:table-cell>
          <table:table-cell office:value-type="float" office:value="691.36" calcext:value-type="float">
            <text:p>691.36</text:p>
          </table:table-cell>
        </table:table-row>
        <table:table-row table:style-name="ro1">
          <table:table-cell office:value-type="float" office:value="7982990" calcext:value-type="float">
            <text:p>7982990</text:p>
          </table:table-cell>
          <table:table-cell table:formula="of:=[.A501]/1000/(60*60*24)" office:value-type="time" office:time-value="PT02H13M02.99S" calcext:value-type="time">
            <text:p>02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1.44" calcext:value-type="float">
            <text:p>551.44</text:p>
          </table:table-cell>
          <table:table-cell office:value-type="float" office:value="692.68" calcext:value-type="float">
            <text:p>692.68</text:p>
          </table:table-cell>
        </table:table-row>
        <table:table-row table:style-name="ro1">
          <table:table-cell office:value-type="float" office:value="7998990" calcext:value-type="float">
            <text:p>7998990</text:p>
          </table:table-cell>
          <table:table-cell table:formula="of:=[.A502]/1000/(60*60*24)" office:value-type="time" office:time-value="PT02H13M18.99S" calcext:value-type="time">
            <text:p>02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552.52" calcext:value-type="float">
            <text:p>552.5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014990" calcext:value-type="float">
            <text:p>8014990</text:p>
          </table:table-cell>
          <table:table-cell table:formula="of:=[.A503]/1000/(60*60*24)" office:value-type="time" office:time-value="PT02H13M34.99S" calcext:value-type="time">
            <text:p>02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3.6" calcext:value-type="float">
            <text:p>553.6</text:p>
          </table:table-cell>
          <table:table-cell office:value-type="float" office:value="695.32" calcext:value-type="float">
            <text:p>695.32</text:p>
          </table:table-cell>
        </table:table-row>
        <table:table-row table:style-name="ro1">
          <table:table-cell office:value-type="float" office:value="8030990" calcext:value-type="float">
            <text:p>8030990</text:p>
          </table:table-cell>
          <table:table-cell table:formula="of:=[.A504]/1000/(60*60*24)" office:value-type="time" office:time-value="PT02H13M50.99S" calcext:value-type="time">
            <text:p>02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4.67" calcext:value-type="float">
            <text:p>554.67</text:p>
          </table:table-cell>
          <table:table-cell office:value-type="float" office:value="696.64" calcext:value-type="float">
            <text:p>696.64</text:p>
          </table:table-cell>
        </table:table-row>
        <table:table-row table:style-name="ro1">
          <table:table-cell office:value-type="float" office:value="8046990" calcext:value-type="float">
            <text:p>8046990</text:p>
          </table:table-cell>
          <table:table-cell table:formula="of:=[.A505]/1000/(60*60*24)" office:value-type="time" office:time-value="PT02H14M06.99S" calcext:value-type="time">
            <text:p>02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5.75" calcext:value-type="float">
            <text:p>555.75</text:p>
          </table:table-cell>
          <table:table-cell office:value-type="float" office:value="697.96" calcext:value-type="float">
            <text:p>697.96</text:p>
          </table:table-cell>
        </table:table-row>
        <table:table-row table:style-name="ro1">
          <table:table-cell office:value-type="float" office:value="8062990" calcext:value-type="float">
            <text:p>8062990</text:p>
          </table:table-cell>
          <table:table-cell table:formula="of:=[.A506]/1000/(60*60*24)" office:value-type="time" office:time-value="PT02H14M22.99S" calcext:value-type="time">
            <text:p>02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556.83" calcext:value-type="float">
            <text:p>556.83</text:p>
          </table:table-cell>
          <table:table-cell office:value-type="float" office:value="699.28" calcext:value-type="float">
            <text:p>699.28</text:p>
          </table:table-cell>
        </table:table-row>
        <table:table-row table:style-name="ro1">
          <table:table-cell office:value-type="float" office:value="8078990" calcext:value-type="float">
            <text:p>8078990</text:p>
          </table:table-cell>
          <table:table-cell table:formula="of:=[.A507]/1000/(60*60*24)" office:value-type="time" office:time-value="PT02H14M38.99S" calcext:value-type="time">
            <text:p>02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7.91" calcext:value-type="float">
            <text:p>557.91</text:p>
          </table:table-cell>
          <table:table-cell office:value-type="float" office:value="700.6" calcext:value-type="float">
            <text:p>700.6</text:p>
          </table:table-cell>
        </table:table-row>
        <table:table-row table:style-name="ro1">
          <table:table-cell office:value-type="float" office:value="8094990" calcext:value-type="float">
            <text:p>8094990</text:p>
          </table:table-cell>
          <table:table-cell table:formula="of:=[.A508]/1000/(60*60*24)" office:value-type="time" office:time-value="PT02H14M54.99S" calcext:value-type="time">
            <text:p>02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58.99" calcext:value-type="float">
            <text:p>558.99</text:p>
          </table:table-cell>
          <table:table-cell office:value-type="float" office:value="701.92" calcext:value-type="float">
            <text:p>701.92</text:p>
          </table:table-cell>
        </table:table-row>
        <table:table-row table:style-name="ro1">
          <table:table-cell office:value-type="float" office:value="8110990" calcext:value-type="float">
            <text:p>8110990</text:p>
          </table:table-cell>
          <table:table-cell table:formula="of:=[.A509]/1000/(60*60*24)" office:value-type="time" office:time-value="PT02H15M10.99S" calcext:value-type="time">
            <text:p>02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60.06" calcext:value-type="float">
            <text:p>560.06</text:p>
          </table:table-cell>
          <table:table-cell office:value-type="float" office:value="703.24" calcext:value-type="float">
            <text:p>703.24</text:p>
          </table:table-cell>
        </table:table-row>
        <table:table-row table:style-name="ro1">
          <table:table-cell office:value-type="float" office:value="8126990" calcext:value-type="float">
            <text:p>8126990</text:p>
          </table:table-cell>
          <table:table-cell table:formula="of:=[.A510]/1000/(60*60*24)" office:value-type="time" office:time-value="PT02H15M26.99S" calcext:value-type="time">
            <text:p>02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61.14" calcext:value-type="float">
            <text:p>561.14</text:p>
          </table:table-cell>
          <table:table-cell office:value-type="float" office:value="704.56" calcext:value-type="float">
            <text:p>704.56</text:p>
          </table:table-cell>
        </table:table-row>
        <table:table-row table:style-name="ro1">
          <table:table-cell office:value-type="float" office:value="8142990" calcext:value-type="float">
            <text:p>8142990</text:p>
          </table:table-cell>
          <table:table-cell table:formula="of:=[.A511]/1000/(60*60*24)" office:value-type="time" office:time-value="PT02H15M42.99S" calcext:value-type="time">
            <text:p>02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562.22" calcext:value-type="float">
            <text:p>562.22</text:p>
          </table:table-cell>
          <table:table-cell office:value-type="float" office:value="705.88" calcext:value-type="float">
            <text:p>705.88</text:p>
          </table:table-cell>
        </table:table-row>
        <table:table-row table:style-name="ro1">
          <table:table-cell office:value-type="float" office:value="8158990" calcext:value-type="float">
            <text:p>8158990</text:p>
          </table:table-cell>
          <table:table-cell table:formula="of:=[.A512]/1000/(60*60*24)" office:value-type="time" office:time-value="PT02H15M58.99S" calcext:value-type="time">
            <text:p>02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563.3" calcext:value-type="float">
            <text:p>563.3</text:p>
          </table:table-cell>
          <table:table-cell office:value-type="float" office:value="707.19" calcext:value-type="float">
            <text:p>707.19</text:p>
          </table:table-cell>
        </table:table-row>
        <table:table-row table:style-name="ro1">
          <table:table-cell office:value-type="float" office:value="8174990" calcext:value-type="float">
            <text:p>8174990</text:p>
          </table:table-cell>
          <table:table-cell table:formula="of:=[.A513]/1000/(60*60*24)" office:value-type="time" office:time-value="PT02H16M14.99S" calcext:value-type="time">
            <text:p>02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4.38" calcext:value-type="float">
            <text:p>564.38</text:p>
          </table:table-cell>
          <table:table-cell office:value-type="float" office:value="708.51" calcext:value-type="float">
            <text:p>708.51</text:p>
          </table:table-cell>
        </table:table-row>
        <table:table-row table:style-name="ro1">
          <table:table-cell office:value-type="float" office:value="8190990" calcext:value-type="float">
            <text:p>8190990</text:p>
          </table:table-cell>
          <table:table-cell table:formula="of:=[.A514]/1000/(60*60*24)" office:value-type="time" office:time-value="PT02H16M30.99S" calcext:value-type="time">
            <text:p>02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5.45" calcext:value-type="float">
            <text:p>565.45</text:p>
          </table:table-cell>
          <table:table-cell office:value-type="float" office:value="709.83" calcext:value-type="float">
            <text:p>709.83</text:p>
          </table:table-cell>
        </table:table-row>
        <table:table-row table:style-name="ro1">
          <table:table-cell office:value-type="float" office:value="8206990" calcext:value-type="float">
            <text:p>8206990</text:p>
          </table:table-cell>
          <table:table-cell table:formula="of:=[.A515]/1000/(60*60*24)" office:value-type="time" office:time-value="PT02H16M46.99S" calcext:value-type="time">
            <text:p>02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6.53" calcext:value-type="float">
            <text:p>566.53</text:p>
          </table:table-cell>
          <table:table-cell office:value-type="float" office:value="711.15" calcext:value-type="float">
            <text:p>711.15</text:p>
          </table:table-cell>
        </table:table-row>
        <table:table-row table:style-name="ro1">
          <table:table-cell office:value-type="float" office:value="8222990" calcext:value-type="float">
            <text:p>8222990</text:p>
          </table:table-cell>
          <table:table-cell table:formula="of:=[.A516]/1000/(60*60*24)" office:value-type="time" office:time-value="PT02H17M02.99S" calcext:value-type="time">
            <text:p>02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7.61" calcext:value-type="float">
            <text:p>567.61</text:p>
          </table:table-cell>
          <table:table-cell office:value-type="float" office:value="712.47" calcext:value-type="float">
            <text:p>712.47</text:p>
          </table:table-cell>
        </table:table-row>
        <table:table-row table:style-name="ro1">
          <table:table-cell office:value-type="float" office:value="8238990" calcext:value-type="float">
            <text:p>8238990</text:p>
          </table:table-cell>
          <table:table-cell table:formula="of:=[.A517]/1000/(60*60*24)" office:value-type="time" office:time-value="PT02H17M18.99S" calcext:value-type="time">
            <text:p>02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8.69" calcext:value-type="float">
            <text:p>568.69</text:p>
          </table:table-cell>
          <table:table-cell office:value-type="float" office:value="713.79" calcext:value-type="float">
            <text:p>713.79</text:p>
          </table:table-cell>
        </table:table-row>
        <table:table-row table:style-name="ro1">
          <table:table-cell office:value-type="float" office:value="8254990" calcext:value-type="float">
            <text:p>8254990</text:p>
          </table:table-cell>
          <table:table-cell table:formula="of:=[.A518]/1000/(60*60*24)" office:value-type="time" office:time-value="PT02H17M34.99S" calcext:value-type="time">
            <text:p>02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69.76" calcext:value-type="float">
            <text:p>569.76</text:p>
          </table:table-cell>
          <table:table-cell office:value-type="float" office:value="715.1" calcext:value-type="float">
            <text:p>715.1</text:p>
          </table:table-cell>
        </table:table-row>
        <table:table-row table:style-name="ro1">
          <table:table-cell office:value-type="float" office:value="8270990" calcext:value-type="float">
            <text:p>8270990</text:p>
          </table:table-cell>
          <table:table-cell table:formula="of:=[.A519]/1000/(60*60*24)" office:value-type="time" office:time-value="PT02H17M50.99S" calcext:value-type="time">
            <text:p>02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0.84" calcext:value-type="float">
            <text:p>570.84</text:p>
          </table:table-cell>
          <table:table-cell office:value-type="float" office:value="716.42" calcext:value-type="float">
            <text:p>716.42</text:p>
          </table:table-cell>
        </table:table-row>
        <table:table-row table:style-name="ro1">
          <table:table-cell office:value-type="float" office:value="8286990" calcext:value-type="float">
            <text:p>8286990</text:p>
          </table:table-cell>
          <table:table-cell table:formula="of:=[.A520]/1000/(60*60*24)" office:value-type="time" office:time-value="PT02H18M06.99S" calcext:value-type="time">
            <text:p>02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1.92" calcext:value-type="float">
            <text:p>571.92</text:p>
          </table:table-cell>
          <table:table-cell office:value-type="float" office:value="717.74" calcext:value-type="float">
            <text:p>717.74</text:p>
          </table:table-cell>
        </table:table-row>
        <table:table-row table:style-name="ro1">
          <table:table-cell office:value-type="float" office:value="8302990" calcext:value-type="float">
            <text:p>8302990</text:p>
          </table:table-cell>
          <table:table-cell table:formula="of:=[.A521]/1000/(60*60*24)" office:value-type="time" office:time-value="PT02H18M22.99S" calcext:value-type="time">
            <text:p>02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573" calcext:value-type="float">
            <text:p>573</text:p>
          </table:table-cell>
          <table:table-cell office:value-type="float" office:value="719.06" calcext:value-type="float">
            <text:p>719.06</text:p>
          </table:table-cell>
        </table:table-row>
        <table:table-row table:style-name="ro1">
          <table:table-cell office:value-type="float" office:value="8318990" calcext:value-type="float">
            <text:p>8318990</text:p>
          </table:table-cell>
          <table:table-cell table:formula="of:=[.A522]/1000/(60*60*24)" office:value-type="time" office:time-value="PT02H18M38.99S" calcext:value-type="time">
            <text:p>02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574.07" calcext:value-type="float">
            <text:p>574.07</text:p>
          </table:table-cell>
          <table:table-cell office:value-type="float" office:value="720.37" calcext:value-type="float">
            <text:p>720.37</text:p>
          </table:table-cell>
        </table:table-row>
        <table:table-row table:style-name="ro1">
          <table:table-cell office:value-type="float" office:value="8334990" calcext:value-type="float">
            <text:p>8334990</text:p>
          </table:table-cell>
          <table:table-cell table:formula="of:=[.A523]/1000/(60*60*24)" office:value-type="time" office:time-value="PT02H18M54.99S" calcext:value-type="time">
            <text:p>02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5.15" calcext:value-type="float">
            <text:p>575.15</text:p>
          </table:table-cell>
          <table:table-cell office:value-type="float" office:value="721.69" calcext:value-type="float">
            <text:p>721.69</text:p>
          </table:table-cell>
        </table:table-row>
        <table:table-row table:style-name="ro1">
          <table:table-cell office:value-type="float" office:value="8350990" calcext:value-type="float">
            <text:p>8350990</text:p>
          </table:table-cell>
          <table:table-cell table:formula="of:=[.A524]/1000/(60*60*24)" office:value-type="time" office:time-value="PT02H19M10.99S" calcext:value-type="time">
            <text:p>02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6.23" calcext:value-type="float">
            <text:p>576.23</text:p>
          </table:table-cell>
          <table:table-cell office:value-type="float" office:value="723.01" calcext:value-type="float">
            <text:p>723.01</text:p>
          </table:table-cell>
        </table:table-row>
        <table:table-row table:style-name="ro1">
          <table:table-cell office:value-type="float" office:value="8366990" calcext:value-type="float">
            <text:p>8366990</text:p>
          </table:table-cell>
          <table:table-cell table:formula="of:=[.A525]/1000/(60*60*24)" office:value-type="time" office:time-value="PT02H19M26.99S" calcext:value-type="time">
            <text:p>02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7.3" calcext:value-type="float">
            <text:p>577.3</text:p>
          </table:table-cell>
          <table:table-cell office:value-type="float" office:value="724.33" calcext:value-type="float">
            <text:p>724.33</text:p>
          </table:table-cell>
        </table:table-row>
        <table:table-row table:style-name="ro1">
          <table:table-cell office:value-type="float" office:value="8382990" calcext:value-type="float">
            <text:p>8382990</text:p>
          </table:table-cell>
          <table:table-cell table:formula="of:=[.A526]/1000/(60*60*24)" office:value-type="time" office:time-value="PT02H19M42.99S" calcext:value-type="time">
            <text:p>02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578.38" calcext:value-type="float">
            <text:p>578.38</text:p>
          </table:table-cell>
          <table:table-cell office:value-type="float" office:value="725.65" calcext:value-type="float">
            <text:p>725.65</text:p>
          </table:table-cell>
        </table:table-row>
        <table:table-row table:style-name="ro1">
          <table:table-cell office:value-type="float" office:value="8398990" calcext:value-type="float">
            <text:p>8398990</text:p>
          </table:table-cell>
          <table:table-cell table:formula="of:=[.A527]/1000/(60*60*24)" office:value-type="time" office:time-value="PT02H19M58.99S" calcext:value-type="time">
            <text:p>02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579.46" calcext:value-type="float">
            <text:p>579.46</text:p>
          </table:table-cell>
          <table:table-cell office:value-type="float" office:value="726.97" calcext:value-type="float">
            <text:p>726.97</text:p>
          </table:table-cell>
        </table:table-row>
        <table:table-row table:style-name="ro1">
          <table:table-cell office:value-type="float" office:value="8414990" calcext:value-type="float">
            <text:p>8414990</text:p>
          </table:table-cell>
          <table:table-cell table:formula="of:=[.A528]/1000/(60*60*24)" office:value-type="time" office:time-value="PT02H20M14.99S" calcext:value-type="time">
            <text:p>02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580.54" calcext:value-type="float">
            <text:p>580.54</text:p>
          </table:table-cell>
          <table:table-cell office:value-type="float" office:value="728.28" calcext:value-type="float">
            <text:p>728.28</text:p>
          </table:table-cell>
        </table:table-row>
        <table:table-row table:style-name="ro1">
          <table:table-cell office:value-type="float" office:value="8430990" calcext:value-type="float">
            <text:p>8430990</text:p>
          </table:table-cell>
          <table:table-cell table:formula="of:=[.A529]/1000/(60*60*24)" office:value-type="time" office:time-value="PT02H20M30.99S" calcext:value-type="time">
            <text:p>02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1.61" calcext:value-type="float">
            <text:p>581.61</text:p>
          </table:table-cell>
          <table:table-cell office:value-type="float" office:value="729.6" calcext:value-type="float">
            <text:p>729.6</text:p>
          </table:table-cell>
        </table:table-row>
        <table:table-row table:style-name="ro1">
          <table:table-cell office:value-type="float" office:value="8446990" calcext:value-type="float">
            <text:p>8446990</text:p>
          </table:table-cell>
          <table:table-cell table:formula="of:=[.A530]/1000/(60*60*24)" office:value-type="time" office:time-value="PT02H20M46.99S" calcext:value-type="time">
            <text:p>02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2.69" calcext:value-type="float">
            <text:p>582.69</text:p>
          </table:table-cell>
          <table:table-cell office:value-type="float" office:value="730.92" calcext:value-type="float">
            <text:p>730.92</text:p>
          </table:table-cell>
        </table:table-row>
        <table:table-row table:style-name="ro1">
          <table:table-cell office:value-type="float" office:value="8462989" calcext:value-type="float">
            <text:p>8462989</text:p>
          </table:table-cell>
          <table:table-cell table:formula="of:=[.A531]/1000/(60*60*24)" office:value-type="time" office:time-value="PT02H21M02.989S" calcext:value-type="time">
            <text:p>02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3.77" calcext:value-type="float">
            <text:p>583.77</text:p>
          </table:table-cell>
          <table:table-cell office:value-type="float" office:value="732.24" calcext:value-type="float">
            <text:p>732.24</text:p>
          </table:table-cell>
        </table:table-row>
        <table:table-row table:style-name="ro1">
          <table:table-cell office:value-type="float" office:value="8478990" calcext:value-type="float">
            <text:p>8478990</text:p>
          </table:table-cell>
          <table:table-cell table:formula="of:=[.A532]/1000/(60*60*24)" office:value-type="time" office:time-value="PT02H21M18.99S" calcext:value-type="time">
            <text:p>02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4.84" calcext:value-type="float">
            <text:p>584.84</text:p>
          </table:table-cell>
          <table:table-cell office:value-type="float" office:value="733.55" calcext:value-type="float">
            <text:p>733.55</text:p>
          </table:table-cell>
        </table:table-row>
        <table:table-row table:style-name="ro1">
          <table:table-cell office:value-type="float" office:value="8494990" calcext:value-type="float">
            <text:p>8494990</text:p>
          </table:table-cell>
          <table:table-cell table:formula="of:=[.A533]/1000/(60*60*24)" office:value-type="time" office:time-value="PT02H21M34.99S" calcext:value-type="time">
            <text:p>02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5.92" calcext:value-type="float">
            <text:p>585.92</text:p>
          </table:table-cell>
          <table:table-cell office:value-type="float" office:value="734.87" calcext:value-type="float">
            <text:p>734.87</text:p>
          </table:table-cell>
        </table:table-row>
        <table:table-row table:style-name="ro1">
          <table:table-cell office:value-type="float" office:value="8510990" calcext:value-type="float">
            <text:p>8510990</text:p>
          </table:table-cell>
          <table:table-cell table:formula="of:=[.A534]/1000/(60*60*24)" office:value-type="time" office:time-value="PT02H21M50.99S" calcext:value-type="time">
            <text:p>02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7" calcext:value-type="float">
            <text:p>587</text:p>
          </table:table-cell>
          <table:table-cell office:value-type="float" office:value="736.19" calcext:value-type="float">
            <text:p>736.19</text:p>
          </table:table-cell>
        </table:table-row>
        <table:table-row table:style-name="ro1">
          <table:table-cell office:value-type="float" office:value="8526990" calcext:value-type="float">
            <text:p>8526990</text:p>
          </table:table-cell>
          <table:table-cell table:formula="of:=[.A535]/1000/(60*60*24)" office:value-type="time" office:time-value="PT02H22M06.99S" calcext:value-type="time">
            <text:p>02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8.08" calcext:value-type="float">
            <text:p>588.08</text:p>
          </table:table-cell>
          <table:table-cell office:value-type="float" office:value="737.51" calcext:value-type="float">
            <text:p>737.51</text:p>
          </table:table-cell>
        </table:table-row>
        <table:table-row table:style-name="ro1">
          <table:table-cell office:value-type="float" office:value="8542990" calcext:value-type="float">
            <text:p>8542990</text:p>
          </table:table-cell>
          <table:table-cell table:formula="of:=[.A536]/1000/(60*60*24)" office:value-type="time" office:time-value="PT02H22M22.99S" calcext:value-type="time">
            <text:p>02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89.15" calcext:value-type="float">
            <text:p>589.15</text:p>
          </table:table-cell>
          <table:table-cell office:value-type="float" office:value="738.83" calcext:value-type="float">
            <text:p>738.83</text:p>
          </table:table-cell>
        </table:table-row>
        <table:table-row table:style-name="ro1">
          <table:table-cell office:value-type="float" office:value="8558990" calcext:value-type="float">
            <text:p>8558990</text:p>
          </table:table-cell>
          <table:table-cell table:formula="of:=[.A537]/1000/(60*60*24)" office:value-type="time" office:time-value="PT02H22M38.99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90.23" calcext:value-type="float">
            <text:p>590.23</text:p>
          </table:table-cell>
          <table:table-cell office:value-type="float" office:value="740.14" calcext:value-type="float">
            <text:p>740.14</text:p>
          </table:table-cell>
        </table:table-row>
        <table:table-row table:style-name="ro1">
          <table:table-cell office:value-type="float" office:value="8574990" calcext:value-type="float">
            <text:p>8574990</text:p>
          </table:table-cell>
          <table:table-cell table:formula="of:=[.A538]/1000/(60*60*24)" office:value-type="time" office:time-value="PT02H22M54.99S" calcext:value-type="time">
            <text:p>02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91.31" calcext:value-type="float">
            <text:p>591.31</text:p>
          </table:table-cell>
          <table:table-cell office:value-type="float" office:value="741.46" calcext:value-type="float">
            <text:p>741.46</text:p>
          </table:table-cell>
        </table:table-row>
        <table:table-row table:style-name="ro1">
          <table:table-cell office:value-type="float" office:value="8590990" calcext:value-type="float">
            <text:p>8590990</text:p>
          </table:table-cell>
          <table:table-cell table:formula="of:=[.A539]/1000/(60*60*24)" office:value-type="time" office:time-value="PT02H23M10.99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92.38" calcext:value-type="float">
            <text:p>592.38</text:p>
          </table:table-cell>
          <table:table-cell office:value-type="float" office:value="742.78" calcext:value-type="float">
            <text:p>742.78</text:p>
          </table:table-cell>
        </table:table-row>
        <table:table-row table:style-name="ro1">
          <table:table-cell office:value-type="float" office:value="8606990" calcext:value-type="float">
            <text:p>8606990</text:p>
          </table:table-cell>
          <table:table-cell table:formula="of:=[.A540]/1000/(60*60*24)" office:value-type="time" office:time-value="PT02H23M26.99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593.46" calcext:value-type="float">
            <text:p>593.46</text:p>
          </table:table-cell>
          <table:table-cell office:value-type="float" office:value="744.1" calcext:value-type="float">
            <text:p>744.1</text:p>
          </table:table-cell>
        </table:table-row>
        <table:table-row table:style-name="ro1">
          <table:table-cell office:value-type="float" office:value="8622990" calcext:value-type="float">
            <text:p>8622990</text:p>
          </table:table-cell>
          <table:table-cell table:formula="of:=[.A541]/1000/(60*60*24)" office:value-type="time" office:time-value="PT02H23M42.99S" calcext:value-type="time">
            <text:p>02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94.54" calcext:value-type="float">
            <text:p>594.54</text:p>
          </table:table-cell>
          <table:table-cell office:value-type="float" office:value="745.41" calcext:value-type="float">
            <text:p>745.41</text:p>
          </table:table-cell>
        </table:table-row>
        <table:table-row table:style-name="ro1">
          <table:table-cell office:value-type="float" office:value="8638990" calcext:value-type="float">
            <text:p>8638990</text:p>
          </table:table-cell>
          <table:table-cell table:formula="of:=[.A542]/1000/(60*60*24)" office:value-type="time" office:time-value="PT02H23M58.99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595.62" calcext:value-type="float">
            <text:p>595.62</text:p>
          </table:table-cell>
          <table:table-cell office:value-type="float" office:value="746.73" calcext:value-type="float">
            <text:p>746.73</text:p>
          </table:table-cell>
        </table:table-row>
        <table:table-row table:style-name="ro1">
          <table:table-cell office:value-type="float" office:value="8654990" calcext:value-type="float">
            <text:p>8654990</text:p>
          </table:table-cell>
          <table:table-cell table:formula="of:=[.A543]/1000/(60*60*24)" office:value-type="time" office:time-value="PT02H24M14.99S" calcext:value-type="time">
            <text:p>02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596.69" calcext:value-type="float">
            <text:p>596.69</text:p>
          </table:table-cell>
          <table:table-cell office:value-type="float" office:value="748.04" calcext:value-type="float">
            <text:p>748.04</text:p>
          </table:table-cell>
        </table:table-row>
        <table:table-row table:style-name="ro1">
          <table:table-cell office:value-type="float" office:value="8670990" calcext:value-type="float">
            <text:p>8670990</text:p>
          </table:table-cell>
          <table:table-cell table:formula="of:=[.A544]/1000/(60*60*24)" office:value-type="time" office:time-value="PT02H24M30.99S" calcext:value-type="time">
            <text:p>02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97.77" calcext:value-type="float">
            <text:p>597.77</text:p>
          </table:table-cell>
          <table:table-cell office:value-type="float" office:value="749.36" calcext:value-type="float">
            <text:p>749.36</text:p>
          </table:table-cell>
        </table:table-row>
        <table:table-row table:style-name="ro1">
          <table:table-cell office:value-type="float" office:value="8686990" calcext:value-type="float">
            <text:p>8686990</text:p>
          </table:table-cell>
          <table:table-cell table:formula="of:=[.A545]/1000/(60*60*24)" office:value-type="time" office:time-value="PT02H24M46.99S" calcext:value-type="time">
            <text:p>02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598.85" calcext:value-type="float">
            <text:p>598.85</text:p>
          </table:table-cell>
          <table:table-cell office:value-type="float" office:value="750.68" calcext:value-type="float">
            <text:p>750.68</text:p>
          </table:table-cell>
        </table:table-row>
        <table:table-row table:style-name="ro1">
          <table:table-cell office:value-type="float" office:value="8702989" calcext:value-type="float">
            <text:p>8702989</text:p>
          </table:table-cell>
          <table:table-cell table:formula="of:=[.A546]/1000/(60*60*24)" office:value-type="time" office:time-value="PT02H25M02.989S" calcext:value-type="time">
            <text:p>02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599.92" calcext:value-type="float">
            <text:p>599.92</text:p>
          </table:table-cell>
          <table:table-cell office:value-type="float" office:value="751.99" calcext:value-type="float">
            <text:p>751.99</text:p>
          </table:table-cell>
        </table:table-row>
        <table:table-row table:style-name="ro1">
          <table:table-cell office:value-type="float" office:value="8718990" calcext:value-type="float">
            <text:p>8718990</text:p>
          </table:table-cell>
          <table:table-cell table:formula="of:=[.A547]/1000/(60*60*24)" office:value-type="time" office:time-value="PT02H25M18.99S" calcext:value-type="time">
            <text:p>02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601" calcext:value-type="float">
            <text:p>601</text:p>
          </table:table-cell>
          <table:table-cell office:value-type="float" office:value="753.31" calcext:value-type="float">
            <text:p>753.31</text:p>
          </table:table-cell>
        </table:table-row>
        <table:table-row table:style-name="ro1">
          <table:table-cell office:value-type="float" office:value="8734990" calcext:value-type="float">
            <text:p>8734990</text:p>
          </table:table-cell>
          <table:table-cell table:formula="of:=[.A548]/1000/(60*60*24)" office:value-type="time" office:time-value="PT02H25M34.99S" calcext:value-type="time">
            <text:p>02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02.07" calcext:value-type="float">
            <text:p>602.07</text:p>
          </table:table-cell>
          <table:table-cell office:value-type="float" office:value="754.63" calcext:value-type="float">
            <text:p>754.63</text:p>
          </table:table-cell>
        </table:table-row>
        <table:table-row table:style-name="ro1">
          <table:table-cell office:value-type="float" office:value="8750990" calcext:value-type="float">
            <text:p>8750990</text:p>
          </table:table-cell>
          <table:table-cell table:formula="of:=[.A549]/1000/(60*60*24)" office:value-type="time" office:time-value="PT02H25M50.99S" calcext:value-type="time">
            <text:p>02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03.15" calcext:value-type="float">
            <text:p>603.15</text:p>
          </table:table-cell>
          <table:table-cell office:value-type="float" office:value="755.94" calcext:value-type="float">
            <text:p>755.94</text:p>
          </table:table-cell>
        </table:table-row>
        <table:table-row table:style-name="ro1">
          <table:table-cell office:value-type="float" office:value="8766990" calcext:value-type="float">
            <text:p>8766990</text:p>
          </table:table-cell>
          <table:table-cell table:formula="of:=[.A550]/1000/(60*60*24)" office:value-type="time" office:time-value="PT02H26M06.99S" calcext:value-type="time">
            <text:p>02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604.23" calcext:value-type="float">
            <text:p>604.23</text:p>
          </table:table-cell>
          <table:table-cell office:value-type="float" office:value="757.26" calcext:value-type="float">
            <text:p>757.26</text:p>
          </table:table-cell>
        </table:table-row>
        <table:table-row table:style-name="ro1">
          <table:table-cell office:value-type="float" office:value="8782990" calcext:value-type="float">
            <text:p>8782990</text:p>
          </table:table-cell>
          <table:table-cell table:formula="of:=[.A551]/1000/(60*60*24)" office:value-type="time" office:time-value="PT02H26M22.99S" calcext:value-type="time">
            <text:p>02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05.3" calcext:value-type="float">
            <text:p>605.3</text:p>
          </table:table-cell>
          <table:table-cell office:value-type="float" office:value="758.57" calcext:value-type="float">
            <text:p>758.57</text:p>
          </table:table-cell>
        </table:table-row>
        <table:table-row table:style-name="ro1">
          <table:table-cell office:value-type="float" office:value="8798990" calcext:value-type="float">
            <text:p>8798990</text:p>
          </table:table-cell>
          <table:table-cell table:formula="of:=[.A552]/1000/(60*60*24)" office:value-type="time" office:time-value="PT02H26M38.99S" calcext:value-type="time">
            <text:p>02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06.38" calcext:value-type="float">
            <text:p>606.38</text:p>
          </table:table-cell>
          <table:table-cell office:value-type="float" office:value="759.89" calcext:value-type="float">
            <text:p>759.89</text:p>
          </table:table-cell>
        </table:table-row>
        <table:table-row table:style-name="ro1">
          <table:table-cell office:value-type="float" office:value="8814990" calcext:value-type="float">
            <text:p>8814990</text:p>
          </table:table-cell>
          <table:table-cell table:formula="of:=[.A553]/1000/(60*60*24)" office:value-type="time" office:time-value="PT02H26M54.99S" calcext:value-type="time">
            <text:p>02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607.46" calcext:value-type="float">
            <text:p>607.46</text:p>
          </table:table-cell>
          <table:table-cell office:value-type="float" office:value="761.2" calcext:value-type="float">
            <text:p>761.2</text:p>
          </table:table-cell>
        </table:table-row>
        <table:table-row table:style-name="ro1">
          <table:table-cell office:value-type="float" office:value="8830990" calcext:value-type="float">
            <text:p>8830990</text:p>
          </table:table-cell>
          <table:table-cell table:formula="of:=[.A554]/1000/(60*60*24)" office:value-type="time" office:time-value="PT02H27M10.99S" calcext:value-type="time">
            <text:p>02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08.53" calcext:value-type="float">
            <text:p>608.53</text:p>
          </table:table-cell>
          <table:table-cell office:value-type="float" office:value="762.52" calcext:value-type="float">
            <text:p>762.52</text:p>
          </table:table-cell>
        </table:table-row>
        <table:table-row table:style-name="ro1">
          <table:table-cell office:value-type="float" office:value="8846990" calcext:value-type="float">
            <text:p>8846990</text:p>
          </table:table-cell>
          <table:table-cell table:formula="of:=[.A555]/1000/(60*60*24)" office:value-type="time" office:time-value="PT02H27M26.99S" calcext:value-type="time">
            <text:p>02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09.61" calcext:value-type="float">
            <text:p>609.61</text:p>
          </table:table-cell>
          <table:table-cell office:value-type="float" office:value="763.83" calcext:value-type="float">
            <text:p>763.83</text:p>
          </table:table-cell>
        </table:table-row>
        <table:table-row table:style-name="ro1">
          <table:table-cell office:value-type="float" office:value="8862990" calcext:value-type="float">
            <text:p>8862990</text:p>
          </table:table-cell>
          <table:table-cell table:formula="of:=[.A556]/1000/(60*60*24)" office:value-type="time" office:time-value="PT02H27M42.99S" calcext:value-type="time">
            <text:p>02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10.68" calcext:value-type="float">
            <text:p>610.68</text:p>
          </table:table-cell>
          <table:table-cell office:value-type="float" office:value="765.15" calcext:value-type="float">
            <text:p>765.15</text:p>
          </table:table-cell>
        </table:table-row>
        <table:table-row table:style-name="ro1">
          <table:table-cell office:value-type="float" office:value="8878990" calcext:value-type="float">
            <text:p>8878990</text:p>
          </table:table-cell>
          <table:table-cell table:formula="of:=[.A557]/1000/(60*60*24)" office:value-type="time" office:time-value="PT02H27M58.99S" calcext:value-type="time">
            <text:p>02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611.76" calcext:value-type="float">
            <text:p>611.76</text:p>
          </table:table-cell>
          <table:table-cell office:value-type="float" office:value="766.46" calcext:value-type="float">
            <text:p>766.46</text:p>
          </table:table-cell>
        </table:table-row>
        <table:table-row table:style-name="ro1">
          <table:table-cell office:value-type="float" office:value="8894990" calcext:value-type="float">
            <text:p>8894990</text:p>
          </table:table-cell>
          <table:table-cell table:formula="of:=[.A558]/1000/(60*60*24)" office:value-type="time" office:time-value="PT02H28M14.99S" calcext:value-type="time">
            <text:p>02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612.84" calcext:value-type="float">
            <text:p>612.84</text:p>
          </table:table-cell>
          <table:table-cell office:value-type="float" office:value="767.78" calcext:value-type="float">
            <text:p>767.78</text:p>
          </table:table-cell>
        </table:table-row>
        <table:table-row table:style-name="ro1">
          <table:table-cell office:value-type="float" office:value="8910990" calcext:value-type="float">
            <text:p>8910990</text:p>
          </table:table-cell>
          <table:table-cell table:formula="of:=[.A559]/1000/(60*60*24)" office:value-type="time" office:time-value="PT02H28M30.99S" calcext:value-type="time">
            <text:p>02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13.91" calcext:value-type="float">
            <text:p>613.91</text:p>
          </table:table-cell>
          <table:table-cell office:value-type="float" office:value="769.1" calcext:value-type="float">
            <text:p>769.1</text:p>
          </table:table-cell>
        </table:table-row>
        <table:table-row table:style-name="ro1">
          <table:table-cell office:value-type="float" office:value="8926990" calcext:value-type="float">
            <text:p>8926990</text:p>
          </table:table-cell>
          <table:table-cell table:formula="of:=[.A560]/1000/(60*60*24)" office:value-type="time" office:time-value="PT02H28M46.99S" calcext:value-type="time">
            <text:p>02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614.99" calcext:value-type="float">
            <text:p>614.99</text:p>
          </table:table-cell>
          <table:table-cell office:value-type="float" office:value="770.41" calcext:value-type="float">
            <text:p>770.41</text:p>
          </table:table-cell>
        </table:table-row>
        <table:table-row table:style-name="ro1">
          <table:table-cell office:value-type="float" office:value="8942990" calcext:value-type="float">
            <text:p>8942990</text:p>
          </table:table-cell>
          <table:table-cell table:formula="of:=[.A561]/1000/(60*60*24)" office:value-type="time" office:time-value="PT02H29M02.99S" calcext:value-type="time">
            <text:p>02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616.07" calcext:value-type="float">
            <text:p>616.07</text:p>
          </table:table-cell>
          <table:table-cell office:value-type="float" office:value="771.72" calcext:value-type="float">
            <text:p>771.72</text:p>
          </table:table-cell>
        </table:table-row>
        <table:table-row table:style-name="ro1">
          <table:table-cell office:value-type="float" office:value="8958990" calcext:value-type="float">
            <text:p>8958990</text:p>
          </table:table-cell>
          <table:table-cell table:formula="of:=[.A562]/1000/(60*60*24)" office:value-type="time" office:time-value="PT02H29M18.99S" calcext:value-type="time">
            <text:p>02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617.14" calcext:value-type="float">
            <text:p>617.14</text:p>
          </table:table-cell>
          <table:table-cell office:value-type="float" office:value="773.04" calcext:value-type="float">
            <text:p>773.04</text:p>
          </table:table-cell>
        </table:table-row>
        <table:table-row table:style-name="ro1">
          <table:table-cell office:value-type="float" office:value="8974990" calcext:value-type="float">
            <text:p>8974990</text:p>
          </table:table-cell>
          <table:table-cell table:formula="of:=[.A563]/1000/(60*60*24)" office:value-type="time" office:time-value="PT02H29M34.99S" calcext:value-type="time">
            <text:p>02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2" calcext:value-type="float">
            <text:p>295.42</text:p>
          </table:table-cell>
          <table:table-cell office:value-type="float" office:value="618.22" calcext:value-type="float">
            <text:p>618.22</text:p>
          </table:table-cell>
          <table:table-cell office:value-type="float" office:value="774.35" calcext:value-type="float">
            <text:p>774.35</text:p>
          </table:table-cell>
        </table:table-row>
        <table:table-row table:style-name="ro1">
          <table:table-cell office:value-type="float" office:value="8990990" calcext:value-type="float">
            <text:p>8990990</text:p>
          </table:table-cell>
          <table:table-cell table:formula="of:=[.A564]/1000/(60*60*24)" office:value-type="time" office:time-value="PT02H29M50.99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619.29" calcext:value-type="float">
            <text:p>619.29</text:p>
          </table:table-cell>
          <table:table-cell office:value-type="float" office:value="775.67" calcext:value-type="float">
            <text:p>775.67</text:p>
          </table:table-cell>
        </table:table-row>
        <table:table-row table:style-name="ro1">
          <table:table-cell office:value-type="float" office:value="9006990" calcext:value-type="float">
            <text:p>9006990</text:p>
          </table:table-cell>
          <table:table-cell table:formula="of:=[.A565]/1000/(60*60*24)" office:value-type="time" office:time-value="PT02H30M06.99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20.37" calcext:value-type="float">
            <text:p>620.37</text:p>
          </table:table-cell>
          <table:table-cell office:value-type="float" office:value="776.98" calcext:value-type="float">
            <text:p>776.98</text:p>
          </table:table-cell>
        </table:table-row>
        <table:table-row table:style-name="ro1">
          <table:table-cell office:value-type="float" office:value="9022990" calcext:value-type="float">
            <text:p>9022990</text:p>
          </table:table-cell>
          <table:table-cell table:formula="of:=[.A566]/1000/(60*60*24)" office:value-type="time" office:time-value="PT02H30M22.99S" calcext:value-type="time">
            <text:p>02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621.45" calcext:value-type="float">
            <text:p>621.45</text:p>
          </table:table-cell>
          <table:table-cell office:value-type="float" office:value="778.29" calcext:value-type="float">
            <text:p>778.29</text:p>
          </table:table-cell>
        </table:table-row>
        <table:table-row table:style-name="ro1">
          <table:table-cell office:value-type="float" office:value="9038990" calcext:value-type="float">
            <text:p>9038990</text:p>
          </table:table-cell>
          <table:table-cell table:formula="of:=[.A567]/1000/(60*60*24)" office:value-type="time" office:time-value="PT02H30M38.99S" calcext:value-type="time">
            <text:p>02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622.52" calcext:value-type="float">
            <text:p>622.52</text:p>
          </table:table-cell>
          <table:table-cell office:value-type="float" office:value="779.61" calcext:value-type="float">
            <text:p>779.61</text:p>
          </table:table-cell>
        </table:table-row>
        <table:table-row table:style-name="ro1">
          <table:table-cell office:value-type="float" office:value="9054990" calcext:value-type="float">
            <text:p>9054990</text:p>
          </table:table-cell>
          <table:table-cell table:formula="of:=[.A568]/1000/(60*60*24)" office:value-type="time" office:time-value="PT02H30M54.99S" calcext:value-type="time">
            <text:p>02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623.6" calcext:value-type="float">
            <text:p>623.6</text:p>
          </table:table-cell>
          <table:table-cell office:value-type="float" office:value="780.92" calcext:value-type="float">
            <text:p>780.92</text:p>
          </table:table-cell>
        </table:table-row>
        <table:table-row table:style-name="ro1">
          <table:table-cell office:value-type="float" office:value="9070990" calcext:value-type="float">
            <text:p>9070990</text:p>
          </table:table-cell>
          <table:table-cell table:formula="of:=[.A569]/1000/(60*60*24)" office:value-type="time" office:time-value="PT02H31M10.99S" calcext:value-type="time">
            <text:p>02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624.67" calcext:value-type="float">
            <text:p>624.67</text:p>
          </table:table-cell>
          <table:table-cell office:value-type="float" office:value="782.24" calcext:value-type="float">
            <text:p>782.24</text:p>
          </table:table-cell>
        </table:table-row>
        <table:table-row table:style-name="ro1">
          <table:table-cell office:value-type="float" office:value="9086990" calcext:value-type="float">
            <text:p>9086990</text:p>
          </table:table-cell>
          <table:table-cell table:formula="of:=[.A570]/1000/(60*60*24)" office:value-type="time" office:time-value="PT02H31M26.99S" calcext:value-type="time">
            <text:p>02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625.75" calcext:value-type="float">
            <text:p>625.75</text:p>
          </table:table-cell>
          <table:table-cell office:value-type="float" office:value="783.55" calcext:value-type="float">
            <text:p>783.55</text:p>
          </table:table-cell>
        </table:table-row>
        <table:table-row table:style-name="ro1">
          <table:table-cell office:value-type="float" office:value="9102990" calcext:value-type="float">
            <text:p>9102990</text:p>
          </table:table-cell>
          <table:table-cell table:formula="of:=[.A571]/1000/(60*60*24)" office:value-type="time" office:time-value="PT02H31M42.99S" calcext:value-type="time">
            <text:p>02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626.83" calcext:value-type="float">
            <text:p>626.83</text:p>
          </table:table-cell>
          <table:table-cell office:value-type="float" office:value="784.86" calcext:value-type="float">
            <text:p>784.86</text:p>
          </table:table-cell>
        </table:table-row>
        <table:table-row table:style-name="ro1">
          <table:table-cell office:value-type="float" office:value="9118990" calcext:value-type="float">
            <text:p>9118990</text:p>
          </table:table-cell>
          <table:table-cell table:formula="of:=[.A572]/1000/(60*60*24)" office:value-type="time" office:time-value="PT02H31M58.99S" calcext:value-type="time">
            <text:p>02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27.9" calcext:value-type="float">
            <text:p>627.9</text:p>
          </table:table-cell>
          <table:table-cell office:value-type="float" office:value="786.18" calcext:value-type="float">
            <text:p>786.18</text:p>
          </table:table-cell>
        </table:table-row>
        <table:table-row table:style-name="ro1">
          <table:table-cell office:value-type="float" office:value="9134990" calcext:value-type="float">
            <text:p>9134990</text:p>
          </table:table-cell>
          <table:table-cell table:formula="of:=[.A573]/1000/(60*60*24)" office:value-type="time" office:time-value="PT02H32M14.99S" calcext:value-type="time">
            <text:p>02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28.98" calcext:value-type="float">
            <text:p>628.98</text:p>
          </table:table-cell>
          <table:table-cell office:value-type="float" office:value="787.49" calcext:value-type="float">
            <text:p>787.49</text:p>
          </table:table-cell>
        </table:table-row>
        <table:table-row table:style-name="ro1">
          <table:table-cell office:value-type="float" office:value="9150990" calcext:value-type="float">
            <text:p>9150990</text:p>
          </table:table-cell>
          <table:table-cell table:formula="of:=[.A574]/1000/(60*60*24)" office:value-type="time" office:time-value="PT02H32M30.99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30.05" calcext:value-type="float">
            <text:p>630.05</text:p>
          </table:table-cell>
          <table:table-cell office:value-type="float" office:value="788.8" calcext:value-type="float">
            <text:p>788.8</text:p>
          </table:table-cell>
        </table:table-row>
        <table:table-row table:style-name="ro1">
          <table:table-cell office:value-type="float" office:value="9166990" calcext:value-type="float">
            <text:p>9166990</text:p>
          </table:table-cell>
          <table:table-cell table:formula="of:=[.A575]/1000/(60*60*24)" office:value-type="time" office:time-value="PT02H32M46.99S" calcext:value-type="time">
            <text:p>02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31.13" calcext:value-type="float">
            <text:p>631.13</text:p>
          </table:table-cell>
          <table:table-cell office:value-type="float" office:value="790.12" calcext:value-type="float">
            <text:p>790.12</text:p>
          </table:table-cell>
        </table:table-row>
        <table:table-row table:style-name="ro1">
          <table:table-cell office:value-type="float" office:value="9182990" calcext:value-type="float">
            <text:p>9182990</text:p>
          </table:table-cell>
          <table:table-cell table:formula="of:=[.A576]/1000/(60*60*24)" office:value-type="time" office:time-value="PT02H33M02.99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32.21" calcext:value-type="float">
            <text:p>632.21</text:p>
          </table:table-cell>
          <table:table-cell office:value-type="float" office:value="791.43" calcext:value-type="float">
            <text:p>791.43</text:p>
          </table:table-cell>
        </table:table-row>
        <table:table-row table:style-name="ro1">
          <table:table-cell office:value-type="float" office:value="9198990" calcext:value-type="float">
            <text:p>9198990</text:p>
          </table:table-cell>
          <table:table-cell table:formula="of:=[.A577]/1000/(60*60*24)" office:value-type="time" office:time-value="PT02H33M18.99S" calcext:value-type="time">
            <text:p>02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33.28" calcext:value-type="float">
            <text:p>633.28</text:p>
          </table:table-cell>
          <table:table-cell office:value-type="float" office:value="792.74" calcext:value-type="float">
            <text:p>792.74</text:p>
          </table:table-cell>
        </table:table-row>
        <table:table-row table:style-name="ro1">
          <table:table-cell office:value-type="float" office:value="9214990" calcext:value-type="float">
            <text:p>9214990</text:p>
          </table:table-cell>
          <table:table-cell table:formula="of:=[.A578]/1000/(60*60*24)" office:value-type="time" office:time-value="PT02H33M34.99S" calcext:value-type="time">
            <text:p>02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34.36" calcext:value-type="float">
            <text:p>634.36</text:p>
          </table:table-cell>
          <table:table-cell office:value-type="float" office:value="794.05" calcext:value-type="float">
            <text:p>794.05</text:p>
          </table:table-cell>
        </table:table-row>
        <table:table-row table:style-name="ro1">
          <table:table-cell office:value-type="float" office:value="9230990" calcext:value-type="float">
            <text:p>9230990</text:p>
          </table:table-cell>
          <table:table-cell table:formula="of:=[.A579]/1000/(60*60*24)" office:value-type="time" office:time-value="PT02H33M50.99S" calcext:value-type="time">
            <text:p>02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35.43" calcext:value-type="float">
            <text:p>635.43</text:p>
          </table:table-cell>
          <table:table-cell office:value-type="float" office:value="795.37" calcext:value-type="float">
            <text:p>795.37</text:p>
          </table:table-cell>
        </table:table-row>
        <table:table-row table:style-name="ro1">
          <table:table-cell office:value-type="float" office:value="9246990" calcext:value-type="float">
            <text:p>9246990</text:p>
          </table:table-cell>
          <table:table-cell table:formula="of:=[.A580]/1000/(60*60*24)" office:value-type="time" office:time-value="PT02H34M06.99S" calcext:value-type="time">
            <text:p>02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36.51" calcext:value-type="float">
            <text:p>636.51</text:p>
          </table:table-cell>
          <table:table-cell office:value-type="float" office:value="796.68" calcext:value-type="float">
            <text:p>796.68</text:p>
          </table:table-cell>
        </table:table-row>
        <table:table-row table:style-name="ro1">
          <table:table-cell office:value-type="float" office:value="9262990" calcext:value-type="float">
            <text:p>9262990</text:p>
          </table:table-cell>
          <table:table-cell table:formula="of:=[.A581]/1000/(60*60*24)" office:value-type="time" office:time-value="PT02H34M22.99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37.58" calcext:value-type="float">
            <text:p>637.58</text:p>
          </table:table-cell>
          <table:table-cell office:value-type="float" office:value="797.99" calcext:value-type="float">
            <text:p>797.99</text:p>
          </table:table-cell>
        </table:table-row>
        <table:table-row table:style-name="ro1">
          <table:table-cell office:value-type="float" office:value="9278989" calcext:value-type="float">
            <text:p>9278989</text:p>
          </table:table-cell>
          <table:table-cell table:formula="of:=[.A582]/1000/(60*60*24)" office:value-type="time" office:time-value="PT02H34M38.989S" calcext:value-type="time">
            <text:p>02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38.66" calcext:value-type="float">
            <text:p>638.66</text:p>
          </table:table-cell>
          <table:table-cell office:value-type="float" office:value="799.31" calcext:value-type="float">
            <text:p>799.31</text:p>
          </table:table-cell>
        </table:table-row>
        <table:table-row table:style-name="ro1">
          <table:table-cell office:value-type="float" office:value="9294990" calcext:value-type="float">
            <text:p>9294990</text:p>
          </table:table-cell>
          <table:table-cell table:formula="of:=[.A583]/1000/(60*60*24)" office:value-type="time" office:time-value="PT02H34M54.99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39.74" calcext:value-type="float">
            <text:p>639.74</text:p>
          </table:table-cell>
          <table:table-cell office:value-type="float" office:value="800.62" calcext:value-type="float">
            <text:p>800.62</text:p>
          </table:table-cell>
        </table:table-row>
        <table:table-row table:style-name="ro1">
          <table:table-cell office:value-type="float" office:value="9310990" calcext:value-type="float">
            <text:p>9310990</text:p>
          </table:table-cell>
          <table:table-cell table:formula="of:=[.A584]/1000/(60*60*24)" office:value-type="time" office:time-value="PT02H35M10.99S" calcext:value-type="time">
            <text:p>02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0.81" calcext:value-type="float">
            <text:p>640.81</text:p>
          </table:table-cell>
          <table:table-cell office:value-type="float" office:value="801.93" calcext:value-type="float">
            <text:p>801.93</text:p>
          </table:table-cell>
        </table:table-row>
        <table:table-row table:style-name="ro1">
          <table:table-cell office:value-type="float" office:value="9326990" calcext:value-type="float">
            <text:p>9326990</text:p>
          </table:table-cell>
          <table:table-cell table:formula="of:=[.A585]/1000/(60*60*24)" office:value-type="time" office:time-value="PT02H35M26.99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641.89" calcext:value-type="float">
            <text:p>641.89</text:p>
          </table:table-cell>
          <table:table-cell office:value-type="float" office:value="803.25" calcext:value-type="float">
            <text:p>803.25</text:p>
          </table:table-cell>
        </table:table-row>
        <table:table-row table:style-name="ro1">
          <table:table-cell office:value-type="float" office:value="9342990" calcext:value-type="float">
            <text:p>9342990</text:p>
          </table:table-cell>
          <table:table-cell table:formula="of:=[.A586]/1000/(60*60*24)" office:value-type="time" office:time-value="PT02H35M42.99S" calcext:value-type="time">
            <text:p>02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2.96" calcext:value-type="float">
            <text:p>642.96</text:p>
          </table:table-cell>
          <table:table-cell office:value-type="float" office:value="804.56" calcext:value-type="float">
            <text:p>804.56</text:p>
          </table:table-cell>
        </table:table-row>
        <table:table-row table:style-name="ro1">
          <table:table-cell office:value-type="float" office:value="9358990" calcext:value-type="float">
            <text:p>9358990</text:p>
          </table:table-cell>
          <table:table-cell table:formula="of:=[.A587]/1000/(60*60*24)" office:value-type="time" office:time-value="PT02H35M58.99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4.04" calcext:value-type="float">
            <text:p>644.04</text:p>
          </table:table-cell>
          <table:table-cell office:value-type="float" office:value="805.87" calcext:value-type="float">
            <text:p>805.87</text:p>
          </table:table-cell>
        </table:table-row>
        <table:table-row table:style-name="ro1">
          <table:table-cell office:value-type="float" office:value="9374990" calcext:value-type="float">
            <text:p>9374990</text:p>
          </table:table-cell>
          <table:table-cell table:formula="of:=[.A588]/1000/(60*60*24)" office:value-type="time" office:time-value="PT02H36M14.99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5.11" calcext:value-type="float">
            <text:p>645.11</text:p>
          </table:table-cell>
          <table:table-cell office:value-type="float" office:value="807.18" calcext:value-type="float">
            <text:p>807.18</text:p>
          </table:table-cell>
        </table:table-row>
        <table:table-row table:style-name="ro1">
          <table:table-cell office:value-type="float" office:value="9390990" calcext:value-type="float">
            <text:p>9390990</text:p>
          </table:table-cell>
          <table:table-cell table:formula="of:=[.A589]/1000/(60*60*24)" office:value-type="time" office:time-value="PT02H36M30.99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6.19" calcext:value-type="float">
            <text:p>646.19</text:p>
          </table:table-cell>
          <table:table-cell office:value-type="float" office:value="808.5" calcext:value-type="float">
            <text:p>808.5</text:p>
          </table:table-cell>
        </table:table-row>
        <table:table-row table:style-name="ro1">
          <table:table-cell office:value-type="float" office:value="9406990" calcext:value-type="float">
            <text:p>9406990</text:p>
          </table:table-cell>
          <table:table-cell table:formula="of:=[.A590]/1000/(60*60*24)" office:value-type="time" office:time-value="PT02H36M46.99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7.26" calcext:value-type="float">
            <text:p>647.26</text:p>
          </table:table-cell>
          <table:table-cell office:value-type="float" office:value="809.81" calcext:value-type="float">
            <text:p>809.81</text:p>
          </table:table-cell>
        </table:table-row>
        <table:table-row table:style-name="ro1">
          <table:table-cell office:value-type="float" office:value="9422990" calcext:value-type="float">
            <text:p>9422990</text:p>
          </table:table-cell>
          <table:table-cell table:formula="of:=[.A591]/1000/(60*60*24)" office:value-type="time" office:time-value="PT02H37M02.99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48.34" calcext:value-type="float">
            <text:p>648.34</text:p>
          </table:table-cell>
          <table:table-cell office:value-type="float" office:value="811.12" calcext:value-type="float">
            <text:p>811.12</text:p>
          </table:table-cell>
        </table:table-row>
        <table:table-row table:style-name="ro1">
          <table:table-cell office:value-type="float" office:value="9438990" calcext:value-type="float">
            <text:p>9438990</text:p>
          </table:table-cell>
          <table:table-cell table:formula="of:=[.A592]/1000/(60*60*24)" office:value-type="time" office:time-value="PT02H37M18.99S" calcext:value-type="time">
            <text:p>02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649.41" calcext:value-type="float">
            <text:p>649.41</text:p>
          </table:table-cell>
          <table:table-cell office:value-type="float" office:value="812.44" calcext:value-type="float">
            <text:p>812.44</text:p>
          </table:table-cell>
        </table:table-row>
        <table:table-row table:style-name="ro1">
          <table:table-cell office:value-type="float" office:value="9454990" calcext:value-type="float">
            <text:p>9454990</text:p>
          </table:table-cell>
          <table:table-cell table:formula="of:=[.A593]/1000/(60*60*24)" office:value-type="time" office:time-value="PT02H37M34.99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0.49" calcext:value-type="float">
            <text:p>650.49</text:p>
          </table:table-cell>
          <table:table-cell office:value-type="float" office:value="813.75" calcext:value-type="float">
            <text:p>813.75</text:p>
          </table:table-cell>
        </table:table-row>
        <table:table-row table:style-name="ro1">
          <table:table-cell office:value-type="float" office:value="9470990" calcext:value-type="float">
            <text:p>9470990</text:p>
          </table:table-cell>
          <table:table-cell table:formula="of:=[.A594]/1000/(60*60*24)" office:value-type="time" office:time-value="PT02H37M50.99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1.56" calcext:value-type="float">
            <text:p>651.56</text:p>
          </table:table-cell>
          <table:table-cell office:value-type="float" office:value="815.06" calcext:value-type="float">
            <text:p>815.06</text:p>
          </table:table-cell>
        </table:table-row>
        <table:table-row table:style-name="ro1">
          <table:table-cell office:value-type="float" office:value="9486990" calcext:value-type="float">
            <text:p>9486990</text:p>
          </table:table-cell>
          <table:table-cell table:formula="of:=[.A595]/1000/(60*60*24)" office:value-type="time" office:time-value="PT02H38M06.99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652.64" calcext:value-type="float">
            <text:p>652.64</text:p>
          </table:table-cell>
          <table:table-cell office:value-type="float" office:value="816.37" calcext:value-type="float">
            <text:p>816.37</text:p>
          </table:table-cell>
        </table:table-row>
        <table:table-row table:style-name="ro1">
          <table:table-cell office:value-type="float" office:value="9502990" calcext:value-type="float">
            <text:p>9502990</text:p>
          </table:table-cell>
          <table:table-cell table:formula="of:=[.A596]/1000/(60*60*24)" office:value-type="time" office:time-value="PT02H38M22.99S" calcext:value-type="time">
            <text:p>02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3.71" calcext:value-type="float">
            <text:p>653.71</text:p>
          </table:table-cell>
          <table:table-cell office:value-type="float" office:value="817.69" calcext:value-type="float">
            <text:p>817.69</text:p>
          </table:table-cell>
        </table:table-row>
        <table:table-row table:style-name="ro1">
          <table:table-cell office:value-type="float" office:value="9518990" calcext:value-type="float">
            <text:p>9518990</text:p>
          </table:table-cell>
          <table:table-cell table:formula="of:=[.A597]/1000/(60*60*24)" office:value-type="time" office:time-value="PT02H38M38.99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4.79" calcext:value-type="float">
            <text:p>654.79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534990" calcext:value-type="float">
            <text:p>9534990</text:p>
          </table:table-cell>
          <table:table-cell table:formula="of:=[.A598]/1000/(60*60*24)" office:value-type="time" office:time-value="PT02H38M54.99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5.86" calcext:value-type="float">
            <text:p>655.86</text:p>
          </table:table-cell>
          <table:table-cell office:value-type="float" office:value="820.31" calcext:value-type="float">
            <text:p>820.31</text:p>
          </table:table-cell>
        </table:table-row>
        <table:table-row table:style-name="ro1">
          <table:table-cell office:value-type="float" office:value="9550990" calcext:value-type="float">
            <text:p>9550990</text:p>
          </table:table-cell>
          <table:table-cell table:formula="of:=[.A599]/1000/(60*60*24)" office:value-type="time" office:time-value="PT02H39M10.99S" calcext:value-type="time">
            <text:p>02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656.94" calcext:value-type="float">
            <text:p>656.94</text:p>
          </table:table-cell>
          <table:table-cell office:value-type="float" office:value="821.62" calcext:value-type="float">
            <text:p>821.62</text:p>
          </table:table-cell>
        </table:table-row>
        <table:table-row table:style-name="ro1">
          <table:table-cell office:value-type="float" office:value="9566990" calcext:value-type="float">
            <text:p>9566990</text:p>
          </table:table-cell>
          <table:table-cell table:formula="of:=[.A600]/1000/(60*60*24)" office:value-type="time" office:time-value="PT02H39M26.99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658.01" calcext:value-type="float">
            <text:p>658.01</text:p>
          </table:table-cell>
          <table:table-cell office:value-type="float" office:value="822.93" calcext:value-type="float">
            <text:p>822.93</text:p>
          </table:table-cell>
        </table:table-row>
        <table:table-row table:style-name="ro1">
          <table:table-cell office:value-type="float" office:value="9582990" calcext:value-type="float">
            <text:p>9582990</text:p>
          </table:table-cell>
          <table:table-cell table:formula="of:=[.A601]/1000/(60*60*24)" office:value-type="time" office:time-value="PT02H39M42.99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59.09" calcext:value-type="float">
            <text:p>659.09</text:p>
          </table:table-cell>
          <table:table-cell office:value-type="float" office:value="824.25" calcext:value-type="float">
            <text:p>824.25</text:p>
          </table:table-cell>
        </table:table-row>
        <table:table-row table:style-name="ro1">
          <table:table-cell office:value-type="float" office:value="9598990" calcext:value-type="float">
            <text:p>9598990</text:p>
          </table:table-cell>
          <table:table-cell table:formula="of:=[.A602]/1000/(60*60*24)" office:value-type="time" office:time-value="PT02H39M58.99S" calcext:value-type="time">
            <text:p>02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0.16" calcext:value-type="float">
            <text:p>660.16</text:p>
          </table:table-cell>
          <table:table-cell office:value-type="float" office:value="825.56" calcext:value-type="float">
            <text:p>825.56</text:p>
          </table:table-cell>
        </table:table-row>
        <table:table-row table:style-name="ro1">
          <table:table-cell office:value-type="float" office:value="9614990" calcext:value-type="float">
            <text:p>9614990</text:p>
          </table:table-cell>
          <table:table-cell table:formula="of:=[.A603]/1000/(60*60*24)" office:value-type="time" office:time-value="PT02H40M14.99S" calcext:value-type="time">
            <text:p>02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1.24" calcext:value-type="float">
            <text:p>661.24</text:p>
          </table:table-cell>
          <table:table-cell office:value-type="float" office:value="826.87" calcext:value-type="float">
            <text:p>826.87</text:p>
          </table:table-cell>
        </table:table-row>
        <table:table-row table:style-name="ro1">
          <table:table-cell office:value-type="float" office:value="9630990" calcext:value-type="float">
            <text:p>9630990</text:p>
          </table:table-cell>
          <table:table-cell table:formula="of:=[.A604]/1000/(60*60*24)" office:value-type="time" office:time-value="PT02H40M30.99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6.13" calcext:value-type="float">
            <text:p>296.13</text:p>
          </table:table-cell>
          <table:table-cell office:value-type="float" office:value="662.31" calcext:value-type="float">
            <text:p>662.31</text:p>
          </table:table-cell>
          <table:table-cell office:value-type="float" office:value="828.18" calcext:value-type="float">
            <text:p>828.18</text:p>
          </table:table-cell>
        </table:table-row>
        <table:table-row table:style-name="ro1">
          <table:table-cell office:value-type="float" office:value="9646990" calcext:value-type="float">
            <text:p>9646990</text:p>
          </table:table-cell>
          <table:table-cell table:formula="of:=[.A605]/1000/(60*60*24)" office:value-type="time" office:time-value="PT02H40M46.99S" calcext:value-type="time">
            <text:p>02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3.39" calcext:value-type="float">
            <text:p>663.39</text:p>
          </table:table-cell>
          <table:table-cell office:value-type="float" office:value="829.5" calcext:value-type="float">
            <text:p>829.5</text:p>
          </table:table-cell>
        </table:table-row>
        <table:table-row table:style-name="ro1">
          <table:table-cell office:value-type="float" office:value="9662990" calcext:value-type="float">
            <text:p>9662990</text:p>
          </table:table-cell>
          <table:table-cell table:formula="of:=[.A606]/1000/(60*60*24)" office:value-type="time" office:time-value="PT02H41M02.99S" calcext:value-type="time">
            <text:p>02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4.47" calcext:value-type="float">
            <text:p>664.47</text:p>
          </table:table-cell>
          <table:table-cell office:value-type="float" office:value="830.81" calcext:value-type="float">
            <text:p>830.81</text:p>
          </table:table-cell>
        </table:table-row>
        <table:table-row table:style-name="ro1">
          <table:table-cell office:value-type="float" office:value="9678990" calcext:value-type="float">
            <text:p>9678990</text:p>
          </table:table-cell>
          <table:table-cell table:formula="of:=[.A607]/1000/(60*60*24)" office:value-type="time" office:time-value="PT02H41M18.99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5.54" calcext:value-type="float">
            <text:p>665.54</text:p>
          </table:table-cell>
          <table:table-cell office:value-type="float" office:value="832.12" calcext:value-type="float">
            <text:p>832.12</text:p>
          </table:table-cell>
        </table:table-row>
        <table:table-row table:style-name="ro1">
          <table:table-cell office:value-type="float" office:value="9694990" calcext:value-type="float">
            <text:p>9694990</text:p>
          </table:table-cell>
          <table:table-cell table:formula="of:=[.A608]/1000/(60*60*24)" office:value-type="time" office:time-value="PT02H41M34.99S" calcext:value-type="time">
            <text:p>02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6.62" calcext:value-type="float">
            <text:p>666.62</text:p>
          </table:table-cell>
          <table:table-cell office:value-type="float" office:value="833.43" calcext:value-type="float">
            <text:p>833.43</text:p>
          </table:table-cell>
        </table:table-row>
        <table:table-row table:style-name="ro1">
          <table:table-cell office:value-type="float" office:value="9710990" calcext:value-type="float">
            <text:p>9710990</text:p>
          </table:table-cell>
          <table:table-cell table:formula="of:=[.A609]/1000/(60*60*24)" office:value-type="time" office:time-value="PT02H41M50.99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7.69" calcext:value-type="float">
            <text:p>667.69</text:p>
          </table:table-cell>
          <table:table-cell office:value-type="float" office:value="834.74" calcext:value-type="float">
            <text:p>834.74</text:p>
          </table:table-cell>
        </table:table-row>
        <table:table-row table:style-name="ro1">
          <table:table-cell office:value-type="float" office:value="9726990" calcext:value-type="float">
            <text:p>9726990</text:p>
          </table:table-cell>
          <table:table-cell table:formula="of:=[.A610]/1000/(60*60*24)" office:value-type="time" office:time-value="PT02H42M06.99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68.77" calcext:value-type="float">
            <text:p>668.77</text:p>
          </table:table-cell>
          <table:table-cell office:value-type="float" office:value="836.05" calcext:value-type="float">
            <text:p>836.05</text:p>
          </table:table-cell>
        </table:table-row>
        <table:table-row table:style-name="ro1">
          <table:table-cell office:value-type="float" office:value="9742990" calcext:value-type="float">
            <text:p>9742990</text:p>
          </table:table-cell>
          <table:table-cell table:formula="of:=[.A611]/1000/(60*60*24)" office:value-type="time" office:time-value="PT02H42M22.99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69.84" calcext:value-type="float">
            <text:p>669.84</text:p>
          </table:table-cell>
          <table:table-cell office:value-type="float" office:value="837.37" calcext:value-type="float">
            <text:p>837.37</text:p>
          </table:table-cell>
        </table:table-row>
        <table:table-row table:style-name="ro1">
          <table:table-cell office:value-type="float" office:value="9758990" calcext:value-type="float">
            <text:p>9758990</text:p>
          </table:table-cell>
          <table:table-cell table:formula="of:=[.A612]/1000/(60*60*24)" office:value-type="time" office:time-value="PT02H42M38.99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0.92" calcext:value-type="float">
            <text:p>670.92</text:p>
          </table:table-cell>
          <table:table-cell office:value-type="float" office:value="838.68" calcext:value-type="float">
            <text:p>838.68</text:p>
          </table:table-cell>
        </table:table-row>
        <table:table-row table:style-name="ro1">
          <table:table-cell office:value-type="float" office:value="9774990" calcext:value-type="float">
            <text:p>9774990</text:p>
          </table:table-cell>
          <table:table-cell table:formula="of:=[.A613]/1000/(60*60*24)" office:value-type="time" office:time-value="PT02H42M54.99S" calcext:value-type="time">
            <text:p>02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1.99" calcext:value-type="float">
            <text:p>671.99</text:p>
          </table:table-cell>
          <table:table-cell office:value-type="float" office:value="839.99" calcext:value-type="float">
            <text:p>839.99</text:p>
          </table:table-cell>
        </table:table-row>
        <table:table-row table:style-name="ro1">
          <table:table-cell office:value-type="float" office:value="9790990" calcext:value-type="float">
            <text:p>9790990</text:p>
          </table:table-cell>
          <table:table-cell table:formula="of:=[.A614]/1000/(60*60*24)" office:value-type="time" office:time-value="PT02H43M10.99S" calcext:value-type="time">
            <text:p>02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3.07" calcext:value-type="float">
            <text:p>673.07</text:p>
          </table:table-cell>
          <table:table-cell office:value-type="float" office:value="841.3" calcext:value-type="float">
            <text:p>841.3</text:p>
          </table:table-cell>
        </table:table-row>
        <table:table-row table:style-name="ro1">
          <table:table-cell office:value-type="float" office:value="9806990" calcext:value-type="float">
            <text:p>9806990</text:p>
          </table:table-cell>
          <table:table-cell table:formula="of:=[.A615]/1000/(60*60*24)" office:value-type="time" office:time-value="PT02H43M26.99S" calcext:value-type="time">
            <text:p>02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4.14" calcext:value-type="float">
            <text:p>674.14</text:p>
          </table:table-cell>
          <table:table-cell office:value-type="float" office:value="842.61" calcext:value-type="float">
            <text:p>842.61</text:p>
          </table:table-cell>
        </table:table-row>
        <table:table-row table:style-name="ro1">
          <table:table-cell office:value-type="float" office:value="9822990" calcext:value-type="float">
            <text:p>9822990</text:p>
          </table:table-cell>
          <table:table-cell table:formula="of:=[.A616]/1000/(60*60*24)" office:value-type="time" office:time-value="PT02H43M42.99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75.22" calcext:value-type="float">
            <text:p>675.22</text:p>
          </table:table-cell>
          <table:table-cell office:value-type="float" office:value="843.92" calcext:value-type="float">
            <text:p>843.92</text:p>
          </table:table-cell>
        </table:table-row>
        <table:table-row table:style-name="ro1">
          <table:table-cell office:value-type="float" office:value="9838990" calcext:value-type="float">
            <text:p>9838990</text:p>
          </table:table-cell>
          <table:table-cell table:formula="of:=[.A617]/1000/(60*60*24)" office:value-type="time" office:time-value="PT02H43M58.99S" calcext:value-type="time">
            <text:p>02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6.29" calcext:value-type="float">
            <text:p>676.29</text:p>
          </table:table-cell>
          <table:table-cell office:value-type="float" office:value="845.23" calcext:value-type="float">
            <text:p>845.23</text:p>
          </table:table-cell>
        </table:table-row>
        <table:table-row table:style-name="ro1">
          <table:table-cell office:value-type="float" office:value="9854990" calcext:value-type="float">
            <text:p>9854990</text:p>
          </table:table-cell>
          <table:table-cell table:formula="of:=[.A618]/1000/(60*60*24)" office:value-type="time" office:time-value="PT02H44M14.99S" calcext:value-type="time">
            <text:p>02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77.37" calcext:value-type="float">
            <text:p>677.37</text:p>
          </table:table-cell>
          <table:table-cell office:value-type="float" office:value="846.55" calcext:value-type="float">
            <text:p>846.55</text:p>
          </table:table-cell>
        </table:table-row>
        <table:table-row table:style-name="ro1">
          <table:table-cell office:value-type="float" office:value="9870990" calcext:value-type="float">
            <text:p>9870990</text:p>
          </table:table-cell>
          <table:table-cell table:formula="of:=[.A619]/1000/(60*60*24)" office:value-type="time" office:time-value="PT02H44M30.99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78.44" calcext:value-type="float">
            <text:p>678.44</text:p>
          </table:table-cell>
          <table:table-cell office:value-type="float" office:value="847.86" calcext:value-type="float">
            <text:p>847.86</text:p>
          </table:table-cell>
        </table:table-row>
        <table:table-row table:style-name="ro1">
          <table:table-cell office:value-type="float" office:value="9886990" calcext:value-type="float">
            <text:p>9886990</text:p>
          </table:table-cell>
          <table:table-cell table:formula="of:=[.A620]/1000/(60*60*24)" office:value-type="time" office:time-value="PT02H44M46.99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679.52" calcext:value-type="float">
            <text:p>679.52</text:p>
          </table:table-cell>
          <table:table-cell office:value-type="float" office:value="849.17" calcext:value-type="float">
            <text:p>849.17</text:p>
          </table:table-cell>
        </table:table-row>
        <table:table-row table:style-name="ro1">
          <table:table-cell office:value-type="float" office:value="9902990" calcext:value-type="float">
            <text:p>9902990</text:p>
          </table:table-cell>
          <table:table-cell table:formula="of:=[.A621]/1000/(60*60*24)" office:value-type="time" office:time-value="PT02H45M02.99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80.59" calcext:value-type="float">
            <text:p>680.59</text:p>
          </table:table-cell>
          <table:table-cell office:value-type="float" office:value="850.48" calcext:value-type="float">
            <text:p>850.48</text:p>
          </table:table-cell>
        </table:table-row>
        <table:table-row table:style-name="ro1">
          <table:table-cell office:value-type="float" office:value="9918990" calcext:value-type="float">
            <text:p>9918990</text:p>
          </table:table-cell>
          <table:table-cell table:formula="of:=[.A622]/1000/(60*60*24)" office:value-type="time" office:time-value="PT02H45M18.99S" calcext:value-type="time">
            <text:p>02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81.66" calcext:value-type="float">
            <text:p>681.66</text:p>
          </table:table-cell>
          <table:table-cell office:value-type="float" office:value="851.79" calcext:value-type="float">
            <text:p>851.79</text:p>
          </table:table-cell>
        </table:table-row>
        <table:table-row table:style-name="ro1">
          <table:table-cell office:value-type="float" office:value="9934990" calcext:value-type="float">
            <text:p>9934990</text:p>
          </table:table-cell>
          <table:table-cell table:formula="of:=[.A623]/1000/(60*60*24)" office:value-type="time" office:time-value="PT02H45M34.99S" calcext:value-type="time">
            <text:p>02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2.74" calcext:value-type="float">
            <text:p>682.74</text:p>
          </table:table-cell>
          <table:table-cell office:value-type="float" office:value="853.1" calcext:value-type="float">
            <text:p>853.1</text:p>
          </table:table-cell>
        </table:table-row>
        <table:table-row table:style-name="ro1">
          <table:table-cell office:value-type="float" office:value="9950990" calcext:value-type="float">
            <text:p>9950990</text:p>
          </table:table-cell>
          <table:table-cell table:formula="of:=[.A624]/1000/(60*60*24)" office:value-type="time" office:time-value="PT02H45M50.99S" calcext:value-type="time">
            <text:p>02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683.81" calcext:value-type="float">
            <text:p>683.81</text:p>
          </table:table-cell>
          <table:table-cell office:value-type="float" office:value="854.41" calcext:value-type="float">
            <text:p>854.41</text:p>
          </table:table-cell>
        </table:table-row>
        <table:table-row table:style-name="ro1">
          <table:table-cell office:value-type="float" office:value="9966990" calcext:value-type="float">
            <text:p>9966990</text:p>
          </table:table-cell>
          <table:table-cell table:formula="of:=[.A625]/1000/(60*60*24)" office:value-type="time" office:time-value="PT02H46M06.99S" calcext:value-type="time">
            <text:p>02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4.89" calcext:value-type="float">
            <text:p>684.89</text:p>
          </table:table-cell>
          <table:table-cell office:value-type="float" office:value="855.72" calcext:value-type="float">
            <text:p>855.72</text:p>
          </table:table-cell>
        </table:table-row>
        <table:table-row table:style-name="ro1">
          <table:table-cell office:value-type="float" office:value="9982990" calcext:value-type="float">
            <text:p>9982990</text:p>
          </table:table-cell>
          <table:table-cell table:formula="of:=[.A626]/1000/(60*60*24)" office:value-type="time" office:time-value="PT02H46M22.99S" calcext:value-type="time">
            <text:p>02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5.96" calcext:value-type="float">
            <text:p>685.96</text:p>
          </table:table-cell>
          <table:table-cell office:value-type="float" office:value="857.03" calcext:value-type="float">
            <text:p>857.03</text:p>
          </table:table-cell>
        </table:table-row>
        <table:table-row table:style-name="ro1">
          <table:table-cell office:value-type="float" office:value="9998990" calcext:value-type="float">
            <text:p>9998990</text:p>
          </table:table-cell>
          <table:table-cell table:formula="of:=[.A627]/1000/(60*60*24)" office:value-type="time" office:time-value="PT02H46M38.99S" calcext:value-type="time">
            <text:p>02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7.04" calcext:value-type="float">
            <text:p>687.04</text:p>
          </table:table-cell>
          <table:table-cell office:value-type="float" office:value="858.35" calcext:value-type="float">
            <text:p>858.35</text:p>
          </table:table-cell>
        </table:table-row>
        <table:table-row table:style-name="ro1">
          <table:table-cell office:value-type="float" office:value="10014990" calcext:value-type="float">
            <text:p>10014990</text:p>
          </table:table-cell>
          <table:table-cell table:formula="of:=[.A628]/1000/(60*60*24)" office:value-type="time" office:time-value="PT02H46M54.99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8.11" calcext:value-type="float">
            <text:p>688.11</text:p>
          </table:table-cell>
          <table:table-cell office:value-type="float" office:value="859.66" calcext:value-type="float">
            <text:p>859.66</text:p>
          </table:table-cell>
        </table:table-row>
        <table:table-row table:style-name="ro1">
          <table:table-cell office:value-type="float" office:value="10030990" calcext:value-type="float">
            <text:p>10030990</text:p>
          </table:table-cell>
          <table:table-cell table:formula="of:=[.A629]/1000/(60*60*24)" office:value-type="time" office:time-value="PT02H47M10.99S" calcext:value-type="time">
            <text:p>02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89.19" calcext:value-type="float">
            <text:p>689.19</text:p>
          </table:table-cell>
          <table:table-cell office:value-type="float" office:value="860.97" calcext:value-type="float">
            <text:p>860.97</text:p>
          </table:table-cell>
        </table:table-row>
        <table:table-row table:style-name="ro1">
          <table:table-cell office:value-type="float" office:value="10046990" calcext:value-type="float">
            <text:p>10046990</text:p>
          </table:table-cell>
          <table:table-cell table:formula="of:=[.A630]/1000/(60*60*24)" office:value-type="time" office:time-value="PT02H47M26.99S" calcext:value-type="time">
            <text:p>02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0.26" calcext:value-type="float">
            <text:p>690.26</text:p>
          </table:table-cell>
          <table:table-cell office:value-type="float" office:value="862.28" calcext:value-type="float">
            <text:p>862.28</text:p>
          </table:table-cell>
        </table:table-row>
        <table:table-row table:style-name="ro1">
          <table:table-cell office:value-type="float" office:value="10062990" calcext:value-type="float">
            <text:p>10062990</text:p>
          </table:table-cell>
          <table:table-cell table:formula="of:=[.A631]/1000/(60*60*24)" office:value-type="time" office:time-value="PT02H47M42.99S" calcext:value-type="time">
            <text:p>02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1.33" calcext:value-type="float">
            <text:p>691.33</text:p>
          </table:table-cell>
          <table:table-cell office:value-type="float" office:value="863.59" calcext:value-type="float">
            <text:p>863.59</text:p>
          </table:table-cell>
        </table:table-row>
        <table:table-row table:style-name="ro1">
          <table:table-cell office:value-type="float" office:value="10078990" calcext:value-type="float">
            <text:p>10078990</text:p>
          </table:table-cell>
          <table:table-cell table:formula="of:=[.A632]/1000/(60*60*24)" office:value-type="time" office:time-value="PT02H47M58.99S" calcext:value-type="time">
            <text:p>02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2.41" calcext:value-type="float">
            <text:p>692.41</text:p>
          </table:table-cell>
          <table:table-cell office:value-type="float" office:value="864.9" calcext:value-type="float">
            <text:p>864.9</text:p>
          </table:table-cell>
        </table:table-row>
        <table:table-row table:style-name="ro1">
          <table:table-cell office:value-type="float" office:value="10094990" calcext:value-type="float">
            <text:p>10094990</text:p>
          </table:table-cell>
          <table:table-cell table:formula="of:=[.A633]/1000/(60*60*24)" office:value-type="time" office:time-value="PT02H48M14.99S" calcext:value-type="time">
            <text:p>02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3.48" calcext:value-type="float">
            <text:p>693.48</text:p>
          </table:table-cell>
          <table:table-cell office:value-type="float" office:value="866.21" calcext:value-type="float">
            <text:p>866.21</text:p>
          </table:table-cell>
        </table:table-row>
        <table:table-row table:style-name="ro1">
          <table:table-cell office:value-type="float" office:value="10110990" calcext:value-type="float">
            <text:p>10110990</text:p>
          </table:table-cell>
          <table:table-cell table:formula="of:=[.A634]/1000/(60*60*24)" office:value-type="time" office:time-value="PT02H48M30.99S" calcext:value-type="time">
            <text:p>02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4.56" calcext:value-type="float">
            <text:p>694.56</text:p>
          </table:table-cell>
          <table:table-cell office:value-type="float" office:value="867.52" calcext:value-type="float">
            <text:p>867.52</text:p>
          </table:table-cell>
        </table:table-row>
        <table:table-row table:style-name="ro1">
          <table:table-cell office:value-type="float" office:value="10126990" calcext:value-type="float">
            <text:p>10126990</text:p>
          </table:table-cell>
          <table:table-cell table:formula="of:=[.A635]/1000/(60*60*24)" office:value-type="time" office:time-value="PT02H48M46.99S" calcext:value-type="time">
            <text:p>02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5.63" calcext:value-type="float">
            <text:p>695.63</text:p>
          </table:table-cell>
          <table:table-cell office:value-type="float" office:value="868.83" calcext:value-type="float">
            <text:p>868.83</text:p>
          </table:table-cell>
        </table:table-row>
        <table:table-row table:style-name="ro1">
          <table:table-cell office:value-type="float" office:value="10142990" calcext:value-type="float">
            <text:p>10142990</text:p>
          </table:table-cell>
          <table:table-cell table:formula="of:=[.A636]/1000/(60*60*24)" office:value-type="time" office:time-value="PT02H49M02.99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6.71" calcext:value-type="float">
            <text:p>696.71</text:p>
          </table:table-cell>
          <table:table-cell office:value-type="float" office:value="870.14" calcext:value-type="float">
            <text:p>870.14</text:p>
          </table:table-cell>
        </table:table-row>
        <table:table-row table:style-name="ro1">
          <table:table-cell office:value-type="float" office:value="10158990" calcext:value-type="float">
            <text:p>10158990</text:p>
          </table:table-cell>
          <table:table-cell table:formula="of:=[.A637]/1000/(60*60*24)" office:value-type="time" office:time-value="PT02H49M18.99S" calcext:value-type="time">
            <text:p>02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7.78" calcext:value-type="float">
            <text:p>697.78</text:p>
          </table:table-cell>
          <table:table-cell office:value-type="float" office:value="871.45" calcext:value-type="float">
            <text:p>871.45</text:p>
          </table:table-cell>
        </table:table-row>
        <table:table-row table:style-name="ro1">
          <table:table-cell office:value-type="float" office:value="10174990" calcext:value-type="float">
            <text:p>10174990</text:p>
          </table:table-cell>
          <table:table-cell table:formula="of:=[.A638]/1000/(60*60*24)" office:value-type="time" office:time-value="PT02H49M34.99S" calcext:value-type="time">
            <text:p>02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8.85" calcext:value-type="float">
            <text:p>698.85</text:p>
          </table:table-cell>
          <table:table-cell office:value-type="float" office:value="872.77" calcext:value-type="float">
            <text:p>872.77</text:p>
          </table:table-cell>
        </table:table-row>
        <table:table-row table:style-name="ro1">
          <table:table-cell office:value-type="float" office:value="10190990" calcext:value-type="float">
            <text:p>10190990</text:p>
          </table:table-cell>
          <table:table-cell table:formula="of:=[.A639]/1000/(60*60*24)" office:value-type="time" office:time-value="PT02H49M50.99S" calcext:value-type="time">
            <text:p>02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699.93" calcext:value-type="float">
            <text:p>699.93</text:p>
          </table:table-cell>
          <table:table-cell office:value-type="float" office:value="874.08" calcext:value-type="float">
            <text:p>874.08</text:p>
          </table:table-cell>
        </table:table-row>
        <table:table-row table:style-name="ro1">
          <table:table-cell office:value-type="float" office:value="10206990" calcext:value-type="float">
            <text:p>10206990</text:p>
          </table:table-cell>
          <table:table-cell table:formula="of:=[.A640]/1000/(60*60*24)" office:value-type="time" office:time-value="PT02H50M06.99S" calcext:value-type="time">
            <text:p>02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1" calcext:value-type="float">
            <text:p>701</text:p>
          </table:table-cell>
          <table:table-cell office:value-type="float" office:value="875.39" calcext:value-type="float">
            <text:p>875.39</text:p>
          </table:table-cell>
        </table:table-row>
        <table:table-row table:style-name="ro1">
          <table:table-cell office:value-type="float" office:value="10222990" calcext:value-type="float">
            <text:p>10222990</text:p>
          </table:table-cell>
          <table:table-cell table:formula="of:=[.A641]/1000/(60*60*24)" office:value-type="time" office:time-value="PT02H50M22.99S" calcext:value-type="time">
            <text:p>02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702.08" calcext:value-type="float">
            <text:p>702.08</text:p>
          </table:table-cell>
          <table:table-cell office:value-type="float" office:value="876.7" calcext:value-type="float">
            <text:p>876.7</text:p>
          </table:table-cell>
        </table:table-row>
        <table:table-row table:style-name="ro1">
          <table:table-cell office:value-type="float" office:value="10238990" calcext:value-type="float">
            <text:p>10238990</text:p>
          </table:table-cell>
          <table:table-cell table:formula="of:=[.A642]/1000/(60*60*24)" office:value-type="time" office:time-value="PT02H50M38.99S" calcext:value-type="time">
            <text:p>02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3.15" calcext:value-type="float">
            <text:p>703.15</text:p>
          </table:table-cell>
          <table:table-cell office:value-type="float" office:value="878.01" calcext:value-type="float">
            <text:p>878.01</text:p>
          </table:table-cell>
        </table:table-row>
        <table:table-row table:style-name="ro1">
          <table:table-cell office:value-type="float" office:value="10254990" calcext:value-type="float">
            <text:p>10254990</text:p>
          </table:table-cell>
          <table:table-cell table:formula="of:=[.A643]/1000/(60*60*24)" office:value-type="time" office:time-value="PT02H50M54.99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4.23" calcext:value-type="float">
            <text:p>704.23</text:p>
          </table:table-cell>
          <table:table-cell office:value-type="float" office:value="879.32" calcext:value-type="float">
            <text:p>879.32</text:p>
          </table:table-cell>
        </table:table-row>
        <table:table-row table:style-name="ro1">
          <table:table-cell office:value-type="float" office:value="10270990" calcext:value-type="float">
            <text:p>10270990</text:p>
          </table:table-cell>
          <table:table-cell table:formula="of:=[.A644]/1000/(60*60*24)" office:value-type="time" office:time-value="PT02H51M10.99S" calcext:value-type="time">
            <text:p>02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5.3" calcext:value-type="float">
            <text:p>705.3</text:p>
          </table:table-cell>
          <table:table-cell office:value-type="float" office:value="880.63" calcext:value-type="float">
            <text:p>880.63</text:p>
          </table:table-cell>
        </table:table-row>
        <table:table-row table:style-name="ro1">
          <table:table-cell office:value-type="float" office:value="10286989" calcext:value-type="float">
            <text:p>10286989</text:p>
          </table:table-cell>
          <table:table-cell table:formula="of:=[.A645]/1000/(60*60*24)" office:value-type="time" office:time-value="PT02H51M26.989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6.37" calcext:value-type="float">
            <text:p>706.37</text:p>
          </table:table-cell>
          <table:table-cell office:value-type="float" office:value="881.94" calcext:value-type="float">
            <text:p>881.94</text:p>
          </table:table-cell>
        </table:table-row>
        <table:table-row table:style-name="ro1">
          <table:table-cell office:value-type="float" office:value="10302990" calcext:value-type="float">
            <text:p>10302990</text:p>
          </table:table-cell>
          <table:table-cell table:formula="of:=[.A646]/1000/(60*60*24)" office:value-type="time" office:time-value="PT02H51M42.99S" calcext:value-type="time">
            <text:p>02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7.45" calcext:value-type="float">
            <text:p>707.45</text:p>
          </table:table-cell>
          <table:table-cell office:value-type="float" office:value="883.25" calcext:value-type="float">
            <text:p>883.25</text:p>
          </table:table-cell>
        </table:table-row>
        <table:table-row table:style-name="ro1">
          <table:table-cell office:value-type="float" office:value="10318990" calcext:value-type="float">
            <text:p>10318990</text:p>
          </table:table-cell>
          <table:table-cell table:formula="of:=[.A647]/1000/(60*60*24)" office:value-type="time" office:time-value="PT02H51M58.99S" calcext:value-type="time">
            <text:p>02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8.52" calcext:value-type="float">
            <text:p>708.52</text:p>
          </table:table-cell>
          <table:table-cell office:value-type="float" office:value="884.56" calcext:value-type="float">
            <text:p>884.56</text:p>
          </table:table-cell>
        </table:table-row>
        <table:table-row table:style-name="ro1">
          <table:table-cell office:value-type="float" office:value="10334990" calcext:value-type="float">
            <text:p>10334990</text:p>
          </table:table-cell>
          <table:table-cell table:formula="of:=[.A648]/1000/(60*60*24)" office:value-type="time" office:time-value="PT02H52M14.99S" calcext:value-type="time">
            <text:p>02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09.6" calcext:value-type="float">
            <text:p>709.6</text:p>
          </table:table-cell>
          <table:table-cell office:value-type="float" office:value="885.87" calcext:value-type="float">
            <text:p>885.87</text:p>
          </table:table-cell>
        </table:table-row>
        <table:table-row table:style-name="ro1">
          <table:table-cell office:value-type="float" office:value="10350989" calcext:value-type="float">
            <text:p>10350989</text:p>
          </table:table-cell>
          <table:table-cell table:formula="of:=[.A649]/1000/(60*60*24)" office:value-type="time" office:time-value="PT02H52M30.989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710.67" calcext:value-type="float">
            <text:p>710.67</text:p>
          </table:table-cell>
          <table:table-cell office:value-type="float" office:value="887.18" calcext:value-type="float">
            <text:p>887.18</text:p>
          </table:table-cell>
        </table:table-row>
        <table:table-row table:style-name="ro1">
          <table:table-cell office:value-type="float" office:value="10366990" calcext:value-type="float">
            <text:p>10366990</text:p>
          </table:table-cell>
          <table:table-cell table:formula="of:=[.A650]/1000/(60*60*24)" office:value-type="time" office:time-value="PT02H52M46.99S" calcext:value-type="time">
            <text:p>02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11.75" calcext:value-type="float">
            <text:p>711.75</text:p>
          </table:table-cell>
          <table:table-cell office:value-type="float" office:value="888.49" calcext:value-type="float">
            <text:p>888.49</text:p>
          </table:table-cell>
        </table:table-row>
        <table:table-row table:style-name="ro1">
          <table:table-cell office:value-type="float" office:value="10382990" calcext:value-type="float">
            <text:p>10382990</text:p>
          </table:table-cell>
          <table:table-cell table:formula="of:=[.A651]/1000/(60*60*24)" office:value-type="time" office:time-value="PT02H53M02.99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12.82" calcext:value-type="float">
            <text:p>712.82</text:p>
          </table:table-cell>
          <table:table-cell office:value-type="float" office:value="889.8" calcext:value-type="float">
            <text:p>889.8</text:p>
          </table:table-cell>
        </table:table-row>
        <table:table-row table:style-name="ro1">
          <table:table-cell office:value-type="float" office:value="10398990" calcext:value-type="float">
            <text:p>10398990</text:p>
          </table:table-cell>
          <table:table-cell table:formula="of:=[.A652]/1000/(60*60*24)" office:value-type="time" office:time-value="PT02H53M18.99S" calcext:value-type="time">
            <text:p>02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13.89" calcext:value-type="float">
            <text:p>713.89</text:p>
          </table:table-cell>
          <table:table-cell office:value-type="float" office:value="891.11" calcext:value-type="float">
            <text:p>891.11</text:p>
          </table:table-cell>
        </table:table-row>
        <table:table-row table:style-name="ro1">
          <table:table-cell office:value-type="float" office:value="10414990" calcext:value-type="float">
            <text:p>10414990</text:p>
          </table:table-cell>
          <table:table-cell table:formula="of:=[.A653]/1000/(60*60*24)" office:value-type="time" office:time-value="PT02H53M34.99S" calcext:value-type="time">
            <text:p>02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14.97" calcext:value-type="float">
            <text:p>714.97</text:p>
          </table:table-cell>
          <table:table-cell office:value-type="float" office:value="892.43" calcext:value-type="float">
            <text:p>892.43</text:p>
          </table:table-cell>
        </table:table-row>
        <table:table-row table:style-name="ro1">
          <table:table-cell office:value-type="float" office:value="10430990" calcext:value-type="float">
            <text:p>10430990</text:p>
          </table:table-cell>
          <table:table-cell table:formula="of:=[.A654]/1000/(60*60*24)" office:value-type="time" office:time-value="PT02H53M50.99S" calcext:value-type="time">
            <text:p>02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716.04" calcext:value-type="float">
            <text:p>716.04</text:p>
          </table:table-cell>
          <table:table-cell office:value-type="float" office:value="893.74" calcext:value-type="float">
            <text:p>893.74</text:p>
          </table:table-cell>
        </table:table-row>
        <table:table-row table:style-name="ro1">
          <table:table-cell office:value-type="float" office:value="10446990" calcext:value-type="float">
            <text:p>10446990</text:p>
          </table:table-cell>
          <table:table-cell table:formula="of:=[.A655]/1000/(60*60*24)" office:value-type="time" office:time-value="PT02H54M06.99S" calcext:value-type="time">
            <text:p>02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17.12" calcext:value-type="float">
            <text:p>717.12</text:p>
          </table:table-cell>
          <table:table-cell office:value-type="float" office:value="895.05" calcext:value-type="float">
            <text:p>895.05</text:p>
          </table:table-cell>
        </table:table-row>
        <table:table-row table:style-name="ro1">
          <table:table-cell office:value-type="float" office:value="10462990" calcext:value-type="float">
            <text:p>10462990</text:p>
          </table:table-cell>
          <table:table-cell table:formula="of:=[.A656]/1000/(60*60*24)" office:value-type="time" office:time-value="PT02H54M22.99S" calcext:value-type="time">
            <text:p>02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18.19" calcext:value-type="float">
            <text:p>718.19</text:p>
          </table:table-cell>
          <table:table-cell office:value-type="float" office:value="896.36" calcext:value-type="float">
            <text:p>896.36</text:p>
          </table:table-cell>
        </table:table-row>
        <table:table-row table:style-name="ro1">
          <table:table-cell office:value-type="float" office:value="10478990" calcext:value-type="float">
            <text:p>10478990</text:p>
          </table:table-cell>
          <table:table-cell table:formula="of:=[.A657]/1000/(60*60*24)" office:value-type="time" office:time-value="PT02H54M38.99S" calcext:value-type="time">
            <text:p>02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719.26" calcext:value-type="float">
            <text:p>719.26</text:p>
          </table:table-cell>
          <table:table-cell office:value-type="float" office:value="897.67" calcext:value-type="float">
            <text:p>897.67</text:p>
          </table:table-cell>
        </table:table-row>
        <table:table-row table:style-name="ro1">
          <table:table-cell office:value-type="float" office:value="10494990" calcext:value-type="float">
            <text:p>10494990</text:p>
          </table:table-cell>
          <table:table-cell table:formula="of:=[.A658]/1000/(60*60*24)" office:value-type="time" office:time-value="PT02H54M54.99S" calcext:value-type="time">
            <text:p>02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0.34" calcext:value-type="float">
            <text:p>720.34</text:p>
          </table:table-cell>
          <table:table-cell office:value-type="float" office:value="898.98" calcext:value-type="float">
            <text:p>898.98</text:p>
          </table:table-cell>
        </table:table-row>
        <table:table-row table:style-name="ro1">
          <table:table-cell office:value-type="float" office:value="10510990" calcext:value-type="float">
            <text:p>10510990</text:p>
          </table:table-cell>
          <table:table-cell table:formula="of:=[.A659]/1000/(60*60*24)" office:value-type="time" office:time-value="PT02H55M10.99S" calcext:value-type="time">
            <text:p>02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1.41" calcext:value-type="float">
            <text:p>721.41</text:p>
          </table:table-cell>
          <table:table-cell office:value-type="float" office:value="900.29" calcext:value-type="float">
            <text:p>900.29</text:p>
          </table:table-cell>
        </table:table-row>
        <table:table-row table:style-name="ro1">
          <table:table-cell office:value-type="float" office:value="10526990" calcext:value-type="float">
            <text:p>10526990</text:p>
          </table:table-cell>
          <table:table-cell table:formula="of:=[.A660]/1000/(60*60*24)" office:value-type="time" office:time-value="PT02H55M26.99S" calcext:value-type="time">
            <text:p>02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722.49" calcext:value-type="float">
            <text:p>722.49</text:p>
          </table:table-cell>
          <table:table-cell office:value-type="float" office:value="901.6" calcext:value-type="float">
            <text:p>901.6</text:p>
          </table:table-cell>
        </table:table-row>
        <table:table-row table:style-name="ro1">
          <table:table-cell office:value-type="float" office:value="10542990" calcext:value-type="float">
            <text:p>10542990</text:p>
          </table:table-cell>
          <table:table-cell table:formula="of:=[.A661]/1000/(60*60*24)" office:value-type="time" office:time-value="PT02H55M42.99S" calcext:value-type="time">
            <text:p>02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723.56" calcext:value-type="float">
            <text:p>723.56</text:p>
          </table:table-cell>
          <table:table-cell office:value-type="float" office:value="902.9" calcext:value-type="float">
            <text:p>902.9</text:p>
          </table:table-cell>
        </table:table-row>
        <table:table-row table:style-name="ro1">
          <table:table-cell office:value-type="float" office:value="10558990" calcext:value-type="float">
            <text:p>10558990</text:p>
          </table:table-cell>
          <table:table-cell table:formula="of:=[.A662]/1000/(60*60*24)" office:value-type="time" office:time-value="PT02H55M58.99S" calcext:value-type="time">
            <text:p>02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724.64" calcext:value-type="float">
            <text:p>724.64</text:p>
          </table:table-cell>
          <table:table-cell office:value-type="float" office:value="904.21" calcext:value-type="float">
            <text:p>904.21</text:p>
          </table:table-cell>
        </table:table-row>
        <table:table-row table:style-name="ro1">
          <table:table-cell office:value-type="float" office:value="10574990" calcext:value-type="float">
            <text:p>10574990</text:p>
          </table:table-cell>
          <table:table-cell table:formula="of:=[.A663]/1000/(60*60*24)" office:value-type="time" office:time-value="PT02H56M14.99S" calcext:value-type="time">
            <text:p>02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5.71" calcext:value-type="float">
            <text:p>725.71</text:p>
          </table:table-cell>
          <table:table-cell office:value-type="float" office:value="905.52" calcext:value-type="float">
            <text:p>905.52</text:p>
          </table:table-cell>
        </table:table-row>
        <table:table-row table:style-name="ro1">
          <table:table-cell office:value-type="float" office:value="10590990" calcext:value-type="float">
            <text:p>10590990</text:p>
          </table:table-cell>
          <table:table-cell table:formula="of:=[.A664]/1000/(60*60*24)" office:value-type="time" office:time-value="PT02H56M30.99S" calcext:value-type="time">
            <text:p>02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6.78" calcext:value-type="float">
            <text:p>726.78</text:p>
          </table:table-cell>
          <table:table-cell office:value-type="float" office:value="906.83" calcext:value-type="float">
            <text:p>906.83</text:p>
          </table:table-cell>
        </table:table-row>
        <table:table-row table:style-name="ro1">
          <table:table-cell office:value-type="float" office:value="10606990" calcext:value-type="float">
            <text:p>10606990</text:p>
          </table:table-cell>
          <table:table-cell table:formula="of:=[.A665]/1000/(60*60*24)" office:value-type="time" office:time-value="PT02H56M46.99S" calcext:value-type="time">
            <text:p>02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7.86" calcext:value-type="float">
            <text:p>727.86</text:p>
          </table:table-cell>
          <table:table-cell office:value-type="float" office:value="908.14" calcext:value-type="float">
            <text:p>908.14</text:p>
          </table:table-cell>
        </table:table-row>
        <table:table-row table:style-name="ro1">
          <table:table-cell office:value-type="float" office:value="10622990" calcext:value-type="float">
            <text:p>10622990</text:p>
          </table:table-cell>
          <table:table-cell table:formula="of:=[.A666]/1000/(60*60*24)" office:value-type="time" office:time-value="PT02H57M02.99S" calcext:value-type="time">
            <text:p>02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28.93" calcext:value-type="float">
            <text:p>728.93</text:p>
          </table:table-cell>
          <table:table-cell office:value-type="float" office:value="909.45" calcext:value-type="float">
            <text:p>909.45</text:p>
          </table:table-cell>
        </table:table-row>
        <table:table-row table:style-name="ro1">
          <table:table-cell office:value-type="float" office:value="10638990" calcext:value-type="float">
            <text:p>10638990</text:p>
          </table:table-cell>
          <table:table-cell table:formula="of:=[.A667]/1000/(60*60*24)" office:value-type="time" office:time-value="PT02H57M18.99S" calcext:value-type="time">
            <text:p>02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0.01" calcext:value-type="float">
            <text:p>730.01</text:p>
          </table:table-cell>
          <table:table-cell office:value-type="float" office:value="910.76" calcext:value-type="float">
            <text:p>910.76</text:p>
          </table:table-cell>
        </table:table-row>
        <table:table-row table:style-name="ro1">
          <table:table-cell office:value-type="float" office:value="10654990" calcext:value-type="float">
            <text:p>10654990</text:p>
          </table:table-cell>
          <table:table-cell table:formula="of:=[.A668]/1000/(60*60*24)" office:value-type="time" office:time-value="PT02H57M34.99S" calcext:value-type="time">
            <text:p>02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1.08" calcext:value-type="float">
            <text:p>731.08</text:p>
          </table:table-cell>
          <table:table-cell office:value-type="float" office:value="912.07" calcext:value-type="float">
            <text:p>912.07</text:p>
          </table:table-cell>
        </table:table-row>
        <table:table-row table:style-name="ro1">
          <table:table-cell office:value-type="float" office:value="10670989" calcext:value-type="float">
            <text:p>10670989</text:p>
          </table:table-cell>
          <table:table-cell table:formula="of:=[.A669]/1000/(60*60*24)" office:value-type="time" office:time-value="PT02H57M50.989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2.15" calcext:value-type="float">
            <text:p>732.15</text:p>
          </table:table-cell>
          <table:table-cell office:value-type="float" office:value="913.38" calcext:value-type="float">
            <text:p>913.38</text:p>
          </table:table-cell>
        </table:table-row>
        <table:table-row table:style-name="ro1">
          <table:table-cell office:value-type="float" office:value="10686990" calcext:value-type="float">
            <text:p>10686990</text:p>
          </table:table-cell>
          <table:table-cell table:formula="of:=[.A670]/1000/(60*60*24)" office:value-type="time" office:time-value="PT02H58M06.99S" calcext:value-type="time">
            <text:p>02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733.23" calcext:value-type="float">
            <text:p>733.23</text:p>
          </table:table-cell>
          <table:table-cell office:value-type="float" office:value="914.69" calcext:value-type="float">
            <text:p>914.69</text:p>
          </table:table-cell>
        </table:table-row>
        <table:table-row table:style-name="ro1">
          <table:table-cell office:value-type="float" office:value="10702990" calcext:value-type="float">
            <text:p>10702990</text:p>
          </table:table-cell>
          <table:table-cell table:formula="of:=[.A671]/1000/(60*60*24)" office:value-type="time" office:time-value="PT02H58M22.99S" calcext:value-type="time">
            <text:p>02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734.3" calcext:value-type="float">
            <text:p>734.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0718990" calcext:value-type="float">
            <text:p>10718990</text:p>
          </table:table-cell>
          <table:table-cell table:formula="of:=[.A672]/1000/(60*60*24)" office:value-type="time" office:time-value="PT02H58M38.99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35.38" calcext:value-type="float">
            <text:p>735.38</text:p>
          </table:table-cell>
          <table:table-cell office:value-type="float" office:value="917.31" calcext:value-type="float">
            <text:p>917.31</text:p>
          </table:table-cell>
        </table:table-row>
        <table:table-row table:style-name="ro1">
          <table:table-cell office:value-type="float" office:value="10734990" calcext:value-type="float">
            <text:p>10734990</text:p>
          </table:table-cell>
          <table:table-cell table:formula="of:=[.A673]/1000/(60*60*24)" office:value-type="time" office:time-value="PT02H58M54.99S" calcext:value-type="time">
            <text:p>02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736.45" calcext:value-type="float">
            <text:p>736.45</text:p>
          </table:table-cell>
          <table:table-cell office:value-type="float" office:value="918.61" calcext:value-type="float">
            <text:p>918.61</text:p>
          </table:table-cell>
        </table:table-row>
        <table:table-row table:style-name="ro1">
          <table:table-cell office:value-type="float" office:value="10750990" calcext:value-type="float">
            <text:p>10750990</text:p>
          </table:table-cell>
          <table:table-cell table:formula="of:=[.A674]/1000/(60*60*24)" office:value-type="time" office:time-value="PT02H59M10.99S" calcext:value-type="time">
            <text:p>02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7.52" calcext:value-type="float">
            <text:p>737.52</text:p>
          </table:table-cell>
          <table:table-cell office:value-type="float" office:value="919.92" calcext:value-type="float">
            <text:p>919.92</text:p>
          </table:table-cell>
        </table:table-row>
        <table:table-row table:style-name="ro1">
          <table:table-cell office:value-type="float" office:value="10766990" calcext:value-type="float">
            <text:p>10766990</text:p>
          </table:table-cell>
          <table:table-cell table:formula="of:=[.A675]/1000/(60*60*24)" office:value-type="time" office:time-value="PT02H59M26.99S" calcext:value-type="time">
            <text:p>02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8.6" calcext:value-type="float">
            <text:p>738.6</text:p>
          </table:table-cell>
          <table:table-cell office:value-type="float" office:value="921.23" calcext:value-type="float">
            <text:p>921.23</text:p>
          </table:table-cell>
        </table:table-row>
        <table:table-row table:style-name="ro1">
          <table:table-cell office:value-type="float" office:value="10782990" calcext:value-type="float">
            <text:p>10782990</text:p>
          </table:table-cell>
          <table:table-cell table:formula="of:=[.A676]/1000/(60*60*24)" office:value-type="time" office:time-value="PT02H59M42.99S" calcext:value-type="time">
            <text:p>02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39.67" calcext:value-type="float">
            <text:p>739.67</text:p>
          </table:table-cell>
          <table:table-cell office:value-type="float" office:value="922.54" calcext:value-type="float">
            <text:p>922.54</text:p>
          </table:table-cell>
        </table:table-row>
        <table:table-row table:style-name="ro1">
          <table:table-cell office:value-type="float" office:value="10798990" calcext:value-type="float">
            <text:p>10798990</text:p>
          </table:table-cell>
          <table:table-cell table:formula="of:=[.A677]/1000/(60*60*24)" office:value-type="time" office:time-value="PT02H59M58.99S" calcext:value-type="time">
            <text:p>02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40.74" calcext:value-type="float">
            <text:p>740.74</text:p>
          </table:table-cell>
          <table:table-cell office:value-type="float" office:value="923.85" calcext:value-type="float">
            <text:p>923.85</text:p>
          </table:table-cell>
        </table:table-row>
        <table:table-row table:style-name="ro1">
          <table:table-cell office:value-type="float" office:value="10814990" calcext:value-type="float">
            <text:p>10814990</text:p>
          </table:table-cell>
          <table:table-cell table:formula="of:=[.A678]/1000/(60*60*24)" office:value-type="time" office:time-value="PT03H00M14.99S" calcext:value-type="time">
            <text:p>03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741.82" calcext:value-type="float">
            <text:p>741.82</text:p>
          </table:table-cell>
          <table:table-cell office:value-type="float" office:value="925.16" calcext:value-type="float">
            <text:p>925.16</text:p>
          </table:table-cell>
        </table:table-row>
        <table:table-row table:style-name="ro1">
          <table:table-cell office:value-type="float" office:value="10830990" calcext:value-type="float">
            <text:p>10830990</text:p>
          </table:table-cell>
          <table:table-cell table:formula="of:=[.A679]/1000/(60*60*24)" office:value-type="time" office:time-value="PT03H00M30.99S" calcext:value-type="time">
            <text:p>03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42.89" calcext:value-type="float">
            <text:p>742.89</text:p>
          </table:table-cell>
          <table:table-cell office:value-type="float" office:value="926.47" calcext:value-type="float">
            <text:p>926.47</text:p>
          </table:table-cell>
        </table:table-row>
        <table:table-row table:style-name="ro1">
          <table:table-cell office:value-type="float" office:value="10846990" calcext:value-type="float">
            <text:p>10846990</text:p>
          </table:table-cell>
          <table:table-cell table:formula="of:=[.A680]/1000/(60*60*24)" office:value-type="time" office:time-value="PT03H00M46.99S" calcext:value-type="time">
            <text:p>03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743.97" calcext:value-type="float">
            <text:p>743.97</text:p>
          </table:table-cell>
          <table:table-cell office:value-type="float" office:value="927.78" calcext:value-type="float">
            <text:p>927.78</text:p>
          </table:table-cell>
        </table:table-row>
        <table:table-row table:style-name="ro1">
          <table:table-cell office:value-type="float" office:value="10862990" calcext:value-type="float">
            <text:p>10862990</text:p>
          </table:table-cell>
          <table:table-cell table:formula="of:=[.A681]/1000/(60*60*24)" office:value-type="time" office:time-value="PT03H01M02.99S" calcext:value-type="time">
            <text:p>03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45.04" calcext:value-type="float">
            <text:p>745.04</text:p>
          </table:table-cell>
          <table:table-cell office:value-type="float" office:value="929.08" calcext:value-type="float">
            <text:p>929.08</text:p>
          </table:table-cell>
        </table:table-row>
        <table:table-row table:style-name="ro1">
          <table:table-cell office:value-type="float" office:value="10878990" calcext:value-type="float">
            <text:p>10878990</text:p>
          </table:table-cell>
          <table:table-cell table:formula="of:=[.A682]/1000/(60*60*24)" office:value-type="time" office:time-value="PT03H01M18.99S" calcext:value-type="time">
            <text:p>03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46.11" calcext:value-type="float">
            <text:p>746.11</text:p>
          </table:table-cell>
          <table:table-cell office:value-type="float" office:value="930.39" calcext:value-type="float">
            <text:p>930.39</text:p>
          </table:table-cell>
        </table:table-row>
        <table:table-row table:style-name="ro1">
          <table:table-cell office:value-type="float" office:value="10894990" calcext:value-type="float">
            <text:p>10894990</text:p>
          </table:table-cell>
          <table:table-cell table:formula="of:=[.A683]/1000/(60*60*24)" office:value-type="time" office:time-value="PT03H01M34.99S" calcext:value-type="time">
            <text:p>03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47.19" calcext:value-type="float">
            <text:p>747.19</text:p>
          </table:table-cell>
          <table:table-cell office:value-type="float" office:value="931.7" calcext:value-type="float">
            <text:p>931.7</text:p>
          </table:table-cell>
        </table:table-row>
        <table:table-row table:style-name="ro1">
          <table:table-cell office:value-type="float" office:value="10910989" calcext:value-type="float">
            <text:p>10910989</text:p>
          </table:table-cell>
          <table:table-cell table:formula="of:=[.A684]/1000/(60*60*24)" office:value-type="time" office:time-value="PT03H01M50.989S" calcext:value-type="time">
            <text:p>03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48.26" calcext:value-type="float">
            <text:p>748.26</text:p>
          </table:table-cell>
          <table:table-cell office:value-type="float" office:value="933.01" calcext:value-type="float">
            <text:p>933.01</text:p>
          </table:table-cell>
        </table:table-row>
        <table:table-row table:style-name="ro1">
          <table:table-cell office:value-type="float" office:value="10926990" calcext:value-type="float">
            <text:p>10926990</text:p>
          </table:table-cell>
          <table:table-cell table:formula="of:=[.A685]/1000/(60*60*24)" office:value-type="time" office:time-value="PT03H02M06.99S" calcext:value-type="time">
            <text:p>03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49.33" calcext:value-type="float">
            <text:p>749.33</text:p>
          </table:table-cell>
          <table:table-cell office:value-type="float" office:value="934.31" calcext:value-type="float">
            <text:p>934.31</text:p>
          </table:table-cell>
        </table:table-row>
        <table:table-row table:style-name="ro1">
          <table:table-cell office:value-type="float" office:value="10942990" calcext:value-type="float">
            <text:p>10942990</text:p>
          </table:table-cell>
          <table:table-cell table:formula="of:=[.A686]/1000/(60*60*24)" office:value-type="time" office:time-value="PT03H02M22.99S" calcext:value-type="time">
            <text:p>03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750.41" calcext:value-type="float">
            <text:p>750.41</text:p>
          </table:table-cell>
          <table:table-cell office:value-type="float" office:value="935.62" calcext:value-type="float">
            <text:p>935.62</text:p>
          </table:table-cell>
        </table:table-row>
        <table:table-row table:style-name="ro1">
          <table:table-cell office:value-type="float" office:value="10958990" calcext:value-type="float">
            <text:p>10958990</text:p>
          </table:table-cell>
          <table:table-cell table:formula="of:=[.A687]/1000/(60*60*24)" office:value-type="time" office:time-value="PT03H02M38.99S" calcext:value-type="time">
            <text:p>03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1.48" calcext:value-type="float">
            <text:p>751.48</text:p>
          </table:table-cell>
          <table:table-cell office:value-type="float" office:value="936.93" calcext:value-type="float">
            <text:p>936.93</text:p>
          </table:table-cell>
        </table:table-row>
        <table:table-row table:style-name="ro1">
          <table:table-cell office:value-type="float" office:value="10974990" calcext:value-type="float">
            <text:p>10974990</text:p>
          </table:table-cell>
          <table:table-cell table:formula="of:=[.A688]/1000/(60*60*24)" office:value-type="time" office:time-value="PT03H02M54.99S" calcext:value-type="time">
            <text:p>03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2.55" calcext:value-type="float">
            <text:p>752.55</text:p>
          </table:table-cell>
          <table:table-cell office:value-type="float" office:value="938.24" calcext:value-type="float">
            <text:p>938.24</text:p>
          </table:table-cell>
        </table:table-row>
        <table:table-row table:style-name="ro1">
          <table:table-cell office:value-type="float" office:value="10990990" calcext:value-type="float">
            <text:p>10990990</text:p>
          </table:table-cell>
          <table:table-cell table:formula="of:=[.A689]/1000/(60*60*24)" office:value-type="time" office:time-value="PT03H03M10.99S" calcext:value-type="time">
            <text:p>03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53.63" calcext:value-type="float">
            <text:p>753.63</text:p>
          </table:table-cell>
          <table:table-cell office:value-type="float" office:value="939.55" calcext:value-type="float">
            <text:p>939.55</text:p>
          </table:table-cell>
        </table:table-row>
        <table:table-row table:style-name="ro1">
          <table:table-cell office:value-type="float" office:value="11006990" calcext:value-type="float">
            <text:p>11006990</text:p>
          </table:table-cell>
          <table:table-cell table:formula="of:=[.A690]/1000/(60*60*24)" office:value-type="time" office:time-value="PT03H03M26.99S" calcext:value-type="time">
            <text:p>03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4.7" calcext:value-type="float">
            <text:p>754.7</text:p>
          </table:table-cell>
          <table:table-cell office:value-type="float" office:value="940.85" calcext:value-type="float">
            <text:p>940.85</text:p>
          </table:table-cell>
        </table:table-row>
        <table:table-row table:style-name="ro1">
          <table:table-cell office:value-type="float" office:value="11022990" calcext:value-type="float">
            <text:p>11022990</text:p>
          </table:table-cell>
          <table:table-cell table:formula="of:=[.A691]/1000/(60*60*24)" office:value-type="time" office:time-value="PT03H03M42.99S" calcext:value-type="time">
            <text:p>03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5.77" calcext:value-type="float">
            <text:p>755.77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>
          <table:table-cell office:value-type="float" office:value="11038990" calcext:value-type="float">
            <text:p>11038990</text:p>
          </table:table-cell>
          <table:table-cell table:formula="of:=[.A692]/1000/(60*60*24)" office:value-type="time" office:time-value="PT03H03M58.99S" calcext:value-type="time">
            <text:p>03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6.85" calcext:value-type="float">
            <text:p>756.85</text:p>
          </table:table-cell>
          <table:table-cell office:value-type="float" office:value="943.47" calcext:value-type="float">
            <text:p>943.47</text:p>
          </table:table-cell>
        </table:table-row>
        <table:table-row table:style-name="ro1">
          <table:table-cell office:value-type="float" office:value="11054990" calcext:value-type="float">
            <text:p>11054990</text:p>
          </table:table-cell>
          <table:table-cell table:formula="of:=[.A693]/1000/(60*60*24)" office:value-type="time" office:time-value="PT03H04M14.99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7.92" calcext:value-type="float">
            <text:p>757.92</text:p>
          </table:table-cell>
          <table:table-cell office:value-type="float" office:value="944.78" calcext:value-type="float">
            <text:p>944.78</text:p>
          </table:table-cell>
        </table:table-row>
        <table:table-row table:style-name="ro1">
          <table:table-cell office:value-type="float" office:value="11070990" calcext:value-type="float">
            <text:p>11070990</text:p>
          </table:table-cell>
          <table:table-cell table:formula="of:=[.A694]/1000/(60*60*24)" office:value-type="time" office:time-value="PT03H04M30.99S" calcext:value-type="time">
            <text:p>03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758.99" calcext:value-type="float">
            <text:p>758.99</text:p>
          </table:table-cell>
          <table:table-cell office:value-type="float" office:value="946.08" calcext:value-type="float">
            <text:p>946.08</text:p>
          </table:table-cell>
        </table:table-row>
        <table:table-row table:style-name="ro1">
          <table:table-cell office:value-type="float" office:value="11086990" calcext:value-type="float">
            <text:p>11086990</text:p>
          </table:table-cell>
          <table:table-cell table:formula="of:=[.A695]/1000/(60*60*24)" office:value-type="time" office:time-value="PT03H04M46.99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0.07" calcext:value-type="float">
            <text:p>760.07</text:p>
          </table:table-cell>
          <table:table-cell office:value-type="float" office:value="947.39" calcext:value-type="float">
            <text:p>947.39</text:p>
          </table:table-cell>
        </table:table-row>
        <table:table-row table:style-name="ro1">
          <table:table-cell office:value-type="float" office:value="11102990" calcext:value-type="float">
            <text:p>11102990</text:p>
          </table:table-cell>
          <table:table-cell table:formula="of:=[.A696]/1000/(60*60*24)" office:value-type="time" office:time-value="PT03H05M02.99S" calcext:value-type="time">
            <text:p>03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1.14" calcext:value-type="float">
            <text:p>761.14</text:p>
          </table:table-cell>
          <table:table-cell office:value-type="float" office:value="948.7" calcext:value-type="float">
            <text:p>948.7</text:p>
          </table:table-cell>
        </table:table-row>
        <table:table-row table:style-name="ro1">
          <table:table-cell office:value-type="float" office:value="11118990" calcext:value-type="float">
            <text:p>11118990</text:p>
          </table:table-cell>
          <table:table-cell table:formula="of:=[.A697]/1000/(60*60*24)" office:value-type="time" office:time-value="PT03H05M18.99S" calcext:value-type="time">
            <text:p>03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2.21" calcext:value-type="float">
            <text:p>762.2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1134990" calcext:value-type="float">
            <text:p>11134990</text:p>
          </table:table-cell>
          <table:table-cell table:formula="of:=[.A698]/1000/(60*60*24)" office:value-type="time" office:time-value="PT03H05M34.99S" calcext:value-type="time">
            <text:p>03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3.29" calcext:value-type="float">
            <text:p>763.29</text:p>
          </table:table-cell>
          <table:table-cell office:value-type="float" office:value="951.31" calcext:value-type="float">
            <text:p>951.31</text:p>
          </table:table-cell>
        </table:table-row>
        <table:table-row table:style-name="ro1">
          <table:table-cell office:value-type="float" office:value="11150990" calcext:value-type="float">
            <text:p>11150990</text:p>
          </table:table-cell>
          <table:table-cell table:formula="of:=[.A699]/1000/(60*60*24)" office:value-type="time" office:time-value="PT03H05M50.99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6" calcext:value-type="float">
            <text:p>294.66</text:p>
          </table:table-cell>
          <table:table-cell office:value-type="float" office:value="764.36" calcext:value-type="float">
            <text:p>764.36</text:p>
          </table:table-cell>
          <table:table-cell office:value-type="float" office:value="952.62" calcext:value-type="float">
            <text:p>952.62</text:p>
          </table:table-cell>
        </table:table-row>
        <table:table-row table:style-name="ro1">
          <table:table-cell office:value-type="float" office:value="11166990" calcext:value-type="float">
            <text:p>11166990</text:p>
          </table:table-cell>
          <table:table-cell table:formula="of:=[.A700]/1000/(60*60*24)" office:value-type="time" office:time-value="PT03H06M06.99S" calcext:value-type="time">
            <text:p>03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5.43" calcext:value-type="float">
            <text:p>765.43</text:p>
          </table:table-cell>
          <table:table-cell office:value-type="float" office:value="953.93" calcext:value-type="float">
            <text:p>953.93</text:p>
          </table:table-cell>
        </table:table-row>
        <table:table-row table:style-name="ro1">
          <table:table-cell office:value-type="float" office:value="11182990" calcext:value-type="float">
            <text:p>11182990</text:p>
          </table:table-cell>
          <table:table-cell table:formula="of:=[.A701]/1000/(60*60*24)" office:value-type="time" office:time-value="PT03H06M22.99S" calcext:value-type="time">
            <text:p>03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766.51" calcext:value-type="float">
            <text:p>766.51</text:p>
          </table:table-cell>
          <table:table-cell office:value-type="float" office:value="955.23" calcext:value-type="float">
            <text:p>955.23</text:p>
          </table:table-cell>
        </table:table-row>
        <table:table-row table:style-name="ro1">
          <table:table-cell office:value-type="float" office:value="11198990" calcext:value-type="float">
            <text:p>11198990</text:p>
          </table:table-cell>
          <table:table-cell table:formula="of:=[.A702]/1000/(60*60*24)" office:value-type="time" office:time-value="PT03H06M38.99S" calcext:value-type="time">
            <text:p>03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767.58" calcext:value-type="float">
            <text:p>767.58</text:p>
          </table:table-cell>
          <table:table-cell office:value-type="float" office:value="956.54" calcext:value-type="float">
            <text:p>956.54</text:p>
          </table:table-cell>
        </table:table-row>
        <table:table-row table:style-name="ro1">
          <table:table-cell office:value-type="float" office:value="11214990" calcext:value-type="float">
            <text:p>11214990</text:p>
          </table:table-cell>
          <table:table-cell table:formula="of:=[.A703]/1000/(60*60*24)" office:value-type="time" office:time-value="PT03H06M54.99S" calcext:value-type="time">
            <text:p>03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68.65" calcext:value-type="float">
            <text:p>768.65</text:p>
          </table:table-cell>
          <table:table-cell office:value-type="float" office:value="957.84" calcext:value-type="float">
            <text:p>957.84</text:p>
          </table:table-cell>
        </table:table-row>
        <table:table-row table:style-name="ro1">
          <table:table-cell office:value-type="float" office:value="11230990" calcext:value-type="float">
            <text:p>11230990</text:p>
          </table:table-cell>
          <table:table-cell table:formula="of:=[.A704]/1000/(60*60*24)" office:value-type="time" office:time-value="PT03H07M10.99S" calcext:value-type="time">
            <text:p>03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769.73" calcext:value-type="float">
            <text:p>769.73</text:p>
          </table:table-cell>
          <table:table-cell office:value-type="float" office:value="959.15" calcext:value-type="float">
            <text:p>959.15</text:p>
          </table:table-cell>
        </table:table-row>
        <table:table-row table:style-name="ro1">
          <table:table-cell office:value-type="float" office:value="11246990" calcext:value-type="float">
            <text:p>11246990</text:p>
          </table:table-cell>
          <table:table-cell table:formula="of:=[.A705]/1000/(60*60*24)" office:value-type="time" office:time-value="PT03H07M26.99S" calcext:value-type="time">
            <text:p>03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0.8" calcext:value-type="float">
            <text:p>770.8</text:p>
          </table:table-cell>
          <table:table-cell office:value-type="float" office:value="960.46" calcext:value-type="float">
            <text:p>960.46</text:p>
          </table:table-cell>
        </table:table-row>
        <table:table-row table:style-name="ro1">
          <table:table-cell office:value-type="float" office:value="11262990" calcext:value-type="float">
            <text:p>11262990</text:p>
          </table:table-cell>
          <table:table-cell table:formula="of:=[.A706]/1000/(60*60*24)" office:value-type="time" office:time-value="PT03H07M42.99S" calcext:value-type="time">
            <text:p>03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1.87" calcext:value-type="float">
            <text:p>771.87</text:p>
          </table:table-cell>
          <table:table-cell office:value-type="float" office:value="961.76" calcext:value-type="float">
            <text:p>961.76</text:p>
          </table:table-cell>
        </table:table-row>
        <table:table-row table:style-name="ro1">
          <table:table-cell office:value-type="float" office:value="11278990" calcext:value-type="float">
            <text:p>11278990</text:p>
          </table:table-cell>
          <table:table-cell table:formula="of:=[.A707]/1000/(60*60*24)" office:value-type="time" office:time-value="PT03H07M58.99S" calcext:value-type="time">
            <text:p>03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2.95" calcext:value-type="float">
            <text:p>772.95</text:p>
          </table:table-cell>
          <table:table-cell office:value-type="float" office:value="963.07" calcext:value-type="float">
            <text:p>963.07</text:p>
          </table:table-cell>
        </table:table-row>
        <table:table-row table:style-name="ro1">
          <table:table-cell office:value-type="float" office:value="11294990" calcext:value-type="float">
            <text:p>11294990</text:p>
          </table:table-cell>
          <table:table-cell table:formula="of:=[.A708]/1000/(60*60*24)" office:value-type="time" office:time-value="PT03H08M14.99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4.02" calcext:value-type="float">
            <text:p>774.02</text:p>
          </table:table-cell>
          <table:table-cell office:value-type="float" office:value="964.37" calcext:value-type="float">
            <text:p>964.37</text:p>
          </table:table-cell>
        </table:table-row>
        <table:table-row table:style-name="ro1">
          <table:table-cell office:value-type="float" office:value="11310990" calcext:value-type="float">
            <text:p>11310990</text:p>
          </table:table-cell>
          <table:table-cell table:formula="of:=[.A709]/1000/(60*60*24)" office:value-type="time" office:time-value="PT03H08M30.99S" calcext:value-type="time">
            <text:p>03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5.09" calcext:value-type="float">
            <text:p>775.09</text:p>
          </table:table-cell>
          <table:table-cell office:value-type="float" office:value="965.68" calcext:value-type="float">
            <text:p>965.68</text:p>
          </table:table-cell>
        </table:table-row>
        <table:table-row table:style-name="ro1">
          <table:table-cell office:value-type="float" office:value="11326990" calcext:value-type="float">
            <text:p>11326990</text:p>
          </table:table-cell>
          <table:table-cell table:formula="of:=[.A710]/1000/(60*60*24)" office:value-type="time" office:time-value="PT03H08M46.99S" calcext:value-type="time">
            <text:p>03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6.17" calcext:value-type="float">
            <text:p>776.17</text:p>
          </table:table-cell>
          <table:table-cell office:value-type="float" office:value="966.98" calcext:value-type="float">
            <text:p>966.98</text:p>
          </table:table-cell>
        </table:table-row>
        <table:table-row table:style-name="ro1">
          <table:table-cell office:value-type="float" office:value="11342990" calcext:value-type="float">
            <text:p>11342990</text:p>
          </table:table-cell>
          <table:table-cell table:formula="of:=[.A711]/1000/(60*60*24)" office:value-type="time" office:time-value="PT03H09M02.99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777.24" calcext:value-type="float">
            <text:p>777.24</text:p>
          </table:table-cell>
          <table:table-cell office:value-type="float" office:value="968.29" calcext:value-type="float">
            <text:p>968.29</text:p>
          </table:table-cell>
        </table:table-row>
        <table:table-row table:style-name="ro1">
          <table:table-cell office:value-type="float" office:value="11358990" calcext:value-type="float">
            <text:p>11358990</text:p>
          </table:table-cell>
          <table:table-cell table:formula="of:=[.A712]/1000/(60*60*24)" office:value-type="time" office:time-value="PT03H09M18.99S" calcext:value-type="time">
            <text:p>03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778.31" calcext:value-type="float">
            <text:p>778.31</text:p>
          </table:table-cell>
          <table:table-cell office:value-type="float" office:value="969.6" calcext:value-type="float">
            <text:p>969.6</text:p>
          </table:table-cell>
        </table:table-row>
        <table:table-row table:style-name="ro1">
          <table:table-cell office:value-type="float" office:value="11374990" calcext:value-type="float">
            <text:p>11374990</text:p>
          </table:table-cell>
          <table:table-cell table:formula="of:=[.A713]/1000/(60*60*24)" office:value-type="time" office:time-value="PT03H09M34.99S" calcext:value-type="time">
            <text:p>03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79.39" calcext:value-type="float">
            <text:p>779.39</text:p>
          </table:table-cell>
          <table:table-cell office:value-type="float" office:value="970.9" calcext:value-type="float">
            <text:p>970.9</text:p>
          </table:table-cell>
        </table:table-row>
        <table:table-row table:style-name="ro1">
          <table:table-cell office:value-type="float" office:value="11390990" calcext:value-type="float">
            <text:p>11390990</text:p>
          </table:table-cell>
          <table:table-cell table:formula="of:=[.A714]/1000/(60*60*24)" office:value-type="time" office:time-value="PT03H09M50.99S" calcext:value-type="time">
            <text:p>03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80.46" calcext:value-type="float">
            <text:p>780.46</text:p>
          </table:table-cell>
          <table:table-cell office:value-type="float" office:value="972.21" calcext:value-type="float">
            <text:p>972.21</text:p>
          </table:table-cell>
        </table:table-row>
        <table:table-row table:style-name="ro1">
          <table:table-cell office:value-type="float" office:value="11406990" calcext:value-type="float">
            <text:p>11406990</text:p>
          </table:table-cell>
          <table:table-cell table:formula="of:=[.A715]/1000/(60*60*24)" office:value-type="time" office:time-value="PT03H10M06.99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81.53" calcext:value-type="float">
            <text:p>781.53</text:p>
          </table:table-cell>
          <table:table-cell office:value-type="float" office:value="973.51" calcext:value-type="float">
            <text:p>973.51</text:p>
          </table:table-cell>
        </table:table-row>
        <table:table-row table:style-name="ro1">
          <table:table-cell office:value-type="float" office:value="11422990" calcext:value-type="float">
            <text:p>11422990</text:p>
          </table:table-cell>
          <table:table-cell table:formula="of:=[.A716]/1000/(60*60*24)" office:value-type="time" office:time-value="PT03H10M22.99S" calcext:value-type="time">
            <text:p>03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82.6" calcext:value-type="float">
            <text:p>782.6</text:p>
          </table:table-cell>
          <table:table-cell office:value-type="float" office:value="974.82" calcext:value-type="float">
            <text:p>974.82</text:p>
          </table:table-cell>
        </table:table-row>
        <table:table-row table:style-name="ro1">
          <table:table-cell office:value-type="float" office:value="11438990" calcext:value-type="float">
            <text:p>11438990</text:p>
          </table:table-cell>
          <table:table-cell table:formula="of:=[.A717]/1000/(60*60*24)" office:value-type="time" office:time-value="PT03H10M38.99S" calcext:value-type="time">
            <text:p>03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83.68" calcext:value-type="float">
            <text:p>783.68</text:p>
          </table:table-cell>
          <table:table-cell office:value-type="float" office:value="976.12" calcext:value-type="float">
            <text:p>976.12</text:p>
          </table:table-cell>
        </table:table-row>
        <table:table-row table:style-name="ro1">
          <table:table-cell office:value-type="float" office:value="11454990" calcext:value-type="float">
            <text:p>11454990</text:p>
          </table:table-cell>
          <table:table-cell table:formula="of:=[.A718]/1000/(60*60*24)" office:value-type="time" office:time-value="PT03H10M54.99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84.75" calcext:value-type="float">
            <text:p>784.75</text:p>
          </table:table-cell>
          <table:table-cell office:value-type="float" office:value="977.43" calcext:value-type="float">
            <text:p>977.43</text:p>
          </table:table-cell>
        </table:table-row>
        <table:table-row table:style-name="ro1">
          <table:table-cell office:value-type="float" office:value="11470990" calcext:value-type="float">
            <text:p>11470990</text:p>
          </table:table-cell>
          <table:table-cell table:formula="of:=[.A719]/1000/(60*60*24)" office:value-type="time" office:time-value="PT03H11M10.99S" calcext:value-type="time">
            <text:p>03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85.82" calcext:value-type="float">
            <text:p>785.82</text:p>
          </table:table-cell>
          <table:table-cell office:value-type="float" office:value="978.73" calcext:value-type="float">
            <text:p>978.73</text:p>
          </table:table-cell>
        </table:table-row>
        <table:table-row table:style-name="ro1">
          <table:table-cell office:value-type="float" office:value="11486990" calcext:value-type="float">
            <text:p>11486990</text:p>
          </table:table-cell>
          <table:table-cell table:formula="of:=[.A720]/1000/(60*60*24)" office:value-type="time" office:time-value="PT03H11M26.99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86.9" calcext:value-type="float">
            <text:p>786.9</text:p>
          </table:table-cell>
          <table:table-cell office:value-type="float" office:value="980.04" calcext:value-type="float">
            <text:p>980.04</text:p>
          </table:table-cell>
        </table:table-row>
        <table:table-row table:style-name="ro1">
          <table:table-cell office:value-type="float" office:value="11502990" calcext:value-type="float">
            <text:p>11502990</text:p>
          </table:table-cell>
          <table:table-cell table:formula="of:=[.A721]/1000/(60*60*24)" office:value-type="time" office:time-value="PT03H11M42.99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87.97" calcext:value-type="float">
            <text:p>787.97</text:p>
          </table:table-cell>
          <table:table-cell office:value-type="float" office:value="981.34" calcext:value-type="float">
            <text:p>981.34</text:p>
          </table:table-cell>
        </table:table-row>
        <table:table-row table:style-name="ro1">
          <table:table-cell office:value-type="float" office:value="11518990" calcext:value-type="float">
            <text:p>11518990</text:p>
          </table:table-cell>
          <table:table-cell table:formula="of:=[.A722]/1000/(60*60*24)" office:value-type="time" office:time-value="PT03H11M58.99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89.04" calcext:value-type="float">
            <text:p>789.04</text:p>
          </table:table-cell>
          <table:table-cell office:value-type="float" office:value="982.65" calcext:value-type="float">
            <text:p>982.65</text:p>
          </table:table-cell>
        </table:table-row>
        <table:table-row table:style-name="ro1">
          <table:table-cell office:value-type="float" office:value="11534990" calcext:value-type="float">
            <text:p>11534990</text:p>
          </table:table-cell>
          <table:table-cell table:formula="of:=[.A723]/1000/(60*60*24)" office:value-type="time" office:time-value="PT03H12M14.99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790.11" calcext:value-type="float">
            <text:p>790.11</text:p>
          </table:table-cell>
          <table:table-cell office:value-type="float" office:value="983.95" calcext:value-type="float">
            <text:p>983.95</text:p>
          </table:table-cell>
        </table:table-row>
        <table:table-row table:style-name="ro1">
          <table:table-cell office:value-type="float" office:value="11550990" calcext:value-type="float">
            <text:p>11550990</text:p>
          </table:table-cell>
          <table:table-cell table:formula="of:=[.A724]/1000/(60*60*24)" office:value-type="time" office:time-value="PT03H12M30.99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791.19" calcext:value-type="float">
            <text:p>791.19</text:p>
          </table:table-cell>
          <table:table-cell office:value-type="float" office:value="985.26" calcext:value-type="float">
            <text:p>985.26</text:p>
          </table:table-cell>
        </table:table-row>
        <table:table-row table:style-name="ro1">
          <table:table-cell office:value-type="float" office:value="11566990" calcext:value-type="float">
            <text:p>11566990</text:p>
          </table:table-cell>
          <table:table-cell table:formula="of:=[.A725]/1000/(60*60*24)" office:value-type="time" office:time-value="PT03H12M46.99S" calcext:value-type="time">
            <text:p>03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792.26" calcext:value-type="float">
            <text:p>792.26</text:p>
          </table:table-cell>
          <table:table-cell office:value-type="float" office:value="986.56" calcext:value-type="float">
            <text:p>986.56</text:p>
          </table:table-cell>
        </table:table-row>
        <table:table-row table:style-name="ro1">
          <table:table-cell office:value-type="float" office:value="11582990" calcext:value-type="float">
            <text:p>11582990</text:p>
          </table:table-cell>
          <table:table-cell table:formula="of:=[.A726]/1000/(60*60*24)" office:value-type="time" office:time-value="PT03H13M02.99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793.33" calcext:value-type="float">
            <text:p>793.33</text:p>
          </table:table-cell>
          <table:table-cell office:value-type="float" office:value="987.87" calcext:value-type="float">
            <text:p>987.87</text:p>
          </table:table-cell>
        </table:table-row>
        <table:table-row table:style-name="ro1">
          <table:table-cell office:value-type="float" office:value="11598990" calcext:value-type="float">
            <text:p>11598990</text:p>
          </table:table-cell>
          <table:table-cell table:formula="of:=[.A727]/1000/(60*60*24)" office:value-type="time" office:time-value="PT03H13M18.99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4.4" calcext:value-type="float">
            <text:p>794.4</text:p>
          </table:table-cell>
          <table:table-cell office:value-type="float" office:value="989.17" calcext:value-type="float">
            <text:p>989.17</text:p>
          </table:table-cell>
        </table:table-row>
        <table:table-row table:style-name="ro1">
          <table:table-cell office:value-type="float" office:value="11614990" calcext:value-type="float">
            <text:p>11614990</text:p>
          </table:table-cell>
          <table:table-cell table:formula="of:=[.A728]/1000/(60*60*24)" office:value-type="time" office:time-value="PT03H13M34.99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5.48" calcext:value-type="float">
            <text:p>795.48</text:p>
          </table:table-cell>
          <table:table-cell office:value-type="float" office:value="990.48" calcext:value-type="float">
            <text:p>990.48</text:p>
          </table:table-cell>
        </table:table-row>
        <table:table-row table:style-name="ro1">
          <table:table-cell office:value-type="float" office:value="11630990" calcext:value-type="float">
            <text:p>11630990</text:p>
          </table:table-cell>
          <table:table-cell table:formula="of:=[.A729]/1000/(60*60*24)" office:value-type="time" office:time-value="PT03H13M50.99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6.55" calcext:value-type="float">
            <text:p>796.55</text:p>
          </table:table-cell>
          <table:table-cell office:value-type="float" office:value="991.78" calcext:value-type="float">
            <text:p>991.78</text:p>
          </table:table-cell>
        </table:table-row>
        <table:table-row table:style-name="ro1">
          <table:table-cell office:value-type="float" office:value="11646990" calcext:value-type="float">
            <text:p>11646990</text:p>
          </table:table-cell>
          <table:table-cell table:formula="of:=[.A730]/1000/(60*60*24)" office:value-type="time" office:time-value="PT03H14M06.99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7.62" calcext:value-type="float">
            <text:p>797.62</text:p>
          </table:table-cell>
          <table:table-cell office:value-type="float" office:value="993.08" calcext:value-type="float">
            <text:p>993.08</text:p>
          </table:table-cell>
        </table:table-row>
        <table:table-row table:style-name="ro1">
          <table:table-cell office:value-type="float" office:value="11662990" calcext:value-type="float">
            <text:p>11662990</text:p>
          </table:table-cell>
          <table:table-cell table:formula="of:=[.A731]/1000/(60*60*24)" office:value-type="time" office:time-value="PT03H14M22.99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8.69" calcext:value-type="float">
            <text:p>798.69</text:p>
          </table:table-cell>
          <table:table-cell office:value-type="float" office:value="994.39" calcext:value-type="float">
            <text:p>994.39</text:p>
          </table:table-cell>
        </table:table-row>
        <table:table-row table:style-name="ro1">
          <table:table-cell office:value-type="float" office:value="11678990" calcext:value-type="float">
            <text:p>11678990</text:p>
          </table:table-cell>
          <table:table-cell table:formula="of:=[.A732]/1000/(60*60*24)" office:value-type="time" office:time-value="PT03H14M38.99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799.77" calcext:value-type="float">
            <text:p>799.77</text:p>
          </table:table-cell>
          <table:table-cell office:value-type="float" office:value="995.69" calcext:value-type="float">
            <text:p>995.69</text:p>
          </table:table-cell>
        </table:table-row>
        <table:table-row table:style-name="ro1">
          <table:table-cell office:value-type="float" office:value="11694990" calcext:value-type="float">
            <text:p>11694990</text:p>
          </table:table-cell>
          <table:table-cell table:formula="of:=[.A733]/1000/(60*60*24)" office:value-type="time" office:time-value="PT03H14M54.99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00.84" calcext:value-type="float">
            <text:p>800.8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1710990" calcext:value-type="float">
            <text:p>11710990</text:p>
          </table:table-cell>
          <table:table-cell table:formula="of:=[.A734]/1000/(60*60*24)" office:value-type="time" office:time-value="PT03H15M10.99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01.91" calcext:value-type="float">
            <text:p>801.91</text:p>
          </table:table-cell>
          <table:table-cell office:value-type="float" office:value="998.3" calcext:value-type="float">
            <text:p>998.3</text:p>
          </table:table-cell>
        </table:table-row>
        <table:table-row table:style-name="ro1">
          <table:table-cell office:value-type="float" office:value="11726990" calcext:value-type="float">
            <text:p>11726990</text:p>
          </table:table-cell>
          <table:table-cell table:formula="of:=[.A735]/1000/(60*60*24)" office:value-type="time" office:time-value="PT03H15M26.99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02.98" calcext:value-type="float">
            <text:p>802.98</text:p>
          </table:table-cell>
          <table:table-cell office:value-type="float" office:value="999.61" calcext:value-type="float">
            <text:p>999.61</text:p>
          </table:table-cell>
        </table:table-row>
        <table:table-row table:style-name="ro1">
          <table:table-cell office:value-type="float" office:value="11742990" calcext:value-type="float">
            <text:p>11742990</text:p>
          </table:table-cell>
          <table:table-cell table:formula="of:=[.A736]/1000/(60*60*24)" office:value-type="time" office:time-value="PT03H15M42.99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04.06" calcext:value-type="float">
            <text:p>804.06</text:p>
          </table:table-cell>
          <table:table-cell office:value-type="float" office:value="1000.91" calcext:value-type="float">
            <text:p>1000.91</text:p>
          </table:table-cell>
        </table:table-row>
        <table:table-row table:style-name="ro1">
          <table:table-cell office:value-type="float" office:value="11758990" calcext:value-type="float">
            <text:p>11758990</text:p>
          </table:table-cell>
          <table:table-cell table:formula="of:=[.A737]/1000/(60*60*24)" office:value-type="time" office:time-value="PT03H15M58.99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3" calcext:value-type="float">
            <text:p>294.3</text:p>
          </table:table-cell>
          <table:table-cell office:value-type="float" office:value="805.13" calcext:value-type="float">
            <text:p>805.13</text:p>
          </table:table-cell>
          <table:table-cell office:value-type="float" office:value="1002.22" calcext:value-type="float">
            <text:p>1002.22</text:p>
          </table:table-cell>
        </table:table-row>
        <table:table-row table:style-name="ro1">
          <table:table-cell office:value-type="float" office:value="11774990" calcext:value-type="float">
            <text:p>11774990</text:p>
          </table:table-cell>
          <table:table-cell table:formula="of:=[.A738]/1000/(60*60*24)" office:value-type="time" office:time-value="PT03H16M14.99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06.2" calcext:value-type="float">
            <text:p>806.2</text:p>
          </table:table-cell>
          <table:table-cell office:value-type="float" office:value="1003.52" calcext:value-type="float">
            <text:p>1003.52</text:p>
          </table:table-cell>
        </table:table-row>
        <table:table-row table:style-name="ro1">
          <table:table-cell office:value-type="float" office:value="11790990" calcext:value-type="float">
            <text:p>11790990</text:p>
          </table:table-cell>
          <table:table-cell table:formula="of:=[.A739]/1000/(60*60*24)" office:value-type="time" office:time-value="PT03H16M30.99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07.27" calcext:value-type="float">
            <text:p>807.27</text:p>
          </table:table-cell>
          <table:table-cell office:value-type="float" office:value="1004.83" calcext:value-type="float">
            <text:p>1004.83</text:p>
          </table:table-cell>
        </table:table-row>
        <table:table-row table:style-name="ro1">
          <table:table-cell office:value-type="float" office:value="11806990" calcext:value-type="float">
            <text:p>11806990</text:p>
          </table:table-cell>
          <table:table-cell table:formula="of:=[.A740]/1000/(60*60*24)" office:value-type="time" office:time-value="PT03H16M46.99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08.34" calcext:value-type="float">
            <text:p>808.34</text:p>
          </table:table-cell>
          <table:table-cell office:value-type="float" office:value="1006.13" calcext:value-type="float">
            <text:p>1006.13</text:p>
          </table:table-cell>
        </table:table-row>
        <table:table-row table:style-name="ro1">
          <table:table-cell office:value-type="float" office:value="11822990" calcext:value-type="float">
            <text:p>11822990</text:p>
          </table:table-cell>
          <table:table-cell table:formula="of:=[.A741]/1000/(60*60*24)" office:value-type="time" office:time-value="PT03H17M02.99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09.42" calcext:value-type="float">
            <text:p>809.42</text:p>
          </table:table-cell>
          <table:table-cell office:value-type="float" office:value="1007.44" calcext:value-type="float">
            <text:p>1007.44</text:p>
          </table:table-cell>
        </table:table-row>
        <table:table-row table:style-name="ro1">
          <table:table-cell office:value-type="float" office:value="11838990" calcext:value-type="float">
            <text:p>11838990</text:p>
          </table:table-cell>
          <table:table-cell table:formula="of:=[.A742]/1000/(60*60*24)" office:value-type="time" office:time-value="PT03H17M18.99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0.49" calcext:value-type="float">
            <text:p>810.49</text:p>
          </table:table-cell>
          <table:table-cell office:value-type="float" office:value="1008.74" calcext:value-type="float">
            <text:p>1008.74</text:p>
          </table:table-cell>
        </table:table-row>
        <table:table-row table:style-name="ro1">
          <table:table-cell office:value-type="float" office:value="11854990" calcext:value-type="float">
            <text:p>11854990</text:p>
          </table:table-cell>
          <table:table-cell table:formula="of:=[.A743]/1000/(60*60*24)" office:value-type="time" office:time-value="PT03H17M34.99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1.56" calcext:value-type="float">
            <text:p>811.56</text:p>
          </table:table-cell>
          <table:table-cell office:value-type="float" office:value="1010.05" calcext:value-type="float">
            <text:p>1010.05</text:p>
          </table:table-cell>
        </table:table-row>
        <table:table-row table:style-name="ro1">
          <table:table-cell office:value-type="float" office:value="11870990" calcext:value-type="float">
            <text:p>11870990</text:p>
          </table:table-cell>
          <table:table-cell table:formula="of:=[.A744]/1000/(60*60*24)" office:value-type="time" office:time-value="PT03H17M50.99S" calcext:value-type="time">
            <text:p>03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2.63" calcext:value-type="float">
            <text:p>812.63</text:p>
          </table:table-cell>
          <table:table-cell office:value-type="float" office:value="1011.35" calcext:value-type="float">
            <text:p>1011.35</text:p>
          </table:table-cell>
        </table:table-row>
        <table:table-row table:style-name="ro1">
          <table:table-cell office:value-type="float" office:value="11886990" calcext:value-type="float">
            <text:p>11886990</text:p>
          </table:table-cell>
          <table:table-cell table:formula="of:=[.A745]/1000/(60*60*24)" office:value-type="time" office:time-value="PT03H18M06.99S" calcext:value-type="time">
            <text:p>03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3.71" calcext:value-type="float">
            <text:p>813.71</text:p>
          </table:table-cell>
          <table:table-cell office:value-type="float" office:value="1012.65" calcext:value-type="float">
            <text:p>1012.65</text:p>
          </table:table-cell>
        </table:table-row>
        <table:table-row table:style-name="ro1">
          <table:table-cell office:value-type="float" office:value="11902990" calcext:value-type="float">
            <text:p>11902990</text:p>
          </table:table-cell>
          <table:table-cell table:formula="of:=[.A746]/1000/(60*60*24)" office:value-type="time" office:time-value="PT03H18M22.99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814.78" calcext:value-type="float">
            <text:p>814.78</text:p>
          </table:table-cell>
          <table:table-cell office:value-type="float" office:value="1013.96" calcext:value-type="float">
            <text:p>1013.96</text:p>
          </table:table-cell>
        </table:table-row>
        <table:table-row table:style-name="ro1">
          <table:table-cell office:value-type="float" office:value="11918990" calcext:value-type="float">
            <text:p>11918990</text:p>
          </table:table-cell>
          <table:table-cell table:formula="of:=[.A747]/1000/(60*60*24)" office:value-type="time" office:time-value="PT03H18M38.99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5.85" calcext:value-type="float">
            <text:p>815.85</text:p>
          </table:table-cell>
          <table:table-cell office:value-type="float" office:value="1015.26" calcext:value-type="float">
            <text:p>1015.26</text:p>
          </table:table-cell>
        </table:table-row>
        <table:table-row table:style-name="ro1">
          <table:table-cell office:value-type="float" office:value="11934990" calcext:value-type="float">
            <text:p>11934990</text:p>
          </table:table-cell>
          <table:table-cell table:formula="of:=[.A748]/1000/(60*60*24)" office:value-type="time" office:time-value="PT03H18M54.99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6.92" calcext:value-type="float">
            <text:p>816.92</text:p>
          </table:table-cell>
          <table:table-cell office:value-type="float" office:value="1016.57" calcext:value-type="float">
            <text:p>1016.57</text:p>
          </table:table-cell>
        </table:table-row>
        <table:table-row table:style-name="ro1">
          <table:table-cell office:value-type="float" office:value="11950990" calcext:value-type="float">
            <text:p>11950990</text:p>
          </table:table-cell>
          <table:table-cell table:formula="of:=[.A749]/1000/(60*60*24)" office:value-type="time" office:time-value="PT03H19M10.99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8" calcext:value-type="float">
            <text:p>818</text:p>
          </table:table-cell>
          <table:table-cell office:value-type="float" office:value="1017.87" calcext:value-type="float">
            <text:p>1017.87</text:p>
          </table:table-cell>
        </table:table-row>
        <table:table-row table:style-name="ro1">
          <table:table-cell office:value-type="float" office:value="11966990" calcext:value-type="float">
            <text:p>11966990</text:p>
          </table:table-cell>
          <table:table-cell table:formula="of:=[.A750]/1000/(60*60*24)" office:value-type="time" office:time-value="PT03H19M26.99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19.07" calcext:value-type="float">
            <text:p>819.07</text:p>
          </table:table-cell>
          <table:table-cell office:value-type="float" office:value="1019.17" calcext:value-type="float">
            <text:p>1019.17</text:p>
          </table:table-cell>
        </table:table-row>
        <table:table-row table:style-name="ro1">
          <table:table-cell office:value-type="float" office:value="11982990" calcext:value-type="float">
            <text:p>11982990</text:p>
          </table:table-cell>
          <table:table-cell table:formula="of:=[.A751]/1000/(60*60*24)" office:value-type="time" office:time-value="PT03H19M42.99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4.29" calcext:value-type="float">
            <text:p>294.29</text:p>
          </table:table-cell>
          <table:table-cell office:value-type="float" office:value="820.14" calcext:value-type="float">
            <text:p>820.14</text:p>
          </table:table-cell>
          <table:table-cell office:value-type="float" office:value="1020.48" calcext:value-type="float">
            <text:p>1020.48</text:p>
          </table:table-cell>
        </table:table-row>
        <table:table-row table:style-name="ro1">
          <table:table-cell office:value-type="float" office:value="11998990" calcext:value-type="float">
            <text:p>11998990</text:p>
          </table:table-cell>
          <table:table-cell table:formula="of:=[.A752]/1000/(60*60*24)" office:value-type="time" office:time-value="PT03H19M58.99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1.21" calcext:value-type="float">
            <text:p>821.21</text:p>
          </table:table-cell>
          <table:table-cell office:value-type="float" office:value="1021.78" calcext:value-type="float">
            <text:p>1021.78</text:p>
          </table:table-cell>
        </table:table-row>
        <table:table-row table:style-name="ro1">
          <table:table-cell office:value-type="float" office:value="12014990" calcext:value-type="float">
            <text:p>12014990</text:p>
          </table:table-cell>
          <table:table-cell table:formula="of:=[.A753]/1000/(60*60*24)" office:value-type="time" office:time-value="PT03H20M14.99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2.28" calcext:value-type="float">
            <text:p>822.28</text:p>
          </table:table-cell>
          <table:table-cell office:value-type="float" office:value="1023.09" calcext:value-type="float">
            <text:p>1023.09</text:p>
          </table:table-cell>
        </table:table-row>
        <table:table-row table:style-name="ro1">
          <table:table-cell office:value-type="float" office:value="12030990" calcext:value-type="float">
            <text:p>12030990</text:p>
          </table:table-cell>
          <table:table-cell table:formula="of:=[.A754]/1000/(60*60*24)" office:value-type="time" office:time-value="PT03H20M30.99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3.36" calcext:value-type="float">
            <text:p>823.36</text:p>
          </table:table-cell>
          <table:table-cell office:value-type="float" office:value="1024.39" calcext:value-type="float">
            <text:p>1024.39</text:p>
          </table:table-cell>
        </table:table-row>
        <table:table-row table:style-name="ro1">
          <table:table-cell office:value-type="float" office:value="12046990" calcext:value-type="float">
            <text:p>12046990</text:p>
          </table:table-cell>
          <table:table-cell table:formula="of:=[.A755]/1000/(60*60*24)" office:value-type="time" office:time-value="PT03H20M46.99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4.43" calcext:value-type="float">
            <text:p>824.43</text:p>
          </table:table-cell>
          <table:table-cell office:value-type="float" office:value="1025.69" calcext:value-type="float">
            <text:p>1025.69</text:p>
          </table:table-cell>
        </table:table-row>
        <table:table-row table:style-name="ro1">
          <table:table-cell office:value-type="float" office:value="12062990" calcext:value-type="float">
            <text:p>12062990</text:p>
          </table:table-cell>
          <table:table-cell table:formula="of:=[.A756]/1000/(60*60*24)" office:value-type="time" office:time-value="PT03H21M02.99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5.5" calcext:value-type="float">
            <text:p>825.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2078990" calcext:value-type="float">
            <text:p>12078990</text:p>
          </table:table-cell>
          <table:table-cell table:formula="of:=[.A757]/1000/(60*60*24)" office:value-type="time" office:time-value="PT03H21M18.99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6.57" calcext:value-type="float">
            <text:p>826.57</text:p>
          </table:table-cell>
          <table:table-cell office:value-type="float" office:value="1028.3" calcext:value-type="float">
            <text:p>1028.3</text:p>
          </table:table-cell>
        </table:table-row>
        <table:table-row table:style-name="ro1">
          <table:table-cell office:value-type="float" office:value="12094990" calcext:value-type="float">
            <text:p>12094990</text:p>
          </table:table-cell>
          <table:table-cell table:formula="of:=[.A758]/1000/(60*60*24)" office:value-type="time" office:time-value="PT03H21M34.99S" calcext:value-type="time">
            <text:p>03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27.64" calcext:value-type="float">
            <text:p>827.64</text:p>
          </table:table-cell>
          <table:table-cell office:value-type="float" office:value="1029.6" calcext:value-type="float">
            <text:p>1029.6</text:p>
          </table:table-cell>
        </table:table-row>
        <table:table-row table:style-name="ro1">
          <table:table-cell office:value-type="float" office:value="12110990" calcext:value-type="float">
            <text:p>12110990</text:p>
          </table:table-cell>
          <table:table-cell table:formula="of:=[.A759]/1000/(60*60*24)" office:value-type="time" office:time-value="PT03H21M50.99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828.72" calcext:value-type="float">
            <text:p>828.72</text:p>
          </table:table-cell>
          <table:table-cell office:value-type="float" office:value="1030.91" calcext:value-type="float">
            <text:p>1030.91</text:p>
          </table:table-cell>
        </table:table-row>
        <table:table-row table:style-name="ro1">
          <table:table-cell office:value-type="float" office:value="12126990" calcext:value-type="float">
            <text:p>12126990</text:p>
          </table:table-cell>
          <table:table-cell table:formula="of:=[.A760]/1000/(60*60*24)" office:value-type="time" office:time-value="PT03H22M06.99S" calcext:value-type="time">
            <text:p>03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829.79" calcext:value-type="float">
            <text:p>829.79</text:p>
          </table:table-cell>
          <table:table-cell office:value-type="float" office:value="1032.21" calcext:value-type="float">
            <text:p>1032.21</text:p>
          </table:table-cell>
        </table:table-row>
        <table:table-row table:style-name="ro1">
          <table:table-cell office:value-type="float" office:value="12142990" calcext:value-type="float">
            <text:p>12142990</text:p>
          </table:table-cell>
          <table:table-cell table:formula="of:=[.A761]/1000/(60*60*24)" office:value-type="time" office:time-value="PT03H22M22.99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30.86" calcext:value-type="float">
            <text:p>830.86</text:p>
          </table:table-cell>
          <table:table-cell office:value-type="float" office:value="1033.51" calcext:value-type="float">
            <text:p>1033.51</text:p>
          </table:table-cell>
        </table:table-row>
        <table:table-row table:style-name="ro1">
          <table:table-cell office:value-type="float" office:value="12158990" calcext:value-type="float">
            <text:p>12158990</text:p>
          </table:table-cell>
          <table:table-cell table:formula="of:=[.A762]/1000/(60*60*24)" office:value-type="time" office:time-value="PT03H22M38.99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31.93" calcext:value-type="float">
            <text:p>831.93</text:p>
          </table:table-cell>
          <table:table-cell office:value-type="float" office:value="1034.82" calcext:value-type="float">
            <text:p>1034.82</text:p>
          </table:table-cell>
        </table:table-row>
        <table:table-row table:style-name="ro1">
          <table:table-cell office:value-type="float" office:value="12174990" calcext:value-type="float">
            <text:p>12174990</text:p>
          </table:table-cell>
          <table:table-cell table:formula="of:=[.A763]/1000/(60*60*24)" office:value-type="time" office:time-value="PT03H22M54.99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33" calcext:value-type="float">
            <text:p>833</text:p>
          </table:table-cell>
          <table:table-cell office:value-type="float" office:value="1036.12" calcext:value-type="float">
            <text:p>1036.12</text:p>
          </table:table-cell>
        </table:table-row>
        <table:table-row table:style-name="ro1">
          <table:table-cell office:value-type="float" office:value="12190990" calcext:value-type="float">
            <text:p>12190990</text:p>
          </table:table-cell>
          <table:table-cell table:formula="of:=[.A764]/1000/(60*60*24)" office:value-type="time" office:time-value="PT03H23M10.99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834.08" calcext:value-type="float">
            <text:p>834.08</text:p>
          </table:table-cell>
          <table:table-cell office:value-type="float" office:value="1037.42" calcext:value-type="float">
            <text:p>1037.42</text:p>
          </table:table-cell>
        </table:table-row>
        <table:table-row table:style-name="ro1">
          <table:table-cell office:value-type="float" office:value="12206990" calcext:value-type="float">
            <text:p>12206990</text:p>
          </table:table-cell>
          <table:table-cell table:formula="of:=[.A765]/1000/(60*60*24)" office:value-type="time" office:time-value="PT03H23M26.99S" calcext:value-type="time">
            <text:p>03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35.15" calcext:value-type="float">
            <text:p>835.15</text:p>
          </table:table-cell>
          <table:table-cell office:value-type="float" office:value="1038.73" calcext:value-type="float">
            <text:p>1038.73</text:p>
          </table:table-cell>
        </table:table-row>
        <table:table-row table:style-name="ro1">
          <table:table-cell office:value-type="float" office:value="12222990" calcext:value-type="float">
            <text:p>12222990</text:p>
          </table:table-cell>
          <table:table-cell table:formula="of:=[.A766]/1000/(60*60*24)" office:value-type="time" office:time-value="PT03H23M42.99S" calcext:value-type="time">
            <text:p>03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36.22" calcext:value-type="float">
            <text:p>836.22</text:p>
          </table:table-cell>
          <table:table-cell office:value-type="float" office:value="1040.03" calcext:value-type="float">
            <text:p>1040.03</text:p>
          </table:table-cell>
        </table:table-row>
        <table:table-row table:style-name="ro1">
          <table:table-cell office:value-type="float" office:value="12238990" calcext:value-type="float">
            <text:p>12238990</text:p>
          </table:table-cell>
          <table:table-cell table:formula="of:=[.A767]/1000/(60*60*24)" office:value-type="time" office:time-value="PT03H23M58.99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37.29" calcext:value-type="float">
            <text:p>837.29</text:p>
          </table:table-cell>
          <table:table-cell office:value-type="float" office:value="1041.33" calcext:value-type="float">
            <text:p>1041.33</text:p>
          </table:table-cell>
        </table:table-row>
        <table:table-row table:style-name="ro1">
          <table:table-cell office:value-type="float" office:value="12254990" calcext:value-type="float">
            <text:p>12254990</text:p>
          </table:table-cell>
          <table:table-cell table:formula="of:=[.A768]/1000/(60*60*24)" office:value-type="time" office:time-value="PT03H24M14.99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838.36" calcext:value-type="float">
            <text:p>838.36</text:p>
          </table:table-cell>
          <table:table-cell office:value-type="float" office:value="1042.64" calcext:value-type="float">
            <text:p>1042.64</text:p>
          </table:table-cell>
        </table:table-row>
        <table:table-row table:style-name="ro1">
          <table:table-cell office:value-type="float" office:value="12270990" calcext:value-type="float">
            <text:p>12270990</text:p>
          </table:table-cell>
          <table:table-cell table:formula="of:=[.A769]/1000/(60*60*24)" office:value-type="time" office:time-value="PT03H24M30.99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839.43" calcext:value-type="float">
            <text:p>839.43</text:p>
          </table:table-cell>
          <table:table-cell office:value-type="float" office:value="1043.94" calcext:value-type="float">
            <text:p>1043.94</text:p>
          </table:table-cell>
        </table:table-row>
        <table:table-row table:style-name="ro1">
          <table:table-cell office:value-type="float" office:value="12286990" calcext:value-type="float">
            <text:p>12286990</text:p>
          </table:table-cell>
          <table:table-cell table:formula="of:=[.A770]/1000/(60*60*24)" office:value-type="time" office:time-value="PT03H24M46.99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0.51" calcext:value-type="float">
            <text:p>840.51</text:p>
          </table:table-cell>
          <table:table-cell office:value-type="float" office:value="1045.24" calcext:value-type="float">
            <text:p>1045.24</text:p>
          </table:table-cell>
        </table:table-row>
        <table:table-row table:style-name="ro1">
          <table:table-cell office:value-type="float" office:value="12302990" calcext:value-type="float">
            <text:p>12302990</text:p>
          </table:table-cell>
          <table:table-cell table:formula="of:=[.A771]/1000/(60*60*24)" office:value-type="time" office:time-value="PT03H25M02.99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46.54" calcext:value-type="float">
            <text:p>1046.54</text:p>
          </table:table-cell>
        </table:table-row>
        <table:table-row table:style-name="ro1">
          <table:table-cell office:value-type="float" office:value="12318990" calcext:value-type="float">
            <text:p>12318990</text:p>
          </table:table-cell>
          <table:table-cell table:formula="of:=[.A772]/1000/(60*60*24)" office:value-type="time" office:time-value="PT03H25M18.99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2.65" calcext:value-type="float">
            <text:p>842.65</text:p>
          </table:table-cell>
          <table:table-cell office:value-type="float" office:value="1047.85" calcext:value-type="float">
            <text:p>1047.85</text:p>
          </table:table-cell>
        </table:table-row>
        <table:table-row table:style-name="ro1">
          <table:table-cell office:value-type="float" office:value="12334989" calcext:value-type="float">
            <text:p>12334989</text:p>
          </table:table-cell>
          <table:table-cell table:formula="of:=[.A773]/1000/(60*60*24)" office:value-type="time" office:time-value="PT03H25M34.989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3.72" calcext:value-type="float">
            <text:p>843.72</text:p>
          </table:table-cell>
          <table:table-cell office:value-type="float" office:value="1049.15" calcext:value-type="float">
            <text:p>1049.15</text:p>
          </table:table-cell>
        </table:table-row>
        <table:table-row table:style-name="ro1">
          <table:table-cell office:value-type="float" office:value="12350990" calcext:value-type="float">
            <text:p>12350990</text:p>
          </table:table-cell>
          <table:table-cell table:formula="of:=[.A774]/1000/(60*60*24)" office:value-type="time" office:time-value="PT03H25M50.99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4.79" calcext:value-type="float">
            <text:p>844.79</text:p>
          </table:table-cell>
          <table:table-cell office:value-type="float" office:value="1050.45" calcext:value-type="float">
            <text:p>1050.45</text:p>
          </table:table-cell>
        </table:table-row>
        <table:table-row table:style-name="ro1">
          <table:table-cell office:value-type="float" office:value="12366990" calcext:value-type="float">
            <text:p>12366990</text:p>
          </table:table-cell>
          <table:table-cell table:formula="of:=[.A775]/1000/(60*60*24)" office:value-type="time" office:time-value="PT03H26M06.99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5.86" calcext:value-type="float">
            <text:p>845.86</text:p>
          </table:table-cell>
          <table:table-cell office:value-type="float" office:value="1051.76" calcext:value-type="float">
            <text:p>1051.76</text:p>
          </table:table-cell>
        </table:table-row>
        <table:table-row table:style-name="ro1">
          <table:table-cell office:value-type="float" office:value="12382990" calcext:value-type="float">
            <text:p>12382990</text:p>
          </table:table-cell>
          <table:table-cell table:formula="of:=[.A776]/1000/(60*60*24)" office:value-type="time" office:time-value="PT03H26M22.99S" calcext:value-type="time">
            <text:p>03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6.93" calcext:value-type="float">
            <text:p>846.93</text:p>
          </table:table-cell>
          <table:table-cell office:value-type="float" office:value="1053.06" calcext:value-type="float">
            <text:p>1053.06</text:p>
          </table:table-cell>
        </table:table-row>
        <table:table-row table:style-name="ro1">
          <table:table-cell office:value-type="float" office:value="12398990" calcext:value-type="float">
            <text:p>12398990</text:p>
          </table:table-cell>
          <table:table-cell table:formula="of:=[.A777]/1000/(60*60*24)" office:value-type="time" office:time-value="PT03H26M38.99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48.01" calcext:value-type="float">
            <text:p>848.01</text:p>
          </table:table-cell>
          <table:table-cell office:value-type="float" office:value="1054.36" calcext:value-type="float">
            <text:p>1054.36</text:p>
          </table:table-cell>
        </table:table-row>
        <table:table-row table:style-name="ro1">
          <table:table-cell office:value-type="float" office:value="12414990" calcext:value-type="float">
            <text:p>12414990</text:p>
          </table:table-cell>
          <table:table-cell table:formula="of:=[.A778]/1000/(60*60*24)" office:value-type="time" office:time-value="PT03H26M54.99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849.08" calcext:value-type="float">
            <text:p>849.08</text:p>
          </table:table-cell>
          <table:table-cell office:value-type="float" office:value="1055.66" calcext:value-type="float">
            <text:p>1055.66</text:p>
          </table:table-cell>
        </table:table-row>
        <table:table-row table:style-name="ro1">
          <table:table-cell office:value-type="float" office:value="12430990" calcext:value-type="float">
            <text:p>12430990</text:p>
          </table:table-cell>
          <table:table-cell table:formula="of:=[.A779]/1000/(60*60*24)" office:value-type="time" office:time-value="PT03H27M10.99S" calcext:value-type="time">
            <text:p>03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0.15" calcext:value-type="float">
            <text:p>850.15</text:p>
          </table:table-cell>
          <table:table-cell office:value-type="float" office:value="1056.97" calcext:value-type="float">
            <text:p>1056.97</text:p>
          </table:table-cell>
        </table:table-row>
        <table:table-row table:style-name="ro1">
          <table:table-cell office:value-type="float" office:value="12446990" calcext:value-type="float">
            <text:p>12446990</text:p>
          </table:table-cell>
          <table:table-cell table:formula="of:=[.A780]/1000/(60*60*24)" office:value-type="time" office:time-value="PT03H27M26.99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1.22" calcext:value-type="float">
            <text:p>851.22</text:p>
          </table:table-cell>
          <table:table-cell office:value-type="float" office:value="1058.27" calcext:value-type="float">
            <text:p>1058.27</text:p>
          </table:table-cell>
        </table:table-row>
        <table:table-row table:style-name="ro1">
          <table:table-cell office:value-type="float" office:value="12462990" calcext:value-type="float">
            <text:p>12462990</text:p>
          </table:table-cell>
          <table:table-cell table:formula="of:=[.A781]/1000/(60*60*24)" office:value-type="time" office:time-value="PT03H27M42.99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2.29" calcext:value-type="float">
            <text:p>852.29</text:p>
          </table:table-cell>
          <table:table-cell office:value-type="float" office:value="1059.57" calcext:value-type="float">
            <text:p>1059.57</text:p>
          </table:table-cell>
        </table:table-row>
        <table:table-row table:style-name="ro1">
          <table:table-cell office:value-type="float" office:value="12478990" calcext:value-type="float">
            <text:p>12478990</text:p>
          </table:table-cell>
          <table:table-cell table:formula="of:=[.A782]/1000/(60*60*24)" office:value-type="time" office:time-value="PT03H27M58.99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3.36" calcext:value-type="float">
            <text:p>853.36</text:p>
          </table:table-cell>
          <table:table-cell office:value-type="float" office:value="1060.88" calcext:value-type="float">
            <text:p>1060.88</text:p>
          </table:table-cell>
        </table:table-row>
        <table:table-row table:style-name="ro1">
          <table:table-cell office:value-type="float" office:value="12494990" calcext:value-type="float">
            <text:p>12494990</text:p>
          </table:table-cell>
          <table:table-cell table:formula="of:=[.A783]/1000/(60*60*24)" office:value-type="time" office:time-value="PT03H28M14.99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4.43" calcext:value-type="float">
            <text:p>854.43</text:p>
          </table:table-cell>
          <table:table-cell office:value-type="float" office:value="1062.18" calcext:value-type="float">
            <text:p>1062.18</text:p>
          </table:table-cell>
        </table:table-row>
        <table:table-row table:style-name="ro1">
          <table:table-cell office:value-type="float" office:value="12510990" calcext:value-type="float">
            <text:p>12510990</text:p>
          </table:table-cell>
          <table:table-cell table:formula="of:=[.A784]/1000/(60*60*24)" office:value-type="time" office:time-value="PT03H28M30.99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55.5" calcext:value-type="float">
            <text:p>855.5</text:p>
          </table:table-cell>
          <table:table-cell office:value-type="float" office:value="1063.48" calcext:value-type="float">
            <text:p>1063.48</text:p>
          </table:table-cell>
        </table:table-row>
        <table:table-row table:style-name="ro1">
          <table:table-cell office:value-type="float" office:value="12526990" calcext:value-type="float">
            <text:p>12526990</text:p>
          </table:table-cell>
          <table:table-cell table:formula="of:=[.A785]/1000/(60*60*24)" office:value-type="time" office:time-value="PT03H28M46.99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56.58" calcext:value-type="float">
            <text:p>856.58</text:p>
          </table:table-cell>
          <table:table-cell office:value-type="float" office:value="1064.78" calcext:value-type="float">
            <text:p>1064.78</text:p>
          </table:table-cell>
        </table:table-row>
        <table:table-row table:style-name="ro1">
          <table:table-cell office:value-type="float" office:value="12542990" calcext:value-type="float">
            <text:p>12542990</text:p>
          </table:table-cell>
          <table:table-cell table:formula="of:=[.A786]/1000/(60*60*24)" office:value-type="time" office:time-value="PT03H29M02.99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57.65" calcext:value-type="float">
            <text:p>857.65</text:p>
          </table:table-cell>
          <table:table-cell office:value-type="float" office:value="1066.09" calcext:value-type="float">
            <text:p>1066.09</text:p>
          </table:table-cell>
        </table:table-row>
        <table:table-row table:style-name="ro1">
          <table:table-cell office:value-type="float" office:value="12558990" calcext:value-type="float">
            <text:p>12558990</text:p>
          </table:table-cell>
          <table:table-cell table:formula="of:=[.A787]/1000/(60*60*24)" office:value-type="time" office:time-value="PT03H29M18.99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58.72" calcext:value-type="float">
            <text:p>858.72</text:p>
          </table:table-cell>
          <table:table-cell office:value-type="float" office:value="1067.39" calcext:value-type="float">
            <text:p>1067.39</text:p>
          </table:table-cell>
        </table:table-row>
        <table:table-row table:style-name="ro1">
          <table:table-cell office:value-type="float" office:value="12574990" calcext:value-type="float">
            <text:p>12574990</text:p>
          </table:table-cell>
          <table:table-cell table:formula="of:=[.A788]/1000/(60*60*24)" office:value-type="time" office:time-value="PT03H29M34.99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59.79" calcext:value-type="float">
            <text:p>859.79</text:p>
          </table:table-cell>
          <table:table-cell office:value-type="float" office:value="1068.69" calcext:value-type="float">
            <text:p>1068.69</text:p>
          </table:table-cell>
        </table:table-row>
        <table:table-row table:style-name="ro1">
          <table:table-cell office:value-type="float" office:value="12590990" calcext:value-type="float">
            <text:p>12590990</text:p>
          </table:table-cell>
          <table:table-cell table:formula="of:=[.A789]/1000/(60*60*24)" office:value-type="time" office:time-value="PT03H29M50.99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60.86" calcext:value-type="float">
            <text:p>860.86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2606990" calcext:value-type="float">
            <text:p>12606990</text:p>
          </table:table-cell>
          <table:table-cell table:formula="of:=[.A790]/1000/(60*60*24)" office:value-type="time" office:time-value="PT03H30M06.99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1.93" calcext:value-type="float">
            <text:p>861.93</text:p>
          </table:table-cell>
          <table:table-cell office:value-type="float" office:value="1071.3" calcext:value-type="float">
            <text:p>1071.3</text:p>
          </table:table-cell>
        </table:table-row>
        <table:table-row table:style-name="ro1">
          <table:table-cell office:value-type="float" office:value="12622990" calcext:value-type="float">
            <text:p>12622990</text:p>
          </table:table-cell>
          <table:table-cell table:formula="of:=[.A791]/1000/(60*60*24)" office:value-type="time" office:time-value="PT03H30M22.99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3" calcext:value-type="float">
            <text:p>863</text:p>
          </table:table-cell>
          <table:table-cell office:value-type="float" office:value="1072.6" calcext:value-type="float">
            <text:p>1072.6</text:p>
          </table:table-cell>
        </table:table-row>
        <table:table-row table:style-name="ro1">
          <table:table-cell office:value-type="float" office:value="12638990" calcext:value-type="float">
            <text:p>12638990</text:p>
          </table:table-cell>
          <table:table-cell table:formula="of:=[.A792]/1000/(60*60*24)" office:value-type="time" office:time-value="PT03H30M38.99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64.07" calcext:value-type="float">
            <text:p>864.07</text:p>
          </table:table-cell>
          <table:table-cell office:value-type="float" office:value="1073.9" calcext:value-type="float">
            <text:p>1073.9</text:p>
          </table:table-cell>
        </table:table-row>
        <table:table-row table:style-name="ro1">
          <table:table-cell office:value-type="float" office:value="12654990" calcext:value-type="float">
            <text:p>12654990</text:p>
          </table:table-cell>
          <table:table-cell table:formula="of:=[.A793]/1000/(60*60*24)" office:value-type="time" office:time-value="PT03H30M54.99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5.15" calcext:value-type="float">
            <text:p>865.15</text:p>
          </table:table-cell>
          <table:table-cell office:value-type="float" office:value="1075.21" calcext:value-type="float">
            <text:p>1075.21</text:p>
          </table:table-cell>
        </table:table-row>
        <table:table-row table:style-name="ro1">
          <table:table-cell office:value-type="float" office:value="12670990" calcext:value-type="float">
            <text:p>12670990</text:p>
          </table:table-cell>
          <table:table-cell table:formula="of:=[.A794]/1000/(60*60*24)" office:value-type="time" office:time-value="PT03H31M10.99S" calcext:value-type="time">
            <text:p>03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6.22" calcext:value-type="float">
            <text:p>866.22</text:p>
          </table:table-cell>
          <table:table-cell office:value-type="float" office:value="1076.51" calcext:value-type="float">
            <text:p>1076.51</text:p>
          </table:table-cell>
        </table:table-row>
        <table:table-row table:style-name="ro1">
          <table:table-cell office:value-type="float" office:value="12686990" calcext:value-type="float">
            <text:p>12686990</text:p>
          </table:table-cell>
          <table:table-cell table:formula="of:=[.A795]/1000/(60*60*24)" office:value-type="time" office:time-value="PT03H31M26.99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7.29" calcext:value-type="float">
            <text:p>867.29</text:p>
          </table:table-cell>
          <table:table-cell office:value-type="float" office:value="1077.81" calcext:value-type="float">
            <text:p>1077.81</text:p>
          </table:table-cell>
        </table:table-row>
        <table:table-row table:style-name="ro1">
          <table:table-cell office:value-type="float" office:value="12702990" calcext:value-type="float">
            <text:p>12702990</text:p>
          </table:table-cell>
          <table:table-cell table:formula="of:=[.A796]/1000/(60*60*24)" office:value-type="time" office:time-value="PT03H31M42.99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8.36" calcext:value-type="float">
            <text:p>868.36</text:p>
          </table:table-cell>
          <table:table-cell office:value-type="float" office:value="1079.11" calcext:value-type="float">
            <text:p>1079.11</text:p>
          </table:table-cell>
        </table:table-row>
        <table:table-row table:style-name="ro1">
          <table:table-cell office:value-type="float" office:value="12718990" calcext:value-type="float">
            <text:p>12718990</text:p>
          </table:table-cell>
          <table:table-cell table:formula="of:=[.A797]/1000/(60*60*24)" office:value-type="time" office:time-value="PT03H31M58.99S" calcext:value-type="time">
            <text:p>03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69.43" calcext:value-type="float">
            <text:p>869.43</text:p>
          </table:table-cell>
          <table:table-cell office:value-type="float" office:value="1080.42" calcext:value-type="float">
            <text:p>1080.42</text:p>
          </table:table-cell>
        </table:table-row>
        <table:table-row table:style-name="ro1">
          <table:table-cell office:value-type="float" office:value="12734990" calcext:value-type="float">
            <text:p>12734990</text:p>
          </table:table-cell>
          <table:table-cell table:formula="of:=[.A798]/1000/(60*60*24)" office:value-type="time" office:time-value="PT03H32M14.99S" calcext:value-type="time">
            <text:p>03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870.5" calcext:value-type="float">
            <text:p>870.5</text:p>
          </table:table-cell>
          <table:table-cell office:value-type="float" office:value="1081.72" calcext:value-type="float">
            <text:p>1081.72</text:p>
          </table:table-cell>
        </table:table-row>
        <table:table-row table:style-name="ro1">
          <table:table-cell office:value-type="float" office:value="12750990" calcext:value-type="float">
            <text:p>12750990</text:p>
          </table:table-cell>
          <table:table-cell table:formula="of:=[.A799]/1000/(60*60*24)" office:value-type="time" office:time-value="PT03H32M30.99S" calcext:value-type="time">
            <text:p>03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1.57" calcext:value-type="float">
            <text:p>871.57</text:p>
          </table:table-cell>
          <table:table-cell office:value-type="float" office:value="1083.02" calcext:value-type="float">
            <text:p>1083.02</text:p>
          </table:table-cell>
        </table:table-row>
        <table:table-row table:style-name="ro1">
          <table:table-cell office:value-type="float" office:value="12766990" calcext:value-type="float">
            <text:p>12766990</text:p>
          </table:table-cell>
          <table:table-cell table:formula="of:=[.A800]/1000/(60*60*24)" office:value-type="time" office:time-value="PT03H32M46.99S" calcext:value-type="time">
            <text:p>03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2.65" calcext:value-type="float">
            <text:p>872.65</text:p>
          </table:table-cell>
          <table:table-cell office:value-type="float" office:value="1084.32" calcext:value-type="float">
            <text:p>1084.32</text:p>
          </table:table-cell>
        </table:table-row>
        <table:table-row table:style-name="ro1">
          <table:table-cell office:value-type="float" office:value="12782990" calcext:value-type="float">
            <text:p>12782990</text:p>
          </table:table-cell>
          <table:table-cell table:formula="of:=[.A801]/1000/(60*60*24)" office:value-type="time" office:time-value="PT03H33M02.99S" calcext:value-type="time">
            <text:p>03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3.72" calcext:value-type="float">
            <text:p>873.72</text:p>
          </table:table-cell>
          <table:table-cell office:value-type="float" office:value="1085.63" calcext:value-type="float">
            <text:p>1085.63</text:p>
          </table:table-cell>
        </table:table-row>
        <table:table-row table:style-name="ro1">
          <table:table-cell office:value-type="float" office:value="12798990" calcext:value-type="float">
            <text:p>12798990</text:p>
          </table:table-cell>
          <table:table-cell table:formula="of:=[.A802]/1000/(60*60*24)" office:value-type="time" office:time-value="PT03H33M18.99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4.79" calcext:value-type="float">
            <text:p>874.79</text:p>
          </table:table-cell>
          <table:table-cell office:value-type="float" office:value="1086.93" calcext:value-type="float">
            <text:p>1086.93</text:p>
          </table:table-cell>
        </table:table-row>
        <table:table-row table:style-name="ro1">
          <table:table-cell office:value-type="float" office:value="12814990" calcext:value-type="float">
            <text:p>12814990</text:p>
          </table:table-cell>
          <table:table-cell table:formula="of:=[.A803]/1000/(60*60*24)" office:value-type="time" office:time-value="PT03H33M34.99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5.86" calcext:value-type="float">
            <text:p>875.86</text:p>
          </table:table-cell>
          <table:table-cell office:value-type="float" office:value="1088.23" calcext:value-type="float">
            <text:p>1088.23</text:p>
          </table:table-cell>
        </table:table-row>
        <table:table-row table:style-name="ro1">
          <table:table-cell office:value-type="float" office:value="12830990" calcext:value-type="float">
            <text:p>12830990</text:p>
          </table:table-cell>
          <table:table-cell table:formula="of:=[.A804]/1000/(60*60*24)" office:value-type="time" office:time-value="PT03H33M50.99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6.93" calcext:value-type="float">
            <text:p>876.93</text:p>
          </table:table-cell>
          <table:table-cell office:value-type="float" office:value="1089.53" calcext:value-type="float">
            <text:p>1089.53</text:p>
          </table:table-cell>
        </table:table-row>
        <table:table-row table:style-name="ro1">
          <table:table-cell office:value-type="float" office:value="12846990" calcext:value-type="float">
            <text:p>12846990</text:p>
          </table:table-cell>
          <table:table-cell table:formula="of:=[.A805]/1000/(60*60*24)" office:value-type="time" office:time-value="PT03H34M06.99S" calcext:value-type="time">
            <text:p>03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8" calcext:value-type="float">
            <text:p>878</text:p>
          </table:table-cell>
          <table:table-cell office:value-type="float" office:value="1090.84" calcext:value-type="float">
            <text:p>1090.84</text:p>
          </table:table-cell>
        </table:table-row>
        <table:table-row table:style-name="ro1">
          <table:table-cell office:value-type="float" office:value="12862990" calcext:value-type="float">
            <text:p>12862990</text:p>
          </table:table-cell>
          <table:table-cell table:formula="of:=[.A806]/1000/(60*60*24)" office:value-type="time" office:time-value="PT03H34M22.99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79.07" calcext:value-type="float">
            <text:p>879.07</text:p>
          </table:table-cell>
          <table:table-cell office:value-type="float" office:value="1092.14" calcext:value-type="float">
            <text:p>1092.14</text:p>
          </table:table-cell>
        </table:table-row>
        <table:table-row table:style-name="ro1">
          <table:table-cell office:value-type="float" office:value="12878990" calcext:value-type="float">
            <text:p>12878990</text:p>
          </table:table-cell>
          <table:table-cell table:formula="of:=[.A807]/1000/(60*60*24)" office:value-type="time" office:time-value="PT03H34M38.99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0.14" calcext:value-type="float">
            <text:p>880.14</text:p>
          </table:table-cell>
          <table:table-cell office:value-type="float" office:value="1093.44" calcext:value-type="float">
            <text:p>1093.44</text:p>
          </table:table-cell>
        </table:table-row>
        <table:table-row table:style-name="ro1">
          <table:table-cell office:value-type="float" office:value="12894990" calcext:value-type="float">
            <text:p>12894990</text:p>
          </table:table-cell>
          <table:table-cell table:formula="of:=[.A808]/1000/(60*60*24)" office:value-type="time" office:time-value="PT03H34M54.99S" calcext:value-type="time">
            <text:p>03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1.21" calcext:value-type="float">
            <text:p>881.21</text:p>
          </table:table-cell>
          <table:table-cell office:value-type="float" office:value="1094.74" calcext:value-type="float">
            <text:p>1094.74</text:p>
          </table:table-cell>
        </table:table-row>
        <table:table-row table:style-name="ro1">
          <table:table-cell office:value-type="float" office:value="12910990" calcext:value-type="float">
            <text:p>12910990</text:p>
          </table:table-cell>
          <table:table-cell table:formula="of:=[.A809]/1000/(60*60*24)" office:value-type="time" office:time-value="PT03H35M10.99S" calcext:value-type="time">
            <text:p>03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2.29" calcext:value-type="float">
            <text:p>882.29</text:p>
          </table:table-cell>
          <table:table-cell office:value-type="float" office:value="1096.05" calcext:value-type="float">
            <text:p>1096.05</text:p>
          </table:table-cell>
        </table:table-row>
        <table:table-row table:style-name="ro1">
          <table:table-cell office:value-type="float" office:value="12926990" calcext:value-type="float">
            <text:p>12926990</text:p>
          </table:table-cell>
          <table:table-cell table:formula="of:=[.A810]/1000/(60*60*24)" office:value-type="time" office:time-value="PT03H35M26.99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3.36" calcext:value-type="float">
            <text:p>883.36</text:p>
          </table:table-cell>
          <table:table-cell office:value-type="float" office:value="1097.35" calcext:value-type="float">
            <text:p>1097.35</text:p>
          </table:table-cell>
        </table:table-row>
        <table:table-row table:style-name="ro1">
          <table:table-cell office:value-type="float" office:value="12942990" calcext:value-type="float">
            <text:p>12942990</text:p>
          </table:table-cell>
          <table:table-cell table:formula="of:=[.A811]/1000/(60*60*24)" office:value-type="time" office:time-value="PT03H35M42.99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4.43" calcext:value-type="float">
            <text:p>884.43</text:p>
          </table:table-cell>
          <table:table-cell office:value-type="float" office:value="1098.65" calcext:value-type="float">
            <text:p>1098.65</text:p>
          </table:table-cell>
        </table:table-row>
        <table:table-row table:style-name="ro1">
          <table:table-cell office:value-type="float" office:value="12958990" calcext:value-type="float">
            <text:p>12958990</text:p>
          </table:table-cell>
          <table:table-cell table:formula="of:=[.A812]/1000/(60*60*24)" office:value-type="time" office:time-value="PT03H35M58.99S" calcext:value-type="time">
            <text:p>03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5.5" calcext:value-type="float">
            <text:p>885.5</text:p>
          </table:table-cell>
          <table:table-cell office:value-type="float" office:value="1099.95" calcext:value-type="float">
            <text:p>1099.95</text:p>
          </table:table-cell>
        </table:table-row>
        <table:table-row table:style-name="ro1">
          <table:table-cell office:value-type="float" office:value="12974990" calcext:value-type="float">
            <text:p>12974990</text:p>
          </table:table-cell>
          <table:table-cell table:formula="of:=[.A813]/1000/(60*60*24)" office:value-type="time" office:time-value="PT03H36M14.99S" calcext:value-type="time">
            <text:p>03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6.57" calcext:value-type="float">
            <text:p>886.57</text:p>
          </table:table-cell>
          <table:table-cell office:value-type="float" office:value="1101.25" calcext:value-type="float">
            <text:p>1101.25</text:p>
          </table:table-cell>
        </table:table-row>
        <table:table-row table:style-name="ro1">
          <table:table-cell office:value-type="float" office:value="12990990" calcext:value-type="float">
            <text:p>12990990</text:p>
          </table:table-cell>
          <table:table-cell table:formula="of:=[.A814]/1000/(60*60*24)" office:value-type="time" office:time-value="PT03H36M30.99S" calcext:value-type="time">
            <text:p>03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7.64" calcext:value-type="float">
            <text:p>887.64</text:p>
          </table:table-cell>
          <table:table-cell office:value-type="float" office:value="1102.55" calcext:value-type="float">
            <text:p>1102.55</text:p>
          </table:table-cell>
        </table:table-row>
        <table:table-row table:style-name="ro1">
          <table:table-cell office:value-type="float" office:value="13006990" calcext:value-type="float">
            <text:p>13006990</text:p>
          </table:table-cell>
          <table:table-cell table:formula="of:=[.A815]/1000/(60*60*24)" office:value-type="time" office:time-value="PT03H36M46.99S" calcext:value-type="time">
            <text:p>03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88.71" calcext:value-type="float">
            <text:p>888.71</text:p>
          </table:table-cell>
          <table:table-cell office:value-type="float" office:value="1103.86" calcext:value-type="float">
            <text:p>1103.86</text:p>
          </table:table-cell>
        </table:table-row>
        <table:table-row table:style-name="ro1">
          <table:table-cell office:value-type="float" office:value="13022990" calcext:value-type="float">
            <text:p>13022990</text:p>
          </table:table-cell>
          <table:table-cell table:formula="of:=[.A816]/1000/(60*60*24)" office:value-type="time" office:time-value="PT03H37M02.99S" calcext:value-type="time">
            <text:p>03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89.78" calcext:value-type="float">
            <text:p>889.78</text:p>
          </table:table-cell>
          <table:table-cell office:value-type="float" office:value="1105.16" calcext:value-type="float">
            <text:p>1105.16</text:p>
          </table:table-cell>
        </table:table-row>
        <table:table-row table:style-name="ro1">
          <table:table-cell office:value-type="float" office:value="13038990" calcext:value-type="float">
            <text:p>13038990</text:p>
          </table:table-cell>
          <table:table-cell table:formula="of:=[.A817]/1000/(60*60*24)" office:value-type="time" office:time-value="PT03H37M18.99S" calcext:value-type="time">
            <text:p>03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90.85" calcext:value-type="float">
            <text:p>890.85</text:p>
          </table:table-cell>
          <table:table-cell office:value-type="float" office:value="1106.46" calcext:value-type="float">
            <text:p>1106.46</text:p>
          </table:table-cell>
        </table:table-row>
        <table:table-row table:style-name="ro1">
          <table:table-cell office:value-type="float" office:value="13054990" calcext:value-type="float">
            <text:p>13054990</text:p>
          </table:table-cell>
          <table:table-cell table:formula="of:=[.A818]/1000/(60*60*24)" office:value-type="time" office:time-value="PT03H37M34.99S" calcext:value-type="time">
            <text:p>03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891.92" calcext:value-type="float">
            <text:p>891.92</text:p>
          </table:table-cell>
          <table:table-cell office:value-type="float" office:value="1107.76" calcext:value-type="float">
            <text:p>1107.76</text:p>
          </table:table-cell>
        </table:table-row>
        <table:table-row table:style-name="ro1">
          <table:table-cell office:value-type="float" office:value="13070990" calcext:value-type="float">
            <text:p>13070990</text:p>
          </table:table-cell>
          <table:table-cell table:formula="of:=[.A819]/1000/(60*60*24)" office:value-type="time" office:time-value="PT03H37M50.99S" calcext:value-type="time">
            <text:p>03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92.99" calcext:value-type="float">
            <text:p>892.99</text:p>
          </table:table-cell>
          <table:table-cell office:value-type="float" office:value="1109.06" calcext:value-type="float">
            <text:p>1109.06</text:p>
          </table:table-cell>
        </table:table-row>
        <table:table-row table:style-name="ro1">
          <table:table-cell office:value-type="float" office:value="13086990" calcext:value-type="float">
            <text:p>13086990</text:p>
          </table:table-cell>
          <table:table-cell table:formula="of:=[.A820]/1000/(60*60*24)" office:value-type="time" office:time-value="PT03H38M06.99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94.06" calcext:value-type="float">
            <text:p>894.06</text:p>
          </table:table-cell>
          <table:table-cell office:value-type="float" office:value="1110.37" calcext:value-type="float">
            <text:p>1110.37</text:p>
          </table:table-cell>
        </table:table-row>
        <table:table-row table:style-name="ro1">
          <table:table-cell office:value-type="float" office:value="13102990" calcext:value-type="float">
            <text:p>13102990</text:p>
          </table:table-cell>
          <table:table-cell table:formula="of:=[.A821]/1000/(60*60*24)" office:value-type="time" office:time-value="PT03H38M22.99S" calcext:value-type="time">
            <text:p>03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895.13" calcext:value-type="float">
            <text:p>895.13</text:p>
          </table:table-cell>
          <table:table-cell office:value-type="float" office:value="1111.67" calcext:value-type="float">
            <text:p>1111.67</text:p>
          </table:table-cell>
        </table:table-row>
        <table:table-row table:style-name="ro1">
          <table:table-cell office:value-type="float" office:value="13118990" calcext:value-type="float">
            <text:p>13118990</text:p>
          </table:table-cell>
          <table:table-cell table:formula="of:=[.A822]/1000/(60*60*24)" office:value-type="time" office:time-value="PT03H38M38.99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96.2" calcext:value-type="float">
            <text:p>896.2</text:p>
          </table:table-cell>
          <table:table-cell office:value-type="float" office:value="1112.97" calcext:value-type="float">
            <text:p>1112.97</text:p>
          </table:table-cell>
        </table:table-row>
        <table:table-row table:style-name="ro1">
          <table:table-cell office:value-type="float" office:value="13134990" calcext:value-type="float">
            <text:p>13134990</text:p>
          </table:table-cell>
          <table:table-cell table:formula="of:=[.A823]/1000/(60*60*24)" office:value-type="time" office:time-value="PT03H38M54.99S" calcext:value-type="time">
            <text:p>03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97.27" calcext:value-type="float">
            <text:p>897.27</text:p>
          </table:table-cell>
          <table:table-cell office:value-type="float" office:value="1114.27" calcext:value-type="float">
            <text:p>1114.27</text:p>
          </table:table-cell>
        </table:table-row>
        <table:table-row table:style-name="ro1">
          <table:table-cell office:value-type="float" office:value="13150990" calcext:value-type="float">
            <text:p>13150990</text:p>
          </table:table-cell>
          <table:table-cell table:formula="of:=[.A824]/1000/(60*60*24)" office:value-type="time" office:time-value="PT03H39M10.99S" calcext:value-type="time">
            <text:p>03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898.34" calcext:value-type="float">
            <text:p>898.34</text:p>
          </table:table-cell>
          <table:table-cell office:value-type="float" office:value="1115.57" calcext:value-type="float">
            <text:p>1115.57</text:p>
          </table:table-cell>
        </table:table-row>
        <table:table-row table:style-name="ro1">
          <table:table-cell office:value-type="float" office:value="13166990" calcext:value-type="float">
            <text:p>13166990</text:p>
          </table:table-cell>
          <table:table-cell table:formula="of:=[.A825]/1000/(60*60*24)" office:value-type="time" office:time-value="PT03H39M26.99S" calcext:value-type="time">
            <text:p>03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899.42" calcext:value-type="float">
            <text:p>899.42</text:p>
          </table:table-cell>
          <table:table-cell office:value-type="float" office:value="1116.88" calcext:value-type="float">
            <text:p>1116.88</text:p>
          </table:table-cell>
        </table:table-row>
        <table:table-row table:style-name="ro1">
          <table:table-cell office:value-type="float" office:value="13182990" calcext:value-type="float">
            <text:p>13182990</text:p>
          </table:table-cell>
          <table:table-cell table:formula="of:=[.A826]/1000/(60*60*24)" office:value-type="time" office:time-value="PT03H39M42.99S" calcext:value-type="time">
            <text:p>03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900.49" calcext:value-type="float">
            <text:p>900.49</text:p>
          </table:table-cell>
          <table:table-cell office:value-type="float" office:value="1118.18" calcext:value-type="float">
            <text:p>1118.18</text:p>
          </table:table-cell>
        </table:table-row>
        <table:table-row table:style-name="ro1">
          <table:table-cell office:value-type="float" office:value="13198990" calcext:value-type="float">
            <text:p>13198990</text:p>
          </table:table-cell>
          <table:table-cell table:formula="of:=[.A827]/1000/(60*60*24)" office:value-type="time" office:time-value="PT03H39M58.99S" calcext:value-type="time">
            <text:p>03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901.56" calcext:value-type="float">
            <text:p>901.56</text:p>
          </table:table-cell>
          <table:table-cell office:value-type="float" office:value="1119.48" calcext:value-type="float">
            <text:p>1119.48</text:p>
          </table:table-cell>
        </table:table-row>
        <table:table-row table:style-name="ro1">
          <table:table-cell office:value-type="float" office:value="13214990" calcext:value-type="float">
            <text:p>13214990</text:p>
          </table:table-cell>
          <table:table-cell table:formula="of:=[.A828]/1000/(60*60*24)" office:value-type="time" office:time-value="PT03H40M14.99S" calcext:value-type="time">
            <text:p>03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902.63" calcext:value-type="float">
            <text:p>902.63</text:p>
          </table:table-cell>
          <table:table-cell office:value-type="float" office:value="1120.78" calcext:value-type="float">
            <text:p>1120.78</text:p>
          </table:table-cell>
        </table:table-row>
        <table:table-row table:style-name="ro1">
          <table:table-cell office:value-type="float" office:value="13230990" calcext:value-type="float">
            <text:p>13230990</text:p>
          </table:table-cell>
          <table:table-cell table:formula="of:=[.A829]/1000/(60*60*24)" office:value-type="time" office:time-value="PT03H40M30.99S" calcext:value-type="time">
            <text:p>03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903.7" calcext:value-type="float">
            <text:p>903.7</text:p>
          </table:table-cell>
          <table:table-cell office:value-type="float" office:value="1122.08" calcext:value-type="float">
            <text:p>1122.08</text:p>
          </table:table-cell>
        </table:table-row>
        <table:table-row table:style-name="ro1">
          <table:table-cell office:value-type="float" office:value="13246990" calcext:value-type="float">
            <text:p>13246990</text:p>
          </table:table-cell>
          <table:table-cell table:formula="of:=[.A830]/1000/(60*60*24)" office:value-type="time" office:time-value="PT03H40M46.99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04.77" calcext:value-type="float">
            <text:p>904.77</text:p>
          </table:table-cell>
          <table:table-cell office:value-type="float" office:value="1123.38" calcext:value-type="float">
            <text:p>1123.38</text:p>
          </table:table-cell>
        </table:table-row>
        <table:table-row table:style-name="ro1">
          <table:table-cell office:value-type="float" office:value="13262990" calcext:value-type="float">
            <text:p>13262990</text:p>
          </table:table-cell>
          <table:table-cell table:formula="of:=[.A831]/1000/(60*60*24)" office:value-type="time" office:time-value="PT03H41M02.99S" calcext:value-type="time">
            <text:p>03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05.84" calcext:value-type="float">
            <text:p>905.84</text:p>
          </table:table-cell>
          <table:table-cell office:value-type="float" office:value="1124.68" calcext:value-type="float">
            <text:p>1124.68</text:p>
          </table:table-cell>
        </table:table-row>
        <table:table-row table:style-name="ro1">
          <table:table-cell office:value-type="float" office:value="13278990" calcext:value-type="float">
            <text:p>13278990</text:p>
          </table:table-cell>
          <table:table-cell table:formula="of:=[.A832]/1000/(60*60*24)" office:value-type="time" office:time-value="PT03H41M18.99S" calcext:value-type="time">
            <text:p>03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06.91" calcext:value-type="float">
            <text:p>906.91</text:p>
          </table:table-cell>
          <table:table-cell office:value-type="float" office:value="1125.99" calcext:value-type="float">
            <text:p>1125.99</text:p>
          </table:table-cell>
        </table:table-row>
        <table:table-row table:style-name="ro1">
          <table:table-cell office:value-type="float" office:value="13294990" calcext:value-type="float">
            <text:p>13294990</text:p>
          </table:table-cell>
          <table:table-cell table:formula="of:=[.A833]/1000/(60*60*24)" office:value-type="time" office:time-value="PT03H41M34.99S" calcext:value-type="time">
            <text:p>03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907.98" calcext:value-type="float">
            <text:p>907.98</text:p>
          </table:table-cell>
          <table:table-cell office:value-type="float" office:value="1127.29" calcext:value-type="float">
            <text:p>1127.29</text:p>
          </table:table-cell>
        </table:table-row>
        <table:table-row table:style-name="ro1">
          <table:table-cell office:value-type="float" office:value="13310990" calcext:value-type="float">
            <text:p>13310990</text:p>
          </table:table-cell>
          <table:table-cell table:formula="of:=[.A834]/1000/(60*60*24)" office:value-type="time" office:time-value="PT03H41M50.99S" calcext:value-type="time">
            <text:p>03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09.05" calcext:value-type="float">
            <text:p>909.05</text:p>
          </table:table-cell>
          <table:table-cell office:value-type="float" office:value="1128.59" calcext:value-type="float">
            <text:p>1128.59</text:p>
          </table:table-cell>
        </table:table-row>
        <table:table-row table:style-name="ro1">
          <table:table-cell office:value-type="float" office:value="13326990" calcext:value-type="float">
            <text:p>13326990</text:p>
          </table:table-cell>
          <table:table-cell table:formula="of:=[.A835]/1000/(60*60*24)" office:value-type="time" office:time-value="PT03H42M06.99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10.12" calcext:value-type="float">
            <text:p>910.12</text:p>
          </table:table-cell>
          <table:table-cell office:value-type="float" office:value="1129.89" calcext:value-type="float">
            <text:p>1129.89</text:p>
          </table:table-cell>
        </table:table-row>
        <table:table-row table:style-name="ro1">
          <table:table-cell office:value-type="float" office:value="13342990" calcext:value-type="float">
            <text:p>13342990</text:p>
          </table:table-cell>
          <table:table-cell table:formula="of:=[.A836]/1000/(60*60*24)" office:value-type="time" office:time-value="PT03H42M22.99S" calcext:value-type="time">
            <text:p>03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911.19" calcext:value-type="float">
            <text:p>911.19</text:p>
          </table:table-cell>
          <table:table-cell office:value-type="float" office:value="1131.19" calcext:value-type="float">
            <text:p>1131.19</text:p>
          </table:table-cell>
        </table:table-row>
        <table:table-row table:style-name="ro1">
          <table:table-cell office:value-type="float" office:value="13358990" calcext:value-type="float">
            <text:p>13358990</text:p>
          </table:table-cell>
          <table:table-cell table:formula="of:=[.A837]/1000/(60*60*24)" office:value-type="time" office:time-value="PT03H42M38.99S" calcext:value-type="time">
            <text:p>03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2.26" calcext:value-type="float">
            <text:p>912.26</text:p>
          </table:table-cell>
          <table:table-cell office:value-type="float" office:value="1132.49" calcext:value-type="float">
            <text:p>1132.49</text:p>
          </table:table-cell>
        </table:table-row>
        <table:table-row table:style-name="ro1">
          <table:table-cell office:value-type="float" office:value="13374990" calcext:value-type="float">
            <text:p>13374990</text:p>
          </table:table-cell>
          <table:table-cell table:formula="of:=[.A838]/1000/(60*60*24)" office:value-type="time" office:time-value="PT03H42M54.99S" calcext:value-type="time">
            <text:p>03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3.33" calcext:value-type="float">
            <text:p>913.33</text:p>
          </table:table-cell>
          <table:table-cell office:value-type="float" office:value="1133.79" calcext:value-type="float">
            <text:p>1133.79</text:p>
          </table:table-cell>
        </table:table-row>
        <table:table-row table:style-name="ro1">
          <table:table-cell office:value-type="float" office:value="13390990" calcext:value-type="float">
            <text:p>13390990</text:p>
          </table:table-cell>
          <table:table-cell table:formula="of:=[.A839]/1000/(60*60*24)" office:value-type="time" office:time-value="PT03H43M10.99S" calcext:value-type="time">
            <text:p>03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4.4" calcext:value-type="float">
            <text:p>914.4</text:p>
          </table:table-cell>
          <table:table-cell office:value-type="float" office:value="1135.09" calcext:value-type="float">
            <text:p>1135.09</text:p>
          </table:table-cell>
        </table:table-row>
        <table:table-row table:style-name="ro1">
          <table:table-cell office:value-type="float" office:value="13406990" calcext:value-type="float">
            <text:p>13406990</text:p>
          </table:table-cell>
          <table:table-cell table:formula="of:=[.A840]/1000/(60*60*24)" office:value-type="time" office:time-value="PT03H43M26.99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15.47" calcext:value-type="float">
            <text:p>915.47</text:p>
          </table:table-cell>
          <table:table-cell office:value-type="float" office:value="1136.39" calcext:value-type="float">
            <text:p>1136.39</text:p>
          </table:table-cell>
        </table:table-row>
        <table:table-row table:style-name="ro1">
          <table:table-cell office:value-type="float" office:value="13422990" calcext:value-type="float">
            <text:p>13422990</text:p>
          </table:table-cell>
          <table:table-cell table:formula="of:=[.A841]/1000/(60*60*24)" office:value-type="time" office:time-value="PT03H43M42.99S" calcext:value-type="time">
            <text:p>03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6.54" calcext:value-type="float">
            <text:p>916.54</text:p>
          </table:table-cell>
          <table:table-cell office:value-type="float" office:value="1137.69" calcext:value-type="float">
            <text:p>1137.69</text:p>
          </table:table-cell>
        </table:table-row>
        <table:table-row table:style-name="ro1">
          <table:table-cell office:value-type="float" office:value="13438990" calcext:value-type="float">
            <text:p>13438990</text:p>
          </table:table-cell>
          <table:table-cell table:formula="of:=[.A842]/1000/(60*60*24)" office:value-type="time" office:time-value="PT03H43M58.99S" calcext:value-type="time">
            <text:p>03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17.61" calcext:value-type="float">
            <text:p>917.61</text:p>
          </table:table-cell>
          <table:table-cell office:value-type="float" office:value="1138.99" calcext:value-type="float">
            <text:p>1138.99</text:p>
          </table:table-cell>
        </table:table-row>
        <table:table-row table:style-name="ro1">
          <table:table-cell office:value-type="float" office:value="13454990" calcext:value-type="float">
            <text:p>13454990</text:p>
          </table:table-cell>
          <table:table-cell table:formula="of:=[.A843]/1000/(60*60*24)" office:value-type="time" office:time-value="PT03H44M14.99S" calcext:value-type="time">
            <text:p>03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8.68" calcext:value-type="float">
            <text:p>918.68</text:p>
          </table:table-cell>
          <table:table-cell office:value-type="float" office:value="1140.29" calcext:value-type="float">
            <text:p>1140.29</text:p>
          </table:table-cell>
        </table:table-row>
        <table:table-row table:style-name="ro1">
          <table:table-cell office:value-type="float" office:value="13470990" calcext:value-type="float">
            <text:p>13470990</text:p>
          </table:table-cell>
          <table:table-cell table:formula="of:=[.A844]/1000/(60*60*24)" office:value-type="time" office:time-value="PT03H44M30.99S" calcext:value-type="time">
            <text:p>03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19.75" calcext:value-type="float">
            <text:p>919.75</text:p>
          </table:table-cell>
          <table:table-cell office:value-type="float" office:value="1141.59" calcext:value-type="float">
            <text:p>1141.59</text:p>
          </table:table-cell>
        </table:table-row>
        <table:table-row table:style-name="ro1">
          <table:table-cell office:value-type="float" office:value="13486990" calcext:value-type="float">
            <text:p>13486990</text:p>
          </table:table-cell>
          <table:table-cell table:formula="of:=[.A845]/1000/(60*60*24)" office:value-type="time" office:time-value="PT03H44M46.99S" calcext:value-type="time">
            <text:p>03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20.82" calcext:value-type="float">
            <text:p>920.82</text:p>
          </table:table-cell>
          <table:table-cell office:value-type="float" office:value="1142.89" calcext:value-type="float">
            <text:p>1142.89</text:p>
          </table:table-cell>
        </table:table-row>
        <table:table-row table:style-name="ro1">
          <table:table-cell office:value-type="float" office:value="13502990" calcext:value-type="float">
            <text:p>13502990</text:p>
          </table:table-cell>
          <table:table-cell table:formula="of:=[.A846]/1000/(60*60*24)" office:value-type="time" office:time-value="PT03H45M02.99S" calcext:value-type="time">
            <text:p>03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21.89" calcext:value-type="float">
            <text:p>921.89</text:p>
          </table:table-cell>
          <table:table-cell office:value-type="float" office:value="1144.19" calcext:value-type="float">
            <text:p>1144.19</text:p>
          </table:table-cell>
        </table:table-row>
        <table:table-row table:style-name="ro1">
          <table:table-cell office:value-type="float" office:value="13518990" calcext:value-type="float">
            <text:p>13518990</text:p>
          </table:table-cell>
          <table:table-cell table:formula="of:=[.A847]/1000/(60*60*24)" office:value-type="time" office:time-value="PT03H45M18.99S" calcext:value-type="time">
            <text:p>03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22.96" calcext:value-type="float">
            <text:p>922.96</text:p>
          </table:table-cell>
          <table:table-cell office:value-type="float" office:value="1145.5" calcext:value-type="float">
            <text:p>1145.5</text:p>
          </table:table-cell>
        </table:table-row>
        <table:table-row table:style-name="ro1">
          <table:table-cell office:value-type="float" office:value="13534990" calcext:value-type="float">
            <text:p>13534990</text:p>
          </table:table-cell>
          <table:table-cell table:formula="of:=[.A848]/1000/(60*60*24)" office:value-type="time" office:time-value="PT03H45M34.99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24.03" calcext:value-type="float">
            <text:p>924.03</text:p>
          </table:table-cell>
          <table:table-cell office:value-type="float" office:value="1146.8" calcext:value-type="float">
            <text:p>1146.8</text:p>
          </table:table-cell>
        </table:table-row>
        <table:table-row table:style-name="ro1">
          <table:table-cell office:value-type="float" office:value="13550990" calcext:value-type="float">
            <text:p>13550990</text:p>
          </table:table-cell>
          <table:table-cell table:formula="of:=[.A849]/1000/(60*60*24)" office:value-type="time" office:time-value="PT03H45M50.99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25.1" calcext:value-type="float">
            <text:p>925.1</text:p>
          </table:table-cell>
          <table:table-cell office:value-type="float" office:value="1148.09" calcext:value-type="float">
            <text:p>1148.09</text:p>
          </table:table-cell>
        </table:table-row>
        <table:table-row table:style-name="ro1">
          <table:table-cell office:value-type="float" office:value="13566990" calcext:value-type="float">
            <text:p>13566990</text:p>
          </table:table-cell>
          <table:table-cell table:formula="of:=[.A850]/1000/(60*60*24)" office:value-type="time" office:time-value="PT03H46M06.99S" calcext:value-type="time">
            <text:p>03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26.17" calcext:value-type="float">
            <text:p>926.17</text:p>
          </table:table-cell>
          <table:table-cell office:value-type="float" office:value="1149.39" calcext:value-type="float">
            <text:p>1149.39</text:p>
          </table:table-cell>
        </table:table-row>
        <table:table-row table:style-name="ro1">
          <table:table-cell office:value-type="float" office:value="13582990" calcext:value-type="float">
            <text:p>13582990</text:p>
          </table:table-cell>
          <table:table-cell table:formula="of:=[.A851]/1000/(60*60*24)" office:value-type="time" office:time-value="PT03H46M22.99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27.24" calcext:value-type="float">
            <text:p>927.24</text:p>
          </table:table-cell>
          <table:table-cell office:value-type="float" office:value="1150.69" calcext:value-type="float">
            <text:p>1150.69</text:p>
          </table:table-cell>
        </table:table-row>
        <table:table-row table:style-name="ro1">
          <table:table-cell office:value-type="float" office:value="13598990" calcext:value-type="float">
            <text:p>13598990</text:p>
          </table:table-cell>
          <table:table-cell table:formula="of:=[.A852]/1000/(60*60*24)" office:value-type="time" office:time-value="PT03H46M38.99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28.31" calcext:value-type="float">
            <text:p>928.31</text:p>
          </table:table-cell>
          <table:table-cell office:value-type="float" office:value="1151.99" calcext:value-type="float">
            <text:p>1151.99</text:p>
          </table:table-cell>
        </table:table-row>
        <table:table-row table:style-name="ro1">
          <table:table-cell office:value-type="float" office:value="13614990" calcext:value-type="float">
            <text:p>13614990</text:p>
          </table:table-cell>
          <table:table-cell table:formula="of:=[.A853]/1000/(60*60*24)" office:value-type="time" office:time-value="PT03H46M54.99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29.38" calcext:value-type="float">
            <text:p>929.38</text:p>
          </table:table-cell>
          <table:table-cell office:value-type="float" office:value="1153.29" calcext:value-type="float">
            <text:p>1153.29</text:p>
          </table:table-cell>
        </table:table-row>
        <table:table-row table:style-name="ro1">
          <table:table-cell office:value-type="float" office:value="13630990" calcext:value-type="float">
            <text:p>13630990</text:p>
          </table:table-cell>
          <table:table-cell table:formula="of:=[.A854]/1000/(60*60*24)" office:value-type="time" office:time-value="PT03H47M10.99S" calcext:value-type="time">
            <text:p>03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930.45" calcext:value-type="float">
            <text:p>930.45</text:p>
          </table:table-cell>
          <table:table-cell office:value-type="float" office:value="1154.59" calcext:value-type="float">
            <text:p>1154.59</text:p>
          </table:table-cell>
        </table:table-row>
        <table:table-row table:style-name="ro1">
          <table:table-cell office:value-type="float" office:value="13646990" calcext:value-type="float">
            <text:p>13646990</text:p>
          </table:table-cell>
          <table:table-cell table:formula="of:=[.A855]/1000/(60*60*24)" office:value-type="time" office:time-value="PT03H47M26.99S" calcext:value-type="time">
            <text:p>03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1.52" calcext:value-type="float">
            <text:p>931.52</text:p>
          </table:table-cell>
          <table:table-cell office:value-type="float" office:value="1155.89" calcext:value-type="float">
            <text:p>1155.89</text:p>
          </table:table-cell>
        </table:table-row>
        <table:table-row table:style-name="ro1">
          <table:table-cell office:value-type="float" office:value="13662990" calcext:value-type="float">
            <text:p>13662990</text:p>
          </table:table-cell>
          <table:table-cell table:formula="of:=[.A856]/1000/(60*60*24)" office:value-type="time" office:time-value="PT03H47M42.99S" calcext:value-type="time">
            <text:p>03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2.59" calcext:value-type="float">
            <text:p>932.59</text:p>
          </table:table-cell>
          <table:table-cell office:value-type="float" office:value="1157.19" calcext:value-type="float">
            <text:p>1157.19</text:p>
          </table:table-cell>
        </table:table-row>
        <table:table-row table:style-name="ro1">
          <table:table-cell office:value-type="float" office:value="13678990" calcext:value-type="float">
            <text:p>13678990</text:p>
          </table:table-cell>
          <table:table-cell table:formula="of:=[.A857]/1000/(60*60*24)" office:value-type="time" office:time-value="PT03H47M58.99S" calcext:value-type="time">
            <text:p>03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3.66" calcext:value-type="float">
            <text:p>933.66</text:p>
          </table:table-cell>
          <table:table-cell office:value-type="float" office:value="1158.49" calcext:value-type="float">
            <text:p>1158.49</text:p>
          </table:table-cell>
        </table:table-row>
        <table:table-row table:style-name="ro1">
          <table:table-cell office:value-type="float" office:value="13694990" calcext:value-type="float">
            <text:p>13694990</text:p>
          </table:table-cell>
          <table:table-cell table:formula="of:=[.A858]/1000/(60*60*24)" office:value-type="time" office:time-value="PT03H48M14.99S" calcext:value-type="time">
            <text:p>03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4.73" calcext:value-type="float">
            <text:p>934.73</text:p>
          </table:table-cell>
          <table:table-cell office:value-type="float" office:value="1159.79" calcext:value-type="float">
            <text:p>1159.79</text:p>
          </table:table-cell>
        </table:table-row>
        <table:table-row table:style-name="ro1">
          <table:table-cell office:value-type="float" office:value="13710990" calcext:value-type="float">
            <text:p>13710990</text:p>
          </table:table-cell>
          <table:table-cell table:formula="of:=[.A859]/1000/(60*60*24)" office:value-type="time" office:time-value="PT03H48M30.99S" calcext:value-type="time">
            <text:p>03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35.8" calcext:value-type="float">
            <text:p>935.8</text:p>
          </table:table-cell>
          <table:table-cell office:value-type="float" office:value="1161.09" calcext:value-type="float">
            <text:p>1161.09</text:p>
          </table:table-cell>
        </table:table-row>
        <table:table-row table:style-name="ro1">
          <table:table-cell office:value-type="float" office:value="13726990" calcext:value-type="float">
            <text:p>13726990</text:p>
          </table:table-cell>
          <table:table-cell table:formula="of:=[.A860]/1000/(60*60*24)" office:value-type="time" office:time-value="PT03H48M46.99S" calcext:value-type="time">
            <text:p>03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6.87" calcext:value-type="float">
            <text:p>936.87</text:p>
          </table:table-cell>
          <table:table-cell office:value-type="float" office:value="1162.38" calcext:value-type="float">
            <text:p>1162.38</text:p>
          </table:table-cell>
        </table:table-row>
        <table:table-row table:style-name="ro1">
          <table:table-cell office:value-type="float" office:value="13742990" calcext:value-type="float">
            <text:p>13742990</text:p>
          </table:table-cell>
          <table:table-cell table:formula="of:=[.A861]/1000/(60*60*24)" office:value-type="time" office:time-value="PT03H49M02.99S" calcext:value-type="time">
            <text:p>03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37.94" calcext:value-type="float">
            <text:p>937.94</text:p>
          </table:table-cell>
          <table:table-cell office:value-type="float" office:value="1163.68" calcext:value-type="float">
            <text:p>1163.68</text:p>
          </table:table-cell>
        </table:table-row>
        <table:table-row table:style-name="ro1">
          <table:table-cell office:value-type="float" office:value="13758990" calcext:value-type="float">
            <text:p>13758990</text:p>
          </table:table-cell>
          <table:table-cell table:formula="of:=[.A862]/1000/(60*60*24)" office:value-type="time" office:time-value="PT03H49M18.99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39.01" calcext:value-type="float">
            <text:p>939.01</text:p>
          </table:table-cell>
          <table:table-cell office:value-type="float" office:value="1164.98" calcext:value-type="float">
            <text:p>1164.98</text:p>
          </table:table-cell>
        </table:table-row>
        <table:table-row table:style-name="ro1">
          <table:table-cell office:value-type="float" office:value="13774990" calcext:value-type="float">
            <text:p>13774990</text:p>
          </table:table-cell>
          <table:table-cell table:formula="of:=[.A863]/1000/(60*60*24)" office:value-type="time" office:time-value="PT03H49M34.99S" calcext:value-type="time">
            <text:p>03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0.08" calcext:value-type="float">
            <text:p>940.08</text:p>
          </table:table-cell>
          <table:table-cell office:value-type="float" office:value="1166.28" calcext:value-type="float">
            <text:p>1166.28</text:p>
          </table:table-cell>
        </table:table-row>
        <table:table-row table:style-name="ro1">
          <table:table-cell office:value-type="float" office:value="13790990" calcext:value-type="float">
            <text:p>13790990</text:p>
          </table:table-cell>
          <table:table-cell table:formula="of:=[.A864]/1000/(60*60*24)" office:value-type="time" office:time-value="PT03H49M50.99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1.15" calcext:value-type="float">
            <text:p>941.15</text:p>
          </table:table-cell>
          <table:table-cell office:value-type="float" office:value="1167.58" calcext:value-type="float">
            <text:p>1167.58</text:p>
          </table:table-cell>
        </table:table-row>
        <table:table-row table:style-name="ro1">
          <table:table-cell office:value-type="float" office:value="13806990" calcext:value-type="float">
            <text:p>13806990</text:p>
          </table:table-cell>
          <table:table-cell table:formula="of:=[.A865]/1000/(60*60*24)" office:value-type="time" office:time-value="PT03H50M06.99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2.22" calcext:value-type="float">
            <text:p>942.22</text:p>
          </table:table-cell>
          <table:table-cell office:value-type="float" office:value="1168.88" calcext:value-type="float">
            <text:p>1168.88</text:p>
          </table:table-cell>
        </table:table-row>
        <table:table-row table:style-name="ro1">
          <table:table-cell office:value-type="float" office:value="13822990" calcext:value-type="float">
            <text:p>13822990</text:p>
          </table:table-cell>
          <table:table-cell table:formula="of:=[.A866]/1000/(60*60*24)" office:value-type="time" office:time-value="PT03H50M22.99S" calcext:value-type="time">
            <text:p>03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43.29" calcext:value-type="float">
            <text:p>943.29</text:p>
          </table:table-cell>
          <table:table-cell office:value-type="float" office:value="1170.17" calcext:value-type="float">
            <text:p>1170.17</text:p>
          </table:table-cell>
        </table:table-row>
        <table:table-row table:style-name="ro1">
          <table:table-cell office:value-type="float" office:value="13838990" calcext:value-type="float">
            <text:p>13838990</text:p>
          </table:table-cell>
          <table:table-cell table:formula="of:=[.A867]/1000/(60*60*24)" office:value-type="time" office:time-value="PT03H50M38.99S" calcext:value-type="time">
            <text:p>03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44.36" calcext:value-type="float">
            <text:p>944.36</text:p>
          </table:table-cell>
          <table:table-cell office:value-type="float" office:value="1171.47" calcext:value-type="float">
            <text:p>1171.47</text:p>
          </table:table-cell>
        </table:table-row>
        <table:table-row table:style-name="ro1">
          <table:table-cell office:value-type="float" office:value="13854990" calcext:value-type="float">
            <text:p>13854990</text:p>
          </table:table-cell>
          <table:table-cell table:formula="of:=[.A868]/1000/(60*60*24)" office:value-type="time" office:time-value="PT03H50M54.99S" calcext:value-type="time">
            <text:p>03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45.43" calcext:value-type="float">
            <text:p>945.43</text:p>
          </table:table-cell>
          <table:table-cell office:value-type="float" office:value="1172.77" calcext:value-type="float">
            <text:p>1172.77</text:p>
          </table:table-cell>
        </table:table-row>
        <table:table-row table:style-name="ro1">
          <table:table-cell office:value-type="float" office:value="13870990" calcext:value-type="float">
            <text:p>13870990</text:p>
          </table:table-cell>
          <table:table-cell table:formula="of:=[.A869]/1000/(60*60*24)" office:value-type="time" office:time-value="PT03H51M10.99S" calcext:value-type="time">
            <text:p>03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46.5" calcext:value-type="float">
            <text:p>946.5</text:p>
          </table:table-cell>
          <table:table-cell office:value-type="float" office:value="1174.07" calcext:value-type="float">
            <text:p>1174.07</text:p>
          </table:table-cell>
        </table:table-row>
        <table:table-row table:style-name="ro1">
          <table:table-cell office:value-type="float" office:value="13886990" calcext:value-type="float">
            <text:p>13886990</text:p>
          </table:table-cell>
          <table:table-cell table:formula="of:=[.A870]/1000/(60*60*24)" office:value-type="time" office:time-value="PT03H51M26.99S" calcext:value-type="time">
            <text:p>03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47.57" calcext:value-type="float">
            <text:p>947.57</text:p>
          </table:table-cell>
          <table:table-cell office:value-type="float" office:value="1175.37" calcext:value-type="float">
            <text:p>1175.37</text:p>
          </table:table-cell>
        </table:table-row>
        <table:table-row table:style-name="ro1">
          <table:table-cell office:value-type="float" office:value="13902990" calcext:value-type="float">
            <text:p>13902990</text:p>
          </table:table-cell>
          <table:table-cell table:formula="of:=[.A871]/1000/(60*60*24)" office:value-type="time" office:time-value="PT03H51M42.99S" calcext:value-type="time">
            <text:p>03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8.63" calcext:value-type="float">
            <text:p>948.63</text:p>
          </table:table-cell>
          <table:table-cell office:value-type="float" office:value="1176.67" calcext:value-type="float">
            <text:p>1176.67</text:p>
          </table:table-cell>
        </table:table-row>
        <table:table-row table:style-name="ro1">
          <table:table-cell office:value-type="float" office:value="13918990" calcext:value-type="float">
            <text:p>13918990</text:p>
          </table:table-cell>
          <table:table-cell table:formula="of:=[.A872]/1000/(60*60*24)" office:value-type="time" office:time-value="PT03H51M58.99S" calcext:value-type="time">
            <text:p>03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9.7" calcext:value-type="float">
            <text:p>949.7</text:p>
          </table:table-cell>
          <table:table-cell office:value-type="float" office:value="1177.97" calcext:value-type="float">
            <text:p>1177.97</text:p>
          </table:table-cell>
        </table:table-row>
        <table:table-row table:style-name="ro1">
          <table:table-cell office:value-type="float" office:value="13934990" calcext:value-type="float">
            <text:p>13934990</text:p>
          </table:table-cell>
          <table:table-cell table:formula="of:=[.A873]/1000/(60*60*24)" office:value-type="time" office:time-value="PT03H52M14.99S" calcext:value-type="time">
            <text:p>03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50.77" calcext:value-type="float">
            <text:p>950.77</text:p>
          </table:table-cell>
          <table:table-cell office:value-type="float" office:value="1179.26" calcext:value-type="float">
            <text:p>1179.26</text:p>
          </table:table-cell>
        </table:table-row>
        <table:table-row table:style-name="ro1">
          <table:table-cell office:value-type="float" office:value="13950990" calcext:value-type="float">
            <text:p>13950990</text:p>
          </table:table-cell>
          <table:table-cell table:formula="of:=[.A874]/1000/(60*60*24)" office:value-type="time" office:time-value="PT03H52M30.99S" calcext:value-type="time">
            <text:p>03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9" calcext:value-type="float">
            <text:p>292.59</text:p>
          </table:table-cell>
          <table:table-cell office:value-type="float" office:value="951.84" calcext:value-type="float">
            <text:p>951.84</text:p>
          </table:table-cell>
          <table:table-cell office:value-type="float" office:value="1180.56" calcext:value-type="float">
            <text:p>1180.56</text:p>
          </table:table-cell>
        </table:table-row>
        <table:table-row table:style-name="ro1">
          <table:table-cell office:value-type="float" office:value="13966990" calcext:value-type="float">
            <text:p>13966990</text:p>
          </table:table-cell>
          <table:table-cell table:formula="of:=[.A875]/1000/(60*60*24)" office:value-type="time" office:time-value="PT03H52M46.99S" calcext:value-type="time">
            <text:p>03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952.91" calcext:value-type="float">
            <text:p>952.91</text:p>
          </table:table-cell>
          <table:table-cell office:value-type="float" office:value="1181.86" calcext:value-type="float">
            <text:p>1181.86</text:p>
          </table:table-cell>
        </table:table-row>
        <table:table-row table:style-name="ro1">
          <table:table-cell office:value-type="float" office:value="13982990" calcext:value-type="float">
            <text:p>13982990</text:p>
          </table:table-cell>
          <table:table-cell table:formula="of:=[.A876]/1000/(60*60*24)" office:value-type="time" office:time-value="PT03H53M02.99S" calcext:value-type="time">
            <text:p>03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953.98" calcext:value-type="float">
            <text:p>953.98</text:p>
          </table:table-cell>
          <table:table-cell office:value-type="float" office:value="1183.16" calcext:value-type="float">
            <text:p>1183.16</text:p>
          </table:table-cell>
        </table:table-row>
        <table:table-row table:style-name="ro1">
          <table:table-cell office:value-type="float" office:value="13998990" calcext:value-type="float">
            <text:p>13998990</text:p>
          </table:table-cell>
          <table:table-cell table:formula="of:=[.A877]/1000/(60*60*24)" office:value-type="time" office:time-value="PT03H53M18.99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5.05" calcext:value-type="float">
            <text:p>955.05</text:p>
          </table:table-cell>
          <table:table-cell office:value-type="float" office:value="1184.45" calcext:value-type="float">
            <text:p>1184.45</text:p>
          </table:table-cell>
        </table:table-row>
        <table:table-row table:style-name="ro1">
          <table:table-cell office:value-type="float" office:value="14014990" calcext:value-type="float">
            <text:p>14014990</text:p>
          </table:table-cell>
          <table:table-cell table:formula="of:=[.A878]/1000/(60*60*24)" office:value-type="time" office:time-value="PT03H53M34.99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6.12" calcext:value-type="float">
            <text:p>956.12</text:p>
          </table:table-cell>
          <table:table-cell office:value-type="float" office:value="1185.75" calcext:value-type="float">
            <text:p>1185.75</text:p>
          </table:table-cell>
        </table:table-row>
        <table:table-row table:style-name="ro1">
          <table:table-cell office:value-type="float" office:value="14030990" calcext:value-type="float">
            <text:p>14030990</text:p>
          </table:table-cell>
          <table:table-cell table:formula="of:=[.A879]/1000/(60*60*24)" office:value-type="time" office:time-value="PT03H53M50.99S" calcext:value-type="time">
            <text:p>03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957.19" calcext:value-type="float">
            <text:p>957.19</text:p>
          </table:table-cell>
          <table:table-cell office:value-type="float" office:value="1187.05" calcext:value-type="float">
            <text:p>1187.05</text:p>
          </table:table-cell>
        </table:table-row>
        <table:table-row table:style-name="ro1">
          <table:table-cell office:value-type="float" office:value="14046990" calcext:value-type="float">
            <text:p>14046990</text:p>
          </table:table-cell>
          <table:table-cell table:formula="of:=[.A880]/1000/(60*60*24)" office:value-type="time" office:time-value="PT03H54M06.99S" calcext:value-type="time">
            <text:p>03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958.26" calcext:value-type="float">
            <text:p>958.26</text:p>
          </table:table-cell>
          <table:table-cell office:value-type="float" office:value="1188.35" calcext:value-type="float">
            <text:p>1188.35</text:p>
          </table:table-cell>
        </table:table-row>
        <table:table-row table:style-name="ro1">
          <table:table-cell office:value-type="float" office:value="14062990" calcext:value-type="float">
            <text:p>14062990</text:p>
          </table:table-cell>
          <table:table-cell table:formula="of:=[.A881]/1000/(60*60*24)" office:value-type="time" office:time-value="PT03H54M22.99S" calcext:value-type="time">
            <text:p>03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959.33" calcext:value-type="float">
            <text:p>959.33</text:p>
          </table:table-cell>
          <table:table-cell office:value-type="float" office:value="1189.65" calcext:value-type="float">
            <text:p>1189.65</text:p>
          </table:table-cell>
        </table:table-row>
        <table:table-row table:style-name="ro1">
          <table:table-cell office:value-type="float" office:value="14078990" calcext:value-type="float">
            <text:p>14078990</text:p>
          </table:table-cell>
          <table:table-cell table:formula="of:=[.A882]/1000/(60*60*24)" office:value-type="time" office:time-value="PT03H54M38.99S" calcext:value-type="time">
            <text:p>03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0.4" calcext:value-type="float">
            <text:p>960.4</text:p>
          </table:table-cell>
          <table:table-cell office:value-type="float" office:value="1190.94" calcext:value-type="float">
            <text:p>1190.94</text:p>
          </table:table-cell>
        </table:table-row>
        <table:table-row table:style-name="ro1">
          <table:table-cell office:value-type="float" office:value="14094990" calcext:value-type="float">
            <text:p>14094990</text:p>
          </table:table-cell>
          <table:table-cell table:formula="of:=[.A883]/1000/(60*60*24)" office:value-type="time" office:time-value="PT03H54M54.99S" calcext:value-type="time">
            <text:p>03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1.47" calcext:value-type="float">
            <text:p>961.47</text:p>
          </table:table-cell>
          <table:table-cell office:value-type="float" office:value="1192.24" calcext:value-type="float">
            <text:p>1192.24</text:p>
          </table:table-cell>
        </table:table-row>
        <table:table-row table:style-name="ro1">
          <table:table-cell office:value-type="float" office:value="14110990" calcext:value-type="float">
            <text:p>14110990</text:p>
          </table:table-cell>
          <table:table-cell table:formula="of:=[.A884]/1000/(60*60*24)" office:value-type="time" office:time-value="PT03H55M10.99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2.54" calcext:value-type="float">
            <text:p>962.54</text:p>
          </table:table-cell>
          <table:table-cell office:value-type="float" office:value="1193.54" calcext:value-type="float">
            <text:p>1193.54</text:p>
          </table:table-cell>
        </table:table-row>
        <table:table-row table:style-name="ro1">
          <table:table-cell office:value-type="float" office:value="14126990" calcext:value-type="float">
            <text:p>14126990</text:p>
          </table:table-cell>
          <table:table-cell table:formula="of:=[.A885]/1000/(60*60*24)" office:value-type="time" office:time-value="PT03H55M26.99S" calcext:value-type="time">
            <text:p>03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3.61" calcext:value-type="float">
            <text:p>963.61</text:p>
          </table:table-cell>
          <table:table-cell office:value-type="float" office:value="1194.83" calcext:value-type="float">
            <text:p>1194.83</text:p>
          </table:table-cell>
        </table:table-row>
        <table:table-row table:style-name="ro1">
          <table:table-cell office:value-type="float" office:value="14142990" calcext:value-type="float">
            <text:p>14142990</text:p>
          </table:table-cell>
          <table:table-cell table:formula="of:=[.A886]/1000/(60*60*24)" office:value-type="time" office:time-value="PT03H55M42.99S" calcext:value-type="time">
            <text:p>03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4.68" calcext:value-type="float">
            <text:p>964.68</text:p>
          </table:table-cell>
          <table:table-cell office:value-type="float" office:value="1196.13" calcext:value-type="float">
            <text:p>1196.13</text:p>
          </table:table-cell>
        </table:table-row>
        <table:table-row table:style-name="ro1">
          <table:table-cell office:value-type="float" office:value="14158990" calcext:value-type="float">
            <text:p>14158990</text:p>
          </table:table-cell>
          <table:table-cell table:formula="of:=[.A887]/1000/(60*60*24)" office:value-type="time" office:time-value="PT03H55M58.99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5.75" calcext:value-type="float">
            <text:p>965.75</text:p>
          </table:table-cell>
          <table:table-cell office:value-type="float" office:value="1197.43" calcext:value-type="float">
            <text:p>1197.43</text:p>
          </table:table-cell>
        </table:table-row>
        <table:table-row table:style-name="ro1">
          <table:table-cell office:value-type="float" office:value="14174990" calcext:value-type="float">
            <text:p>14174990</text:p>
          </table:table-cell>
          <table:table-cell table:formula="of:=[.A888]/1000/(60*60*24)" office:value-type="time" office:time-value="PT03H56M14.99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6.81" calcext:value-type="float">
            <text:p>966.81</text:p>
          </table:table-cell>
          <table:table-cell office:value-type="float" office:value="1198.73" calcext:value-type="float">
            <text:p>1198.73</text:p>
          </table:table-cell>
        </table:table-row>
        <table:table-row table:style-name="ro1">
          <table:table-cell office:value-type="float" office:value="14190990" calcext:value-type="float">
            <text:p>14190990</text:p>
          </table:table-cell>
          <table:table-cell table:formula="of:=[.A889]/1000/(60*60*24)" office:value-type="time" office:time-value="PT03H56M30.99S" calcext:value-type="time">
            <text:p>03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7.88" calcext:value-type="float">
            <text:p>967.88</text:p>
          </table:table-cell>
          <table:table-cell office:value-type="float" office:value="1200.02" calcext:value-type="float">
            <text:p>1200.02</text:p>
          </table:table-cell>
        </table:table-row>
        <table:table-row table:style-name="ro1">
          <table:table-cell office:value-type="float" office:value="14206990" calcext:value-type="float">
            <text:p>14206990</text:p>
          </table:table-cell>
          <table:table-cell table:formula="of:=[.A890]/1000/(60*60*24)" office:value-type="time" office:time-value="PT03H56M46.99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68.95" calcext:value-type="float">
            <text:p>968.95</text:p>
          </table:table-cell>
          <table:table-cell office:value-type="float" office:value="1201.32" calcext:value-type="float">
            <text:p>1201.32</text:p>
          </table:table-cell>
        </table:table-row>
        <table:table-row table:style-name="ro1">
          <table:table-cell office:value-type="float" office:value="14222990" calcext:value-type="float">
            <text:p>14222990</text:p>
          </table:table-cell>
          <table:table-cell table:formula="of:=[.A891]/1000/(60*60*24)" office:value-type="time" office:time-value="PT03H57M02.99S" calcext:value-type="time">
            <text:p>03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0.02" calcext:value-type="float">
            <text:p>970.02</text:p>
          </table:table-cell>
          <table:table-cell office:value-type="float" office:value="1202.62" calcext:value-type="float">
            <text:p>1202.62</text:p>
          </table:table-cell>
        </table:table-row>
        <table:table-row table:style-name="ro1">
          <table:table-cell office:value-type="float" office:value="14238990" calcext:value-type="float">
            <text:p>14238990</text:p>
          </table:table-cell>
          <table:table-cell table:formula="of:=[.A892]/1000/(60*60*24)" office:value-type="time" office:time-value="PT03H57M18.99S" calcext:value-type="time">
            <text:p>03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1.09" calcext:value-type="float">
            <text:p>971.09</text:p>
          </table:table-cell>
          <table:table-cell office:value-type="float" office:value="1203.91" calcext:value-type="float">
            <text:p>1203.91</text:p>
          </table:table-cell>
        </table:table-row>
        <table:table-row table:style-name="ro1">
          <table:table-cell office:value-type="float" office:value="14254990" calcext:value-type="float">
            <text:p>14254990</text:p>
          </table:table-cell>
          <table:table-cell table:formula="of:=[.A893]/1000/(60*60*24)" office:value-type="time" office:time-value="PT03H57M34.99S" calcext:value-type="time">
            <text:p>03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2.16" calcext:value-type="float">
            <text:p>972.16</text:p>
          </table:table-cell>
          <table:table-cell office:value-type="float" office:value="1205.21" calcext:value-type="float">
            <text:p>1205.21</text:p>
          </table:table-cell>
        </table:table-row>
        <table:table-row table:style-name="ro1">
          <table:table-cell office:value-type="float" office:value="14270989" calcext:value-type="float">
            <text:p>14270989</text:p>
          </table:table-cell>
          <table:table-cell table:formula="of:=[.A894]/1000/(60*60*24)" office:value-type="time" office:time-value="PT03H57M50.989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73.23" calcext:value-type="float">
            <text:p>973.23</text:p>
          </table:table-cell>
          <table:table-cell office:value-type="float" office:value="1206.51" calcext:value-type="float">
            <text:p>1206.51</text:p>
          </table:table-cell>
        </table:table-row>
        <table:table-row table:style-name="ro1">
          <table:table-cell office:value-type="float" office:value="14286990" calcext:value-type="float">
            <text:p>14286990</text:p>
          </table:table-cell>
          <table:table-cell table:formula="of:=[.A895]/1000/(60*60*24)" office:value-type="time" office:time-value="PT03H58M06.99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4.3" calcext:value-type="float">
            <text:p>974.3</text:p>
          </table:table-cell>
          <table:table-cell office:value-type="float" office:value="1207.8" calcext:value-type="float">
            <text:p>1207.8</text:p>
          </table:table-cell>
        </table:table-row>
        <table:table-row table:style-name="ro1">
          <table:table-cell office:value-type="float" office:value="14302990" calcext:value-type="float">
            <text:p>14302990</text:p>
          </table:table-cell>
          <table:table-cell table:formula="of:=[.A896]/1000/(60*60*24)" office:value-type="time" office:time-value="PT03H58M22.99S" calcext:value-type="time">
            <text:p>03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5.37" calcext:value-type="float">
            <text:p>975.37</text:p>
          </table:table-cell>
          <table:table-cell office:value-type="float" office:value="1209.1" calcext:value-type="float">
            <text:p>1209.1</text:p>
          </table:table-cell>
        </table:table-row>
        <table:table-row table:style-name="ro1">
          <table:table-cell office:value-type="float" office:value="14318990" calcext:value-type="float">
            <text:p>14318990</text:p>
          </table:table-cell>
          <table:table-cell table:formula="of:=[.A897]/1000/(60*60*24)" office:value-type="time" office:time-value="PT03H58M38.99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6.44" calcext:value-type="float">
            <text:p>976.44</text:p>
          </table:table-cell>
          <table:table-cell office:value-type="float" office:value="1210.4" calcext:value-type="float">
            <text:p>1210.4</text:p>
          </table:table-cell>
        </table:table-row>
        <table:table-row table:style-name="ro1">
          <table:table-cell office:value-type="float" office:value="14334990" calcext:value-type="float">
            <text:p>14334990</text:p>
          </table:table-cell>
          <table:table-cell table:formula="of:=[.A898]/1000/(60*60*24)" office:value-type="time" office:time-value="PT03H58M54.99S" calcext:value-type="time">
            <text:p>03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7.51" calcext:value-type="float">
            <text:p>977.51</text:p>
          </table:table-cell>
          <table:table-cell office:value-type="float" office:value="1211.69" calcext:value-type="float">
            <text:p>1211.69</text:p>
          </table:table-cell>
        </table:table-row>
        <table:table-row table:style-name="ro1">
          <table:table-cell office:value-type="float" office:value="14350990" calcext:value-type="float">
            <text:p>14350990</text:p>
          </table:table-cell>
          <table:table-cell table:formula="of:=[.A899]/1000/(60*60*24)" office:value-type="time" office:time-value="PT03H59M10.99S" calcext:value-type="time">
            <text:p>03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8.58" calcext:value-type="float">
            <text:p>978.58</text:p>
          </table:table-cell>
          <table:table-cell office:value-type="float" office:value="1212.99" calcext:value-type="float">
            <text:p>1212.99</text:p>
          </table:table-cell>
        </table:table-row>
        <table:table-row table:style-name="ro1">
          <table:table-cell office:value-type="float" office:value="14366990" calcext:value-type="float">
            <text:p>14366990</text:p>
          </table:table-cell>
          <table:table-cell table:formula="of:=[.A900]/1000/(60*60*24)" office:value-type="time" office:time-value="PT03H59M26.99S" calcext:value-type="time">
            <text:p>03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79.65" calcext:value-type="float">
            <text:p>979.65</text:p>
          </table:table-cell>
          <table:table-cell office:value-type="float" office:value="1214.29" calcext:value-type="float">
            <text:p>1214.29</text:p>
          </table:table-cell>
        </table:table-row>
        <table:table-row table:style-name="ro1">
          <table:table-cell office:value-type="float" office:value="14382990" calcext:value-type="float">
            <text:p>14382990</text:p>
          </table:table-cell>
          <table:table-cell table:formula="of:=[.A901]/1000/(60*60*24)" office:value-type="time" office:time-value="PT03H59M42.99S" calcext:value-type="time">
            <text:p>03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0.72" calcext:value-type="float">
            <text:p>980.72</text:p>
          </table:table-cell>
          <table:table-cell office:value-type="float" office:value="1215.58" calcext:value-type="float">
            <text:p>1215.58</text:p>
          </table:table-cell>
        </table:table-row>
        <table:table-row table:style-name="ro1">
          <table:table-cell office:value-type="float" office:value="14398990" calcext:value-type="float">
            <text:p>14398990</text:p>
          </table:table-cell>
          <table:table-cell table:formula="of:=[.A902]/1000/(60*60*24)" office:value-type="time" office:time-value="PT03H59M58.99S" calcext:value-type="time">
            <text:p>03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1.78" calcext:value-type="float">
            <text:p>981.78</text:p>
          </table:table-cell>
          <table:table-cell office:value-type="float" office:value="1216.88" calcext:value-type="float">
            <text:p>1216.88</text:p>
          </table:table-cell>
        </table:table-row>
        <table:table-row table:style-name="ro1">
          <table:table-cell office:value-type="float" office:value="14414990" calcext:value-type="float">
            <text:p>14414990</text:p>
          </table:table-cell>
          <table:table-cell table:formula="of:=[.A903]/1000/(60*60*24)" office:value-type="time" office:time-value="PT04H00M14.99S" calcext:value-type="time">
            <text:p>04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2.85" calcext:value-type="float">
            <text:p>982.85</text:p>
          </table:table-cell>
          <table:table-cell office:value-type="float" office:value="1218.18" calcext:value-type="float">
            <text:p>1218.18</text:p>
          </table:table-cell>
        </table:table-row>
        <table:table-row table:style-name="ro1">
          <table:table-cell office:value-type="float" office:value="14430990" calcext:value-type="float">
            <text:p>14430990</text:p>
          </table:table-cell>
          <table:table-cell table:formula="of:=[.A904]/1000/(60*60*24)" office:value-type="time" office:time-value="PT04H00M30.99S" calcext:value-type="time">
            <text:p>04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983.92" calcext:value-type="float">
            <text:p>983.92</text:p>
          </table:table-cell>
          <table:table-cell office:value-type="float" office:value="1219.47" calcext:value-type="float">
            <text:p>1219.47</text:p>
          </table:table-cell>
        </table:table-row>
        <table:table-row table:style-name="ro1">
          <table:table-cell office:value-type="float" office:value="14446990" calcext:value-type="float">
            <text:p>14446990</text:p>
          </table:table-cell>
          <table:table-cell table:formula="of:=[.A905]/1000/(60*60*24)" office:value-type="time" office:time-value="PT04H00M46.99S" calcext:value-type="time">
            <text:p>04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4.99" calcext:value-type="float">
            <text:p>984.99</text:p>
          </table:table-cell>
          <table:table-cell office:value-type="float" office:value="1220.77" calcext:value-type="float">
            <text:p>1220.77</text:p>
          </table:table-cell>
        </table:table-row>
        <table:table-row table:style-name="ro1">
          <table:table-cell office:value-type="float" office:value="14462990" calcext:value-type="float">
            <text:p>14462990</text:p>
          </table:table-cell>
          <table:table-cell table:formula="of:=[.A906]/1000/(60*60*24)" office:value-type="time" office:time-value="PT04H01M02.99S" calcext:value-type="time">
            <text:p>04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6.06" calcext:value-type="float">
            <text:p>986.06</text:p>
          </table:table-cell>
          <table:table-cell office:value-type="float" office:value="1222.07" calcext:value-type="float">
            <text:p>1222.07</text:p>
          </table:table-cell>
        </table:table-row>
        <table:table-row table:style-name="ro1">
          <table:table-cell office:value-type="float" office:value="14478990" calcext:value-type="float">
            <text:p>14478990</text:p>
          </table:table-cell>
          <table:table-cell table:formula="of:=[.A907]/1000/(60*60*24)" office:value-type="time" office:time-value="PT04H01M18.99S" calcext:value-type="time">
            <text:p>04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7.13" calcext:value-type="float">
            <text:p>987.13</text:p>
          </table:table-cell>
          <table:table-cell office:value-type="float" office:value="1223.36" calcext:value-type="float">
            <text:p>1223.36</text:p>
          </table:table-cell>
        </table:table-row>
        <table:table-row table:style-name="ro1">
          <table:table-cell office:value-type="float" office:value="14494990" calcext:value-type="float">
            <text:p>14494990</text:p>
          </table:table-cell>
          <table:table-cell table:formula="of:=[.A908]/1000/(60*60*24)" office:value-type="time" office:time-value="PT04H01M34.99S" calcext:value-type="time">
            <text:p>04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8.2" calcext:value-type="float">
            <text:p>988.2</text:p>
          </table:table-cell>
          <table:table-cell office:value-type="float" office:value="1224.66" calcext:value-type="float">
            <text:p>1224.66</text:p>
          </table:table-cell>
        </table:table-row>
        <table:table-row table:style-name="ro1">
          <table:table-cell office:value-type="float" office:value="14510990" calcext:value-type="float">
            <text:p>14510990</text:p>
          </table:table-cell>
          <table:table-cell table:formula="of:=[.A909]/1000/(60*60*24)" office:value-type="time" office:time-value="PT04H01M50.99S" calcext:value-type="time">
            <text:p>04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89.27" calcext:value-type="float">
            <text:p>989.27</text:p>
          </table:table-cell>
          <table:table-cell office:value-type="float" office:value="1225.95" calcext:value-type="float">
            <text:p>1225.95</text:p>
          </table:table-cell>
        </table:table-row>
        <table:table-row table:style-name="ro1">
          <table:table-cell office:value-type="float" office:value="14526990" calcext:value-type="float">
            <text:p>14526990</text:p>
          </table:table-cell>
          <table:table-cell table:formula="of:=[.A910]/1000/(60*60*24)" office:value-type="time" office:time-value="PT04H02M06.99S" calcext:value-type="time">
            <text:p>04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0.34" calcext:value-type="float">
            <text:p>990.34</text:p>
          </table:table-cell>
          <table:table-cell office:value-type="float" office:value="1227.25" calcext:value-type="float">
            <text:p>1227.25</text:p>
          </table:table-cell>
        </table:table-row>
        <table:table-row table:style-name="ro1">
          <table:table-cell office:value-type="float" office:value="14542990" calcext:value-type="float">
            <text:p>14542990</text:p>
          </table:table-cell>
          <table:table-cell table:formula="of:=[.A911]/1000/(60*60*24)" office:value-type="time" office:time-value="PT04H02M22.99S" calcext:value-type="time">
            <text:p>04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1.41" calcext:value-type="float">
            <text:p>991.41</text:p>
          </table:table-cell>
          <table:table-cell office:value-type="float" office:value="1228.54" calcext:value-type="float">
            <text:p>1228.54</text:p>
          </table:table-cell>
        </table:table-row>
        <table:table-row table:style-name="ro1">
          <table:table-cell office:value-type="float" office:value="14558990" calcext:value-type="float">
            <text:p>14558990</text:p>
          </table:table-cell>
          <table:table-cell table:formula="of:=[.A912]/1000/(60*60*24)" office:value-type="time" office:time-value="PT04H02M38.99S" calcext:value-type="time">
            <text:p>04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2.48" calcext:value-type="float">
            <text:p>992.48</text:p>
          </table:table-cell>
          <table:table-cell office:value-type="float" office:value="1229.84" calcext:value-type="float">
            <text:p>1229.84</text:p>
          </table:table-cell>
        </table:table-row>
        <table:table-row table:style-name="ro1">
          <table:table-cell office:value-type="float" office:value="14574990" calcext:value-type="float">
            <text:p>14574990</text:p>
          </table:table-cell>
          <table:table-cell table:formula="of:=[.A913]/1000/(60*60*24)" office:value-type="time" office:time-value="PT04H02M54.99S" calcext:value-type="time">
            <text:p>04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3.55" calcext:value-type="float">
            <text:p>993.55</text:p>
          </table:table-cell>
          <table:table-cell office:value-type="float" office:value="1231.14" calcext:value-type="float">
            <text:p>1231.14</text:p>
          </table:table-cell>
        </table:table-row>
        <table:table-row table:style-name="ro1">
          <table:table-cell office:value-type="float" office:value="14590990" calcext:value-type="float">
            <text:p>14590990</text:p>
          </table:table-cell>
          <table:table-cell table:formula="of:=[.A914]/1000/(60*60*24)" office:value-type="time" office:time-value="PT04H03M10.99S" calcext:value-type="time">
            <text:p>04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994.61" calcext:value-type="float">
            <text:p>994.61</text:p>
          </table:table-cell>
          <table:table-cell office:value-type="float" office:value="1232.43" calcext:value-type="float">
            <text:p>1232.43</text:p>
          </table:table-cell>
        </table:table-row>
        <table:table-row table:style-name="ro1">
          <table:table-cell office:value-type="float" office:value="14606990" calcext:value-type="float">
            <text:p>14606990</text:p>
          </table:table-cell>
          <table:table-cell table:formula="of:=[.A915]/1000/(60*60*24)" office:value-type="time" office:time-value="PT04H03M26.99S" calcext:value-type="time">
            <text:p>04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995.68" calcext:value-type="float">
            <text:p>995.68</text:p>
          </table:table-cell>
          <table:table-cell office:value-type="float" office:value="1233.73" calcext:value-type="float">
            <text:p>1233.73</text:p>
          </table:table-cell>
        </table:table-row>
        <table:table-row table:style-name="ro1">
          <table:table-cell office:value-type="float" office:value="14622990" calcext:value-type="float">
            <text:p>14622990</text:p>
          </table:table-cell>
          <table:table-cell table:formula="of:=[.A916]/1000/(60*60*24)" office:value-type="time" office:time-value="PT04H03M42.99S" calcext:value-type="time">
            <text:p>04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6.75" calcext:value-type="float">
            <text:p>996.75</text:p>
          </table:table-cell>
          <table:table-cell office:value-type="float" office:value="1235.02" calcext:value-type="float">
            <text:p>1235.02</text:p>
          </table:table-cell>
        </table:table-row>
        <table:table-row table:style-name="ro1">
          <table:table-cell office:value-type="float" office:value="14638990" calcext:value-type="float">
            <text:p>14638990</text:p>
          </table:table-cell>
          <table:table-cell table:formula="of:=[.A917]/1000/(60*60*24)" office:value-type="time" office:time-value="PT04H03M58.99S" calcext:value-type="time">
            <text:p>04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7.82" calcext:value-type="float">
            <text:p>997.82</text:p>
          </table:table-cell>
          <table:table-cell office:value-type="float" office:value="1236.32" calcext:value-type="float">
            <text:p>1236.32</text:p>
          </table:table-cell>
        </table:table-row>
        <table:table-row table:style-name="ro1">
          <table:table-cell office:value-type="float" office:value="14654990" calcext:value-type="float">
            <text:p>14654990</text:p>
          </table:table-cell>
          <table:table-cell table:formula="of:=[.A918]/1000/(60*60*24)" office:value-type="time" office:time-value="PT04H04M14.99S" calcext:value-type="time">
            <text:p>04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8.89" calcext:value-type="float">
            <text:p>998.89</text:p>
          </table:table-cell>
          <table:table-cell office:value-type="float" office:value="1237.61" calcext:value-type="float">
            <text:p>1237.61</text:p>
          </table:table-cell>
        </table:table-row>
        <table:table-row table:style-name="ro1">
          <table:table-cell office:value-type="float" office:value="14670990" calcext:value-type="float">
            <text:p>14670990</text:p>
          </table:table-cell>
          <table:table-cell table:formula="of:=[.A919]/1000/(60*60*24)" office:value-type="time" office:time-value="PT04H04M30.99S" calcext:value-type="time">
            <text:p>04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999.96" calcext:value-type="float">
            <text:p>999.96</text:p>
          </table:table-cell>
          <table:table-cell office:value-type="float" office:value="1238.91" calcext:value-type="float">
            <text:p>1238.91</text:p>
          </table:table-cell>
        </table:table-row>
        <table:table-row table:style-name="ro1">
          <table:table-cell office:value-type="float" office:value="14686990" calcext:value-type="float">
            <text:p>14686990</text:p>
          </table:table-cell>
          <table:table-cell table:formula="of:=[.A920]/1000/(60*60*24)" office:value-type="time" office:time-value="PT04H04M46.99S" calcext:value-type="time">
            <text:p>04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1.03" calcext:value-type="float">
            <text:p>1001.03</text:p>
          </table:table-cell>
          <table:table-cell office:value-type="float" office:value="1240.2" calcext:value-type="float">
            <text:p>1240.2</text:p>
          </table:table-cell>
        </table:table-row>
        <table:table-row table:style-name="ro1">
          <table:table-cell office:value-type="float" office:value="14702990" calcext:value-type="float">
            <text:p>14702990</text:p>
          </table:table-cell>
          <table:table-cell table:formula="of:=[.A921]/1000/(60*60*24)" office:value-type="time" office:time-value="PT04H05M02.99S" calcext:value-type="time">
            <text:p>04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2.1" calcext:value-type="float">
            <text:p>1002.1</text:p>
          </table:table-cell>
          <table:table-cell office:value-type="float" office:value="1241.5" calcext:value-type="float">
            <text:p>1241.5</text:p>
          </table:table-cell>
        </table:table-row>
        <table:table-row table:style-name="ro1">
          <table:table-cell office:value-type="float" office:value="14718990" calcext:value-type="float">
            <text:p>14718990</text:p>
          </table:table-cell>
          <table:table-cell table:formula="of:=[.A922]/1000/(60*60*24)" office:value-type="time" office:time-value="PT04H05M18.99S" calcext:value-type="time">
            <text:p>04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003.17" calcext:value-type="float">
            <text:p>1003.17</text:p>
          </table:table-cell>
          <table:table-cell office:value-type="float" office:value="1242.8" calcext:value-type="float">
            <text:p>1242.8</text:p>
          </table:table-cell>
        </table:table-row>
        <table:table-row table:style-name="ro1">
          <table:table-cell office:value-type="float" office:value="14734990" calcext:value-type="float">
            <text:p>14734990</text:p>
          </table:table-cell>
          <table:table-cell table:formula="of:=[.A923]/1000/(60*60*24)" office:value-type="time" office:time-value="PT04H05M34.99S" calcext:value-type="time">
            <text:p>04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4.23" calcext:value-type="float">
            <text:p>1004.23</text:p>
          </table:table-cell>
          <table:table-cell office:value-type="float" office:value="1244.09" calcext:value-type="float">
            <text:p>1244.09</text:p>
          </table:table-cell>
        </table:table-row>
        <table:table-row table:style-name="ro1">
          <table:table-cell office:value-type="float" office:value="14750990" calcext:value-type="float">
            <text:p>14750990</text:p>
          </table:table-cell>
          <table:table-cell table:formula="of:=[.A924]/1000/(60*60*24)" office:value-type="time" office:time-value="PT04H05M50.99S" calcext:value-type="time">
            <text:p>04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05.3" calcext:value-type="float">
            <text:p>1005.3</text:p>
          </table:table-cell>
          <table:table-cell office:value-type="float" office:value="1245.39" calcext:value-type="float">
            <text:p>1245.39</text:p>
          </table:table-cell>
        </table:table-row>
        <table:table-row table:style-name="ro1">
          <table:table-cell office:value-type="float" office:value="14766990" calcext:value-type="float">
            <text:p>14766990</text:p>
          </table:table-cell>
          <table:table-cell table:formula="of:=[.A925]/1000/(60*60*24)" office:value-type="time" office:time-value="PT04H06M06.99S" calcext:value-type="time">
            <text:p>04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6.37" calcext:value-type="float">
            <text:p>1006.37</text:p>
          </table:table-cell>
          <table:table-cell office:value-type="float" office:value="1246.68" calcext:value-type="float">
            <text:p>1246.68</text:p>
          </table:table-cell>
        </table:table-row>
        <table:table-row table:style-name="ro1">
          <table:table-cell office:value-type="float" office:value="14782990" calcext:value-type="float">
            <text:p>14782990</text:p>
          </table:table-cell>
          <table:table-cell table:formula="of:=[.A926]/1000/(60*60*24)" office:value-type="time" office:time-value="PT04H06M22.99S" calcext:value-type="time">
            <text:p>04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07.44" calcext:value-type="float">
            <text:p>1007.44</text:p>
          </table:table-cell>
          <table:table-cell office:value-type="float" office:value="1247.98" calcext:value-type="float">
            <text:p>1247.98</text:p>
          </table:table-cell>
        </table:table-row>
        <table:table-row table:style-name="ro1">
          <table:table-cell office:value-type="float" office:value="14798990" calcext:value-type="float">
            <text:p>14798990</text:p>
          </table:table-cell>
          <table:table-cell table:formula="of:=[.A927]/1000/(60*60*24)" office:value-type="time" office:time-value="PT04H06M38.99S" calcext:value-type="time">
            <text:p>04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8.51" calcext:value-type="float">
            <text:p>1008.51</text:p>
          </table:table-cell>
          <table:table-cell office:value-type="float" office:value="1249.27" calcext:value-type="float">
            <text:p>1249.27</text:p>
          </table:table-cell>
        </table:table-row>
        <table:table-row table:style-name="ro1">
          <table:table-cell office:value-type="float" office:value="14814990" calcext:value-type="float">
            <text:p>14814990</text:p>
          </table:table-cell>
          <table:table-cell table:formula="of:=[.A928]/1000/(60*60*24)" office:value-type="time" office:time-value="PT04H06M54.99S" calcext:value-type="time">
            <text:p>04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4" calcext:value-type="float">
            <text:p>240.4</text:p>
          </table:table-cell>
          <table:table-cell office:value-type="float" office:value="292.34" calcext:value-type="float">
            <text:p>292.34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1250.57" calcext:value-type="float">
            <text:p>1250.57</text:p>
          </table:table-cell>
        </table:table-row>
        <table:table-row table:style-name="ro1">
          <table:table-cell office:value-type="float" office:value="14830990" calcext:value-type="float">
            <text:p>14830990</text:p>
          </table:table-cell>
          <table:table-cell table:formula="of:=[.A929]/1000/(60*60*24)" office:value-type="time" office:time-value="PT04H07M10.99S" calcext:value-type="time">
            <text:p>04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0.65" calcext:value-type="float">
            <text:p>1010.65</text:p>
          </table:table-cell>
          <table:table-cell office:value-type="float" office:value="1251.86" calcext:value-type="float">
            <text:p>1251.86</text:p>
          </table:table-cell>
        </table:table-row>
        <table:table-row table:style-name="ro1">
          <table:table-cell office:value-type="float" office:value="14846990" calcext:value-type="float">
            <text:p>14846990</text:p>
          </table:table-cell>
          <table:table-cell table:formula="of:=[.A930]/1000/(60*60*24)" office:value-type="time" office:time-value="PT04H07M26.99S" calcext:value-type="time">
            <text:p>04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1.71" calcext:value-type="float">
            <text:p>1011.71</text:p>
          </table:table-cell>
          <table:table-cell office:value-type="float" office:value="1253.16" calcext:value-type="float">
            <text:p>1253.16</text:p>
          </table:table-cell>
        </table:table-row>
        <table:table-row table:style-name="ro1">
          <table:table-cell office:value-type="float" office:value="14862990" calcext:value-type="float">
            <text:p>14862990</text:p>
          </table:table-cell>
          <table:table-cell table:formula="of:=[.A931]/1000/(60*60*24)" office:value-type="time" office:time-value="PT04H07M42.99S" calcext:value-type="time">
            <text:p>04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2.78" calcext:value-type="float">
            <text:p>1012.78</text:p>
          </table:table-cell>
          <table:table-cell office:value-type="float" office:value="1254.45" calcext:value-type="float">
            <text:p>1254.45</text:p>
          </table:table-cell>
        </table:table-row>
        <table:table-row table:style-name="ro1">
          <table:table-cell office:value-type="float" office:value="14878989" calcext:value-type="float">
            <text:p>14878989</text:p>
          </table:table-cell>
          <table:table-cell table:formula="of:=[.A932]/1000/(60*60*24)" office:value-type="time" office:time-value="PT04H07M58.989S" calcext:value-type="time">
            <text:p>04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13.85" calcext:value-type="float">
            <text:p>1013.85</text:p>
          </table:table-cell>
          <table:table-cell office:value-type="float" office:value="1255.75" calcext:value-type="float">
            <text:p>1255.75</text:p>
          </table:table-cell>
        </table:table-row>
        <table:table-row table:style-name="ro1">
          <table:table-cell office:value-type="float" office:value="14894990" calcext:value-type="float">
            <text:p>14894990</text:p>
          </table:table-cell>
          <table:table-cell table:formula="of:=[.A933]/1000/(60*60*24)" office:value-type="time" office:time-value="PT04H08M14.99S" calcext:value-type="time">
            <text:p>04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4.92" calcext:value-type="float">
            <text:p>1014.92</text:p>
          </table:table-cell>
          <table:table-cell office:value-type="float" office:value="1257.04" calcext:value-type="float">
            <text:p>1257.04</text:p>
          </table:table-cell>
        </table:table-row>
        <table:table-row table:style-name="ro1">
          <table:table-cell office:value-type="float" office:value="14910990" calcext:value-type="float">
            <text:p>14910990</text:p>
          </table:table-cell>
          <table:table-cell table:formula="of:=[.A934]/1000/(60*60*24)" office:value-type="time" office:time-value="PT04H08M30.99S" calcext:value-type="time">
            <text:p>04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5.99" calcext:value-type="float">
            <text:p>1015.99</text:p>
          </table:table-cell>
          <table:table-cell office:value-type="float" office:value="1258.34" calcext:value-type="float">
            <text:p>1258.34</text:p>
          </table:table-cell>
        </table:table-row>
        <table:table-row table:style-name="ro1">
          <table:table-cell office:value-type="float" office:value="14926990" calcext:value-type="float">
            <text:p>14926990</text:p>
          </table:table-cell>
          <table:table-cell table:formula="of:=[.A935]/1000/(60*60*24)" office:value-type="time" office:time-value="PT04H08M46.99S" calcext:value-type="time">
            <text:p>04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7.06" calcext:value-type="float">
            <text:p>1017.06</text:p>
          </table:table-cell>
          <table:table-cell office:value-type="float" office:value="1259.63" calcext:value-type="float">
            <text:p>1259.63</text:p>
          </table:table-cell>
        </table:table-row>
        <table:table-row table:style-name="ro1">
          <table:table-cell office:value-type="float" office:value="14942990" calcext:value-type="float">
            <text:p>14942990</text:p>
          </table:table-cell>
          <table:table-cell table:formula="of:=[.A936]/1000/(60*60*24)" office:value-type="time" office:time-value="PT04H09M02.99S" calcext:value-type="time">
            <text:p>04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8.12" calcext:value-type="float">
            <text:p>1018.12</text:p>
          </table:table-cell>
          <table:table-cell office:value-type="float" office:value="1260.93" calcext:value-type="float">
            <text:p>1260.93</text:p>
          </table:table-cell>
        </table:table-row>
        <table:table-row table:style-name="ro1">
          <table:table-cell office:value-type="float" office:value="14958990" calcext:value-type="float">
            <text:p>14958990</text:p>
          </table:table-cell>
          <table:table-cell table:formula="of:=[.A937]/1000/(60*60*24)" office:value-type="time" office:time-value="PT04H09M18.99S" calcext:value-type="time">
            <text:p>04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19.19" calcext:value-type="float">
            <text:p>1019.19</text:p>
          </table:table-cell>
          <table:table-cell office:value-type="float" office:value="1262.22" calcext:value-type="float">
            <text:p>1262.22</text:p>
          </table:table-cell>
        </table:table-row>
        <table:table-row table:style-name="ro1">
          <table:table-cell office:value-type="float" office:value="14974989" calcext:value-type="float">
            <text:p>14974989</text:p>
          </table:table-cell>
          <table:table-cell table:formula="of:=[.A938]/1000/(60*60*24)" office:value-type="time" office:time-value="PT04H09M34.989S" calcext:value-type="time">
            <text:p>04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20.26" calcext:value-type="float">
            <text:p>1020.26</text:p>
          </table:table-cell>
          <table:table-cell office:value-type="float" office:value="1263.52" calcext:value-type="float">
            <text:p>1263.52</text:p>
          </table:table-cell>
        </table:table-row>
        <table:table-row table:style-name="ro1">
          <table:table-cell office:value-type="float" office:value="14990990" calcext:value-type="float">
            <text:p>14990990</text:p>
          </table:table-cell>
          <table:table-cell table:formula="of:=[.A939]/1000/(60*60*24)" office:value-type="time" office:time-value="PT04H09M50.99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21.33" calcext:value-type="float">
            <text:p>1021.33</text:p>
          </table:table-cell>
          <table:table-cell office:value-type="float" office:value="1264.81" calcext:value-type="float">
            <text:p>1264.81</text:p>
          </table:table-cell>
        </table:table-row>
        <table:table-row table:style-name="ro1">
          <table:table-cell office:value-type="float" office:value="15006990" calcext:value-type="float">
            <text:p>15006990</text:p>
          </table:table-cell>
          <table:table-cell table:formula="of:=[.A940]/1000/(60*60*24)" office:value-type="time" office:time-value="PT04H10M06.99S" calcext:value-type="time">
            <text:p>04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22.4" calcext:value-type="float">
            <text:p>1022.4</text:p>
          </table:table-cell>
          <table:table-cell office:value-type="float" office:value="1266.11" calcext:value-type="float">
            <text:p>1266.11</text:p>
          </table:table-cell>
        </table:table-row>
        <table:table-row table:style-name="ro1">
          <table:table-cell office:value-type="float" office:value="15022990" calcext:value-type="float">
            <text:p>15022990</text:p>
          </table:table-cell>
          <table:table-cell table:formula="of:=[.A941]/1000/(60*60*24)" office:value-type="time" office:time-value="PT04H10M22.99S" calcext:value-type="time">
            <text:p>04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23.47" calcext:value-type="float">
            <text:p>1023.47</text:p>
          </table:table-cell>
          <table:table-cell office:value-type="float" office:value="1267.4" calcext:value-type="float">
            <text:p>1267.4</text:p>
          </table:table-cell>
        </table:table-row>
        <table:table-row table:style-name="ro1">
          <table:table-cell office:value-type="float" office:value="15038990" calcext:value-type="float">
            <text:p>15038990</text:p>
          </table:table-cell>
          <table:table-cell table:formula="of:=[.A942]/1000/(60*60*24)" office:value-type="time" office:time-value="PT04H10M38.99S" calcext:value-type="time">
            <text:p>04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24.54" calcext:value-type="float">
            <text:p>1024.54</text:p>
          </table:table-cell>
          <table:table-cell office:value-type="float" office:value="1268.7" calcext:value-type="float">
            <text:p>1268.7</text:p>
          </table:table-cell>
        </table:table-row>
        <table:table-row table:style-name="ro1">
          <table:table-cell office:value-type="float" office:value="15054990" calcext:value-type="float">
            <text:p>15054990</text:p>
          </table:table-cell>
          <table:table-cell table:formula="of:=[.A943]/1000/(60*60*24)" office:value-type="time" office:time-value="PT04H10M54.99S" calcext:value-type="time">
            <text:p>04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25.6" calcext:value-type="float">
            <text:p>1025.6</text:p>
          </table:table-cell>
          <table:table-cell office:value-type="float" office:value="1269.99" calcext:value-type="float">
            <text:p>1269.99</text:p>
          </table:table-cell>
        </table:table-row>
        <table:table-row table:style-name="ro1">
          <table:table-cell office:value-type="float" office:value="15070990" calcext:value-type="float">
            <text:p>15070990</text:p>
          </table:table-cell>
          <table:table-cell table:formula="of:=[.A944]/1000/(60*60*24)" office:value-type="time" office:time-value="PT04H11M10.99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26.67" calcext:value-type="float">
            <text:p>1026.67</text:p>
          </table:table-cell>
          <table:table-cell office:value-type="float" office:value="1271.29" calcext:value-type="float">
            <text:p>1271.29</text:p>
          </table:table-cell>
        </table:table-row>
        <table:table-row table:style-name="ro1">
          <table:table-cell office:value-type="float" office:value="15086990" calcext:value-type="float">
            <text:p>15086990</text:p>
          </table:table-cell>
          <table:table-cell table:formula="of:=[.A945]/1000/(60*60*24)" office:value-type="time" office:time-value="PT04H11M26.99S" calcext:value-type="time">
            <text:p>04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27.74" calcext:value-type="float">
            <text:p>1027.74</text:p>
          </table:table-cell>
          <table:table-cell office:value-type="float" office:value="1272.58" calcext:value-type="float">
            <text:p>1272.58</text:p>
          </table:table-cell>
        </table:table-row>
        <table:table-row table:style-name="ro1">
          <table:table-cell office:value-type="float" office:value="15102990" calcext:value-type="float">
            <text:p>15102990</text:p>
          </table:table-cell>
          <table:table-cell table:formula="of:=[.A946]/1000/(60*60*24)" office:value-type="time" office:time-value="PT04H11M42.99S" calcext:value-type="time">
            <text:p>04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28.81" calcext:value-type="float">
            <text:p>1028.81</text:p>
          </table:table-cell>
          <table:table-cell office:value-type="float" office:value="1273.88" calcext:value-type="float">
            <text:p>1273.88</text:p>
          </table:table-cell>
        </table:table-row>
        <table:table-row table:style-name="ro1">
          <table:table-cell office:value-type="float" office:value="15118990" calcext:value-type="float">
            <text:p>15118990</text:p>
          </table:table-cell>
          <table:table-cell table:formula="of:=[.A947]/1000/(60*60*24)" office:value-type="time" office:time-value="PT04H11M58.99S" calcext:value-type="time">
            <text:p>04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029.88" calcext:value-type="float">
            <text:p>1029.88</text:p>
          </table:table-cell>
          <table:table-cell office:value-type="float" office:value="1275.17" calcext:value-type="float">
            <text:p>1275.17</text:p>
          </table:table-cell>
        </table:table-row>
        <table:table-row table:style-name="ro1">
          <table:table-cell office:value-type="float" office:value="15134990" calcext:value-type="float">
            <text:p>15134990</text:p>
          </table:table-cell>
          <table:table-cell table:formula="of:=[.A948]/1000/(60*60*24)" office:value-type="time" office:time-value="PT04H12M14.99S" calcext:value-type="time">
            <text:p>04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0.94" calcext:value-type="float">
            <text:p>1030.94</text:p>
          </table:table-cell>
          <table:table-cell office:value-type="float" office:value="1276.47" calcext:value-type="float">
            <text:p>1276.47</text:p>
          </table:table-cell>
        </table:table-row>
        <table:table-row table:style-name="ro1">
          <table:table-cell office:value-type="float" office:value="15150990" calcext:value-type="float">
            <text:p>15150990</text:p>
          </table:table-cell>
          <table:table-cell table:formula="of:=[.A949]/1000/(60*60*24)" office:value-type="time" office:time-value="PT04H12M30.99S" calcext:value-type="time">
            <text:p>04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2.01" calcext:value-type="float">
            <text:p>1032.01</text:p>
          </table:table-cell>
          <table:table-cell office:value-type="float" office:value="1277.76" calcext:value-type="float">
            <text:p>1277.76</text:p>
          </table:table-cell>
        </table:table-row>
        <table:table-row table:style-name="ro1">
          <table:table-cell office:value-type="float" office:value="15166990" calcext:value-type="float">
            <text:p>15166990</text:p>
          </table:table-cell>
          <table:table-cell table:formula="of:=[.A950]/1000/(60*60*24)" office:value-type="time" office:time-value="PT04H12M46.99S" calcext:value-type="time">
            <text:p>04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3.08" calcext:value-type="float">
            <text:p>1033.08</text:p>
          </table:table-cell>
          <table:table-cell office:value-type="float" office:value="1279.06" calcext:value-type="float">
            <text:p>1279.06</text:p>
          </table:table-cell>
        </table:table-row>
        <table:table-row table:style-name="ro1">
          <table:table-cell office:value-type="float" office:value="15182990" calcext:value-type="float">
            <text:p>15182990</text:p>
          </table:table-cell>
          <table:table-cell table:formula="of:=[.A951]/1000/(60*60*24)" office:value-type="time" office:time-value="PT04H13M02.99S" calcext:value-type="time">
            <text:p>04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4.15" calcext:value-type="float">
            <text:p>1034.15</text:p>
          </table:table-cell>
          <table:table-cell office:value-type="float" office:value="1280.35" calcext:value-type="float">
            <text:p>1280.35</text:p>
          </table:table-cell>
        </table:table-row>
        <table:table-row table:style-name="ro1">
          <table:table-cell office:value-type="float" office:value="15198990" calcext:value-type="float">
            <text:p>15198990</text:p>
          </table:table-cell>
          <table:table-cell table:formula="of:=[.A952]/1000/(60*60*24)" office:value-type="time" office:time-value="PT04H13M18.99S" calcext:value-type="time">
            <text:p>04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5.22" calcext:value-type="float">
            <text:p>1035.22</text:p>
          </table:table-cell>
          <table:table-cell office:value-type="float" office:value="1281.65" calcext:value-type="float">
            <text:p>1281.65</text:p>
          </table:table-cell>
        </table:table-row>
        <table:table-row table:style-name="ro1">
          <table:table-cell office:value-type="float" office:value="15214990" calcext:value-type="float">
            <text:p>15214990</text:p>
          </table:table-cell>
          <table:table-cell table:formula="of:=[.A953]/1000/(60*60*24)" office:value-type="time" office:time-value="PT04H13M34.99S" calcext:value-type="time">
            <text:p>04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6.28" calcext:value-type="float">
            <text:p>1036.28</text:p>
          </table:table-cell>
          <table:table-cell office:value-type="float" office:value="1282.94" calcext:value-type="float">
            <text:p>1282.94</text:p>
          </table:table-cell>
        </table:table-row>
        <table:table-row table:style-name="ro1">
          <table:table-cell office:value-type="float" office:value="15230990" calcext:value-type="float">
            <text:p>15230990</text:p>
          </table:table-cell>
          <table:table-cell table:formula="of:=[.A954]/1000/(60*60*24)" office:value-type="time" office:time-value="PT04H13M50.99S" calcext:value-type="time">
            <text:p>04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7.35" calcext:value-type="float">
            <text:p>1037.35</text:p>
          </table:table-cell>
          <table:table-cell office:value-type="float" office:value="1284.23" calcext:value-type="float">
            <text:p>1284.23</text:p>
          </table:table-cell>
        </table:table-row>
        <table:table-row table:style-name="ro1">
          <table:table-cell office:value-type="float" office:value="15246990" calcext:value-type="float">
            <text:p>15246990</text:p>
          </table:table-cell>
          <table:table-cell table:formula="of:=[.A955]/1000/(60*60*24)" office:value-type="time" office:time-value="PT04H14M06.99S" calcext:value-type="time">
            <text:p>04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8.42" calcext:value-type="float">
            <text:p>1038.42</text:p>
          </table:table-cell>
          <table:table-cell office:value-type="float" office:value="1285.53" calcext:value-type="float">
            <text:p>1285.53</text:p>
          </table:table-cell>
        </table:table-row>
        <table:table-row table:style-name="ro1">
          <table:table-cell office:value-type="float" office:value="15262990" calcext:value-type="float">
            <text:p>15262990</text:p>
          </table:table-cell>
          <table:table-cell table:formula="of:=[.A956]/1000/(60*60*24)" office:value-type="time" office:time-value="PT04H14M22.99S" calcext:value-type="time">
            <text:p>04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39.49" calcext:value-type="float">
            <text:p>1039.49</text:p>
          </table:table-cell>
          <table:table-cell office:value-type="float" office:value="1286.82" calcext:value-type="float">
            <text:p>1286.82</text:p>
          </table:table-cell>
        </table:table-row>
        <table:table-row table:style-name="ro1">
          <table:table-cell office:value-type="float" office:value="15278989" calcext:value-type="float">
            <text:p>15278989</text:p>
          </table:table-cell>
          <table:table-cell table:formula="of:=[.A957]/1000/(60*60*24)" office:value-type="time" office:time-value="PT04H14M38.989S" calcext:value-type="time">
            <text:p>04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0.56" calcext:value-type="float">
            <text:p>1040.56</text:p>
          </table:table-cell>
          <table:table-cell office:value-type="float" office:value="1288.12" calcext:value-type="float">
            <text:p>1288.12</text:p>
          </table:table-cell>
        </table:table-row>
        <table:table-row table:style-name="ro1">
          <table:table-cell office:value-type="float" office:value="15294990" calcext:value-type="float">
            <text:p>15294990</text:p>
          </table:table-cell>
          <table:table-cell table:formula="of:=[.A958]/1000/(60*60*24)" office:value-type="time" office:time-value="PT04H14M54.99S" calcext:value-type="time">
            <text:p>04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1.63" calcext:value-type="float">
            <text:p>1041.63</text:p>
          </table:table-cell>
          <table:table-cell office:value-type="float" office:value="1289.41" calcext:value-type="float">
            <text:p>1289.41</text:p>
          </table:table-cell>
        </table:table-row>
        <table:table-row table:style-name="ro1">
          <table:table-cell office:value-type="float" office:value="15310990" calcext:value-type="float">
            <text:p>15310990</text:p>
          </table:table-cell>
          <table:table-cell table:formula="of:=[.A959]/1000/(60*60*24)" office:value-type="time" office:time-value="PT04H15M10.99S" calcext:value-type="time">
            <text:p>04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2.69" calcext:value-type="float">
            <text:p>1042.69</text:p>
          </table:table-cell>
          <table:table-cell office:value-type="float" office:value="1290.71" calcext:value-type="float">
            <text:p>1290.71</text:p>
          </table:table-cell>
        </table:table-row>
        <table:table-row table:style-name="ro1">
          <table:table-cell office:value-type="float" office:value="15326990" calcext:value-type="float">
            <text:p>15326990</text:p>
          </table:table-cell>
          <table:table-cell table:formula="of:=[.A960]/1000/(60*60*24)" office:value-type="time" office:time-value="PT04H15M26.99S" calcext:value-type="time">
            <text:p>04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43.76" calcext:value-type="float">
            <text:p>1043.7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5342990" calcext:value-type="float">
            <text:p>15342990</text:p>
          </table:table-cell>
          <table:table-cell table:formula="of:=[.A961]/1000/(60*60*24)" office:value-type="time" office:time-value="PT04H15M42.99S" calcext:value-type="time">
            <text:p>04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4.83" calcext:value-type="float">
            <text:p>1044.83</text:p>
          </table:table-cell>
          <table:table-cell office:value-type="float" office:value="1293.3" calcext:value-type="float">
            <text:p>1293.3</text:p>
          </table:table-cell>
        </table:table-row>
        <table:table-row table:style-name="ro1">
          <table:table-cell office:value-type="float" office:value="15358990" calcext:value-type="float">
            <text:p>15358990</text:p>
          </table:table-cell>
          <table:table-cell table:formula="of:=[.A962]/1000/(60*60*24)" office:value-type="time" office:time-value="PT04H15M58.99S" calcext:value-type="time">
            <text:p>04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5.9" calcext:value-type="float">
            <text:p>1045.9</text:p>
          </table:table-cell>
          <table:table-cell office:value-type="float" office:value="1294.59" calcext:value-type="float">
            <text:p>1294.59</text:p>
          </table:table-cell>
        </table:table-row>
        <table:table-row table:style-name="ro1">
          <table:table-cell office:value-type="float" office:value="15374990" calcext:value-type="float">
            <text:p>15374990</text:p>
          </table:table-cell>
          <table:table-cell table:formula="of:=[.A963]/1000/(60*60*24)" office:value-type="time" office:time-value="PT04H16M14.99S" calcext:value-type="time">
            <text:p>04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6.97" calcext:value-type="float">
            <text:p>1046.97</text:p>
          </table:table-cell>
          <table:table-cell office:value-type="float" office:value="1295.88" calcext:value-type="float">
            <text:p>1295.88</text:p>
          </table:table-cell>
        </table:table-row>
        <table:table-row table:style-name="ro1">
          <table:table-cell office:value-type="float" office:value="15390990" calcext:value-type="float">
            <text:p>15390990</text:p>
          </table:table-cell>
          <table:table-cell table:formula="of:=[.A964]/1000/(60*60*24)" office:value-type="time" office:time-value="PT04H16M30.99S" calcext:value-type="time">
            <text:p>04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8.03" calcext:value-type="float">
            <text:p>1048.03</text:p>
          </table:table-cell>
          <table:table-cell office:value-type="float" office:value="1297.18" calcext:value-type="float">
            <text:p>1297.18</text:p>
          </table:table-cell>
        </table:table-row>
        <table:table-row table:style-name="ro1">
          <table:table-cell office:value-type="float" office:value="15406990" calcext:value-type="float">
            <text:p>15406990</text:p>
          </table:table-cell>
          <table:table-cell table:formula="of:=[.A965]/1000/(60*60*24)" office:value-type="time" office:time-value="PT04H16M46.99S" calcext:value-type="time">
            <text:p>04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49.1" calcext:value-type="float">
            <text:p>1049.1</text:p>
          </table:table-cell>
          <table:table-cell office:value-type="float" office:value="1298.47" calcext:value-type="float">
            <text:p>1298.47</text:p>
          </table:table-cell>
        </table:table-row>
        <table:table-row table:style-name="ro1">
          <table:table-cell office:value-type="float" office:value="15422990" calcext:value-type="float">
            <text:p>15422990</text:p>
          </table:table-cell>
          <table:table-cell table:formula="of:=[.A966]/1000/(60*60*24)" office:value-type="time" office:time-value="PT04H17M02.99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0.17" calcext:value-type="float">
            <text:p>1050.17</text:p>
          </table:table-cell>
          <table:table-cell office:value-type="float" office:value="1299.77" calcext:value-type="float">
            <text:p>1299.77</text:p>
          </table:table-cell>
        </table:table-row>
        <table:table-row table:style-name="ro1">
          <table:table-cell office:value-type="float" office:value="15438990" calcext:value-type="float">
            <text:p>15438990</text:p>
          </table:table-cell>
          <table:table-cell table:formula="of:=[.A967]/1000/(60*60*24)" office:value-type="time" office:time-value="PT04H17M18.99S" calcext:value-type="time">
            <text:p>04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51.24" calcext:value-type="float">
            <text:p>1051.24</text:p>
          </table:table-cell>
          <table:table-cell office:value-type="float" office:value="1301.06" calcext:value-type="float">
            <text:p>1301.06</text:p>
          </table:table-cell>
        </table:table-row>
        <table:table-row table:style-name="ro1">
          <table:table-cell office:value-type="float" office:value="15454990" calcext:value-type="float">
            <text:p>15454990</text:p>
          </table:table-cell>
          <table:table-cell table:formula="of:=[.A968]/1000/(60*60*24)" office:value-type="time" office:time-value="PT04H17M34.99S" calcext:value-type="time">
            <text:p>04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52.31" calcext:value-type="float">
            <text:p>1052.31</text:p>
          </table:table-cell>
          <table:table-cell office:value-type="float" office:value="1302.35" calcext:value-type="float">
            <text:p>1302.35</text:p>
          </table:table-cell>
        </table:table-row>
        <table:table-row table:style-name="ro1">
          <table:table-cell office:value-type="float" office:value="15470990" calcext:value-type="float">
            <text:p>15470990</text:p>
          </table:table-cell>
          <table:table-cell table:formula="of:=[.A969]/1000/(60*60*24)" office:value-type="time" office:time-value="PT04H17M50.99S" calcext:value-type="time">
            <text:p>04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053.37" calcext:value-type="float">
            <text:p>1053.37</text:p>
          </table:table-cell>
          <table:table-cell office:value-type="float" office:value="1303.65" calcext:value-type="float">
            <text:p>1303.65</text:p>
          </table:table-cell>
        </table:table-row>
        <table:table-row table:style-name="ro1">
          <table:table-cell office:value-type="float" office:value="15486990" calcext:value-type="float">
            <text:p>15486990</text:p>
          </table:table-cell>
          <table:table-cell table:formula="of:=[.A970]/1000/(60*60*24)" office:value-type="time" office:time-value="PT04H18M06.99S" calcext:value-type="time">
            <text:p>04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1304.94" calcext:value-type="float">
            <text:p>1304.94</text:p>
          </table:table-cell>
        </table:table-row>
        <table:table-row table:style-name="ro1">
          <table:table-cell office:value-type="float" office:value="15502990" calcext:value-type="float">
            <text:p>15502990</text:p>
          </table:table-cell>
          <table:table-cell table:formula="of:=[.A971]/1000/(60*60*24)" office:value-type="time" office:time-value="PT04H18M22.99S" calcext:value-type="time">
            <text:p>04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5.51" calcext:value-type="float">
            <text:p>1055.51</text:p>
          </table:table-cell>
          <table:table-cell office:value-type="float" office:value="1306.23" calcext:value-type="float">
            <text:p>1306.23</text:p>
          </table:table-cell>
        </table:table-row>
        <table:table-row table:style-name="ro1">
          <table:table-cell office:value-type="float" office:value="15518990" calcext:value-type="float">
            <text:p>15518990</text:p>
          </table:table-cell>
          <table:table-cell table:formula="of:=[.A972]/1000/(60*60*24)" office:value-type="time" office:time-value="PT04H18M38.99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6.58" calcext:value-type="float">
            <text:p>1056.58</text:p>
          </table:table-cell>
          <table:table-cell office:value-type="float" office:value="1307.53" calcext:value-type="float">
            <text:p>1307.53</text:p>
          </table:table-cell>
        </table:table-row>
        <table:table-row table:style-name="ro1">
          <table:table-cell office:value-type="float" office:value="15534990" calcext:value-type="float">
            <text:p>15534990</text:p>
          </table:table-cell>
          <table:table-cell table:formula="of:=[.A973]/1000/(60*60*24)" office:value-type="time" office:time-value="PT04H18M54.99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7.65" calcext:value-type="float">
            <text:p>1057.65</text:p>
          </table:table-cell>
          <table:table-cell office:value-type="float" office:value="1308.82" calcext:value-type="float">
            <text:p>1308.82</text:p>
          </table:table-cell>
        </table:table-row>
        <table:table-row table:style-name="ro1">
          <table:table-cell office:value-type="float" office:value="15550990" calcext:value-type="float">
            <text:p>15550990</text:p>
          </table:table-cell>
          <table:table-cell table:formula="of:=[.A974]/1000/(60*60*24)" office:value-type="time" office:time-value="PT04H19M10.99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8.71" calcext:value-type="float">
            <text:p>1058.71</text:p>
          </table:table-cell>
          <table:table-cell office:value-type="float" office:value="1310.11" calcext:value-type="float">
            <text:p>1310.11</text:p>
          </table:table-cell>
        </table:table-row>
        <table:table-row table:style-name="ro1">
          <table:table-cell office:value-type="float" office:value="15566990" calcext:value-type="float">
            <text:p>15566990</text:p>
          </table:table-cell>
          <table:table-cell table:formula="of:=[.A975]/1000/(60*60*24)" office:value-type="time" office:time-value="PT04H19M26.99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1311.41" calcext:value-type="float">
            <text:p>1311.41</text:p>
          </table:table-cell>
        </table:table-row>
        <table:table-row table:style-name="ro1">
          <table:table-cell office:value-type="float" office:value="15582990" calcext:value-type="float">
            <text:p>15582990</text:p>
          </table:table-cell>
          <table:table-cell table:formula="of:=[.A976]/1000/(60*60*24)" office:value-type="time" office:time-value="PT04H19M42.99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60.85" calcext:value-type="float">
            <text:p>1060.85</text:p>
          </table:table-cell>
          <table:table-cell office:value-type="float" office:value="1312.7" calcext:value-type="float">
            <text:p>1312.7</text:p>
          </table:table-cell>
        </table:table-row>
        <table:table-row table:style-name="ro1">
          <table:table-cell office:value-type="float" office:value="15598990" calcext:value-type="float">
            <text:p>15598990</text:p>
          </table:table-cell>
          <table:table-cell table:formula="of:=[.A977]/1000/(60*60*24)" office:value-type="time" office:time-value="PT04H19M58.99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61.92" calcext:value-type="float">
            <text:p>1061.92</text:p>
          </table:table-cell>
          <table:table-cell office:value-type="float" office:value="1313.99" calcext:value-type="float">
            <text:p>1313.99</text:p>
          </table:table-cell>
        </table:table-row>
        <table:table-row table:style-name="ro1">
          <table:table-cell office:value-type="float" office:value="15614990" calcext:value-type="float">
            <text:p>15614990</text:p>
          </table:table-cell>
          <table:table-cell table:formula="of:=[.A978]/1000/(60*60*24)" office:value-type="time" office:time-value="PT04H20M14.99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62.99" calcext:value-type="float">
            <text:p>1062.99</text:p>
          </table:table-cell>
          <table:table-cell office:value-type="float" office:value="1315.29" calcext:value-type="float">
            <text:p>1315.29</text:p>
          </table:table-cell>
        </table:table-row>
        <table:table-row table:style-name="ro1">
          <table:table-cell office:value-type="float" office:value="15630990" calcext:value-type="float">
            <text:p>15630990</text:p>
          </table:table-cell>
          <table:table-cell table:formula="of:=[.A979]/1000/(60*60*24)" office:value-type="time" office:time-value="PT04H20M30.99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64.05" calcext:value-type="float">
            <text:p>1064.05</text:p>
          </table:table-cell>
          <table:table-cell office:value-type="float" office:value="1316.58" calcext:value-type="float">
            <text:p>1316.58</text:p>
          </table:table-cell>
        </table:table-row>
        <table:table-row table:style-name="ro1">
          <table:table-cell office:value-type="float" office:value="15646990" calcext:value-type="float">
            <text:p>15646990</text:p>
          </table:table-cell>
          <table:table-cell table:formula="of:=[.A980]/1000/(60*60*24)" office:value-type="time" office:time-value="PT04H20M46.99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065.12" calcext:value-type="float">
            <text:p>1065.12</text:p>
          </table:table-cell>
          <table:table-cell office:value-type="float" office:value="1317.87" calcext:value-type="float">
            <text:p>1317.87</text:p>
          </table:table-cell>
        </table:table-row>
        <table:table-row table:style-name="ro1">
          <table:table-cell office:value-type="float" office:value="15662990" calcext:value-type="float">
            <text:p>15662990</text:p>
          </table:table-cell>
          <table:table-cell table:formula="of:=[.A981]/1000/(60*60*24)" office:value-type="time" office:time-value="PT04H21M02.99S" calcext:value-type="time">
            <text:p>04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66.19" calcext:value-type="float">
            <text:p>1066.19</text:p>
          </table:table-cell>
          <table:table-cell office:value-type="float" office:value="1319.17" calcext:value-type="float">
            <text:p>1319.17</text:p>
          </table:table-cell>
        </table:table-row>
        <table:table-row table:style-name="ro1">
          <table:table-cell office:value-type="float" office:value="15678989" calcext:value-type="float">
            <text:p>15678989</text:p>
          </table:table-cell>
          <table:table-cell table:formula="of:=[.A982]/1000/(60*60*24)" office:value-type="time" office:time-value="PT04H21M18.989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67.26" calcext:value-type="float">
            <text:p>1067.26</text:p>
          </table:table-cell>
          <table:table-cell office:value-type="float" office:value="1320.46" calcext:value-type="float">
            <text:p>1320.46</text:p>
          </table:table-cell>
        </table:table-row>
        <table:table-row table:style-name="ro1">
          <table:table-cell office:value-type="float" office:value="15694990" calcext:value-type="float">
            <text:p>15694990</text:p>
          </table:table-cell>
          <table:table-cell table:formula="of:=[.A983]/1000/(60*60*24)" office:value-type="time" office:time-value="PT04H21M34.99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068.32" calcext:value-type="float">
            <text:p>1068.32</text:p>
          </table:table-cell>
          <table:table-cell office:value-type="float" office:value="1321.75" calcext:value-type="float">
            <text:p>1321.75</text:p>
          </table:table-cell>
        </table:table-row>
        <table:table-row table:style-name="ro1">
          <table:table-cell office:value-type="float" office:value="15710990" calcext:value-type="float">
            <text:p>15710990</text:p>
          </table:table-cell>
          <table:table-cell table:formula="of:=[.A984]/1000/(60*60*24)" office:value-type="time" office:time-value="PT04H21M50.99S" calcext:value-type="time">
            <text:p>04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069.39" calcext:value-type="float">
            <text:p>1069.39</text:p>
          </table:table-cell>
          <table:table-cell office:value-type="float" office:value="1323.04" calcext:value-type="float">
            <text:p>1323.04</text:p>
          </table:table-cell>
        </table:table-row>
        <table:table-row table:style-name="ro1">
          <table:table-cell office:value-type="float" office:value="15726990" calcext:value-type="float">
            <text:p>15726990</text:p>
          </table:table-cell>
          <table:table-cell table:formula="of:=[.A985]/1000/(60*60*24)" office:value-type="time" office:time-value="PT04H22M06.99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070.46" calcext:value-type="float">
            <text:p>1070.46</text:p>
          </table:table-cell>
          <table:table-cell office:value-type="float" office:value="1324.34" calcext:value-type="float">
            <text:p>1324.34</text:p>
          </table:table-cell>
        </table:table-row>
        <table:table-row table:style-name="ro1">
          <table:table-cell office:value-type="float" office:value="15742990" calcext:value-type="float">
            <text:p>15742990</text:p>
          </table:table-cell>
          <table:table-cell table:formula="of:=[.A986]/1000/(60*60*24)" office:value-type="time" office:time-value="PT04H22M22.99S" calcext:value-type="time">
            <text:p>04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1.53" calcext:value-type="float">
            <text:p>1071.53</text:p>
          </table:table-cell>
          <table:table-cell office:value-type="float" office:value="1325.63" calcext:value-type="float">
            <text:p>1325.63</text:p>
          </table:table-cell>
        </table:table-row>
        <table:table-row table:style-name="ro1">
          <table:table-cell office:value-type="float" office:value="15758990" calcext:value-type="float">
            <text:p>15758990</text:p>
          </table:table-cell>
          <table:table-cell table:formula="of:=[.A987]/1000/(60*60*24)" office:value-type="time" office:time-value="PT04H22M38.99S" calcext:value-type="time">
            <text:p>04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2.59" calcext:value-type="float">
            <text:p>1072.59</text:p>
          </table:table-cell>
          <table:table-cell office:value-type="float" office:value="1326.92" calcext:value-type="float">
            <text:p>1326.92</text:p>
          </table:table-cell>
        </table:table-row>
        <table:table-row table:style-name="ro1">
          <table:table-cell office:value-type="float" office:value="15774990" calcext:value-type="float">
            <text:p>15774990</text:p>
          </table:table-cell>
          <table:table-cell table:formula="of:=[.A988]/1000/(60*60*24)" office:value-type="time" office:time-value="PT04H22M54.99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3.66" calcext:value-type="float">
            <text:p>1073.66</text:p>
          </table:table-cell>
          <table:table-cell office:value-type="float" office:value="1328.22" calcext:value-type="float">
            <text:p>1328.22</text:p>
          </table:table-cell>
        </table:table-row>
        <table:table-row table:style-name="ro1">
          <table:table-cell office:value-type="float" office:value="15790990" calcext:value-type="float">
            <text:p>15790990</text:p>
          </table:table-cell>
          <table:table-cell table:formula="of:=[.A989]/1000/(60*60*24)" office:value-type="time" office:time-value="PT04H23M10.99S" calcext:value-type="time">
            <text:p>04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4.73" calcext:value-type="float">
            <text:p>1074.73</text:p>
          </table:table-cell>
          <table:table-cell office:value-type="float" office:value="1329.51" calcext:value-type="float">
            <text:p>1329.51</text:p>
          </table:table-cell>
        </table:table-row>
        <table:table-row table:style-name="ro1">
          <table:table-cell office:value-type="float" office:value="15806990" calcext:value-type="float">
            <text:p>15806990</text:p>
          </table:table-cell>
          <table:table-cell table:formula="of:=[.A990]/1000/(60*60*24)" office:value-type="time" office:time-value="PT04H23M26.99S" calcext:value-type="time">
            <text:p>04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5.79" calcext:value-type="float">
            <text:p>1075.79</text:p>
          </table:table-cell>
          <table:table-cell office:value-type="float" office:value="1330.8" calcext:value-type="float">
            <text:p>1330.8</text:p>
          </table:table-cell>
        </table:table-row>
        <table:table-row table:style-name="ro1">
          <table:table-cell office:value-type="float" office:value="15822990" calcext:value-type="float">
            <text:p>15822990</text:p>
          </table:table-cell>
          <table:table-cell table:formula="of:=[.A991]/1000/(60*60*24)" office:value-type="time" office:time-value="PT04H23M42.99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6.86" calcext:value-type="float">
            <text:p>1076.86</text:p>
          </table:table-cell>
          <table:table-cell office:value-type="float" office:value="1332.09" calcext:value-type="float">
            <text:p>1332.09</text:p>
          </table:table-cell>
        </table:table-row>
        <table:table-row table:style-name="ro1">
          <table:table-cell office:value-type="float" office:value="15838990" calcext:value-type="float">
            <text:p>15838990</text:p>
          </table:table-cell>
          <table:table-cell table:formula="of:=[.A992]/1000/(60*60*24)" office:value-type="time" office:time-value="PT04H23M58.99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7.93" calcext:value-type="float">
            <text:p>1077.93</text:p>
          </table:table-cell>
          <table:table-cell office:value-type="float" office:value="1333.39" calcext:value-type="float">
            <text:p>1333.39</text:p>
          </table:table-cell>
        </table:table-row>
        <table:table-row table:style-name="ro1">
          <table:table-cell office:value-type="float" office:value="15854990" calcext:value-type="float">
            <text:p>15854990</text:p>
          </table:table-cell>
          <table:table-cell table:formula="of:=[.A993]/1000/(60*60*24)" office:value-type="time" office:time-value="PT04H24M14.99S" calcext:value-type="time">
            <text:p>04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78.99" calcext:value-type="float">
            <text:p>1078.99</text:p>
          </table:table-cell>
          <table:table-cell office:value-type="float" office:value="1334.68" calcext:value-type="float">
            <text:p>1334.68</text:p>
          </table:table-cell>
        </table:table-row>
        <table:table-row table:style-name="ro1">
          <table:table-cell office:value-type="float" office:value="15870990" calcext:value-type="float">
            <text:p>15870990</text:p>
          </table:table-cell>
          <table:table-cell table:formula="of:=[.A994]/1000/(60*60*24)" office:value-type="time" office:time-value="PT04H24M30.99S" calcext:value-type="time">
            <text:p>04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0.06" calcext:value-type="float">
            <text:p>1080.06</text:p>
          </table:table-cell>
          <table:table-cell office:value-type="float" office:value="1335.97" calcext:value-type="float">
            <text:p>1335.97</text:p>
          </table:table-cell>
        </table:table-row>
        <table:table-row table:style-name="ro1">
          <table:table-cell office:value-type="float" office:value="15886990" calcext:value-type="float">
            <text:p>15886990</text:p>
          </table:table-cell>
          <table:table-cell table:formula="of:=[.A995]/1000/(60*60*24)" office:value-type="time" office:time-value="PT04H24M46.99S" calcext:value-type="time">
            <text:p>04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1.13" calcext:value-type="float">
            <text:p>1081.13</text:p>
          </table:table-cell>
          <table:table-cell office:value-type="float" office:value="1337.27" calcext:value-type="float">
            <text:p>1337.27</text:p>
          </table:table-cell>
        </table:table-row>
        <table:table-row table:style-name="ro1">
          <table:table-cell office:value-type="float" office:value="15902990" calcext:value-type="float">
            <text:p>15902990</text:p>
          </table:table-cell>
          <table:table-cell table:formula="of:=[.A996]/1000/(60*60*24)" office:value-type="time" office:time-value="PT04H25M02.99S" calcext:value-type="time">
            <text:p>04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2.19" calcext:value-type="float">
            <text:p>1082.19</text:p>
          </table:table-cell>
          <table:table-cell office:value-type="float" office:value="1338.56" calcext:value-type="float">
            <text:p>1338.56</text:p>
          </table:table-cell>
        </table:table-row>
        <table:table-row table:style-name="ro1">
          <table:table-cell office:value-type="float" office:value="15918990" calcext:value-type="float">
            <text:p>15918990</text:p>
          </table:table-cell>
          <table:table-cell table:formula="of:=[.A997]/1000/(60*60*24)" office:value-type="time" office:time-value="PT04H25M18.99S" calcext:value-type="time">
            <text:p>04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3.26" calcext:value-type="float">
            <text:p>1083.26</text:p>
          </table:table-cell>
          <table:table-cell office:value-type="float" office:value="1339.85" calcext:value-type="float">
            <text:p>1339.85</text:p>
          </table:table-cell>
        </table:table-row>
        <table:table-row table:style-name="ro1">
          <table:table-cell office:value-type="float" office:value="15934990" calcext:value-type="float">
            <text:p>15934990</text:p>
          </table:table-cell>
          <table:table-cell table:formula="of:=[.A998]/1000/(60*60*24)" office:value-type="time" office:time-value="PT04H25M34.99S" calcext:value-type="time">
            <text:p>04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4.33" calcext:value-type="float">
            <text:p>1084.33</text:p>
          </table:table-cell>
          <table:table-cell office:value-type="float" office:value="1341.14" calcext:value-type="float">
            <text:p>1341.14</text:p>
          </table:table-cell>
        </table:table-row>
        <table:table-row table:style-name="ro1">
          <table:table-cell office:value-type="float" office:value="15950990" calcext:value-type="float">
            <text:p>15950990</text:p>
          </table:table-cell>
          <table:table-cell table:formula="of:=[.A999]/1000/(60*60*24)" office:value-type="time" office:time-value="PT04H25M50.99S" calcext:value-type="time">
            <text:p>04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5.39" calcext:value-type="float">
            <text:p>1085.39</text:p>
          </table:table-cell>
          <table:table-cell office:value-type="float" office:value="1342.44" calcext:value-type="float">
            <text:p>1342.44</text:p>
          </table:table-cell>
        </table:table-row>
        <table:table-row table:style-name="ro1">
          <table:table-cell office:value-type="float" office:value="15966990" calcext:value-type="float">
            <text:p>15966990</text:p>
          </table:table-cell>
          <table:table-cell table:formula="of:=[.A1000]/1000/(60*60*24)" office:value-type="time" office:time-value="PT04H26M06.99S" calcext:value-type="time">
            <text:p>04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6.46" calcext:value-type="float">
            <text:p>1086.46</text:p>
          </table:table-cell>
          <table:table-cell office:value-type="float" office:value="1343.73" calcext:value-type="float">
            <text:p>1343.73</text:p>
          </table:table-cell>
        </table:table-row>
        <table:table-row table:style-name="ro1">
          <table:table-cell office:value-type="float" office:value="15982990" calcext:value-type="float">
            <text:p>15982990</text:p>
          </table:table-cell>
          <table:table-cell table:formula="of:=[.A1001]/1000/(60*60*24)" office:value-type="time" office:time-value="PT04H26M22.99S" calcext:value-type="time">
            <text:p>04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7.53" calcext:value-type="float">
            <text:p>1087.53</text:p>
          </table:table-cell>
          <table:table-cell office:value-type="float" office:value="1345.02" calcext:value-type="float">
            <text:p>1345.02</text:p>
          </table:table-cell>
        </table:table-row>
        <table:table-row table:style-name="ro1">
          <table:table-cell office:value-type="float" office:value="15998990" calcext:value-type="float">
            <text:p>15998990</text:p>
          </table:table-cell>
          <table:table-cell table:formula="of:=[.A1002]/1000/(60*60*24)" office:value-type="time" office:time-value="PT04H26M38.99S" calcext:value-type="time">
            <text:p>04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88.59" calcext:value-type="float">
            <text:p>1088.59</text:p>
          </table:table-cell>
          <table:table-cell office:value-type="float" office:value="1346.31" calcext:value-type="float">
            <text:p>1346.31</text:p>
          </table:table-cell>
        </table:table-row>
        <table:table-row table:style-name="ro1">
          <table:table-cell office:value-type="float" office:value="16014990" calcext:value-type="float">
            <text:p>16014990</text:p>
          </table:table-cell>
          <table:table-cell table:formula="of:=[.A1003]/1000/(60*60*24)" office:value-type="time" office:time-value="PT04H26M54.99S" calcext:value-type="time">
            <text:p>04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89.66" calcext:value-type="float">
            <text:p>1089.66</text:p>
          </table:table-cell>
          <table:table-cell office:value-type="float" office:value="1347.61" calcext:value-type="float">
            <text:p>1347.61</text:p>
          </table:table-cell>
        </table:table-row>
        <table:table-row table:style-name="ro1">
          <table:table-cell office:value-type="float" office:value="16030990" calcext:value-type="float">
            <text:p>16030990</text:p>
          </table:table-cell>
          <table:table-cell table:formula="of:=[.A1004]/1000/(60*60*24)" office:value-type="time" office:time-value="PT04H27M10.99S" calcext:value-type="time">
            <text:p>04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0.73" calcext:value-type="float">
            <text:p>1090.73</text:p>
          </table:table-cell>
          <table:table-cell office:value-type="float" office:value="1348.9" calcext:value-type="float">
            <text:p>1348.9</text:p>
          </table:table-cell>
        </table:table-row>
        <table:table-row table:style-name="ro1">
          <table:table-cell office:value-type="float" office:value="16046990" calcext:value-type="float">
            <text:p>16046990</text:p>
          </table:table-cell>
          <table:table-cell table:formula="of:=[.A1005]/1000/(60*60*24)" office:value-type="time" office:time-value="PT04H27M26.99S" calcext:value-type="time">
            <text:p>04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1.79" calcext:value-type="float">
            <text:p>1091.79</text:p>
          </table:table-cell>
          <table:table-cell office:value-type="float" office:value="1350.19" calcext:value-type="float">
            <text:p>1350.19</text:p>
          </table:table-cell>
        </table:table-row>
        <table:table-row table:style-name="ro1">
          <table:table-cell office:value-type="float" office:value="16062990" calcext:value-type="float">
            <text:p>16062990</text:p>
          </table:table-cell>
          <table:table-cell table:formula="of:=[.A1006]/1000/(60*60*24)" office:value-type="time" office:time-value="PT04H27M42.99S" calcext:value-type="time">
            <text:p>04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092.86" calcext:value-type="float">
            <text:p>1092.86</text:p>
          </table:table-cell>
          <table:table-cell office:value-type="float" office:value="1351.48" calcext:value-type="float">
            <text:p>1351.48</text:p>
          </table:table-cell>
        </table:table-row>
        <table:table-row table:style-name="ro1">
          <table:table-cell office:value-type="float" office:value="16078990" calcext:value-type="float">
            <text:p>16078990</text:p>
          </table:table-cell>
          <table:table-cell table:formula="of:=[.A1007]/1000/(60*60*24)" office:value-type="time" office:time-value="PT04H27M58.99S" calcext:value-type="time">
            <text:p>04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93.93" calcext:value-type="float">
            <text:p>1093.93</text:p>
          </table:table-cell>
          <table:table-cell office:value-type="float" office:value="1352.77" calcext:value-type="float">
            <text:p>1352.77</text:p>
          </table:table-cell>
        </table:table-row>
        <table:table-row table:style-name="ro1">
          <table:table-cell office:value-type="float" office:value="16094990" calcext:value-type="float">
            <text:p>16094990</text:p>
          </table:table-cell>
          <table:table-cell table:formula="of:=[.A1008]/1000/(60*60*24)" office:value-type="time" office:time-value="PT04H28M14.99S" calcext:value-type="time">
            <text:p>04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94.99" calcext:value-type="float">
            <text:p>1094.99</text:p>
          </table:table-cell>
          <table:table-cell office:value-type="float" office:value="1354.06" calcext:value-type="float">
            <text:p>1354.06</text:p>
          </table:table-cell>
        </table:table-row>
        <table:table-row table:style-name="ro1">
          <table:table-cell office:value-type="float" office:value="16110990" calcext:value-type="float">
            <text:p>16110990</text:p>
          </table:table-cell>
          <table:table-cell table:formula="of:=[.A1009]/1000/(60*60*24)" office:value-type="time" office:time-value="PT04H28M30.99S" calcext:value-type="time">
            <text:p>04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96.06" calcext:value-type="float">
            <text:p>1096.06</text:p>
          </table:table-cell>
          <table:table-cell office:value-type="float" office:value="1355.35" calcext:value-type="float">
            <text:p>1355.35</text:p>
          </table:table-cell>
        </table:table-row>
        <table:table-row table:style-name="ro1">
          <table:table-cell office:value-type="float" office:value="16126990" calcext:value-type="float">
            <text:p>16126990</text:p>
          </table:table-cell>
          <table:table-cell table:formula="of:=[.A1010]/1000/(60*60*24)" office:value-type="time" office:time-value="PT04H28M46.99S" calcext:value-type="time">
            <text:p>04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097.13" calcext:value-type="float">
            <text:p>1097.13</text:p>
          </table:table-cell>
          <table:table-cell office:value-type="float" office:value="1356.65" calcext:value-type="float">
            <text:p>1356.65</text:p>
          </table:table-cell>
        </table:table-row>
        <table:table-row table:style-name="ro1">
          <table:table-cell office:value-type="float" office:value="16142990" calcext:value-type="float">
            <text:p>16142990</text:p>
          </table:table-cell>
          <table:table-cell table:formula="of:=[.A1011]/1000/(60*60*24)" office:value-type="time" office:time-value="PT04H29M02.99S" calcext:value-type="time">
            <text:p>04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8.19" calcext:value-type="float">
            <text:p>1098.19</text:p>
          </table:table-cell>
          <table:table-cell office:value-type="float" office:value="1357.94" calcext:value-type="float">
            <text:p>1357.94</text:p>
          </table:table-cell>
        </table:table-row>
        <table:table-row table:style-name="ro1">
          <table:table-cell office:value-type="float" office:value="16158990" calcext:value-type="float">
            <text:p>16158990</text:p>
          </table:table-cell>
          <table:table-cell table:formula="of:=[.A1012]/1000/(60*60*24)" office:value-type="time" office:time-value="PT04H29M18.99S" calcext:value-type="time">
            <text:p>04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099.26" calcext:value-type="float">
            <text:p>1099.26</text:p>
          </table:table-cell>
          <table:table-cell office:value-type="float" office:value="1359.23" calcext:value-type="float">
            <text:p>1359.23</text:p>
          </table:table-cell>
        </table:table-row>
        <table:table-row table:style-name="ro1">
          <table:table-cell office:value-type="float" office:value="16174990" calcext:value-type="float">
            <text:p>16174990</text:p>
          </table:table-cell>
          <table:table-cell table:formula="of:=[.A1013]/1000/(60*60*24)" office:value-type="time" office:time-value="PT04H29M34.99S" calcext:value-type="time">
            <text:p>04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0.33" calcext:value-type="float">
            <text:p>1100.33</text:p>
          </table:table-cell>
          <table:table-cell office:value-type="float" office:value="1360.52" calcext:value-type="float">
            <text:p>1360.52</text:p>
          </table:table-cell>
        </table:table-row>
        <table:table-row table:style-name="ro1">
          <table:table-cell office:value-type="float" office:value="16190990" calcext:value-type="float">
            <text:p>16190990</text:p>
          </table:table-cell>
          <table:table-cell table:formula="of:=[.A1014]/1000/(60*60*24)" office:value-type="time" office:time-value="PT04H29M50.99S" calcext:value-type="time">
            <text:p>04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1.39" calcext:value-type="float">
            <text:p>1101.39</text:p>
          </table:table-cell>
          <table:table-cell office:value-type="float" office:value="1361.81" calcext:value-type="float">
            <text:p>1361.81</text:p>
          </table:table-cell>
        </table:table-row>
        <table:table-row table:style-name="ro1">
          <table:table-cell office:value-type="float" office:value="16206990" calcext:value-type="float">
            <text:p>16206990</text:p>
          </table:table-cell>
          <table:table-cell table:formula="of:=[.A1015]/1000/(60*60*24)" office:value-type="time" office:time-value="PT04H30M06.99S" calcext:value-type="time">
            <text:p>04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2.46" calcext:value-type="float">
            <text:p>1102.46</text:p>
          </table:table-cell>
          <table:table-cell office:value-type="float" office:value="1363.11" calcext:value-type="float">
            <text:p>1363.11</text:p>
          </table:table-cell>
        </table:table-row>
        <table:table-row table:style-name="ro1">
          <table:table-cell office:value-type="float" office:value="16222990" calcext:value-type="float">
            <text:p>16222990</text:p>
          </table:table-cell>
          <table:table-cell table:formula="of:=[.A1016]/1000/(60*60*24)" office:value-type="time" office:time-value="PT04H30M22.99S" calcext:value-type="time">
            <text:p>04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3.53" calcext:value-type="float">
            <text:p>1103.53</text:p>
          </table:table-cell>
          <table:table-cell office:value-type="float" office:value="1364.4" calcext:value-type="float">
            <text:p>1364.4</text:p>
          </table:table-cell>
        </table:table-row>
        <table:table-row table:style-name="ro1">
          <table:table-cell office:value-type="float" office:value="16238990" calcext:value-type="float">
            <text:p>16238990</text:p>
          </table:table-cell>
          <table:table-cell table:formula="of:=[.A1017]/1000/(60*60*24)" office:value-type="time" office:time-value="PT04H30M38.99S" calcext:value-type="time">
            <text:p>04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104.59" calcext:value-type="float">
            <text:p>1104.59</text:p>
          </table:table-cell>
          <table:table-cell office:value-type="float" office:value="1365.69" calcext:value-type="float">
            <text:p>1365.69</text:p>
          </table:table-cell>
        </table:table-row>
        <table:table-row table:style-name="ro1">
          <table:table-cell office:value-type="float" office:value="16254990" calcext:value-type="float">
            <text:p>16254990</text:p>
          </table:table-cell>
          <table:table-cell table:formula="of:=[.A1018]/1000/(60*60*24)" office:value-type="time" office:time-value="PT04H30M54.99S" calcext:value-type="time">
            <text:p>04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5.66" calcext:value-type="float">
            <text:p>1105.66</text:p>
          </table:table-cell>
          <table:table-cell office:value-type="float" office:value="1366.98" calcext:value-type="float">
            <text:p>1366.98</text:p>
          </table:table-cell>
        </table:table-row>
        <table:table-row table:style-name="ro1">
          <table:table-cell office:value-type="float" office:value="16270990" calcext:value-type="float">
            <text:p>16270990</text:p>
          </table:table-cell>
          <table:table-cell table:formula="of:=[.A1019]/1000/(60*60*24)" office:value-type="time" office:time-value="PT04H31M10.99S" calcext:value-type="time">
            <text:p>04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106.73" calcext:value-type="float">
            <text:p>1106.73</text:p>
          </table:table-cell>
          <table:table-cell office:value-type="float" office:value="1368.27" calcext:value-type="float">
            <text:p>1368.27</text:p>
          </table:table-cell>
        </table:table-row>
        <table:table-row table:style-name="ro1">
          <table:table-cell office:value-type="float" office:value="16286990" calcext:value-type="float">
            <text:p>16286990</text:p>
          </table:table-cell>
          <table:table-cell table:formula="of:=[.A1020]/1000/(60*60*24)" office:value-type="time" office:time-value="PT04H31M26.99S" calcext:value-type="time">
            <text:p>04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07.79" calcext:value-type="float">
            <text:p>1107.79</text:p>
          </table:table-cell>
          <table:table-cell office:value-type="float" office:value="1369.56" calcext:value-type="float">
            <text:p>1369.56</text:p>
          </table:table-cell>
        </table:table-row>
        <table:table-row table:style-name="ro1">
          <table:table-cell office:value-type="float" office:value="16302990" calcext:value-type="float">
            <text:p>16302990</text:p>
          </table:table-cell>
          <table:table-cell table:formula="of:=[.A1021]/1000/(60*60*24)" office:value-type="time" office:time-value="PT04H31M42.99S" calcext:value-type="time">
            <text:p>04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108.86" calcext:value-type="float">
            <text:p>1108.86</text:p>
          </table:table-cell>
          <table:table-cell office:value-type="float" office:value="1370.85" calcext:value-type="float">
            <text:p>1370.85</text:p>
          </table:table-cell>
        </table:table-row>
        <table:table-row table:style-name="ro1">
          <table:table-cell office:value-type="float" office:value="16318990" calcext:value-type="float">
            <text:p>16318990</text:p>
          </table:table-cell>
          <table:table-cell table:formula="of:=[.A1022]/1000/(60*60*24)" office:value-type="time" office:time-value="PT04H31M58.99S" calcext:value-type="time">
            <text:p>04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09.93" calcext:value-type="float">
            <text:p>1109.93</text:p>
          </table:table-cell>
          <table:table-cell office:value-type="float" office:value="1372.14" calcext:value-type="float">
            <text:p>1372.14</text:p>
          </table:table-cell>
        </table:table-row>
        <table:table-row table:style-name="ro1">
          <table:table-cell office:value-type="float" office:value="16334990" calcext:value-type="float">
            <text:p>16334990</text:p>
          </table:table-cell>
          <table:table-cell table:formula="of:=[.A1023]/1000/(60*60*24)" office:value-type="time" office:time-value="PT04H32M14.99S" calcext:value-type="time">
            <text:p>04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1373.43" calcext:value-type="float">
            <text:p>1373.43</text:p>
          </table:table-cell>
        </table:table-row>
        <table:table-row table:style-name="ro1">
          <table:table-cell office:value-type="float" office:value="16350990" calcext:value-type="float">
            <text:p>16350990</text:p>
          </table:table-cell>
          <table:table-cell table:formula="of:=[.A1024]/1000/(60*60*24)" office:value-type="time" office:time-value="PT04H32M30.99S" calcext:value-type="time">
            <text:p>04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12.06" calcext:value-type="float">
            <text:p>1112.06</text:p>
          </table:table-cell>
          <table:table-cell office:value-type="float" office:value="1374.72" calcext:value-type="float">
            <text:p>1374.72</text:p>
          </table:table-cell>
        </table:table-row>
        <table:table-row table:style-name="ro1">
          <table:table-cell office:value-type="float" office:value="16366990" calcext:value-type="float">
            <text:p>16366990</text:p>
          </table:table-cell>
          <table:table-cell table:formula="of:=[.A1025]/1000/(60*60*24)" office:value-type="time" office:time-value="PT04H32M46.99S" calcext:value-type="time">
            <text:p>04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3.12" calcext:value-type="float">
            <text:p>1113.12</text:p>
          </table:table-cell>
          <table:table-cell office:value-type="float" office:value="1376.01" calcext:value-type="float">
            <text:p>1376.01</text:p>
          </table:table-cell>
        </table:table-row>
        <table:table-row table:style-name="ro1">
          <table:table-cell office:value-type="float" office:value="16382990" calcext:value-type="float">
            <text:p>16382990</text:p>
          </table:table-cell>
          <table:table-cell table:formula="of:=[.A1026]/1000/(60*60*24)" office:value-type="time" office:time-value="PT04H33M02.99S" calcext:value-type="time">
            <text:p>04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4.19" calcext:value-type="float">
            <text:p>1114.19</text:p>
          </table:table-cell>
          <table:table-cell office:value-type="float" office:value="1377.3" calcext:value-type="float">
            <text:p>1377.3</text:p>
          </table:table-cell>
        </table:table-row>
        <table:table-row table:style-name="ro1">
          <table:table-cell office:value-type="float" office:value="16398990" calcext:value-type="float">
            <text:p>16398990</text:p>
          </table:table-cell>
          <table:table-cell table:formula="of:=[.A1027]/1000/(60*60*24)" office:value-type="time" office:time-value="PT04H33M18.99S" calcext:value-type="time">
            <text:p>04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115.26" calcext:value-type="float">
            <text:p>1115.26</text:p>
          </table:table-cell>
          <table:table-cell office:value-type="float" office:value="1378.59" calcext:value-type="float">
            <text:p>1378.59</text:p>
          </table:table-cell>
        </table:table-row>
        <table:table-row table:style-name="ro1">
          <table:table-cell office:value-type="float" office:value="16414990" calcext:value-type="float">
            <text:p>16414990</text:p>
          </table:table-cell>
          <table:table-cell table:formula="of:=[.A1028]/1000/(60*60*24)" office:value-type="time" office:time-value="PT04H33M34.99S" calcext:value-type="time">
            <text:p>04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16.32" calcext:value-type="float">
            <text:p>1116.32</text:p>
          </table:table-cell>
          <table:table-cell office:value-type="float" office:value="1379.88" calcext:value-type="float">
            <text:p>1379.88</text:p>
          </table:table-cell>
        </table:table-row>
        <table:table-row table:style-name="ro1">
          <table:table-cell office:value-type="float" office:value="16430990" calcext:value-type="float">
            <text:p>16430990</text:p>
          </table:table-cell>
          <table:table-cell table:formula="of:=[.A1029]/1000/(60*60*24)" office:value-type="time" office:time-value="PT04H33M50.99S" calcext:value-type="time">
            <text:p>04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17.39" calcext:value-type="float">
            <text:p>1117.39</text:p>
          </table:table-cell>
          <table:table-cell office:value-type="float" office:value="1381.17" calcext:value-type="float">
            <text:p>1381.17</text:p>
          </table:table-cell>
        </table:table-row>
        <table:table-row table:style-name="ro1">
          <table:table-cell office:value-type="float" office:value="16446990" calcext:value-type="float">
            <text:p>16446990</text:p>
          </table:table-cell>
          <table:table-cell table:formula="of:=[.A1030]/1000/(60*60*24)" office:value-type="time" office:time-value="PT04H34M06.99S" calcext:value-type="time">
            <text:p>04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8.46" calcext:value-type="float">
            <text:p>1118.46</text:p>
          </table:table-cell>
          <table:table-cell office:value-type="float" office:value="1382.46" calcext:value-type="float">
            <text:p>1382.46</text:p>
          </table:table-cell>
        </table:table-row>
        <table:table-row table:style-name="ro1">
          <table:table-cell office:value-type="float" office:value="16462990" calcext:value-type="float">
            <text:p>16462990</text:p>
          </table:table-cell>
          <table:table-cell table:formula="of:=[.A1031]/1000/(60*60*24)" office:value-type="time" office:time-value="PT04H34M22.99S" calcext:value-type="time">
            <text:p>04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19.52" calcext:value-type="float">
            <text:p>1119.52</text:p>
          </table:table-cell>
          <table:table-cell office:value-type="float" office:value="1383.74" calcext:value-type="float">
            <text:p>1383.74</text:p>
          </table:table-cell>
        </table:table-row>
        <table:table-row table:style-name="ro1">
          <table:table-cell office:value-type="float" office:value="16478990" calcext:value-type="float">
            <text:p>16478990</text:p>
          </table:table-cell>
          <table:table-cell table:formula="of:=[.A1032]/1000/(60*60*24)" office:value-type="time" office:time-value="PT04H34M38.99S" calcext:value-type="time">
            <text:p>04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120.59" calcext:value-type="float">
            <text:p>1120.59</text:p>
          </table:table-cell>
          <table:table-cell office:value-type="float" office:value="1385.03" calcext:value-type="float">
            <text:p>1385.03</text:p>
          </table:table-cell>
        </table:table-row>
        <table:table-row table:style-name="ro1">
          <table:table-cell office:value-type="float" office:value="16494990" calcext:value-type="float">
            <text:p>16494990</text:p>
          </table:table-cell>
          <table:table-cell table:formula="of:=[.A1033]/1000/(60*60*24)" office:value-type="time" office:time-value="PT04H34M54.99S" calcext:value-type="time">
            <text:p>04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21.65" calcext:value-type="float">
            <text:p>1121.65</text:p>
          </table:table-cell>
          <table:table-cell office:value-type="float" office:value="1386.32" calcext:value-type="float">
            <text:p>1386.32</text:p>
          </table:table-cell>
        </table:table-row>
        <table:table-row table:style-name="ro1">
          <table:table-cell office:value-type="float" office:value="16510990" calcext:value-type="float">
            <text:p>16510990</text:p>
          </table:table-cell>
          <table:table-cell table:formula="of:=[.A1034]/1000/(60*60*24)" office:value-type="time" office:time-value="PT04H35M10.99S" calcext:value-type="time">
            <text:p>04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22.72" calcext:value-type="float">
            <text:p>1122.72</text:p>
          </table:table-cell>
          <table:table-cell office:value-type="float" office:value="1387.61" calcext:value-type="float">
            <text:p>1387.61</text:p>
          </table:table-cell>
        </table:table-row>
        <table:table-row table:style-name="ro1">
          <table:table-cell office:value-type="float" office:value="16526990" calcext:value-type="float">
            <text:p>16526990</text:p>
          </table:table-cell>
          <table:table-cell table:formula="of:=[.A1035]/1000/(60*60*24)" office:value-type="time" office:time-value="PT04H35M26.99S" calcext:value-type="time">
            <text:p>04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23.79" calcext:value-type="float">
            <text:p>1123.79</text:p>
          </table:table-cell>
          <table:table-cell office:value-type="float" office:value="1388.9" calcext:value-type="float">
            <text:p>1388.9</text:p>
          </table:table-cell>
        </table:table-row>
        <table:table-row table:style-name="ro1">
          <table:table-cell office:value-type="float" office:value="16542990" calcext:value-type="float">
            <text:p>16542990</text:p>
          </table:table-cell>
          <table:table-cell table:formula="of:=[.A1036]/1000/(60*60*24)" office:value-type="time" office:time-value="PT04H35M42.99S" calcext:value-type="time">
            <text:p>04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124.85" calcext:value-type="float">
            <text:p>1124.85</text:p>
          </table:table-cell>
          <table:table-cell office:value-type="float" office:value="1390.19" calcext:value-type="float">
            <text:p>1390.19</text:p>
          </table:table-cell>
        </table:table-row>
        <table:table-row table:style-name="ro1">
          <table:table-cell office:value-type="float" office:value="16558990" calcext:value-type="float">
            <text:p>16558990</text:p>
          </table:table-cell>
          <table:table-cell table:formula="of:=[.A1037]/1000/(60*60*24)" office:value-type="time" office:time-value="PT04H35M58.99S" calcext:value-type="time">
            <text:p>04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125.92" calcext:value-type="float">
            <text:p>1125.92</text:p>
          </table:table-cell>
          <table:table-cell office:value-type="float" office:value="1391.47" calcext:value-type="float">
            <text:p>1391.47</text:p>
          </table:table-cell>
        </table:table-row>
        <table:table-row table:style-name="ro1">
          <table:table-cell office:value-type="float" office:value="16574990" calcext:value-type="float">
            <text:p>16574990</text:p>
          </table:table-cell>
          <table:table-cell table:formula="of:=[.A1038]/1000/(60*60*24)" office:value-type="time" office:time-value="PT04H36M14.99S" calcext:value-type="time">
            <text:p>04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26.99" calcext:value-type="float">
            <text:p>1126.99</text:p>
          </table:table-cell>
          <table:table-cell office:value-type="float" office:value="1392.76" calcext:value-type="float">
            <text:p>1392.76</text:p>
          </table:table-cell>
        </table:table-row>
        <table:table-row table:style-name="ro1">
          <table:table-cell office:value-type="float" office:value="16590990" calcext:value-type="float">
            <text:p>16590990</text:p>
          </table:table-cell>
          <table:table-cell table:formula="of:=[.A1039]/1000/(60*60*24)" office:value-type="time" office:time-value="PT04H36M30.99S" calcext:value-type="time">
            <text:p>04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128.05" calcext:value-type="float">
            <text:p>1128.05</text:p>
          </table:table-cell>
          <table:table-cell office:value-type="float" office:value="1394.05" calcext:value-type="float">
            <text:p>1394.05</text:p>
          </table:table-cell>
        </table:table-row>
        <table:table-row table:style-name="ro1">
          <table:table-cell office:value-type="float" office:value="16606990" calcext:value-type="float">
            <text:p>16606990</text:p>
          </table:table-cell>
          <table:table-cell table:formula="of:=[.A1040]/1000/(60*60*24)" office:value-type="time" office:time-value="PT04H36M46.99S" calcext:value-type="time">
            <text:p>04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29.12" calcext:value-type="float">
            <text:p>1129.12</text:p>
          </table:table-cell>
          <table:table-cell office:value-type="float" office:value="1395.34" calcext:value-type="float">
            <text:p>1395.34</text:p>
          </table:table-cell>
        </table:table-row>
        <table:table-row table:style-name="ro1">
          <table:table-cell office:value-type="float" office:value="16622990" calcext:value-type="float">
            <text:p>16622990</text:p>
          </table:table-cell>
          <table:table-cell table:formula="of:=[.A1041]/1000/(60*60*24)" office:value-type="time" office:time-value="PT04H37M02.99S" calcext:value-type="time">
            <text:p>04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5" calcext:value-type="float">
            <text:p>290.75</text:p>
          </table:table-cell>
          <table:table-cell office:value-type="float" office:value="1130.18" calcext:value-type="float">
            <text:p>1130.18</text:p>
          </table:table-cell>
          <table:table-cell office:value-type="float" office:value="1396.63" calcext:value-type="float">
            <text:p>1396.63</text:p>
          </table:table-cell>
        </table:table-row>
        <table:table-row table:style-name="ro1">
          <table:table-cell office:value-type="float" office:value="16638990" calcext:value-type="float">
            <text:p>16638990</text:p>
          </table:table-cell>
          <table:table-cell table:formula="of:=[.A1042]/1000/(60*60*24)" office:value-type="time" office:time-value="PT04H37M18.99S" calcext:value-type="time">
            <text:p>04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1397.92" calcext:value-type="float">
            <text:p>1397.92</text:p>
          </table:table-cell>
        </table:table-row>
        <table:table-row table:style-name="ro1">
          <table:table-cell office:value-type="float" office:value="16654990" calcext:value-type="float">
            <text:p>16654990</text:p>
          </table:table-cell>
          <table:table-cell table:formula="of:=[.A1043]/1000/(60*60*24)" office:value-type="time" office:time-value="PT04H37M34.99S" calcext:value-type="time">
            <text:p>04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132.32" calcext:value-type="float">
            <text:p>1132.32</text:p>
          </table:table-cell>
          <table:table-cell office:value-type="float" office:value="1399.2" calcext:value-type="float">
            <text:p>1399.2</text:p>
          </table:table-cell>
        </table:table-row>
        <table:table-row table:style-name="ro1">
          <table:table-cell office:value-type="float" office:value="16670990" calcext:value-type="float">
            <text:p>16670990</text:p>
          </table:table-cell>
          <table:table-cell table:formula="of:=[.A1044]/1000/(60*60*24)" office:value-type="time" office:time-value="PT04H37M50.99S" calcext:value-type="time">
            <text:p>04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4" calcext:value-type="float">
            <text:p>290.64</text:p>
          </table:table-cell>
          <table:table-cell office:value-type="float" office:value="1133.38" calcext:value-type="float">
            <text:p>1133.38</text:p>
          </table:table-cell>
          <table:table-cell office:value-type="float" office:value="1400.49" calcext:value-type="float">
            <text:p>1400.49</text:p>
          </table:table-cell>
        </table:table-row>
        <table:table-row table:style-name="ro1">
          <table:table-cell office:value-type="float" office:value="16686990" calcext:value-type="float">
            <text:p>16686990</text:p>
          </table:table-cell>
          <table:table-cell table:formula="of:=[.A1045]/1000/(60*60*24)" office:value-type="time" office:time-value="PT04H38M06.99S" calcext:value-type="time">
            <text:p>04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4.45" calcext:value-type="float">
            <text:p>1134.45</text:p>
          </table:table-cell>
          <table:table-cell office:value-type="float" office:value="1401.78" calcext:value-type="float">
            <text:p>1401.78</text:p>
          </table:table-cell>
        </table:table-row>
        <table:table-row table:style-name="ro1">
          <table:table-cell office:value-type="float" office:value="16702990" calcext:value-type="float">
            <text:p>16702990</text:p>
          </table:table-cell>
          <table:table-cell table:formula="of:=[.A1046]/1000/(60*60*24)" office:value-type="time" office:time-value="PT04H38M22.99S" calcext:value-type="time">
            <text:p>04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5.51" calcext:value-type="float">
            <text:p>1135.51</text:p>
          </table:table-cell>
          <table:table-cell office:value-type="float" office:value="1403.07" calcext:value-type="float">
            <text:p>1403.07</text:p>
          </table:table-cell>
        </table:table-row>
        <table:table-row table:style-name="ro1">
          <table:table-cell office:value-type="float" office:value="16718990" calcext:value-type="float">
            <text:p>16718990</text:p>
          </table:table-cell>
          <table:table-cell table:formula="of:=[.A1047]/1000/(60*60*24)" office:value-type="time" office:time-value="PT04H38M38.99S" calcext:value-type="time">
            <text:p>04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6.58" calcext:value-type="float">
            <text:p>1136.58</text:p>
          </table:table-cell>
          <table:table-cell office:value-type="float" office:value="1404.36" calcext:value-type="float">
            <text:p>1404.36</text:p>
          </table:table-cell>
        </table:table-row>
        <table:table-row table:style-name="ro1">
          <table:table-cell office:value-type="float" office:value="16734990" calcext:value-type="float">
            <text:p>16734990</text:p>
          </table:table-cell>
          <table:table-cell table:formula="of:=[.A1048]/1000/(60*60*24)" office:value-type="time" office:time-value="PT04H38M54.99S" calcext:value-type="time">
            <text:p>04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137.65" calcext:value-type="float">
            <text:p>1137.65</text:p>
          </table:table-cell>
          <table:table-cell office:value-type="float" office:value="1405.65" calcext:value-type="float">
            <text:p>1405.65</text:p>
          </table:table-cell>
        </table:table-row>
        <table:table-row table:style-name="ro1">
          <table:table-cell office:value-type="float" office:value="16750990" calcext:value-type="float">
            <text:p>16750990</text:p>
          </table:table-cell>
          <table:table-cell table:formula="of:=[.A1049]/1000/(60*60*24)" office:value-type="time" office:time-value="PT04H39M10.99S" calcext:value-type="time">
            <text:p>04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8.71" calcext:value-type="float">
            <text:p>1138.71</text:p>
          </table:table-cell>
          <table:table-cell office:value-type="float" office:value="1406.94" calcext:value-type="float">
            <text:p>1406.94</text:p>
          </table:table-cell>
        </table:table-row>
        <table:table-row table:style-name="ro1">
          <table:table-cell office:value-type="float" office:value="16766990" calcext:value-type="float">
            <text:p>16766990</text:p>
          </table:table-cell>
          <table:table-cell table:formula="of:=[.A1050]/1000/(60*60*24)" office:value-type="time" office:time-value="PT04H39M26.99S" calcext:value-type="time">
            <text:p>04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39.78" calcext:value-type="float">
            <text:p>1139.78</text:p>
          </table:table-cell>
          <table:table-cell office:value-type="float" office:value="1408.22" calcext:value-type="float">
            <text:p>1408.22</text:p>
          </table:table-cell>
        </table:table-row>
        <table:table-row table:style-name="ro1">
          <table:table-cell office:value-type="float" office:value="16782990" calcext:value-type="float">
            <text:p>16782990</text:p>
          </table:table-cell>
          <table:table-cell table:formula="of:=[.A1051]/1000/(60*60*24)" office:value-type="time" office:time-value="PT04H39M42.99S" calcext:value-type="time">
            <text:p>04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140.84" calcext:value-type="float">
            <text:p>1140.84</text:p>
          </table:table-cell>
          <table:table-cell office:value-type="float" office:value="1409.51" calcext:value-type="float">
            <text:p>1409.51</text:p>
          </table:table-cell>
        </table:table-row>
        <table:table-row table:style-name="ro1">
          <table:table-cell office:value-type="float" office:value="16798990" calcext:value-type="float">
            <text:p>16798990</text:p>
          </table:table-cell>
          <table:table-cell table:formula="of:=[.A1052]/1000/(60*60*24)" office:value-type="time" office:time-value="PT04H39M58.99S" calcext:value-type="time">
            <text:p>04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41.91" calcext:value-type="float">
            <text:p>1141.91</text:p>
          </table:table-cell>
          <table:table-cell office:value-type="float" office:value="1410.8" calcext:value-type="float">
            <text:p>1410.8</text:p>
          </table:table-cell>
        </table:table-row>
        <table:table-row table:style-name="ro1">
          <table:table-cell office:value-type="float" office:value="16814990" calcext:value-type="float">
            <text:p>16814990</text:p>
          </table:table-cell>
          <table:table-cell table:formula="of:=[.A1053]/1000/(60*60*24)" office:value-type="time" office:time-value="PT04H40M14.99S" calcext:value-type="time">
            <text:p>04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42.98" calcext:value-type="float">
            <text:p>1142.98</text:p>
          </table:table-cell>
          <table:table-cell office:value-type="float" office:value="1412.09" calcext:value-type="float">
            <text:p>1412.09</text:p>
          </table:table-cell>
        </table:table-row>
        <table:table-row table:style-name="ro1">
          <table:table-cell office:value-type="float" office:value="16830990" calcext:value-type="float">
            <text:p>16830990</text:p>
          </table:table-cell>
          <table:table-cell table:formula="of:=[.A1054]/1000/(60*60*24)" office:value-type="time" office:time-value="PT04H40M30.99S" calcext:value-type="time">
            <text:p>04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4.04" calcext:value-type="float">
            <text:p>1144.04</text:p>
          </table:table-cell>
          <table:table-cell office:value-type="float" office:value="1413.38" calcext:value-type="float">
            <text:p>1413.38</text:p>
          </table:table-cell>
        </table:table-row>
        <table:table-row table:style-name="ro1">
          <table:table-cell office:value-type="float" office:value="16846989" calcext:value-type="float">
            <text:p>16846989</text:p>
          </table:table-cell>
          <table:table-cell table:formula="of:=[.A1055]/1000/(60*60*24)" office:value-type="time" office:time-value="PT04H40M46.989S" calcext:value-type="time">
            <text:p>04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5.11" calcext:value-type="float">
            <text:p>1145.11</text:p>
          </table:table-cell>
          <table:table-cell office:value-type="float" office:value="1414.67" calcext:value-type="float">
            <text:p>1414.67</text:p>
          </table:table-cell>
        </table:table-row>
        <table:table-row table:style-name="ro1">
          <table:table-cell office:value-type="float" office:value="16862990" calcext:value-type="float">
            <text:p>16862990</text:p>
          </table:table-cell>
          <table:table-cell table:formula="of:=[.A1056]/1000/(60*60*24)" office:value-type="time" office:time-value="PT04H41M02.99S" calcext:value-type="time">
            <text:p>04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46.17" calcext:value-type="float">
            <text:p>1146.17</text:p>
          </table:table-cell>
          <table:table-cell office:value-type="float" office:value="1415.95" calcext:value-type="float">
            <text:p>1415.95</text:p>
          </table:table-cell>
        </table:table-row>
        <table:table-row table:style-name="ro1">
          <table:table-cell office:value-type="float" office:value="16878990" calcext:value-type="float">
            <text:p>16878990</text:p>
          </table:table-cell>
          <table:table-cell table:formula="of:=[.A1057]/1000/(60*60*24)" office:value-type="time" office:time-value="PT04H41M18.99S" calcext:value-type="time">
            <text:p>04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147.24" calcext:value-type="float">
            <text:p>1147.24</text:p>
          </table:table-cell>
          <table:table-cell office:value-type="float" office:value="1417.24" calcext:value-type="float">
            <text:p>1417.24</text:p>
          </table:table-cell>
        </table:table-row>
        <table:table-row table:style-name="ro1">
          <table:table-cell office:value-type="float" office:value="16894990" calcext:value-type="float">
            <text:p>16894990</text:p>
          </table:table-cell>
          <table:table-cell table:formula="of:=[.A1058]/1000/(60*60*24)" office:value-type="time" office:time-value="PT04H41M34.99S" calcext:value-type="time">
            <text:p>04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8.3" calcext:value-type="float">
            <text:p>1148.3</text:p>
          </table:table-cell>
          <table:table-cell office:value-type="float" office:value="1418.53" calcext:value-type="float">
            <text:p>1418.53</text:p>
          </table:table-cell>
        </table:table-row>
        <table:table-row table:style-name="ro1">
          <table:table-cell office:value-type="float" office:value="16910990" calcext:value-type="float">
            <text:p>16910990</text:p>
          </table:table-cell>
          <table:table-cell table:formula="of:=[.A1059]/1000/(60*60*24)" office:value-type="time" office:time-value="PT04H41M50.99S" calcext:value-type="time">
            <text:p>04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49.37" calcext:value-type="float">
            <text:p>1149.37</text:p>
          </table:table-cell>
          <table:table-cell office:value-type="float" office:value="1419.82" calcext:value-type="float">
            <text:p>1419.82</text:p>
          </table:table-cell>
        </table:table-row>
        <table:table-row table:style-name="ro1">
          <table:table-cell office:value-type="float" office:value="16926990" calcext:value-type="float">
            <text:p>16926990</text:p>
          </table:table-cell>
          <table:table-cell table:formula="of:=[.A1060]/1000/(60*60*24)" office:value-type="time" office:time-value="PT04H42M06.99S" calcext:value-type="time">
            <text:p>04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0.43" calcext:value-type="float">
            <text:p>1150.43</text:p>
          </table:table-cell>
          <table:table-cell office:value-type="float" office:value="1421.11" calcext:value-type="float">
            <text:p>1421.11</text:p>
          </table:table-cell>
        </table:table-row>
        <table:table-row table:style-name="ro1">
          <table:table-cell office:value-type="float" office:value="16942990" calcext:value-type="float">
            <text:p>16942990</text:p>
          </table:table-cell>
          <table:table-cell table:formula="of:=[.A1061]/1000/(60*60*24)" office:value-type="time" office:time-value="PT04H42M22.99S" calcext:value-type="time">
            <text:p>04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1.5" calcext:value-type="float">
            <text:p>1151.5</text:p>
          </table:table-cell>
          <table:table-cell office:value-type="float" office:value="1422.39" calcext:value-type="float">
            <text:p>1422.39</text:p>
          </table:table-cell>
        </table:table-row>
        <table:table-row table:style-name="ro1">
          <table:table-cell office:value-type="float" office:value="16958990" calcext:value-type="float">
            <text:p>16958990</text:p>
          </table:table-cell>
          <table:table-cell table:formula="of:=[.A1062]/1000/(60*60*24)" office:value-type="time" office:time-value="PT04H42M38.99S" calcext:value-type="time">
            <text:p>04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52.56" calcext:value-type="float">
            <text:p>1152.56</text:p>
          </table:table-cell>
          <table:table-cell office:value-type="float" office:value="1423.68" calcext:value-type="float">
            <text:p>1423.68</text:p>
          </table:table-cell>
        </table:table-row>
        <table:table-row table:style-name="ro1">
          <table:table-cell office:value-type="float" office:value="16974990" calcext:value-type="float">
            <text:p>16974990</text:p>
          </table:table-cell>
          <table:table-cell table:formula="of:=[.A1063]/1000/(60*60*24)" office:value-type="time" office:time-value="PT04H42M54.99S" calcext:value-type="time">
            <text:p>04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3.63" calcext:value-type="float">
            <text:p>1153.63</text:p>
          </table:table-cell>
          <table:table-cell office:value-type="float" office:value="1424.97" calcext:value-type="float">
            <text:p>1424.97</text:p>
          </table:table-cell>
        </table:table-row>
        <table:table-row table:style-name="ro1">
          <table:table-cell office:value-type="float" office:value="16990990" calcext:value-type="float">
            <text:p>16990990</text:p>
          </table:table-cell>
          <table:table-cell table:formula="of:=[.A1064]/1000/(60*60*24)" office:value-type="time" office:time-value="PT04H43M10.99S" calcext:value-type="time">
            <text:p>04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54.69" calcext:value-type="float">
            <text:p>1154.69</text:p>
          </table:table-cell>
          <table:table-cell office:value-type="float" office:value="1426.26" calcext:value-type="float">
            <text:p>1426.26</text:p>
          </table:table-cell>
        </table:table-row>
        <table:table-row table:style-name="ro1">
          <table:table-cell office:value-type="float" office:value="17006990" calcext:value-type="float">
            <text:p>17006990</text:p>
          </table:table-cell>
          <table:table-cell table:formula="of:=[.A1065]/1000/(60*60*24)" office:value-type="time" office:time-value="PT04H43M26.99S" calcext:value-type="time">
            <text:p>04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5.76" calcext:value-type="float">
            <text:p>1155.76</text:p>
          </table:table-cell>
          <table:table-cell office:value-type="float" office:value="1427.54" calcext:value-type="float">
            <text:p>1427.54</text:p>
          </table:table-cell>
        </table:table-row>
        <table:table-row table:style-name="ro1">
          <table:table-cell office:value-type="float" office:value="17022990" calcext:value-type="float">
            <text:p>17022990</text:p>
          </table:table-cell>
          <table:table-cell table:formula="of:=[.A1066]/1000/(60*60*24)" office:value-type="time" office:time-value="PT04H43M42.99S" calcext:value-type="time">
            <text:p>04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6.82" calcext:value-type="float">
            <text:p>1156.82</text:p>
          </table:table-cell>
          <table:table-cell office:value-type="float" office:value="1428.83" calcext:value-type="float">
            <text:p>1428.83</text:p>
          </table:table-cell>
        </table:table-row>
        <table:table-row table:style-name="ro1">
          <table:table-cell office:value-type="float" office:value="17038990" calcext:value-type="float">
            <text:p>17038990</text:p>
          </table:table-cell>
          <table:table-cell table:formula="of:=[.A1067]/1000/(60*60*24)" office:value-type="time" office:time-value="PT04H43M58.99S" calcext:value-type="time">
            <text:p>04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157.89" calcext:value-type="float">
            <text:p>1157.89</text:p>
          </table:table-cell>
          <table:table-cell office:value-type="float" office:value="1430.12" calcext:value-type="float">
            <text:p>1430.12</text:p>
          </table:table-cell>
        </table:table-row>
        <table:table-row table:style-name="ro1">
          <table:table-cell office:value-type="float" office:value="17054990" calcext:value-type="float">
            <text:p>17054990</text:p>
          </table:table-cell>
          <table:table-cell table:formula="of:=[.A1068]/1000/(60*60*24)" office:value-type="time" office:time-value="PT04H44M14.99S" calcext:value-type="time">
            <text:p>04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58.95" calcext:value-type="float">
            <text:p>1158.95</text:p>
          </table:table-cell>
          <table:table-cell office:value-type="float" office:value="1431.41" calcext:value-type="float">
            <text:p>1431.41</text:p>
          </table:table-cell>
        </table:table-row>
        <table:table-row table:style-name="ro1">
          <table:table-cell office:value-type="float" office:value="17070990" calcext:value-type="float">
            <text:p>17070990</text:p>
          </table:table-cell>
          <table:table-cell table:formula="of:=[.A1069]/1000/(60*60*24)" office:value-type="time" office:time-value="PT04H44M30.99S" calcext:value-type="time">
            <text:p>04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1432.69" calcext:value-type="float">
            <text:p>1432.69</text:p>
          </table:table-cell>
        </table:table-row>
        <table:table-row table:style-name="ro1">
          <table:table-cell office:value-type="float" office:value="17086990" calcext:value-type="float">
            <text:p>17086990</text:p>
          </table:table-cell>
          <table:table-cell table:formula="of:=[.A1070]/1000/(60*60*24)" office:value-type="time" office:time-value="PT04H44M46.99S" calcext:value-type="time">
            <text:p>04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1433.98" calcext:value-type="float">
            <text:p>1433.98</text:p>
          </table:table-cell>
        </table:table-row>
        <table:table-row table:style-name="ro1">
          <table:table-cell office:value-type="float" office:value="17102990" calcext:value-type="float">
            <text:p>17102990</text:p>
          </table:table-cell>
          <table:table-cell table:formula="of:=[.A1071]/1000/(60*60*24)" office:value-type="time" office:time-value="PT04H45M02.99S" calcext:value-type="time">
            <text:p>04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62.14" calcext:value-type="float">
            <text:p>1162.14</text:p>
          </table:table-cell>
          <table:table-cell office:value-type="float" office:value="1435.27" calcext:value-type="float">
            <text:p>1435.27</text:p>
          </table:table-cell>
        </table:table-row>
        <table:table-row table:style-name="ro1">
          <table:table-cell office:value-type="float" office:value="17118990" calcext:value-type="float">
            <text:p>17118990</text:p>
          </table:table-cell>
          <table:table-cell table:formula="of:=[.A1072]/1000/(60*60*24)" office:value-type="time" office:time-value="PT04H45M18.99S" calcext:value-type="time">
            <text:p>04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1436.56" calcext:value-type="float">
            <text:p>1436.56</text:p>
          </table:table-cell>
        </table:table-row>
        <table:table-row table:style-name="ro1">
          <table:table-cell office:value-type="float" office:value="17134990" calcext:value-type="float">
            <text:p>17134990</text:p>
          </table:table-cell>
          <table:table-cell table:formula="of:=[.A1073]/1000/(60*60*24)" office:value-type="time" office:time-value="PT04H45M34.99S" calcext:value-type="time">
            <text:p>04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64.27" calcext:value-type="float">
            <text:p>1164.27</text:p>
          </table:table-cell>
          <table:table-cell office:value-type="float" office:value="1437.84" calcext:value-type="float">
            <text:p>1437.84</text:p>
          </table:table-cell>
        </table:table-row>
        <table:table-row table:style-name="ro1">
          <table:table-cell office:value-type="float" office:value="17150990" calcext:value-type="float">
            <text:p>17150990</text:p>
          </table:table-cell>
          <table:table-cell table:formula="of:=[.A1074]/1000/(60*60*24)" office:value-type="time" office:time-value="PT04H45M50.99S" calcext:value-type="time">
            <text:p>04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165.34" calcext:value-type="float">
            <text:p>1165.34</text:p>
          </table:table-cell>
          <table:table-cell office:value-type="float" office:value="1439.13" calcext:value-type="float">
            <text:p>1439.13</text:p>
          </table:table-cell>
        </table:table-row>
        <table:table-row table:style-name="ro1">
          <table:table-cell office:value-type="float" office:value="17166990" calcext:value-type="float">
            <text:p>17166990</text:p>
          </table:table-cell>
          <table:table-cell table:formula="of:=[.A1075]/1000/(60*60*24)" office:value-type="time" office:time-value="PT04H46M06.99S" calcext:value-type="time">
            <text:p>04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6.4" calcext:value-type="float">
            <text:p>1166.4</text:p>
          </table:table-cell>
          <table:table-cell office:value-type="float" office:value="1440.42" calcext:value-type="float">
            <text:p>1440.42</text:p>
          </table:table-cell>
        </table:table-row>
        <table:table-row table:style-name="ro1">
          <table:table-cell office:value-type="float" office:value="17182990" calcext:value-type="float">
            <text:p>17182990</text:p>
          </table:table-cell>
          <table:table-cell table:formula="of:=[.A1076]/1000/(60*60*24)" office:value-type="time" office:time-value="PT04H46M22.99S" calcext:value-type="time">
            <text:p>04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441.7" calcext:value-type="float">
            <text:p>1441.7</text:p>
          </table:table-cell>
        </table:table-row>
        <table:table-row table:style-name="ro1">
          <table:table-cell office:value-type="float" office:value="17198990" calcext:value-type="float">
            <text:p>17198990</text:p>
          </table:table-cell>
          <table:table-cell table:formula="of:=[.A1077]/1000/(60*60*24)" office:value-type="time" office:time-value="PT04H46M38.99S" calcext:value-type="time">
            <text:p>04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8.53" calcext:value-type="float">
            <text:p>1168.53</text:p>
          </table:table-cell>
          <table:table-cell office:value-type="float" office:value="1442.99" calcext:value-type="float">
            <text:p>1442.99</text:p>
          </table:table-cell>
        </table:table-row>
        <table:table-row table:style-name="ro1">
          <table:table-cell office:value-type="float" office:value="17214990" calcext:value-type="float">
            <text:p>17214990</text:p>
          </table:table-cell>
          <table:table-cell table:formula="of:=[.A1078]/1000/(60*60*24)" office:value-type="time" office:time-value="PT04H46M54.99S" calcext:value-type="time">
            <text:p>04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69.6" calcext:value-type="float">
            <text:p>1169.6</text:p>
          </table:table-cell>
          <table:table-cell office:value-type="float" office:value="1444.28" calcext:value-type="float">
            <text:p>1444.28</text:p>
          </table:table-cell>
        </table:table-row>
        <table:table-row table:style-name="ro1">
          <table:table-cell office:value-type="float" office:value="17230990" calcext:value-type="float">
            <text:p>17230990</text:p>
          </table:table-cell>
          <table:table-cell table:formula="of:=[.A1079]/1000/(60*60*24)" office:value-type="time" office:time-value="PT04H47M10.99S" calcext:value-type="time">
            <text:p>04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0.66" calcext:value-type="float">
            <text:p>1170.66</text:p>
          </table:table-cell>
          <table:table-cell office:value-type="float" office:value="1445.57" calcext:value-type="float">
            <text:p>1445.57</text:p>
          </table:table-cell>
        </table:table-row>
        <table:table-row table:style-name="ro1">
          <table:table-cell office:value-type="float" office:value="17246990" calcext:value-type="float">
            <text:p>17246990</text:p>
          </table:table-cell>
          <table:table-cell table:formula="of:=[.A1080]/1000/(60*60*24)" office:value-type="time" office:time-value="PT04H47M26.99S" calcext:value-type="time">
            <text:p>04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1.73" calcext:value-type="float">
            <text:p>1171.73</text:p>
          </table:table-cell>
          <table:table-cell office:value-type="float" office:value="1446.85" calcext:value-type="float">
            <text:p>1446.85</text:p>
          </table:table-cell>
        </table:table-row>
        <table:table-row table:style-name="ro1">
          <table:table-cell office:value-type="float" office:value="17262990" calcext:value-type="float">
            <text:p>17262990</text:p>
          </table:table-cell>
          <table:table-cell table:formula="of:=[.A1081]/1000/(60*60*24)" office:value-type="time" office:time-value="PT04H47M42.99S" calcext:value-type="time">
            <text:p>04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2.79" calcext:value-type="float">
            <text:p>1172.79</text:p>
          </table:table-cell>
          <table:table-cell office:value-type="float" office:value="1448.14" calcext:value-type="float">
            <text:p>1448.14</text:p>
          </table:table-cell>
        </table:table-row>
        <table:table-row table:style-name="ro1">
          <table:table-cell office:value-type="float" office:value="17278990" calcext:value-type="float">
            <text:p>17278990</text:p>
          </table:table-cell>
          <table:table-cell table:formula="of:=[.A1082]/1000/(60*60*24)" office:value-type="time" office:time-value="PT04H47M58.99S" calcext:value-type="time">
            <text:p>04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3.86" calcext:value-type="float">
            <text:p>1173.86</text:p>
          </table:table-cell>
          <table:table-cell office:value-type="float" office:value="1449.43" calcext:value-type="float">
            <text:p>1449.43</text:p>
          </table:table-cell>
        </table:table-row>
        <table:table-row table:style-name="ro1">
          <table:table-cell office:value-type="float" office:value="17294990" calcext:value-type="float">
            <text:p>17294990</text:p>
          </table:table-cell>
          <table:table-cell table:formula="of:=[.A1083]/1000/(60*60*24)" office:value-type="time" office:time-value="PT04H48M14.99S" calcext:value-type="time">
            <text:p>04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174.92" calcext:value-type="float">
            <text:p>1174.92</text:p>
          </table:table-cell>
          <table:table-cell office:value-type="float" office:value="1450.71" calcext:value-type="float">
            <text:p>1450.71</text:p>
          </table:table-cell>
        </table:table-row>
        <table:table-row table:style-name="ro1">
          <table:table-cell office:value-type="float" office:value="17310990" calcext:value-type="float">
            <text:p>17310990</text:p>
          </table:table-cell>
          <table:table-cell table:formula="of:=[.A1084]/1000/(60*60*24)" office:value-type="time" office:time-value="PT04H48M30.99S" calcext:value-type="time">
            <text:p>04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5.99" calcext:value-type="float">
            <text:p>1175.9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7326990" calcext:value-type="float">
            <text:p>17326990</text:p>
          </table:table-cell>
          <table:table-cell table:formula="of:=[.A1085]/1000/(60*60*24)" office:value-type="time" office:time-value="PT04H48M46.99S" calcext:value-type="time">
            <text:p>04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7.05" calcext:value-type="float">
            <text:p>1177.05</text:p>
          </table:table-cell>
          <table:table-cell office:value-type="float" office:value="1453.29" calcext:value-type="float">
            <text:p>1453.29</text:p>
          </table:table-cell>
        </table:table-row>
        <table:table-row table:style-name="ro1">
          <table:table-cell office:value-type="float" office:value="17342990" calcext:value-type="float">
            <text:p>17342990</text:p>
          </table:table-cell>
          <table:table-cell table:formula="of:=[.A1086]/1000/(60*60*24)" office:value-type="time" office:time-value="PT04H49M02.99S" calcext:value-type="time">
            <text:p>04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78.12" calcext:value-type="float">
            <text:p>1178.12</text:p>
          </table:table-cell>
          <table:table-cell office:value-type="float" office:value="1454.57" calcext:value-type="float">
            <text:p>1454.57</text:p>
          </table:table-cell>
        </table:table-row>
        <table:table-row table:style-name="ro1">
          <table:table-cell office:value-type="float" office:value="17358990" calcext:value-type="float">
            <text:p>17358990</text:p>
          </table:table-cell>
          <table:table-cell table:formula="of:=[.A1087]/1000/(60*60*24)" office:value-type="time" office:time-value="PT04H49M18.99S" calcext:value-type="time">
            <text:p>04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79.18" calcext:value-type="float">
            <text:p>1179.18</text:p>
          </table:table-cell>
          <table:table-cell office:value-type="float" office:value="1455.86" calcext:value-type="float">
            <text:p>1455.86</text:p>
          </table:table-cell>
        </table:table-row>
        <table:table-row table:style-name="ro1">
          <table:table-cell office:value-type="float" office:value="17374990" calcext:value-type="float">
            <text:p>17374990</text:p>
          </table:table-cell>
          <table:table-cell table:formula="of:=[.A1088]/1000/(60*60*24)" office:value-type="time" office:time-value="PT04H49M34.99S" calcext:value-type="time">
            <text:p>04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180.24" calcext:value-type="float">
            <text:p>1180.24</text:p>
          </table:table-cell>
          <table:table-cell office:value-type="float" office:value="1457.15" calcext:value-type="float">
            <text:p>1457.15</text:p>
          </table:table-cell>
        </table:table-row>
        <table:table-row table:style-name="ro1">
          <table:table-cell office:value-type="float" office:value="17390990" calcext:value-type="float">
            <text:p>17390990</text:p>
          </table:table-cell>
          <table:table-cell table:formula="of:=[.A1089]/1000/(60*60*24)" office:value-type="time" office:time-value="PT04H49M50.99S" calcext:value-type="time">
            <text:p>04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81.31" calcext:value-type="float">
            <text:p>1181.31</text:p>
          </table:table-cell>
          <table:table-cell office:value-type="float" office:value="1458.43" calcext:value-type="float">
            <text:p>1458.43</text:p>
          </table:table-cell>
        </table:table-row>
        <table:table-row table:style-name="ro1">
          <table:table-cell office:value-type="float" office:value="17406990" calcext:value-type="float">
            <text:p>17406990</text:p>
          </table:table-cell>
          <table:table-cell table:formula="of:=[.A1090]/1000/(60*60*24)" office:value-type="time" office:time-value="PT04H50M06.99S" calcext:value-type="time">
            <text:p>04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182.37" calcext:value-type="float">
            <text:p>1182.37</text:p>
          </table:table-cell>
          <table:table-cell office:value-type="float" office:value="1459.72" calcext:value-type="float">
            <text:p>1459.72</text:p>
          </table:table-cell>
        </table:table-row>
        <table:table-row table:style-name="ro1">
          <table:table-cell office:value-type="float" office:value="17422990" calcext:value-type="float">
            <text:p>17422990</text:p>
          </table:table-cell>
          <table:table-cell table:formula="of:=[.A1091]/1000/(60*60*24)" office:value-type="time" office:time-value="PT04H50M22.99S" calcext:value-type="time">
            <text:p>04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83.44" calcext:value-type="float">
            <text:p>1183.44</text:p>
          </table:table-cell>
          <table:table-cell office:value-type="float" office:value="1461.01" calcext:value-type="float">
            <text:p>1461.01</text:p>
          </table:table-cell>
        </table:table-row>
        <table:table-row table:style-name="ro1">
          <table:table-cell office:value-type="float" office:value="17438990" calcext:value-type="float">
            <text:p>17438990</text:p>
          </table:table-cell>
          <table:table-cell table:formula="of:=[.A1092]/1000/(60*60*24)" office:value-type="time" office:time-value="PT04H50M38.99S" calcext:value-type="time">
            <text:p>04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84.5" calcext:value-type="float">
            <text:p>1184.5</text:p>
          </table:table-cell>
          <table:table-cell office:value-type="float" office:value="1462.29" calcext:value-type="float">
            <text:p>1462.29</text:p>
          </table:table-cell>
        </table:table-row>
        <table:table-row table:style-name="ro1">
          <table:table-cell office:value-type="float" office:value="17454990" calcext:value-type="float">
            <text:p>17454990</text:p>
          </table:table-cell>
          <table:table-cell table:formula="of:=[.A1093]/1000/(60*60*24)" office:value-type="time" office:time-value="PT04H50M54.99S" calcext:value-type="time">
            <text:p>04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5.57" calcext:value-type="float">
            <text:p>1185.57</text:p>
          </table:table-cell>
          <table:table-cell office:value-type="float" office:value="1463.58" calcext:value-type="float">
            <text:p>1463.58</text:p>
          </table:table-cell>
        </table:table-row>
        <table:table-row table:style-name="ro1">
          <table:table-cell office:value-type="float" office:value="17470990" calcext:value-type="float">
            <text:p>17470990</text:p>
          </table:table-cell>
          <table:table-cell table:formula="of:=[.A1094]/1000/(60*60*24)" office:value-type="time" office:time-value="PT04H51M10.99S" calcext:value-type="time">
            <text:p>04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6.63" calcext:value-type="float">
            <text:p>1186.63</text:p>
          </table:table-cell>
          <table:table-cell office:value-type="float" office:value="1464.86" calcext:value-type="float">
            <text:p>1464.86</text:p>
          </table:table-cell>
        </table:table-row>
        <table:table-row table:style-name="ro1">
          <table:table-cell office:value-type="float" office:value="17486990" calcext:value-type="float">
            <text:p>17486990</text:p>
          </table:table-cell>
          <table:table-cell table:formula="of:=[.A1095]/1000/(60*60*24)" office:value-type="time" office:time-value="PT04H51M26.99S" calcext:value-type="time">
            <text:p>04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187.7" calcext:value-type="float">
            <text:p>1187.7</text:p>
          </table:table-cell>
          <table:table-cell office:value-type="float" office:value="1466.15" calcext:value-type="float">
            <text:p>1466.15</text:p>
          </table:table-cell>
        </table:table-row>
        <table:table-row table:style-name="ro1">
          <table:table-cell office:value-type="float" office:value="17502990" calcext:value-type="float">
            <text:p>17502990</text:p>
          </table:table-cell>
          <table:table-cell table:formula="of:=[.A1096]/1000/(60*60*24)" office:value-type="time" office:time-value="PT04H51M42.99S" calcext:value-type="time">
            <text:p>04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88.76" calcext:value-type="float">
            <text:p>1188.76</text:p>
          </table:table-cell>
          <table:table-cell office:value-type="float" office:value="1467.44" calcext:value-type="float">
            <text:p>1467.44</text:p>
          </table:table-cell>
        </table:table-row>
        <table:table-row table:style-name="ro1">
          <table:table-cell office:value-type="float" office:value="17518990" calcext:value-type="float">
            <text:p>17518990</text:p>
          </table:table-cell>
          <table:table-cell table:formula="of:=[.A1097]/1000/(60*60*24)" office:value-type="time" office:time-value="PT04H51M58.99S" calcext:value-type="time">
            <text:p>04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189.82" calcext:value-type="float">
            <text:p>1189.82</text:p>
          </table:table-cell>
          <table:table-cell office:value-type="float" office:value="1468.72" calcext:value-type="float">
            <text:p>1468.72</text:p>
          </table:table-cell>
        </table:table-row>
        <table:table-row table:style-name="ro1">
          <table:table-cell office:value-type="float" office:value="17534990" calcext:value-type="float">
            <text:p>17534990</text:p>
          </table:table-cell>
          <table:table-cell table:formula="of:=[.A1098]/1000/(60*60*24)" office:value-type="time" office:time-value="PT04H52M14.99S" calcext:value-type="time">
            <text:p>04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0.89" calcext:value-type="float">
            <text:p>1190.89</text:p>
          </table:table-cell>
          <table:table-cell office:value-type="float" office:value="1470.01" calcext:value-type="float">
            <text:p>1470.01</text:p>
          </table:table-cell>
        </table:table-row>
        <table:table-row table:style-name="ro1">
          <table:table-cell office:value-type="float" office:value="17550990" calcext:value-type="float">
            <text:p>17550990</text:p>
          </table:table-cell>
          <table:table-cell table:formula="of:=[.A1099]/1000/(60*60*24)" office:value-type="time" office:time-value="PT04H52M30.99S" calcext:value-type="time">
            <text:p>04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1.95" calcext:value-type="float">
            <text:p>1191.95</text:p>
          </table:table-cell>
          <table:table-cell office:value-type="float" office:value="1471.29" calcext:value-type="float">
            <text:p>1471.29</text:p>
          </table:table-cell>
        </table:table-row>
        <table:table-row table:style-name="ro1">
          <table:table-cell office:value-type="float" office:value="17566990" calcext:value-type="float">
            <text:p>17566990</text:p>
          </table:table-cell>
          <table:table-cell table:formula="of:=[.A1100]/1000/(60*60*24)" office:value-type="time" office:time-value="PT04H52M46.99S" calcext:value-type="time">
            <text:p>04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3.02" calcext:value-type="float">
            <text:p>1193.02</text:p>
          </table:table-cell>
          <table:table-cell office:value-type="float" office:value="1472.58" calcext:value-type="float">
            <text:p>1472.58</text:p>
          </table:table-cell>
        </table:table-row>
        <table:table-row table:style-name="ro1">
          <table:table-cell office:value-type="float" office:value="17582989" calcext:value-type="float">
            <text:p>17582989</text:p>
          </table:table-cell>
          <table:table-cell table:formula="of:=[.A1101]/1000/(60*60*24)" office:value-type="time" office:time-value="PT04H53M02.989S" calcext:value-type="time">
            <text:p>04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4.08" calcext:value-type="float">
            <text:p>1194.08</text:p>
          </table:table-cell>
          <table:table-cell office:value-type="float" office:value="1473.86" calcext:value-type="float">
            <text:p>1473.86</text:p>
          </table:table-cell>
        </table:table-row>
        <table:table-row table:style-name="ro1">
          <table:table-cell office:value-type="float" office:value="17598990" calcext:value-type="float">
            <text:p>17598990</text:p>
          </table:table-cell>
          <table:table-cell table:formula="of:=[.A1102]/1000/(60*60*24)" office:value-type="time" office:time-value="PT04H53M18.99S" calcext:value-type="time">
            <text:p>04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5.15" calcext:value-type="float">
            <text:p>1195.15</text:p>
          </table:table-cell>
          <table:table-cell office:value-type="float" office:value="1475.15" calcext:value-type="float">
            <text:p>1475.15</text:p>
          </table:table-cell>
        </table:table-row>
        <table:table-row table:style-name="ro1">
          <table:table-cell office:value-type="float" office:value="17614990" calcext:value-type="float">
            <text:p>17614990</text:p>
          </table:table-cell>
          <table:table-cell table:formula="of:=[.A1103]/1000/(60*60*24)" office:value-type="time" office:time-value="PT04H53M34.99S" calcext:value-type="time">
            <text:p>04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6.21" calcext:value-type="float">
            <text:p>1196.21</text:p>
          </table:table-cell>
          <table:table-cell office:value-type="float" office:value="1476.43" calcext:value-type="float">
            <text:p>1476.43</text:p>
          </table:table-cell>
        </table:table-row>
        <table:table-row table:style-name="ro1">
          <table:table-cell office:value-type="float" office:value="17630990" calcext:value-type="float">
            <text:p>17630990</text:p>
          </table:table-cell>
          <table:table-cell table:formula="of:=[.A1104]/1000/(60*60*24)" office:value-type="time" office:time-value="PT04H53M50.99S" calcext:value-type="time">
            <text:p>04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7.28" calcext:value-type="float">
            <text:p>1197.28</text:p>
          </table:table-cell>
          <table:table-cell office:value-type="float" office:value="1477.72" calcext:value-type="float">
            <text:p>1477.72</text:p>
          </table:table-cell>
        </table:table-row>
        <table:table-row table:style-name="ro1">
          <table:table-cell office:value-type="float" office:value="17646990" calcext:value-type="float">
            <text:p>17646990</text:p>
          </table:table-cell>
          <table:table-cell table:formula="of:=[.A1105]/1000/(60*60*24)" office:value-type="time" office:time-value="PT04H54M06.99S" calcext:value-type="time">
            <text:p>04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198.34" calcext:value-type="float">
            <text:p>1198.34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7662990" calcext:value-type="float">
            <text:p>17662990</text:p>
          </table:table-cell>
          <table:table-cell table:formula="of:=[.A1106]/1000/(60*60*24)" office:value-type="time" office:time-value="PT04H54M22.99S" calcext:value-type="time">
            <text:p>04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199.4" calcext:value-type="float">
            <text:p>1199.4</text:p>
          </table:table-cell>
          <table:table-cell office:value-type="float" office:value="1480.29" calcext:value-type="float">
            <text:p>1480.29</text:p>
          </table:table-cell>
        </table:table-row>
        <table:table-row table:style-name="ro1">
          <table:table-cell office:value-type="float" office:value="17678990" calcext:value-type="float">
            <text:p>17678990</text:p>
          </table:table-cell>
          <table:table-cell table:formula="of:=[.A1107]/1000/(60*60*24)" office:value-type="time" office:time-value="PT04H54M38.99S" calcext:value-type="time">
            <text:p>04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200.47" calcext:value-type="float">
            <text:p>1200.47</text:p>
          </table:table-cell>
          <table:table-cell office:value-type="float" office:value="1481.57" calcext:value-type="float">
            <text:p>1481.57</text:p>
          </table:table-cell>
        </table:table-row>
        <table:table-row table:style-name="ro1">
          <table:table-cell office:value-type="float" office:value="17694990" calcext:value-type="float">
            <text:p>17694990</text:p>
          </table:table-cell>
          <table:table-cell table:formula="of:=[.A1108]/1000/(60*60*24)" office:value-type="time" office:time-value="PT04H54M54.99S" calcext:value-type="time">
            <text:p>04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1.53" calcext:value-type="float">
            <text:p>1201.53</text:p>
          </table:table-cell>
          <table:table-cell office:value-type="float" office:value="1482.86" calcext:value-type="float">
            <text:p>1482.86</text:p>
          </table:table-cell>
        </table:table-row>
        <table:table-row table:style-name="ro1">
          <table:table-cell office:value-type="float" office:value="17710990" calcext:value-type="float">
            <text:p>17710990</text:p>
          </table:table-cell>
          <table:table-cell table:formula="of:=[.A1109]/1000/(60*60*24)" office:value-type="time" office:time-value="PT04H55M10.99S" calcext:value-type="time">
            <text:p>04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202.6" calcext:value-type="float">
            <text:p>1202.6</text:p>
          </table:table-cell>
          <table:table-cell office:value-type="float" office:value="1484.14" calcext:value-type="float">
            <text:p>1484.14</text:p>
          </table:table-cell>
        </table:table-row>
        <table:table-row table:style-name="ro1">
          <table:table-cell office:value-type="float" office:value="17726990" calcext:value-type="float">
            <text:p>17726990</text:p>
          </table:table-cell>
          <table:table-cell table:formula="of:=[.A1110]/1000/(60*60*24)" office:value-type="time" office:time-value="PT04H55M26.99S" calcext:value-type="time">
            <text:p>04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203.66" calcext:value-type="float">
            <text:p>1203.66</text:p>
          </table:table-cell>
          <table:table-cell office:value-type="float" office:value="1485.43" calcext:value-type="float">
            <text:p>1485.43</text:p>
          </table:table-cell>
        </table:table-row>
        <table:table-row table:style-name="ro1">
          <table:table-cell office:value-type="float" office:value="17742990" calcext:value-type="float">
            <text:p>17742990</text:p>
          </table:table-cell>
          <table:table-cell table:formula="of:=[.A1111]/1000/(60*60*24)" office:value-type="time" office:time-value="PT04H55M42.99S" calcext:value-type="time">
            <text:p>04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4.73" calcext:value-type="float">
            <text:p>1204.73</text:p>
          </table:table-cell>
          <table:table-cell office:value-type="float" office:value="1486.71" calcext:value-type="float">
            <text:p>1486.71</text:p>
          </table:table-cell>
        </table:table-row>
        <table:table-row table:style-name="ro1">
          <table:table-cell office:value-type="float" office:value="17758990" calcext:value-type="float">
            <text:p>17758990</text:p>
          </table:table-cell>
          <table:table-cell table:formula="of:=[.A1112]/1000/(60*60*24)" office:value-type="time" office:time-value="PT04H55M58.99S" calcext:value-type="time">
            <text:p>04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205.79" calcext:value-type="float">
            <text:p>1205.79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17774990" calcext:value-type="float">
            <text:p>17774990</text:p>
          </table:table-cell>
          <table:table-cell table:formula="of:=[.A1113]/1000/(60*60*24)" office:value-type="time" office:time-value="PT04H56M14.99S" calcext:value-type="time">
            <text:p>04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6.85" calcext:value-type="float">
            <text:p>1206.85</text:p>
          </table:table-cell>
          <table:table-cell office:value-type="float" office:value="1489.28" calcext:value-type="float">
            <text:p>1489.28</text:p>
          </table:table-cell>
        </table:table-row>
        <table:table-row table:style-name="ro1">
          <table:table-cell office:value-type="float" office:value="17790990" calcext:value-type="float">
            <text:p>17790990</text:p>
          </table:table-cell>
          <table:table-cell table:formula="of:=[.A1114]/1000/(60*60*24)" office:value-type="time" office:time-value="PT04H56M30.99S" calcext:value-type="time">
            <text:p>04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7.92" calcext:value-type="float">
            <text:p>1207.92</text:p>
          </table:table-cell>
          <table:table-cell office:value-type="float" office:value="1490.57" calcext:value-type="float">
            <text:p>1490.57</text:p>
          </table:table-cell>
        </table:table-row>
        <table:table-row table:style-name="ro1">
          <table:table-cell office:value-type="float" office:value="17806990" calcext:value-type="float">
            <text:p>17806990</text:p>
          </table:table-cell>
          <table:table-cell table:formula="of:=[.A1115]/1000/(60*60*24)" office:value-type="time" office:time-value="PT04H56M46.99S" calcext:value-type="time">
            <text:p>04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08.98" calcext:value-type="float">
            <text:p>1208.98</text:p>
          </table:table-cell>
          <table:table-cell office:value-type="float" office:value="1491.85" calcext:value-type="float">
            <text:p>1491.85</text:p>
          </table:table-cell>
        </table:table-row>
        <table:table-row table:style-name="ro1">
          <table:table-cell office:value-type="float" office:value="17822990" calcext:value-type="float">
            <text:p>17822990</text:p>
          </table:table-cell>
          <table:table-cell table:formula="of:=[.A1116]/1000/(60*60*24)" office:value-type="time" office:time-value="PT04H57M02.99S" calcext:value-type="time">
            <text:p>04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0.05" calcext:value-type="float">
            <text:p>1210.05</text:p>
          </table:table-cell>
          <table:table-cell office:value-type="float" office:value="1493.14" calcext:value-type="float">
            <text:p>1493.14</text:p>
          </table:table-cell>
        </table:table-row>
        <table:table-row table:style-name="ro1">
          <table:table-cell office:value-type="float" office:value="17838990" calcext:value-type="float">
            <text:p>17838990</text:p>
          </table:table-cell>
          <table:table-cell table:formula="of:=[.A1117]/1000/(60*60*24)" office:value-type="time" office:time-value="PT04H57M18.99S" calcext:value-type="time">
            <text:p>04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1.11" calcext:value-type="float">
            <text:p>1211.11</text:p>
          </table:table-cell>
          <table:table-cell office:value-type="float" office:value="1494.42" calcext:value-type="float">
            <text:p>1494.42</text:p>
          </table:table-cell>
        </table:table-row>
        <table:table-row table:style-name="ro1">
          <table:table-cell office:value-type="float" office:value="17854990" calcext:value-type="float">
            <text:p>17854990</text:p>
          </table:table-cell>
          <table:table-cell table:formula="of:=[.A1118]/1000/(60*60*24)" office:value-type="time" office:time-value="PT04H57M34.99S" calcext:value-type="time">
            <text:p>04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2.18" calcext:value-type="float">
            <text:p>1212.18</text:p>
          </table:table-cell>
          <table:table-cell office:value-type="float" office:value="1495.71" calcext:value-type="float">
            <text:p>1495.71</text:p>
          </table:table-cell>
        </table:table-row>
        <table:table-row table:style-name="ro1">
          <table:table-cell office:value-type="float" office:value="17870990" calcext:value-type="float">
            <text:p>17870990</text:p>
          </table:table-cell>
          <table:table-cell table:formula="of:=[.A1119]/1000/(60*60*24)" office:value-type="time" office:time-value="PT04H57M50.99S" calcext:value-type="time">
            <text:p>04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3.24" calcext:value-type="float">
            <text:p>1213.24</text:p>
          </table:table-cell>
          <table:table-cell office:value-type="float" office:value="1496.99" calcext:value-type="float">
            <text:p>1496.99</text:p>
          </table:table-cell>
        </table:table-row>
        <table:table-row table:style-name="ro1">
          <table:table-cell office:value-type="float" office:value="17886990" calcext:value-type="float">
            <text:p>17886990</text:p>
          </table:table-cell>
          <table:table-cell table:formula="of:=[.A1120]/1000/(60*60*24)" office:value-type="time" office:time-value="PT04H58M06.99S" calcext:value-type="time">
            <text:p>04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4.3" calcext:value-type="float">
            <text:p>1214.3</text:p>
          </table:table-cell>
          <table:table-cell office:value-type="float" office:value="1498.28" calcext:value-type="float">
            <text:p>1498.28</text:p>
          </table:table-cell>
        </table:table-row>
        <table:table-row table:style-name="ro1">
          <table:table-cell office:value-type="float" office:value="17902990" calcext:value-type="float">
            <text:p>17902990</text:p>
          </table:table-cell>
          <table:table-cell table:formula="of:=[.A1121]/1000/(60*60*24)" office:value-type="time" office:time-value="PT04H58M22.99S" calcext:value-type="time">
            <text:p>04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5.37" calcext:value-type="float">
            <text:p>1215.37</text:p>
          </table:table-cell>
          <table:table-cell office:value-type="float" office:value="1499.56" calcext:value-type="float">
            <text:p>1499.56</text:p>
          </table:table-cell>
        </table:table-row>
        <table:table-row table:style-name="ro1">
          <table:table-cell office:value-type="float" office:value="17918990" calcext:value-type="float">
            <text:p>17918990</text:p>
          </table:table-cell>
          <table:table-cell table:formula="of:=[.A1122]/1000/(60*60*24)" office:value-type="time" office:time-value="PT04H58M38.99S" calcext:value-type="time">
            <text:p>04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6.43" calcext:value-type="float">
            <text:p>1216.43</text:p>
          </table:table-cell>
          <table:table-cell office:value-type="float" office:value="1500.85" calcext:value-type="float">
            <text:p>1500.85</text:p>
          </table:table-cell>
        </table:table-row>
        <table:table-row table:style-name="ro1">
          <table:table-cell office:value-type="float" office:value="17934990" calcext:value-type="float">
            <text:p>17934990</text:p>
          </table:table-cell>
          <table:table-cell table:formula="of:=[.A1123]/1000/(60*60*24)" office:value-type="time" office:time-value="PT04H58M54.99S" calcext:value-type="time">
            <text:p>04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7.5" calcext:value-type="float">
            <text:p>1217.5</text:p>
          </table:table-cell>
          <table:table-cell office:value-type="float" office:value="1502.13" calcext:value-type="float">
            <text:p>1502.13</text:p>
          </table:table-cell>
        </table:table-row>
        <table:table-row table:style-name="ro1">
          <table:table-cell office:value-type="float" office:value="17950990" calcext:value-type="float">
            <text:p>17950990</text:p>
          </table:table-cell>
          <table:table-cell table:formula="of:=[.A1124]/1000/(60*60*24)" office:value-type="time" office:time-value="PT04H59M10.99S" calcext:value-type="time">
            <text:p>04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18.56" calcext:value-type="float">
            <text:p>1218.56</text:p>
          </table:table-cell>
          <table:table-cell office:value-type="float" office:value="1503.42" calcext:value-type="float">
            <text:p>1503.42</text:p>
          </table:table-cell>
        </table:table-row>
        <table:table-row table:style-name="ro1">
          <table:table-cell office:value-type="float" office:value="17966990" calcext:value-type="float">
            <text:p>17966990</text:p>
          </table:table-cell>
          <table:table-cell table:formula="of:=[.A1125]/1000/(60*60*24)" office:value-type="time" office:time-value="PT04H59M26.99S" calcext:value-type="time">
            <text:p>04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19.63" calcext:value-type="float">
            <text:p>1219.63</text:p>
          </table:table-cell>
          <table:table-cell office:value-type="float" office:value="1504.7" calcext:value-type="float">
            <text:p>1504.7</text:p>
          </table:table-cell>
        </table:table-row>
        <table:table-row table:style-name="ro1">
          <table:table-cell office:value-type="float" office:value="17982990" calcext:value-type="float">
            <text:p>17982990</text:p>
          </table:table-cell>
          <table:table-cell table:formula="of:=[.A1126]/1000/(60*60*24)" office:value-type="time" office:time-value="PT04H59M42.99S" calcext:value-type="time">
            <text:p>04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220.69" calcext:value-type="float">
            <text:p>1220.69</text:p>
          </table:table-cell>
          <table:table-cell office:value-type="float" office:value="1505.99" calcext:value-type="float">
            <text:p>1505.99</text:p>
          </table:table-cell>
        </table:table-row>
        <table:table-row table:style-name="ro1">
          <table:table-cell office:value-type="float" office:value="17998990" calcext:value-type="float">
            <text:p>17998990</text:p>
          </table:table-cell>
          <table:table-cell table:formula="of:=[.A1127]/1000/(60*60*24)" office:value-type="time" office:time-value="PT04H59M58.99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1.75" calcext:value-type="float">
            <text:p>1221.75</text:p>
          </table:table-cell>
          <table:table-cell office:value-type="float" office:value="1507.27" calcext:value-type="float">
            <text:p>1507.27</text:p>
          </table:table-cell>
        </table:table-row>
        <table:table-row table:style-name="ro1">
          <table:table-cell office:value-type="float" office:value="18014990" calcext:value-type="float">
            <text:p>18014990</text:p>
          </table:table-cell>
          <table:table-cell table:formula="of:=[.A1128]/1000/(60*60*24)" office:value-type="time" office:time-value="PT05H00M14.99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2.82" calcext:value-type="float">
            <text:p>1222.82</text:p>
          </table:table-cell>
          <table:table-cell office:value-type="float" office:value="1508.55" calcext:value-type="float">
            <text:p>1508.55</text:p>
          </table:table-cell>
        </table:table-row>
        <table:table-row table:style-name="ro1">
          <table:table-cell office:value-type="float" office:value="18030990" calcext:value-type="float">
            <text:p>18030990</text:p>
          </table:table-cell>
          <table:table-cell table:formula="of:=[.A1129]/1000/(60*60*24)" office:value-type="time" office:time-value="PT05H00M30.99S" calcext:value-type="time">
            <text:p>05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3.88" calcext:value-type="float">
            <text:p>1223.88</text:p>
          </table:table-cell>
          <table:table-cell office:value-type="float" office:value="1509.84" calcext:value-type="float">
            <text:p>1509.84</text:p>
          </table:table-cell>
        </table:table-row>
        <table:table-row table:style-name="ro1">
          <table:table-cell office:value-type="float" office:value="18046990" calcext:value-type="float">
            <text:p>18046990</text:p>
          </table:table-cell>
          <table:table-cell table:formula="of:=[.A1130]/1000/(60*60*24)" office:value-type="time" office:time-value="PT05H00M46.99S" calcext:value-type="time">
            <text:p>05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4.95" calcext:value-type="float">
            <text:p>1224.95</text:p>
          </table:table-cell>
          <table:table-cell office:value-type="float" office:value="1511.12" calcext:value-type="float">
            <text:p>1511.12</text:p>
          </table:table-cell>
        </table:table-row>
        <table:table-row table:style-name="ro1">
          <table:table-cell office:value-type="float" office:value="18062990" calcext:value-type="float">
            <text:p>18062990</text:p>
          </table:table-cell>
          <table:table-cell table:formula="of:=[.A1131]/1000/(60*60*24)" office:value-type="time" office:time-value="PT05H01M02.99S" calcext:value-type="time">
            <text:p>05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6.01" calcext:value-type="float">
            <text:p>1226.01</text:p>
          </table:table-cell>
          <table:table-cell office:value-type="float" office:value="1512.41" calcext:value-type="float">
            <text:p>1512.41</text:p>
          </table:table-cell>
        </table:table-row>
        <table:table-row table:style-name="ro1">
          <table:table-cell office:value-type="float" office:value="18078990" calcext:value-type="float">
            <text:p>18078990</text:p>
          </table:table-cell>
          <table:table-cell table:formula="of:=[.A1132]/1000/(60*60*24)" office:value-type="time" office:time-value="PT05H01M18.99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27.07" calcext:value-type="float">
            <text:p>1227.07</text:p>
          </table:table-cell>
          <table:table-cell office:value-type="float" office:value="1513.69" calcext:value-type="float">
            <text:p>1513.69</text:p>
          </table:table-cell>
        </table:table-row>
        <table:table-row table:style-name="ro1">
          <table:table-cell office:value-type="float" office:value="18094990" calcext:value-type="float">
            <text:p>18094990</text:p>
          </table:table-cell>
          <table:table-cell table:formula="of:=[.A1133]/1000/(60*60*24)" office:value-type="time" office:time-value="PT05H01M34.99S" calcext:value-type="time">
            <text:p>05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8.14" calcext:value-type="float">
            <text:p>1228.14</text:p>
          </table:table-cell>
          <table:table-cell office:value-type="float" office:value="1514.98" calcext:value-type="float">
            <text:p>1514.98</text:p>
          </table:table-cell>
        </table:table-row>
        <table:table-row table:style-name="ro1">
          <table:table-cell office:value-type="float" office:value="18110990" calcext:value-type="float">
            <text:p>18110990</text:p>
          </table:table-cell>
          <table:table-cell table:formula="of:=[.A1134]/1000/(60*60*24)" office:value-type="time" office:time-value="PT05H01M50.99S" calcext:value-type="time">
            <text:p>05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29.2" calcext:value-type="float">
            <text:p>1229.2</text:p>
          </table:table-cell>
          <table:table-cell office:value-type="float" office:value="1516.26" calcext:value-type="float">
            <text:p>1516.26</text:p>
          </table:table-cell>
        </table:table-row>
        <table:table-row table:style-name="ro1">
          <table:table-cell office:value-type="float" office:value="18126990" calcext:value-type="float">
            <text:p>18126990</text:p>
          </table:table-cell>
          <table:table-cell table:formula="of:=[.A1135]/1000/(60*60*24)" office:value-type="time" office:time-value="PT05H02M06.99S" calcext:value-type="time">
            <text:p>05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0.27" calcext:value-type="float">
            <text:p>1230.27</text:p>
          </table:table-cell>
          <table:table-cell office:value-type="float" office:value="1517.54" calcext:value-type="float">
            <text:p>1517.54</text:p>
          </table:table-cell>
        </table:table-row>
        <table:table-row table:style-name="ro1">
          <table:table-cell office:value-type="float" office:value="18142990" calcext:value-type="float">
            <text:p>18142990</text:p>
          </table:table-cell>
          <table:table-cell table:formula="of:=[.A1136]/1000/(60*60*24)" office:value-type="time" office:time-value="PT05H02M22.99S" calcext:value-type="time">
            <text:p>05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1.33" calcext:value-type="float">
            <text:p>1231.33</text:p>
          </table:table-cell>
          <table:table-cell office:value-type="float" office:value="1518.83" calcext:value-type="float">
            <text:p>1518.83</text:p>
          </table:table-cell>
        </table:table-row>
        <table:table-row table:style-name="ro1">
          <table:table-cell office:value-type="float" office:value="18158990" calcext:value-type="float">
            <text:p>18158990</text:p>
          </table:table-cell>
          <table:table-cell table:formula="of:=[.A1137]/1000/(60*60*24)" office:value-type="time" office:time-value="PT05H02M38.99S" calcext:value-type="time">
            <text:p>05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232.39" calcext:value-type="float">
            <text:p>1232.39</text:p>
          </table:table-cell>
          <table:table-cell office:value-type="float" office:value="1520.11" calcext:value-type="float">
            <text:p>1520.11</text:p>
          </table:table-cell>
        </table:table-row>
        <table:table-row table:style-name="ro1">
          <table:table-cell office:value-type="float" office:value="18174990" calcext:value-type="float">
            <text:p>18174990</text:p>
          </table:table-cell>
          <table:table-cell table:formula="of:=[.A1138]/1000/(60*60*24)" office:value-type="time" office:time-value="PT05H02M54.99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33.46" calcext:value-type="float">
            <text:p>1233.46</text:p>
          </table:table-cell>
          <table:table-cell office:value-type="float" office:value="1521.4" calcext:value-type="float">
            <text:p>1521.4</text:p>
          </table:table-cell>
        </table:table-row>
        <table:table-row table:style-name="ro1">
          <table:table-cell office:value-type="float" office:value="18190990" calcext:value-type="float">
            <text:p>18190990</text:p>
          </table:table-cell>
          <table:table-cell table:formula="of:=[.A1139]/1000/(60*60*24)" office:value-type="time" office:time-value="PT05H03M10.99S" calcext:value-type="time">
            <text:p>05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234.52" calcext:value-type="float">
            <text:p>1234.52</text:p>
          </table:table-cell>
          <table:table-cell office:value-type="float" office:value="1522.68" calcext:value-type="float">
            <text:p>1522.68</text:p>
          </table:table-cell>
        </table:table-row>
        <table:table-row table:style-name="ro1">
          <table:table-cell office:value-type="float" office:value="18206990" calcext:value-type="float">
            <text:p>18206990</text:p>
          </table:table-cell>
          <table:table-cell table:formula="of:=[.A1140]/1000/(60*60*24)" office:value-type="time" office:time-value="PT05H03M26.99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35.59" calcext:value-type="float">
            <text:p>1235.59</text:p>
          </table:table-cell>
          <table:table-cell office:value-type="float" office:value="1523.96" calcext:value-type="float">
            <text:p>1523.96</text:p>
          </table:table-cell>
        </table:table-row>
        <table:table-row table:style-name="ro1">
          <table:table-cell office:value-type="float" office:value="18222990" calcext:value-type="float">
            <text:p>18222990</text:p>
          </table:table-cell>
          <table:table-cell table:formula="of:=[.A1141]/1000/(60*60*24)" office:value-type="time" office:time-value="PT05H03M42.99S" calcext:value-type="time">
            <text:p>05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6.65" calcext:value-type="float">
            <text:p>1236.65</text:p>
          </table:table-cell>
          <table:table-cell office:value-type="float" office:value="1525.24" calcext:value-type="float">
            <text:p>1525.24</text:p>
          </table:table-cell>
        </table:table-row>
        <table:table-row table:style-name="ro1">
          <table:table-cell office:value-type="float" office:value="18238990" calcext:value-type="float">
            <text:p>18238990</text:p>
          </table:table-cell>
          <table:table-cell table:formula="of:=[.A1142]/1000/(60*60*24)" office:value-type="time" office:time-value="PT05H03M58.99S" calcext:value-type="time">
            <text:p>05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237.71" calcext:value-type="float">
            <text:p>1237.71</text:p>
          </table:table-cell>
          <table:table-cell office:value-type="float" office:value="1526.52" calcext:value-type="float">
            <text:p>1526.52</text:p>
          </table:table-cell>
        </table:table-row>
        <table:table-row table:style-name="ro1">
          <table:table-cell office:value-type="float" office:value="18254990" calcext:value-type="float">
            <text:p>18254990</text:p>
          </table:table-cell>
          <table:table-cell table:formula="of:=[.A1143]/1000/(60*60*24)" office:value-type="time" office:time-value="PT05H04M14.99S" calcext:value-type="time">
            <text:p>05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38.78" calcext:value-type="float">
            <text:p>1238.78</text:p>
          </table:table-cell>
          <table:table-cell office:value-type="float" office:value="1527.81" calcext:value-type="float">
            <text:p>1527.81</text:p>
          </table:table-cell>
        </table:table-row>
        <table:table-row table:style-name="ro1">
          <table:table-cell office:value-type="float" office:value="18270990" calcext:value-type="float">
            <text:p>18270990</text:p>
          </table:table-cell>
          <table:table-cell table:formula="of:=[.A1144]/1000/(60*60*24)" office:value-type="time" office:time-value="PT05H04M30.99S" calcext:value-type="time">
            <text:p>05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39.84" calcext:value-type="float">
            <text:p>1239.84</text:p>
          </table:table-cell>
          <table:table-cell office:value-type="float" office:value="1529.09" calcext:value-type="float">
            <text:p>1529.09</text:p>
          </table:table-cell>
        </table:table-row>
        <table:table-row table:style-name="ro1">
          <table:table-cell office:value-type="float" office:value="18286990" calcext:value-type="float">
            <text:p>18286990</text:p>
          </table:table-cell>
          <table:table-cell table:formula="of:=[.A1145]/1000/(60*60*24)" office:value-type="time" office:time-value="PT05H04M46.99S" calcext:value-type="time">
            <text:p>05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0.9" calcext:value-type="float">
            <text:p>1240.9</text:p>
          </table:table-cell>
          <table:table-cell office:value-type="float" office:value="1530.37" calcext:value-type="float">
            <text:p>1530.37</text:p>
          </table:table-cell>
        </table:table-row>
        <table:table-row table:style-name="ro1">
          <table:table-cell office:value-type="float" office:value="18302990" calcext:value-type="float">
            <text:p>18302990</text:p>
          </table:table-cell>
          <table:table-cell table:formula="of:=[.A1146]/1000/(60*60*24)" office:value-type="time" office:time-value="PT05H05M02.99S" calcext:value-type="time">
            <text:p>05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1.96" calcext:value-type="float">
            <text:p>1241.96</text:p>
          </table:table-cell>
          <table:table-cell office:value-type="float" office:value="1531.66" calcext:value-type="float">
            <text:p>1531.66</text:p>
          </table:table-cell>
        </table:table-row>
        <table:table-row table:style-name="ro1">
          <table:table-cell office:value-type="float" office:value="18318990" calcext:value-type="float">
            <text:p>18318990</text:p>
          </table:table-cell>
          <table:table-cell table:formula="of:=[.A1147]/1000/(60*60*24)" office:value-type="time" office:time-value="PT05H05M18.99S" calcext:value-type="time">
            <text:p>05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3.03" calcext:value-type="float">
            <text:p>1243.03</text:p>
          </table:table-cell>
          <table:table-cell office:value-type="float" office:value="1532.94" calcext:value-type="float">
            <text:p>1532.94</text:p>
          </table:table-cell>
        </table:table-row>
        <table:table-row table:style-name="ro1">
          <table:table-cell office:value-type="float" office:value="18334990" calcext:value-type="float">
            <text:p>18334990</text:p>
          </table:table-cell>
          <table:table-cell table:formula="of:=[.A1148]/1000/(60*60*24)" office:value-type="time" office:time-value="PT05H05M34.99S" calcext:value-type="time">
            <text:p>05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44.09" calcext:value-type="float">
            <text:p>1244.09</text:p>
          </table:table-cell>
          <table:table-cell office:value-type="float" office:value="1534.22" calcext:value-type="float">
            <text:p>1534.22</text:p>
          </table:table-cell>
        </table:table-row>
        <table:table-row table:style-name="ro1">
          <table:table-cell office:value-type="float" office:value="18350990" calcext:value-type="float">
            <text:p>18350990</text:p>
          </table:table-cell>
          <table:table-cell table:formula="of:=[.A1149]/1000/(60*60*24)" office:value-type="time" office:time-value="PT05H05M50.99S" calcext:value-type="time">
            <text:p>05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5.15" calcext:value-type="float">
            <text:p>1245.15</text:p>
          </table:table-cell>
          <table:table-cell office:value-type="float" office:value="1535.5" calcext:value-type="float">
            <text:p>1535.5</text:p>
          </table:table-cell>
        </table:table-row>
        <table:table-row table:style-name="ro1">
          <table:table-cell office:value-type="float" office:value="18366990" calcext:value-type="float">
            <text:p>18366990</text:p>
          </table:table-cell>
          <table:table-cell table:formula="of:=[.A1150]/1000/(60*60*24)" office:value-type="time" office:time-value="PT05H06M06.99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6.22" calcext:value-type="float">
            <text:p>1246.22</text:p>
          </table:table-cell>
          <table:table-cell office:value-type="float" office:value="1536.78" calcext:value-type="float">
            <text:p>1536.78</text:p>
          </table:table-cell>
        </table:table-row>
        <table:table-row table:style-name="ro1">
          <table:table-cell office:value-type="float" office:value="18382990" calcext:value-type="float">
            <text:p>18382990</text:p>
          </table:table-cell>
          <table:table-cell table:formula="of:=[.A1151]/1000/(60*60*24)" office:value-type="time" office:time-value="PT05H06M22.99S" calcext:value-type="time">
            <text:p>05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7.28" calcext:value-type="float">
            <text:p>1247.28</text:p>
          </table:table-cell>
          <table:table-cell office:value-type="float" office:value="1538.06" calcext:value-type="float">
            <text:p>1538.06</text:p>
          </table:table-cell>
        </table:table-row>
        <table:table-row table:style-name="ro1">
          <table:table-cell office:value-type="float" office:value="18398990" calcext:value-type="float">
            <text:p>18398990</text:p>
          </table:table-cell>
          <table:table-cell table:formula="of:=[.A1152]/1000/(60*60*24)" office:value-type="time" office:time-value="PT05H06M38.99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48.34" calcext:value-type="float">
            <text:p>1248.34</text:p>
          </table:table-cell>
          <table:table-cell office:value-type="float" office:value="1539.34" calcext:value-type="float">
            <text:p>1539.34</text:p>
          </table:table-cell>
        </table:table-row>
        <table:table-row table:style-name="ro1">
          <table:table-cell office:value-type="float" office:value="18414990" calcext:value-type="float">
            <text:p>18414990</text:p>
          </table:table-cell>
          <table:table-cell table:formula="of:=[.A1153]/1000/(60*60*24)" office:value-type="time" office:time-value="PT05H06M54.99S" calcext:value-type="time">
            <text:p>05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49.4" calcext:value-type="float">
            <text:p>1249.4</text:p>
          </table:table-cell>
          <table:table-cell office:value-type="float" office:value="1540.62" calcext:value-type="float">
            <text:p>1540.62</text:p>
          </table:table-cell>
        </table:table-row>
        <table:table-row table:style-name="ro1">
          <table:table-cell office:value-type="float" office:value="18430990" calcext:value-type="float">
            <text:p>18430990</text:p>
          </table:table-cell>
          <table:table-cell table:formula="of:=[.A1154]/1000/(60*60*24)" office:value-type="time" office:time-value="PT05H07M10.99S" calcext:value-type="time">
            <text:p>05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0.47" calcext:value-type="float">
            <text:p>1250.47</text:p>
          </table:table-cell>
          <table:table-cell office:value-type="float" office:value="1541.91" calcext:value-type="float">
            <text:p>1541.91</text:p>
          </table:table-cell>
        </table:table-row>
        <table:table-row table:style-name="ro1">
          <table:table-cell office:value-type="float" office:value="18446990" calcext:value-type="float">
            <text:p>18446990</text:p>
          </table:table-cell>
          <table:table-cell table:formula="of:=[.A1155]/1000/(60*60*24)" office:value-type="time" office:time-value="PT05H07M26.99S" calcext:value-type="time">
            <text:p>05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251.53" calcext:value-type="float">
            <text:p>1251.53</text:p>
          </table:table-cell>
          <table:table-cell office:value-type="float" office:value="1543.19" calcext:value-type="float">
            <text:p>1543.19</text:p>
          </table:table-cell>
        </table:table-row>
        <table:table-row table:style-name="ro1">
          <table:table-cell office:value-type="float" office:value="18462990" calcext:value-type="float">
            <text:p>18462990</text:p>
          </table:table-cell>
          <table:table-cell table:formula="of:=[.A1156]/1000/(60*60*24)" office:value-type="time" office:time-value="PT05H07M42.99S" calcext:value-type="time">
            <text:p>05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52.59" calcext:value-type="float">
            <text:p>1252.59</text:p>
          </table:table-cell>
          <table:table-cell office:value-type="float" office:value="1544.47" calcext:value-type="float">
            <text:p>1544.47</text:p>
          </table:table-cell>
        </table:table-row>
        <table:table-row table:style-name="ro1">
          <table:table-cell office:value-type="float" office:value="18478990" calcext:value-type="float">
            <text:p>18478990</text:p>
          </table:table-cell>
          <table:table-cell table:formula="of:=[.A1157]/1000/(60*60*24)" office:value-type="time" office:time-value="PT05H07M58.99S" calcext:value-type="time">
            <text:p>05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53.65" calcext:value-type="float">
            <text:p>1253.65</text:p>
          </table:table-cell>
          <table:table-cell office:value-type="float" office:value="1545.75" calcext:value-type="float">
            <text:p>1545.75</text:p>
          </table:table-cell>
        </table:table-row>
        <table:table-row table:style-name="ro1">
          <table:table-cell office:value-type="float" office:value="18494990" calcext:value-type="float">
            <text:p>18494990</text:p>
          </table:table-cell>
          <table:table-cell table:formula="of:=[.A1158]/1000/(60*60*24)" office:value-type="time" office:time-value="PT05H08M14.99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254.72" calcext:value-type="float">
            <text:p>1254.72</text:p>
          </table:table-cell>
          <table:table-cell office:value-type="float" office:value="1547.03" calcext:value-type="float">
            <text:p>1547.03</text:p>
          </table:table-cell>
        </table:table-row>
        <table:table-row table:style-name="ro1">
          <table:table-cell office:value-type="float" office:value="18510990" calcext:value-type="float">
            <text:p>18510990</text:p>
          </table:table-cell>
          <table:table-cell table:formula="of:=[.A1159]/1000/(60*60*24)" office:value-type="time" office:time-value="PT05H08M30.99S" calcext:value-type="time">
            <text:p>05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255.78" calcext:value-type="float">
            <text:p>1255.78</text:p>
          </table:table-cell>
          <table:table-cell office:value-type="float" office:value="1548.31" calcext:value-type="float">
            <text:p>1548.31</text:p>
          </table:table-cell>
        </table:table-row>
        <table:table-row table:style-name="ro1">
          <table:table-cell office:value-type="float" office:value="18526990" calcext:value-type="float">
            <text:p>18526990</text:p>
          </table:table-cell>
          <table:table-cell table:formula="of:=[.A1160]/1000/(60*60*24)" office:value-type="time" office:time-value="PT05H08M46.99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56.84" calcext:value-type="float">
            <text:p>1256.84</text:p>
          </table:table-cell>
          <table:table-cell office:value-type="float" office:value="1549.59" calcext:value-type="float">
            <text:p>1549.59</text:p>
          </table:table-cell>
        </table:table-row>
        <table:table-row table:style-name="ro1">
          <table:table-cell office:value-type="float" office:value="18542990" calcext:value-type="float">
            <text:p>18542990</text:p>
          </table:table-cell>
          <table:table-cell table:formula="of:=[.A1161]/1000/(60*60*24)" office:value-type="time" office:time-value="PT05H09M02.99S" calcext:value-type="time">
            <text:p>05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57.91" calcext:value-type="float">
            <text:p>1257.91</text:p>
          </table:table-cell>
          <table:table-cell office:value-type="float" office:value="1550.87" calcext:value-type="float">
            <text:p>1550.87</text:p>
          </table:table-cell>
        </table:table-row>
        <table:table-row table:style-name="ro1">
          <table:table-cell office:value-type="float" office:value="18558990" calcext:value-type="float">
            <text:p>18558990</text:p>
          </table:table-cell>
          <table:table-cell table:formula="of:=[.A1162]/1000/(60*60*24)" office:value-type="time" office:time-value="PT05H09M18.99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58.97" calcext:value-type="float">
            <text:p>1258.97</text:p>
          </table:table-cell>
          <table:table-cell office:value-type="float" office:value="1552.15" calcext:value-type="float">
            <text:p>1552.15</text:p>
          </table:table-cell>
        </table:table-row>
        <table:table-row table:style-name="ro1">
          <table:table-cell office:value-type="float" office:value="18574990" calcext:value-type="float">
            <text:p>18574990</text:p>
          </table:table-cell>
          <table:table-cell table:formula="of:=[.A1163]/1000/(60*60*24)" office:value-type="time" office:time-value="PT05H09M34.99S" calcext:value-type="time">
            <text:p>05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0.03" calcext:value-type="float">
            <text:p>1260.03</text:p>
          </table:table-cell>
          <table:table-cell office:value-type="float" office:value="1553.43" calcext:value-type="float">
            <text:p>1553.43</text:p>
          </table:table-cell>
        </table:table-row>
        <table:table-row table:style-name="ro1">
          <table:table-cell office:value-type="float" office:value="18590990" calcext:value-type="float">
            <text:p>18590990</text:p>
          </table:table-cell>
          <table:table-cell table:formula="of:=[.A1164]/1000/(60*60*24)" office:value-type="time" office:time-value="PT05H09M50.99S" calcext:value-type="time">
            <text:p>05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61.09" calcext:value-type="float">
            <text:p>1261.09</text:p>
          </table:table-cell>
          <table:table-cell office:value-type="float" office:value="1554.71" calcext:value-type="float">
            <text:p>1554.71</text:p>
          </table:table-cell>
        </table:table-row>
        <table:table-row table:style-name="ro1">
          <table:table-cell office:value-type="float" office:value="18606990" calcext:value-type="float">
            <text:p>18606990</text:p>
          </table:table-cell>
          <table:table-cell table:formula="of:=[.A1165]/1000/(60*60*24)" office:value-type="time" office:time-value="PT05H10M06.99S" calcext:value-type="time">
            <text:p>05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2.16" calcext:value-type="float">
            <text:p>1262.16</text:p>
          </table:table-cell>
          <table:table-cell office:value-type="float" office:value="1555.99" calcext:value-type="float">
            <text:p>1555.99</text:p>
          </table:table-cell>
        </table:table-row>
        <table:table-row table:style-name="ro1">
          <table:table-cell office:value-type="float" office:value="18622990" calcext:value-type="float">
            <text:p>18622990</text:p>
          </table:table-cell>
          <table:table-cell table:formula="of:=[.A1166]/1000/(60*60*24)" office:value-type="time" office:time-value="PT05H10M22.99S" calcext:value-type="time">
            <text:p>05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263.22" calcext:value-type="float">
            <text:p>1263.22</text:p>
          </table:table-cell>
          <table:table-cell office:value-type="float" office:value="1557.27" calcext:value-type="float">
            <text:p>1557.27</text:p>
          </table:table-cell>
        </table:table-row>
        <table:table-row table:style-name="ro1">
          <table:table-cell office:value-type="float" office:value="18638990" calcext:value-type="float">
            <text:p>18638990</text:p>
          </table:table-cell>
          <table:table-cell table:formula="of:=[.A1167]/1000/(60*60*24)" office:value-type="time" office:time-value="PT05H10M38.99S" calcext:value-type="time">
            <text:p>05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4.28" calcext:value-type="float">
            <text:p>1264.28</text:p>
          </table:table-cell>
          <table:table-cell office:value-type="float" office:value="1558.55" calcext:value-type="float">
            <text:p>1558.55</text:p>
          </table:table-cell>
        </table:table-row>
        <table:table-row table:style-name="ro1">
          <table:table-cell office:value-type="float" office:value="18654990" calcext:value-type="float">
            <text:p>18654990</text:p>
          </table:table-cell>
          <table:table-cell table:formula="of:=[.A1168]/1000/(60*60*24)" office:value-type="time" office:time-value="PT05H10M54.99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1559.83" calcext:value-type="float">
            <text:p>1559.83</text:p>
          </table:table-cell>
        </table:table-row>
        <table:table-row table:style-name="ro1">
          <table:table-cell office:value-type="float" office:value="18670990" calcext:value-type="float">
            <text:p>18670990</text:p>
          </table:table-cell>
          <table:table-cell table:formula="of:=[.A1169]/1000/(60*60*24)" office:value-type="time" office:time-value="PT05H11M10.99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6.41" calcext:value-type="float">
            <text:p>1266.41</text:p>
          </table:table-cell>
          <table:table-cell office:value-type="float" office:value="1561.11" calcext:value-type="float">
            <text:p>1561.11</text:p>
          </table:table-cell>
        </table:table-row>
        <table:table-row table:style-name="ro1">
          <table:table-cell office:value-type="float" office:value="18686990" calcext:value-type="float">
            <text:p>18686990</text:p>
          </table:table-cell>
          <table:table-cell table:formula="of:=[.A1170]/1000/(60*60*24)" office:value-type="time" office:time-value="PT05H11M26.99S" calcext:value-type="time">
            <text:p>05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7.47" calcext:value-type="float">
            <text:p>1267.47</text:p>
          </table:table-cell>
          <table:table-cell office:value-type="float" office:value="1562.39" calcext:value-type="float">
            <text:p>1562.39</text:p>
          </table:table-cell>
        </table:table-row>
        <table:table-row table:style-name="ro1">
          <table:table-cell office:value-type="float" office:value="18702990" calcext:value-type="float">
            <text:p>18702990</text:p>
          </table:table-cell>
          <table:table-cell table:formula="of:=[.A1171]/1000/(60*60*24)" office:value-type="time" office:time-value="PT05H11M42.99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68.53" calcext:value-type="float">
            <text:p>1268.53</text:p>
          </table:table-cell>
          <table:table-cell office:value-type="float" office:value="1563.67" calcext:value-type="float">
            <text:p>1563.67</text:p>
          </table:table-cell>
        </table:table-row>
        <table:table-row table:style-name="ro1">
          <table:table-cell office:value-type="float" office:value="18718990" calcext:value-type="float">
            <text:p>18718990</text:p>
          </table:table-cell>
          <table:table-cell table:formula="of:=[.A1172]/1000/(60*60*24)" office:value-type="time" office:time-value="PT05H11M58.99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564.95" calcext:value-type="float">
            <text:p>1564.95</text:p>
          </table:table-cell>
        </table:table-row>
        <table:table-row table:style-name="ro1">
          <table:table-cell office:value-type="float" office:value="18734990" calcext:value-type="float">
            <text:p>18734990</text:p>
          </table:table-cell>
          <table:table-cell table:formula="of:=[.A1173]/1000/(60*60*24)" office:value-type="time" office:time-value="PT05H12M14.99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0.66" calcext:value-type="float">
            <text:p>1270.66</text:p>
          </table:table-cell>
          <table:table-cell office:value-type="float" office:value="1566.23" calcext:value-type="float">
            <text:p>1566.23</text:p>
          </table:table-cell>
        </table:table-row>
        <table:table-row table:style-name="ro1">
          <table:table-cell office:value-type="float" office:value="18750990" calcext:value-type="float">
            <text:p>18750990</text:p>
          </table:table-cell>
          <table:table-cell table:formula="of:=[.A1174]/1000/(60*60*24)" office:value-type="time" office:time-value="PT05H12M30.99S" calcext:value-type="time">
            <text:p>05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271.72" calcext:value-type="float">
            <text:p>1271.72</text:p>
          </table:table-cell>
          <table:table-cell office:value-type="float" office:value="1567.51" calcext:value-type="float">
            <text:p>1567.51</text:p>
          </table:table-cell>
        </table:table-row>
        <table:table-row table:style-name="ro1">
          <table:table-cell office:value-type="float" office:value="18766990" calcext:value-type="float">
            <text:p>18766990</text:p>
          </table:table-cell>
          <table:table-cell table:formula="of:=[.A1175]/1000/(60*60*24)" office:value-type="time" office:time-value="PT05H12M46.99S" calcext:value-type="time">
            <text:p>05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2.78" calcext:value-type="float">
            <text:p>1272.78</text:p>
          </table:table-cell>
          <table:table-cell office:value-type="float" office:value="1568.79" calcext:value-type="float">
            <text:p>1568.79</text:p>
          </table:table-cell>
        </table:table-row>
        <table:table-row table:style-name="ro1">
          <table:table-cell office:value-type="float" office:value="18782990" calcext:value-type="float">
            <text:p>18782990</text:p>
          </table:table-cell>
          <table:table-cell table:formula="of:=[.A1176]/1000/(60*60*24)" office:value-type="time" office:time-value="PT05H13M02.99S" calcext:value-type="time">
            <text:p>05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3.84" calcext:value-type="float">
            <text:p>1273.84</text:p>
          </table:table-cell>
          <table:table-cell office:value-type="float" office:value="1570.07" calcext:value-type="float">
            <text:p>1570.07</text:p>
          </table:table-cell>
        </table:table-row>
        <table:table-row table:style-name="ro1">
          <table:table-cell office:value-type="float" office:value="18798990" calcext:value-type="float">
            <text:p>18798990</text:p>
          </table:table-cell>
          <table:table-cell table:formula="of:=[.A1177]/1000/(60*60*24)" office:value-type="time" office:time-value="PT05H13M18.99S" calcext:value-type="time">
            <text:p>05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4.91" calcext:value-type="float">
            <text:p>1274.91</text:p>
          </table:table-cell>
          <table:table-cell office:value-type="float" office:value="1571.35" calcext:value-type="float">
            <text:p>1571.35</text:p>
          </table:table-cell>
        </table:table-row>
        <table:table-row table:style-name="ro1">
          <table:table-cell office:value-type="float" office:value="18814990" calcext:value-type="float">
            <text:p>18814990</text:p>
          </table:table-cell>
          <table:table-cell table:formula="of:=[.A1178]/1000/(60*60*24)" office:value-type="time" office:time-value="PT05H13M34.99S" calcext:value-type="time">
            <text:p>05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" calcext:value-type="float">
            <text:p>239</text:p>
          </table:table-cell>
          <table:table-cell office:value-type="float" office:value="288.69" calcext:value-type="float">
            <text:p>288.69</text:p>
          </table:table-cell>
          <table:table-cell office:value-type="float" office:value="1275.97" calcext:value-type="float">
            <text:p>1275.97</text:p>
          </table:table-cell>
          <table:table-cell office:value-type="float" office:value="1572.63" calcext:value-type="float">
            <text:p>1572.63</text:p>
          </table:table-cell>
        </table:table-row>
        <table:table-row table:style-name="ro1">
          <table:table-cell office:value-type="float" office:value="18830990" calcext:value-type="float">
            <text:p>18830990</text:p>
          </table:table-cell>
          <table:table-cell table:formula="of:=[.A1179]/1000/(60*60*24)" office:value-type="time" office:time-value="PT05H13M50.99S" calcext:value-type="time">
            <text:p>05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7.03" calcext:value-type="float">
            <text:p>1277.03</text:p>
          </table:table-cell>
          <table:table-cell office:value-type="float" office:value="1573.91" calcext:value-type="float">
            <text:p>1573.91</text:p>
          </table:table-cell>
        </table:table-row>
        <table:table-row table:style-name="ro1">
          <table:table-cell office:value-type="float" office:value="18846990" calcext:value-type="float">
            <text:p>18846990</text:p>
          </table:table-cell>
          <table:table-cell table:formula="of:=[.A1180]/1000/(60*60*24)" office:value-type="time" office:time-value="PT05H14M06.99S" calcext:value-type="time">
            <text:p>05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8.09" calcext:value-type="float">
            <text:p>1278.09</text:p>
          </table:table-cell>
          <table:table-cell office:value-type="float" office:value="1575.19" calcext:value-type="float">
            <text:p>1575.19</text:p>
          </table:table-cell>
        </table:table-row>
        <table:table-row table:style-name="ro1">
          <table:table-cell office:value-type="float" office:value="18862990" calcext:value-type="float">
            <text:p>18862990</text:p>
          </table:table-cell>
          <table:table-cell table:formula="of:=[.A1181]/1000/(60*60*24)" office:value-type="time" office:time-value="PT05H14M22.99S" calcext:value-type="time">
            <text:p>05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79.16" calcext:value-type="float">
            <text:p>1279.16</text:p>
          </table:table-cell>
          <table:table-cell office:value-type="float" office:value="1576.47" calcext:value-type="float">
            <text:p>1576.47</text:p>
          </table:table-cell>
        </table:table-row>
        <table:table-row table:style-name="ro1">
          <table:table-cell office:value-type="float" office:value="18878990" calcext:value-type="float">
            <text:p>18878990</text:p>
          </table:table-cell>
          <table:table-cell table:formula="of:=[.A1182]/1000/(60*60*24)" office:value-type="time" office:time-value="PT05H14M38.99S" calcext:value-type="time">
            <text:p>05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0.22" calcext:value-type="float">
            <text:p>1280.22</text:p>
          </table:table-cell>
          <table:table-cell office:value-type="float" office:value="1577.75" calcext:value-type="float">
            <text:p>1577.75</text:p>
          </table:table-cell>
        </table:table-row>
        <table:table-row table:style-name="ro1">
          <table:table-cell office:value-type="float" office:value="18894990" calcext:value-type="float">
            <text:p>18894990</text:p>
          </table:table-cell>
          <table:table-cell table:formula="of:=[.A1183]/1000/(60*60*24)" office:value-type="time" office:time-value="PT05H14M54.99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1.28" calcext:value-type="float">
            <text:p>1281.28</text:p>
          </table:table-cell>
          <table:table-cell office:value-type="float" office:value="1579.03" calcext:value-type="float">
            <text:p>1579.03</text:p>
          </table:table-cell>
        </table:table-row>
        <table:table-row table:style-name="ro1">
          <table:table-cell office:value-type="float" office:value="18910990" calcext:value-type="float">
            <text:p>18910990</text:p>
          </table:table-cell>
          <table:table-cell table:formula="of:=[.A1184]/1000/(60*60*24)" office:value-type="time" office:time-value="PT05H15M10.99S" calcext:value-type="time">
            <text:p>05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2.34" calcext:value-type="float">
            <text:p>1282.34</text:p>
          </table:table-cell>
          <table:table-cell office:value-type="float" office:value="1580.31" calcext:value-type="float">
            <text:p>1580.31</text:p>
          </table:table-cell>
        </table:table-row>
        <table:table-row table:style-name="ro1">
          <table:table-cell office:value-type="float" office:value="18926990" calcext:value-type="float">
            <text:p>18926990</text:p>
          </table:table-cell>
          <table:table-cell table:formula="of:=[.A1185]/1000/(60*60*24)" office:value-type="time" office:time-value="PT05H15M26.99S" calcext:value-type="time">
            <text:p>05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83.4" calcext:value-type="float">
            <text:p>1283.4</text:p>
          </table:table-cell>
          <table:table-cell office:value-type="float" office:value="1581.59" calcext:value-type="float">
            <text:p>1581.59</text:p>
          </table:table-cell>
        </table:table-row>
        <table:table-row table:style-name="ro1">
          <table:table-cell office:value-type="float" office:value="18942990" calcext:value-type="float">
            <text:p>18942990</text:p>
          </table:table-cell>
          <table:table-cell table:formula="of:=[.A1186]/1000/(60*60*24)" office:value-type="time" office:time-value="PT05H15M42.99S" calcext:value-type="time">
            <text:p>05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84.47" calcext:value-type="float">
            <text:p>1284.47</text:p>
          </table:table-cell>
          <table:table-cell office:value-type="float" office:value="1582.87" calcext:value-type="float">
            <text:p>1582.87</text:p>
          </table:table-cell>
        </table:table-row>
        <table:table-row table:style-name="ro1">
          <table:table-cell office:value-type="float" office:value="18958990" calcext:value-type="float">
            <text:p>18958990</text:p>
          </table:table-cell>
          <table:table-cell table:formula="of:=[.A1187]/1000/(60*60*24)" office:value-type="time" office:time-value="PT05H15M58.99S" calcext:value-type="time">
            <text:p>05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5.53" calcext:value-type="float">
            <text:p>1285.53</text:p>
          </table:table-cell>
          <table:table-cell office:value-type="float" office:value="1584.15" calcext:value-type="float">
            <text:p>1584.15</text:p>
          </table:table-cell>
        </table:table-row>
        <table:table-row table:style-name="ro1">
          <table:table-cell office:value-type="float" office:value="18974990" calcext:value-type="float">
            <text:p>18974990</text:p>
          </table:table-cell>
          <table:table-cell table:formula="of:=[.A1188]/1000/(60*60*24)" office:value-type="time" office:time-value="PT05H16M14.99S" calcext:value-type="time">
            <text:p>05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86.59" calcext:value-type="float">
            <text:p>1286.59</text:p>
          </table:table-cell>
          <table:table-cell office:value-type="float" office:value="1585.43" calcext:value-type="float">
            <text:p>1585.43</text:p>
          </table:table-cell>
        </table:table-row>
        <table:table-row table:style-name="ro1">
          <table:table-cell office:value-type="float" office:value="18990990" calcext:value-type="float">
            <text:p>18990990</text:p>
          </table:table-cell>
          <table:table-cell table:formula="of:=[.A1189]/1000/(60*60*24)" office:value-type="time" office:time-value="PT05H16M30.99S" calcext:value-type="time">
            <text:p>05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87.65" calcext:value-type="float">
            <text:p>1287.65</text:p>
          </table:table-cell>
          <table:table-cell office:value-type="float" office:value="1586.71" calcext:value-type="float">
            <text:p>1586.71</text:p>
          </table:table-cell>
        </table:table-row>
        <table:table-row table:style-name="ro1">
          <table:table-cell office:value-type="float" office:value="19006990" calcext:value-type="float">
            <text:p>19006990</text:p>
          </table:table-cell>
          <table:table-cell table:formula="of:=[.A1190]/1000/(60*60*24)" office:value-type="time" office:time-value="PT05H16M46.99S" calcext:value-type="time">
            <text:p>05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288.72" calcext:value-type="float">
            <text:p>1288.72</text:p>
          </table:table-cell>
          <table:table-cell office:value-type="float" office:value="1587.98" calcext:value-type="float">
            <text:p>1587.98</text:p>
          </table:table-cell>
        </table:table-row>
        <table:table-row table:style-name="ro1">
          <table:table-cell office:value-type="float" office:value="19022990" calcext:value-type="float">
            <text:p>19022990</text:p>
          </table:table-cell>
          <table:table-cell table:formula="of:=[.A1191]/1000/(60*60*24)" office:value-type="time" office:time-value="PT05H17M02.99S" calcext:value-type="time">
            <text:p>05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89.78" calcext:value-type="float">
            <text:p>1289.78</text:p>
          </table:table-cell>
          <table:table-cell office:value-type="float" office:value="1589.26" calcext:value-type="float">
            <text:p>1589.26</text:p>
          </table:table-cell>
        </table:table-row>
        <table:table-row table:style-name="ro1">
          <table:table-cell office:value-type="float" office:value="19038990" calcext:value-type="float">
            <text:p>19038990</text:p>
          </table:table-cell>
          <table:table-cell table:formula="of:=[.A1192]/1000/(60*60*24)" office:value-type="time" office:time-value="PT05H17M18.99S" calcext:value-type="time">
            <text:p>05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0.84" calcext:value-type="float">
            <text:p>1290.84</text:p>
          </table:table-cell>
          <table:table-cell office:value-type="float" office:value="1590.54" calcext:value-type="float">
            <text:p>1590.54</text:p>
          </table:table-cell>
        </table:table-row>
        <table:table-row table:style-name="ro1">
          <table:table-cell office:value-type="float" office:value="19054990" calcext:value-type="float">
            <text:p>19054990</text:p>
          </table:table-cell>
          <table:table-cell table:formula="of:=[.A1193]/1000/(60*60*24)" office:value-type="time" office:time-value="PT05H17M34.99S" calcext:value-type="time">
            <text:p>05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1.9" calcext:value-type="float">
            <text:p>1291.9</text:p>
          </table:table-cell>
          <table:table-cell office:value-type="float" office:value="1591.82" calcext:value-type="float">
            <text:p>1591.82</text:p>
          </table:table-cell>
        </table:table-row>
        <table:table-row table:style-name="ro1">
          <table:table-cell office:value-type="float" office:value="19070990" calcext:value-type="float">
            <text:p>19070990</text:p>
          </table:table-cell>
          <table:table-cell table:formula="of:=[.A1194]/1000/(60*60*24)" office:value-type="time" office:time-value="PT05H17M50.99S" calcext:value-type="time">
            <text:p>05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2.96" calcext:value-type="float">
            <text:p>1292.96</text:p>
          </table:table-cell>
          <table:table-cell office:value-type="float" office:value="1593.1" calcext:value-type="float">
            <text:p>1593.1</text:p>
          </table:table-cell>
        </table:table-row>
        <table:table-row table:style-name="ro1">
          <table:table-cell office:value-type="float" office:value="19086990" calcext:value-type="float">
            <text:p>19086990</text:p>
          </table:table-cell>
          <table:table-cell table:formula="of:=[.A1195]/1000/(60*60*24)" office:value-type="time" office:time-value="PT05H18M06.99S" calcext:value-type="time">
            <text:p>05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8.9" calcext:value-type="float">
            <text:p>238.9</text:p>
          </table:table-cell>
          <table:table-cell office:value-type="float" office:value="288.56" calcext:value-type="float">
            <text:p>288.56</text:p>
          </table:table-cell>
          <table:table-cell office:value-type="float" office:value="1294.03" calcext:value-type="float">
            <text:p>1294.03</text:p>
          </table:table-cell>
          <table:table-cell office:value-type="float" office:value="1594.38" calcext:value-type="float">
            <text:p>1594.38</text:p>
          </table:table-cell>
        </table:table-row>
        <table:table-row table:style-name="ro1">
          <table:table-cell office:value-type="float" office:value="19102990" calcext:value-type="float">
            <text:p>19102990</text:p>
          </table:table-cell>
          <table:table-cell table:formula="of:=[.A1196]/1000/(60*60*24)" office:value-type="time" office:time-value="PT05H18M22.99S" calcext:value-type="time">
            <text:p>05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5.09" calcext:value-type="float">
            <text:p>1295.09</text:p>
          </table:table-cell>
          <table:table-cell office:value-type="float" office:value="1595.65" calcext:value-type="float">
            <text:p>1595.65</text:p>
          </table:table-cell>
        </table:table-row>
        <table:table-row table:style-name="ro1">
          <table:table-cell office:value-type="float" office:value="19118990" calcext:value-type="float">
            <text:p>19118990</text:p>
          </table:table-cell>
          <table:table-cell table:formula="of:=[.A1197]/1000/(60*60*24)" office:value-type="time" office:time-value="PT05H18M38.99S" calcext:value-type="time">
            <text:p>05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6.15" calcext:value-type="float">
            <text:p>1296.15</text:p>
          </table:table-cell>
          <table:table-cell office:value-type="float" office:value="1596.93" calcext:value-type="float">
            <text:p>1596.93</text:p>
          </table:table-cell>
        </table:table-row>
        <table:table-row table:style-name="ro1">
          <table:table-cell office:value-type="float" office:value="19134990" calcext:value-type="float">
            <text:p>19134990</text:p>
          </table:table-cell>
          <table:table-cell table:formula="of:=[.A1198]/1000/(60*60*24)" office:value-type="time" office:time-value="PT05H18M54.99S" calcext:value-type="time">
            <text:p>05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7.21" calcext:value-type="float">
            <text:p>1297.21</text:p>
          </table:table-cell>
          <table:table-cell office:value-type="float" office:value="1598.21" calcext:value-type="float">
            <text:p>1598.21</text:p>
          </table:table-cell>
        </table:table-row>
        <table:table-row table:style-name="ro1">
          <table:table-cell office:value-type="float" office:value="19150990" calcext:value-type="float">
            <text:p>19150990</text:p>
          </table:table-cell>
          <table:table-cell table:formula="of:=[.A1199]/1000/(60*60*24)" office:value-type="time" office:time-value="PT05H19M10.99S" calcext:value-type="time">
            <text:p>05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8.28" calcext:value-type="float">
            <text:p>1298.28</text:p>
          </table:table-cell>
          <table:table-cell office:value-type="float" office:value="1599.49" calcext:value-type="float">
            <text:p>1599.49</text:p>
          </table:table-cell>
        </table:table-row>
        <table:table-row table:style-name="ro1">
          <table:table-cell office:value-type="float" office:value="19166990" calcext:value-type="float">
            <text:p>19166990</text:p>
          </table:table-cell>
          <table:table-cell table:formula="of:=[.A1200]/1000/(60*60*24)" office:value-type="time" office:time-value="PT05H19M26.99S" calcext:value-type="time">
            <text:p>05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299.34" calcext:value-type="float">
            <text:p>1299.34</text:p>
          </table:table-cell>
          <table:table-cell office:value-type="float" office:value="1600.77" calcext:value-type="float">
            <text:p>1600.77</text:p>
          </table:table-cell>
        </table:table-row>
        <table:table-row table:style-name="ro1">
          <table:table-cell office:value-type="float" office:value="19182990" calcext:value-type="float">
            <text:p>19182990</text:p>
          </table:table-cell>
          <table:table-cell table:formula="of:=[.A1201]/1000/(60*60*24)" office:value-type="time" office:time-value="PT05H19M42.99S" calcext:value-type="time">
            <text:p>05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0.4" calcext:value-type="float">
            <text:p>1300.4</text:p>
          </table:table-cell>
          <table:table-cell office:value-type="float" office:value="1602.04" calcext:value-type="float">
            <text:p>1602.04</text:p>
          </table:table-cell>
        </table:table-row>
        <table:table-row table:style-name="ro1">
          <table:table-cell office:value-type="float" office:value="19198990" calcext:value-type="float">
            <text:p>19198990</text:p>
          </table:table-cell>
          <table:table-cell table:formula="of:=[.A1202]/1000/(60*60*24)" office:value-type="time" office:time-value="PT05H19M58.99S" calcext:value-type="time">
            <text:p>05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1.46" calcext:value-type="float">
            <text:p>1301.46</text:p>
          </table:table-cell>
          <table:table-cell office:value-type="float" office:value="1603.32" calcext:value-type="float">
            <text:p>1603.32</text:p>
          </table:table-cell>
        </table:table-row>
        <table:table-row table:style-name="ro1">
          <table:table-cell office:value-type="float" office:value="19214990" calcext:value-type="float">
            <text:p>19214990</text:p>
          </table:table-cell>
          <table:table-cell table:formula="of:=[.A1203]/1000/(60*60*24)" office:value-type="time" office:time-value="PT05H20M14.99S" calcext:value-type="time">
            <text:p>05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2.52" calcext:value-type="float">
            <text:p>1302.52</text:p>
          </table:table-cell>
          <table:table-cell office:value-type="float" office:value="1604.6" calcext:value-type="float">
            <text:p>1604.6</text:p>
          </table:table-cell>
        </table:table-row>
        <table:table-row table:style-name="ro1">
          <table:table-cell office:value-type="float" office:value="19230990" calcext:value-type="float">
            <text:p>19230990</text:p>
          </table:table-cell>
          <table:table-cell table:formula="of:=[.A1204]/1000/(60*60*24)" office:value-type="time" office:time-value="PT05H20M30.99S" calcext:value-type="time">
            <text:p>05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3.59" calcext:value-type="float">
            <text:p>1303.59</text:p>
          </table:table-cell>
          <table:table-cell office:value-type="float" office:value="1605.88" calcext:value-type="float">
            <text:p>1605.88</text:p>
          </table:table-cell>
        </table:table-row>
        <table:table-row table:style-name="ro1">
          <table:table-cell office:value-type="float" office:value="19246990" calcext:value-type="float">
            <text:p>19246990</text:p>
          </table:table-cell>
          <table:table-cell table:formula="of:=[.A1205]/1000/(60*60*24)" office:value-type="time" office:time-value="PT05H20M46.99S" calcext:value-type="time">
            <text:p>05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1607.15" calcext:value-type="float">
            <text:p>1607.15</text:p>
          </table:table-cell>
        </table:table-row>
        <table:table-row table:style-name="ro1">
          <table:table-cell office:value-type="float" office:value="19262990" calcext:value-type="float">
            <text:p>19262990</text:p>
          </table:table-cell>
          <table:table-cell table:formula="of:=[.A1206]/1000/(60*60*24)" office:value-type="time" office:time-value="PT05H21M02.99S" calcext:value-type="time">
            <text:p>05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05.71" calcext:value-type="float">
            <text:p>1305.71</text:p>
          </table:table-cell>
          <table:table-cell office:value-type="float" office:value="1608.43" calcext:value-type="float">
            <text:p>1608.43</text:p>
          </table:table-cell>
        </table:table-row>
        <table:table-row table:style-name="ro1">
          <table:table-cell office:value-type="float" office:value="19278990" calcext:value-type="float">
            <text:p>19278990</text:p>
          </table:table-cell>
          <table:table-cell table:formula="of:=[.A1207]/1000/(60*60*24)" office:value-type="time" office:time-value="PT05H21M18.99S" calcext:value-type="time">
            <text:p>05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06.77" calcext:value-type="float">
            <text:p>1306.77</text:p>
          </table:table-cell>
          <table:table-cell office:value-type="float" office:value="1609.71" calcext:value-type="float">
            <text:p>1609.71</text:p>
          </table:table-cell>
        </table:table-row>
        <table:table-row table:style-name="ro1">
          <table:table-cell office:value-type="float" office:value="19294990" calcext:value-type="float">
            <text:p>19294990</text:p>
          </table:table-cell>
          <table:table-cell table:formula="of:=[.A1208]/1000/(60*60*24)" office:value-type="time" office:time-value="PT05H21M34.99S" calcext:value-type="time">
            <text:p>05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07.83" calcext:value-type="float">
            <text:p>1307.83</text:p>
          </table:table-cell>
          <table:table-cell office:value-type="float" office:value="1610.99" calcext:value-type="float">
            <text:p>1610.99</text:p>
          </table:table-cell>
        </table:table-row>
        <table:table-row table:style-name="ro1">
          <table:table-cell office:value-type="float" office:value="19310990" calcext:value-type="float">
            <text:p>19310990</text:p>
          </table:table-cell>
          <table:table-cell table:formula="of:=[.A1209]/1000/(60*60*24)" office:value-type="time" office:time-value="PT05H21M50.99S" calcext:value-type="time">
            <text:p>05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08.89" calcext:value-type="float">
            <text:p>1308.89</text:p>
          </table:table-cell>
          <table:table-cell office:value-type="float" office:value="1612.27" calcext:value-type="float">
            <text:p>1612.27</text:p>
          </table:table-cell>
        </table:table-row>
        <table:table-row table:style-name="ro1">
          <table:table-cell office:value-type="float" office:value="19326990" calcext:value-type="float">
            <text:p>19326990</text:p>
          </table:table-cell>
          <table:table-cell table:formula="of:=[.A1210]/1000/(60*60*24)" office:value-type="time" office:time-value="PT05H22M06.99S" calcext:value-type="time">
            <text:p>05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09.95" calcext:value-type="float">
            <text:p>1309.95</text:p>
          </table:table-cell>
          <table:table-cell office:value-type="float" office:value="1613.54" calcext:value-type="float">
            <text:p>1613.54</text:p>
          </table:table-cell>
        </table:table-row>
        <table:table-row table:style-name="ro1">
          <table:table-cell office:value-type="float" office:value="19342990" calcext:value-type="float">
            <text:p>19342990</text:p>
          </table:table-cell>
          <table:table-cell table:formula="of:=[.A1211]/1000/(60*60*24)" office:value-type="time" office:time-value="PT05H22M22.99S" calcext:value-type="time">
            <text:p>05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1.01" calcext:value-type="float">
            <text:p>1311.01</text:p>
          </table:table-cell>
          <table:table-cell office:value-type="float" office:value="1614.82" calcext:value-type="float">
            <text:p>1614.82</text:p>
          </table:table-cell>
        </table:table-row>
        <table:table-row table:style-name="ro1">
          <table:table-cell office:value-type="float" office:value="19358990" calcext:value-type="float">
            <text:p>19358990</text:p>
          </table:table-cell>
          <table:table-cell table:formula="of:=[.A1212]/1000/(60*60*24)" office:value-type="time" office:time-value="PT05H22M38.99S" calcext:value-type="time">
            <text:p>05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2.07" calcext:value-type="float">
            <text:p>1312.07</text:p>
          </table:table-cell>
          <table:table-cell office:value-type="float" office:value="1616.1" calcext:value-type="float">
            <text:p>1616.1</text:p>
          </table:table-cell>
        </table:table-row>
        <table:table-row table:style-name="ro1">
          <table:table-cell office:value-type="float" office:value="19374990" calcext:value-type="float">
            <text:p>19374990</text:p>
          </table:table-cell>
          <table:table-cell table:formula="of:=[.A1213]/1000/(60*60*24)" office:value-type="time" office:time-value="PT05H22M54.99S" calcext:value-type="time">
            <text:p>05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3.13" calcext:value-type="float">
            <text:p>1313.13</text:p>
          </table:table-cell>
          <table:table-cell office:value-type="float" office:value="1617.38" calcext:value-type="float">
            <text:p>1617.38</text:p>
          </table:table-cell>
        </table:table-row>
        <table:table-row table:style-name="ro1">
          <table:table-cell office:value-type="float" office:value="19390990" calcext:value-type="float">
            <text:p>19390990</text:p>
          </table:table-cell>
          <table:table-cell table:formula="of:=[.A1214]/1000/(60*60*24)" office:value-type="time" office:time-value="PT05H23M10.99S" calcext:value-type="time">
            <text:p>05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4.2" calcext:value-type="float">
            <text:p>1314.2</text:p>
          </table:table-cell>
          <table:table-cell office:value-type="float" office:value="1618.65" calcext:value-type="float">
            <text:p>1618.65</text:p>
          </table:table-cell>
        </table:table-row>
        <table:table-row table:style-name="ro1">
          <table:table-cell office:value-type="float" office:value="19406990" calcext:value-type="float">
            <text:p>19406990</text:p>
          </table:table-cell>
          <table:table-cell table:formula="of:=[.A1215]/1000/(60*60*24)" office:value-type="time" office:time-value="PT05H23M26.99S" calcext:value-type="time">
            <text:p>05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315.26" calcext:value-type="float">
            <text:p>1315.26</text:p>
          </table:table-cell>
          <table:table-cell office:value-type="float" office:value="1619.93" calcext:value-type="float">
            <text:p>1619.93</text:p>
          </table:table-cell>
        </table:table-row>
        <table:table-row table:style-name="ro1">
          <table:table-cell office:value-type="float" office:value="19422990" calcext:value-type="float">
            <text:p>19422990</text:p>
          </table:table-cell>
          <table:table-cell table:formula="of:=[.A1216]/1000/(60*60*24)" office:value-type="time" office:time-value="PT05H23M42.99S" calcext:value-type="time">
            <text:p>05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8.8" calcext:value-type="float">
            <text:p>238.8</text:p>
          </table:table-cell>
          <table:table-cell office:value-type="float" office:value="288.44" calcext:value-type="float">
            <text:p>288.44</text:p>
          </table:table-cell>
          <table:table-cell office:value-type="float" office:value="1316.32" calcext:value-type="float">
            <text:p>1316.32</text:p>
          </table:table-cell>
          <table:table-cell office:value-type="float" office:value="1621.21" calcext:value-type="float">
            <text:p>1621.21</text:p>
          </table:table-cell>
        </table:table-row>
        <table:table-row table:style-name="ro1">
          <table:table-cell office:value-type="float" office:value="19438990" calcext:value-type="float">
            <text:p>19438990</text:p>
          </table:table-cell>
          <table:table-cell table:formula="of:=[.A1217]/1000/(60*60*24)" office:value-type="time" office:time-value="PT05H23M58.99S" calcext:value-type="time">
            <text:p>05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17.38" calcext:value-type="float">
            <text:p>1317.38</text:p>
          </table:table-cell>
          <table:table-cell office:value-type="float" office:value="1622.49" calcext:value-type="float">
            <text:p>1622.49</text:p>
          </table:table-cell>
        </table:table-row>
        <table:table-row table:style-name="ro1">
          <table:table-cell office:value-type="float" office:value="19454990" calcext:value-type="float">
            <text:p>19454990</text:p>
          </table:table-cell>
          <table:table-cell table:formula="of:=[.A1218]/1000/(60*60*24)" office:value-type="time" office:time-value="PT05H24M14.99S" calcext:value-type="time">
            <text:p>05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18.44" calcext:value-type="float">
            <text:p>1318.44</text:p>
          </table:table-cell>
          <table:table-cell office:value-type="float" office:value="1623.76" calcext:value-type="float">
            <text:p>1623.76</text:p>
          </table:table-cell>
        </table:table-row>
        <table:table-row table:style-name="ro1">
          <table:table-cell office:value-type="float" office:value="19470990" calcext:value-type="float">
            <text:p>19470990</text:p>
          </table:table-cell>
          <table:table-cell table:formula="of:=[.A1219]/1000/(60*60*24)" office:value-type="time" office:time-value="PT05H24M30.99S" calcext:value-type="time">
            <text:p>05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19.5" calcext:value-type="float">
            <text:p>1319.5</text:p>
          </table:table-cell>
          <table:table-cell office:value-type="float" office:value="1625.04" calcext:value-type="float">
            <text:p>1625.04</text:p>
          </table:table-cell>
        </table:table-row>
        <table:table-row table:style-name="ro1">
          <table:table-cell office:value-type="float" office:value="19486990" calcext:value-type="float">
            <text:p>19486990</text:p>
          </table:table-cell>
          <table:table-cell table:formula="of:=[.A1220]/1000/(60*60*24)" office:value-type="time" office:time-value="PT05H24M46.99S" calcext:value-type="time">
            <text:p>05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0.56" calcext:value-type="float">
            <text:p>1320.56</text:p>
          </table:table-cell>
          <table:table-cell office:value-type="float" office:value="1626.32" calcext:value-type="float">
            <text:p>1626.32</text:p>
          </table:table-cell>
        </table:table-row>
        <table:table-row table:style-name="ro1">
          <table:table-cell office:value-type="float" office:value="19502990" calcext:value-type="float">
            <text:p>19502990</text:p>
          </table:table-cell>
          <table:table-cell table:formula="of:=[.A1221]/1000/(60*60*24)" office:value-type="time" office:time-value="PT05H25M02.99S" calcext:value-type="time">
            <text:p>05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1.62" calcext:value-type="float">
            <text:p>1321.62</text:p>
          </table:table-cell>
          <table:table-cell office:value-type="float" office:value="1627.6" calcext:value-type="float">
            <text:p>1627.6</text:p>
          </table:table-cell>
        </table:table-row>
        <table:table-row table:style-name="ro1">
          <table:table-cell office:value-type="float" office:value="19518990" calcext:value-type="float">
            <text:p>19518990</text:p>
          </table:table-cell>
          <table:table-cell table:formula="of:=[.A1222]/1000/(60*60*24)" office:value-type="time" office:time-value="PT05H25M18.99S" calcext:value-type="time">
            <text:p>05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322.68" calcext:value-type="float">
            <text:p>1322.68</text:p>
          </table:table-cell>
          <table:table-cell office:value-type="float" office:value="1628.87" calcext:value-type="float">
            <text:p>1628.87</text:p>
          </table:table-cell>
        </table:table-row>
        <table:table-row table:style-name="ro1">
          <table:table-cell office:value-type="float" office:value="19534990" calcext:value-type="float">
            <text:p>19534990</text:p>
          </table:table-cell>
          <table:table-cell table:formula="of:=[.A1223]/1000/(60*60*24)" office:value-type="time" office:time-value="PT05H25M34.99S" calcext:value-type="time">
            <text:p>05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23.74" calcext:value-type="float">
            <text:p>1323.74</text:p>
          </table:table-cell>
          <table:table-cell office:value-type="float" office:value="1630.15" calcext:value-type="float">
            <text:p>1630.15</text:p>
          </table:table-cell>
        </table:table-row>
        <table:table-row table:style-name="ro1">
          <table:table-cell office:value-type="float" office:value="19550990" calcext:value-type="float">
            <text:p>19550990</text:p>
          </table:table-cell>
          <table:table-cell table:formula="of:=[.A1224]/1000/(60*60*24)" office:value-type="time" office:time-value="PT05H25M50.99S" calcext:value-type="time">
            <text:p>05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4.8" calcext:value-type="float">
            <text:p>1324.8</text:p>
          </table:table-cell>
          <table:table-cell office:value-type="float" office:value="1631.43" calcext:value-type="float">
            <text:p>1631.43</text:p>
          </table:table-cell>
        </table:table-row>
        <table:table-row table:style-name="ro1">
          <table:table-cell office:value-type="float" office:value="19566990" calcext:value-type="float">
            <text:p>19566990</text:p>
          </table:table-cell>
          <table:table-cell table:formula="of:=[.A1225]/1000/(60*60*24)" office:value-type="time" office:time-value="PT05H26M06.99S" calcext:value-type="time">
            <text:p>05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5.86" calcext:value-type="float">
            <text:p>1325.86</text:p>
          </table:table-cell>
          <table:table-cell office:value-type="float" office:value="1632.71" calcext:value-type="float">
            <text:p>1632.71</text:p>
          </table:table-cell>
        </table:table-row>
        <table:table-row table:style-name="ro1">
          <table:table-cell office:value-type="float" office:value="19582990" calcext:value-type="float">
            <text:p>19582990</text:p>
          </table:table-cell>
          <table:table-cell table:formula="of:=[.A1226]/1000/(60*60*24)" office:value-type="time" office:time-value="PT05H26M22.99S" calcext:value-type="time">
            <text:p>05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326.92" calcext:value-type="float">
            <text:p>1326.92</text:p>
          </table:table-cell>
          <table:table-cell office:value-type="float" office:value="1633.98" calcext:value-type="float">
            <text:p>1633.98</text:p>
          </table:table-cell>
        </table:table-row>
        <table:table-row table:style-name="ro1">
          <table:table-cell office:value-type="float" office:value="19598990" calcext:value-type="float">
            <text:p>19598990</text:p>
          </table:table-cell>
          <table:table-cell table:formula="of:=[.A1227]/1000/(60*60*24)" office:value-type="time" office:time-value="PT05H26M38.99S" calcext:value-type="time">
            <text:p>05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7.99" calcext:value-type="float">
            <text:p>1327.99</text:p>
          </table:table-cell>
          <table:table-cell office:value-type="float" office:value="1635.26" calcext:value-type="float">
            <text:p>1635.26</text:p>
          </table:table-cell>
        </table:table-row>
        <table:table-row table:style-name="ro1">
          <table:table-cell office:value-type="float" office:value="19614990" calcext:value-type="float">
            <text:p>19614990</text:p>
          </table:table-cell>
          <table:table-cell table:formula="of:=[.A1228]/1000/(60*60*24)" office:value-type="time" office:time-value="PT05H26M54.99S" calcext:value-type="time">
            <text:p>05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29.05" calcext:value-type="float">
            <text:p>1329.05</text:p>
          </table:table-cell>
          <table:table-cell office:value-type="float" office:value="1636.54" calcext:value-type="float">
            <text:p>1636.54</text:p>
          </table:table-cell>
        </table:table-row>
        <table:table-row table:style-name="ro1">
          <table:table-cell office:value-type="float" office:value="19630990" calcext:value-type="float">
            <text:p>19630990</text:p>
          </table:table-cell>
          <table:table-cell table:formula="of:=[.A1229]/1000/(60*60*24)" office:value-type="time" office:time-value="PT05H27M10.99S" calcext:value-type="time">
            <text:p>05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0.11" calcext:value-type="float">
            <text:p>1330.11</text:p>
          </table:table-cell>
          <table:table-cell office:value-type="float" office:value="1637.81" calcext:value-type="float">
            <text:p>1637.81</text:p>
          </table:table-cell>
        </table:table-row>
        <table:table-row table:style-name="ro1">
          <table:table-cell office:value-type="float" office:value="19646990" calcext:value-type="float">
            <text:p>19646990</text:p>
          </table:table-cell>
          <table:table-cell table:formula="of:=[.A1230]/1000/(60*60*24)" office:value-type="time" office:time-value="PT05H27M26.99S" calcext:value-type="time">
            <text:p>05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1.17" calcext:value-type="float">
            <text:p>1331.17</text:p>
          </table:table-cell>
          <table:table-cell office:value-type="float" office:value="1639.09" calcext:value-type="float">
            <text:p>1639.09</text:p>
          </table:table-cell>
        </table:table-row>
        <table:table-row table:style-name="ro1">
          <table:table-cell office:value-type="float" office:value="19662990" calcext:value-type="float">
            <text:p>19662990</text:p>
          </table:table-cell>
          <table:table-cell table:formula="of:=[.A1231]/1000/(60*60*24)" office:value-type="time" office:time-value="PT05H27M42.99S" calcext:value-type="time">
            <text:p>05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2.23" calcext:value-type="float">
            <text:p>1332.23</text:p>
          </table:table-cell>
          <table:table-cell office:value-type="float" office:value="1640.37" calcext:value-type="float">
            <text:p>1640.37</text:p>
          </table:table-cell>
        </table:table-row>
        <table:table-row table:style-name="ro1">
          <table:table-cell office:value-type="float" office:value="19678990" calcext:value-type="float">
            <text:p>19678990</text:p>
          </table:table-cell>
          <table:table-cell table:formula="of:=[.A1232]/1000/(60*60*24)" office:value-type="time" office:time-value="PT05H27M58.99S" calcext:value-type="time">
            <text:p>05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33.29" calcext:value-type="float">
            <text:p>1333.29</text:p>
          </table:table-cell>
          <table:table-cell office:value-type="float" office:value="1641.65" calcext:value-type="float">
            <text:p>1641.65</text:p>
          </table:table-cell>
        </table:table-row>
        <table:table-row table:style-name="ro1">
          <table:table-cell office:value-type="float" office:value="19694990" calcext:value-type="float">
            <text:p>19694990</text:p>
          </table:table-cell>
          <table:table-cell table:formula="of:=[.A1233]/1000/(60*60*24)" office:value-type="time" office:time-value="PT05H28M14.99S" calcext:value-type="time">
            <text:p>05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4.35" calcext:value-type="float">
            <text:p>1334.35</text:p>
          </table:table-cell>
          <table:table-cell office:value-type="float" office:value="1642.92" calcext:value-type="float">
            <text:p>1642.92</text:p>
          </table:table-cell>
        </table:table-row>
        <table:table-row table:style-name="ro1">
          <table:table-cell office:value-type="float" office:value="19710990" calcext:value-type="float">
            <text:p>19710990</text:p>
          </table:table-cell>
          <table:table-cell table:formula="of:=[.A1234]/1000/(60*60*24)" office:value-type="time" office:time-value="PT05H28M30.99S" calcext:value-type="time">
            <text:p>05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5.41" calcext:value-type="float">
            <text:p>1335.41</text:p>
          </table:table-cell>
          <table:table-cell office:value-type="float" office:value="1644.2" calcext:value-type="float">
            <text:p>1644.2</text:p>
          </table:table-cell>
        </table:table-row>
        <table:table-row table:style-name="ro1">
          <table:table-cell office:value-type="float" office:value="19726990" calcext:value-type="float">
            <text:p>19726990</text:p>
          </table:table-cell>
          <table:table-cell table:formula="of:=[.A1235]/1000/(60*60*24)" office:value-type="time" office:time-value="PT05H28M46.99S" calcext:value-type="time">
            <text:p>05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336.47" calcext:value-type="float">
            <text:p>1336.47</text:p>
          </table:table-cell>
          <table:table-cell office:value-type="float" office:value="1645.48" calcext:value-type="float">
            <text:p>1645.48</text:p>
          </table:table-cell>
        </table:table-row>
        <table:table-row table:style-name="ro1">
          <table:table-cell office:value-type="float" office:value="19742990" calcext:value-type="float">
            <text:p>19742990</text:p>
          </table:table-cell>
          <table:table-cell table:formula="of:=[.A1236]/1000/(60*60*24)" office:value-type="time" office:time-value="PT05H29M02.99S" calcext:value-type="time">
            <text:p>05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37.53" calcext:value-type="float">
            <text:p>1337.53</text:p>
          </table:table-cell>
          <table:table-cell office:value-type="float" office:value="1646.75" calcext:value-type="float">
            <text:p>1646.75</text:p>
          </table:table-cell>
        </table:table-row>
        <table:table-row table:style-name="ro1">
          <table:table-cell office:value-type="float" office:value="19758990" calcext:value-type="float">
            <text:p>19758990</text:p>
          </table:table-cell>
          <table:table-cell table:formula="of:=[.A1237]/1000/(60*60*24)" office:value-type="time" office:time-value="PT05H29M18.99S" calcext:value-type="time">
            <text:p>05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38.59" calcext:value-type="float">
            <text:p>1338.59</text:p>
          </table:table-cell>
          <table:table-cell office:value-type="float" office:value="1648.03" calcext:value-type="float">
            <text:p>1648.03</text:p>
          </table:table-cell>
        </table:table-row>
        <table:table-row table:style-name="ro1">
          <table:table-cell office:value-type="float" office:value="19774990" calcext:value-type="float">
            <text:p>19774990</text:p>
          </table:table-cell>
          <table:table-cell table:formula="of:=[.A1238]/1000/(60*60*24)" office:value-type="time" office:time-value="PT05H29M34.99S" calcext:value-type="time">
            <text:p>05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39.65" calcext:value-type="float">
            <text:p>1339.65</text:p>
          </table:table-cell>
          <table:table-cell office:value-type="float" office:value="1649.31" calcext:value-type="float">
            <text:p>1649.31</text:p>
          </table:table-cell>
        </table:table-row>
        <table:table-row table:style-name="ro1">
          <table:table-cell office:value-type="float" office:value="19790990" calcext:value-type="float">
            <text:p>19790990</text:p>
          </table:table-cell>
          <table:table-cell table:formula="of:=[.A1239]/1000/(60*60*24)" office:value-type="time" office:time-value="PT05H29M50.99S" calcext:value-type="time">
            <text:p>05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0.71" calcext:value-type="float">
            <text:p>1340.71</text:p>
          </table:table-cell>
          <table:table-cell office:value-type="float" office:value="1650.58" calcext:value-type="float">
            <text:p>1650.58</text:p>
          </table:table-cell>
        </table:table-row>
        <table:table-row table:style-name="ro1">
          <table:table-cell office:value-type="float" office:value="19806990" calcext:value-type="float">
            <text:p>19806990</text:p>
          </table:table-cell>
          <table:table-cell table:formula="of:=[.A1240]/1000/(60*60*24)" office:value-type="time" office:time-value="PT05H30M06.99S" calcext:value-type="time">
            <text:p>05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1.77" calcext:value-type="float">
            <text:p>1341.77</text:p>
          </table:table-cell>
          <table:table-cell office:value-type="float" office:value="1651.86" calcext:value-type="float">
            <text:p>1651.86</text:p>
          </table:table-cell>
        </table:table-row>
        <table:table-row table:style-name="ro1">
          <table:table-cell office:value-type="float" office:value="19822990" calcext:value-type="float">
            <text:p>19822990</text:p>
          </table:table-cell>
          <table:table-cell table:formula="of:=[.A1241]/1000/(60*60*24)" office:value-type="time" office:time-value="PT05H30M22.99S" calcext:value-type="time">
            <text:p>05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2.83" calcext:value-type="float">
            <text:p>1342.83</text:p>
          </table:table-cell>
          <table:table-cell office:value-type="float" office:value="1653.14" calcext:value-type="float">
            <text:p>1653.14</text:p>
          </table:table-cell>
        </table:table-row>
        <table:table-row table:style-name="ro1">
          <table:table-cell office:value-type="float" office:value="19838990" calcext:value-type="float">
            <text:p>19838990</text:p>
          </table:table-cell>
          <table:table-cell table:formula="of:=[.A1242]/1000/(60*60*24)" office:value-type="time" office:time-value="PT05H30M38.99S" calcext:value-type="time">
            <text:p>05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3.89" calcext:value-type="float">
            <text:p>1343.89</text:p>
          </table:table-cell>
          <table:table-cell office:value-type="float" office:value="1654.42" calcext:value-type="float">
            <text:p>1654.42</text:p>
          </table:table-cell>
        </table:table-row>
        <table:table-row table:style-name="ro1">
          <table:table-cell office:value-type="float" office:value="19854990" calcext:value-type="float">
            <text:p>19854990</text:p>
          </table:table-cell>
          <table:table-cell table:formula="of:=[.A1243]/1000/(60*60*24)" office:value-type="time" office:time-value="PT05H30M54.99S" calcext:value-type="time">
            <text:p>05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4.95" calcext:value-type="float">
            <text:p>1344.95</text:p>
          </table:table-cell>
          <table:table-cell office:value-type="float" office:value="1655.69" calcext:value-type="float">
            <text:p>1655.69</text:p>
          </table:table-cell>
        </table:table-row>
        <table:table-row table:style-name="ro1">
          <table:table-cell office:value-type="float" office:value="19870990" calcext:value-type="float">
            <text:p>19870990</text:p>
          </table:table-cell>
          <table:table-cell table:formula="of:=[.A1244]/1000/(60*60*24)" office:value-type="time" office:time-value="PT05H31M10.99S" calcext:value-type="time">
            <text:p>05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6.02" calcext:value-type="float">
            <text:p>1346.02</text:p>
          </table:table-cell>
          <table:table-cell office:value-type="float" office:value="1656.97" calcext:value-type="float">
            <text:p>1656.97</text:p>
          </table:table-cell>
        </table:table-row>
        <table:table-row table:style-name="ro1">
          <table:table-cell office:value-type="float" office:value="19886990" calcext:value-type="float">
            <text:p>19886990</text:p>
          </table:table-cell>
          <table:table-cell table:formula="of:=[.A1245]/1000/(60*60*24)" office:value-type="time" office:time-value="PT05H31M26.99S" calcext:value-type="time">
            <text:p>05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7.08" calcext:value-type="float">
            <text:p>1347.08</text:p>
          </table:table-cell>
          <table:table-cell office:value-type="float" office:value="1658.25" calcext:value-type="float">
            <text:p>1658.25</text:p>
          </table:table-cell>
        </table:table-row>
        <table:table-row table:style-name="ro1">
          <table:table-cell office:value-type="float" office:value="19902990" calcext:value-type="float">
            <text:p>19902990</text:p>
          </table:table-cell>
          <table:table-cell table:formula="of:=[.A1246]/1000/(60*60*24)" office:value-type="time" office:time-value="PT05H31M42.99S" calcext:value-type="time">
            <text:p>05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8.14" calcext:value-type="float">
            <text:p>1348.14</text:p>
          </table:table-cell>
          <table:table-cell office:value-type="float" office:value="1659.52" calcext:value-type="float">
            <text:p>1659.52</text:p>
          </table:table-cell>
        </table:table-row>
        <table:table-row table:style-name="ro1">
          <table:table-cell office:value-type="float" office:value="19918990" calcext:value-type="float">
            <text:p>19918990</text:p>
          </table:table-cell>
          <table:table-cell table:formula="of:=[.A1247]/1000/(60*60*24)" office:value-type="time" office:time-value="PT05H31M58.99S" calcext:value-type="time">
            <text:p>05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49.2" calcext:value-type="float">
            <text:p>1349.2</text:p>
          </table:table-cell>
          <table:table-cell office:value-type="float" office:value="1660.8" calcext:value-type="float">
            <text:p>1660.8</text:p>
          </table:table-cell>
        </table:table-row>
        <table:table-row table:style-name="ro1">
          <table:table-cell office:value-type="float" office:value="19934990" calcext:value-type="float">
            <text:p>19934990</text:p>
          </table:table-cell>
          <table:table-cell table:formula="of:=[.A1248]/1000/(60*60*24)" office:value-type="time" office:time-value="PT05H32M14.99S" calcext:value-type="time">
            <text:p>05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0.26" calcext:value-type="float">
            <text:p>1350.26</text:p>
          </table:table-cell>
          <table:table-cell office:value-type="float" office:value="1662.07" calcext:value-type="float">
            <text:p>1662.07</text:p>
          </table:table-cell>
        </table:table-row>
        <table:table-row table:style-name="ro1">
          <table:table-cell office:value-type="float" office:value="19950990" calcext:value-type="float">
            <text:p>19950990</text:p>
          </table:table-cell>
          <table:table-cell table:formula="of:=[.A1249]/1000/(60*60*24)" office:value-type="time" office:time-value="PT05H32M30.99S" calcext:value-type="time">
            <text:p>05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1.32" calcext:value-type="float">
            <text:p>1351.32</text:p>
          </table:table-cell>
          <table:table-cell office:value-type="float" office:value="1663.35" calcext:value-type="float">
            <text:p>1663.35</text:p>
          </table:table-cell>
        </table:table-row>
        <table:table-row table:style-name="ro1">
          <table:table-cell office:value-type="float" office:value="19966990" calcext:value-type="float">
            <text:p>19966990</text:p>
          </table:table-cell>
          <table:table-cell table:formula="of:=[.A1250]/1000/(60*60*24)" office:value-type="time" office:time-value="PT05H32M46.99S" calcext:value-type="time">
            <text:p>05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2.38" calcext:value-type="float">
            <text:p>1352.38</text:p>
          </table:table-cell>
          <table:table-cell office:value-type="float" office:value="1664.63" calcext:value-type="float">
            <text:p>1664.63</text:p>
          </table:table-cell>
        </table:table-row>
        <table:table-row table:style-name="ro1">
          <table:table-cell office:value-type="float" office:value="19982990" calcext:value-type="float">
            <text:p>19982990</text:p>
          </table:table-cell>
          <table:table-cell table:formula="of:=[.A1251]/1000/(60*60*24)" office:value-type="time" office:time-value="PT05H33M02.99S" calcext:value-type="time">
            <text:p>05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3.44" calcext:value-type="float">
            <text:p>1353.44</text:p>
          </table:table-cell>
          <table:table-cell office:value-type="float" office:value="1665.9" calcext:value-type="float">
            <text:p>1665.9</text:p>
          </table:table-cell>
        </table:table-row>
        <table:table-row table:style-name="ro1">
          <table:table-cell office:value-type="float" office:value="19998990" calcext:value-type="float">
            <text:p>19998990</text:p>
          </table:table-cell>
          <table:table-cell table:formula="of:=[.A1252]/1000/(60*60*24)" office:value-type="time" office:time-value="PT05H33M18.99S" calcext:value-type="time">
            <text:p>05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4.5" calcext:value-type="float">
            <text:p>1354.5</text:p>
          </table:table-cell>
          <table:table-cell office:value-type="float" office:value="1667.18" calcext:value-type="float">
            <text:p>1667.18</text:p>
          </table:table-cell>
        </table:table-row>
        <table:table-row table:style-name="ro1">
          <table:table-cell office:value-type="float" office:value="20014990" calcext:value-type="float">
            <text:p>20014990</text:p>
          </table:table-cell>
          <table:table-cell table:formula="of:=[.A1253]/1000/(60*60*24)" office:value-type="time" office:time-value="PT05H33M34.99S" calcext:value-type="time">
            <text:p>05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355.56" calcext:value-type="float">
            <text:p>1355.56</text:p>
          </table:table-cell>
          <table:table-cell office:value-type="float" office:value="1668.46" calcext:value-type="float">
            <text:p>1668.46</text:p>
          </table:table-cell>
        </table:table-row>
        <table:table-row table:style-name="ro1">
          <table:table-cell office:value-type="float" office:value="20030990" calcext:value-type="float">
            <text:p>20030990</text:p>
          </table:table-cell>
          <table:table-cell table:formula="of:=[.A1254]/1000/(60*60*24)" office:value-type="time" office:time-value="PT05H33M50.99S" calcext:value-type="time">
            <text:p>05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1669.73" calcext:value-type="float">
            <text:p>1669.73</text:p>
          </table:table-cell>
        </table:table-row>
        <table:table-row table:style-name="ro1">
          <table:table-cell office:value-type="float" office:value="20046990" calcext:value-type="float">
            <text:p>20046990</text:p>
          </table:table-cell>
          <table:table-cell table:formula="of:=[.A1255]/1000/(60*60*24)" office:value-type="time" office:time-value="PT05H34M06.99S" calcext:value-type="time">
            <text:p>05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7.68" calcext:value-type="float">
            <text:p>1357.68</text:p>
          </table:table-cell>
          <table:table-cell office:value-type="float" office:value="1671.01" calcext:value-type="float">
            <text:p>1671.01</text:p>
          </table:table-cell>
        </table:table-row>
        <table:table-row table:style-name="ro1">
          <table:table-cell office:value-type="float" office:value="20062990" calcext:value-type="float">
            <text:p>20062990</text:p>
          </table:table-cell>
          <table:table-cell table:formula="of:=[.A1256]/1000/(60*60*24)" office:value-type="time" office:time-value="PT05H34M22.99S" calcext:value-type="time">
            <text:p>05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8.74" calcext:value-type="float">
            <text:p>1358.74</text:p>
          </table:table-cell>
          <table:table-cell office:value-type="float" office:value="1672.28" calcext:value-type="float">
            <text:p>1672.28</text:p>
          </table:table-cell>
        </table:table-row>
        <table:table-row table:style-name="ro1">
          <table:table-cell office:value-type="float" office:value="20078990" calcext:value-type="float">
            <text:p>20078990</text:p>
          </table:table-cell>
          <table:table-cell table:formula="of:=[.A1257]/1000/(60*60*24)" office:value-type="time" office:time-value="PT05H34M38.99S" calcext:value-type="time">
            <text:p>05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59.8" calcext:value-type="float">
            <text:p>1359.8</text:p>
          </table:table-cell>
          <table:table-cell office:value-type="float" office:value="1673.56" calcext:value-type="float">
            <text:p>1673.56</text:p>
          </table:table-cell>
        </table:table-row>
        <table:table-row table:style-name="ro1">
          <table:table-cell office:value-type="float" office:value="20094990" calcext:value-type="float">
            <text:p>20094990</text:p>
          </table:table-cell>
          <table:table-cell table:formula="of:=[.A1258]/1000/(60*60*24)" office:value-type="time" office:time-value="PT05H34M54.99S" calcext:value-type="time">
            <text:p>05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0.86" calcext:value-type="float">
            <text:p>1360.86</text:p>
          </table:table-cell>
          <table:table-cell office:value-type="float" office:value="1674.83" calcext:value-type="float">
            <text:p>1674.83</text:p>
          </table:table-cell>
        </table:table-row>
        <table:table-row table:style-name="ro1">
          <table:table-cell office:value-type="float" office:value="20110990" calcext:value-type="float">
            <text:p>20110990</text:p>
          </table:table-cell>
          <table:table-cell table:formula="of:=[.A1259]/1000/(60*60*24)" office:value-type="time" office:time-value="PT05H35M10.99S" calcext:value-type="time">
            <text:p>05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61.92" calcext:value-type="float">
            <text:p>1361.92</text:p>
          </table:table-cell>
          <table:table-cell office:value-type="float" office:value="1676.11" calcext:value-type="float">
            <text:p>1676.11</text:p>
          </table:table-cell>
        </table:table-row>
        <table:table-row table:style-name="ro1">
          <table:table-cell office:value-type="float" office:value="20126990" calcext:value-type="float">
            <text:p>20126990</text:p>
          </table:table-cell>
          <table:table-cell table:formula="of:=[.A1260]/1000/(60*60*24)" office:value-type="time" office:time-value="PT05H35M26.99S" calcext:value-type="time">
            <text:p>05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2.98" calcext:value-type="float">
            <text:p>1362.98</text:p>
          </table:table-cell>
          <table:table-cell office:value-type="float" office:value="1677.38" calcext:value-type="float">
            <text:p>1677.38</text:p>
          </table:table-cell>
        </table:table-row>
        <table:table-row table:style-name="ro1">
          <table:table-cell office:value-type="float" office:value="20142990" calcext:value-type="float">
            <text:p>20142990</text:p>
          </table:table-cell>
          <table:table-cell table:formula="of:=[.A1261]/1000/(60*60*24)" office:value-type="time" office:time-value="PT05H35M42.99S" calcext:value-type="time">
            <text:p>05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4.04" calcext:value-type="float">
            <text:p>1364.04</text:p>
          </table:table-cell>
          <table:table-cell office:value-type="float" office:value="1678.66" calcext:value-type="float">
            <text:p>1678.66</text:p>
          </table:table-cell>
        </table:table-row>
        <table:table-row table:style-name="ro1">
          <table:table-cell office:value-type="float" office:value="20158990" calcext:value-type="float">
            <text:p>20158990</text:p>
          </table:table-cell>
          <table:table-cell table:formula="of:=[.A1262]/1000/(60*60*24)" office:value-type="time" office:time-value="PT05H35M58.99S" calcext:value-type="time">
            <text:p>05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5.1" calcext:value-type="float">
            <text:p>1365.1</text:p>
          </table:table-cell>
          <table:table-cell office:value-type="float" office:value="1679.93" calcext:value-type="float">
            <text:p>1679.93</text:p>
          </table:table-cell>
        </table:table-row>
        <table:table-row table:style-name="ro1">
          <table:table-cell office:value-type="float" office:value="20174990" calcext:value-type="float">
            <text:p>20174990</text:p>
          </table:table-cell>
          <table:table-cell table:formula="of:=[.A1263]/1000/(60*60*24)" office:value-type="time" office:time-value="PT05H36M14.99S" calcext:value-type="time">
            <text:p>05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6.16" calcext:value-type="float">
            <text:p>1366.16</text:p>
          </table:table-cell>
          <table:table-cell office:value-type="float" office:value="1681.21" calcext:value-type="float">
            <text:p>1681.21</text:p>
          </table:table-cell>
        </table:table-row>
        <table:table-row table:style-name="ro1">
          <table:table-cell office:value-type="float" office:value="20190990" calcext:value-type="float">
            <text:p>20190990</text:p>
          </table:table-cell>
          <table:table-cell table:formula="of:=[.A1264]/1000/(60*60*24)" office:value-type="time" office:time-value="PT05H36M30.99S" calcext:value-type="time">
            <text:p>05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367.22" calcext:value-type="float">
            <text:p>1367.22</text:p>
          </table:table-cell>
          <table:table-cell office:value-type="float" office:value="1682.48" calcext:value-type="float">
            <text:p>1682.48</text:p>
          </table:table-cell>
        </table:table-row>
        <table:table-row table:style-name="ro1">
          <table:table-cell office:value-type="float" office:value="20206990" calcext:value-type="float">
            <text:p>20206990</text:p>
          </table:table-cell>
          <table:table-cell table:formula="of:=[.A1265]/1000/(60*60*24)" office:value-type="time" office:time-value="PT05H36M46.99S" calcext:value-type="time">
            <text:p>05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68.28" calcext:value-type="float">
            <text:p>1368.28</text:p>
          </table:table-cell>
          <table:table-cell office:value-type="float" office:value="1683.76" calcext:value-type="float">
            <text:p>1683.76</text:p>
          </table:table-cell>
        </table:table-row>
        <table:table-row table:style-name="ro1">
          <table:table-cell office:value-type="float" office:value="20222990" calcext:value-type="float">
            <text:p>20222990</text:p>
          </table:table-cell>
          <table:table-cell table:formula="of:=[.A1266]/1000/(60*60*24)" office:value-type="time" office:time-value="PT05H37M02.99S" calcext:value-type="time">
            <text:p>05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369.34" calcext:value-type="float">
            <text:p>1369.34</text:p>
          </table:table-cell>
          <table:table-cell office:value-type="float" office:value="1685.04" calcext:value-type="float">
            <text:p>1685.04</text:p>
          </table:table-cell>
        </table:table-row>
        <table:table-row table:style-name="ro1">
          <table:table-cell office:value-type="float" office:value="20238990" calcext:value-type="float">
            <text:p>20238990</text:p>
          </table:table-cell>
          <table:table-cell table:formula="of:=[.A1267]/1000/(60*60*24)" office:value-type="time" office:time-value="PT05H37M18.99S" calcext:value-type="time">
            <text:p>05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70.4" calcext:value-type="float">
            <text:p>1370.4</text:p>
          </table:table-cell>
          <table:table-cell office:value-type="float" office:value="1686.31" calcext:value-type="float">
            <text:p>1686.31</text:p>
          </table:table-cell>
        </table:table-row>
        <table:table-row table:style-name="ro1">
          <table:table-cell office:value-type="float" office:value="20254990" calcext:value-type="float">
            <text:p>20254990</text:p>
          </table:table-cell>
          <table:table-cell table:formula="of:=[.A1268]/1000/(60*60*24)" office:value-type="time" office:time-value="PT05H37M34.99S" calcext:value-type="time">
            <text:p>05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1.46" calcext:value-type="float">
            <text:p>1371.46</text:p>
          </table:table-cell>
          <table:table-cell office:value-type="float" office:value="1687.58" calcext:value-type="float">
            <text:p>1687.58</text:p>
          </table:table-cell>
        </table:table-row>
        <table:table-row table:style-name="ro1">
          <table:table-cell office:value-type="float" office:value="20270990" calcext:value-type="float">
            <text:p>20270990</text:p>
          </table:table-cell>
          <table:table-cell table:formula="of:=[.A1269]/1000/(60*60*24)" office:value-type="time" office:time-value="PT05H37M50.99S" calcext:value-type="time">
            <text:p>05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2.52" calcext:value-type="float">
            <text:p>1372.52</text:p>
          </table:table-cell>
          <table:table-cell office:value-type="float" office:value="1688.86" calcext:value-type="float">
            <text:p>1688.86</text:p>
          </table:table-cell>
        </table:table-row>
        <table:table-row table:style-name="ro1">
          <table:table-cell office:value-type="float" office:value="20286990" calcext:value-type="float">
            <text:p>20286990</text:p>
          </table:table-cell>
          <table:table-cell table:formula="of:=[.A1270]/1000/(60*60*24)" office:value-type="time" office:time-value="PT05H38M06.99S" calcext:value-type="time">
            <text:p>05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3.57" calcext:value-type="float">
            <text:p>1373.57</text:p>
          </table:table-cell>
          <table:table-cell office:value-type="float" office:value="1690.13" calcext:value-type="float">
            <text:p>1690.13</text:p>
          </table:table-cell>
        </table:table-row>
        <table:table-row table:style-name="ro1">
          <table:table-cell office:value-type="float" office:value="20302990" calcext:value-type="float">
            <text:p>20302990</text:p>
          </table:table-cell>
          <table:table-cell table:formula="of:=[.A1271]/1000/(60*60*24)" office:value-type="time" office:time-value="PT05H38M22.99S" calcext:value-type="time">
            <text:p>05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74.63" calcext:value-type="float">
            <text:p>1374.63</text:p>
          </table:table-cell>
          <table:table-cell office:value-type="float" office:value="1691.41" calcext:value-type="float">
            <text:p>1691.41</text:p>
          </table:table-cell>
        </table:table-row>
        <table:table-row table:style-name="ro1">
          <table:table-cell office:value-type="float" office:value="20318990" calcext:value-type="float">
            <text:p>20318990</text:p>
          </table:table-cell>
          <table:table-cell table:formula="of:=[.A1272]/1000/(60*60*24)" office:value-type="time" office:time-value="PT05H38M38.99S" calcext:value-type="time">
            <text:p>05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5.69" calcext:value-type="float">
            <text:p>1375.69</text:p>
          </table:table-cell>
          <table:table-cell office:value-type="float" office:value="1692.68" calcext:value-type="float">
            <text:p>1692.68</text:p>
          </table:table-cell>
        </table:table-row>
        <table:table-row table:style-name="ro1">
          <table:table-cell office:value-type="float" office:value="20334990" calcext:value-type="float">
            <text:p>20334990</text:p>
          </table:table-cell>
          <table:table-cell table:formula="of:=[.A1273]/1000/(60*60*24)" office:value-type="time" office:time-value="PT05H38M54.99S" calcext:value-type="time">
            <text:p>05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376.75" calcext:value-type="float">
            <text:p>1376.75</text:p>
          </table:table-cell>
          <table:table-cell office:value-type="float" office:value="1693.95" calcext:value-type="float">
            <text:p>1693.95</text:p>
          </table:table-cell>
        </table:table-row>
        <table:table-row table:style-name="ro1">
          <table:table-cell office:value-type="float" office:value="20350990" calcext:value-type="float">
            <text:p>20350990</text:p>
          </table:table-cell>
          <table:table-cell table:formula="of:=[.A1274]/1000/(60*60*24)" office:value-type="time" office:time-value="PT05H39M10.99S" calcext:value-type="time">
            <text:p>05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7.81" calcext:value-type="float">
            <text:p>1377.81</text:p>
          </table:table-cell>
          <table:table-cell office:value-type="float" office:value="1695.23" calcext:value-type="float">
            <text:p>1695.23</text:p>
          </table:table-cell>
        </table:table-row>
        <table:table-row table:style-name="ro1">
          <table:table-cell office:value-type="float" office:value="20366990" calcext:value-type="float">
            <text:p>20366990</text:p>
          </table:table-cell>
          <table:table-cell table:formula="of:=[.A1275]/1000/(60*60*24)" office:value-type="time" office:time-value="PT05H39M26.99S" calcext:value-type="time">
            <text:p>05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378.87" calcext:value-type="float">
            <text:p>1378.87</text:p>
          </table:table-cell>
          <table:table-cell office:value-type="float" office:value="1696.5" calcext:value-type="float">
            <text:p>1696.5</text:p>
          </table:table-cell>
        </table:table-row>
        <table:table-row table:style-name="ro1">
          <table:table-cell office:value-type="float" office:value="20382990" calcext:value-type="float">
            <text:p>20382990</text:p>
          </table:table-cell>
          <table:table-cell table:formula="of:=[.A1276]/1000/(60*60*24)" office:value-type="time" office:time-value="PT05H39M42.99S" calcext:value-type="time">
            <text:p>05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379.93" calcext:value-type="float">
            <text:p>1379.93</text:p>
          </table:table-cell>
          <table:table-cell office:value-type="float" office:value="1697.78" calcext:value-type="float">
            <text:p>1697.78</text:p>
          </table:table-cell>
        </table:table-row>
        <table:table-row table:style-name="ro1">
          <table:table-cell office:value-type="float" office:value="20398990" calcext:value-type="float">
            <text:p>20398990</text:p>
          </table:table-cell>
          <table:table-cell table:formula="of:=[.A1277]/1000/(60*60*24)" office:value-type="time" office:time-value="PT05H39M58.99S" calcext:value-type="time">
            <text:p>05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380.99" calcext:value-type="float">
            <text:p>1380.99</text:p>
          </table:table-cell>
          <table:table-cell office:value-type="float" office:value="1699.05" calcext:value-type="float">
            <text:p>1699.05</text:p>
          </table:table-cell>
        </table:table-row>
        <table:table-row table:style-name="ro1">
          <table:table-cell office:value-type="float" office:value="20414990" calcext:value-type="float">
            <text:p>20414990</text:p>
          </table:table-cell>
          <table:table-cell table:formula="of:=[.A1278]/1000/(60*60*24)" office:value-type="time" office:time-value="PT05H40M14.99S" calcext:value-type="time">
            <text:p>05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82.05" calcext:value-type="float">
            <text:p>1382.05</text:p>
          </table:table-cell>
          <table:table-cell office:value-type="float" office:value="1700.33" calcext:value-type="float">
            <text:p>1700.33</text:p>
          </table:table-cell>
        </table:table-row>
        <table:table-row table:style-name="ro1">
          <table:table-cell office:value-type="float" office:value="20430990" calcext:value-type="float">
            <text:p>20430990</text:p>
          </table:table-cell>
          <table:table-cell table:formula="of:=[.A1279]/1000/(60*60*24)" office:value-type="time" office:time-value="PT05H40M30.99S" calcext:value-type="time">
            <text:p>05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383.1" calcext:value-type="float">
            <text:p>1383.1</text:p>
          </table:table-cell>
          <table:table-cell office:value-type="float" office:value="1701.6" calcext:value-type="float">
            <text:p>1701.6</text:p>
          </table:table-cell>
        </table:table-row>
        <table:table-row table:style-name="ro1">
          <table:table-cell office:value-type="float" office:value="20446990" calcext:value-type="float">
            <text:p>20446990</text:p>
          </table:table-cell>
          <table:table-cell table:formula="of:=[.A1280]/1000/(60*60*24)" office:value-type="time" office:time-value="PT05H40M46.99S" calcext:value-type="time">
            <text:p>05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8" calcext:value-type="float">
            <text:p>286.88</text:p>
          </table:table-cell>
          <table:table-cell office:value-type="float" office:value="1384.16" calcext:value-type="float">
            <text:p>1384.16</text:p>
          </table:table-cell>
          <table:table-cell office:value-type="float" office:value="1702.87" calcext:value-type="float">
            <text:p>1702.87</text:p>
          </table:table-cell>
        </table:table-row>
        <table:table-row table:style-name="ro1">
          <table:table-cell office:value-type="float" office:value="20462990" calcext:value-type="float">
            <text:p>20462990</text:p>
          </table:table-cell>
          <table:table-cell table:formula="of:=[.A1281]/1000/(60*60*24)" office:value-type="time" office:time-value="PT05H41M02.99S" calcext:value-type="time">
            <text:p>05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85.22" calcext:value-type="float">
            <text:p>1385.22</text:p>
          </table:table-cell>
          <table:table-cell office:value-type="float" office:value="1704.15" calcext:value-type="float">
            <text:p>1704.15</text:p>
          </table:table-cell>
        </table:table-row>
        <table:table-row table:style-name="ro1">
          <table:table-cell office:value-type="float" office:value="20478990" calcext:value-type="float">
            <text:p>20478990</text:p>
          </table:table-cell>
          <table:table-cell table:formula="of:=[.A1282]/1000/(60*60*24)" office:value-type="time" office:time-value="PT05H41M18.99S" calcext:value-type="time">
            <text:p>05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86.28" calcext:value-type="float">
            <text:p>1386.28</text:p>
          </table:table-cell>
          <table:table-cell office:value-type="float" office:value="1705.42" calcext:value-type="float">
            <text:p>1705.42</text:p>
          </table:table-cell>
        </table:table-row>
        <table:table-row table:style-name="ro1">
          <table:table-cell office:value-type="float" office:value="20494990" calcext:value-type="float">
            <text:p>20494990</text:p>
          </table:table-cell>
          <table:table-cell table:formula="of:=[.A1283]/1000/(60*60*24)" office:value-type="time" office:time-value="PT05H41M34.99S" calcext:value-type="time">
            <text:p>05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87.34" calcext:value-type="float">
            <text:p>1387.34</text:p>
          </table:table-cell>
          <table:table-cell office:value-type="float" office:value="1706.69" calcext:value-type="float">
            <text:p>1706.69</text:p>
          </table:table-cell>
        </table:table-row>
        <table:table-row table:style-name="ro1">
          <table:table-cell office:value-type="float" office:value="20510990" calcext:value-type="float">
            <text:p>20510990</text:p>
          </table:table-cell>
          <table:table-cell table:formula="of:=[.A1284]/1000/(60*60*24)" office:value-type="time" office:time-value="PT05H41M50.99S" calcext:value-type="time">
            <text:p>05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388.4" calcext:value-type="float">
            <text:p>1388.4</text:p>
          </table:table-cell>
          <table:table-cell office:value-type="float" office:value="1707.97" calcext:value-type="float">
            <text:p>1707.97</text:p>
          </table:table-cell>
        </table:table-row>
        <table:table-row table:style-name="ro1">
          <table:table-cell office:value-type="float" office:value="20526990" calcext:value-type="float">
            <text:p>20526990</text:p>
          </table:table-cell>
          <table:table-cell table:formula="of:=[.A1285]/1000/(60*60*24)" office:value-type="time" office:time-value="PT05H42M06.99S" calcext:value-type="time">
            <text:p>05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389.46" calcext:value-type="float">
            <text:p>1389.46</text:p>
          </table:table-cell>
          <table:table-cell office:value-type="float" office:value="1709.24" calcext:value-type="float">
            <text:p>1709.24</text:p>
          </table:table-cell>
        </table:table-row>
        <table:table-row table:style-name="ro1">
          <table:table-cell office:value-type="float" office:value="20542990" calcext:value-type="float">
            <text:p>20542990</text:p>
          </table:table-cell>
          <table:table-cell table:formula="of:=[.A1286]/1000/(60*60*24)" office:value-type="time" office:time-value="PT05H42M22.99S" calcext:value-type="time">
            <text:p>05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90.52" calcext:value-type="float">
            <text:p>1390.52</text:p>
          </table:table-cell>
          <table:table-cell office:value-type="float" office:value="1710.51" calcext:value-type="float">
            <text:p>1710.51</text:p>
          </table:table-cell>
        </table:table-row>
        <table:table-row table:style-name="ro1">
          <table:table-cell office:value-type="float" office:value="20558990" calcext:value-type="float">
            <text:p>20558990</text:p>
          </table:table-cell>
          <table:table-cell table:formula="of:=[.A1287]/1000/(60*60*24)" office:value-type="time" office:time-value="PT05H42M38.99S" calcext:value-type="time">
            <text:p>05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91.58" calcext:value-type="float">
            <text:p>1391.58</text:p>
          </table:table-cell>
          <table:table-cell office:value-type="float" office:value="1711.78" calcext:value-type="float">
            <text:p>1711.78</text:p>
          </table:table-cell>
        </table:table-row>
        <table:table-row table:style-name="ro1">
          <table:table-cell office:value-type="float" office:value="20574990" calcext:value-type="float">
            <text:p>20574990</text:p>
          </table:table-cell>
          <table:table-cell table:formula="of:=[.A1288]/1000/(60*60*24)" office:value-type="time" office:time-value="PT05H42M54.99S" calcext:value-type="time">
            <text:p>05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92.63" calcext:value-type="float">
            <text:p>1392.63</text:p>
          </table:table-cell>
          <table:table-cell office:value-type="float" office:value="1713.06" calcext:value-type="float">
            <text:p>1713.06</text:p>
          </table:table-cell>
        </table:table-row>
        <table:table-row table:style-name="ro1">
          <table:table-cell office:value-type="float" office:value="20590990" calcext:value-type="float">
            <text:p>20590990</text:p>
          </table:table-cell>
          <table:table-cell table:formula="of:=[.A1289]/1000/(60*60*24)" office:value-type="time" office:time-value="PT05H43M10.99S" calcext:value-type="time">
            <text:p>05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93.69" calcext:value-type="float">
            <text:p>1393.69</text:p>
          </table:table-cell>
          <table:table-cell office:value-type="float" office:value="1714.33" calcext:value-type="float">
            <text:p>1714.33</text:p>
          </table:table-cell>
        </table:table-row>
        <table:table-row table:style-name="ro1">
          <table:table-cell office:value-type="float" office:value="20606990" calcext:value-type="float">
            <text:p>20606990</text:p>
          </table:table-cell>
          <table:table-cell table:formula="of:=[.A1290]/1000/(60*60*24)" office:value-type="time" office:time-value="PT05H43M26.99S" calcext:value-type="time">
            <text:p>05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394.75" calcext:value-type="float">
            <text:p>1394.75</text:p>
          </table:table-cell>
          <table:table-cell office:value-type="float" office:value="1715.6" calcext:value-type="float">
            <text:p>1715.6</text:p>
          </table:table-cell>
        </table:table-row>
        <table:table-row table:style-name="ro1">
          <table:table-cell office:value-type="float" office:value="20622990" calcext:value-type="float">
            <text:p>20622990</text:p>
          </table:table-cell>
          <table:table-cell table:formula="of:=[.A1291]/1000/(60*60*24)" office:value-type="time" office:time-value="PT05H43M42.99S" calcext:value-type="time">
            <text:p>05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395.81" calcext:value-type="float">
            <text:p>1395.81</text:p>
          </table:table-cell>
          <table:table-cell office:value-type="float" office:value="1716.87" calcext:value-type="float">
            <text:p>1716.87</text:p>
          </table:table-cell>
        </table:table-row>
        <table:table-row table:style-name="ro1">
          <table:table-cell office:value-type="float" office:value="20638990" calcext:value-type="float">
            <text:p>20638990</text:p>
          </table:table-cell>
          <table:table-cell table:formula="of:=[.A1292]/1000/(60*60*24)" office:value-type="time" office:time-value="PT05H43M58.99S" calcext:value-type="time">
            <text:p>05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396.87" calcext:value-type="float">
            <text:p>1396.87</text:p>
          </table:table-cell>
          <table:table-cell office:value-type="float" office:value="1718.14" calcext:value-type="float">
            <text:p>1718.14</text:p>
          </table:table-cell>
        </table:table-row>
        <table:table-row table:style-name="ro1">
          <table:table-cell office:value-type="float" office:value="20654990" calcext:value-type="float">
            <text:p>20654990</text:p>
          </table:table-cell>
          <table:table-cell table:formula="of:=[.A1293]/1000/(60*60*24)" office:value-type="time" office:time-value="PT05H44M14.99S" calcext:value-type="time">
            <text:p>05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397.93" calcext:value-type="float">
            <text:p>1397.93</text:p>
          </table:table-cell>
          <table:table-cell office:value-type="float" office:value="1719.42" calcext:value-type="float">
            <text:p>1719.42</text:p>
          </table:table-cell>
        </table:table-row>
        <table:table-row table:style-name="ro1">
          <table:table-cell office:value-type="float" office:value="20670990" calcext:value-type="float">
            <text:p>20670990</text:p>
          </table:table-cell>
          <table:table-cell table:formula="of:=[.A1294]/1000/(60*60*24)" office:value-type="time" office:time-value="PT05H44M30.99S" calcext:value-type="time">
            <text:p>05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398.99" calcext:value-type="float">
            <text:p>1398.99</text:p>
          </table:table-cell>
          <table:table-cell office:value-type="float" office:value="1720.69" calcext:value-type="float">
            <text:p>1720.69</text:p>
          </table:table-cell>
        </table:table-row>
        <table:table-row table:style-name="ro1">
          <table:table-cell office:value-type="float" office:value="20686990" calcext:value-type="float">
            <text:p>20686990</text:p>
          </table:table-cell>
          <table:table-cell table:formula="of:=[.A1295]/1000/(60*60*24)" office:value-type="time" office:time-value="PT05H44M46.99S" calcext:value-type="time">
            <text:p>05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00.05" calcext:value-type="float">
            <text:p>1400.05</text:p>
          </table:table-cell>
          <table:table-cell office:value-type="float" office:value="1721.96" calcext:value-type="float">
            <text:p>1721.96</text:p>
          </table:table-cell>
        </table:table-row>
        <table:table-row table:style-name="ro1">
          <table:table-cell office:value-type="float" office:value="20702990" calcext:value-type="float">
            <text:p>20702990</text:p>
          </table:table-cell>
          <table:table-cell table:formula="of:=[.A1296]/1000/(60*60*24)" office:value-type="time" office:time-value="PT05H45M02.99S" calcext:value-type="time">
            <text:p>05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01.1" calcext:value-type="float">
            <text:p>1401.1</text:p>
          </table:table-cell>
          <table:table-cell office:value-type="float" office:value="1723.23" calcext:value-type="float">
            <text:p>1723.23</text:p>
          </table:table-cell>
        </table:table-row>
        <table:table-row table:style-name="ro1">
          <table:table-cell office:value-type="float" office:value="20718990" calcext:value-type="float">
            <text:p>20718990</text:p>
          </table:table-cell>
          <table:table-cell table:formula="of:=[.A1297]/1000/(60*60*24)" office:value-type="time" office:time-value="PT05H45M18.99S" calcext:value-type="time">
            <text:p>05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02.16" calcext:value-type="float">
            <text:p>1402.16</text:p>
          </table:table-cell>
          <table:table-cell office:value-type="float" office:value="1724.5" calcext:value-type="float">
            <text:p>1724.5</text:p>
          </table:table-cell>
        </table:table-row>
        <table:table-row table:style-name="ro1">
          <table:table-cell office:value-type="float" office:value="20734990" calcext:value-type="float">
            <text:p>20734990</text:p>
          </table:table-cell>
          <table:table-cell table:formula="of:=[.A1298]/1000/(60*60*24)" office:value-type="time" office:time-value="PT05H45M34.99S" calcext:value-type="time">
            <text:p>05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03.22" calcext:value-type="float">
            <text:p>1403.22</text:p>
          </table:table-cell>
          <table:table-cell office:value-type="float" office:value="1725.77" calcext:value-type="float">
            <text:p>1725.77</text:p>
          </table:table-cell>
        </table:table-row>
        <table:table-row table:style-name="ro1">
          <table:table-cell office:value-type="float" office:value="20750990" calcext:value-type="float">
            <text:p>20750990</text:p>
          </table:table-cell>
          <table:table-cell table:formula="of:=[.A1299]/1000/(60*60*24)" office:value-type="time" office:time-value="PT05H45M50.99S" calcext:value-type="time">
            <text:p>05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04.28" calcext:value-type="float">
            <text:p>1404.28</text:p>
          </table:table-cell>
          <table:table-cell office:value-type="float" office:value="1727.04" calcext:value-type="float">
            <text:p>1727.04</text:p>
          </table:table-cell>
        </table:table-row>
        <table:table-row table:style-name="ro1">
          <table:table-cell office:value-type="float" office:value="20766990" calcext:value-type="float">
            <text:p>20766990</text:p>
          </table:table-cell>
          <table:table-cell table:formula="of:=[.A1300]/1000/(60*60*24)" office:value-type="time" office:time-value="PT05H46M06.99S" calcext:value-type="time">
            <text:p>05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405.34" calcext:value-type="float">
            <text:p>1405.34</text:p>
          </table:table-cell>
          <table:table-cell office:value-type="float" office:value="1728.31" calcext:value-type="float">
            <text:p>1728.31</text:p>
          </table:table-cell>
        </table:table-row>
        <table:table-row table:style-name="ro1">
          <table:table-cell office:value-type="float" office:value="20782990" calcext:value-type="float">
            <text:p>20782990</text:p>
          </table:table-cell>
          <table:table-cell table:formula="of:=[.A1301]/1000/(60*60*24)" office:value-type="time" office:time-value="PT05H46M22.99S" calcext:value-type="time">
            <text:p>05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406.4" calcext:value-type="float">
            <text:p>1406.4</text:p>
          </table:table-cell>
          <table:table-cell office:value-type="float" office:value="1729.58" calcext:value-type="float">
            <text:p>1729.58</text:p>
          </table:table-cell>
        </table:table-row>
        <table:table-row table:style-name="ro1">
          <table:table-cell office:value-type="float" office:value="20798990" calcext:value-type="float">
            <text:p>20798990</text:p>
          </table:table-cell>
          <table:table-cell table:formula="of:=[.A1302]/1000/(60*60*24)" office:value-type="time" office:time-value="PT05H46M38.99S" calcext:value-type="time">
            <text:p>05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407.46" calcext:value-type="float">
            <text:p>1407.46</text:p>
          </table:table-cell>
          <table:table-cell office:value-type="float" office:value="1730.85" calcext:value-type="float">
            <text:p>1730.85</text:p>
          </table:table-cell>
        </table:table-row>
        <table:table-row table:style-name="ro1">
          <table:table-cell office:value-type="float" office:value="20814990" calcext:value-type="float">
            <text:p>20814990</text:p>
          </table:table-cell>
          <table:table-cell table:formula="of:=[.A1303]/1000/(60*60*24)" office:value-type="time" office:time-value="PT05H46M54.99S" calcext:value-type="time">
            <text:p>05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408.51" calcext:value-type="float">
            <text:p>1408.51</text:p>
          </table:table-cell>
          <table:table-cell office:value-type="float" office:value="1732.12" calcext:value-type="float">
            <text:p>1732.12</text:p>
          </table:table-cell>
        </table:table-row>
        <table:table-row table:style-name="ro1">
          <table:table-cell office:value-type="float" office:value="20830990" calcext:value-type="float">
            <text:p>20830990</text:p>
          </table:table-cell>
          <table:table-cell table:formula="of:=[.A1304]/1000/(60*60*24)" office:value-type="time" office:time-value="PT05H47M10.99S" calcext:value-type="time">
            <text:p>05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09.57" calcext:value-type="float">
            <text:p>1409.57</text:p>
          </table:table-cell>
          <table:table-cell office:value-type="float" office:value="1733.39" calcext:value-type="float">
            <text:p>1733.39</text:p>
          </table:table-cell>
        </table:table-row>
        <table:table-row table:style-name="ro1">
          <table:table-cell office:value-type="float" office:value="20846990" calcext:value-type="float">
            <text:p>20846990</text:p>
          </table:table-cell>
          <table:table-cell table:formula="of:=[.A1305]/1000/(60*60*24)" office:value-type="time" office:time-value="PT05H47M26.99S" calcext:value-type="time">
            <text:p>05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0.63" calcext:value-type="float">
            <text:p>1410.63</text:p>
          </table:table-cell>
          <table:table-cell office:value-type="float" office:value="1734.66" calcext:value-type="float">
            <text:p>1734.66</text:p>
          </table:table-cell>
        </table:table-row>
        <table:table-row table:style-name="ro1">
          <table:table-cell office:value-type="float" office:value="20862990" calcext:value-type="float">
            <text:p>20862990</text:p>
          </table:table-cell>
          <table:table-cell table:formula="of:=[.A1306]/1000/(60*60*24)" office:value-type="time" office:time-value="PT05H47M42.99S" calcext:value-type="time">
            <text:p>05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411.69" calcext:value-type="float">
            <text:p>1411.69</text:p>
          </table:table-cell>
          <table:table-cell office:value-type="float" office:value="1735.93" calcext:value-type="float">
            <text:p>1735.93</text:p>
          </table:table-cell>
        </table:table-row>
        <table:table-row table:style-name="ro1">
          <table:table-cell office:value-type="float" office:value="20878990" calcext:value-type="float">
            <text:p>20878990</text:p>
          </table:table-cell>
          <table:table-cell table:formula="of:=[.A1307]/1000/(60*60*24)" office:value-type="time" office:time-value="PT05H47M58.99S" calcext:value-type="time">
            <text:p>05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412.75" calcext:value-type="float">
            <text:p>1412.75</text:p>
          </table:table-cell>
          <table:table-cell office:value-type="float" office:value="1737.2" calcext:value-type="float">
            <text:p>1737.2</text:p>
          </table:table-cell>
        </table:table-row>
        <table:table-row table:style-name="ro1">
          <table:table-cell office:value-type="float" office:value="20894990" calcext:value-type="float">
            <text:p>20894990</text:p>
          </table:table-cell>
          <table:table-cell table:formula="of:=[.A1308]/1000/(60*60*24)" office:value-type="time" office:time-value="PT05H48M14.99S" calcext:value-type="time">
            <text:p>05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3.81" calcext:value-type="float">
            <text:p>1413.81</text:p>
          </table:table-cell>
          <table:table-cell office:value-type="float" office:value="1738.47" calcext:value-type="float">
            <text:p>1738.47</text:p>
          </table:table-cell>
        </table:table-row>
        <table:table-row table:style-name="ro1">
          <table:table-cell office:value-type="float" office:value="20910990" calcext:value-type="float">
            <text:p>20910990</text:p>
          </table:table-cell>
          <table:table-cell table:formula="of:=[.A1309]/1000/(60*60*24)" office:value-type="time" office:time-value="PT05H48M30.99S" calcext:value-type="time">
            <text:p>05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4.86" calcext:value-type="float">
            <text:p>1414.86</text:p>
          </table:table-cell>
          <table:table-cell office:value-type="float" office:value="1739.74" calcext:value-type="float">
            <text:p>1739.74</text:p>
          </table:table-cell>
        </table:table-row>
        <table:table-row table:style-name="ro1">
          <table:table-cell office:value-type="float" office:value="20926990" calcext:value-type="float">
            <text:p>20926990</text:p>
          </table:table-cell>
          <table:table-cell table:formula="of:=[.A1310]/1000/(60*60*24)" office:value-type="time" office:time-value="PT05H48M46.99S" calcext:value-type="time">
            <text:p>05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5.92" calcext:value-type="float">
            <text:p>1415.92</text:p>
          </table:table-cell>
          <table:table-cell office:value-type="float" office:value="1741.01" calcext:value-type="float">
            <text:p>1741.01</text:p>
          </table:table-cell>
        </table:table-row>
        <table:table-row table:style-name="ro1">
          <table:table-cell office:value-type="float" office:value="20942990" calcext:value-type="float">
            <text:p>20942990</text:p>
          </table:table-cell>
          <table:table-cell table:formula="of:=[.A1311]/1000/(60*60*24)" office:value-type="time" office:time-value="PT05H49M02.99S" calcext:value-type="time">
            <text:p>05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16.98" calcext:value-type="float">
            <text:p>1416.98</text:p>
          </table:table-cell>
          <table:table-cell office:value-type="float" office:value="1742.28" calcext:value-type="float">
            <text:p>1742.28</text:p>
          </table:table-cell>
        </table:table-row>
        <table:table-row table:style-name="ro1">
          <table:table-cell office:value-type="float" office:value="20958990" calcext:value-type="float">
            <text:p>20958990</text:p>
          </table:table-cell>
          <table:table-cell table:formula="of:=[.A1312]/1000/(60*60*24)" office:value-type="time" office:time-value="PT05H49M18.99S" calcext:value-type="time">
            <text:p>05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8.04" calcext:value-type="float">
            <text:p>1418.04</text:p>
          </table:table-cell>
          <table:table-cell office:value-type="float" office:value="1743.55" calcext:value-type="float">
            <text:p>1743.55</text:p>
          </table:table-cell>
        </table:table-row>
        <table:table-row table:style-name="ro1">
          <table:table-cell office:value-type="float" office:value="20974990" calcext:value-type="float">
            <text:p>20974990</text:p>
          </table:table-cell>
          <table:table-cell table:formula="of:=[.A1313]/1000/(60*60*24)" office:value-type="time" office:time-value="PT05H49M34.99S" calcext:value-type="time">
            <text:p>05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19.1" calcext:value-type="float">
            <text:p>1419.1</text:p>
          </table:table-cell>
          <table:table-cell office:value-type="float" office:value="1744.82" calcext:value-type="float">
            <text:p>1744.82</text:p>
          </table:table-cell>
        </table:table-row>
        <table:table-row table:style-name="ro1">
          <table:table-cell office:value-type="float" office:value="20990990" calcext:value-type="float">
            <text:p>20990990</text:p>
          </table:table-cell>
          <table:table-cell table:formula="of:=[.A1314]/1000/(60*60*24)" office:value-type="time" office:time-value="PT05H49M50.99S" calcext:value-type="time">
            <text:p>05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20.16" calcext:value-type="float">
            <text:p>1420.16</text:p>
          </table:table-cell>
          <table:table-cell office:value-type="float" office:value="1746.09" calcext:value-type="float">
            <text:p>1746.09</text:p>
          </table:table-cell>
        </table:table-row>
        <table:table-row table:style-name="ro1">
          <table:table-cell office:value-type="float" office:value="21006990" calcext:value-type="float">
            <text:p>21006990</text:p>
          </table:table-cell>
          <table:table-cell table:formula="of:=[.A1315]/1000/(60*60*24)" office:value-type="time" office:time-value="PT05H50M06.99S" calcext:value-type="time">
            <text:p>05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21.21" calcext:value-type="float">
            <text:p>1421.21</text:p>
          </table:table-cell>
          <table:table-cell office:value-type="float" office:value="1747.36" calcext:value-type="float">
            <text:p>1747.36</text:p>
          </table:table-cell>
        </table:table-row>
        <table:table-row table:style-name="ro1">
          <table:table-cell office:value-type="float" office:value="21022990" calcext:value-type="float">
            <text:p>21022990</text:p>
          </table:table-cell>
          <table:table-cell table:formula="of:=[.A1316]/1000/(60*60*24)" office:value-type="time" office:time-value="PT05H50M22.99S" calcext:value-type="time">
            <text:p>05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422.27" calcext:value-type="float">
            <text:p>1422.27</text:p>
          </table:table-cell>
          <table:table-cell office:value-type="float" office:value="1748.63" calcext:value-type="float">
            <text:p>1748.63</text:p>
          </table:table-cell>
        </table:table-row>
        <table:table-row table:style-name="ro1">
          <table:table-cell office:value-type="float" office:value="21038990" calcext:value-type="float">
            <text:p>21038990</text:p>
          </table:table-cell>
          <table:table-cell table:formula="of:=[.A1317]/1000/(60*60*24)" office:value-type="time" office:time-value="PT05H50M38.99S" calcext:value-type="time">
            <text:p>05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3.33" calcext:value-type="float">
            <text:p>1423.33</text:p>
          </table:table-cell>
          <table:table-cell office:value-type="float" office:value="1749.9" calcext:value-type="float">
            <text:p>1749.9</text:p>
          </table:table-cell>
        </table:table-row>
        <table:table-row table:style-name="ro1">
          <table:table-cell office:value-type="float" office:value="21054990" calcext:value-type="float">
            <text:p>21054990</text:p>
          </table:table-cell>
          <table:table-cell table:formula="of:=[.A1318]/1000/(60*60*24)" office:value-type="time" office:time-value="PT05H50M54.99S" calcext:value-type="time">
            <text:p>05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4.39" calcext:value-type="float">
            <text:p>1424.39</text:p>
          </table:table-cell>
          <table:table-cell office:value-type="float" office:value="1751.17" calcext:value-type="float">
            <text:p>1751.17</text:p>
          </table:table-cell>
        </table:table-row>
        <table:table-row table:style-name="ro1">
          <table:table-cell office:value-type="float" office:value="21070990" calcext:value-type="float">
            <text:p>21070990</text:p>
          </table:table-cell>
          <table:table-cell table:formula="of:=[.A1319]/1000/(60*60*24)" office:value-type="time" office:time-value="PT05H51M10.99S" calcext:value-type="time">
            <text:p>05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5.45" calcext:value-type="float">
            <text:p>1425.45</text:p>
          </table:table-cell>
          <table:table-cell office:value-type="float" office:value="1752.44" calcext:value-type="float">
            <text:p>1752.44</text:p>
          </table:table-cell>
        </table:table-row>
        <table:table-row table:style-name="ro1">
          <table:table-cell office:value-type="float" office:value="21086990" calcext:value-type="float">
            <text:p>21086990</text:p>
          </table:table-cell>
          <table:table-cell table:formula="of:=[.A1320]/1000/(60*60*24)" office:value-type="time" office:time-value="PT05H51M26.99S" calcext:value-type="time">
            <text:p>05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6.51" calcext:value-type="float">
            <text:p>1426.51</text:p>
          </table:table-cell>
          <table:table-cell office:value-type="float" office:value="1753.71" calcext:value-type="float">
            <text:p>1753.71</text:p>
          </table:table-cell>
        </table:table-row>
        <table:table-row table:style-name="ro1">
          <table:table-cell office:value-type="float" office:value="21102990" calcext:value-type="float">
            <text:p>21102990</text:p>
          </table:table-cell>
          <table:table-cell table:formula="of:=[.A1321]/1000/(60*60*24)" office:value-type="time" office:time-value="PT05H51M42.99S" calcext:value-type="time">
            <text:p>05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7.56" calcext:value-type="float">
            <text:p>1427.56</text:p>
          </table:table-cell>
          <table:table-cell office:value-type="float" office:value="1754.98" calcext:value-type="float">
            <text:p>1754.98</text:p>
          </table:table-cell>
        </table:table-row>
        <table:table-row table:style-name="ro1">
          <table:table-cell office:value-type="float" office:value="21118990" calcext:value-type="float">
            <text:p>21118990</text:p>
          </table:table-cell>
          <table:table-cell table:formula="of:=[.A1322]/1000/(60*60*24)" office:value-type="time" office:time-value="PT05H51M58.99S" calcext:value-type="time">
            <text:p>05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28.62" calcext:value-type="float">
            <text:p>1428.62</text:p>
          </table:table-cell>
          <table:table-cell office:value-type="float" office:value="1756.25" calcext:value-type="float">
            <text:p>1756.25</text:p>
          </table:table-cell>
        </table:table-row>
        <table:table-row table:style-name="ro1">
          <table:table-cell office:value-type="float" office:value="21134990" calcext:value-type="float">
            <text:p>21134990</text:p>
          </table:table-cell>
          <table:table-cell table:formula="of:=[.A1323]/1000/(60*60*24)" office:value-type="time" office:time-value="PT05H52M14.99S" calcext:value-type="time">
            <text:p>05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29.68" calcext:value-type="float">
            <text:p>1429.68</text:p>
          </table:table-cell>
          <table:table-cell office:value-type="float" office:value="1757.52" calcext:value-type="float">
            <text:p>1757.52</text:p>
          </table:table-cell>
        </table:table-row>
        <table:table-row table:style-name="ro1">
          <table:table-cell office:value-type="float" office:value="21150990" calcext:value-type="float">
            <text:p>21150990</text:p>
          </table:table-cell>
          <table:table-cell table:formula="of:=[.A1324]/1000/(60*60*24)" office:value-type="time" office:time-value="PT05H52M30.99S" calcext:value-type="time">
            <text:p>05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30.74" calcext:value-type="float">
            <text:p>1430.74</text:p>
          </table:table-cell>
          <table:table-cell office:value-type="float" office:value="1758.79" calcext:value-type="float">
            <text:p>1758.79</text:p>
          </table:table-cell>
        </table:table-row>
        <table:table-row table:style-name="ro1">
          <table:table-cell office:value-type="float" office:value="21166990" calcext:value-type="float">
            <text:p>21166990</text:p>
          </table:table-cell>
          <table:table-cell table:formula="of:=[.A1325]/1000/(60*60*24)" office:value-type="time" office:time-value="PT05H52M46.99S" calcext:value-type="time">
            <text:p>05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1.8" calcext:value-type="float">
            <text:p>1431.8</text:p>
          </table:table-cell>
          <table:table-cell office:value-type="float" office:value="1760.06" calcext:value-type="float">
            <text:p>1760.06</text:p>
          </table:table-cell>
        </table:table-row>
        <table:table-row table:style-name="ro1">
          <table:table-cell office:value-type="float" office:value="21182990" calcext:value-type="float">
            <text:p>21182990</text:p>
          </table:table-cell>
          <table:table-cell table:formula="of:=[.A1326]/1000/(60*60*24)" office:value-type="time" office:time-value="PT05H53M02.99S" calcext:value-type="time">
            <text:p>05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32.85" calcext:value-type="float">
            <text:p>1432.85</text:p>
          </table:table-cell>
          <table:table-cell office:value-type="float" office:value="1761.32" calcext:value-type="float">
            <text:p>1761.32</text:p>
          </table:table-cell>
        </table:table-row>
        <table:table-row table:style-name="ro1">
          <table:table-cell office:value-type="float" office:value="21198990" calcext:value-type="float">
            <text:p>21198990</text:p>
          </table:table-cell>
          <table:table-cell table:formula="of:=[.A1327]/1000/(60*60*24)" office:value-type="time" office:time-value="PT05H53M18.99S" calcext:value-type="time">
            <text:p>05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3.91" calcext:value-type="float">
            <text:p>1433.91</text:p>
          </table:table-cell>
          <table:table-cell office:value-type="float" office:value="1762.59" calcext:value-type="float">
            <text:p>1762.59</text:p>
          </table:table-cell>
        </table:table-row>
        <table:table-row table:style-name="ro1">
          <table:table-cell office:value-type="float" office:value="21214990" calcext:value-type="float">
            <text:p>21214990</text:p>
          </table:table-cell>
          <table:table-cell table:formula="of:=[.A1328]/1000/(60*60*24)" office:value-type="time" office:time-value="PT05H53M34.99S" calcext:value-type="time">
            <text:p>05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4.97" calcext:value-type="float">
            <text:p>1434.97</text:p>
          </table:table-cell>
          <table:table-cell office:value-type="float" office:value="1763.86" calcext:value-type="float">
            <text:p>1763.86</text:p>
          </table:table-cell>
        </table:table-row>
        <table:table-row table:style-name="ro1">
          <table:table-cell office:value-type="float" office:value="21230990" calcext:value-type="float">
            <text:p>21230990</text:p>
          </table:table-cell>
          <table:table-cell table:formula="of:=[.A1329]/1000/(60*60*24)" office:value-type="time" office:time-value="PT05H53M50.99S" calcext:value-type="time">
            <text:p>05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436.03" calcext:value-type="float">
            <text:p>1436.03</text:p>
          </table:table-cell>
          <table:table-cell office:value-type="float" office:value="1765.13" calcext:value-type="float">
            <text:p>1765.13</text:p>
          </table:table-cell>
        </table:table-row>
        <table:table-row table:style-name="ro1">
          <table:table-cell office:value-type="float" office:value="21246990" calcext:value-type="float">
            <text:p>21246990</text:p>
          </table:table-cell>
          <table:table-cell table:formula="of:=[.A1330]/1000/(60*60*24)" office:value-type="time" office:time-value="PT05H54M06.99S" calcext:value-type="time">
            <text:p>05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7.08" calcext:value-type="float">
            <text:p>1437.08</text:p>
          </table:table-cell>
          <table:table-cell office:value-type="float" office:value="1766.4" calcext:value-type="float">
            <text:p>1766.4</text:p>
          </table:table-cell>
        </table:table-row>
        <table:table-row table:style-name="ro1">
          <table:table-cell office:value-type="float" office:value="21262990" calcext:value-type="float">
            <text:p>21262990</text:p>
          </table:table-cell>
          <table:table-cell table:formula="of:=[.A1331]/1000/(60*60*24)" office:value-type="time" office:time-value="PT05H54M22.99S" calcext:value-type="time">
            <text:p>05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8.14" calcext:value-type="float">
            <text:p>1438.14</text:p>
          </table:table-cell>
          <table:table-cell office:value-type="float" office:value="1767.67" calcext:value-type="float">
            <text:p>1767.67</text:p>
          </table:table-cell>
        </table:table-row>
        <table:table-row table:style-name="ro1">
          <table:table-cell office:value-type="float" office:value="21278990" calcext:value-type="float">
            <text:p>21278990</text:p>
          </table:table-cell>
          <table:table-cell table:formula="of:=[.A1332]/1000/(60*60*24)" office:value-type="time" office:time-value="PT05H54M38.99S" calcext:value-type="time">
            <text:p>05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39.2" calcext:value-type="float">
            <text:p>1439.2</text:p>
          </table:table-cell>
          <table:table-cell office:value-type="float" office:value="1768.94" calcext:value-type="float">
            <text:p>1768.94</text:p>
          </table:table-cell>
        </table:table-row>
        <table:table-row table:style-name="ro1">
          <table:table-cell office:value-type="float" office:value="21294990" calcext:value-type="float">
            <text:p>21294990</text:p>
          </table:table-cell>
          <table:table-cell table:formula="of:=[.A1333]/1000/(60*60*24)" office:value-type="time" office:time-value="PT05H54M54.99S" calcext:value-type="time">
            <text:p>05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40.26" calcext:value-type="float">
            <text:p>1440.26</text:p>
          </table:table-cell>
          <table:table-cell office:value-type="float" office:value="1770.21" calcext:value-type="float">
            <text:p>1770.21</text:p>
          </table:table-cell>
        </table:table-row>
        <table:table-row table:style-name="ro1">
          <table:table-cell office:value-type="float" office:value="21310990" calcext:value-type="float">
            <text:p>21310990</text:p>
          </table:table-cell>
          <table:table-cell table:formula="of:=[.A1334]/1000/(60*60*24)" office:value-type="time" office:time-value="PT05H55M10.99S" calcext:value-type="time">
            <text:p>05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41.31" calcext:value-type="float">
            <text:p>1441.31</text:p>
          </table:table-cell>
          <table:table-cell office:value-type="float" office:value="1771.48" calcext:value-type="float">
            <text:p>1771.48</text:p>
          </table:table-cell>
        </table:table-row>
        <table:table-row table:style-name="ro1">
          <table:table-cell office:value-type="float" office:value="21326990" calcext:value-type="float">
            <text:p>21326990</text:p>
          </table:table-cell>
          <table:table-cell table:formula="of:=[.A1335]/1000/(60*60*24)" office:value-type="time" office:time-value="PT05H55M26.99S" calcext:value-type="time">
            <text:p>05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42.37" calcext:value-type="float">
            <text:p>1442.37</text:p>
          </table:table-cell>
          <table:table-cell office:value-type="float" office:value="1772.75" calcext:value-type="float">
            <text:p>1772.75</text:p>
          </table:table-cell>
        </table:table-row>
        <table:table-row table:style-name="ro1">
          <table:table-cell office:value-type="float" office:value="21342990" calcext:value-type="float">
            <text:p>21342990</text:p>
          </table:table-cell>
          <table:table-cell table:formula="of:=[.A1336]/1000/(60*60*24)" office:value-type="time" office:time-value="PT05H55M42.99S" calcext:value-type="time">
            <text:p>05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43.43" calcext:value-type="float">
            <text:p>1443.43</text:p>
          </table:table-cell>
          <table:table-cell office:value-type="float" office:value="1774.02" calcext:value-type="float">
            <text:p>1774.02</text:p>
          </table:table-cell>
        </table:table-row>
        <table:table-row table:style-name="ro1">
          <table:table-cell office:value-type="float" office:value="21358990" calcext:value-type="float">
            <text:p>21358990</text:p>
          </table:table-cell>
          <table:table-cell table:formula="of:=[.A1337]/1000/(60*60*24)" office:value-type="time" office:time-value="PT05H55M58.99S" calcext:value-type="time">
            <text:p>05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44.48" calcext:value-type="float">
            <text:p>1444.48</text:p>
          </table:table-cell>
          <table:table-cell office:value-type="float" office:value="1775.29" calcext:value-type="float">
            <text:p>1775.29</text:p>
          </table:table-cell>
        </table:table-row>
        <table:table-row table:style-name="ro1">
          <table:table-cell office:value-type="float" office:value="21374990" calcext:value-type="float">
            <text:p>21374990</text:p>
          </table:table-cell>
          <table:table-cell table:formula="of:=[.A1338]/1000/(60*60*24)" office:value-type="time" office:time-value="PT05H56M14.99S" calcext:value-type="time">
            <text:p>05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45.54" calcext:value-type="float">
            <text:p>1445.54</text:p>
          </table:table-cell>
          <table:table-cell office:value-type="float" office:value="1776.56" calcext:value-type="float">
            <text:p>1776.56</text:p>
          </table:table-cell>
        </table:table-row>
        <table:table-row table:style-name="ro1">
          <table:table-cell office:value-type="float" office:value="21390990" calcext:value-type="float">
            <text:p>21390990</text:p>
          </table:table-cell>
          <table:table-cell table:formula="of:=[.A1339]/1000/(60*60*24)" office:value-type="time" office:time-value="PT05H56M30.99S" calcext:value-type="time">
            <text:p>05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46.6" calcext:value-type="float">
            <text:p>1446.6</text:p>
          </table:table-cell>
          <table:table-cell office:value-type="float" office:value="1777.82" calcext:value-type="float">
            <text:p>1777.82</text:p>
          </table:table-cell>
        </table:table-row>
        <table:table-row table:style-name="ro1">
          <table:table-cell office:value-type="float" office:value="21406990" calcext:value-type="float">
            <text:p>21406990</text:p>
          </table:table-cell>
          <table:table-cell table:formula="of:=[.A1340]/1000/(60*60*24)" office:value-type="time" office:time-value="PT05H56M46.99S" calcext:value-type="time">
            <text:p>05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47.65" calcext:value-type="float">
            <text:p>1447.65</text:p>
          </table:table-cell>
          <table:table-cell office:value-type="float" office:value="1779.09" calcext:value-type="float">
            <text:p>1779.09</text:p>
          </table:table-cell>
        </table:table-row>
        <table:table-row table:style-name="ro1">
          <table:table-cell office:value-type="float" office:value="21422990" calcext:value-type="float">
            <text:p>21422990</text:p>
          </table:table-cell>
          <table:table-cell table:formula="of:=[.A1341]/1000/(60*60*24)" office:value-type="time" office:time-value="PT05H57M02.99S" calcext:value-type="time">
            <text:p>05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48.71" calcext:value-type="float">
            <text:p>1448.71</text:p>
          </table:table-cell>
          <table:table-cell office:value-type="float" office:value="1780.36" calcext:value-type="float">
            <text:p>1780.36</text:p>
          </table:table-cell>
        </table:table-row>
        <table:table-row table:style-name="ro1">
          <table:table-cell office:value-type="float" office:value="21438990" calcext:value-type="float">
            <text:p>21438990</text:p>
          </table:table-cell>
          <table:table-cell table:formula="of:=[.A1342]/1000/(60*60*24)" office:value-type="time" office:time-value="PT05H57M18.99S" calcext:value-type="time">
            <text:p>05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49.77" calcext:value-type="float">
            <text:p>1449.77</text:p>
          </table:table-cell>
          <table:table-cell office:value-type="float" office:value="1781.63" calcext:value-type="float">
            <text:p>1781.63</text:p>
          </table:table-cell>
        </table:table-row>
        <table:table-row table:style-name="ro1">
          <table:table-cell office:value-type="float" office:value="21454990" calcext:value-type="float">
            <text:p>21454990</text:p>
          </table:table-cell>
          <table:table-cell table:formula="of:=[.A1343]/1000/(60*60*24)" office:value-type="time" office:time-value="PT05H57M34.99S" calcext:value-type="time">
            <text:p>05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50.83" calcext:value-type="float">
            <text:p>1450.83</text:p>
          </table:table-cell>
          <table:table-cell office:value-type="float" office:value="1782.9" calcext:value-type="float">
            <text:p>1782.9</text:p>
          </table:table-cell>
        </table:table-row>
        <table:table-row table:style-name="ro1">
          <table:table-cell office:value-type="float" office:value="21470990" calcext:value-type="float">
            <text:p>21470990</text:p>
          </table:table-cell>
          <table:table-cell table:formula="of:=[.A1344]/1000/(60*60*24)" office:value-type="time" office:time-value="PT05H57M50.99S" calcext:value-type="time">
            <text:p>05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51.88" calcext:value-type="float">
            <text:p>1451.88</text:p>
          </table:table-cell>
          <table:table-cell office:value-type="float" office:value="1784.16" calcext:value-type="float">
            <text:p>1784.16</text:p>
          </table:table-cell>
        </table:table-row>
        <table:table-row table:style-name="ro1">
          <table:table-cell office:value-type="float" office:value="21486990" calcext:value-type="float">
            <text:p>21486990</text:p>
          </table:table-cell>
          <table:table-cell table:formula="of:=[.A1345]/1000/(60*60*24)" office:value-type="time" office:time-value="PT05H58M06.99S" calcext:value-type="time">
            <text:p>05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452.94" calcext:value-type="float">
            <text:p>1452.94</text:p>
          </table:table-cell>
          <table:table-cell office:value-type="float" office:value="1785.43" calcext:value-type="float">
            <text:p>1785.43</text:p>
          </table:table-cell>
        </table:table-row>
        <table:table-row table:style-name="ro1">
          <table:table-cell office:value-type="float" office:value="21502990" calcext:value-type="float">
            <text:p>21502990</text:p>
          </table:table-cell>
          <table:table-cell table:formula="of:=[.A1346]/1000/(60*60*24)" office:value-type="time" office:time-value="PT05H58M22.99S" calcext:value-type="time">
            <text:p>05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54" calcext:value-type="float">
            <text:p>1454</text:p>
          </table:table-cell>
          <table:table-cell office:value-type="float" office:value="1786.7" calcext:value-type="float">
            <text:p>1786.7</text:p>
          </table:table-cell>
        </table:table-row>
        <table:table-row table:style-name="ro1">
          <table:table-cell office:value-type="float" office:value="21518990" calcext:value-type="float">
            <text:p>21518990</text:p>
          </table:table-cell>
          <table:table-cell table:formula="of:=[.A1347]/1000/(60*60*24)" office:value-type="time" office:time-value="PT05H58M38.99S" calcext:value-type="time">
            <text:p>05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455.05" calcext:value-type="float">
            <text:p>1455.05</text:p>
          </table:table-cell>
          <table:table-cell office:value-type="float" office:value="1787.97" calcext:value-type="float">
            <text:p>1787.97</text:p>
          </table:table-cell>
        </table:table-row>
        <table:table-row table:style-name="ro1">
          <table:table-cell office:value-type="float" office:value="21534990" calcext:value-type="float">
            <text:p>21534990</text:p>
          </table:table-cell>
          <table:table-cell table:formula="of:=[.A1348]/1000/(60*60*24)" office:value-type="time" office:time-value="PT05H58M54.99S" calcext:value-type="time">
            <text:p>05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789.23" calcext:value-type="float">
            <text:p>1789.23</text:p>
          </table:table-cell>
        </table:table-row>
        <table:table-row table:style-name="ro1">
          <table:table-cell office:value-type="float" office:value="21550990" calcext:value-type="float">
            <text:p>21550990</text:p>
          </table:table-cell>
          <table:table-cell table:formula="of:=[.A1349]/1000/(60*60*24)" office:value-type="time" office:time-value="PT05H59M10.99S" calcext:value-type="time">
            <text:p>05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57.17" calcext:value-type="float">
            <text:p>1457.17</text:p>
          </table:table-cell>
          <table:table-cell office:value-type="float" office:value="1790.5" calcext:value-type="float">
            <text:p>1790.5</text:p>
          </table:table-cell>
        </table:table-row>
        <table:table-row table:style-name="ro1">
          <table:table-cell office:value-type="float" office:value="21566990" calcext:value-type="float">
            <text:p>21566990</text:p>
          </table:table-cell>
          <table:table-cell table:formula="of:=[.A1350]/1000/(60*60*24)" office:value-type="time" office:time-value="PT05H59M26.99S" calcext:value-type="time">
            <text:p>05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58.22" calcext:value-type="float">
            <text:p>1458.22</text:p>
          </table:table-cell>
          <table:table-cell office:value-type="float" office:value="1791.77" calcext:value-type="float">
            <text:p>1791.77</text:p>
          </table:table-cell>
        </table:table-row>
        <table:table-row table:style-name="ro1">
          <table:table-cell office:value-type="float" office:value="21582990" calcext:value-type="float">
            <text:p>21582990</text:p>
          </table:table-cell>
          <table:table-cell table:formula="of:=[.A1351]/1000/(60*60*24)" office:value-type="time" office:time-value="PT05H59M42.99S" calcext:value-type="time">
            <text:p>05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59.28" calcext:value-type="float">
            <text:p>1459.28</text:p>
          </table:table-cell>
          <table:table-cell office:value-type="float" office:value="1793.04" calcext:value-type="float">
            <text:p>1793.04</text:p>
          </table:table-cell>
        </table:table-row>
        <table:table-row table:style-name="ro1">
          <table:table-cell office:value-type="float" office:value="21598990" calcext:value-type="float">
            <text:p>21598990</text:p>
          </table:table-cell>
          <table:table-cell table:formula="of:=[.A1352]/1000/(60*60*24)" office:value-type="time" office:time-value="PT05H59M58.99S" calcext:value-type="time">
            <text:p>05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0.34" calcext:value-type="float">
            <text:p>1460.34</text:p>
          </table:table-cell>
          <table:table-cell office:value-type="float" office:value="1794.3" calcext:value-type="float">
            <text:p>1794.3</text:p>
          </table:table-cell>
        </table:table-row>
        <table:table-row table:style-name="ro1">
          <table:table-cell office:value-type="float" office:value="21614990" calcext:value-type="float">
            <text:p>21614990</text:p>
          </table:table-cell>
          <table:table-cell table:formula="of:=[.A1353]/1000/(60*60*24)" office:value-type="time" office:time-value="PT06H00M14.99S" calcext:value-type="time">
            <text:p>06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1.39" calcext:value-type="float">
            <text:p>1461.39</text:p>
          </table:table-cell>
          <table:table-cell office:value-type="float" office:value="1795.57" calcext:value-type="float">
            <text:p>1795.57</text:p>
          </table:table-cell>
        </table:table-row>
        <table:table-row table:style-name="ro1">
          <table:table-cell office:value-type="float" office:value="21630990" calcext:value-type="float">
            <text:p>21630990</text:p>
          </table:table-cell>
          <table:table-cell table:formula="of:=[.A1354]/1000/(60*60*24)" office:value-type="time" office:time-value="PT06H00M30.99S" calcext:value-type="time">
            <text:p>06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2.45" calcext:value-type="float">
            <text:p>1462.45</text:p>
          </table:table-cell>
          <table:table-cell office:value-type="float" office:value="1796.84" calcext:value-type="float">
            <text:p>1796.84</text:p>
          </table:table-cell>
        </table:table-row>
        <table:table-row table:style-name="ro1">
          <table:table-cell office:value-type="float" office:value="21646990" calcext:value-type="float">
            <text:p>21646990</text:p>
          </table:table-cell>
          <table:table-cell table:formula="of:=[.A1355]/1000/(60*60*24)" office:value-type="time" office:time-value="PT06H00M46.99S" calcext:value-type="time">
            <text:p>06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3.51" calcext:value-type="float">
            <text:p>1463.51</text:p>
          </table:table-cell>
          <table:table-cell office:value-type="float" office:value="1798.11" calcext:value-type="float">
            <text:p>1798.11</text:p>
          </table:table-cell>
        </table:table-row>
        <table:table-row table:style-name="ro1">
          <table:table-cell office:value-type="float" office:value="21662990" calcext:value-type="float">
            <text:p>21662990</text:p>
          </table:table-cell>
          <table:table-cell table:formula="of:=[.A1356]/1000/(60*60*24)" office:value-type="time" office:time-value="PT06H01M02.99S" calcext:value-type="time">
            <text:p>06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4.56" calcext:value-type="float">
            <text:p>1464.56</text:p>
          </table:table-cell>
          <table:table-cell office:value-type="float" office:value="1799.37" calcext:value-type="float">
            <text:p>1799.37</text:p>
          </table:table-cell>
        </table:table-row>
        <table:table-row table:style-name="ro1">
          <table:table-cell office:value-type="float" office:value="21678990" calcext:value-type="float">
            <text:p>21678990</text:p>
          </table:table-cell>
          <table:table-cell table:formula="of:=[.A1357]/1000/(60*60*24)" office:value-type="time" office:time-value="PT06H01M18.99S" calcext:value-type="time">
            <text:p>06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5.62" calcext:value-type="float">
            <text:p>1465.62</text:p>
          </table:table-cell>
          <table:table-cell office:value-type="float" office:value="1800.64" calcext:value-type="float">
            <text:p>1800.64</text:p>
          </table:table-cell>
        </table:table-row>
        <table:table-row table:style-name="ro1">
          <table:table-cell office:value-type="float" office:value="21694990" calcext:value-type="float">
            <text:p>21694990</text:p>
          </table:table-cell>
          <table:table-cell table:formula="of:=[.A1358]/1000/(60*60*24)" office:value-type="time" office:time-value="PT06H01M34.99S" calcext:value-type="time">
            <text:p>06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6.67" calcext:value-type="float">
            <text:p>1466.67</text:p>
          </table:table-cell>
          <table:table-cell office:value-type="float" office:value="1801.91" calcext:value-type="float">
            <text:p>1801.91</text:p>
          </table:table-cell>
        </table:table-row>
        <table:table-row table:style-name="ro1">
          <table:table-cell office:value-type="float" office:value="21710990" calcext:value-type="float">
            <text:p>21710990</text:p>
          </table:table-cell>
          <table:table-cell table:formula="of:=[.A1359]/1000/(60*60*24)" office:value-type="time" office:time-value="PT06H01M50.99S" calcext:value-type="time">
            <text:p>06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467.73" calcext:value-type="float">
            <text:p>1467.73</text:p>
          </table:table-cell>
          <table:table-cell office:value-type="float" office:value="1803.17" calcext:value-type="float">
            <text:p>1803.17</text:p>
          </table:table-cell>
        </table:table-row>
        <table:table-row table:style-name="ro1">
          <table:table-cell office:value-type="float" office:value="21726990" calcext:value-type="float">
            <text:p>21726990</text:p>
          </table:table-cell>
          <table:table-cell table:formula="of:=[.A1360]/1000/(60*60*24)" office:value-type="time" office:time-value="PT06H02M06.99S" calcext:value-type="time">
            <text:p>06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468.79" calcext:value-type="float">
            <text:p>1468.79</text:p>
          </table:table-cell>
          <table:table-cell office:value-type="float" office:value="1804.44" calcext:value-type="float">
            <text:p>1804.44</text:p>
          </table:table-cell>
        </table:table-row>
        <table:table-row table:style-name="ro1">
          <table:table-cell office:value-type="float" office:value="21742990" calcext:value-type="float">
            <text:p>21742990</text:p>
          </table:table-cell>
          <table:table-cell table:formula="of:=[.A1361]/1000/(60*60*24)" office:value-type="time" office:time-value="PT06H02M22.99S" calcext:value-type="time">
            <text:p>06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69.84" calcext:value-type="float">
            <text:p>1469.84</text:p>
          </table:table-cell>
          <table:table-cell office:value-type="float" office:value="1805.71" calcext:value-type="float">
            <text:p>1805.71</text:p>
          </table:table-cell>
        </table:table-row>
        <table:table-row table:style-name="ro1">
          <table:table-cell office:value-type="float" office:value="21758990" calcext:value-type="float">
            <text:p>21758990</text:p>
          </table:table-cell>
          <table:table-cell table:formula="of:=[.A1362]/1000/(60*60*24)" office:value-type="time" office:time-value="PT06H02M38.99S" calcext:value-type="time">
            <text:p>06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0.9" calcext:value-type="float">
            <text:p>1470.9</text:p>
          </table:table-cell>
          <table:table-cell office:value-type="float" office:value="1806.97" calcext:value-type="float">
            <text:p>1806.97</text:p>
          </table:table-cell>
        </table:table-row>
        <table:table-row table:style-name="ro1">
          <table:table-cell office:value-type="float" office:value="21774990" calcext:value-type="float">
            <text:p>21774990</text:p>
          </table:table-cell>
          <table:table-cell table:formula="of:=[.A1363]/1000/(60*60*24)" office:value-type="time" office:time-value="PT06H02M54.99S" calcext:value-type="time">
            <text:p>06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1.96" calcext:value-type="float">
            <text:p>1471.96</text:p>
          </table:table-cell>
          <table:table-cell office:value-type="float" office:value="1808.24" calcext:value-type="float">
            <text:p>1808.24</text:p>
          </table:table-cell>
        </table:table-row>
        <table:table-row table:style-name="ro1">
          <table:table-cell office:value-type="float" office:value="21790990" calcext:value-type="float">
            <text:p>21790990</text:p>
          </table:table-cell>
          <table:table-cell table:formula="of:=[.A1364]/1000/(60*60*24)" office:value-type="time" office:time-value="PT06H03M10.99S" calcext:value-type="time">
            <text:p>06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473.01" calcext:value-type="float">
            <text:p>1473.01</text:p>
          </table:table-cell>
          <table:table-cell office:value-type="float" office:value="1809.51" calcext:value-type="float">
            <text:p>1809.51</text:p>
          </table:table-cell>
        </table:table-row>
        <table:table-row table:style-name="ro1">
          <table:table-cell office:value-type="float" office:value="21806989" calcext:value-type="float">
            <text:p>21806989</text:p>
          </table:table-cell>
          <table:table-cell table:formula="of:=[.A1365]/1000/(60*60*24)" office:value-type="time" office:time-value="PT06H03M26.989S" calcext:value-type="time">
            <text:p>06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474.07" calcext:value-type="float">
            <text:p>1474.07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float" office:value="21822990" calcext:value-type="float">
            <text:p>21822990</text:p>
          </table:table-cell>
          <table:table-cell table:formula="of:=[.A1366]/1000/(60*60*24)" office:value-type="time" office:time-value="PT06H03M42.99S" calcext:value-type="time">
            <text:p>06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5.13" calcext:value-type="float">
            <text:p>1475.13</text:p>
          </table:table-cell>
          <table:table-cell office:value-type="float" office:value="1812.04" calcext:value-type="float">
            <text:p>1812.04</text:p>
          </table:table-cell>
        </table:table-row>
        <table:table-row table:style-name="ro1">
          <table:table-cell office:value-type="float" office:value="21838990" calcext:value-type="float">
            <text:p>21838990</text:p>
          </table:table-cell>
          <table:table-cell table:formula="of:=[.A1367]/1000/(60*60*24)" office:value-type="time" office:time-value="PT06H03M58.99S" calcext:value-type="time">
            <text:p>06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6.18" calcext:value-type="float">
            <text:p>1476.18</text:p>
          </table:table-cell>
          <table:table-cell office:value-type="float" office:value="1813.3" calcext:value-type="float">
            <text:p>1813.3</text:p>
          </table:table-cell>
        </table:table-row>
        <table:table-row table:style-name="ro1">
          <table:table-cell office:value-type="float" office:value="21854990" calcext:value-type="float">
            <text:p>21854990</text:p>
          </table:table-cell>
          <table:table-cell table:formula="of:=[.A1368]/1000/(60*60*24)" office:value-type="time" office:time-value="PT06H04M14.99S" calcext:value-type="time">
            <text:p>06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477.24" calcext:value-type="float">
            <text:p>1477.24</text:p>
          </table:table-cell>
          <table:table-cell office:value-type="float" office:value="1814.57" calcext:value-type="float">
            <text:p>1814.57</text:p>
          </table:table-cell>
        </table:table-row>
        <table:table-row table:style-name="ro1">
          <table:table-cell office:value-type="float" office:value="21870990" calcext:value-type="float">
            <text:p>21870990</text:p>
          </table:table-cell>
          <table:table-cell table:formula="of:=[.A1369]/1000/(60*60*24)" office:value-type="time" office:time-value="PT06H04M30.99S" calcext:value-type="time">
            <text:p>06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8.29" calcext:value-type="float">
            <text:p>1478.29</text:p>
          </table:table-cell>
          <table:table-cell office:value-type="float" office:value="1815.83" calcext:value-type="float">
            <text:p>1815.83</text:p>
          </table:table-cell>
        </table:table-row>
        <table:table-row table:style-name="ro1">
          <table:table-cell office:value-type="float" office:value="21886990" calcext:value-type="float">
            <text:p>21886990</text:p>
          </table:table-cell>
          <table:table-cell table:formula="of:=[.A1370]/1000/(60*60*24)" office:value-type="time" office:time-value="PT06H04M46.99S" calcext:value-type="time">
            <text:p>06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79.35" calcext:value-type="float">
            <text:p>1479.35</text:p>
          </table:table-cell>
          <table:table-cell office:value-type="float" office:value="1817.1" calcext:value-type="float">
            <text:p>1817.1</text:p>
          </table:table-cell>
        </table:table-row>
        <table:table-row table:style-name="ro1">
          <table:table-cell office:value-type="float" office:value="21902990" calcext:value-type="float">
            <text:p>21902990</text:p>
          </table:table-cell>
          <table:table-cell table:formula="of:=[.A1371]/1000/(60*60*24)" office:value-type="time" office:time-value="PT06H05M02.99S" calcext:value-type="time">
            <text:p>06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80.41" calcext:value-type="float">
            <text:p>1480.41</text:p>
          </table:table-cell>
          <table:table-cell office:value-type="float" office:value="1818.36" calcext:value-type="float">
            <text:p>1818.36</text:p>
          </table:table-cell>
        </table:table-row>
        <table:table-row table:style-name="ro1">
          <table:table-cell office:value-type="float" office:value="21918990" calcext:value-type="float">
            <text:p>21918990</text:p>
          </table:table-cell>
          <table:table-cell table:formula="of:=[.A1372]/1000/(60*60*24)" office:value-type="time" office:time-value="PT06H05M18.99S" calcext:value-type="time">
            <text:p>06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81.46" calcext:value-type="float">
            <text:p>1481.46</text:p>
          </table:table-cell>
          <table:table-cell office:value-type="float" office:value="1819.63" calcext:value-type="float">
            <text:p>1819.63</text:p>
          </table:table-cell>
        </table:table-row>
        <table:table-row table:style-name="ro1">
          <table:table-cell office:value-type="float" office:value="21934990" calcext:value-type="float">
            <text:p>21934990</text:p>
          </table:table-cell>
          <table:table-cell table:formula="of:=[.A1373]/1000/(60*60*24)" office:value-type="time" office:time-value="PT06H05M34.99S" calcext:value-type="time">
            <text:p>06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82.52" calcext:value-type="float">
            <text:p>1482.52</text:p>
          </table:table-cell>
          <table:table-cell office:value-type="float" office:value="1820.89" calcext:value-type="float">
            <text:p>1820.89</text:p>
          </table:table-cell>
        </table:table-row>
        <table:table-row table:style-name="ro1">
          <table:table-cell office:value-type="float" office:value="21950990" calcext:value-type="float">
            <text:p>21950990</text:p>
          </table:table-cell>
          <table:table-cell table:formula="of:=[.A1374]/1000/(60*60*24)" office:value-type="time" office:time-value="PT06H05M50.99S" calcext:value-type="time">
            <text:p>06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83.57" calcext:value-type="float">
            <text:p>1483.57</text:p>
          </table:table-cell>
          <table:table-cell office:value-type="float" office:value="1822.16" calcext:value-type="float">
            <text:p>1822.16</text:p>
          </table:table-cell>
        </table:table-row>
        <table:table-row table:style-name="ro1">
          <table:table-cell office:value-type="float" office:value="21966990" calcext:value-type="float">
            <text:p>21966990</text:p>
          </table:table-cell>
          <table:table-cell table:formula="of:=[.A1375]/1000/(60*60*24)" office:value-type="time" office:time-value="PT06H06M06.99S" calcext:value-type="time">
            <text:p>06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84.63" calcext:value-type="float">
            <text:p>1484.63</text:p>
          </table:table-cell>
          <table:table-cell office:value-type="float" office:value="1823.42" calcext:value-type="float">
            <text:p>1823.42</text:p>
          </table:table-cell>
        </table:table-row>
        <table:table-row table:style-name="ro1">
          <table:table-cell office:value-type="float" office:value="21982990" calcext:value-type="float">
            <text:p>21982990</text:p>
          </table:table-cell>
          <table:table-cell table:formula="of:=[.A1376]/1000/(60*60*24)" office:value-type="time" office:time-value="PT06H06M22.99S" calcext:value-type="time">
            <text:p>06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485.68" calcext:value-type="float">
            <text:p>1485.68</text:p>
          </table:table-cell>
          <table:table-cell office:value-type="float" office:value="1824.68" calcext:value-type="float">
            <text:p>1824.68</text:p>
          </table:table-cell>
        </table:table-row>
        <table:table-row table:style-name="ro1">
          <table:table-cell office:value-type="float" office:value="21998990" calcext:value-type="float">
            <text:p>21998990</text:p>
          </table:table-cell>
          <table:table-cell table:formula="of:=[.A1377]/1000/(60*60*24)" office:value-type="time" office:time-value="PT06H06M38.99S" calcext:value-type="time">
            <text:p>06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86.74" calcext:value-type="float">
            <text:p>1486.74</text:p>
          </table:table-cell>
          <table:table-cell office:value-type="float" office:value="1825.95" calcext:value-type="float">
            <text:p>1825.95</text:p>
          </table:table-cell>
        </table:table-row>
        <table:table-row table:style-name="ro1">
          <table:table-cell office:value-type="float" office:value="22014990" calcext:value-type="float">
            <text:p>22014990</text:p>
          </table:table-cell>
          <table:table-cell table:formula="of:=[.A1378]/1000/(60*60*24)" office:value-type="time" office:time-value="PT06H06M54.99S" calcext:value-type="time">
            <text:p>06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487.79" calcext:value-type="float">
            <text:p>1487.79</text:p>
          </table:table-cell>
          <table:table-cell office:value-type="float" office:value="1827.21" calcext:value-type="float">
            <text:p>1827.21</text:p>
          </table:table-cell>
        </table:table-row>
        <table:table-row table:style-name="ro1">
          <table:table-cell office:value-type="float" office:value="22030990" calcext:value-type="float">
            <text:p>22030990</text:p>
          </table:table-cell>
          <table:table-cell table:formula="of:=[.A1379]/1000/(60*60*24)" office:value-type="time" office:time-value="PT06H07M10.99S" calcext:value-type="time">
            <text:p>06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488.85" calcext:value-type="float">
            <text:p>1488.85</text:p>
          </table:table-cell>
          <table:table-cell office:value-type="float" office:value="1828.47" calcext:value-type="float">
            <text:p>1828.47</text:p>
          </table:table-cell>
        </table:table-row>
        <table:table-row table:style-name="ro1">
          <table:table-cell office:value-type="float" office:value="22046990" calcext:value-type="float">
            <text:p>22046990</text:p>
          </table:table-cell>
          <table:table-cell table:formula="of:=[.A1380]/1000/(60*60*24)" office:value-type="time" office:time-value="PT06H07M26.99S" calcext:value-type="time">
            <text:p>06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89.9" calcext:value-type="float">
            <text:p>1489.9</text:p>
          </table:table-cell>
          <table:table-cell office:value-type="float" office:value="1829.74" calcext:value-type="float">
            <text:p>1829.74</text:p>
          </table:table-cell>
        </table:table-row>
        <table:table-row table:style-name="ro1">
          <table:table-cell office:value-type="float" office:value="22062990" calcext:value-type="float">
            <text:p>22062990</text:p>
          </table:table-cell>
          <table:table-cell table:formula="of:=[.A1381]/1000/(60*60*24)" office:value-type="time" office:time-value="PT06H07M42.99S" calcext:value-type="time">
            <text:p>06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490.96" calcext:value-type="float">
            <text:p>1490.96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22078990" calcext:value-type="float">
            <text:p>22078990</text:p>
          </table:table-cell>
          <table:table-cell table:formula="of:=[.A1382]/1000/(60*60*24)" office:value-type="time" office:time-value="PT06H07M58.99S" calcext:value-type="time">
            <text:p>06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92.01" calcext:value-type="float">
            <text:p>1492.01</text:p>
          </table:table-cell>
          <table:table-cell office:value-type="float" office:value="1832.26" calcext:value-type="float">
            <text:p>1832.26</text:p>
          </table:table-cell>
        </table:table-row>
        <table:table-row table:style-name="ro1">
          <table:table-cell office:value-type="float" office:value="22094990" calcext:value-type="float">
            <text:p>22094990</text:p>
          </table:table-cell>
          <table:table-cell table:formula="of:=[.A1383]/1000/(60*60*24)" office:value-type="time" office:time-value="PT06H08M14.99S" calcext:value-type="time">
            <text:p>06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493.07" calcext:value-type="float">
            <text:p>1493.07</text:p>
          </table:table-cell>
          <table:table-cell office:value-type="float" office:value="1833.52" calcext:value-type="float">
            <text:p>1833.52</text:p>
          </table:table-cell>
        </table:table-row>
        <table:table-row table:style-name="ro1">
          <table:table-cell office:value-type="float" office:value="22110990" calcext:value-type="float">
            <text:p>22110990</text:p>
          </table:table-cell>
          <table:table-cell table:formula="of:=[.A1384]/1000/(60*60*24)" office:value-type="time" office:time-value="PT06H08M30.99S" calcext:value-type="time">
            <text:p>06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494.12" calcext:value-type="float">
            <text:p>1494.12</text:p>
          </table:table-cell>
          <table:table-cell office:value-type="float" office:value="1834.79" calcext:value-type="float">
            <text:p>1834.79</text:p>
          </table:table-cell>
        </table:table-row>
        <table:table-row table:style-name="ro1">
          <table:table-cell office:value-type="float" office:value="22126990" calcext:value-type="float">
            <text:p>22126990</text:p>
          </table:table-cell>
          <table:table-cell table:formula="of:=[.A1385]/1000/(60*60*24)" office:value-type="time" office:time-value="PT06H08M46.99S" calcext:value-type="time">
            <text:p>06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495.18" calcext:value-type="float">
            <text:p>1495.18</text:p>
          </table:table-cell>
          <table:table-cell office:value-type="float" office:value="1836.05" calcext:value-type="float">
            <text:p>1836.05</text:p>
          </table:table-cell>
        </table:table-row>
        <table:table-row table:style-name="ro1">
          <table:table-cell office:value-type="float" office:value="22142990" calcext:value-type="float">
            <text:p>22142990</text:p>
          </table:table-cell>
          <table:table-cell table:formula="of:=[.A1386]/1000/(60*60*24)" office:value-type="time" office:time-value="PT06H09M02.99S" calcext:value-type="time">
            <text:p>06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496.23" calcext:value-type="float">
            <text:p>1496.23</text:p>
          </table:table-cell>
          <table:table-cell office:value-type="float" office:value="1837.31" calcext:value-type="float">
            <text:p>1837.31</text:p>
          </table:table-cell>
        </table:table-row>
        <table:table-row table:style-name="ro1">
          <table:table-cell office:value-type="float" office:value="22158990" calcext:value-type="float">
            <text:p>22158990</text:p>
          </table:table-cell>
          <table:table-cell table:formula="of:=[.A1387]/1000/(60*60*24)" office:value-type="time" office:time-value="PT06H09M18.99S" calcext:value-type="time">
            <text:p>06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497.29" calcext:value-type="float">
            <text:p>1497.29</text:p>
          </table:table-cell>
          <table:table-cell office:value-type="float" office:value="1838.57" calcext:value-type="float">
            <text:p>1838.57</text:p>
          </table:table-cell>
        </table:table-row>
        <table:table-row table:style-name="ro1">
          <table:table-cell office:value-type="float" office:value="22174990" calcext:value-type="float">
            <text:p>22174990</text:p>
          </table:table-cell>
          <table:table-cell table:formula="of:=[.A1388]/1000/(60*60*24)" office:value-type="time" office:time-value="PT06H09M34.99S" calcext:value-type="time">
            <text:p>06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498.34" calcext:value-type="float">
            <text:p>1498.34</text:p>
          </table:table-cell>
          <table:table-cell office:value-type="float" office:value="1839.84" calcext:value-type="float">
            <text:p>1839.84</text:p>
          </table:table-cell>
        </table:table-row>
        <table:table-row table:style-name="ro1">
          <table:table-cell office:value-type="float" office:value="22190990" calcext:value-type="float">
            <text:p>22190990</text:p>
          </table:table-cell>
          <table:table-cell table:formula="of:=[.A1389]/1000/(60*60*24)" office:value-type="time" office:time-value="PT06H09M50.99S" calcext:value-type="time">
            <text:p>06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499.4" calcext:value-type="float">
            <text:p>1499.4</text:p>
          </table:table-cell>
          <table:table-cell office:value-type="float" office:value="1841.1" calcext:value-type="float">
            <text:p>1841.1</text:p>
          </table:table-cell>
        </table:table-row>
        <table:table-row table:style-name="ro1">
          <table:table-cell office:value-type="float" office:value="22206990" calcext:value-type="float">
            <text:p>22206990</text:p>
          </table:table-cell>
          <table:table-cell table:formula="of:=[.A1390]/1000/(60*60*24)" office:value-type="time" office:time-value="PT06H10M06.99S" calcext:value-type="time">
            <text:p>06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00.45" calcext:value-type="float">
            <text:p>1500.45</text:p>
          </table:table-cell>
          <table:table-cell office:value-type="float" office:value="1842.36" calcext:value-type="float">
            <text:p>1842.36</text:p>
          </table:table-cell>
        </table:table-row>
        <table:table-row table:style-name="ro1">
          <table:table-cell office:value-type="float" office:value="22222990" calcext:value-type="float">
            <text:p>22222990</text:p>
          </table:table-cell>
          <table:table-cell table:formula="of:=[.A1391]/1000/(60*60*24)" office:value-type="time" office:time-value="PT06H10M22.99S" calcext:value-type="time">
            <text:p>06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01.51" calcext:value-type="float">
            <text:p>1501.51</text:p>
          </table:table-cell>
          <table:table-cell office:value-type="float" office:value="1843.62" calcext:value-type="float">
            <text:p>1843.62</text:p>
          </table:table-cell>
        </table:table-row>
        <table:table-row table:style-name="ro1">
          <table:table-cell office:value-type="float" office:value="22238990" calcext:value-type="float">
            <text:p>22238990</text:p>
          </table:table-cell>
          <table:table-cell table:formula="of:=[.A1392]/1000/(60*60*24)" office:value-type="time" office:time-value="PT06H10M38.99S" calcext:value-type="time">
            <text:p>06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02.56" calcext:value-type="float">
            <text:p>1502.56</text:p>
          </table:table-cell>
          <table:table-cell office:value-type="float" office:value="1844.88" calcext:value-type="float">
            <text:p>1844.88</text:p>
          </table:table-cell>
        </table:table-row>
        <table:table-row table:style-name="ro1">
          <table:table-cell office:value-type="float" office:value="22254990" calcext:value-type="float">
            <text:p>22254990</text:p>
          </table:table-cell>
          <table:table-cell table:formula="of:=[.A1393]/1000/(60*60*24)" office:value-type="time" office:time-value="PT06H10M54.99S" calcext:value-type="time">
            <text:p>06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503.62" calcext:value-type="float">
            <text:p>1503.62</text:p>
          </table:table-cell>
          <table:table-cell office:value-type="float" office:value="1846.15" calcext:value-type="float">
            <text:p>1846.15</text:p>
          </table:table-cell>
        </table:table-row>
        <table:table-row table:style-name="ro1">
          <table:table-cell office:value-type="float" office:value="22270990" calcext:value-type="float">
            <text:p>22270990</text:p>
          </table:table-cell>
          <table:table-cell table:formula="of:=[.A1394]/1000/(60*60*24)" office:value-type="time" office:time-value="PT06H11M10.99S" calcext:value-type="time">
            <text:p>06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04.67" calcext:value-type="float">
            <text:p>1504.67</text:p>
          </table:table-cell>
          <table:table-cell office:value-type="float" office:value="1847.41" calcext:value-type="float">
            <text:p>1847.41</text:p>
          </table:table-cell>
        </table:table-row>
        <table:table-row table:style-name="ro1">
          <table:table-cell office:value-type="float" office:value="22286990" calcext:value-type="float">
            <text:p>22286990</text:p>
          </table:table-cell>
          <table:table-cell table:formula="of:=[.A1395]/1000/(60*60*24)" office:value-type="time" office:time-value="PT06H11M26.99S" calcext:value-type="time">
            <text:p>06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05.73" calcext:value-type="float">
            <text:p>1505.73</text:p>
          </table:table-cell>
          <table:table-cell office:value-type="float" office:value="1848.67" calcext:value-type="float">
            <text:p>1848.67</text:p>
          </table:table-cell>
        </table:table-row>
        <table:table-row table:style-name="ro1">
          <table:table-cell office:value-type="float" office:value="22302990" calcext:value-type="float">
            <text:p>22302990</text:p>
          </table:table-cell>
          <table:table-cell table:formula="of:=[.A1396]/1000/(60*60*24)" office:value-type="time" office:time-value="PT06H11M42.99S" calcext:value-type="time">
            <text:p>06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506.78" calcext:value-type="float">
            <text:p>1506.78</text:p>
          </table:table-cell>
          <table:table-cell office:value-type="float" office:value="1849.93" calcext:value-type="float">
            <text:p>1849.93</text:p>
          </table:table-cell>
        </table:table-row>
        <table:table-row table:style-name="ro1">
          <table:table-cell office:value-type="float" office:value="22318990" calcext:value-type="float">
            <text:p>22318990</text:p>
          </table:table-cell>
          <table:table-cell table:formula="of:=[.A1397]/1000/(60*60*24)" office:value-type="time" office:time-value="PT06H11M58.99S" calcext:value-type="time">
            <text:p>06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507.84" calcext:value-type="float">
            <text:p>1507.84</text:p>
          </table:table-cell>
          <table:table-cell office:value-type="float" office:value="1851.19" calcext:value-type="float">
            <text:p>1851.19</text:p>
          </table:table-cell>
        </table:table-row>
        <table:table-row table:style-name="ro1">
          <table:table-cell office:value-type="float" office:value="22334990" calcext:value-type="float">
            <text:p>22334990</text:p>
          </table:table-cell>
          <table:table-cell table:formula="of:=[.A1398]/1000/(60*60*24)" office:value-type="time" office:time-value="PT06H12M14.99S" calcext:value-type="time">
            <text:p>06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1508.89" calcext:value-type="float">
            <text:p>1508.89</text:p>
          </table:table-cell>
          <table:table-cell office:value-type="float" office:value="1852.46" calcext:value-type="float">
            <text:p>1852.46</text:p>
          </table:table-cell>
        </table:table-row>
        <table:table-row table:style-name="ro1">
          <table:table-cell office:value-type="float" office:value="22350990" calcext:value-type="float">
            <text:p>22350990</text:p>
          </table:table-cell>
          <table:table-cell table:formula="of:=[.A1399]/1000/(60*60*24)" office:value-type="time" office:time-value="PT06H12M30.99S" calcext:value-type="time">
            <text:p>06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509.95" calcext:value-type="float">
            <text:p>1509.95</text:p>
          </table:table-cell>
          <table:table-cell office:value-type="float" office:value="1853.72" calcext:value-type="float">
            <text:p>1853.72</text:p>
          </table:table-cell>
        </table:table-row>
        <table:table-row table:style-name="ro1">
          <table:table-cell office:value-type="float" office:value="22366990" calcext:value-type="float">
            <text:p>22366990</text:p>
          </table:table-cell>
          <table:table-cell table:formula="of:=[.A1400]/1000/(60*60*24)" office:value-type="time" office:time-value="PT06H12M46.99S" calcext:value-type="time">
            <text:p>06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511" calcext:value-type="float">
            <text:p>1511</text:p>
          </table:table-cell>
          <table:table-cell office:value-type="float" office:value="1854.98" calcext:value-type="float">
            <text:p>1854.98</text:p>
          </table:table-cell>
        </table:table-row>
        <table:table-row table:style-name="ro1">
          <table:table-cell office:value-type="float" office:value="22382990" calcext:value-type="float">
            <text:p>22382990</text:p>
          </table:table-cell>
          <table:table-cell table:formula="of:=[.A1401]/1000/(60*60*24)" office:value-type="time" office:time-value="PT06H13M02.99S" calcext:value-type="time">
            <text:p>06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512.06" calcext:value-type="float">
            <text:p>1512.06</text:p>
          </table:table-cell>
          <table:table-cell office:value-type="float" office:value="1856.24" calcext:value-type="float">
            <text:p>1856.24</text:p>
          </table:table-cell>
        </table:table-row>
        <table:table-row table:style-name="ro1">
          <table:table-cell office:value-type="float" office:value="22398990" calcext:value-type="float">
            <text:p>22398990</text:p>
          </table:table-cell>
          <table:table-cell table:formula="of:=[.A1402]/1000/(60*60*24)" office:value-type="time" office:time-value="PT06H13M18.99S" calcext:value-type="time">
            <text:p>06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3.11" calcext:value-type="float">
            <text:p>1513.11</text:p>
          </table:table-cell>
          <table:table-cell office:value-type="float" office:value="1857.5" calcext:value-type="float">
            <text:p>1857.5</text:p>
          </table:table-cell>
        </table:table-row>
        <table:table-row table:style-name="ro1">
          <table:table-cell office:value-type="float" office:value="22414990" calcext:value-type="float">
            <text:p>22414990</text:p>
          </table:table-cell>
          <table:table-cell table:formula="of:=[.A1403]/1000/(60*60*24)" office:value-type="time" office:time-value="PT06H13M34.99S" calcext:value-type="time">
            <text:p>06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4.16" calcext:value-type="float">
            <text:p>1514.16</text:p>
          </table:table-cell>
          <table:table-cell office:value-type="float" office:value="1858.76" calcext:value-type="float">
            <text:p>1858.76</text:p>
          </table:table-cell>
        </table:table-row>
        <table:table-row table:style-name="ro1">
          <table:table-cell office:value-type="float" office:value="22430990" calcext:value-type="float">
            <text:p>22430990</text:p>
          </table:table-cell>
          <table:table-cell table:formula="of:=[.A1404]/1000/(60*60*24)" office:value-type="time" office:time-value="PT06H13M50.99S" calcext:value-type="time">
            <text:p>06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5.22" calcext:value-type="float">
            <text:p>1515.22</text:p>
          </table:table-cell>
          <table:table-cell office:value-type="float" office:value="1860.02" calcext:value-type="float">
            <text:p>1860.02</text:p>
          </table:table-cell>
        </table:table-row>
        <table:table-row table:style-name="ro1">
          <table:table-cell office:value-type="float" office:value="22446990" calcext:value-type="float">
            <text:p>22446990</text:p>
          </table:table-cell>
          <table:table-cell table:formula="of:=[.A1405]/1000/(60*60*24)" office:value-type="time" office:time-value="PT06H14M06.99S" calcext:value-type="time">
            <text:p>06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516.27" calcext:value-type="float">
            <text:p>1516.27</text:p>
          </table:table-cell>
          <table:table-cell office:value-type="float" office:value="1861.28" calcext:value-type="float">
            <text:p>1861.28</text:p>
          </table:table-cell>
        </table:table-row>
        <table:table-row table:style-name="ro1">
          <table:table-cell office:value-type="float" office:value="22462990" calcext:value-type="float">
            <text:p>22462990</text:p>
          </table:table-cell>
          <table:table-cell table:formula="of:=[.A1406]/1000/(60*60*24)" office:value-type="time" office:time-value="PT06H14M22.99S" calcext:value-type="time">
            <text:p>06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7.33" calcext:value-type="float">
            <text:p>1517.33</text:p>
          </table:table-cell>
          <table:table-cell office:value-type="float" office:value="1862.54" calcext:value-type="float">
            <text:p>1862.54</text:p>
          </table:table-cell>
        </table:table-row>
        <table:table-row table:style-name="ro1">
          <table:table-cell office:value-type="float" office:value="22478990" calcext:value-type="float">
            <text:p>22478990</text:p>
          </table:table-cell>
          <table:table-cell table:formula="of:=[.A1407]/1000/(60*60*24)" office:value-type="time" office:time-value="PT06H14M38.99S" calcext:value-type="time">
            <text:p>06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8.38" calcext:value-type="float">
            <text:p>1518.38</text:p>
          </table:table-cell>
          <table:table-cell office:value-type="float" office:value="1863.8" calcext:value-type="float">
            <text:p>1863.8</text:p>
          </table:table-cell>
        </table:table-row>
        <table:table-row table:style-name="ro1">
          <table:table-cell office:value-type="float" office:value="22494990" calcext:value-type="float">
            <text:p>22494990</text:p>
          </table:table-cell>
          <table:table-cell table:formula="of:=[.A1408]/1000/(60*60*24)" office:value-type="time" office:time-value="PT06H14M54.99S" calcext:value-type="time">
            <text:p>06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19.44" calcext:value-type="float">
            <text:p>1519.44</text:p>
          </table:table-cell>
          <table:table-cell office:value-type="float" office:value="1865.06" calcext:value-type="float">
            <text:p>1865.06</text:p>
          </table:table-cell>
        </table:table-row>
        <table:table-row table:style-name="ro1">
          <table:table-cell office:value-type="float" office:value="22510990" calcext:value-type="float">
            <text:p>22510990</text:p>
          </table:table-cell>
          <table:table-cell table:formula="of:=[.A1409]/1000/(60*60*24)" office:value-type="time" office:time-value="PT06H15M10.99S" calcext:value-type="time">
            <text:p>06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4.45" calcext:value-type="float">
            <text:p>284.45</text:p>
          </table:table-cell>
          <table:table-cell office:value-type="float" office:value="1520.49" calcext:value-type="float">
            <text:p>1520.49</text:p>
          </table:table-cell>
          <table:table-cell office:value-type="float" office:value="1866.32" calcext:value-type="float">
            <text:p>1866.32</text:p>
          </table:table-cell>
        </table:table-row>
        <table:table-row table:style-name="ro1">
          <table:table-cell office:value-type="float" office:value="22526990" calcext:value-type="float">
            <text:p>22526990</text:p>
          </table:table-cell>
          <table:table-cell table:formula="of:=[.A1410]/1000/(60*60*24)" office:value-type="time" office:time-value="PT06H15M26.99S" calcext:value-type="time">
            <text:p>06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21.55" calcext:value-type="float">
            <text:p>1521.55</text:p>
          </table:table-cell>
          <table:table-cell office:value-type="float" office:value="1867.58" calcext:value-type="float">
            <text:p>1867.58</text:p>
          </table:table-cell>
        </table:table-row>
        <table:table-row table:style-name="ro1">
          <table:table-cell office:value-type="float" office:value="22542990" calcext:value-type="float">
            <text:p>22542990</text:p>
          </table:table-cell>
          <table:table-cell table:formula="of:=[.A1411]/1000/(60*60*24)" office:value-type="time" office:time-value="PT06H15M42.99S" calcext:value-type="time">
            <text:p>06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2.6" calcext:value-type="float">
            <text:p>1522.6</text:p>
          </table:table-cell>
          <table:table-cell office:value-type="float" office:value="1868.84" calcext:value-type="float">
            <text:p>1868.84</text:p>
          </table:table-cell>
        </table:table-row>
        <table:table-row table:style-name="ro1">
          <table:table-cell office:value-type="float" office:value="22558990" calcext:value-type="float">
            <text:p>22558990</text:p>
          </table:table-cell>
          <table:table-cell table:formula="of:=[.A1412]/1000/(60*60*24)" office:value-type="time" office:time-value="PT06H15M58.99S" calcext:value-type="time">
            <text:p>06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3.65" calcext:value-type="float">
            <text:p>1523.65</text:p>
          </table:table-cell>
          <table:table-cell office:value-type="float" office:value="1870.1" calcext:value-type="float">
            <text:p>1870.1</text:p>
          </table:table-cell>
        </table:table-row>
        <table:table-row table:style-name="ro1">
          <table:table-cell office:value-type="float" office:value="22574990" calcext:value-type="float">
            <text:p>22574990</text:p>
          </table:table-cell>
          <table:table-cell table:formula="of:=[.A1413]/1000/(60*60*24)" office:value-type="time" office:time-value="PT06H16M14.99S" calcext:value-type="time">
            <text:p>06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524.71" calcext:value-type="float">
            <text:p>1524.71</text:p>
          </table:table-cell>
          <table:table-cell office:value-type="float" office:value="1871.36" calcext:value-type="float">
            <text:p>1871.36</text:p>
          </table:table-cell>
        </table:table-row>
        <table:table-row table:style-name="ro1">
          <table:table-cell office:value-type="float" office:value="22590990" calcext:value-type="float">
            <text:p>22590990</text:p>
          </table:table-cell>
          <table:table-cell table:formula="of:=[.A1414]/1000/(60*60*24)" office:value-type="time" office:time-value="PT06H16M30.99S" calcext:value-type="time">
            <text:p>06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5.76" calcext:value-type="float">
            <text:p>1525.76</text:p>
          </table:table-cell>
          <table:table-cell office:value-type="float" office:value="1872.62" calcext:value-type="float">
            <text:p>1872.62</text:p>
          </table:table-cell>
        </table:table-row>
        <table:table-row table:style-name="ro1">
          <table:table-cell office:value-type="float" office:value="22606990" calcext:value-type="float">
            <text:p>22606990</text:p>
          </table:table-cell>
          <table:table-cell table:formula="of:=[.A1415]/1000/(60*60*24)" office:value-type="time" office:time-value="PT06H16M46.99S" calcext:value-type="time">
            <text:p>06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6.82" calcext:value-type="float">
            <text:p>1526.82</text:p>
          </table:table-cell>
          <table:table-cell office:value-type="float" office:value="1873.88" calcext:value-type="float">
            <text:p>1873.88</text:p>
          </table:table-cell>
        </table:table-row>
        <table:table-row table:style-name="ro1">
          <table:table-cell office:value-type="float" office:value="22622990" calcext:value-type="float">
            <text:p>22622990</text:p>
          </table:table-cell>
          <table:table-cell table:formula="of:=[.A1416]/1000/(60*60*24)" office:value-type="time" office:time-value="PT06H17M02.99S" calcext:value-type="time">
            <text:p>06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7.87" calcext:value-type="float">
            <text:p>1527.87</text:p>
          </table:table-cell>
          <table:table-cell office:value-type="float" office:value="1875.14" calcext:value-type="float">
            <text:p>1875.14</text:p>
          </table:table-cell>
        </table:table-row>
        <table:table-row table:style-name="ro1">
          <table:table-cell office:value-type="float" office:value="22638990" calcext:value-type="float">
            <text:p>22638990</text:p>
          </table:table-cell>
          <table:table-cell table:formula="of:=[.A1417]/1000/(60*60*24)" office:value-type="time" office:time-value="PT06H17M18.99S" calcext:value-type="time">
            <text:p>06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8.93" calcext:value-type="float">
            <text:p>1528.93</text:p>
          </table:table-cell>
          <table:table-cell office:value-type="float" office:value="1876.4" calcext:value-type="float">
            <text:p>1876.4</text:p>
          </table:table-cell>
        </table:table-row>
        <table:table-row table:style-name="ro1">
          <table:table-cell office:value-type="float" office:value="22654990" calcext:value-type="float">
            <text:p>22654990</text:p>
          </table:table-cell>
          <table:table-cell table:formula="of:=[.A1418]/1000/(60*60*24)" office:value-type="time" office:time-value="PT06H17M34.99S" calcext:value-type="time">
            <text:p>06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29.98" calcext:value-type="float">
            <text:p>1529.98</text:p>
          </table:table-cell>
          <table:table-cell office:value-type="float" office:value="1877.66" calcext:value-type="float">
            <text:p>1877.66</text:p>
          </table:table-cell>
        </table:table-row>
        <table:table-row table:style-name="ro1">
          <table:table-cell office:value-type="float" office:value="22670990" calcext:value-type="float">
            <text:p>22670990</text:p>
          </table:table-cell>
          <table:table-cell table:formula="of:=[.A1419]/1000/(60*60*24)" office:value-type="time" office:time-value="PT06H17M50.99S" calcext:value-type="time">
            <text:p>06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531.03" calcext:value-type="float">
            <text:p>1531.03</text:p>
          </table:table-cell>
          <table:table-cell office:value-type="float" office:value="1878.92" calcext:value-type="float">
            <text:p>1878.92</text:p>
          </table:table-cell>
        </table:table-row>
        <table:table-row table:style-name="ro1">
          <table:table-cell office:value-type="float" office:value="22686990" calcext:value-type="float">
            <text:p>22686990</text:p>
          </table:table-cell>
          <table:table-cell table:formula="of:=[.A1420]/1000/(60*60*24)" office:value-type="time" office:time-value="PT06H18M06.99S" calcext:value-type="time">
            <text:p>06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2.09" calcext:value-type="float">
            <text:p>1532.09</text:p>
          </table:table-cell>
          <table:table-cell office:value-type="float" office:value="1880.18" calcext:value-type="float">
            <text:p>1880.18</text:p>
          </table:table-cell>
        </table:table-row>
        <table:table-row table:style-name="ro1">
          <table:table-cell office:value-type="float" office:value="22702990" calcext:value-type="float">
            <text:p>22702990</text:p>
          </table:table-cell>
          <table:table-cell table:formula="of:=[.A1421]/1000/(60*60*24)" office:value-type="time" office:time-value="PT06H18M22.99S" calcext:value-type="time">
            <text:p>06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3.14" calcext:value-type="float">
            <text:p>1533.14</text:p>
          </table:table-cell>
          <table:table-cell office:value-type="float" office:value="1881.44" calcext:value-type="float">
            <text:p>1881.44</text:p>
          </table:table-cell>
        </table:table-row>
        <table:table-row table:style-name="ro1">
          <table:table-cell office:value-type="float" office:value="22718990" calcext:value-type="float">
            <text:p>22718990</text:p>
          </table:table-cell>
          <table:table-cell table:formula="of:=[.A1422]/1000/(60*60*24)" office:value-type="time" office:time-value="PT06H18M38.99S" calcext:value-type="time">
            <text:p>06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4.2" calcext:value-type="float">
            <text:p>1534.2</text:p>
          </table:table-cell>
          <table:table-cell office:value-type="float" office:value="1882.7" calcext:value-type="float">
            <text:p>1882.7</text:p>
          </table:table-cell>
        </table:table-row>
        <table:table-row table:style-name="ro1">
          <table:table-cell office:value-type="float" office:value="22734990" calcext:value-type="float">
            <text:p>22734990</text:p>
          </table:table-cell>
          <table:table-cell table:formula="of:=[.A1423]/1000/(60*60*24)" office:value-type="time" office:time-value="PT06H18M54.99S" calcext:value-type="time">
            <text:p>06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5.25" calcext:value-type="float">
            <text:p>1535.25</text:p>
          </table:table-cell>
          <table:table-cell office:value-type="float" office:value="1883.96" calcext:value-type="float">
            <text:p>1883.96</text:p>
          </table:table-cell>
        </table:table-row>
        <table:table-row table:style-name="ro1">
          <table:table-cell office:value-type="float" office:value="22750990" calcext:value-type="float">
            <text:p>22750990</text:p>
          </table:table-cell>
          <table:table-cell table:formula="of:=[.A1424]/1000/(60*60*24)" office:value-type="time" office:time-value="PT06H19M10.99S" calcext:value-type="time">
            <text:p>06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6.3" calcext:value-type="float">
            <text:p>1536.3</text:p>
          </table:table-cell>
          <table:table-cell office:value-type="float" office:value="1885.22" calcext:value-type="float">
            <text:p>1885.22</text:p>
          </table:table-cell>
        </table:table-row>
        <table:table-row table:style-name="ro1">
          <table:table-cell office:value-type="float" office:value="22766990" calcext:value-type="float">
            <text:p>22766990</text:p>
          </table:table-cell>
          <table:table-cell table:formula="of:=[.A1425]/1000/(60*60*24)" office:value-type="time" office:time-value="PT06H19M26.99S" calcext:value-type="time">
            <text:p>06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7.35" calcext:value-type="float">
            <text:p>1537.35</text:p>
          </table:table-cell>
          <table:table-cell office:value-type="float" office:value="1886.48" calcext:value-type="float">
            <text:p>1886.48</text:p>
          </table:table-cell>
        </table:table-row>
        <table:table-row table:style-name="ro1">
          <table:table-cell office:value-type="float" office:value="22782990" calcext:value-type="float">
            <text:p>22782990</text:p>
          </table:table-cell>
          <table:table-cell table:formula="of:=[.A1426]/1000/(60*60*24)" office:value-type="time" office:time-value="PT06H19M42.99S" calcext:value-type="time">
            <text:p>06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8.41" calcext:value-type="float">
            <text:p>1538.41</text:p>
          </table:table-cell>
          <table:table-cell office:value-type="float" office:value="1887.74" calcext:value-type="float">
            <text:p>1887.74</text:p>
          </table:table-cell>
        </table:table-row>
        <table:table-row table:style-name="ro1">
          <table:table-cell office:value-type="float" office:value="22798990" calcext:value-type="float">
            <text:p>22798990</text:p>
          </table:table-cell>
          <table:table-cell table:formula="of:=[.A1427]/1000/(60*60*24)" office:value-type="time" office:time-value="PT06H19M58.99S" calcext:value-type="time">
            <text:p>06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539.46" calcext:value-type="float">
            <text:p>1539.46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2814990" calcext:value-type="float">
            <text:p>22814990</text:p>
          </table:table-cell>
          <table:table-cell table:formula="of:=[.A1428]/1000/(60*60*24)" office:value-type="time" office:time-value="PT06H20M14.99S" calcext:value-type="time">
            <text:p>06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0.51" calcext:value-type="float">
            <text:p>1540.51</text:p>
          </table:table-cell>
          <table:table-cell office:value-type="float" office:value="1890.26" calcext:value-type="float">
            <text:p>1890.26</text:p>
          </table:table-cell>
        </table:table-row>
        <table:table-row table:style-name="ro1">
          <table:table-cell office:value-type="float" office:value="22830990" calcext:value-type="float">
            <text:p>22830990</text:p>
          </table:table-cell>
          <table:table-cell table:formula="of:=[.A1429]/1000/(60*60*24)" office:value-type="time" office:time-value="PT06H20M30.99S" calcext:value-type="time">
            <text:p>06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891.51" calcext:value-type="float">
            <text:p>1891.51</text:p>
          </table:table-cell>
        </table:table-row>
        <table:table-row table:style-name="ro1">
          <table:table-cell office:value-type="float" office:value="22846990" calcext:value-type="float">
            <text:p>22846990</text:p>
          </table:table-cell>
          <table:table-cell table:formula="of:=[.A1430]/1000/(60*60*24)" office:value-type="time" office:time-value="PT06H20M46.99S" calcext:value-type="time">
            <text:p>06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2.62" calcext:value-type="float">
            <text:p>1542.62</text:p>
          </table:table-cell>
          <table:table-cell office:value-type="float" office:value="1892.77" calcext:value-type="float">
            <text:p>1892.77</text:p>
          </table:table-cell>
        </table:table-row>
        <table:table-row table:style-name="ro1">
          <table:table-cell office:value-type="float" office:value="22862990" calcext:value-type="float">
            <text:p>22862990</text:p>
          </table:table-cell>
          <table:table-cell table:formula="of:=[.A1431]/1000/(60*60*24)" office:value-type="time" office:time-value="PT06H21M02.99S" calcext:value-type="time">
            <text:p>06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3.67" calcext:value-type="float">
            <text:p>1543.67</text:p>
          </table:table-cell>
          <table:table-cell office:value-type="float" office:value="1894.03" calcext:value-type="float">
            <text:p>1894.03</text:p>
          </table:table-cell>
        </table:table-row>
        <table:table-row table:style-name="ro1">
          <table:table-cell office:value-type="float" office:value="22878990" calcext:value-type="float">
            <text:p>22878990</text:p>
          </table:table-cell>
          <table:table-cell table:formula="of:=[.A1432]/1000/(60*60*24)" office:value-type="time" office:time-value="PT06H21M18.99S" calcext:value-type="time">
            <text:p>06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4.73" calcext:value-type="float">
            <text:p>1544.73</text:p>
          </table:table-cell>
          <table:table-cell office:value-type="float" office:value="1895.29" calcext:value-type="float">
            <text:p>1895.29</text:p>
          </table:table-cell>
        </table:table-row>
        <table:table-row table:style-name="ro1">
          <table:table-cell office:value-type="float" office:value="22894990" calcext:value-type="float">
            <text:p>22894990</text:p>
          </table:table-cell>
          <table:table-cell table:formula="of:=[.A1433]/1000/(60*60*24)" office:value-type="time" office:time-value="PT06H21M34.99S" calcext:value-type="time">
            <text:p>06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5.78" calcext:value-type="float">
            <text:p>1545.78</text:p>
          </table:table-cell>
          <table:table-cell office:value-type="float" office:value="1896.55" calcext:value-type="float">
            <text:p>1896.55</text:p>
          </table:table-cell>
        </table:table-row>
        <table:table-row table:style-name="ro1">
          <table:table-cell office:value-type="float" office:value="22910990" calcext:value-type="float">
            <text:p>22910990</text:p>
          </table:table-cell>
          <table:table-cell table:formula="of:=[.A1434]/1000/(60*60*24)" office:value-type="time" office:time-value="PT06H21M50.99S" calcext:value-type="time">
            <text:p>06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6.83" calcext:value-type="float">
            <text:p>1546.83</text:p>
          </table:table-cell>
          <table:table-cell office:value-type="float" office:value="1897.81" calcext:value-type="float">
            <text:p>1897.81</text:p>
          </table:table-cell>
        </table:table-row>
        <table:table-row table:style-name="ro1">
          <table:table-cell office:value-type="float" office:value="22926990" calcext:value-type="float">
            <text:p>22926990</text:p>
          </table:table-cell>
          <table:table-cell table:formula="of:=[.A1435]/1000/(60*60*24)" office:value-type="time" office:time-value="PT06H22M06.99S" calcext:value-type="time">
            <text:p>06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7.88" calcext:value-type="float">
            <text:p>1547.88</text:p>
          </table:table-cell>
          <table:table-cell office:value-type="float" office:value="1899.07" calcext:value-type="float">
            <text:p>1899.07</text:p>
          </table:table-cell>
        </table:table-row>
        <table:table-row table:style-name="ro1">
          <table:table-cell office:value-type="float" office:value="22942990" calcext:value-type="float">
            <text:p>22942990</text:p>
          </table:table-cell>
          <table:table-cell table:formula="of:=[.A1436]/1000/(60*60*24)" office:value-type="time" office:time-value="PT06H22M22.99S" calcext:value-type="time">
            <text:p>06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48.94" calcext:value-type="float">
            <text:p>1548.94</text:p>
          </table:table-cell>
          <table:table-cell office:value-type="float" office:value="1900.33" calcext:value-type="float">
            <text:p>1900.33</text:p>
          </table:table-cell>
        </table:table-row>
        <table:table-row table:style-name="ro1">
          <table:table-cell office:value-type="float" office:value="22958990" calcext:value-type="float">
            <text:p>22958990</text:p>
          </table:table-cell>
          <table:table-cell table:formula="of:=[.A1437]/1000/(60*60*24)" office:value-type="time" office:time-value="PT06H22M38.99S" calcext:value-type="time">
            <text:p>06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549.99" calcext:value-type="float">
            <text:p>1549.99</text:p>
          </table:table-cell>
          <table:table-cell office:value-type="float" office:value="1901.58" calcext:value-type="float">
            <text:p>1901.58</text:p>
          </table:table-cell>
        </table:table-row>
        <table:table-row table:style-name="ro1">
          <table:table-cell office:value-type="float" office:value="22974990" calcext:value-type="float">
            <text:p>22974990</text:p>
          </table:table-cell>
          <table:table-cell table:formula="of:=[.A1438]/1000/(60*60*24)" office:value-type="time" office:time-value="PT06H22M54.99S" calcext:value-type="time">
            <text:p>06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551.04" calcext:value-type="float">
            <text:p>1551.04</text:p>
          </table:table-cell>
          <table:table-cell office:value-type="float" office:value="1902.84" calcext:value-type="float">
            <text:p>1902.84</text:p>
          </table:table-cell>
        </table:table-row>
        <table:table-row table:style-name="ro1">
          <table:table-cell office:value-type="float" office:value="22990990" calcext:value-type="float">
            <text:p>22990990</text:p>
          </table:table-cell>
          <table:table-cell table:formula="of:=[.A1439]/1000/(60*60*24)" office:value-type="time" office:time-value="PT06H23M10.99S" calcext:value-type="time">
            <text:p>06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52.1" calcext:value-type="float">
            <text:p>1552.1</text:p>
          </table:table-cell>
          <table:table-cell office:value-type="float" office:value="1904.1" calcext:value-type="float">
            <text:p>1904.1</text:p>
          </table:table-cell>
        </table:table-row>
        <table:table-row table:style-name="ro1">
          <table:table-cell office:value-type="float" office:value="23006990" calcext:value-type="float">
            <text:p>23006990</text:p>
          </table:table-cell>
          <table:table-cell table:formula="of:=[.A1440]/1000/(60*60*24)" office:value-type="time" office:time-value="PT06H23M26.99S" calcext:value-type="time">
            <text:p>06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53.15" calcext:value-type="float">
            <text:p>1553.15</text:p>
          </table:table-cell>
          <table:table-cell office:value-type="float" office:value="1905.35" calcext:value-type="float">
            <text:p>1905.35</text:p>
          </table:table-cell>
        </table:table-row>
        <table:table-row table:style-name="ro1">
          <table:table-cell office:value-type="float" office:value="23022990" calcext:value-type="float">
            <text:p>23022990</text:p>
          </table:table-cell>
          <table:table-cell table:formula="of:=[.A1441]/1000/(60*60*24)" office:value-type="time" office:time-value="PT06H23M42.99S" calcext:value-type="time">
            <text:p>06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54.2" calcext:value-type="float">
            <text:p>1554.2</text:p>
          </table:table-cell>
          <table:table-cell office:value-type="float" office:value="1906.61" calcext:value-type="float">
            <text:p>1906.61</text:p>
          </table:table-cell>
        </table:table-row>
        <table:table-row table:style-name="ro1">
          <table:table-cell office:value-type="float" office:value="23038990" calcext:value-type="float">
            <text:p>23038990</text:p>
          </table:table-cell>
          <table:table-cell table:formula="of:=[.A1442]/1000/(60*60*24)" office:value-type="time" office:time-value="PT06H23M58.99S" calcext:value-type="time">
            <text:p>06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907.86" calcext:value-type="float">
            <text:p>1907.86</text:p>
          </table:table-cell>
        </table:table-row>
        <table:table-row table:style-name="ro1">
          <table:table-cell office:value-type="float" office:value="23054990" calcext:value-type="float">
            <text:p>23054990</text:p>
          </table:table-cell>
          <table:table-cell table:formula="of:=[.A1443]/1000/(60*60*24)" office:value-type="time" office:time-value="PT06H24M14.99S" calcext:value-type="time">
            <text:p>06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556.31" calcext:value-type="float">
            <text:p>1556.31</text:p>
          </table:table-cell>
          <table:table-cell office:value-type="float" office:value="1909.12" calcext:value-type="float">
            <text:p>1909.12</text:p>
          </table:table-cell>
        </table:table-row>
        <table:table-row table:style-name="ro1">
          <table:table-cell office:value-type="float" office:value="23070990" calcext:value-type="float">
            <text:p>23070990</text:p>
          </table:table-cell>
          <table:table-cell table:formula="of:=[.A1444]/1000/(60*60*24)" office:value-type="time" office:time-value="PT06H24M30.99S" calcext:value-type="time">
            <text:p>06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557.36" calcext:value-type="float">
            <text:p>1557.36</text:p>
          </table:table-cell>
          <table:table-cell office:value-type="float" office:value="1910.38" calcext:value-type="float">
            <text:p>1910.38</text:p>
          </table:table-cell>
        </table:table-row>
        <table:table-row table:style-name="ro1">
          <table:table-cell office:value-type="float" office:value="23086990" calcext:value-type="float">
            <text:p>23086990</text:p>
          </table:table-cell>
          <table:table-cell table:formula="of:=[.A1445]/1000/(60*60*24)" office:value-type="time" office:time-value="PT06H24M46.99S" calcext:value-type="time">
            <text:p>06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558.41" calcext:value-type="float">
            <text:p>1558.41</text:p>
          </table:table-cell>
          <table:table-cell office:value-type="float" office:value="1911.63" calcext:value-type="float">
            <text:p>1911.63</text:p>
          </table:table-cell>
        </table:table-row>
        <table:table-row table:style-name="ro1">
          <table:table-cell office:value-type="float" office:value="23102990" calcext:value-type="float">
            <text:p>23102990</text:p>
          </table:table-cell>
          <table:table-cell table:formula="of:=[.A1446]/1000/(60*60*24)" office:value-type="time" office:time-value="PT06H25M02.99S" calcext:value-type="time">
            <text:p>06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559.46" calcext:value-type="float">
            <text:p>1559.46</text:p>
          </table:table-cell>
          <table:table-cell office:value-type="float" office:value="1912.89" calcext:value-type="float">
            <text:p>1912.89</text:p>
          </table:table-cell>
        </table:table-row>
        <table:table-row table:style-name="ro1">
          <table:table-cell office:value-type="float" office:value="23118990" calcext:value-type="float">
            <text:p>23118990</text:p>
          </table:table-cell>
          <table:table-cell table:formula="of:=[.A1447]/1000/(60*60*24)" office:value-type="time" office:time-value="PT06H25M18.99S" calcext:value-type="time">
            <text:p>06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0.52" calcext:value-type="float">
            <text:p>1560.52</text:p>
          </table:table-cell>
          <table:table-cell office:value-type="float" office:value="1914.14" calcext:value-type="float">
            <text:p>1914.14</text:p>
          </table:table-cell>
        </table:table-row>
        <table:table-row table:style-name="ro1">
          <table:table-cell office:value-type="float" office:value="23134990" calcext:value-type="float">
            <text:p>23134990</text:p>
          </table:table-cell>
          <table:table-cell table:formula="of:=[.A1448]/1000/(60*60*24)" office:value-type="time" office:time-value="PT06H25M34.99S" calcext:value-type="time">
            <text:p>06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915.4" calcext:value-type="float">
            <text:p>1915.4</text:p>
          </table:table-cell>
        </table:table-row>
        <table:table-row table:style-name="ro1">
          <table:table-cell office:value-type="float" office:value="23150990" calcext:value-type="float">
            <text:p>23150990</text:p>
          </table:table-cell>
          <table:table-cell table:formula="of:=[.A1449]/1000/(60*60*24)" office:value-type="time" office:time-value="PT06H25M50.99S" calcext:value-type="time">
            <text:p>06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562.62" calcext:value-type="float">
            <text:p>1562.62</text:p>
          </table:table-cell>
          <table:table-cell office:value-type="float" office:value="1916.65" calcext:value-type="float">
            <text:p>1916.65</text:p>
          </table:table-cell>
        </table:table-row>
        <table:table-row table:style-name="ro1">
          <table:table-cell office:value-type="float" office:value="23166990" calcext:value-type="float">
            <text:p>23166990</text:p>
          </table:table-cell>
          <table:table-cell table:formula="of:=[.A1450]/1000/(60*60*24)" office:value-type="time" office:time-value="PT06H26M06.99S" calcext:value-type="time">
            <text:p>06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3.67" calcext:value-type="float">
            <text:p>1563.67</text:p>
          </table:table-cell>
          <table:table-cell office:value-type="float" office:value="1917.91" calcext:value-type="float">
            <text:p>1917.91</text:p>
          </table:table-cell>
        </table:table-row>
        <table:table-row table:style-name="ro1">
          <table:table-cell office:value-type="float" office:value="23182990" calcext:value-type="float">
            <text:p>23182990</text:p>
          </table:table-cell>
          <table:table-cell table:formula="of:=[.A1451]/1000/(60*60*24)" office:value-type="time" office:time-value="PT06H26M22.99S" calcext:value-type="time">
            <text:p>06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4.73" calcext:value-type="float">
            <text:p>1564.73</text:p>
          </table:table-cell>
          <table:table-cell office:value-type="float" office:value="1919.16" calcext:value-type="float">
            <text:p>1919.16</text:p>
          </table:table-cell>
        </table:table-row>
        <table:table-row table:style-name="ro1">
          <table:table-cell office:value-type="float" office:value="23198990" calcext:value-type="float">
            <text:p>23198990</text:p>
          </table:table-cell>
          <table:table-cell table:formula="of:=[.A1452]/1000/(60*60*24)" office:value-type="time" office:time-value="PT06H26M38.99S" calcext:value-type="time">
            <text:p>06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65.78" calcext:value-type="float">
            <text:p>1565.78</text:p>
          </table:table-cell>
          <table:table-cell office:value-type="float" office:value="1920.42" calcext:value-type="float">
            <text:p>1920.42</text:p>
          </table:table-cell>
        </table:table-row>
        <table:table-row table:style-name="ro1">
          <table:table-cell office:value-type="float" office:value="23214990" calcext:value-type="float">
            <text:p>23214990</text:p>
          </table:table-cell>
          <table:table-cell table:formula="of:=[.A1453]/1000/(60*60*24)" office:value-type="time" office:time-value="PT06H26M54.99S" calcext:value-type="time">
            <text:p>06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6.83" calcext:value-type="float">
            <text:p>1566.83</text:p>
          </table:table-cell>
          <table:table-cell office:value-type="float" office:value="1921.67" calcext:value-type="float">
            <text:p>1921.67</text:p>
          </table:table-cell>
        </table:table-row>
        <table:table-row table:style-name="ro1">
          <table:table-cell office:value-type="float" office:value="23230990" calcext:value-type="float">
            <text:p>23230990</text:p>
          </table:table-cell>
          <table:table-cell table:formula="of:=[.A1454]/1000/(60*60*24)" office:value-type="time" office:time-value="PT06H27M10.99S" calcext:value-type="time">
            <text:p>06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7.88" calcext:value-type="float">
            <text:p>1567.88</text:p>
          </table:table-cell>
          <table:table-cell office:value-type="float" office:value="1922.93" calcext:value-type="float">
            <text:p>1922.93</text:p>
          </table:table-cell>
        </table:table-row>
        <table:table-row table:style-name="ro1">
          <table:table-cell office:value-type="float" office:value="23246990" calcext:value-type="float">
            <text:p>23246990</text:p>
          </table:table-cell>
          <table:table-cell table:formula="of:=[.A1455]/1000/(60*60*24)" office:value-type="time" office:time-value="PT06H27M26.99S" calcext:value-type="time">
            <text:p>06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568.93" calcext:value-type="float">
            <text:p>1568.93</text:p>
          </table:table-cell>
          <table:table-cell office:value-type="float" office:value="1924.18" calcext:value-type="float">
            <text:p>1924.18</text:p>
          </table:table-cell>
        </table:table-row>
        <table:table-row table:style-name="ro1">
          <table:table-cell office:value-type="float" office:value="23262990" calcext:value-type="float">
            <text:p>23262990</text:p>
          </table:table-cell>
          <table:table-cell table:formula="of:=[.A1456]/1000/(60*60*24)" office:value-type="time" office:time-value="PT06H27M42.99S" calcext:value-type="time">
            <text:p>06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69.99" calcext:value-type="float">
            <text:p>1569.99</text:p>
          </table:table-cell>
          <table:table-cell office:value-type="float" office:value="1925.44" calcext:value-type="float">
            <text:p>1925.44</text:p>
          </table:table-cell>
        </table:table-row>
        <table:table-row table:style-name="ro1">
          <table:table-cell office:value-type="float" office:value="23278990" calcext:value-type="float">
            <text:p>23278990</text:p>
          </table:table-cell>
          <table:table-cell table:formula="of:=[.A1457]/1000/(60*60*24)" office:value-type="time" office:time-value="PT06H27M58.99S" calcext:value-type="time">
            <text:p>06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71.04" calcext:value-type="float">
            <text:p>1571.04</text:p>
          </table:table-cell>
          <table:table-cell office:value-type="float" office:value="1926.69" calcext:value-type="float">
            <text:p>1926.69</text:p>
          </table:table-cell>
        </table:table-row>
        <table:table-row table:style-name="ro1">
          <table:table-cell office:value-type="float" office:value="23294990" calcext:value-type="float">
            <text:p>23294990</text:p>
          </table:table-cell>
          <table:table-cell table:formula="of:=[.A1458]/1000/(60*60*24)" office:value-type="time" office:time-value="PT06H28M14.99S" calcext:value-type="time">
            <text:p>06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72.09" calcext:value-type="float">
            <text:p>1572.09</text:p>
          </table:table-cell>
          <table:table-cell office:value-type="float" office:value="1927.94" calcext:value-type="float">
            <text:p>1927.94</text:p>
          </table:table-cell>
        </table:table-row>
        <table:table-row table:style-name="ro1">
          <table:table-cell office:value-type="float" office:value="23310990" calcext:value-type="float">
            <text:p>23310990</text:p>
          </table:table-cell>
          <table:table-cell table:formula="of:=[.A1459]/1000/(60*60*24)" office:value-type="time" office:time-value="PT06H28M30.99S" calcext:value-type="time">
            <text:p>06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573.14" calcext:value-type="float">
            <text:p>1573.14</text:p>
          </table:table-cell>
          <table:table-cell office:value-type="float" office:value="1929.2" calcext:value-type="float">
            <text:p>1929.2</text:p>
          </table:table-cell>
        </table:table-row>
        <table:table-row table:style-name="ro1">
          <table:table-cell office:value-type="float" office:value="23326990" calcext:value-type="float">
            <text:p>23326990</text:p>
          </table:table-cell>
          <table:table-cell table:formula="of:=[.A1460]/1000/(60*60*24)" office:value-type="time" office:time-value="PT06H28M46.99S" calcext:value-type="time">
            <text:p>06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574.19" calcext:value-type="float">
            <text:p>1574.19</text:p>
          </table:table-cell>
          <table:table-cell office:value-type="float" office:value="1930.45" calcext:value-type="float">
            <text:p>1930.45</text:p>
          </table:table-cell>
        </table:table-row>
        <table:table-row table:style-name="ro1">
          <table:table-cell office:value-type="float" office:value="23342990" calcext:value-type="float">
            <text:p>23342990</text:p>
          </table:table-cell>
          <table:table-cell table:formula="of:=[.A1461]/1000/(60*60*24)" office:value-type="time" office:time-value="PT06H29M02.99S" calcext:value-type="time">
            <text:p>06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75.24" calcext:value-type="float">
            <text:p>1575.24</text:p>
          </table:table-cell>
          <table:table-cell office:value-type="float" office:value="1931.71" calcext:value-type="float">
            <text:p>1931.71</text:p>
          </table:table-cell>
        </table:table-row>
        <table:table-row table:style-name="ro1">
          <table:table-cell office:value-type="float" office:value="23358990" calcext:value-type="float">
            <text:p>23358990</text:p>
          </table:table-cell>
          <table:table-cell table:formula="of:=[.A1462]/1000/(60*60*24)" office:value-type="time" office:time-value="PT06H29M18.99S" calcext:value-type="time">
            <text:p>06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1932.96" calcext:value-type="float">
            <text:p>1932.96</text:p>
          </table:table-cell>
        </table:table-row>
        <table:table-row table:style-name="ro1">
          <table:table-cell office:value-type="float" office:value="23374990" calcext:value-type="float">
            <text:p>23374990</text:p>
          </table:table-cell>
          <table:table-cell table:formula="of:=[.A1463]/1000/(60*60*24)" office:value-type="time" office:time-value="PT06H29M34.99S" calcext:value-type="time">
            <text:p>06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77.34" calcext:value-type="float">
            <text:p>1577.34</text:p>
          </table:table-cell>
          <table:table-cell office:value-type="float" office:value="1934.21" calcext:value-type="float">
            <text:p>1934.21</text:p>
          </table:table-cell>
        </table:table-row>
        <table:table-row table:style-name="ro1">
          <table:table-cell office:value-type="float" office:value="23390990" calcext:value-type="float">
            <text:p>23390990</text:p>
          </table:table-cell>
          <table:table-cell table:formula="of:=[.A1464]/1000/(60*60*24)" office:value-type="time" office:time-value="PT06H29M50.99S" calcext:value-type="time">
            <text:p>06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78.39" calcext:value-type="float">
            <text:p>1578.39</text:p>
          </table:table-cell>
          <table:table-cell office:value-type="float" office:value="1935.47" calcext:value-type="float">
            <text:p>1935.47</text:p>
          </table:table-cell>
        </table:table-row>
        <table:table-row table:style-name="ro1">
          <table:table-cell office:value-type="float" office:value="23406990" calcext:value-type="float">
            <text:p>23406990</text:p>
          </table:table-cell>
          <table:table-cell table:formula="of:=[.A1465]/1000/(60*60*24)" office:value-type="time" office:time-value="PT06H30M06.99S" calcext:value-type="time">
            <text:p>06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79.45" calcext:value-type="float">
            <text:p>1579.45</text:p>
          </table:table-cell>
          <table:table-cell office:value-type="float" office:value="1936.72" calcext:value-type="float">
            <text:p>1936.72</text:p>
          </table:table-cell>
        </table:table-row>
        <table:table-row table:style-name="ro1">
          <table:table-cell office:value-type="float" office:value="23422990" calcext:value-type="float">
            <text:p>23422990</text:p>
          </table:table-cell>
          <table:table-cell table:formula="of:=[.A1466]/1000/(60*60*24)" office:value-type="time" office:time-value="PT06H30M22.99S" calcext:value-type="time">
            <text:p>06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80.5" calcext:value-type="float">
            <text:p>1580.5</text:p>
          </table:table-cell>
          <table:table-cell office:value-type="float" office:value="1937.97" calcext:value-type="float">
            <text:p>1937.97</text:p>
          </table:table-cell>
        </table:table-row>
        <table:table-row table:style-name="ro1">
          <table:table-cell office:value-type="float" office:value="23438990" calcext:value-type="float">
            <text:p>23438990</text:p>
          </table:table-cell>
          <table:table-cell table:formula="of:=[.A1467]/1000/(60*60*24)" office:value-type="time" office:time-value="PT06H30M38.99S" calcext:value-type="time">
            <text:p>06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581.55" calcext:value-type="float">
            <text:p>1581.55</text:p>
          </table:table-cell>
          <table:table-cell office:value-type="float" office:value="1939.22" calcext:value-type="float">
            <text:p>1939.22</text:p>
          </table:table-cell>
        </table:table-row>
        <table:table-row table:style-name="ro1">
          <table:table-cell office:value-type="float" office:value="23454990" calcext:value-type="float">
            <text:p>23454990</text:p>
          </table:table-cell>
          <table:table-cell table:formula="of:=[.A1468]/1000/(60*60*24)" office:value-type="time" office:time-value="PT06H30M54.99S" calcext:value-type="time">
            <text:p>06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582.6" calcext:value-type="float">
            <text:p>1582.6</text:p>
          </table:table-cell>
          <table:table-cell office:value-type="float" office:value="1940.48" calcext:value-type="float">
            <text:p>1940.48</text:p>
          </table:table-cell>
        </table:table-row>
        <table:table-row table:style-name="ro1">
          <table:table-cell office:value-type="float" office:value="23470990" calcext:value-type="float">
            <text:p>23470990</text:p>
          </table:table-cell>
          <table:table-cell table:formula="of:=[.A1469]/1000/(60*60*24)" office:value-type="time" office:time-value="PT06H31M10.99S" calcext:value-type="time">
            <text:p>06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583.65" calcext:value-type="float">
            <text:p>1583.65</text:p>
          </table:table-cell>
          <table:table-cell office:value-type="float" office:value="1941.73" calcext:value-type="float">
            <text:p>1941.73</text:p>
          </table:table-cell>
        </table:table-row>
        <table:table-row table:style-name="ro1">
          <table:table-cell office:value-type="float" office:value="23486990" calcext:value-type="float">
            <text:p>23486990</text:p>
          </table:table-cell>
          <table:table-cell table:formula="of:=[.A1470]/1000/(60*60*24)" office:value-type="time" office:time-value="PT06H31M26.99S" calcext:value-type="time">
            <text:p>06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84.7" calcext:value-type="float">
            <text:p>1584.7</text:p>
          </table:table-cell>
          <table:table-cell office:value-type="float" office:value="1942.98" calcext:value-type="float">
            <text:p>1942.98</text:p>
          </table:table-cell>
        </table:table-row>
        <table:table-row table:style-name="ro1">
          <table:table-cell office:value-type="float" office:value="23502990" calcext:value-type="float">
            <text:p>23502990</text:p>
          </table:table-cell>
          <table:table-cell table:formula="of:=[.A1471]/1000/(60*60*24)" office:value-type="time" office:time-value="PT06H31M42.99S" calcext:value-type="time">
            <text:p>06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585.75" calcext:value-type="float">
            <text:p>1585.75</text:p>
          </table:table-cell>
          <table:table-cell office:value-type="float" office:value="1944.23" calcext:value-type="float">
            <text:p>1944.23</text:p>
          </table:table-cell>
        </table:table-row>
        <table:table-row table:style-name="ro1">
          <table:table-cell office:value-type="float" office:value="23518990" calcext:value-type="float">
            <text:p>23518990</text:p>
          </table:table-cell>
          <table:table-cell table:formula="of:=[.A1472]/1000/(60*60*24)" office:value-type="time" office:time-value="PT06H31M58.99S" calcext:value-type="time">
            <text:p>06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86.8" calcext:value-type="float">
            <text:p>1586.8</text:p>
          </table:table-cell>
          <table:table-cell office:value-type="float" office:value="1945.49" calcext:value-type="float">
            <text:p>1945.49</text:p>
          </table:table-cell>
        </table:table-row>
        <table:table-row table:style-name="ro1">
          <table:table-cell office:value-type="float" office:value="23534990" calcext:value-type="float">
            <text:p>23534990</text:p>
          </table:table-cell>
          <table:table-cell table:formula="of:=[.A1473]/1000/(60*60*24)" office:value-type="time" office:time-value="PT06H32M14.99S" calcext:value-type="time">
            <text:p>06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6.4" calcext:value-type="float">
            <text:p>236.4</text:p>
          </table:table-cell>
          <table:table-cell office:value-type="float" office:value="282.65" calcext:value-type="float">
            <text:p>282.65</text:p>
          </table:table-cell>
          <table:table-cell office:value-type="float" office:value="1587.85" calcext:value-type="float">
            <text:p>1587.85</text:p>
          </table:table-cell>
          <table:table-cell office:value-type="float" office:value="1946.74" calcext:value-type="float">
            <text:p>1946.74</text:p>
          </table:table-cell>
        </table:table-row>
        <table:table-row table:style-name="ro1">
          <table:table-cell office:value-type="float" office:value="23550990" calcext:value-type="float">
            <text:p>23550990</text:p>
          </table:table-cell>
          <table:table-cell table:formula="of:=[.A1474]/1000/(60*60*24)" office:value-type="time" office:time-value="PT06H32M30.99S" calcext:value-type="time">
            <text:p>06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88.9" calcext:value-type="float">
            <text:p>1588.9</text:p>
          </table:table-cell>
          <table:table-cell office:value-type="float" office:value="1947.99" calcext:value-type="float">
            <text:p>1947.99</text:p>
          </table:table-cell>
        </table:table-row>
        <table:table-row table:style-name="ro1">
          <table:table-cell office:value-type="float" office:value="23566990" calcext:value-type="float">
            <text:p>23566990</text:p>
          </table:table-cell>
          <table:table-cell table:formula="of:=[.A1475]/1000/(60*60*24)" office:value-type="time" office:time-value="PT06H32M46.99S" calcext:value-type="time">
            <text:p>06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89.95" calcext:value-type="float">
            <text:p>1589.95</text:p>
          </table:table-cell>
          <table:table-cell office:value-type="float" office:value="1949.24" calcext:value-type="float">
            <text:p>1949.24</text:p>
          </table:table-cell>
        </table:table-row>
        <table:table-row table:style-name="ro1">
          <table:table-cell office:value-type="float" office:value="23582990" calcext:value-type="float">
            <text:p>23582990</text:p>
          </table:table-cell>
          <table:table-cell table:formula="of:=[.A1476]/1000/(60*60*24)" office:value-type="time" office:time-value="PT06H33M02.99S" calcext:value-type="time">
            <text:p>06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591" calcext:value-type="float">
            <text:p>1591</text:p>
          </table:table-cell>
          <table:table-cell office:value-type="float" office:value="1950.49" calcext:value-type="float">
            <text:p>1950.49</text:p>
          </table:table-cell>
        </table:table-row>
        <table:table-row table:style-name="ro1">
          <table:table-cell office:value-type="float" office:value="23598990" calcext:value-type="float">
            <text:p>23598990</text:p>
          </table:table-cell>
          <table:table-cell table:formula="of:=[.A1477]/1000/(60*60*24)" office:value-type="time" office:time-value="PT06H33M18.99S" calcext:value-type="time">
            <text:p>06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2.05" calcext:value-type="float">
            <text:p>1592.05</text:p>
          </table:table-cell>
          <table:table-cell office:value-type="float" office:value="1951.75" calcext:value-type="float">
            <text:p>1951.75</text:p>
          </table:table-cell>
        </table:table-row>
        <table:table-row table:style-name="ro1">
          <table:table-cell office:value-type="float" office:value="23614990" calcext:value-type="float">
            <text:p>23614990</text:p>
          </table:table-cell>
          <table:table-cell table:formula="of:=[.A1478]/1000/(60*60*24)" office:value-type="time" office:time-value="PT06H33M34.99S" calcext:value-type="time">
            <text:p>06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593.1" calcext:value-type="float">
            <text:p>1593.1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3630990" calcext:value-type="float">
            <text:p>23630990</text:p>
          </table:table-cell>
          <table:table-cell table:formula="of:=[.A1479]/1000/(60*60*24)" office:value-type="time" office:time-value="PT06H33M50.99S" calcext:value-type="time">
            <text:p>06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4.15" calcext:value-type="float">
            <text:p>1594.15</text:p>
          </table:table-cell>
          <table:table-cell office:value-type="float" office:value="1954.25" calcext:value-type="float">
            <text:p>1954.25</text:p>
          </table:table-cell>
        </table:table-row>
        <table:table-row table:style-name="ro1">
          <table:table-cell office:value-type="float" office:value="23646990" calcext:value-type="float">
            <text:p>23646990</text:p>
          </table:table-cell>
          <table:table-cell table:formula="of:=[.A1480]/1000/(60*60*24)" office:value-type="time" office:time-value="PT06H34M06.99S" calcext:value-type="time">
            <text:p>06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5.21" calcext:value-type="float">
            <text:p>1595.21</text:p>
          </table:table-cell>
          <table:table-cell office:value-type="float" office:value="1955.5" calcext:value-type="float">
            <text:p>1955.5</text:p>
          </table:table-cell>
        </table:table-row>
        <table:table-row table:style-name="ro1">
          <table:table-cell office:value-type="float" office:value="23662990" calcext:value-type="float">
            <text:p>23662990</text:p>
          </table:table-cell>
          <table:table-cell table:formula="of:=[.A1481]/1000/(60*60*24)" office:value-type="time" office:time-value="PT06H34M22.99S" calcext:value-type="time">
            <text:p>06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6.26" calcext:value-type="float">
            <text:p>1596.26</text:p>
          </table:table-cell>
          <table:table-cell office:value-type="float" office:value="1956.75" calcext:value-type="float">
            <text:p>1956.75</text:p>
          </table:table-cell>
        </table:table-row>
        <table:table-row table:style-name="ro1">
          <table:table-cell office:value-type="float" office:value="23678989" calcext:value-type="float">
            <text:p>23678989</text:p>
          </table:table-cell>
          <table:table-cell table:formula="of:=[.A1482]/1000/(60*60*24)" office:value-type="time" office:time-value="PT06H34M38.989S" calcext:value-type="time">
            <text:p>06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7.31" calcext:value-type="float">
            <text:p>1597.3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3694990" calcext:value-type="float">
            <text:p>23694990</text:p>
          </table:table-cell>
          <table:table-cell table:formula="of:=[.A1483]/1000/(60*60*24)" office:value-type="time" office:time-value="PT06H34M54.99S" calcext:value-type="time">
            <text:p>06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8.36" calcext:value-type="float">
            <text:p>1598.36</text:p>
          </table:table-cell>
          <table:table-cell office:value-type="float" office:value="1959.26" calcext:value-type="float">
            <text:p>1959.26</text:p>
          </table:table-cell>
        </table:table-row>
        <table:table-row table:style-name="ro1">
          <table:table-cell office:value-type="float" office:value="23710990" calcext:value-type="float">
            <text:p>23710990</text:p>
          </table:table-cell>
          <table:table-cell table:formula="of:=[.A1484]/1000/(60*60*24)" office:value-type="time" office:time-value="PT06H35M10.99S" calcext:value-type="time">
            <text:p>06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599.41" calcext:value-type="float">
            <text:p>1599.41</text:p>
          </table:table-cell>
          <table:table-cell office:value-type="float" office:value="1960.51" calcext:value-type="float">
            <text:p>1960.51</text:p>
          </table:table-cell>
        </table:table-row>
        <table:table-row table:style-name="ro1">
          <table:table-cell office:value-type="float" office:value="23726990" calcext:value-type="float">
            <text:p>23726990</text:p>
          </table:table-cell>
          <table:table-cell table:formula="of:=[.A1485]/1000/(60*60*24)" office:value-type="time" office:time-value="PT06H35M26.99S" calcext:value-type="time">
            <text:p>06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0.46" calcext:value-type="float">
            <text:p>1600.46</text:p>
          </table:table-cell>
          <table:table-cell office:value-type="float" office:value="1961.76" calcext:value-type="float">
            <text:p>1961.76</text:p>
          </table:table-cell>
        </table:table-row>
        <table:table-row table:style-name="ro1">
          <table:table-cell office:value-type="float" office:value="23742990" calcext:value-type="float">
            <text:p>23742990</text:p>
          </table:table-cell>
          <table:table-cell table:formula="of:=[.A1486]/1000/(60*60*24)" office:value-type="time" office:time-value="PT06H35M42.99S" calcext:value-type="time">
            <text:p>06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1.51" calcext:value-type="float">
            <text:p>1601.51</text:p>
          </table:table-cell>
          <table:table-cell office:value-type="float" office:value="1963.01" calcext:value-type="float">
            <text:p>1963.01</text:p>
          </table:table-cell>
        </table:table-row>
        <table:table-row table:style-name="ro1">
          <table:table-cell office:value-type="float" office:value="23758990" calcext:value-type="float">
            <text:p>23758990</text:p>
          </table:table-cell>
          <table:table-cell table:formula="of:=[.A1487]/1000/(60*60*24)" office:value-type="time" office:time-value="PT06H35M58.99S" calcext:value-type="time">
            <text:p>06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602.55" calcext:value-type="float">
            <text:p>1602.55</text:p>
          </table:table-cell>
          <table:table-cell office:value-type="float" office:value="1964.26" calcext:value-type="float">
            <text:p>1964.26</text:p>
          </table:table-cell>
        </table:table-row>
        <table:table-row table:style-name="ro1">
          <table:table-cell office:value-type="float" office:value="23774990" calcext:value-type="float">
            <text:p>23774990</text:p>
          </table:table-cell>
          <table:table-cell table:formula="of:=[.A1488]/1000/(60*60*24)" office:value-type="time" office:time-value="PT06H36M14.99S" calcext:value-type="time">
            <text:p>06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3.6" calcext:value-type="float">
            <text:p>1603.6</text:p>
          </table:table-cell>
          <table:table-cell office:value-type="float" office:value="1965.51" calcext:value-type="float">
            <text:p>1965.51</text:p>
          </table:table-cell>
        </table:table-row>
        <table:table-row table:style-name="ro1">
          <table:table-cell office:value-type="float" office:value="23790990" calcext:value-type="float">
            <text:p>23790990</text:p>
          </table:table-cell>
          <table:table-cell table:formula="of:=[.A1489]/1000/(60*60*24)" office:value-type="time" office:time-value="PT06H36M30.99S" calcext:value-type="time">
            <text:p>06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4.65" calcext:value-type="float">
            <text:p>1604.65</text:p>
          </table:table-cell>
          <table:table-cell office:value-type="float" office:value="1966.76" calcext:value-type="float">
            <text:p>1966.76</text:p>
          </table:table-cell>
        </table:table-row>
        <table:table-row table:style-name="ro1">
          <table:table-cell office:value-type="float" office:value="23806990" calcext:value-type="float">
            <text:p>23806990</text:p>
          </table:table-cell>
          <table:table-cell table:formula="of:=[.A1490]/1000/(60*60*24)" office:value-type="time" office:time-value="PT06H36M46.99S" calcext:value-type="time">
            <text:p>06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5.7" calcext:value-type="float">
            <text:p>1605.7</text:p>
          </table:table-cell>
          <table:table-cell office:value-type="float" office:value="1968.01" calcext:value-type="float">
            <text:p>1968.01</text:p>
          </table:table-cell>
        </table:table-row>
        <table:table-row table:style-name="ro1">
          <table:table-cell office:value-type="float" office:value="23822990" calcext:value-type="float">
            <text:p>23822990</text:p>
          </table:table-cell>
          <table:table-cell table:formula="of:=[.A1491]/1000/(60*60*24)" office:value-type="time" office:time-value="PT06H37M02.99S" calcext:value-type="time">
            <text:p>06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06.75" calcext:value-type="float">
            <text:p>1606.75</text:p>
          </table:table-cell>
          <table:table-cell office:value-type="float" office:value="1969.26" calcext:value-type="float">
            <text:p>1969.26</text:p>
          </table:table-cell>
        </table:table-row>
        <table:table-row table:style-name="ro1">
          <table:table-cell office:value-type="float" office:value="23838990" calcext:value-type="float">
            <text:p>23838990</text:p>
          </table:table-cell>
          <table:table-cell table:formula="of:=[.A1492]/1000/(60*60*24)" office:value-type="time" office:time-value="PT06H37M18.99S" calcext:value-type="time">
            <text:p>06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7.8" calcext:value-type="float">
            <text:p>1607.8</text:p>
          </table:table-cell>
          <table:table-cell office:value-type="float" office:value="1970.51" calcext:value-type="float">
            <text:p>1970.51</text:p>
          </table:table-cell>
        </table:table-row>
        <table:table-row table:style-name="ro1">
          <table:table-cell office:value-type="float" office:value="23854990" calcext:value-type="float">
            <text:p>23854990</text:p>
          </table:table-cell>
          <table:table-cell table:formula="of:=[.A1493]/1000/(60*60*24)" office:value-type="time" office:time-value="PT06H37M34.99S" calcext:value-type="time">
            <text:p>06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8.85" calcext:value-type="float">
            <text:p>1608.85</text:p>
          </table:table-cell>
          <table:table-cell office:value-type="float" office:value="1971.76" calcext:value-type="float">
            <text:p>1971.76</text:p>
          </table:table-cell>
        </table:table-row>
        <table:table-row table:style-name="ro1">
          <table:table-cell office:value-type="float" office:value="23870990" calcext:value-type="float">
            <text:p>23870990</text:p>
          </table:table-cell>
          <table:table-cell table:formula="of:=[.A1494]/1000/(60*60*24)" office:value-type="time" office:time-value="PT06H37M50.99S" calcext:value-type="time">
            <text:p>06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09.9" calcext:value-type="float">
            <text:p>1609.9</text:p>
          </table:table-cell>
          <table:table-cell office:value-type="float" office:value="1973.01" calcext:value-type="float">
            <text:p>1973.01</text:p>
          </table:table-cell>
        </table:table-row>
        <table:table-row table:style-name="ro1">
          <table:table-cell office:value-type="float" office:value="23886990" calcext:value-type="float">
            <text:p>23886990</text:p>
          </table:table-cell>
          <table:table-cell table:formula="of:=[.A1495]/1000/(60*60*24)" office:value-type="time" office:time-value="PT06H38M06.99S" calcext:value-type="time">
            <text:p>06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10.95" calcext:value-type="float">
            <text:p>1610.95</text:p>
          </table:table-cell>
          <table:table-cell office:value-type="float" office:value="1974.26" calcext:value-type="float">
            <text:p>1974.26</text:p>
          </table:table-cell>
        </table:table-row>
        <table:table-row table:style-name="ro1">
          <table:table-cell office:value-type="float" office:value="23902990" calcext:value-type="float">
            <text:p>23902990</text:p>
          </table:table-cell>
          <table:table-cell table:formula="of:=[.A1496]/1000/(60*60*24)" office:value-type="time" office:time-value="PT06H38M22.99S" calcext:value-type="time">
            <text:p>06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612" calcext:value-type="float">
            <text:p>1612</text:p>
          </table:table-cell>
          <table:table-cell office:value-type="float" office:value="1975.51" calcext:value-type="float">
            <text:p>1975.51</text:p>
          </table:table-cell>
        </table:table-row>
        <table:table-row table:style-name="ro1">
          <table:table-cell office:value-type="float" office:value="23918990" calcext:value-type="float">
            <text:p>23918990</text:p>
          </table:table-cell>
          <table:table-cell table:formula="of:=[.A1497]/1000/(60*60*24)" office:value-type="time" office:time-value="PT06H38M38.99S" calcext:value-type="time">
            <text:p>06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613.05" calcext:value-type="float">
            <text:p>1613.05</text:p>
          </table:table-cell>
          <table:table-cell office:value-type="float" office:value="1976.75" calcext:value-type="float">
            <text:p>1976.75</text:p>
          </table:table-cell>
        </table:table-row>
        <table:table-row table:style-name="ro1">
          <table:table-cell office:value-type="float" office:value="23934990" calcext:value-type="float">
            <text:p>23934990</text:p>
          </table:table-cell>
          <table:table-cell table:formula="of:=[.A1498]/1000/(60*60*24)" office:value-type="time" office:time-value="PT06H38M54.99S" calcext:value-type="time">
            <text:p>06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614.1" calcext:value-type="float">
            <text:p>1614.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3950990" calcext:value-type="float">
            <text:p>23950990</text:p>
          </table:table-cell>
          <table:table-cell table:formula="of:=[.A1499]/1000/(60*60*24)" office:value-type="time" office:time-value="PT06H39M10.99S" calcext:value-type="time">
            <text:p>06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615.14" calcext:value-type="float">
            <text:p>1615.14</text:p>
          </table:table-cell>
          <table:table-cell office:value-type="float" office:value="1979.25" calcext:value-type="float">
            <text:p>1979.25</text:p>
          </table:table-cell>
        </table:table-row>
        <table:table-row table:style-name="ro1">
          <table:table-cell office:value-type="float" office:value="23966990" calcext:value-type="float">
            <text:p>23966990</text:p>
          </table:table-cell>
          <table:table-cell table:formula="of:=[.A1500]/1000/(60*60*24)" office:value-type="time" office:time-value="PT06H39M26.99S" calcext:value-type="time">
            <text:p>06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16.19" calcext:value-type="float">
            <text:p>1616.19</text:p>
          </table:table-cell>
          <table:table-cell office:value-type="float" office:value="1980.5" calcext:value-type="float">
            <text:p>1980.5</text:p>
          </table:table-cell>
        </table:table-row>
        <table:table-row table:style-name="ro1">
          <table:table-cell office:value-type="float" office:value="23982990" calcext:value-type="float">
            <text:p>23982990</text:p>
          </table:table-cell>
          <table:table-cell table:formula="of:=[.A1501]/1000/(60*60*24)" office:value-type="time" office:time-value="PT06H39M42.99S" calcext:value-type="time">
            <text:p>06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17.24" calcext:value-type="float">
            <text:p>1617.24</text:p>
          </table:table-cell>
          <table:table-cell office:value-type="float" office:value="1981.75" calcext:value-type="float">
            <text:p>1981.75</text:p>
          </table:table-cell>
        </table:table-row>
        <table:table-row table:style-name="ro1">
          <table:table-cell office:value-type="float" office:value="23998990" calcext:value-type="float">
            <text:p>23998990</text:p>
          </table:table-cell>
          <table:table-cell table:formula="of:=[.A1502]/1000/(60*60*24)" office:value-type="time" office:time-value="PT06H39M58.99S" calcext:value-type="time">
            <text:p>06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18.29" calcext:value-type="float">
            <text:p>1618.29</text:p>
          </table:table-cell>
          <table:table-cell office:value-type="float" office:value="1982.99" calcext:value-type="float">
            <text:p>1982.99</text:p>
          </table:table-cell>
        </table:table-row>
        <table:table-row table:style-name="ro1">
          <table:table-cell office:value-type="float" office:value="24014990" calcext:value-type="float">
            <text:p>24014990</text:p>
          </table:table-cell>
          <table:table-cell table:formula="of:=[.A1503]/1000/(60*60*24)" office:value-type="time" office:time-value="PT06H40M14.99S" calcext:value-type="time">
            <text:p>06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19.34" calcext:value-type="float">
            <text:p>1619.34</text:p>
          </table:table-cell>
          <table:table-cell office:value-type="float" office:value="1984.24" calcext:value-type="float">
            <text:p>1984.24</text:p>
          </table:table-cell>
        </table:table-row>
        <table:table-row table:style-name="ro1">
          <table:table-cell office:value-type="float" office:value="24030990" calcext:value-type="float">
            <text:p>24030990</text:p>
          </table:table-cell>
          <table:table-cell table:formula="of:=[.A1504]/1000/(60*60*24)" office:value-type="time" office:time-value="PT06H40M30.99S" calcext:value-type="time">
            <text:p>06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20.39" calcext:value-type="float">
            <text:p>1620.39</text:p>
          </table:table-cell>
          <table:table-cell office:value-type="float" office:value="1985.49" calcext:value-type="float">
            <text:p>1985.49</text:p>
          </table:table-cell>
        </table:table-row>
        <table:table-row table:style-name="ro1">
          <table:table-cell office:value-type="float" office:value="24046990" calcext:value-type="float">
            <text:p>24046990</text:p>
          </table:table-cell>
          <table:table-cell table:formula="of:=[.A1505]/1000/(60*60*24)" office:value-type="time" office:time-value="PT06H40M46.99S" calcext:value-type="time">
            <text:p>06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621.44" calcext:value-type="float">
            <text:p>1621.44</text:p>
          </table:table-cell>
          <table:table-cell office:value-type="float" office:value="1986.74" calcext:value-type="float">
            <text:p>1986.74</text:p>
          </table:table-cell>
        </table:table-row>
        <table:table-row table:style-name="ro1">
          <table:table-cell office:value-type="float" office:value="24062990" calcext:value-type="float">
            <text:p>24062990</text:p>
          </table:table-cell>
          <table:table-cell table:formula="of:=[.A1506]/1000/(60*60*24)" office:value-type="time" office:time-value="PT06H41M02.99S" calcext:value-type="time">
            <text:p>06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622.49" calcext:value-type="float">
            <text:p>1622.49</text:p>
          </table:table-cell>
          <table:table-cell office:value-type="float" office:value="1987.99" calcext:value-type="float">
            <text:p>1987.99</text:p>
          </table:table-cell>
        </table:table-row>
        <table:table-row table:style-name="ro1">
          <table:table-cell office:value-type="float" office:value="24078990" calcext:value-type="float">
            <text:p>24078990</text:p>
          </table:table-cell>
          <table:table-cell table:formula="of:=[.A1507]/1000/(60*60*24)" office:value-type="time" office:time-value="PT06H41M18.99S" calcext:value-type="time">
            <text:p>06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3.53" calcext:value-type="float">
            <text:p>1623.53</text:p>
          </table:table-cell>
          <table:table-cell office:value-type="float" office:value="1989.23" calcext:value-type="float">
            <text:p>1989.23</text:p>
          </table:table-cell>
        </table:table-row>
        <table:table-row table:style-name="ro1">
          <table:table-cell office:value-type="float" office:value="24094990" calcext:value-type="float">
            <text:p>24094990</text:p>
          </table:table-cell>
          <table:table-cell table:formula="of:=[.A1508]/1000/(60*60*24)" office:value-type="time" office:time-value="PT06H41M34.99S" calcext:value-type="time">
            <text:p>06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4.58" calcext:value-type="float">
            <text:p>1624.58</text:p>
          </table:table-cell>
          <table:table-cell office:value-type="float" office:value="1990.48" calcext:value-type="float">
            <text:p>1990.48</text:p>
          </table:table-cell>
        </table:table-row>
        <table:table-row table:style-name="ro1">
          <table:table-cell office:value-type="float" office:value="24110990" calcext:value-type="float">
            <text:p>24110990</text:p>
          </table:table-cell>
          <table:table-cell table:formula="of:=[.A1509]/1000/(60*60*24)" office:value-type="time" office:time-value="PT06H41M50.99S" calcext:value-type="time">
            <text:p>06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5.63" calcext:value-type="float">
            <text:p>1625.63</text:p>
          </table:table-cell>
          <table:table-cell office:value-type="float" office:value="1991.73" calcext:value-type="float">
            <text:p>1991.73</text:p>
          </table:table-cell>
        </table:table-row>
        <table:table-row table:style-name="ro1">
          <table:table-cell office:value-type="float" office:value="24126990" calcext:value-type="float">
            <text:p>24126990</text:p>
          </table:table-cell>
          <table:table-cell table:formula="of:=[.A1510]/1000/(60*60*24)" office:value-type="time" office:time-value="PT06H42M06.99S" calcext:value-type="time">
            <text:p>06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6.68" calcext:value-type="float">
            <text:p>1626.68</text:p>
          </table:table-cell>
          <table:table-cell office:value-type="float" office:value="1992.98" calcext:value-type="float">
            <text:p>1992.98</text:p>
          </table:table-cell>
        </table:table-row>
        <table:table-row table:style-name="ro1">
          <table:table-cell office:value-type="float" office:value="24142990" calcext:value-type="float">
            <text:p>24142990</text:p>
          </table:table-cell>
          <table:table-cell table:formula="of:=[.A1511]/1000/(60*60*24)" office:value-type="time" office:time-value="PT06H42M22.99S" calcext:value-type="time">
            <text:p>06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7.73" calcext:value-type="float">
            <text:p>1627.73</text:p>
          </table:table-cell>
          <table:table-cell office:value-type="float" office:value="1994.22" calcext:value-type="float">
            <text:p>1994.22</text:p>
          </table:table-cell>
        </table:table-row>
        <table:table-row table:style-name="ro1">
          <table:table-cell office:value-type="float" office:value="24158990" calcext:value-type="float">
            <text:p>24158990</text:p>
          </table:table-cell>
          <table:table-cell table:formula="of:=[.A1512]/1000/(60*60*24)" office:value-type="time" office:time-value="PT06H42M38.99S" calcext:value-type="time">
            <text:p>06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628.78" calcext:value-type="float">
            <text:p>1628.78</text:p>
          </table:table-cell>
          <table:table-cell office:value-type="float" office:value="1995.47" calcext:value-type="float">
            <text:p>1995.47</text:p>
          </table:table-cell>
        </table:table-row>
        <table:table-row table:style-name="ro1">
          <table:table-cell office:value-type="float" office:value="24174990" calcext:value-type="float">
            <text:p>24174990</text:p>
          </table:table-cell>
          <table:table-cell table:formula="of:=[.A1513]/1000/(60*60*24)" office:value-type="time" office:time-value="PT06H42M54.99S" calcext:value-type="time">
            <text:p>06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629.83" calcext:value-type="float">
            <text:p>1629.83</text:p>
          </table:table-cell>
          <table:table-cell office:value-type="float" office:value="1996.71" calcext:value-type="float">
            <text:p>1996.71</text:p>
          </table:table-cell>
        </table:table-row>
        <table:table-row table:style-name="ro1">
          <table:table-cell office:value-type="float" office:value="24190990" calcext:value-type="float">
            <text:p>24190990</text:p>
          </table:table-cell>
          <table:table-cell table:formula="of:=[.A1514]/1000/(60*60*24)" office:value-type="time" office:time-value="PT06H43M10.99S" calcext:value-type="time">
            <text:p>06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630.88" calcext:value-type="float">
            <text:p>1630.88</text:p>
          </table:table-cell>
          <table:table-cell office:value-type="float" office:value="1997.96" calcext:value-type="float">
            <text:p>1997.96</text:p>
          </table:table-cell>
        </table:table-row>
        <table:table-row table:style-name="ro1">
          <table:table-cell office:value-type="float" office:value="24206990" calcext:value-type="float">
            <text:p>24206990</text:p>
          </table:table-cell>
          <table:table-cell table:formula="of:=[.A1515]/1000/(60*60*24)" office:value-type="time" office:time-value="PT06H43M26.99S" calcext:value-type="time">
            <text:p>06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7" calcext:value-type="float">
            <text:p>280.97</text:p>
          </table:table-cell>
          <table:table-cell office:value-type="float" office:value="1631.92" calcext:value-type="float">
            <text:p>1631.92</text:p>
          </table:table-cell>
          <table:table-cell office:value-type="float" office:value="1999.21" calcext:value-type="float">
            <text:p>1999.21</text:p>
          </table:table-cell>
        </table:table-row>
        <table:table-row table:style-name="ro1">
          <table:table-cell office:value-type="float" office:value="24222990" calcext:value-type="float">
            <text:p>24222990</text:p>
          </table:table-cell>
          <table:table-cell table:formula="of:=[.A1516]/1000/(60*60*24)" office:value-type="time" office:time-value="PT06H43M42.99S" calcext:value-type="time">
            <text:p>06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2000.45" calcext:value-type="float">
            <text:p>2000.45</text:p>
          </table:table-cell>
        </table:table-row>
        <table:table-row table:style-name="ro1">
          <table:table-cell office:value-type="float" office:value="24238990" calcext:value-type="float">
            <text:p>24238990</text:p>
          </table:table-cell>
          <table:table-cell table:formula="of:=[.A1517]/1000/(60*60*24)" office:value-type="time" office:time-value="PT06H43M58.99S" calcext:value-type="time">
            <text:p>06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4.02" calcext:value-type="float">
            <text:p>1634.02</text:p>
          </table:table-cell>
          <table:table-cell office:value-type="float" office:value="2001.7" calcext:value-type="float">
            <text:p>2001.7</text:p>
          </table:table-cell>
        </table:table-row>
        <table:table-row table:style-name="ro1">
          <table:table-cell office:value-type="float" office:value="24254990" calcext:value-type="float">
            <text:p>24254990</text:p>
          </table:table-cell>
          <table:table-cell table:formula="of:=[.A1518]/1000/(60*60*24)" office:value-type="time" office:time-value="PT06H44M14.99S" calcext:value-type="time">
            <text:p>06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5.07" calcext:value-type="float">
            <text:p>1635.07</text:p>
          </table:table-cell>
          <table:table-cell office:value-type="float" office:value="2002.94" calcext:value-type="float">
            <text:p>2002.94</text:p>
          </table:table-cell>
        </table:table-row>
        <table:table-row table:style-name="ro1">
          <table:table-cell office:value-type="float" office:value="24270990" calcext:value-type="float">
            <text:p>24270990</text:p>
          </table:table-cell>
          <table:table-cell table:formula="of:=[.A1519]/1000/(60*60*24)" office:value-type="time" office:time-value="PT06H44M30.99S" calcext:value-type="time">
            <text:p>06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6.12" calcext:value-type="float">
            <text:p>1636.12</text:p>
          </table:table-cell>
          <table:table-cell office:value-type="float" office:value="2004.19" calcext:value-type="float">
            <text:p>2004.19</text:p>
          </table:table-cell>
        </table:table-row>
        <table:table-row table:style-name="ro1">
          <table:table-cell office:value-type="float" office:value="24286990" calcext:value-type="float">
            <text:p>24286990</text:p>
          </table:table-cell>
          <table:table-cell table:formula="of:=[.A1520]/1000/(60*60*24)" office:value-type="time" office:time-value="PT06H44M46.99S" calcext:value-type="time">
            <text:p>06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637.17" calcext:value-type="float">
            <text:p>1637.17</text:p>
          </table:table-cell>
          <table:table-cell office:value-type="float" office:value="2005.43" calcext:value-type="float">
            <text:p>2005.43</text:p>
          </table:table-cell>
        </table:table-row>
        <table:table-row table:style-name="ro1">
          <table:table-cell office:value-type="float" office:value="24302990" calcext:value-type="float">
            <text:p>24302990</text:p>
          </table:table-cell>
          <table:table-cell table:formula="of:=[.A1521]/1000/(60*60*24)" office:value-type="time" office:time-value="PT06H45M02.99S" calcext:value-type="time">
            <text:p>06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38.21" calcext:value-type="float">
            <text:p>1638.21</text:p>
          </table:table-cell>
          <table:table-cell office:value-type="float" office:value="2006.68" calcext:value-type="float">
            <text:p>2006.68</text:p>
          </table:table-cell>
        </table:table-row>
        <table:table-row table:style-name="ro1">
          <table:table-cell office:value-type="float" office:value="24318990" calcext:value-type="float">
            <text:p>24318990</text:p>
          </table:table-cell>
          <table:table-cell table:formula="of:=[.A1522]/1000/(60*60*24)" office:value-type="time" office:time-value="PT06H45M18.99S" calcext:value-type="time">
            <text:p>06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39.26" calcext:value-type="float">
            <text:p>1639.26</text:p>
          </table:table-cell>
          <table:table-cell office:value-type="float" office:value="2007.92" calcext:value-type="float">
            <text:p>2007.92</text:p>
          </table:table-cell>
        </table:table-row>
        <table:table-row table:style-name="ro1">
          <table:table-cell office:value-type="float" office:value="24334990" calcext:value-type="float">
            <text:p>24334990</text:p>
          </table:table-cell>
          <table:table-cell table:formula="of:=[.A1523]/1000/(60*60*24)" office:value-type="time" office:time-value="PT06H45M34.99S" calcext:value-type="time">
            <text:p>06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40.31" calcext:value-type="float">
            <text:p>1640.31</text:p>
          </table:table-cell>
          <table:table-cell office:value-type="float" office:value="2009.16" calcext:value-type="float">
            <text:p>2009.16</text:p>
          </table:table-cell>
        </table:table-row>
        <table:table-row table:style-name="ro1">
          <table:table-cell office:value-type="float" office:value="24350990" calcext:value-type="float">
            <text:p>24350990</text:p>
          </table:table-cell>
          <table:table-cell table:formula="of:=[.A1524]/1000/(60*60*24)" office:value-type="time" office:time-value="PT06H45M50.99S" calcext:value-type="time">
            <text:p>06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41.36" calcext:value-type="float">
            <text:p>1641.36</text:p>
          </table:table-cell>
          <table:table-cell office:value-type="float" office:value="2010.41" calcext:value-type="float">
            <text:p>2010.41</text:p>
          </table:table-cell>
        </table:table-row>
        <table:table-row table:style-name="ro1">
          <table:table-cell office:value-type="float" office:value="24366990" calcext:value-type="float">
            <text:p>24366990</text:p>
          </table:table-cell>
          <table:table-cell table:formula="of:=[.A1525]/1000/(60*60*24)" office:value-type="time" office:time-value="PT06H46M06.99S" calcext:value-type="time">
            <text:p>06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42.4" calcext:value-type="float">
            <text:p>1642.4</text:p>
          </table:table-cell>
          <table:table-cell office:value-type="float" office:value="2011.65" calcext:value-type="float">
            <text:p>2011.65</text:p>
          </table:table-cell>
        </table:table-row>
        <table:table-row table:style-name="ro1">
          <table:table-cell office:value-type="float" office:value="24382990" calcext:value-type="float">
            <text:p>24382990</text:p>
          </table:table-cell>
          <table:table-cell table:formula="of:=[.A1526]/1000/(60*60*24)" office:value-type="time" office:time-value="PT06H46M22.99S" calcext:value-type="time">
            <text:p>06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43.45" calcext:value-type="float">
            <text:p>1643.45</text:p>
          </table:table-cell>
          <table:table-cell office:value-type="float" office:value="2012.9" calcext:value-type="float">
            <text:p>2012.9</text:p>
          </table:table-cell>
        </table:table-row>
        <table:table-row table:style-name="ro1">
          <table:table-cell office:value-type="float" office:value="24398990" calcext:value-type="float">
            <text:p>24398990</text:p>
          </table:table-cell>
          <table:table-cell table:formula="of:=[.A1527]/1000/(60*60*24)" office:value-type="time" office:time-value="PT06H46M38.99S" calcext:value-type="time">
            <text:p>06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44.5" calcext:value-type="float">
            <text:p>1644.5</text:p>
          </table:table-cell>
          <table:table-cell office:value-type="float" office:value="2014.14" calcext:value-type="float">
            <text:p>2014.14</text:p>
          </table:table-cell>
        </table:table-row>
        <table:table-row table:style-name="ro1">
          <table:table-cell office:value-type="float" office:value="24414990" calcext:value-type="float">
            <text:p>24414990</text:p>
          </table:table-cell>
          <table:table-cell table:formula="of:=[.A1528]/1000/(60*60*24)" office:value-type="time" office:time-value="PT06H46M54.99S" calcext:value-type="time">
            <text:p>06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2015.38" calcext:value-type="float">
            <text:p>2015.38</text:p>
          </table:table-cell>
        </table:table-row>
        <table:table-row table:style-name="ro1">
          <table:table-cell office:value-type="float" office:value="24430990" calcext:value-type="float">
            <text:p>24430990</text:p>
          </table:table-cell>
          <table:table-cell table:formula="of:=[.A1529]/1000/(60*60*24)" office:value-type="time" office:time-value="PT06H47M10.99S" calcext:value-type="time">
            <text:p>06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46.59" calcext:value-type="float">
            <text:p>1646.59</text:p>
          </table:table-cell>
          <table:table-cell office:value-type="float" office:value="2016.63" calcext:value-type="float">
            <text:p>2016.63</text:p>
          </table:table-cell>
        </table:table-row>
        <table:table-row table:style-name="ro1">
          <table:table-cell office:value-type="float" office:value="24446990" calcext:value-type="float">
            <text:p>24446990</text:p>
          </table:table-cell>
          <table:table-cell table:formula="of:=[.A1530]/1000/(60*60*24)" office:value-type="time" office:time-value="PT06H47M26.99S" calcext:value-type="time">
            <text:p>06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47.64" calcext:value-type="float">
            <text:p>1647.64</text:p>
          </table:table-cell>
          <table:table-cell office:value-type="float" office:value="2017.87" calcext:value-type="float">
            <text:p>2017.87</text:p>
          </table:table-cell>
        </table:table-row>
        <table:table-row table:style-name="ro1">
          <table:table-cell office:value-type="float" office:value="24462990" calcext:value-type="float">
            <text:p>24462990</text:p>
          </table:table-cell>
          <table:table-cell table:formula="of:=[.A1531]/1000/(60*60*24)" office:value-type="time" office:time-value="PT06H47M42.99S" calcext:value-type="time">
            <text:p>06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48.69" calcext:value-type="float">
            <text:p>1648.69</text:p>
          </table:table-cell>
          <table:table-cell office:value-type="float" office:value="2019.12" calcext:value-type="float">
            <text:p>2019.12</text:p>
          </table:table-cell>
        </table:table-row>
        <table:table-row table:style-name="ro1">
          <table:table-cell office:value-type="float" office:value="24478990" calcext:value-type="float">
            <text:p>24478990</text:p>
          </table:table-cell>
          <table:table-cell table:formula="of:=[.A1532]/1000/(60*60*24)" office:value-type="time" office:time-value="PT06H47M58.99S" calcext:value-type="time">
            <text:p>06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49.73" calcext:value-type="float">
            <text:p>1649.73</text:p>
          </table:table-cell>
          <table:table-cell office:value-type="float" office:value="2020.36" calcext:value-type="float">
            <text:p>2020.36</text:p>
          </table:table-cell>
        </table:table-row>
        <table:table-row table:style-name="ro1">
          <table:table-cell office:value-type="float" office:value="24494990" calcext:value-type="float">
            <text:p>24494990</text:p>
          </table:table-cell>
          <table:table-cell table:formula="of:=[.A1533]/1000/(60*60*24)" office:value-type="time" office:time-value="PT06H48M14.99S" calcext:value-type="time">
            <text:p>06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50.78" calcext:value-type="float">
            <text:p>1650.78</text:p>
          </table:table-cell>
          <table:table-cell office:value-type="float" office:value="2021.6" calcext:value-type="float">
            <text:p>2021.6</text:p>
          </table:table-cell>
        </table:table-row>
        <table:table-row table:style-name="ro1">
          <table:table-cell office:value-type="float" office:value="24510990" calcext:value-type="float">
            <text:p>24510990</text:p>
          </table:table-cell>
          <table:table-cell table:formula="of:=[.A1534]/1000/(60*60*24)" office:value-type="time" office:time-value="PT06H48M30.99S" calcext:value-type="time">
            <text:p>06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651.83" calcext:value-type="float">
            <text:p>1651.83</text:p>
          </table:table-cell>
          <table:table-cell office:value-type="float" office:value="2022.85" calcext:value-type="float">
            <text:p>2022.85</text:p>
          </table:table-cell>
        </table:table-row>
        <table:table-row table:style-name="ro1">
          <table:table-cell office:value-type="float" office:value="24526990" calcext:value-type="float">
            <text:p>24526990</text:p>
          </table:table-cell>
          <table:table-cell table:formula="of:=[.A1535]/1000/(60*60*24)" office:value-type="time" office:time-value="PT06H48M46.99S" calcext:value-type="time">
            <text:p>06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2024.09" calcext:value-type="float">
            <text:p>2024.09</text:p>
          </table:table-cell>
        </table:table-row>
        <table:table-row table:style-name="ro1">
          <table:table-cell office:value-type="float" office:value="24542990" calcext:value-type="float">
            <text:p>24542990</text:p>
          </table:table-cell>
          <table:table-cell table:formula="of:=[.A1536]/1000/(60*60*24)" office:value-type="time" office:time-value="PT06H49M02.99S" calcext:value-type="time">
            <text:p>06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53.92" calcext:value-type="float">
            <text:p>1653.92</text:p>
          </table:table-cell>
          <table:table-cell office:value-type="float" office:value="2025.33" calcext:value-type="float">
            <text:p>2025.33</text:p>
          </table:table-cell>
        </table:table-row>
        <table:table-row table:style-name="ro1">
          <table:table-cell office:value-type="float" office:value="24558990" calcext:value-type="float">
            <text:p>24558990</text:p>
          </table:table-cell>
          <table:table-cell table:formula="of:=[.A1537]/1000/(60*60*24)" office:value-type="time" office:time-value="PT06H49M18.99S" calcext:value-type="time">
            <text:p>06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54.97" calcext:value-type="float">
            <text:p>1654.97</text:p>
          </table:table-cell>
          <table:table-cell office:value-type="float" office:value="2026.57" calcext:value-type="float">
            <text:p>2026.57</text:p>
          </table:table-cell>
        </table:table-row>
        <table:table-row table:style-name="ro1">
          <table:table-cell office:value-type="float" office:value="24574990" calcext:value-type="float">
            <text:p>24574990</text:p>
          </table:table-cell>
          <table:table-cell table:formula="of:=[.A1538]/1000/(60*60*24)" office:value-type="time" office:time-value="PT06H49M34.99S" calcext:value-type="time">
            <text:p>06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656.01" calcext:value-type="float">
            <text:p>1656.01</text:p>
          </table:table-cell>
          <table:table-cell office:value-type="float" office:value="2027.82" calcext:value-type="float">
            <text:p>2027.82</text:p>
          </table:table-cell>
        </table:table-row>
        <table:table-row table:style-name="ro1">
          <table:table-cell office:value-type="float" office:value="24590990" calcext:value-type="float">
            <text:p>24590990</text:p>
          </table:table-cell>
          <table:table-cell table:formula="of:=[.A1539]/1000/(60*60*24)" office:value-type="time" office:time-value="PT06H49M50.99S" calcext:value-type="time">
            <text:p>06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57.06" calcext:value-type="float">
            <text:p>1657.06</text:p>
          </table:table-cell>
          <table:table-cell office:value-type="float" office:value="2029.06" calcext:value-type="float">
            <text:p>2029.06</text:p>
          </table:table-cell>
        </table:table-row>
        <table:table-row table:style-name="ro1">
          <table:table-cell office:value-type="float" office:value="24606990" calcext:value-type="float">
            <text:p>24606990</text:p>
          </table:table-cell>
          <table:table-cell table:formula="of:=[.A1540]/1000/(60*60*24)" office:value-type="time" office:time-value="PT06H50M06.99S" calcext:value-type="time">
            <text:p>06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58.11" calcext:value-type="float">
            <text:p>1658.11</text:p>
          </table:table-cell>
          <table:table-cell office:value-type="float" office:value="2030.3" calcext:value-type="float">
            <text:p>2030.3</text:p>
          </table:table-cell>
        </table:table-row>
        <table:table-row table:style-name="ro1">
          <table:table-cell office:value-type="float" office:value="24622990" calcext:value-type="float">
            <text:p>24622990</text:p>
          </table:table-cell>
          <table:table-cell table:formula="of:=[.A1541]/1000/(60*60*24)" office:value-type="time" office:time-value="PT06H50M22.99S" calcext:value-type="time">
            <text:p>06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59.15" calcext:value-type="float">
            <text:p>1659.15</text:p>
          </table:table-cell>
          <table:table-cell office:value-type="float" office:value="2031.54" calcext:value-type="float">
            <text:p>2031.54</text:p>
          </table:table-cell>
        </table:table-row>
        <table:table-row table:style-name="ro1">
          <table:table-cell office:value-type="float" office:value="24638990" calcext:value-type="float">
            <text:p>24638990</text:p>
          </table:table-cell>
          <table:table-cell table:formula="of:=[.A1542]/1000/(60*60*24)" office:value-type="time" office:time-value="PT06H50M38.99S" calcext:value-type="time">
            <text:p>06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60.2" calcext:value-type="float">
            <text:p>1660.2</text:p>
          </table:table-cell>
          <table:table-cell office:value-type="float" office:value="2032.79" calcext:value-type="float">
            <text:p>2032.79</text:p>
          </table:table-cell>
        </table:table-row>
        <table:table-row table:style-name="ro1">
          <table:table-cell office:value-type="float" office:value="24654990" calcext:value-type="float">
            <text:p>24654990</text:p>
          </table:table-cell>
          <table:table-cell table:formula="of:=[.A1543]/1000/(60*60*24)" office:value-type="time" office:time-value="PT06H50M54.99S" calcext:value-type="time">
            <text:p>06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61.25" calcext:value-type="float">
            <text:p>1661.25</text:p>
          </table:table-cell>
          <table:table-cell office:value-type="float" office:value="2034.03" calcext:value-type="float">
            <text:p>2034.03</text:p>
          </table:table-cell>
        </table:table-row>
        <table:table-row table:style-name="ro1">
          <table:table-cell office:value-type="float" office:value="24670990" calcext:value-type="float">
            <text:p>24670990</text:p>
          </table:table-cell>
          <table:table-cell table:formula="of:=[.A1544]/1000/(60*60*24)" office:value-type="time" office:time-value="PT06H51M10.99S" calcext:value-type="time">
            <text:p>06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62.29" calcext:value-type="float">
            <text:p>1662.29</text:p>
          </table:table-cell>
          <table:table-cell office:value-type="float" office:value="2035.27" calcext:value-type="float">
            <text:p>2035.27</text:p>
          </table:table-cell>
        </table:table-row>
        <table:table-row table:style-name="ro1">
          <table:table-cell office:value-type="float" office:value="24686990" calcext:value-type="float">
            <text:p>24686990</text:p>
          </table:table-cell>
          <table:table-cell table:formula="of:=[.A1545]/1000/(60*60*24)" office:value-type="time" office:time-value="PT06H51M26.99S" calcext:value-type="time">
            <text:p>06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663.34" calcext:value-type="float">
            <text:p>1663.34</text:p>
          </table:table-cell>
          <table:table-cell office:value-type="float" office:value="2036.51" calcext:value-type="float">
            <text:p>2036.51</text:p>
          </table:table-cell>
        </table:table-row>
        <table:table-row table:style-name="ro1">
          <table:table-cell office:value-type="float" office:value="24702990" calcext:value-type="float">
            <text:p>24702990</text:p>
          </table:table-cell>
          <table:table-cell table:formula="of:=[.A1546]/1000/(60*60*24)" office:value-type="time" office:time-value="PT06H51M42.99S" calcext:value-type="time">
            <text:p>06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664.39" calcext:value-type="float">
            <text:p>1664.39</text:p>
          </table:table-cell>
          <table:table-cell office:value-type="float" office:value="2037.75" calcext:value-type="float">
            <text:p>2037.75</text:p>
          </table:table-cell>
        </table:table-row>
        <table:table-row table:style-name="ro1">
          <table:table-cell office:value-type="float" office:value="24718990" calcext:value-type="float">
            <text:p>24718990</text:p>
          </table:table-cell>
          <table:table-cell table:formula="of:=[.A1547]/1000/(60*60*24)" office:value-type="time" office:time-value="PT06H51M58.99S" calcext:value-type="time">
            <text:p>06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665.43" calcext:value-type="float">
            <text:p>1665.4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4734990" calcext:value-type="float">
            <text:p>24734990</text:p>
          </table:table-cell>
          <table:table-cell table:formula="of:=[.A1548]/1000/(60*60*24)" office:value-type="time" office:time-value="PT06H52M14.99S" calcext:value-type="time">
            <text:p>06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666.48" calcext:value-type="float">
            <text:p>1666.48</text:p>
          </table:table-cell>
          <table:table-cell office:value-type="float" office:value="2040.24" calcext:value-type="float">
            <text:p>2040.24</text:p>
          </table:table-cell>
        </table:table-row>
        <table:table-row table:style-name="ro1">
          <table:table-cell office:value-type="float" office:value="24750990" calcext:value-type="float">
            <text:p>24750990</text:p>
          </table:table-cell>
          <table:table-cell table:formula="of:=[.A1549]/1000/(60*60*24)" office:value-type="time" office:time-value="PT06H52M30.99S" calcext:value-type="time">
            <text:p>06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2041.48" calcext:value-type="float">
            <text:p>2041.48</text:p>
          </table:table-cell>
        </table:table-row>
        <table:table-row table:style-name="ro1">
          <table:table-cell office:value-type="float" office:value="24766990" calcext:value-type="float">
            <text:p>24766990</text:p>
          </table:table-cell>
          <table:table-cell table:formula="of:=[.A1550]/1000/(60*60*24)" office:value-type="time" office:time-value="PT06H52M46.99S" calcext:value-type="time">
            <text:p>06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668.57" calcext:value-type="float">
            <text:p>1668.57</text:p>
          </table:table-cell>
          <table:table-cell office:value-type="float" office:value="2042.72" calcext:value-type="float">
            <text:p>2042.72</text:p>
          </table:table-cell>
        </table:table-row>
        <table:table-row table:style-name="ro1">
          <table:table-cell office:value-type="float" office:value="24782990" calcext:value-type="float">
            <text:p>24782990</text:p>
          </table:table-cell>
          <table:table-cell table:formula="of:=[.A1551]/1000/(60*60*24)" office:value-type="time" office:time-value="PT06H53M02.99S" calcext:value-type="time">
            <text:p>06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669.61" calcext:value-type="float">
            <text:p>1669.61</text:p>
          </table:table-cell>
          <table:table-cell office:value-type="float" office:value="2043.96" calcext:value-type="float">
            <text:p>2043.96</text:p>
          </table:table-cell>
        </table:table-row>
        <table:table-row table:style-name="ro1">
          <table:table-cell office:value-type="float" office:value="24798990" calcext:value-type="float">
            <text:p>24798990</text:p>
          </table:table-cell>
          <table:table-cell table:formula="of:=[.A1552]/1000/(60*60*24)" office:value-type="time" office:time-value="PT06H53M18.99S" calcext:value-type="time">
            <text:p>06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670.66" calcext:value-type="float">
            <text:p>1670.66</text:p>
          </table:table-cell>
          <table:table-cell office:value-type="float" office:value="2045.2" calcext:value-type="float">
            <text:p>2045.2</text:p>
          </table:table-cell>
        </table:table-row>
        <table:table-row table:style-name="ro1">
          <table:table-cell office:value-type="float" office:value="24814990" calcext:value-type="float">
            <text:p>24814990</text:p>
          </table:table-cell>
          <table:table-cell table:formula="of:=[.A1553]/1000/(60*60*24)" office:value-type="time" office:time-value="PT06H53M34.99S" calcext:value-type="time">
            <text:p>06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671.7" calcext:value-type="float">
            <text:p>1671.7</text:p>
          </table:table-cell>
          <table:table-cell office:value-type="float" office:value="2046.44" calcext:value-type="float">
            <text:p>2046.44</text:p>
          </table:table-cell>
        </table:table-row>
        <table:table-row table:style-name="ro1">
          <table:table-cell office:value-type="float" office:value="24830990" calcext:value-type="float">
            <text:p>24830990</text:p>
          </table:table-cell>
          <table:table-cell table:formula="of:=[.A1554]/1000/(60*60*24)" office:value-type="time" office:time-value="PT06H53M50.99S" calcext:value-type="time">
            <text:p>06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672.75" calcext:value-type="float">
            <text:p>1672.75</text:p>
          </table:table-cell>
          <table:table-cell office:value-type="float" office:value="2047.69" calcext:value-type="float">
            <text:p>2047.69</text:p>
          </table:table-cell>
        </table:table-row>
        <table:table-row table:style-name="ro1">
          <table:table-cell office:value-type="float" office:value="24846990" calcext:value-type="float">
            <text:p>24846990</text:p>
          </table:table-cell>
          <table:table-cell table:formula="of:=[.A1555]/1000/(60*60*24)" office:value-type="time" office:time-value="PT06H54M06.99S" calcext:value-type="time">
            <text:p>06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673.79" calcext:value-type="float">
            <text:p>1673.79</text:p>
          </table:table-cell>
          <table:table-cell office:value-type="float" office:value="2048.93" calcext:value-type="float">
            <text:p>2048.93</text:p>
          </table:table-cell>
        </table:table-row>
        <table:table-row table:style-name="ro1">
          <table:table-cell office:value-type="float" office:value="24862990" calcext:value-type="float">
            <text:p>24862990</text:p>
          </table:table-cell>
          <table:table-cell table:formula="of:=[.A1556]/1000/(60*60*24)" office:value-type="time" office:time-value="PT06H54M22.99S" calcext:value-type="time">
            <text:p>06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674.84" calcext:value-type="float">
            <text:p>1674.84</text:p>
          </table:table-cell>
          <table:table-cell office:value-type="float" office:value="2050.17" calcext:value-type="float">
            <text:p>2050.17</text:p>
          </table:table-cell>
        </table:table-row>
        <table:table-row table:style-name="ro1">
          <table:table-cell office:value-type="float" office:value="24878990" calcext:value-type="float">
            <text:p>24878990</text:p>
          </table:table-cell>
          <table:table-cell table:formula="of:=[.A1557]/1000/(60*60*24)" office:value-type="time" office:time-value="PT06H54M38.99S" calcext:value-type="time">
            <text:p>06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675.88" calcext:value-type="float">
            <text:p>1675.88</text:p>
          </table:table-cell>
          <table:table-cell office:value-type="float" office:value="2051.41" calcext:value-type="float">
            <text:p>2051.41</text:p>
          </table:table-cell>
        </table:table-row>
        <table:table-row table:style-name="ro1">
          <table:table-cell office:value-type="float" office:value="24894990" calcext:value-type="float">
            <text:p>24894990</text:p>
          </table:table-cell>
          <table:table-cell table:formula="of:=[.A1558]/1000/(60*60*24)" office:value-type="time" office:time-value="PT06H54M54.99S" calcext:value-type="time">
            <text:p>06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676.93" calcext:value-type="float">
            <text:p>1676.93</text:p>
          </table:table-cell>
          <table:table-cell office:value-type="float" office:value="2052.65" calcext:value-type="float">
            <text:p>2052.65</text:p>
          </table:table-cell>
        </table:table-row>
        <table:table-row table:style-name="ro1">
          <table:table-cell office:value-type="float" office:value="24910990" calcext:value-type="float">
            <text:p>24910990</text:p>
          </table:table-cell>
          <table:table-cell table:formula="of:=[.A1559]/1000/(60*60*24)" office:value-type="time" office:time-value="PT06H55M10.99S" calcext:value-type="time">
            <text:p>06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677.97" calcext:value-type="float">
            <text:p>1677.97</text:p>
          </table:table-cell>
          <table:table-cell office:value-type="float" office:value="2053.89" calcext:value-type="float">
            <text:p>2053.89</text:p>
          </table:table-cell>
        </table:table-row>
        <table:table-row table:style-name="ro1">
          <table:table-cell office:value-type="float" office:value="24926990" calcext:value-type="float">
            <text:p>24926990</text:p>
          </table:table-cell>
          <table:table-cell table:formula="of:=[.A1560]/1000/(60*60*24)" office:value-type="time" office:time-value="PT06H55M26.99S" calcext:value-type="time">
            <text:p>06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79.02" calcext:value-type="float">
            <text:p>1679.02</text:p>
          </table:table-cell>
          <table:table-cell office:value-type="float" office:value="2055.12" calcext:value-type="float">
            <text:p>2055.12</text:p>
          </table:table-cell>
        </table:table-row>
        <table:table-row table:style-name="ro1">
          <table:table-cell office:value-type="float" office:value="24942990" calcext:value-type="float">
            <text:p>24942990</text:p>
          </table:table-cell>
          <table:table-cell table:formula="of:=[.A1561]/1000/(60*60*24)" office:value-type="time" office:time-value="PT06H55M42.99S" calcext:value-type="time">
            <text:p>06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80.07" calcext:value-type="float">
            <text:p>1680.07</text:p>
          </table:table-cell>
          <table:table-cell office:value-type="float" office:value="2056.36" calcext:value-type="float">
            <text:p>2056.36</text:p>
          </table:table-cell>
        </table:table-row>
        <table:table-row table:style-name="ro1">
          <table:table-cell office:value-type="float" office:value="24958990" calcext:value-type="float">
            <text:p>24958990</text:p>
          </table:table-cell>
          <table:table-cell table:formula="of:=[.A1562]/1000/(60*60*24)" office:value-type="time" office:time-value="PT06H55M58.99S" calcext:value-type="time">
            <text:p>06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9" calcext:value-type="float">
            <text:p>279.19</text:p>
          </table:table-cell>
          <table:table-cell office:value-type="float" office:value="1681.11" calcext:value-type="float">
            <text:p>1681.11</text:p>
          </table:table-cell>
          <table:table-cell office:value-type="float" office:value="2057.6" calcext:value-type="float">
            <text:p>2057.6</text:p>
          </table:table-cell>
        </table:table-row>
        <table:table-row table:style-name="ro1">
          <table:table-cell office:value-type="float" office:value="24974990" calcext:value-type="float">
            <text:p>24974990</text:p>
          </table:table-cell>
          <table:table-cell table:formula="of:=[.A1563]/1000/(60*60*24)" office:value-type="time" office:time-value="PT06H56M14.99S" calcext:value-type="time">
            <text:p>06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682.15" calcext:value-type="float">
            <text:p>1682.15</text:p>
          </table:table-cell>
          <table:table-cell office:value-type="float" office:value="2058.84" calcext:value-type="float">
            <text:p>2058.84</text:p>
          </table:table-cell>
        </table:table-row>
        <table:table-row table:style-name="ro1">
          <table:table-cell office:value-type="float" office:value="24990990" calcext:value-type="float">
            <text:p>24990990</text:p>
          </table:table-cell>
          <table:table-cell table:formula="of:=[.A1564]/1000/(60*60*24)" office:value-type="time" office:time-value="PT06H56M30.99S" calcext:value-type="time">
            <text:p>06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83.2" calcext:value-type="float">
            <text:p>1683.2</text:p>
          </table:table-cell>
          <table:table-cell office:value-type="float" office:value="2060.08" calcext:value-type="float">
            <text:p>2060.08</text:p>
          </table:table-cell>
        </table:table-row>
        <table:table-row table:style-name="ro1">
          <table:table-cell office:value-type="float" office:value="25006990" calcext:value-type="float">
            <text:p>25006990</text:p>
          </table:table-cell>
          <table:table-cell table:formula="of:=[.A1565]/1000/(60*60*24)" office:value-type="time" office:time-value="PT06H56M46.99S" calcext:value-type="time">
            <text:p>06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1684.24" calcext:value-type="float">
            <text:p>1684.24</text:p>
          </table:table-cell>
          <table:table-cell office:value-type="float" office:value="2061.32" calcext:value-type="float">
            <text:p>2061.32</text:p>
          </table:table-cell>
        </table:table-row>
        <table:table-row table:style-name="ro1">
          <table:table-cell office:value-type="float" office:value="25022990" calcext:value-type="float">
            <text:p>25022990</text:p>
          </table:table-cell>
          <table:table-cell table:formula="of:=[.A1566]/1000/(60*60*24)" office:value-type="time" office:time-value="PT06H57M02.99S" calcext:value-type="time">
            <text:p>06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85.29" calcext:value-type="float">
            <text:p>1685.29</text:p>
          </table:table-cell>
          <table:table-cell office:value-type="float" office:value="2062.56" calcext:value-type="float">
            <text:p>2062.56</text:p>
          </table:table-cell>
        </table:table-row>
        <table:table-row table:style-name="ro1">
          <table:table-cell office:value-type="float" office:value="25038990" calcext:value-type="float">
            <text:p>25038990</text:p>
          </table:table-cell>
          <table:table-cell table:formula="of:=[.A1567]/1000/(60*60*24)" office:value-type="time" office:time-value="PT06H57M18.99S" calcext:value-type="time">
            <text:p>06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86.33" calcext:value-type="float">
            <text:p>1686.33</text:p>
          </table:table-cell>
          <table:table-cell office:value-type="float" office:value="2063.8" calcext:value-type="float">
            <text:p>2063.8</text:p>
          </table:table-cell>
        </table:table-row>
        <table:table-row table:style-name="ro1">
          <table:table-cell office:value-type="float" office:value="25054990" calcext:value-type="float">
            <text:p>25054990</text:p>
          </table:table-cell>
          <table:table-cell table:formula="of:=[.A1568]/1000/(60*60*24)" office:value-type="time" office:time-value="PT06H57M34.99S" calcext:value-type="time">
            <text:p>06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687.38" calcext:value-type="float">
            <text:p>1687.38</text:p>
          </table:table-cell>
          <table:table-cell office:value-type="float" office:value="2065.03" calcext:value-type="float">
            <text:p>2065.03</text:p>
          </table:table-cell>
        </table:table-row>
        <table:table-row table:style-name="ro1">
          <table:table-cell office:value-type="float" office:value="25070990" calcext:value-type="float">
            <text:p>25070990</text:p>
          </table:table-cell>
          <table:table-cell table:formula="of:=[.A1569]/1000/(60*60*24)" office:value-type="time" office:time-value="PT06H57M50.99S" calcext:value-type="time">
            <text:p>06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88.42" calcext:value-type="float">
            <text:p>1688.42</text:p>
          </table:table-cell>
          <table:table-cell office:value-type="float" office:value="2066.27" calcext:value-type="float">
            <text:p>2066.27</text:p>
          </table:table-cell>
        </table:table-row>
        <table:table-row table:style-name="ro1">
          <table:table-cell office:value-type="float" office:value="25086990" calcext:value-type="float">
            <text:p>25086990</text:p>
          </table:table-cell>
          <table:table-cell table:formula="of:=[.A1570]/1000/(60*60*24)" office:value-type="time" office:time-value="PT06H58M06.99S" calcext:value-type="time">
            <text:p>06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689.47" calcext:value-type="float">
            <text:p>1689.47</text:p>
          </table:table-cell>
          <table:table-cell office:value-type="float" office:value="2067.51" calcext:value-type="float">
            <text:p>2067.51</text:p>
          </table:table-cell>
        </table:table-row>
        <table:table-row table:style-name="ro1">
          <table:table-cell office:value-type="float" office:value="25102990" calcext:value-type="float">
            <text:p>25102990</text:p>
          </table:table-cell>
          <table:table-cell table:formula="of:=[.A1571]/1000/(60*60*24)" office:value-type="time" office:time-value="PT06H58M22.99S" calcext:value-type="time">
            <text:p>06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0.51" calcext:value-type="float">
            <text:p>1690.51</text:p>
          </table:table-cell>
          <table:table-cell office:value-type="float" office:value="2068.74" calcext:value-type="float">
            <text:p>2068.74</text:p>
          </table:table-cell>
        </table:table-row>
        <table:table-row table:style-name="ro1">
          <table:table-cell office:value-type="float" office:value="25118990" calcext:value-type="float">
            <text:p>25118990</text:p>
          </table:table-cell>
          <table:table-cell table:formula="of:=[.A1572]/1000/(60*60*24)" office:value-type="time" office:time-value="PT06H58M38.99S" calcext:value-type="time">
            <text:p>06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1.56" calcext:value-type="float">
            <text:p>1691.56</text:p>
          </table:table-cell>
          <table:table-cell office:value-type="float" office:value="2069.98" calcext:value-type="float">
            <text:p>2069.98</text:p>
          </table:table-cell>
        </table:table-row>
        <table:table-row table:style-name="ro1">
          <table:table-cell office:value-type="float" office:value="25134990" calcext:value-type="float">
            <text:p>25134990</text:p>
          </table:table-cell>
          <table:table-cell table:formula="of:=[.A1573]/1000/(60*60*24)" office:value-type="time" office:time-value="PT06H58M54.99S" calcext:value-type="time">
            <text:p>06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2.6" calcext:value-type="float">
            <text:p>1692.6</text:p>
          </table:table-cell>
          <table:table-cell office:value-type="float" office:value="2071.21" calcext:value-type="float">
            <text:p>2071.21</text:p>
          </table:table-cell>
        </table:table-row>
        <table:table-row table:style-name="ro1">
          <table:table-cell office:value-type="float" office:value="25150990" calcext:value-type="float">
            <text:p>25150990</text:p>
          </table:table-cell>
          <table:table-cell table:formula="of:=[.A1574]/1000/(60*60*24)" office:value-type="time" office:time-value="PT06H59M10.99S" calcext:value-type="time">
            <text:p>06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3.65" calcext:value-type="float">
            <text:p>1693.65</text:p>
          </table:table-cell>
          <table:table-cell office:value-type="float" office:value="2072.44" calcext:value-type="float">
            <text:p>2072.44</text:p>
          </table:table-cell>
        </table:table-row>
        <table:table-row table:style-name="ro1">
          <table:table-cell office:value-type="float" office:value="25166990" calcext:value-type="float">
            <text:p>25166990</text:p>
          </table:table-cell>
          <table:table-cell table:formula="of:=[.A1575]/1000/(60*60*24)" office:value-type="time" office:time-value="PT06H59M26.99S" calcext:value-type="time">
            <text:p>06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4.69" calcext:value-type="float">
            <text:p>1694.69</text:p>
          </table:table-cell>
          <table:table-cell office:value-type="float" office:value="2073.68" calcext:value-type="float">
            <text:p>2073.68</text:p>
          </table:table-cell>
        </table:table-row>
        <table:table-row table:style-name="ro1">
          <table:table-cell office:value-type="float" office:value="25182990" calcext:value-type="float">
            <text:p>25182990</text:p>
          </table:table-cell>
          <table:table-cell table:formula="of:=[.A1576]/1000/(60*60*24)" office:value-type="time" office:time-value="PT06H59M42.99S" calcext:value-type="time">
            <text:p>06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5.74" calcext:value-type="float">
            <text:p>1695.74</text:p>
          </table:table-cell>
          <table:table-cell office:value-type="float" office:value="2074.92" calcext:value-type="float">
            <text:p>2074.92</text:p>
          </table:table-cell>
        </table:table-row>
        <table:table-row table:style-name="ro1">
          <table:table-cell office:value-type="float" office:value="25198990" calcext:value-type="float">
            <text:p>25198990</text:p>
          </table:table-cell>
          <table:table-cell table:formula="of:=[.A1577]/1000/(60*60*24)" office:value-type="time" office:time-value="PT06H59M58.99S" calcext:value-type="time">
            <text:p>06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6.78" calcext:value-type="float">
            <text:p>1696.78</text:p>
          </table:table-cell>
          <table:table-cell office:value-type="float" office:value="2076.15" calcext:value-type="float">
            <text:p>2076.15</text:p>
          </table:table-cell>
        </table:table-row>
        <table:table-row table:style-name="ro1">
          <table:table-cell office:value-type="float" office:value="25214990" calcext:value-type="float">
            <text:p>25214990</text:p>
          </table:table-cell>
          <table:table-cell table:formula="of:=[.A1578]/1000/(60*60*24)" office:value-type="time" office:time-value="PT07H00M14.99S" calcext:value-type="time">
            <text:p>07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7.82" calcext:value-type="float">
            <text:p>1697.82</text:p>
          </table:table-cell>
          <table:table-cell office:value-type="float" office:value="2077.39" calcext:value-type="float">
            <text:p>2077.39</text:p>
          </table:table-cell>
        </table:table-row>
        <table:table-row table:style-name="ro1">
          <table:table-cell office:value-type="float" office:value="25230990" calcext:value-type="float">
            <text:p>25230990</text:p>
          </table:table-cell>
          <table:table-cell table:formula="of:=[.A1579]/1000/(60*60*24)" office:value-type="time" office:time-value="PT07H00M30.99S" calcext:value-type="time">
            <text:p>07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698.87" calcext:value-type="float">
            <text:p>1698.87</text:p>
          </table:table-cell>
          <table:table-cell office:value-type="float" office:value="2078.62" calcext:value-type="float">
            <text:p>2078.62</text:p>
          </table:table-cell>
        </table:table-row>
        <table:table-row table:style-name="ro1">
          <table:table-cell office:value-type="float" office:value="25246990" calcext:value-type="float">
            <text:p>25246990</text:p>
          </table:table-cell>
          <table:table-cell table:formula="of:=[.A1580]/1000/(60*60*24)" office:value-type="time" office:time-value="PT07H00M46.99S" calcext:value-type="time">
            <text:p>07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699.91" calcext:value-type="float">
            <text:p>1699.91</text:p>
          </table:table-cell>
          <table:table-cell office:value-type="float" office:value="2079.85" calcext:value-type="float">
            <text:p>2079.85</text:p>
          </table:table-cell>
        </table:table-row>
        <table:table-row table:style-name="ro1">
          <table:table-cell office:value-type="float" office:value="25262990" calcext:value-type="float">
            <text:p>25262990</text:p>
          </table:table-cell>
          <table:table-cell table:formula="of:=[.A1581]/1000/(60*60*24)" office:value-type="time" office:time-value="PT07H01M02.99S" calcext:value-type="time">
            <text:p>07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00.95" calcext:value-type="float">
            <text:p>1700.95</text:p>
          </table:table-cell>
          <table:table-cell office:value-type="float" office:value="2081.09" calcext:value-type="float">
            <text:p>2081.09</text:p>
          </table:table-cell>
        </table:table-row>
        <table:table-row table:style-name="ro1">
          <table:table-cell office:value-type="float" office:value="25278990" calcext:value-type="float">
            <text:p>25278990</text:p>
          </table:table-cell>
          <table:table-cell table:formula="of:=[.A1582]/1000/(60*60*24)" office:value-type="time" office:time-value="PT07H01M18.99S" calcext:value-type="time">
            <text:p>07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02" calcext:value-type="float">
            <text:p>1702</text:p>
          </table:table-cell>
          <table:table-cell office:value-type="float" office:value="2082.32" calcext:value-type="float">
            <text:p>2082.32</text:p>
          </table:table-cell>
        </table:table-row>
        <table:table-row table:style-name="ro1">
          <table:table-cell office:value-type="float" office:value="25294990" calcext:value-type="float">
            <text:p>25294990</text:p>
          </table:table-cell>
          <table:table-cell table:formula="of:=[.A1583]/1000/(60*60*24)" office:value-type="time" office:time-value="PT07H01M34.99S" calcext:value-type="time">
            <text:p>07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703.04" calcext:value-type="float">
            <text:p>1703.04</text:p>
          </table:table-cell>
          <table:table-cell office:value-type="float" office:value="2083.56" calcext:value-type="float">
            <text:p>2083.56</text:p>
          </table:table-cell>
        </table:table-row>
        <table:table-row table:style-name="ro1">
          <table:table-cell office:value-type="float" office:value="25310990" calcext:value-type="float">
            <text:p>25310990</text:p>
          </table:table-cell>
          <table:table-cell table:formula="of:=[.A1584]/1000/(60*60*24)" office:value-type="time" office:time-value="PT07H01M50.99S" calcext:value-type="time">
            <text:p>07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04.08" calcext:value-type="float">
            <text:p>1704.08</text:p>
          </table:table-cell>
          <table:table-cell office:value-type="float" office:value="2084.79" calcext:value-type="float">
            <text:p>2084.79</text:p>
          </table:table-cell>
        </table:table-row>
        <table:table-row table:style-name="ro1">
          <table:table-cell office:value-type="float" office:value="25326990" calcext:value-type="float">
            <text:p>25326990</text:p>
          </table:table-cell>
          <table:table-cell table:formula="of:=[.A1585]/1000/(60*60*24)" office:value-type="time" office:time-value="PT07H02M06.99S" calcext:value-type="time">
            <text:p>07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05.13" calcext:value-type="float">
            <text:p>1705.13</text:p>
          </table:table-cell>
          <table:table-cell office:value-type="float" office:value="2086.03" calcext:value-type="float">
            <text:p>2086.03</text:p>
          </table:table-cell>
        </table:table-row>
        <table:table-row table:style-name="ro1">
          <table:table-cell office:value-type="float" office:value="25342990" calcext:value-type="float">
            <text:p>25342990</text:p>
          </table:table-cell>
          <table:table-cell table:formula="of:=[.A1586]/1000/(60*60*24)" office:value-type="time" office:time-value="PT07H02M22.99S" calcext:value-type="time">
            <text:p>07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06.17" calcext:value-type="float">
            <text:p>1706.17</text:p>
          </table:table-cell>
          <table:table-cell office:value-type="float" office:value="2087.26" calcext:value-type="float">
            <text:p>2087.26</text:p>
          </table:table-cell>
        </table:table-row>
        <table:table-row table:style-name="ro1">
          <table:table-cell office:value-type="float" office:value="25358990" calcext:value-type="float">
            <text:p>25358990</text:p>
          </table:table-cell>
          <table:table-cell table:formula="of:=[.A1587]/1000/(60*60*24)" office:value-type="time" office:time-value="PT07H02M38.99S" calcext:value-type="time">
            <text:p>07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07.21" calcext:value-type="float">
            <text:p>1707.21</text:p>
          </table:table-cell>
          <table:table-cell office:value-type="float" office:value="2088.49" calcext:value-type="float">
            <text:p>2088.49</text:p>
          </table:table-cell>
        </table:table-row>
        <table:table-row table:style-name="ro1">
          <table:table-cell office:value-type="float" office:value="25374990" calcext:value-type="float">
            <text:p>25374990</text:p>
          </table:table-cell>
          <table:table-cell table:formula="of:=[.A1588]/1000/(60*60*24)" office:value-type="time" office:time-value="PT07H02M54.99S" calcext:value-type="time">
            <text:p>07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08.26" calcext:value-type="float">
            <text:p>1708.26</text:p>
          </table:table-cell>
          <table:table-cell office:value-type="float" office:value="2089.73" calcext:value-type="float">
            <text:p>2089.73</text:p>
          </table:table-cell>
        </table:table-row>
        <table:table-row table:style-name="ro1">
          <table:table-cell office:value-type="float" office:value="25390990" calcext:value-type="float">
            <text:p>25390990</text:p>
          </table:table-cell>
          <table:table-cell table:formula="of:=[.A1589]/1000/(60*60*24)" office:value-type="time" office:time-value="PT07H03M10.99S" calcext:value-type="time">
            <text:p>07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709.3" calcext:value-type="float">
            <text:p>1709.3</text:p>
          </table:table-cell>
          <table:table-cell office:value-type="float" office:value="2090.96" calcext:value-type="float">
            <text:p>2090.96</text:p>
          </table:table-cell>
        </table:table-row>
        <table:table-row table:style-name="ro1">
          <table:table-cell office:value-type="float" office:value="25406990" calcext:value-type="float">
            <text:p>25406990</text:p>
          </table:table-cell>
          <table:table-cell table:formula="of:=[.A1590]/1000/(60*60*24)" office:value-type="time" office:time-value="PT07H03M26.99S" calcext:value-type="time">
            <text:p>07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710.34" calcext:value-type="float">
            <text:p>1710.34</text:p>
          </table:table-cell>
          <table:table-cell office:value-type="float" office:value="2092.2" calcext:value-type="float">
            <text:p>2092.2</text:p>
          </table:table-cell>
        </table:table-row>
        <table:table-row table:style-name="ro1">
          <table:table-cell office:value-type="float" office:value="25422990" calcext:value-type="float">
            <text:p>25422990</text:p>
          </table:table-cell>
          <table:table-cell table:formula="of:=[.A1591]/1000/(60*60*24)" office:value-type="time" office:time-value="PT07H03M42.99S" calcext:value-type="time">
            <text:p>07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11.39" calcext:value-type="float">
            <text:p>1711.39</text:p>
          </table:table-cell>
          <table:table-cell office:value-type="float" office:value="2093.43" calcext:value-type="float">
            <text:p>2093.43</text:p>
          </table:table-cell>
        </table:table-row>
        <table:table-row table:style-name="ro1">
          <table:table-cell office:value-type="float" office:value="25438990" calcext:value-type="float">
            <text:p>25438990</text:p>
          </table:table-cell>
          <table:table-cell table:formula="of:=[.A1592]/1000/(60*60*24)" office:value-type="time" office:time-value="PT07H03M58.99S" calcext:value-type="time">
            <text:p>07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12.43" calcext:value-type="float">
            <text:p>1712.43</text:p>
          </table:table-cell>
          <table:table-cell office:value-type="float" office:value="2094.66" calcext:value-type="float">
            <text:p>2094.66</text:p>
          </table:table-cell>
        </table:table-row>
        <table:table-row table:style-name="ro1">
          <table:table-cell office:value-type="float" office:value="25454990" calcext:value-type="float">
            <text:p>25454990</text:p>
          </table:table-cell>
          <table:table-cell table:formula="of:=[.A1593]/1000/(60*60*24)" office:value-type="time" office:time-value="PT07H04M14.99S" calcext:value-type="time">
            <text:p>07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13.47" calcext:value-type="float">
            <text:p>1713.47</text:p>
          </table:table-cell>
          <table:table-cell office:value-type="float" office:value="2095.9" calcext:value-type="float">
            <text:p>2095.9</text:p>
          </table:table-cell>
        </table:table-row>
        <table:table-row table:style-name="ro1">
          <table:table-cell office:value-type="float" office:value="25470990" calcext:value-type="float">
            <text:p>25470990</text:p>
          </table:table-cell>
          <table:table-cell table:formula="of:=[.A1594]/1000/(60*60*24)" office:value-type="time" office:time-value="PT07H04M30.99S" calcext:value-type="time">
            <text:p>07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714.51" calcext:value-type="float">
            <text:p>1714.51</text:p>
          </table:table-cell>
          <table:table-cell office:value-type="float" office:value="2097.13" calcext:value-type="float">
            <text:p>2097.13</text:p>
          </table:table-cell>
        </table:table-row>
        <table:table-row table:style-name="ro1">
          <table:table-cell office:value-type="float" office:value="25486990" calcext:value-type="float">
            <text:p>25486990</text:p>
          </table:table-cell>
          <table:table-cell table:formula="of:=[.A1595]/1000/(60*60*24)" office:value-type="time" office:time-value="PT07H04M46.99S" calcext:value-type="time">
            <text:p>07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15.56" calcext:value-type="float">
            <text:p>1715.56</text:p>
          </table:table-cell>
          <table:table-cell office:value-type="float" office:value="2098.37" calcext:value-type="float">
            <text:p>2098.37</text:p>
          </table:table-cell>
        </table:table-row>
        <table:table-row table:style-name="ro1">
          <table:table-cell office:value-type="float" office:value="25502990" calcext:value-type="float">
            <text:p>25502990</text:p>
          </table:table-cell>
          <table:table-cell table:formula="of:=[.A1596]/1000/(60*60*24)" office:value-type="time" office:time-value="PT07H05M02.99S" calcext:value-type="time">
            <text:p>07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16.6" calcext:value-type="float">
            <text:p>1716.6</text:p>
          </table:table-cell>
          <table:table-cell office:value-type="float" office:value="2099.6" calcext:value-type="float">
            <text:p>2099.6</text:p>
          </table:table-cell>
        </table:table-row>
        <table:table-row table:style-name="ro1">
          <table:table-cell office:value-type="float" office:value="25518990" calcext:value-type="float">
            <text:p>25518990</text:p>
          </table:table-cell>
          <table:table-cell table:formula="of:=[.A1597]/1000/(60*60*24)" office:value-type="time" office:time-value="PT07H05M18.99S" calcext:value-type="time">
            <text:p>07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717.64" calcext:value-type="float">
            <text:p>1717.64</text:p>
          </table:table-cell>
          <table:table-cell office:value-type="float" office:value="2100.83" calcext:value-type="float">
            <text:p>2100.83</text:p>
          </table:table-cell>
        </table:table-row>
        <table:table-row table:style-name="ro1">
          <table:table-cell office:value-type="float" office:value="25534990" calcext:value-type="float">
            <text:p>25534990</text:p>
          </table:table-cell>
          <table:table-cell table:formula="of:=[.A1598]/1000/(60*60*24)" office:value-type="time" office:time-value="PT07H05M34.99S" calcext:value-type="time">
            <text:p>07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18.69" calcext:value-type="float">
            <text:p>1718.69</text:p>
          </table:table-cell>
          <table:table-cell office:value-type="float" office:value="2102.06" calcext:value-type="float">
            <text:p>2102.06</text:p>
          </table:table-cell>
        </table:table-row>
        <table:table-row table:style-name="ro1">
          <table:table-cell office:value-type="float" office:value="25550990" calcext:value-type="float">
            <text:p>25550990</text:p>
          </table:table-cell>
          <table:table-cell table:formula="of:=[.A1599]/1000/(60*60*24)" office:value-type="time" office:time-value="PT07H05M50.99S" calcext:value-type="time">
            <text:p>07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19.73" calcext:value-type="float">
            <text:p>1719.73</text:p>
          </table:table-cell>
          <table:table-cell office:value-type="float" office:value="2103.3" calcext:value-type="float">
            <text:p>2103.3</text:p>
          </table:table-cell>
        </table:table-row>
        <table:table-row table:style-name="ro1">
          <table:table-cell office:value-type="float" office:value="25566990" calcext:value-type="float">
            <text:p>25566990</text:p>
          </table:table-cell>
          <table:table-cell table:formula="of:=[.A1600]/1000/(60*60*24)" office:value-type="time" office:time-value="PT07H06M06.99S" calcext:value-type="time">
            <text:p>07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720.77" calcext:value-type="float">
            <text:p>1720.77</text:p>
          </table:table-cell>
          <table:table-cell office:value-type="float" office:value="2104.53" calcext:value-type="float">
            <text:p>2104.53</text:p>
          </table:table-cell>
        </table:table-row>
        <table:table-row table:style-name="ro1">
          <table:table-cell office:value-type="float" office:value="25582990" calcext:value-type="float">
            <text:p>25582990</text:p>
          </table:table-cell>
          <table:table-cell table:formula="of:=[.A1601]/1000/(60*60*24)" office:value-type="time" office:time-value="PT07H06M22.99S" calcext:value-type="time">
            <text:p>07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21.81" calcext:value-type="float">
            <text:p>1721.81</text:p>
          </table:table-cell>
          <table:table-cell office:value-type="float" office:value="2105.76" calcext:value-type="float">
            <text:p>2105.76</text:p>
          </table:table-cell>
        </table:table-row>
        <table:table-row table:style-name="ro1">
          <table:table-cell office:value-type="float" office:value="25598990" calcext:value-type="float">
            <text:p>25598990</text:p>
          </table:table-cell>
          <table:table-cell table:formula="of:=[.A1602]/1000/(60*60*24)" office:value-type="time" office:time-value="PT07H06M38.99S" calcext:value-type="time">
            <text:p>07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22.85" calcext:value-type="float">
            <text:p>1722.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5614990" calcext:value-type="float">
            <text:p>25614990</text:p>
          </table:table-cell>
          <table:table-cell table:formula="of:=[.A1603]/1000/(60*60*24)" office:value-type="time" office:time-value="PT07H06M54.99S" calcext:value-type="time">
            <text:p>07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723.89" calcext:value-type="float">
            <text:p>1723.89</text:p>
          </table:table-cell>
          <table:table-cell office:value-type="float" office:value="2108.23" calcext:value-type="float">
            <text:p>2108.23</text:p>
          </table:table-cell>
        </table:table-row>
        <table:table-row table:style-name="ro1">
          <table:table-cell office:value-type="float" office:value="25630990" calcext:value-type="float">
            <text:p>25630990</text:p>
          </table:table-cell>
          <table:table-cell table:formula="of:=[.A1604]/1000/(60*60*24)" office:value-type="time" office:time-value="PT07H07M10.99S" calcext:value-type="time">
            <text:p>07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24.94" calcext:value-type="float">
            <text:p>1724.94</text:p>
          </table:table-cell>
          <table:table-cell office:value-type="float" office:value="2109.46" calcext:value-type="float">
            <text:p>2109.46</text:p>
          </table:table-cell>
        </table:table-row>
        <table:table-row table:style-name="ro1">
          <table:table-cell office:value-type="float" office:value="25646990" calcext:value-type="float">
            <text:p>25646990</text:p>
          </table:table-cell>
          <table:table-cell table:formula="of:=[.A1605]/1000/(60*60*24)" office:value-type="time" office:time-value="PT07H07M26.99S" calcext:value-type="time">
            <text:p>07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725.98" calcext:value-type="float">
            <text:p>1725.98</text:p>
          </table:table-cell>
          <table:table-cell office:value-type="float" office:value="2110.69" calcext:value-type="float">
            <text:p>2110.69</text:p>
          </table:table-cell>
        </table:table-row>
        <table:table-row table:style-name="ro1">
          <table:table-cell office:value-type="float" office:value="25662990" calcext:value-type="float">
            <text:p>25662990</text:p>
          </table:table-cell>
          <table:table-cell table:formula="of:=[.A1606]/1000/(60*60*24)" office:value-type="time" office:time-value="PT07H07M42.99S" calcext:value-type="time">
            <text:p>07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27.02" calcext:value-type="float">
            <text:p>1727.02</text:p>
          </table:table-cell>
          <table:table-cell office:value-type="float" office:value="2111.92" calcext:value-type="float">
            <text:p>2111.92</text:p>
          </table:table-cell>
        </table:table-row>
        <table:table-row table:style-name="ro1">
          <table:table-cell office:value-type="float" office:value="25678990" calcext:value-type="float">
            <text:p>25678990</text:p>
          </table:table-cell>
          <table:table-cell table:formula="of:=[.A1607]/1000/(60*60*24)" office:value-type="time" office:time-value="PT07H07M58.99S" calcext:value-type="time">
            <text:p>07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728.06" calcext:value-type="float">
            <text:p>1728.06</text:p>
          </table:table-cell>
          <table:table-cell office:value-type="float" office:value="2113.15" calcext:value-type="float">
            <text:p>2113.15</text:p>
          </table:table-cell>
        </table:table-row>
        <table:table-row table:style-name="ro1">
          <table:table-cell office:value-type="float" office:value="25694990" calcext:value-type="float">
            <text:p>25694990</text:p>
          </table:table-cell>
          <table:table-cell table:formula="of:=[.A1608]/1000/(60*60*24)" office:value-type="time" office:time-value="PT07H08M14.99S" calcext:value-type="time">
            <text:p>07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29.1" calcext:value-type="float">
            <text:p>1729.1</text:p>
          </table:table-cell>
          <table:table-cell office:value-type="float" office:value="2114.38" calcext:value-type="float">
            <text:p>2114.38</text:p>
          </table:table-cell>
        </table:table-row>
        <table:table-row table:style-name="ro1">
          <table:table-cell office:value-type="float" office:value="25710990" calcext:value-type="float">
            <text:p>25710990</text:p>
          </table:table-cell>
          <table:table-cell table:formula="of:=[.A1609]/1000/(60*60*24)" office:value-type="time" office:time-value="PT07H08M30.99S" calcext:value-type="time">
            <text:p>07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30.14" calcext:value-type="float">
            <text:p>1730.14</text:p>
          </table:table-cell>
          <table:table-cell office:value-type="float" office:value="2115.61" calcext:value-type="float">
            <text:p>2115.61</text:p>
          </table:table-cell>
        </table:table-row>
        <table:table-row table:style-name="ro1">
          <table:table-cell office:value-type="float" office:value="25726990" calcext:value-type="float">
            <text:p>25726990</text:p>
          </table:table-cell>
          <table:table-cell table:formula="of:=[.A1610]/1000/(60*60*24)" office:value-type="time" office:time-value="PT07H08M46.99S" calcext:value-type="time">
            <text:p>07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31.18" calcext:value-type="float">
            <text:p>1731.18</text:p>
          </table:table-cell>
          <table:table-cell office:value-type="float" office:value="2116.84" calcext:value-type="float">
            <text:p>2116.84</text:p>
          </table:table-cell>
        </table:table-row>
        <table:table-row table:style-name="ro1">
          <table:table-cell office:value-type="float" office:value="25742990" calcext:value-type="float">
            <text:p>25742990</text:p>
          </table:table-cell>
          <table:table-cell table:formula="of:=[.A1611]/1000/(60*60*24)" office:value-type="time" office:time-value="PT07H09M02.99S" calcext:value-type="time">
            <text:p>07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32.22" calcext:value-type="float">
            <text:p>1732.22</text:p>
          </table:table-cell>
          <table:table-cell office:value-type="float" office:value="2118.07" calcext:value-type="float">
            <text:p>2118.07</text:p>
          </table:table-cell>
        </table:table-row>
        <table:table-row table:style-name="ro1">
          <table:table-cell office:value-type="float" office:value="25758990" calcext:value-type="float">
            <text:p>25758990</text:p>
          </table:table-cell>
          <table:table-cell table:formula="of:=[.A1612]/1000/(60*60*24)" office:value-type="time" office:time-value="PT07H09M18.99S" calcext:value-type="time">
            <text:p>07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733.27" calcext:value-type="float">
            <text:p>1733.27</text:p>
          </table:table-cell>
          <table:table-cell office:value-type="float" office:value="2119.29" calcext:value-type="float">
            <text:p>2119.29</text:p>
          </table:table-cell>
        </table:table-row>
        <table:table-row table:style-name="ro1">
          <table:table-cell office:value-type="float" office:value="25774990" calcext:value-type="float">
            <text:p>25774990</text:p>
          </table:table-cell>
          <table:table-cell table:formula="of:=[.A1613]/1000/(60*60*24)" office:value-type="time" office:time-value="PT07H09M34.99S" calcext:value-type="time">
            <text:p>07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734.31" calcext:value-type="float">
            <text:p>1734.31</text:p>
          </table:table-cell>
          <table:table-cell office:value-type="float" office:value="2120.52" calcext:value-type="float">
            <text:p>2120.52</text:p>
          </table:table-cell>
        </table:table-row>
        <table:table-row table:style-name="ro1">
          <table:table-cell office:value-type="float" office:value="25790990" calcext:value-type="float">
            <text:p>25790990</text:p>
          </table:table-cell>
          <table:table-cell table:formula="of:=[.A1614]/1000/(60*60*24)" office:value-type="time" office:time-value="PT07H09M50.99S" calcext:value-type="time">
            <text:p>07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35.35" calcext:value-type="float">
            <text:p>1735.35</text:p>
          </table:table-cell>
          <table:table-cell office:value-type="float" office:value="2121.75" calcext:value-type="float">
            <text:p>2121.75</text:p>
          </table:table-cell>
        </table:table-row>
        <table:table-row table:style-name="ro1">
          <table:table-cell office:value-type="float" office:value="25806990" calcext:value-type="float">
            <text:p>25806990</text:p>
          </table:table-cell>
          <table:table-cell table:formula="of:=[.A1615]/1000/(60*60*24)" office:value-type="time" office:time-value="PT07H10M06.99S" calcext:value-type="time">
            <text:p>07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736.39" calcext:value-type="float">
            <text:p>1736.39</text:p>
          </table:table-cell>
          <table:table-cell office:value-type="float" office:value="2122.98" calcext:value-type="float">
            <text:p>2122.98</text:p>
          </table:table-cell>
        </table:table-row>
        <table:table-row table:style-name="ro1">
          <table:table-cell office:value-type="float" office:value="25822990" calcext:value-type="float">
            <text:p>25822990</text:p>
          </table:table-cell>
          <table:table-cell table:formula="of:=[.A1616]/1000/(60*60*24)" office:value-type="time" office:time-value="PT07H10M22.99S" calcext:value-type="time">
            <text:p>07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1737.43" calcext:value-type="float">
            <text:p>1737.43</text:p>
          </table:table-cell>
          <table:table-cell office:value-type="float" office:value="2124.21" calcext:value-type="float">
            <text:p>2124.21</text:p>
          </table:table-cell>
        </table:table-row>
        <table:table-row table:style-name="ro1">
          <table:table-cell office:value-type="float" office:value="25838990" calcext:value-type="float">
            <text:p>25838990</text:p>
          </table:table-cell>
          <table:table-cell table:formula="of:=[.A1617]/1000/(60*60*24)" office:value-type="time" office:time-value="PT07H10M38.99S" calcext:value-type="time">
            <text:p>07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38.47" calcext:value-type="float">
            <text:p>1738.47</text:p>
          </table:table-cell>
          <table:table-cell office:value-type="float" office:value="2125.43" calcext:value-type="float">
            <text:p>2125.43</text:p>
          </table:table-cell>
        </table:table-row>
        <table:table-row table:style-name="ro1">
          <table:table-cell office:value-type="float" office:value="25854990" calcext:value-type="float">
            <text:p>25854990</text:p>
          </table:table-cell>
          <table:table-cell table:formula="of:=[.A1618]/1000/(60*60*24)" office:value-type="time" office:time-value="PT07H10M54.99S" calcext:value-type="time">
            <text:p>07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39.51" calcext:value-type="float">
            <text:p>1739.51</text:p>
          </table:table-cell>
          <table:table-cell office:value-type="float" office:value="2126.66" calcext:value-type="float">
            <text:p>2126.66</text:p>
          </table:table-cell>
        </table:table-row>
        <table:table-row table:style-name="ro1">
          <table:table-cell office:value-type="float" office:value="25870990" calcext:value-type="float">
            <text:p>25870990</text:p>
          </table:table-cell>
          <table:table-cell table:formula="of:=[.A1619]/1000/(60*60*24)" office:value-type="time" office:time-value="PT07H11M10.99S" calcext:value-type="time">
            <text:p>07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40.55" calcext:value-type="float">
            <text:p>1740.55</text:p>
          </table:table-cell>
          <table:table-cell office:value-type="float" office:value="2127.89" calcext:value-type="float">
            <text:p>2127.89</text:p>
          </table:table-cell>
        </table:table-row>
        <table:table-row table:style-name="ro1">
          <table:table-cell office:value-type="float" office:value="25886990" calcext:value-type="float">
            <text:p>25886990</text:p>
          </table:table-cell>
          <table:table-cell table:formula="of:=[.A1620]/1000/(60*60*24)" office:value-type="time" office:time-value="PT07H11M26.99S" calcext:value-type="time">
            <text:p>07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741.59" calcext:value-type="float">
            <text:p>1741.59</text:p>
          </table:table-cell>
          <table:table-cell office:value-type="float" office:value="2129.11" calcext:value-type="float">
            <text:p>2129.11</text:p>
          </table:table-cell>
        </table:table-row>
        <table:table-row table:style-name="ro1">
          <table:table-cell office:value-type="float" office:value="25902990" calcext:value-type="float">
            <text:p>25902990</text:p>
          </table:table-cell>
          <table:table-cell table:formula="of:=[.A1621]/1000/(60*60*24)" office:value-type="time" office:time-value="PT07H11M42.99S" calcext:value-type="time">
            <text:p>07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2.63" calcext:value-type="float">
            <text:p>1742.63</text:p>
          </table:table-cell>
          <table:table-cell office:value-type="float" office:value="2130.34" calcext:value-type="float">
            <text:p>2130.34</text:p>
          </table:table-cell>
        </table:table-row>
        <table:table-row table:style-name="ro1">
          <table:table-cell office:value-type="float" office:value="25918990" calcext:value-type="float">
            <text:p>25918990</text:p>
          </table:table-cell>
          <table:table-cell table:formula="of:=[.A1622]/1000/(60*60*24)" office:value-type="time" office:time-value="PT07H11M58.99S" calcext:value-type="time">
            <text:p>07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3.67" calcext:value-type="float">
            <text:p>1743.67</text:p>
          </table:table-cell>
          <table:table-cell office:value-type="float" office:value="2131.57" calcext:value-type="float">
            <text:p>2131.57</text:p>
          </table:table-cell>
        </table:table-row>
        <table:table-row table:style-name="ro1">
          <table:table-cell office:value-type="float" office:value="25934990" calcext:value-type="float">
            <text:p>25934990</text:p>
          </table:table-cell>
          <table:table-cell table:formula="of:=[.A1623]/1000/(60*60*24)" office:value-type="time" office:time-value="PT07H12M14.99S" calcext:value-type="time">
            <text:p>07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4.71" calcext:value-type="float">
            <text:p>1744.71</text:p>
          </table:table-cell>
          <table:table-cell office:value-type="float" office:value="2132.79" calcext:value-type="float">
            <text:p>2132.79</text:p>
          </table:table-cell>
        </table:table-row>
        <table:table-row table:style-name="ro1">
          <table:table-cell office:value-type="float" office:value="25950990" calcext:value-type="float">
            <text:p>25950990</text:p>
          </table:table-cell>
          <table:table-cell table:formula="of:=[.A1624]/1000/(60*60*24)" office:value-type="time" office:time-value="PT07H12M30.99S" calcext:value-type="time">
            <text:p>07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5.75" calcext:value-type="float">
            <text:p>1745.75</text:p>
          </table:table-cell>
          <table:table-cell office:value-type="float" office:value="2134.02" calcext:value-type="float">
            <text:p>2134.02</text:p>
          </table:table-cell>
        </table:table-row>
        <table:table-row table:style-name="ro1">
          <table:table-cell office:value-type="float" office:value="25966990" calcext:value-type="float">
            <text:p>25966990</text:p>
          </table:table-cell>
          <table:table-cell table:formula="of:=[.A1625]/1000/(60*60*24)" office:value-type="time" office:time-value="PT07H12M46.99S" calcext:value-type="time">
            <text:p>07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6.79" calcext:value-type="float">
            <text:p>1746.79</text:p>
          </table:table-cell>
          <table:table-cell office:value-type="float" office:value="2135.25" calcext:value-type="float">
            <text:p>2135.25</text:p>
          </table:table-cell>
        </table:table-row>
        <table:table-row table:style-name="ro1">
          <table:table-cell office:value-type="float" office:value="25982990" calcext:value-type="float">
            <text:p>25982990</text:p>
          </table:table-cell>
          <table:table-cell table:formula="of:=[.A1626]/1000/(60*60*24)" office:value-type="time" office:time-value="PT07H13M02.99S" calcext:value-type="time">
            <text:p>07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7.83" calcext:value-type="float">
            <text:p>1747.83</text:p>
          </table:table-cell>
          <table:table-cell office:value-type="float" office:value="2136.47" calcext:value-type="float">
            <text:p>2136.47</text:p>
          </table:table-cell>
        </table:table-row>
        <table:table-row table:style-name="ro1">
          <table:table-cell office:value-type="float" office:value="25998990" calcext:value-type="float">
            <text:p>25998990</text:p>
          </table:table-cell>
          <table:table-cell table:formula="of:=[.A1627]/1000/(60*60*24)" office:value-type="time" office:time-value="PT07H13M18.99S" calcext:value-type="time">
            <text:p>07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48.87" calcext:value-type="float">
            <text:p>1748.87</text:p>
          </table:table-cell>
          <table:table-cell office:value-type="float" office:value="2137.7" calcext:value-type="float">
            <text:p>2137.7</text:p>
          </table:table-cell>
        </table:table-row>
        <table:table-row table:style-name="ro1">
          <table:table-cell office:value-type="float" office:value="26014990" calcext:value-type="float">
            <text:p>26014990</text:p>
          </table:table-cell>
          <table:table-cell table:formula="of:=[.A1628]/1000/(60*60*24)" office:value-type="time" office:time-value="PT07H13M34.99S" calcext:value-type="time">
            <text:p>07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749.91" calcext:value-type="float">
            <text:p>1749.91</text:p>
          </table:table-cell>
          <table:table-cell office:value-type="float" office:value="2138.93" calcext:value-type="float">
            <text:p>2138.93</text:p>
          </table:table-cell>
        </table:table-row>
        <table:table-row table:style-name="ro1">
          <table:table-cell office:value-type="float" office:value="26030990" calcext:value-type="float">
            <text:p>26030990</text:p>
          </table:table-cell>
          <table:table-cell table:formula="of:=[.A1629]/1000/(60*60*24)" office:value-type="time" office:time-value="PT07H13M50.99S" calcext:value-type="time">
            <text:p>07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750.95" calcext:value-type="float">
            <text:p>1750.95</text:p>
          </table:table-cell>
          <table:table-cell office:value-type="float" office:value="2140.15" calcext:value-type="float">
            <text:p>2140.15</text:p>
          </table:table-cell>
        </table:table-row>
        <table:table-row table:style-name="ro1">
          <table:table-cell office:value-type="float" office:value="26046990" calcext:value-type="float">
            <text:p>26046990</text:p>
          </table:table-cell>
          <table:table-cell table:formula="of:=[.A1630]/1000/(60*60*24)" office:value-type="time" office:time-value="PT07H14M06.99S" calcext:value-type="time">
            <text:p>07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751.99" calcext:value-type="float">
            <text:p>1751.99</text:p>
          </table:table-cell>
          <table:table-cell office:value-type="float" office:value="2141.38" calcext:value-type="float">
            <text:p>2141.38</text:p>
          </table:table-cell>
        </table:table-row>
        <table:table-row table:style-name="ro1">
          <table:table-cell office:value-type="float" office:value="26062990" calcext:value-type="float">
            <text:p>26062990</text:p>
          </table:table-cell>
          <table:table-cell table:formula="of:=[.A1631]/1000/(60*60*24)" office:value-type="time" office:time-value="PT07H14M22.99S" calcext:value-type="time">
            <text:p>07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753.03" calcext:value-type="float">
            <text:p>1753.03</text:p>
          </table:table-cell>
          <table:table-cell office:value-type="float" office:value="2142.61" calcext:value-type="float">
            <text:p>2142.61</text:p>
          </table:table-cell>
        </table:table-row>
        <table:table-row table:style-name="ro1">
          <table:table-cell office:value-type="float" office:value="26078990" calcext:value-type="float">
            <text:p>26078990</text:p>
          </table:table-cell>
          <table:table-cell table:formula="of:=[.A1632]/1000/(60*60*24)" office:value-type="time" office:time-value="PT07H14M38.99S" calcext:value-type="time">
            <text:p>07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754.07" calcext:value-type="float">
            <text:p>1754.07</text:p>
          </table:table-cell>
          <table:table-cell office:value-type="float" office:value="2143.83" calcext:value-type="float">
            <text:p>2143.83</text:p>
          </table:table-cell>
        </table:table-row>
        <table:table-row table:style-name="ro1">
          <table:table-cell office:value-type="float" office:value="26094990" calcext:value-type="float">
            <text:p>26094990</text:p>
          </table:table-cell>
          <table:table-cell table:formula="of:=[.A1633]/1000/(60*60*24)" office:value-type="time" office:time-value="PT07H14M54.99S" calcext:value-type="time">
            <text:p>07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755.11" calcext:value-type="float">
            <text:p>1755.11</text:p>
          </table:table-cell>
          <table:table-cell office:value-type="float" office:value="2145.06" calcext:value-type="float">
            <text:p>2145.06</text:p>
          </table:table-cell>
        </table:table-row>
        <table:table-row table:style-name="ro1">
          <table:table-cell office:value-type="float" office:value="26110990" calcext:value-type="float">
            <text:p>26110990</text:p>
          </table:table-cell>
          <table:table-cell table:formula="of:=[.A1634]/1000/(60*60*24)" office:value-type="time" office:time-value="PT07H15M10.99S" calcext:value-type="time">
            <text:p>07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756.14" calcext:value-type="float">
            <text:p>1756.14</text:p>
          </table:table-cell>
          <table:table-cell office:value-type="float" office:value="2146.29" calcext:value-type="float">
            <text:p>2146.29</text:p>
          </table:table-cell>
        </table:table-row>
        <table:table-row table:style-name="ro1">
          <table:table-cell office:value-type="float" office:value="26126990" calcext:value-type="float">
            <text:p>26126990</text:p>
          </table:table-cell>
          <table:table-cell table:formula="of:=[.A1635]/1000/(60*60*24)" office:value-type="time" office:time-value="PT07H15M26.99S" calcext:value-type="time">
            <text:p>07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757.18" calcext:value-type="float">
            <text:p>1757.18</text:p>
          </table:table-cell>
          <table:table-cell office:value-type="float" office:value="2147.51" calcext:value-type="float">
            <text:p>2147.51</text:p>
          </table:table-cell>
        </table:table-row>
        <table:table-row table:style-name="ro1">
          <table:table-cell office:value-type="float" office:value="26142990" calcext:value-type="float">
            <text:p>26142990</text:p>
          </table:table-cell>
          <table:table-cell table:formula="of:=[.A1636]/1000/(60*60*24)" office:value-type="time" office:time-value="PT07H15M42.99S" calcext:value-type="time">
            <text:p>07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758.22" calcext:value-type="float">
            <text:p>1758.22</text:p>
          </table:table-cell>
          <table:table-cell office:value-type="float" office:value="2148.74" calcext:value-type="float">
            <text:p>2148.74</text:p>
          </table:table-cell>
        </table:table-row>
        <table:table-row table:style-name="ro1">
          <table:table-cell office:value-type="float" office:value="26158990" calcext:value-type="float">
            <text:p>26158990</text:p>
          </table:table-cell>
          <table:table-cell table:formula="of:=[.A1637]/1000/(60*60*24)" office:value-type="time" office:time-value="PT07H15M58.99S" calcext:value-type="time">
            <text:p>07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759.26" calcext:value-type="float">
            <text:p>1759.26</text:p>
          </table:table-cell>
          <table:table-cell office:value-type="float" office:value="2149.96" calcext:value-type="float">
            <text:p>2149.96</text:p>
          </table:table-cell>
        </table:table-row>
        <table:table-row table:style-name="ro1">
          <table:table-cell office:value-type="float" office:value="26174989" calcext:value-type="float">
            <text:p>26174989</text:p>
          </table:table-cell>
          <table:table-cell table:formula="of:=[.A1638]/1000/(60*60*24)" office:value-type="time" office:time-value="PT07H16M14.989S" calcext:value-type="time">
            <text:p>07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760.3" calcext:value-type="float">
            <text:p>1760.3</text:p>
          </table:table-cell>
          <table:table-cell office:value-type="float" office:value="2151.19" calcext:value-type="float">
            <text:p>2151.19</text:p>
          </table:table-cell>
        </table:table-row>
        <table:table-row table:style-name="ro1">
          <table:table-cell office:value-type="float" office:value="26190990" calcext:value-type="float">
            <text:p>26190990</text:p>
          </table:table-cell>
          <table:table-cell table:formula="of:=[.A1639]/1000/(60*60*24)" office:value-type="time" office:time-value="PT07H16M30.99S" calcext:value-type="time">
            <text:p>07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761.34" calcext:value-type="float">
            <text:p>1761.34</text:p>
          </table:table-cell>
          <table:table-cell office:value-type="float" office:value="2152.41" calcext:value-type="float">
            <text:p>2152.41</text:p>
          </table:table-cell>
        </table:table-row>
        <table:table-row table:style-name="ro1">
          <table:table-cell office:value-type="float" office:value="26206990" calcext:value-type="float">
            <text:p>26206990</text:p>
          </table:table-cell>
          <table:table-cell table:formula="of:=[.A1640]/1000/(60*60*24)" office:value-type="time" office:time-value="PT07H16M46.99S" calcext:value-type="time">
            <text:p>07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762.38" calcext:value-type="float">
            <text:p>1762.38</text:p>
          </table:table-cell>
          <table:table-cell office:value-type="float" office:value="2153.64" calcext:value-type="float">
            <text:p>2153.64</text:p>
          </table:table-cell>
        </table:table-row>
        <table:table-row table:style-name="ro1">
          <table:table-cell office:value-type="float" office:value="26222990" calcext:value-type="float">
            <text:p>26222990</text:p>
          </table:table-cell>
          <table:table-cell table:formula="of:=[.A1641]/1000/(60*60*24)" office:value-type="time" office:time-value="PT07H17M02.99S" calcext:value-type="time">
            <text:p>07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763.42" calcext:value-type="float">
            <text:p>1763.42</text:p>
          </table:table-cell>
          <table:table-cell office:value-type="float" office:value="2154.86" calcext:value-type="float">
            <text:p>2154.86</text:p>
          </table:table-cell>
        </table:table-row>
        <table:table-row table:style-name="ro1">
          <table:table-cell office:value-type="float" office:value="26238990" calcext:value-type="float">
            <text:p>26238990</text:p>
          </table:table-cell>
          <table:table-cell table:formula="of:=[.A1642]/1000/(60*60*24)" office:value-type="time" office:time-value="PT07H17M18.99S" calcext:value-type="time">
            <text:p>07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764.46" calcext:value-type="float">
            <text:p>1764.46</text:p>
          </table:table-cell>
          <table:table-cell office:value-type="float" office:value="2156.09" calcext:value-type="float">
            <text:p>2156.09</text:p>
          </table:table-cell>
        </table:table-row>
        <table:table-row table:style-name="ro1">
          <table:table-cell office:value-type="float" office:value="26254990" calcext:value-type="float">
            <text:p>26254990</text:p>
          </table:table-cell>
          <table:table-cell table:formula="of:=[.A1643]/1000/(60*60*24)" office:value-type="time" office:time-value="PT07H17M34.99S" calcext:value-type="time">
            <text:p>07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765.49" calcext:value-type="float">
            <text:p>1765.49</text:p>
          </table:table-cell>
          <table:table-cell office:value-type="float" office:value="2157.31" calcext:value-type="float">
            <text:p>2157.31</text:p>
          </table:table-cell>
        </table:table-row>
        <table:table-row table:style-name="ro1">
          <table:table-cell office:value-type="float" office:value="26270990" calcext:value-type="float">
            <text:p>26270990</text:p>
          </table:table-cell>
          <table:table-cell table:formula="of:=[.A1644]/1000/(60*60*24)" office:value-type="time" office:time-value="PT07H17M50.99S" calcext:value-type="time">
            <text:p>07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766.53" calcext:value-type="float">
            <text:p>1766.53</text:p>
          </table:table-cell>
          <table:table-cell office:value-type="float" office:value="2158.54" calcext:value-type="float">
            <text:p>2158.54</text:p>
          </table:table-cell>
        </table:table-row>
        <table:table-row table:style-name="ro1">
          <table:table-cell office:value-type="float" office:value="26286990" calcext:value-type="float">
            <text:p>26286990</text:p>
          </table:table-cell>
          <table:table-cell table:formula="of:=[.A1645]/1000/(60*60*24)" office:value-type="time" office:time-value="PT07H18M06.99S" calcext:value-type="time">
            <text:p>07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767.57" calcext:value-type="float">
            <text:p>1767.57</text:p>
          </table:table-cell>
          <table:table-cell office:value-type="float" office:value="2159.76" calcext:value-type="float">
            <text:p>2159.76</text:p>
          </table:table-cell>
        </table:table-row>
        <table:table-row table:style-name="ro1">
          <table:table-cell office:value-type="float" office:value="26302990" calcext:value-type="float">
            <text:p>26302990</text:p>
          </table:table-cell>
          <table:table-cell table:formula="of:=[.A1646]/1000/(60*60*24)" office:value-type="time" office:time-value="PT07H18M22.99S" calcext:value-type="time">
            <text:p>07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768.61" calcext:value-type="float">
            <text:p>1768.61</text:p>
          </table:table-cell>
          <table:table-cell office:value-type="float" office:value="2160.98" calcext:value-type="float">
            <text:p>2160.98</text:p>
          </table:table-cell>
        </table:table-row>
        <table:table-row table:style-name="ro1">
          <table:table-cell office:value-type="float" office:value="26318990" calcext:value-type="float">
            <text:p>26318990</text:p>
          </table:table-cell>
          <table:table-cell table:formula="of:=[.A1647]/1000/(60*60*24)" office:value-type="time" office:time-value="PT07H18M38.99S" calcext:value-type="time">
            <text:p>07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769.65" calcext:value-type="float">
            <text:p>1769.65</text:p>
          </table:table-cell>
          <table:table-cell office:value-type="float" office:value="2162.2" calcext:value-type="float">
            <text:p>2162.2</text:p>
          </table:table-cell>
        </table:table-row>
        <table:table-row table:style-name="ro1">
          <table:table-cell office:value-type="float" office:value="26334990" calcext:value-type="float">
            <text:p>26334990</text:p>
          </table:table-cell>
          <table:table-cell table:formula="of:=[.A1648]/1000/(60*60*24)" office:value-type="time" office:time-value="PT07H18M54.99S" calcext:value-type="time">
            <text:p>07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1770.69" calcext:value-type="float">
            <text:p>1770.69</text:p>
          </table:table-cell>
          <table:table-cell office:value-type="float" office:value="2163.43" calcext:value-type="float">
            <text:p>2163.43</text:p>
          </table:table-cell>
        </table:table-row>
        <table:table-row table:style-name="ro1">
          <table:table-cell office:value-type="float" office:value="26350990" calcext:value-type="float">
            <text:p>26350990</text:p>
          </table:table-cell>
          <table:table-cell table:formula="of:=[.A1649]/1000/(60*60*24)" office:value-type="time" office:time-value="PT07H19M10.99S" calcext:value-type="time">
            <text:p>07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1771.73" calcext:value-type="float">
            <text:p>1771.73</text:p>
          </table:table-cell>
          <table:table-cell office:value-type="float" office:value="2164.65" calcext:value-type="float">
            <text:p>2164.65</text:p>
          </table:table-cell>
        </table:table-row>
        <table:table-row table:style-name="ro1">
          <table:table-cell office:value-type="float" office:value="26366990" calcext:value-type="float">
            <text:p>26366990</text:p>
          </table:table-cell>
          <table:table-cell table:formula="of:=[.A1650]/1000/(60*60*24)" office:value-type="time" office:time-value="PT07H19M26.99S" calcext:value-type="time">
            <text:p>07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772.76" calcext:value-type="float">
            <text:p>1772.76</text:p>
          </table:table-cell>
          <table:table-cell office:value-type="float" office:value="2165.87" calcext:value-type="float">
            <text:p>2165.87</text:p>
          </table:table-cell>
        </table:table-row>
        <table:table-row table:style-name="ro1">
          <table:table-cell office:value-type="float" office:value="26382990" calcext:value-type="float">
            <text:p>26382990</text:p>
          </table:table-cell>
          <table:table-cell table:formula="of:=[.A1651]/1000/(60*60*24)" office:value-type="time" office:time-value="PT07H19M42.99S" calcext:value-type="time">
            <text:p>07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773.8" calcext:value-type="float">
            <text:p>1773.8</text:p>
          </table:table-cell>
          <table:table-cell office:value-type="float" office:value="2167.09" calcext:value-type="float">
            <text:p>2167.09</text:p>
          </table:table-cell>
        </table:table-row>
        <table:table-row table:style-name="ro1">
          <table:table-cell office:value-type="float" office:value="26398990" calcext:value-type="float">
            <text:p>26398990</text:p>
          </table:table-cell>
          <table:table-cell table:formula="of:=[.A1652]/1000/(60*60*24)" office:value-type="time" office:time-value="PT07H19M58.99S" calcext:value-type="time">
            <text:p>07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774.84" calcext:value-type="float">
            <text:p>1774.84</text:p>
          </table:table-cell>
          <table:table-cell office:value-type="float" office:value="2168.31" calcext:value-type="float">
            <text:p>2168.31</text:p>
          </table:table-cell>
        </table:table-row>
        <table:table-row table:style-name="ro1">
          <table:table-cell office:value-type="float" office:value="26414990" calcext:value-type="float">
            <text:p>26414990</text:p>
          </table:table-cell>
          <table:table-cell table:formula="of:=[.A1653]/1000/(60*60*24)" office:value-type="time" office:time-value="PT07H20M14.99S" calcext:value-type="time">
            <text:p>07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75.88" calcext:value-type="float">
            <text:p>1775.88</text:p>
          </table:table-cell>
          <table:table-cell office:value-type="float" office:value="2169.53" calcext:value-type="float">
            <text:p>2169.53</text:p>
          </table:table-cell>
        </table:table-row>
        <table:table-row table:style-name="ro1">
          <table:table-cell office:value-type="float" office:value="26430990" calcext:value-type="float">
            <text:p>26430990</text:p>
          </table:table-cell>
          <table:table-cell table:formula="of:=[.A1654]/1000/(60*60*24)" office:value-type="time" office:time-value="PT07H20M30.99S" calcext:value-type="time">
            <text:p>07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1776.91" calcext:value-type="float">
            <text:p>1776.91</text:p>
          </table:table-cell>
          <table:table-cell office:value-type="float" office:value="2170.75" calcext:value-type="float">
            <text:p>2170.75</text:p>
          </table:table-cell>
        </table:table-row>
        <table:table-row table:style-name="ro1">
          <table:table-cell office:value-type="float" office:value="26446990" calcext:value-type="float">
            <text:p>26446990</text:p>
          </table:table-cell>
          <table:table-cell table:formula="of:=[.A1655]/1000/(60*60*24)" office:value-type="time" office:time-value="PT07H20M46.99S" calcext:value-type="time">
            <text:p>07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77.95" calcext:value-type="float">
            <text:p>1777.95</text:p>
          </table:table-cell>
          <table:table-cell office:value-type="float" office:value="2171.97" calcext:value-type="float">
            <text:p>2171.97</text:p>
          </table:table-cell>
        </table:table-row>
        <table:table-row table:style-name="ro1">
          <table:table-cell office:value-type="float" office:value="26462990" calcext:value-type="float">
            <text:p>26462990</text:p>
          </table:table-cell>
          <table:table-cell table:formula="of:=[.A1656]/1000/(60*60*24)" office:value-type="time" office:time-value="PT07H21M02.99S" calcext:value-type="time">
            <text:p>07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78.99" calcext:value-type="float">
            <text:p>1778.99</text:p>
          </table:table-cell>
          <table:table-cell office:value-type="float" office:value="2173.19" calcext:value-type="float">
            <text:p>2173.19</text:p>
          </table:table-cell>
        </table:table-row>
        <table:table-row table:style-name="ro1">
          <table:table-cell office:value-type="float" office:value="26478990" calcext:value-type="float">
            <text:p>26478990</text:p>
          </table:table-cell>
          <table:table-cell table:formula="of:=[.A1657]/1000/(60*60*24)" office:value-type="time" office:time-value="PT07H21M18.99S" calcext:value-type="time">
            <text:p>07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80.03" calcext:value-type="float">
            <text:p>1780.03</text:p>
          </table:table-cell>
          <table:table-cell office:value-type="float" office:value="2174.4" calcext:value-type="float">
            <text:p>2174.4</text:p>
          </table:table-cell>
        </table:table-row>
        <table:table-row table:style-name="ro1">
          <table:table-cell office:value-type="float" office:value="26494990" calcext:value-type="float">
            <text:p>26494990</text:p>
          </table:table-cell>
          <table:table-cell table:formula="of:=[.A1658]/1000/(60*60*24)" office:value-type="time" office:time-value="PT07H21M34.99S" calcext:value-type="time">
            <text:p>07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781.06" calcext:value-type="float">
            <text:p>1781.06</text:p>
          </table:table-cell>
          <table:table-cell office:value-type="float" office:value="2175.62" calcext:value-type="float">
            <text:p>2175.62</text:p>
          </table:table-cell>
        </table:table-row>
        <table:table-row table:style-name="ro1">
          <table:table-cell office:value-type="float" office:value="26510990" calcext:value-type="float">
            <text:p>26510990</text:p>
          </table:table-cell>
          <table:table-cell table:formula="of:=[.A1659]/1000/(60*60*24)" office:value-type="time" office:time-value="PT07H21M50.99S" calcext:value-type="time">
            <text:p>07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782.1" calcext:value-type="float">
            <text:p>1782.1</text:p>
          </table:table-cell>
          <table:table-cell office:value-type="float" office:value="2176.84" calcext:value-type="float">
            <text:p>2176.84</text:p>
          </table:table-cell>
        </table:table-row>
        <table:table-row table:style-name="ro1">
          <table:table-cell office:value-type="float" office:value="26526990" calcext:value-type="float">
            <text:p>26526990</text:p>
          </table:table-cell>
          <table:table-cell table:formula="of:=[.A1660]/1000/(60*60*24)" office:value-type="time" office:time-value="PT07H22M06.99S" calcext:value-type="time">
            <text:p>07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83.14" calcext:value-type="float">
            <text:p>1783.14</text:p>
          </table:table-cell>
          <table:table-cell office:value-type="float" office:value="2178.06" calcext:value-type="float">
            <text:p>2178.06</text:p>
          </table:table-cell>
        </table:table-row>
        <table:table-row table:style-name="ro1">
          <table:table-cell office:value-type="float" office:value="26542990" calcext:value-type="float">
            <text:p>26542990</text:p>
          </table:table-cell>
          <table:table-cell table:formula="of:=[.A1661]/1000/(60*60*24)" office:value-type="time" office:time-value="PT07H22M22.99S" calcext:value-type="time">
            <text:p>07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784.17" calcext:value-type="float">
            <text:p>1784.17</text:p>
          </table:table-cell>
          <table:table-cell office:value-type="float" office:value="2179.28" calcext:value-type="float">
            <text:p>2179.28</text:p>
          </table:table-cell>
        </table:table-row>
        <table:table-row table:style-name="ro1">
          <table:table-cell office:value-type="float" office:value="26558990" calcext:value-type="float">
            <text:p>26558990</text:p>
          </table:table-cell>
          <table:table-cell table:formula="of:=[.A1662]/1000/(60*60*24)" office:value-type="time" office:time-value="PT07H22M38.99S" calcext:value-type="time">
            <text:p>07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785.21" calcext:value-type="float">
            <text:p>1785.21</text:p>
          </table:table-cell>
          <table:table-cell office:value-type="float" office:value="2180.5" calcext:value-type="float">
            <text:p>2180.5</text:p>
          </table:table-cell>
        </table:table-row>
        <table:table-row table:style-name="ro1">
          <table:table-cell office:value-type="float" office:value="26574990" calcext:value-type="float">
            <text:p>26574990</text:p>
          </table:table-cell>
          <table:table-cell table:formula="of:=[.A1663]/1000/(60*60*24)" office:value-type="time" office:time-value="PT07H22M54.99S" calcext:value-type="time">
            <text:p>07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786.25" calcext:value-type="float">
            <text:p>1786.25</text:p>
          </table:table-cell>
          <table:table-cell office:value-type="float" office:value="2181.72" calcext:value-type="float">
            <text:p>2181.72</text:p>
          </table:table-cell>
        </table:table-row>
        <table:table-row table:style-name="ro1">
          <table:table-cell office:value-type="float" office:value="26590990" calcext:value-type="float">
            <text:p>26590990</text:p>
          </table:table-cell>
          <table:table-cell table:formula="of:=[.A1664]/1000/(60*60*24)" office:value-type="time" office:time-value="PT07H23M10.99S" calcext:value-type="time">
            <text:p>07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9" calcext:value-type="float">
            <text:p>274.09</text:p>
          </table:table-cell>
          <table:table-cell office:value-type="float" office:value="1787.28" calcext:value-type="float">
            <text:p>1787.28</text:p>
          </table:table-cell>
          <table:table-cell office:value-type="float" office:value="2182.94" calcext:value-type="float">
            <text:p>2182.94</text:p>
          </table:table-cell>
        </table:table-row>
        <table:table-row table:style-name="ro1">
          <table:table-cell office:value-type="float" office:value="26606990" calcext:value-type="float">
            <text:p>26606990</text:p>
          </table:table-cell>
          <table:table-cell table:formula="of:=[.A1665]/1000/(60*60*24)" office:value-type="time" office:time-value="PT07H23M26.99S" calcext:value-type="time">
            <text:p>07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88.32" calcext:value-type="float">
            <text:p>1788.32</text:p>
          </table:table-cell>
          <table:table-cell office:value-type="float" office:value="2184.15" calcext:value-type="float">
            <text:p>2184.15</text:p>
          </table:table-cell>
        </table:table-row>
        <table:table-row table:style-name="ro1">
          <table:table-cell office:value-type="float" office:value="26622990" calcext:value-type="float">
            <text:p>26622990</text:p>
          </table:table-cell>
          <table:table-cell table:formula="of:=[.A1666]/1000/(60*60*24)" office:value-type="time" office:time-value="PT07H23M42.99S" calcext:value-type="time">
            <text:p>07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89.36" calcext:value-type="float">
            <text:p>1789.36</text:p>
          </table:table-cell>
          <table:table-cell office:value-type="float" office:value="2185.37" calcext:value-type="float">
            <text:p>2185.37</text:p>
          </table:table-cell>
        </table:table-row>
        <table:table-row table:style-name="ro1">
          <table:table-cell office:value-type="float" office:value="26638990" calcext:value-type="float">
            <text:p>26638990</text:p>
          </table:table-cell>
          <table:table-cell table:formula="of:=[.A1667]/1000/(60*60*24)" office:value-type="time" office:time-value="PT07H23M58.99S" calcext:value-type="time">
            <text:p>07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790.39" calcext:value-type="float">
            <text:p>1790.39</text:p>
          </table:table-cell>
          <table:table-cell office:value-type="float" office:value="2186.59" calcext:value-type="float">
            <text:p>2186.59</text:p>
          </table:table-cell>
        </table:table-row>
        <table:table-row table:style-name="ro1">
          <table:table-cell office:value-type="float" office:value="26654990" calcext:value-type="float">
            <text:p>26654990</text:p>
          </table:table-cell>
          <table:table-cell table:formula="of:=[.A1668]/1000/(60*60*24)" office:value-type="time" office:time-value="PT07H24M14.99S" calcext:value-type="time">
            <text:p>07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91.43" calcext:value-type="float">
            <text:p>1791.43</text:p>
          </table:table-cell>
          <table:table-cell office:value-type="float" office:value="2187.81" calcext:value-type="float">
            <text:p>2187.81</text:p>
          </table:table-cell>
        </table:table-row>
        <table:table-row table:style-name="ro1">
          <table:table-cell office:value-type="float" office:value="26670990" calcext:value-type="float">
            <text:p>26670990</text:p>
          </table:table-cell>
          <table:table-cell table:formula="of:=[.A1669]/1000/(60*60*24)" office:value-type="time" office:time-value="PT07H24M30.99S" calcext:value-type="time">
            <text:p>07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92.47" calcext:value-type="float">
            <text:p>1792.47</text:p>
          </table:table-cell>
          <table:table-cell office:value-type="float" office:value="2189.03" calcext:value-type="float">
            <text:p>2189.03</text:p>
          </table:table-cell>
        </table:table-row>
        <table:table-row table:style-name="ro1">
          <table:table-cell office:value-type="float" office:value="26686990" calcext:value-type="float">
            <text:p>26686990</text:p>
          </table:table-cell>
          <table:table-cell table:formula="of:=[.A1670]/1000/(60*60*24)" office:value-type="time" office:time-value="PT07H24M46.99S" calcext:value-type="time">
            <text:p>07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793.5" calcext:value-type="float">
            <text:p>1793.5</text:p>
          </table:table-cell>
          <table:table-cell office:value-type="float" office:value="2190.25" calcext:value-type="float">
            <text:p>2190.25</text:p>
          </table:table-cell>
        </table:table-row>
        <table:table-row table:style-name="ro1">
          <table:table-cell office:value-type="float" office:value="26702990" calcext:value-type="float">
            <text:p>26702990</text:p>
          </table:table-cell>
          <table:table-cell table:formula="of:=[.A1671]/1000/(60*60*24)" office:value-type="time" office:time-value="PT07H25M02.99S" calcext:value-type="time">
            <text:p>07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94.54" calcext:value-type="float">
            <text:p>1794.54</text:p>
          </table:table-cell>
          <table:table-cell office:value-type="float" office:value="2191.46" calcext:value-type="float">
            <text:p>2191.46</text:p>
          </table:table-cell>
        </table:table-row>
        <table:table-row table:style-name="ro1">
          <table:table-cell office:value-type="float" office:value="26718990" calcext:value-type="float">
            <text:p>26718990</text:p>
          </table:table-cell>
          <table:table-cell table:formula="of:=[.A1672]/1000/(60*60*24)" office:value-type="time" office:time-value="PT07H25M18.99S" calcext:value-type="time">
            <text:p>07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795.57" calcext:value-type="float">
            <text:p>1795.57</text:p>
          </table:table-cell>
          <table:table-cell office:value-type="float" office:value="2192.68" calcext:value-type="float">
            <text:p>2192.68</text:p>
          </table:table-cell>
        </table:table-row>
        <table:table-row table:style-name="ro1">
          <table:table-cell office:value-type="float" office:value="26734990" calcext:value-type="float">
            <text:p>26734990</text:p>
          </table:table-cell>
          <table:table-cell table:formula="of:=[.A1673]/1000/(60*60*24)" office:value-type="time" office:time-value="PT07H25M34.99S" calcext:value-type="time">
            <text:p>07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796.61" calcext:value-type="float">
            <text:p>1796.61</text:p>
          </table:table-cell>
          <table:table-cell office:value-type="float" office:value="2193.9" calcext:value-type="float">
            <text:p>2193.9</text:p>
          </table:table-cell>
        </table:table-row>
        <table:table-row table:style-name="ro1">
          <table:table-cell office:value-type="float" office:value="26750990" calcext:value-type="float">
            <text:p>26750990</text:p>
          </table:table-cell>
          <table:table-cell table:formula="of:=[.A1674]/1000/(60*60*24)" office:value-type="time" office:time-value="PT07H25M50.99S" calcext:value-type="time">
            <text:p>07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797.64" calcext:value-type="float">
            <text:p>1797.64</text:p>
          </table:table-cell>
          <table:table-cell office:value-type="float" office:value="2195.12" calcext:value-type="float">
            <text:p>2195.12</text:p>
          </table:table-cell>
        </table:table-row>
        <table:table-row table:style-name="ro1">
          <table:table-cell office:value-type="float" office:value="26766990" calcext:value-type="float">
            <text:p>26766990</text:p>
          </table:table-cell>
          <table:table-cell table:formula="of:=[.A1675]/1000/(60*60*24)" office:value-type="time" office:time-value="PT07H26M06.99S" calcext:value-type="time">
            <text:p>07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98.68" calcext:value-type="float">
            <text:p>1798.68</text:p>
          </table:table-cell>
          <table:table-cell office:value-type="float" office:value="2196.34" calcext:value-type="float">
            <text:p>2196.34</text:p>
          </table:table-cell>
        </table:table-row>
        <table:table-row table:style-name="ro1">
          <table:table-cell office:value-type="float" office:value="26782990" calcext:value-type="float">
            <text:p>26782990</text:p>
          </table:table-cell>
          <table:table-cell table:formula="of:=[.A1676]/1000/(60*60*24)" office:value-type="time" office:time-value="PT07H26M22.99S" calcext:value-type="time">
            <text:p>07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799.71" calcext:value-type="float">
            <text:p>1799.71</text:p>
          </table:table-cell>
          <table:table-cell office:value-type="float" office:value="2197.56" calcext:value-type="float">
            <text:p>2197.56</text:p>
          </table:table-cell>
        </table:table-row>
        <table:table-row table:style-name="ro1">
          <table:table-cell office:value-type="float" office:value="26798990" calcext:value-type="float">
            <text:p>26798990</text:p>
          </table:table-cell>
          <table:table-cell table:formula="of:=[.A1677]/1000/(60*60*24)" office:value-type="time" office:time-value="PT07H26M38.99S" calcext:value-type="time">
            <text:p>07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00.75" calcext:value-type="float">
            <text:p>1800.75</text:p>
          </table:table-cell>
          <table:table-cell office:value-type="float" office:value="2198.77" calcext:value-type="float">
            <text:p>2198.77</text:p>
          </table:table-cell>
        </table:table-row>
        <table:table-row table:style-name="ro1">
          <table:table-cell office:value-type="float" office:value="26814990" calcext:value-type="float">
            <text:p>26814990</text:p>
          </table:table-cell>
          <table:table-cell table:formula="of:=[.A1678]/1000/(60*60*24)" office:value-type="time" office:time-value="PT07H26M54.99S" calcext:value-type="time">
            <text:p>07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01.79" calcext:value-type="float">
            <text:p>1801.79</text:p>
          </table:table-cell>
          <table:table-cell office:value-type="float" office:value="2199.99" calcext:value-type="float">
            <text:p>2199.99</text:p>
          </table:table-cell>
        </table:table-row>
        <table:table-row table:style-name="ro1">
          <table:table-cell office:value-type="float" office:value="26830990" calcext:value-type="float">
            <text:p>26830990</text:p>
          </table:table-cell>
          <table:table-cell table:formula="of:=[.A1679]/1000/(60*60*24)" office:value-type="time" office:time-value="PT07H27M10.99S" calcext:value-type="time">
            <text:p>07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802.82" calcext:value-type="float">
            <text:p>1802.82</text:p>
          </table:table-cell>
          <table:table-cell office:value-type="float" office:value="2201.21" calcext:value-type="float">
            <text:p>2201.21</text:p>
          </table:table-cell>
        </table:table-row>
        <table:table-row table:style-name="ro1">
          <table:table-cell office:value-type="float" office:value="26846990" calcext:value-type="float">
            <text:p>26846990</text:p>
          </table:table-cell>
          <table:table-cell table:formula="of:=[.A1680]/1000/(60*60*24)" office:value-type="time" office:time-value="PT07H27M26.99S" calcext:value-type="time">
            <text:p>07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03.86" calcext:value-type="float">
            <text:p>1803.86</text:p>
          </table:table-cell>
          <table:table-cell office:value-type="float" office:value="2202.42" calcext:value-type="float">
            <text:p>2202.42</text:p>
          </table:table-cell>
        </table:table-row>
        <table:table-row table:style-name="ro1">
          <table:table-cell office:value-type="float" office:value="26862990" calcext:value-type="float">
            <text:p>26862990</text:p>
          </table:table-cell>
          <table:table-cell table:formula="of:=[.A1681]/1000/(60*60*24)" office:value-type="time" office:time-value="PT07H27M42.99S" calcext:value-type="time">
            <text:p>07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804.89" calcext:value-type="float">
            <text:p>1804.89</text:p>
          </table:table-cell>
          <table:table-cell office:value-type="float" office:value="2203.64" calcext:value-type="float">
            <text:p>2203.64</text:p>
          </table:table-cell>
        </table:table-row>
        <table:table-row table:style-name="ro1">
          <table:table-cell office:value-type="float" office:value="26878990" calcext:value-type="float">
            <text:p>26878990</text:p>
          </table:table-cell>
          <table:table-cell table:formula="of:=[.A1682]/1000/(60*60*24)" office:value-type="time" office:time-value="PT07H27M58.99S" calcext:value-type="time">
            <text:p>07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2" calcext:value-type="float">
            <text:p>273.72</text:p>
          </table:table-cell>
          <table:table-cell office:value-type="float" office:value="1805.93" calcext:value-type="float">
            <text:p>1805.93</text:p>
          </table:table-cell>
          <table:table-cell office:value-type="float" office:value="2204.85" calcext:value-type="float">
            <text:p>2204.85</text:p>
          </table:table-cell>
        </table:table-row>
        <table:table-row table:style-name="ro1">
          <table:table-cell office:value-type="float" office:value="26894990" calcext:value-type="float">
            <text:p>26894990</text:p>
          </table:table-cell>
          <table:table-cell table:formula="of:=[.A1683]/1000/(60*60*24)" office:value-type="time" office:time-value="PT07H28M14.99S" calcext:value-type="time">
            <text:p>07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06.96" calcext:value-type="float">
            <text:p>1806.96</text:p>
          </table:table-cell>
          <table:table-cell office:value-type="float" office:value="2206.06" calcext:value-type="float">
            <text:p>2206.06</text:p>
          </table:table-cell>
        </table:table-row>
        <table:table-row table:style-name="ro1">
          <table:table-cell office:value-type="float" office:value="26910990" calcext:value-type="float">
            <text:p>26910990</text:p>
          </table:table-cell>
          <table:table-cell table:formula="of:=[.A1684]/1000/(60*60*24)" office:value-type="time" office:time-value="PT07H28M30.99S" calcext:value-type="time">
            <text:p>07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08" calcext:value-type="float">
            <text:p>1808</text:p>
          </table:table-cell>
          <table:table-cell office:value-type="float" office:value="2207.28" calcext:value-type="float">
            <text:p>2207.28</text:p>
          </table:table-cell>
        </table:table-row>
        <table:table-row table:style-name="ro1">
          <table:table-cell office:value-type="float" office:value="26926990" calcext:value-type="float">
            <text:p>26926990</text:p>
          </table:table-cell>
          <table:table-cell table:formula="of:=[.A1685]/1000/(60*60*24)" office:value-type="time" office:time-value="PT07H28M46.99S" calcext:value-type="time">
            <text:p>07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09.03" calcext:value-type="float">
            <text:p>1809.03</text:p>
          </table:table-cell>
          <table:table-cell office:value-type="float" office:value="2208.49" calcext:value-type="float">
            <text:p>2208.49</text:p>
          </table:table-cell>
        </table:table-row>
        <table:table-row table:style-name="ro1">
          <table:table-cell office:value-type="float" office:value="26942990" calcext:value-type="float">
            <text:p>26942990</text:p>
          </table:table-cell>
          <table:table-cell table:formula="of:=[.A1686]/1000/(60*60*24)" office:value-type="time" office:time-value="PT07H29M02.99S" calcext:value-type="time">
            <text:p>07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1810.07" calcext:value-type="float">
            <text:p>1810.07</text:p>
          </table:table-cell>
          <table:table-cell office:value-type="float" office:value="2209.71" calcext:value-type="float">
            <text:p>2209.71</text:p>
          </table:table-cell>
        </table:table-row>
        <table:table-row table:style-name="ro1">
          <table:table-cell office:value-type="float" office:value="26958990" calcext:value-type="float">
            <text:p>26958990</text:p>
          </table:table-cell>
          <table:table-cell table:formula="of:=[.A1687]/1000/(60*60*24)" office:value-type="time" office:time-value="PT07H29M18.99S" calcext:value-type="time">
            <text:p>07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11.1" calcext:value-type="float">
            <text:p>1811.1</text:p>
          </table:table-cell>
          <table:table-cell office:value-type="float" office:value="2210.92" calcext:value-type="float">
            <text:p>2210.92</text:p>
          </table:table-cell>
        </table:table-row>
        <table:table-row table:style-name="ro1">
          <table:table-cell office:value-type="float" office:value="26974990" calcext:value-type="float">
            <text:p>26974990</text:p>
          </table:table-cell>
          <table:table-cell table:formula="of:=[.A1688]/1000/(60*60*24)" office:value-type="time" office:time-value="PT07H29M34.99S" calcext:value-type="time">
            <text:p>07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812.14" calcext:value-type="float">
            <text:p>1812.14</text:p>
          </table:table-cell>
          <table:table-cell office:value-type="float" office:value="2212.14" calcext:value-type="float">
            <text:p>2212.14</text:p>
          </table:table-cell>
        </table:table-row>
        <table:table-row table:style-name="ro1">
          <table:table-cell office:value-type="float" office:value="26990990" calcext:value-type="float">
            <text:p>26990990</text:p>
          </table:table-cell>
          <table:table-cell table:formula="of:=[.A1689]/1000/(60*60*24)" office:value-type="time" office:time-value="PT07H29M50.99S" calcext:value-type="time">
            <text:p>07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813.17" calcext:value-type="float">
            <text:p>1813.17</text:p>
          </table:table-cell>
          <table:table-cell office:value-type="float" office:value="2213.35" calcext:value-type="float">
            <text:p>2213.35</text:p>
          </table:table-cell>
        </table:table-row>
        <table:table-row table:style-name="ro1">
          <table:table-cell office:value-type="float" office:value="27006990" calcext:value-type="float">
            <text:p>27006990</text:p>
          </table:table-cell>
          <table:table-cell table:formula="of:=[.A1690]/1000/(60*60*24)" office:value-type="time" office:time-value="PT07H30M06.99S" calcext:value-type="time">
            <text:p>07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14.2" calcext:value-type="float">
            <text:p>1814.2</text:p>
          </table:table-cell>
          <table:table-cell office:value-type="float" office:value="2214.56" calcext:value-type="float">
            <text:p>2214.56</text:p>
          </table:table-cell>
        </table:table-row>
        <table:table-row table:style-name="ro1">
          <table:table-cell office:value-type="float" office:value="27022989" calcext:value-type="float">
            <text:p>27022989</text:p>
          </table:table-cell>
          <table:table-cell table:formula="of:=[.A1691]/1000/(60*60*24)" office:value-type="time" office:time-value="PT07H30M22.989S" calcext:value-type="time">
            <text:p>07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15.24" calcext:value-type="float">
            <text:p>1815.24</text:p>
          </table:table-cell>
          <table:table-cell office:value-type="float" office:value="2215.77" calcext:value-type="float">
            <text:p>2215.77</text:p>
          </table:table-cell>
        </table:table-row>
        <table:table-row table:style-name="ro1">
          <table:table-cell office:value-type="float" office:value="27038990" calcext:value-type="float">
            <text:p>27038990</text:p>
          </table:table-cell>
          <table:table-cell table:formula="of:=[.A1692]/1000/(60*60*24)" office:value-type="time" office:time-value="PT07H30M38.99S" calcext:value-type="time">
            <text:p>07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16.27" calcext:value-type="float">
            <text:p>1816.27</text:p>
          </table:table-cell>
          <table:table-cell office:value-type="float" office:value="2216.98" calcext:value-type="float">
            <text:p>2216.98</text:p>
          </table:table-cell>
        </table:table-row>
        <table:table-row table:style-name="ro1">
          <table:table-cell office:value-type="float" office:value="27054990" calcext:value-type="float">
            <text:p>27054990</text:p>
          </table:table-cell>
          <table:table-cell table:formula="of:=[.A1693]/1000/(60*60*24)" office:value-type="time" office:time-value="PT07H30M54.99S" calcext:value-type="time">
            <text:p>07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1817.31" calcext:value-type="float">
            <text:p>1817.31</text:p>
          </table:table-cell>
          <table:table-cell office:value-type="float" office:value="2218.19" calcext:value-type="float">
            <text:p>2218.19</text:p>
          </table:table-cell>
        </table:table-row>
        <table:table-row table:style-name="ro1">
          <table:table-cell office:value-type="float" office:value="27070990" calcext:value-type="float">
            <text:p>27070990</text:p>
          </table:table-cell>
          <table:table-cell table:formula="of:=[.A1694]/1000/(60*60*24)" office:value-type="time" office:time-value="PT07H31M10.99S" calcext:value-type="time">
            <text:p>07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818.34" calcext:value-type="float">
            <text:p>1818.34</text:p>
          </table:table-cell>
          <table:table-cell office:value-type="float" office:value="2219.4" calcext:value-type="float">
            <text:p>2219.4</text:p>
          </table:table-cell>
        </table:table-row>
        <table:table-row table:style-name="ro1">
          <table:table-cell office:value-type="float" office:value="27086990" calcext:value-type="float">
            <text:p>27086990</text:p>
          </table:table-cell>
          <table:table-cell table:formula="of:=[.A1695]/1000/(60*60*24)" office:value-type="time" office:time-value="PT07H31M26.99S" calcext:value-type="time">
            <text:p>07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819.38" calcext:value-type="float">
            <text:p>1819.38</text:p>
          </table:table-cell>
          <table:table-cell office:value-type="float" office:value="2220.62" calcext:value-type="float">
            <text:p>2220.62</text:p>
          </table:table-cell>
        </table:table-row>
        <table:table-row table:style-name="ro1">
          <table:table-cell office:value-type="float" office:value="27102990" calcext:value-type="float">
            <text:p>27102990</text:p>
          </table:table-cell>
          <table:table-cell table:formula="of:=[.A1696]/1000/(60*60*24)" office:value-type="time" office:time-value="PT07H31M42.99S" calcext:value-type="time">
            <text:p>07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2.5" calcext:value-type="float">
            <text:p>232.5</text:p>
          </table:table-cell>
          <table:table-cell office:value-type="float" office:value="273.25" calcext:value-type="float">
            <text:p>273.25</text:p>
          </table:table-cell>
          <table:table-cell office:value-type="float" office:value="1820.41" calcext:value-type="float">
            <text:p>1820.41</text:p>
          </table:table-cell>
          <table:table-cell office:value-type="float" office:value="2221.83" calcext:value-type="float">
            <text:p>2221.83</text:p>
          </table:table-cell>
        </table:table-row>
        <table:table-row table:style-name="ro1">
          <table:table-cell office:value-type="float" office:value="27118990" calcext:value-type="float">
            <text:p>27118990</text:p>
          </table:table-cell>
          <table:table-cell table:formula="of:=[.A1697]/1000/(60*60*24)" office:value-type="time" office:time-value="PT07H31M58.99S" calcext:value-type="time">
            <text:p>07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21.44" calcext:value-type="float">
            <text:p>1821.44</text:p>
          </table:table-cell>
          <table:table-cell office:value-type="float" office:value="2223.04" calcext:value-type="float">
            <text:p>2223.04</text:p>
          </table:table-cell>
        </table:table-row>
        <table:table-row table:style-name="ro1">
          <table:table-cell office:value-type="float" office:value="27134990" calcext:value-type="float">
            <text:p>27134990</text:p>
          </table:table-cell>
          <table:table-cell table:formula="of:=[.A1698]/1000/(60*60*24)" office:value-type="time" office:time-value="PT07H32M14.99S" calcext:value-type="time">
            <text:p>07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22.48" calcext:value-type="float">
            <text:p>1822.48</text:p>
          </table:table-cell>
          <table:table-cell office:value-type="float" office:value="2224.25" calcext:value-type="float">
            <text:p>2224.25</text:p>
          </table:table-cell>
        </table:table-row>
        <table:table-row table:style-name="ro1">
          <table:table-cell office:value-type="float" office:value="27150990" calcext:value-type="float">
            <text:p>27150990</text:p>
          </table:table-cell>
          <table:table-cell table:formula="of:=[.A1699]/1000/(60*60*24)" office:value-type="time" office:time-value="PT07H32M30.99S" calcext:value-type="time">
            <text:p>07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23.51" calcext:value-type="float">
            <text:p>1823.51</text:p>
          </table:table-cell>
          <table:table-cell office:value-type="float" office:value="2225.46" calcext:value-type="float">
            <text:p>2225.46</text:p>
          </table:table-cell>
        </table:table-row>
        <table:table-row table:style-name="ro1">
          <table:table-cell office:value-type="float" office:value="27166990" calcext:value-type="float">
            <text:p>27166990</text:p>
          </table:table-cell>
          <table:table-cell table:formula="of:=[.A1700]/1000/(60*60*24)" office:value-type="time" office:time-value="PT07H32M46.99S" calcext:value-type="time">
            <text:p>07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24.54" calcext:value-type="float">
            <text:p>1824.54</text:p>
          </table:table-cell>
          <table:table-cell office:value-type="float" office:value="2226.67" calcext:value-type="float">
            <text:p>2226.67</text:p>
          </table:table-cell>
        </table:table-row>
        <table:table-row table:style-name="ro1">
          <table:table-cell office:value-type="float" office:value="27182990" calcext:value-type="float">
            <text:p>27182990</text:p>
          </table:table-cell>
          <table:table-cell table:formula="of:=[.A1701]/1000/(60*60*24)" office:value-type="time" office:time-value="PT07H33M02.99S" calcext:value-type="time">
            <text:p>07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825.58" calcext:value-type="float">
            <text:p>1825.58</text:p>
          </table:table-cell>
          <table:table-cell office:value-type="float" office:value="2227.88" calcext:value-type="float">
            <text:p>2227.88</text:p>
          </table:table-cell>
        </table:table-row>
        <table:table-row table:style-name="ro1">
          <table:table-cell office:value-type="float" office:value="27198990" calcext:value-type="float">
            <text:p>27198990</text:p>
          </table:table-cell>
          <table:table-cell table:formula="of:=[.A1702]/1000/(60*60*24)" office:value-type="time" office:time-value="PT07H33M18.99S" calcext:value-type="time">
            <text:p>07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26.61" calcext:value-type="float">
            <text:p>1826.61</text:p>
          </table:table-cell>
          <table:table-cell office:value-type="float" office:value="2229.09" calcext:value-type="float">
            <text:p>2229.09</text:p>
          </table:table-cell>
        </table:table-row>
        <table:table-row table:style-name="ro1">
          <table:table-cell office:value-type="float" office:value="27214990" calcext:value-type="float">
            <text:p>27214990</text:p>
          </table:table-cell>
          <table:table-cell table:formula="of:=[.A1703]/1000/(60*60*24)" office:value-type="time" office:time-value="PT07H33M34.99S" calcext:value-type="time">
            <text:p>07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827.64" calcext:value-type="float">
            <text:p>1827.64</text:p>
          </table:table-cell>
          <table:table-cell office:value-type="float" office:value="2230.3" calcext:value-type="float">
            <text:p>2230.3</text:p>
          </table:table-cell>
        </table:table-row>
        <table:table-row table:style-name="ro1">
          <table:table-cell office:value-type="float" office:value="27230990" calcext:value-type="float">
            <text:p>27230990</text:p>
          </table:table-cell>
          <table:table-cell table:formula="of:=[.A1704]/1000/(60*60*24)" office:value-type="time" office:time-value="PT07H33M50.99S" calcext:value-type="time">
            <text:p>07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28.68" calcext:value-type="float">
            <text:p>1828.68</text:p>
          </table:table-cell>
          <table:table-cell office:value-type="float" office:value="2231.52" calcext:value-type="float">
            <text:p>2231.52</text:p>
          </table:table-cell>
        </table:table-row>
        <table:table-row table:style-name="ro1">
          <table:table-cell office:value-type="float" office:value="27246990" calcext:value-type="float">
            <text:p>27246990</text:p>
          </table:table-cell>
          <table:table-cell table:formula="of:=[.A1705]/1000/(60*60*24)" office:value-type="time" office:time-value="PT07H34M06.99S" calcext:value-type="time">
            <text:p>07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19" calcext:value-type="float">
            <text:p>272.19</text:p>
          </table:table-cell>
          <table:table-cell office:value-type="float" office:value="1829.71" calcext:value-type="float">
            <text:p>1829.71</text:p>
          </table:table-cell>
          <table:table-cell office:value-type="float" office:value="2232.73" calcext:value-type="float">
            <text:p>2232.73</text:p>
          </table:table-cell>
        </table:table-row>
        <table:table-row table:style-name="ro1">
          <table:table-cell office:value-type="float" office:value="27262990" calcext:value-type="float">
            <text:p>27262990</text:p>
          </table:table-cell>
          <table:table-cell table:formula="of:=[.A1706]/1000/(60*60*24)" office:value-type="time" office:time-value="PT07H34M22.99S" calcext:value-type="time">
            <text:p>07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30.74" calcext:value-type="float">
            <text:p>1830.74</text:p>
          </table:table-cell>
          <table:table-cell office:value-type="float" office:value="2233.94" calcext:value-type="float">
            <text:p>2233.94</text:p>
          </table:table-cell>
        </table:table-row>
        <table:table-row table:style-name="ro1">
          <table:table-cell office:value-type="float" office:value="27278990" calcext:value-type="float">
            <text:p>27278990</text:p>
          </table:table-cell>
          <table:table-cell table:formula="of:=[.A1707]/1000/(60*60*24)" office:value-type="time" office:time-value="PT07H34M38.99S" calcext:value-type="time">
            <text:p>07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31.77" calcext:value-type="float">
            <text:p>1831.77</text:p>
          </table:table-cell>
          <table:table-cell office:value-type="float" office:value="2235.15" calcext:value-type="float">
            <text:p>2235.15</text:p>
          </table:table-cell>
        </table:table-row>
        <table:table-row table:style-name="ro1">
          <table:table-cell office:value-type="float" office:value="27294990" calcext:value-type="float">
            <text:p>27294990</text:p>
          </table:table-cell>
          <table:table-cell table:formula="of:=[.A1708]/1000/(60*60*24)" office:value-type="time" office:time-value="PT07H34M54.99S" calcext:value-type="time">
            <text:p>07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832.81" calcext:value-type="float">
            <text:p>1832.81</text:p>
          </table:table-cell>
          <table:table-cell office:value-type="float" office:value="2236.36" calcext:value-type="float">
            <text:p>2236.36</text:p>
          </table:table-cell>
        </table:table-row>
        <table:table-row table:style-name="ro1">
          <table:table-cell office:value-type="float" office:value="27310990" calcext:value-type="float">
            <text:p>27310990</text:p>
          </table:table-cell>
          <table:table-cell table:formula="of:=[.A1709]/1000/(60*60*24)" office:value-type="time" office:time-value="PT07H35M10.99S" calcext:value-type="time">
            <text:p>07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833.84" calcext:value-type="float">
            <text:p>1833.84</text:p>
          </table:table-cell>
          <table:table-cell office:value-type="float" office:value="2237.57" calcext:value-type="float">
            <text:p>2237.57</text:p>
          </table:table-cell>
        </table:table-row>
        <table:table-row table:style-name="ro1">
          <table:table-cell office:value-type="float" office:value="27326990" calcext:value-type="float">
            <text:p>27326990</text:p>
          </table:table-cell>
          <table:table-cell table:formula="of:=[.A1710]/1000/(60*60*24)" office:value-type="time" office:time-value="PT07H35M26.99S" calcext:value-type="time">
            <text:p>07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34.87" calcext:value-type="float">
            <text:p>1834.87</text:p>
          </table:table-cell>
          <table:table-cell office:value-type="float" office:value="2238.77" calcext:value-type="float">
            <text:p>2238.77</text:p>
          </table:table-cell>
        </table:table-row>
        <table:table-row table:style-name="ro1">
          <table:table-cell office:value-type="float" office:value="27342990" calcext:value-type="float">
            <text:p>27342990</text:p>
          </table:table-cell>
          <table:table-cell table:formula="of:=[.A1711]/1000/(60*60*24)" office:value-type="time" office:time-value="PT07H35M42.99S" calcext:value-type="time">
            <text:p>07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35.9" calcext:value-type="float">
            <text:p>1835.9</text:p>
          </table:table-cell>
          <table:table-cell office:value-type="float" office:value="2239.98" calcext:value-type="float">
            <text:p>2239.98</text:p>
          </table:table-cell>
        </table:table-row>
        <table:table-row table:style-name="ro1">
          <table:table-cell office:value-type="float" office:value="27358990" calcext:value-type="float">
            <text:p>27358990</text:p>
          </table:table-cell>
          <table:table-cell table:formula="of:=[.A1712]/1000/(60*60*24)" office:value-type="time" office:time-value="PT07H35M58.99S" calcext:value-type="time">
            <text:p>07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36.94" calcext:value-type="float">
            <text:p>1836.94</text:p>
          </table:table-cell>
          <table:table-cell office:value-type="float" office:value="2241.19" calcext:value-type="float">
            <text:p>2241.19</text:p>
          </table:table-cell>
        </table:table-row>
        <table:table-row table:style-name="ro1">
          <table:table-cell office:value-type="float" office:value="27374990" calcext:value-type="float">
            <text:p>27374990</text:p>
          </table:table-cell>
          <table:table-cell table:formula="of:=[.A1713]/1000/(60*60*24)" office:value-type="time" office:time-value="PT07H36M14.99S" calcext:value-type="time">
            <text:p>07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837.97" calcext:value-type="float">
            <text:p>1837.97</text:p>
          </table:table-cell>
          <table:table-cell office:value-type="float" office:value="2242.4" calcext:value-type="float">
            <text:p>2242.4</text:p>
          </table:table-cell>
        </table:table-row>
        <table:table-row table:style-name="ro1">
          <table:table-cell office:value-type="float" office:value="27390990" calcext:value-type="float">
            <text:p>27390990</text:p>
          </table:table-cell>
          <table:table-cell table:formula="of:=[.A1714]/1000/(60*60*24)" office:value-type="time" office:time-value="PT07H36M30.99S" calcext:value-type="time">
            <text:p>07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839" calcext:value-type="float">
            <text:p>1839</text:p>
          </table:table-cell>
          <table:table-cell office:value-type="float" office:value="2243.6" calcext:value-type="float">
            <text:p>2243.6</text:p>
          </table:table-cell>
        </table:table-row>
        <table:table-row table:style-name="ro1">
          <table:table-cell office:value-type="float" office:value="27406990" calcext:value-type="float">
            <text:p>27406990</text:p>
          </table:table-cell>
          <table:table-cell table:formula="of:=[.A1715]/1000/(60*60*24)" office:value-type="time" office:time-value="PT07H36M46.99S" calcext:value-type="time">
            <text:p>07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840.03" calcext:value-type="float">
            <text:p>1840.03</text:p>
          </table:table-cell>
          <table:table-cell office:value-type="float" office:value="2244.81" calcext:value-type="float">
            <text:p>2244.81</text:p>
          </table:table-cell>
        </table:table-row>
        <table:table-row table:style-name="ro1">
          <table:table-cell office:value-type="float" office:value="27422990" calcext:value-type="float">
            <text:p>27422990</text:p>
          </table:table-cell>
          <table:table-cell table:formula="of:=[.A1716]/1000/(60*60*24)" office:value-type="time" office:time-value="PT07H37M02.99S" calcext:value-type="time">
            <text:p>07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8" calcext:value-type="float">
            <text:p>270.8</text:p>
          </table:table-cell>
          <table:table-cell office:value-type="float" office:value="1841.06" calcext:value-type="float">
            <text:p>1841.06</text:p>
          </table:table-cell>
          <table:table-cell office:value-type="float" office:value="2246.02" calcext:value-type="float">
            <text:p>2246.02</text:p>
          </table:table-cell>
        </table:table-row>
        <table:table-row table:style-name="ro1">
          <table:table-cell office:value-type="float" office:value="27438990" calcext:value-type="float">
            <text:p>27438990</text:p>
          </table:table-cell>
          <table:table-cell table:formula="of:=[.A1717]/1000/(60*60*24)" office:value-type="time" office:time-value="PT07H37M18.99S" calcext:value-type="time">
            <text:p>07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842.09" calcext:value-type="float">
            <text:p>1842.09</text:p>
          </table:table-cell>
          <table:table-cell office:value-type="float" office:value="2247.22" calcext:value-type="float">
            <text:p>2247.22</text:p>
          </table:table-cell>
        </table:table-row>
        <table:table-row table:style-name="ro1">
          <table:table-cell office:value-type="float" office:value="27454990" calcext:value-type="float">
            <text:p>27454990</text:p>
          </table:table-cell>
          <table:table-cell table:formula="of:=[.A1718]/1000/(60*60*24)" office:value-type="time" office:time-value="PT07H37M34.99S" calcext:value-type="time">
            <text:p>07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843.12" calcext:value-type="float">
            <text:p>1843.12</text:p>
          </table:table-cell>
          <table:table-cell office:value-type="float" office:value="2248.43" calcext:value-type="float">
            <text:p>2248.43</text:p>
          </table:table-cell>
        </table:table-row>
        <table:table-row table:style-name="ro1">
          <table:table-cell office:value-type="float" office:value="27470990" calcext:value-type="float">
            <text:p>27470990</text:p>
          </table:table-cell>
          <table:table-cell table:formula="of:=[.A1719]/1000/(60*60*24)" office:value-type="time" office:time-value="PT07H37M50.99S" calcext:value-type="time">
            <text:p>07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844.16" calcext:value-type="float">
            <text:p>1844.16</text:p>
          </table:table-cell>
          <table:table-cell office:value-type="float" office:value="2249.63" calcext:value-type="float">
            <text:p>2249.63</text:p>
          </table:table-cell>
        </table:table-row>
        <table:table-row table:style-name="ro1">
          <table:table-cell office:value-type="float" office:value="27486990" calcext:value-type="float">
            <text:p>27486990</text:p>
          </table:table-cell>
          <table:table-cell table:formula="of:=[.A1720]/1000/(60*60*24)" office:value-type="time" office:time-value="PT07H38M06.99S" calcext:value-type="time">
            <text:p>07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845.19" calcext:value-type="float">
            <text:p>1845.19</text:p>
          </table:table-cell>
          <table:table-cell office:value-type="float" office:value="2250.84" calcext:value-type="float">
            <text:p>2250.84</text:p>
          </table:table-cell>
        </table:table-row>
        <table:table-row table:style-name="ro1">
          <table:table-cell office:value-type="float" office:value="27502990" calcext:value-type="float">
            <text:p>27502990</text:p>
          </table:table-cell>
          <table:table-cell table:formula="of:=[.A1721]/1000/(60*60*24)" office:value-type="time" office:time-value="PT07H38M22.99S" calcext:value-type="time">
            <text:p>07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846.22" calcext:value-type="float">
            <text:p>1846.22</text:p>
          </table:table-cell>
          <table:table-cell office:value-type="float" office:value="2252.05" calcext:value-type="float">
            <text:p>2252.05</text:p>
          </table:table-cell>
        </table:table-row>
        <table:table-row table:style-name="ro1">
          <table:table-cell office:value-type="float" office:value="27518990" calcext:value-type="float">
            <text:p>27518990</text:p>
          </table:table-cell>
          <table:table-cell table:formula="of:=[.A1722]/1000/(60*60*24)" office:value-type="time" office:time-value="PT07H38M38.99S" calcext:value-type="time">
            <text:p>07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847.25" calcext:value-type="float">
            <text:p>1847.25</text:p>
          </table:table-cell>
          <table:table-cell office:value-type="float" office:value="2253.25" calcext:value-type="float">
            <text:p>2253.25</text:p>
          </table:table-cell>
        </table:table-row>
        <table:table-row table:style-name="ro1">
          <table:table-cell office:value-type="float" office:value="27534990" calcext:value-type="float">
            <text:p>27534990</text:p>
          </table:table-cell>
          <table:table-cell table:formula="of:=[.A1723]/1000/(60*60*24)" office:value-type="time" office:time-value="PT07H38M54.99S" calcext:value-type="time">
            <text:p>07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48.28" calcext:value-type="float">
            <text:p>1848.28</text:p>
          </table:table-cell>
          <table:table-cell office:value-type="float" office:value="2254.45" calcext:value-type="float">
            <text:p>2254.45</text:p>
          </table:table-cell>
        </table:table-row>
        <table:table-row table:style-name="ro1">
          <table:table-cell office:value-type="float" office:value="27550990" calcext:value-type="float">
            <text:p>27550990</text:p>
          </table:table-cell>
          <table:table-cell table:formula="of:=[.A1724]/1000/(60*60*24)" office:value-type="time" office:time-value="PT07H39M10.99S" calcext:value-type="time">
            <text:p>07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49.31" calcext:value-type="float">
            <text:p>1849.31</text:p>
          </table:table-cell>
          <table:table-cell office:value-type="float" office:value="2255.66" calcext:value-type="float">
            <text:p>2255.66</text:p>
          </table:table-cell>
        </table:table-row>
        <table:table-row table:style-name="ro1">
          <table:table-cell office:value-type="float" office:value="27566990" calcext:value-type="float">
            <text:p>27566990</text:p>
          </table:table-cell>
          <table:table-cell table:formula="of:=[.A1725]/1000/(60*60*24)" office:value-type="time" office:time-value="PT07H39M26.99S" calcext:value-type="time">
            <text:p>07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50.34" calcext:value-type="float">
            <text:p>1850.34</text:p>
          </table:table-cell>
          <table:table-cell office:value-type="float" office:value="2256.86" calcext:value-type="float">
            <text:p>2256.86</text:p>
          </table:table-cell>
        </table:table-row>
        <table:table-row table:style-name="ro1">
          <table:table-cell office:value-type="float" office:value="27582990" calcext:value-type="float">
            <text:p>27582990</text:p>
          </table:table-cell>
          <table:table-cell table:formula="of:=[.A1726]/1000/(60*60*24)" office:value-type="time" office:time-value="PT07H39M42.99S" calcext:value-type="time">
            <text:p>07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2258.07" calcext:value-type="float">
            <text:p>2258.07</text:p>
          </table:table-cell>
        </table:table-row>
        <table:table-row table:style-name="ro1">
          <table:table-cell office:value-type="float" office:value="27598990" calcext:value-type="float">
            <text:p>27598990</text:p>
          </table:table-cell>
          <table:table-cell table:formula="of:=[.A1727]/1000/(60*60*24)" office:value-type="time" office:time-value="PT07H39M58.99S" calcext:value-type="time">
            <text:p>07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52.4" calcext:value-type="float">
            <text:p>1852.4</text:p>
          </table:table-cell>
          <table:table-cell office:value-type="float" office:value="2259.27" calcext:value-type="float">
            <text:p>2259.27</text:p>
          </table:table-cell>
        </table:table-row>
        <table:table-row table:style-name="ro1">
          <table:table-cell office:value-type="float" office:value="27614990" calcext:value-type="float">
            <text:p>27614990</text:p>
          </table:table-cell>
          <table:table-cell table:formula="of:=[.A1728]/1000/(60*60*24)" office:value-type="time" office:time-value="PT07H40M14.99S" calcext:value-type="time">
            <text:p>07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853.43" calcext:value-type="float">
            <text:p>1853.43</text:p>
          </table:table-cell>
          <table:table-cell office:value-type="float" office:value="2260.47" calcext:value-type="float">
            <text:p>2260.47</text:p>
          </table:table-cell>
        </table:table-row>
        <table:table-row table:style-name="ro1">
          <table:table-cell office:value-type="float" office:value="27630990" calcext:value-type="float">
            <text:p>27630990</text:p>
          </table:table-cell>
          <table:table-cell table:formula="of:=[.A1729]/1000/(60*60*24)" office:value-type="time" office:time-value="PT07H40M30.99S" calcext:value-type="time">
            <text:p>07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854.46" calcext:value-type="float">
            <text:p>1854.46</text:p>
          </table:table-cell>
          <table:table-cell office:value-type="float" office:value="2261.68" calcext:value-type="float">
            <text:p>2261.68</text:p>
          </table:table-cell>
        </table:table-row>
        <table:table-row table:style-name="ro1">
          <table:table-cell office:value-type="float" office:value="27646990" calcext:value-type="float">
            <text:p>27646990</text:p>
          </table:table-cell>
          <table:table-cell table:formula="of:=[.A1730]/1000/(60*60*24)" office:value-type="time" office:time-value="PT07H40M46.99S" calcext:value-type="time">
            <text:p>07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855.49" calcext:value-type="float">
            <text:p>1855.49</text:p>
          </table:table-cell>
          <table:table-cell office:value-type="float" office:value="2262.88" calcext:value-type="float">
            <text:p>2262.88</text:p>
          </table:table-cell>
        </table:table-row>
        <table:table-row table:style-name="ro1">
          <table:table-cell office:value-type="float" office:value="27662990" calcext:value-type="float">
            <text:p>27662990</text:p>
          </table:table-cell>
          <table:table-cell table:formula="of:=[.A1731]/1000/(60*60*24)" office:value-type="time" office:time-value="PT07H41M02.99S" calcext:value-type="time">
            <text:p>07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56.52" calcext:value-type="float">
            <text:p>1856.52</text:p>
          </table:table-cell>
          <table:table-cell office:value-type="float" office:value="2264.08" calcext:value-type="float">
            <text:p>2264.08</text:p>
          </table:table-cell>
        </table:table-row>
        <table:table-row table:style-name="ro1">
          <table:table-cell office:value-type="float" office:value="27678990" calcext:value-type="float">
            <text:p>27678990</text:p>
          </table:table-cell>
          <table:table-cell table:formula="of:=[.A1732]/1000/(60*60*24)" office:value-type="time" office:time-value="PT07H41M18.99S" calcext:value-type="time">
            <text:p>07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1.36" calcext:value-type="float">
            <text:p>271.36</text:p>
          </table:table-cell>
          <table:table-cell office:value-type="float" office:value="1857.55" calcext:value-type="float">
            <text:p>1857.55</text:p>
          </table:table-cell>
          <table:table-cell office:value-type="float" office:value="2265.29" calcext:value-type="float">
            <text:p>2265.29</text:p>
          </table:table-cell>
        </table:table-row>
        <table:table-row table:style-name="ro1">
          <table:table-cell office:value-type="float" office:value="27694990" calcext:value-type="float">
            <text:p>27694990</text:p>
          </table:table-cell>
          <table:table-cell table:formula="of:=[.A1733]/1000/(60*60*24)" office:value-type="time" office:time-value="PT07H41M34.99S" calcext:value-type="time">
            <text:p>07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58.58" calcext:value-type="float">
            <text:p>1858.58</text:p>
          </table:table-cell>
          <table:table-cell office:value-type="float" office:value="2266.49" calcext:value-type="float">
            <text:p>2266.49</text:p>
          </table:table-cell>
        </table:table-row>
        <table:table-row table:style-name="ro1">
          <table:table-cell office:value-type="float" office:value="27710990" calcext:value-type="float">
            <text:p>27710990</text:p>
          </table:table-cell>
          <table:table-cell table:formula="of:=[.A1734]/1000/(60*60*24)" office:value-type="time" office:time-value="PT07H41M50.99S" calcext:value-type="time">
            <text:p>07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859.61" calcext:value-type="float">
            <text:p>1859.61</text:p>
          </table:table-cell>
          <table:table-cell office:value-type="float" office:value="2267.69" calcext:value-type="float">
            <text:p>2267.69</text:p>
          </table:table-cell>
        </table:table-row>
        <table:table-row table:style-name="ro1">
          <table:table-cell office:value-type="float" office:value="27726990" calcext:value-type="float">
            <text:p>27726990</text:p>
          </table:table-cell>
          <table:table-cell table:formula="of:=[.A1735]/1000/(60*60*24)" office:value-type="time" office:time-value="PT07H42M06.99S" calcext:value-type="time">
            <text:p>07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860.64" calcext:value-type="float">
            <text:p>1860.64</text:p>
          </table:table-cell>
          <table:table-cell office:value-type="float" office:value="2268.89" calcext:value-type="float">
            <text:p>2268.89</text:p>
          </table:table-cell>
        </table:table-row>
        <table:table-row table:style-name="ro1">
          <table:table-cell office:value-type="float" office:value="27742990" calcext:value-type="float">
            <text:p>27742990</text:p>
          </table:table-cell>
          <table:table-cell table:formula="of:=[.A1736]/1000/(60*60*24)" office:value-type="time" office:time-value="PT07H42M22.99S" calcext:value-type="time">
            <text:p>07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61.67" calcext:value-type="float">
            <text:p>1861.67</text:p>
          </table:table-cell>
          <table:table-cell office:value-type="float" office:value="2270.1" calcext:value-type="float">
            <text:p>2270.1</text:p>
          </table:table-cell>
        </table:table-row>
        <table:table-row table:style-name="ro1">
          <table:table-cell office:value-type="float" office:value="27758990" calcext:value-type="float">
            <text:p>27758990</text:p>
          </table:table-cell>
          <table:table-cell table:formula="of:=[.A1737]/1000/(60*60*24)" office:value-type="time" office:time-value="PT07H42M38.99S" calcext:value-type="time">
            <text:p>07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62.7" calcext:value-type="float">
            <text:p>1862.7</text:p>
          </table:table-cell>
          <table:table-cell office:value-type="float" office:value="2271.3" calcext:value-type="float">
            <text:p>2271.3</text:p>
          </table:table-cell>
        </table:table-row>
        <table:table-row table:style-name="ro1">
          <table:table-cell office:value-type="float" office:value="27774990" calcext:value-type="float">
            <text:p>27774990</text:p>
          </table:table-cell>
          <table:table-cell table:formula="of:=[.A1738]/1000/(60*60*24)" office:value-type="time" office:time-value="PT07H42M54.99S" calcext:value-type="time">
            <text:p>07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63.73" calcext:value-type="float">
            <text:p>1863.73</text:p>
          </table:table-cell>
          <table:table-cell office:value-type="float" office:value="2272.5" calcext:value-type="float">
            <text:p>2272.5</text:p>
          </table:table-cell>
        </table:table-row>
        <table:table-row table:style-name="ro1">
          <table:table-cell office:value-type="float" office:value="27790990" calcext:value-type="float">
            <text:p>27790990</text:p>
          </table:table-cell>
          <table:table-cell table:formula="of:=[.A1739]/1000/(60*60*24)" office:value-type="time" office:time-value="PT07H43M10.99S" calcext:value-type="time">
            <text:p>07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864.76" calcext:value-type="float">
            <text:p>1864.76</text:p>
          </table:table-cell>
          <table:table-cell office:value-type="float" office:value="2273.7" calcext:value-type="float">
            <text:p>2273.7</text:p>
          </table:table-cell>
        </table:table-row>
        <table:table-row table:style-name="ro1">
          <table:table-cell office:value-type="float" office:value="27806990" calcext:value-type="float">
            <text:p>27806990</text:p>
          </table:table-cell>
          <table:table-cell table:formula="of:=[.A1740]/1000/(60*60*24)" office:value-type="time" office:time-value="PT07H43M26.99S" calcext:value-type="time">
            <text:p>07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65.79" calcext:value-type="float">
            <text:p>1865.79</text:p>
          </table:table-cell>
          <table:table-cell office:value-type="float" office:value="2274.9" calcext:value-type="float">
            <text:p>2274.9</text:p>
          </table:table-cell>
        </table:table-row>
        <table:table-row table:style-name="ro1">
          <table:table-cell office:value-type="float" office:value="27822990" calcext:value-type="float">
            <text:p>27822990</text:p>
          </table:table-cell>
          <table:table-cell table:formula="of:=[.A1741]/1000/(60*60*24)" office:value-type="time" office:time-value="PT07H43M42.99S" calcext:value-type="time">
            <text:p>07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866.81" calcext:value-type="float">
            <text:p>1866.81</text:p>
          </table:table-cell>
          <table:table-cell office:value-type="float" office:value="2276.1" calcext:value-type="float">
            <text:p>2276.1</text:p>
          </table:table-cell>
        </table:table-row>
        <table:table-row table:style-name="ro1">
          <table:table-cell office:value-type="float" office:value="27838990" calcext:value-type="float">
            <text:p>27838990</text:p>
          </table:table-cell>
          <table:table-cell table:formula="of:=[.A1742]/1000/(60*60*24)" office:value-type="time" office:time-value="PT07H43M58.99S" calcext:value-type="time">
            <text:p>07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1867.84" calcext:value-type="float">
            <text:p>1867.84</text:p>
          </table:table-cell>
          <table:table-cell office:value-type="float" office:value="2277.3" calcext:value-type="float">
            <text:p>2277.3</text:p>
          </table:table-cell>
        </table:table-row>
        <table:table-row table:style-name="ro1">
          <table:table-cell office:value-type="float" office:value="27854990" calcext:value-type="float">
            <text:p>27854990</text:p>
          </table:table-cell>
          <table:table-cell table:formula="of:=[.A1743]/1000/(60*60*24)" office:value-type="time" office:time-value="PT07H44M14.99S" calcext:value-type="time">
            <text:p>07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68.87" calcext:value-type="float">
            <text:p>1868.87</text:p>
          </table:table-cell>
          <table:table-cell office:value-type="float" office:value="2278.5" calcext:value-type="float">
            <text:p>2278.5</text:p>
          </table:table-cell>
        </table:table-row>
        <table:table-row table:style-name="ro1">
          <table:table-cell office:value-type="float" office:value="27870990" calcext:value-type="float">
            <text:p>27870990</text:p>
          </table:table-cell>
          <table:table-cell table:formula="of:=[.A1744]/1000/(60*60*24)" office:value-type="time" office:time-value="PT07H44M30.99S" calcext:value-type="time">
            <text:p>07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69.9" calcext:value-type="float">
            <text:p>1869.9</text:p>
          </table:table-cell>
          <table:table-cell office:value-type="float" office:value="2279.7" calcext:value-type="float">
            <text:p>2279.7</text:p>
          </table:table-cell>
        </table:table-row>
        <table:table-row table:style-name="ro1">
          <table:table-cell office:value-type="float" office:value="27886990" calcext:value-type="float">
            <text:p>27886990</text:p>
          </table:table-cell>
          <table:table-cell table:formula="of:=[.A1745]/1000/(60*60*24)" office:value-type="time" office:time-value="PT07H44M46.99S" calcext:value-type="time">
            <text:p>07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1870.93" calcext:value-type="float">
            <text:p>1870.93</text:p>
          </table:table-cell>
          <table:table-cell office:value-type="float" office:value="2280.9" calcext:value-type="float">
            <text:p>2280.9</text:p>
          </table:table-cell>
        </table:table-row>
        <table:table-row table:style-name="ro1">
          <table:table-cell office:value-type="float" office:value="27902990" calcext:value-type="float">
            <text:p>27902990</text:p>
          </table:table-cell>
          <table:table-cell table:formula="of:=[.A1746]/1000/(60*60*24)" office:value-type="time" office:time-value="PT07H45M02.99S" calcext:value-type="time">
            <text:p>07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71.96" calcext:value-type="float">
            <text:p>1871.96</text:p>
          </table:table-cell>
          <table:table-cell office:value-type="float" office:value="2282.1" calcext:value-type="float">
            <text:p>2282.1</text:p>
          </table:table-cell>
        </table:table-row>
        <table:table-row table:style-name="ro1">
          <table:table-cell office:value-type="float" office:value="27918990" calcext:value-type="float">
            <text:p>27918990</text:p>
          </table:table-cell>
          <table:table-cell table:formula="of:=[.A1747]/1000/(60*60*24)" office:value-type="time" office:time-value="PT07H45M18.99S" calcext:value-type="time">
            <text:p>07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72.99" calcext:value-type="float">
            <text:p>1872.99</text:p>
          </table:table-cell>
          <table:table-cell office:value-type="float" office:value="2283.3" calcext:value-type="float">
            <text:p>2283.3</text:p>
          </table:table-cell>
        </table:table-row>
        <table:table-row table:style-name="ro1">
          <table:table-cell office:value-type="float" office:value="27934990" calcext:value-type="float">
            <text:p>27934990</text:p>
          </table:table-cell>
          <table:table-cell table:formula="of:=[.A1748]/1000/(60*60*24)" office:value-type="time" office:time-value="PT07H45M34.99S" calcext:value-type="time">
            <text:p>07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1874.02" calcext:value-type="float">
            <text:p>1874.02</text:p>
          </table:table-cell>
          <table:table-cell office:value-type="float" office:value="2284.5" calcext:value-type="float">
            <text:p>2284.5</text:p>
          </table:table-cell>
        </table:table-row>
        <table:table-row table:style-name="ro1">
          <table:table-cell office:value-type="float" office:value="27950990" calcext:value-type="float">
            <text:p>27950990</text:p>
          </table:table-cell>
          <table:table-cell table:formula="of:=[.A1749]/1000/(60*60*24)" office:value-type="time" office:time-value="PT07H45M50.99S" calcext:value-type="time">
            <text:p>07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1875.04" calcext:value-type="float">
            <text:p>1875.04</text:p>
          </table:table-cell>
          <table:table-cell office:value-type="float" office:value="2285.7" calcext:value-type="float">
            <text:p>2285.7</text:p>
          </table:table-cell>
        </table:table-row>
        <table:table-row table:style-name="ro1">
          <table:table-cell office:value-type="float" office:value="27966990" calcext:value-type="float">
            <text:p>27966990</text:p>
          </table:table-cell>
          <table:table-cell table:formula="of:=[.A1750]/1000/(60*60*24)" office:value-type="time" office:time-value="PT07H46M06.99S" calcext:value-type="time">
            <text:p>07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76.07" calcext:value-type="float">
            <text:p>1876.07</text:p>
          </table:table-cell>
          <table:table-cell office:value-type="float" office:value="2286.9" calcext:value-type="float">
            <text:p>2286.9</text:p>
          </table:table-cell>
        </table:table-row>
        <table:table-row table:style-name="ro1">
          <table:table-cell office:value-type="float" office:value="27982990" calcext:value-type="float">
            <text:p>27982990</text:p>
          </table:table-cell>
          <table:table-cell table:formula="of:=[.A1751]/1000/(60*60*24)" office:value-type="time" office:time-value="PT07H46M22.99S" calcext:value-type="time">
            <text:p>07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77.1" calcext:value-type="float">
            <text:p>1877.1</text:p>
          </table:table-cell>
          <table:table-cell office:value-type="float" office:value="2288.09" calcext:value-type="float">
            <text:p>2288.09</text:p>
          </table:table-cell>
        </table:table-row>
        <table:table-row table:style-name="ro1">
          <table:table-cell office:value-type="float" office:value="27998990" calcext:value-type="float">
            <text:p>27998990</text:p>
          </table:table-cell>
          <table:table-cell table:formula="of:=[.A1752]/1000/(60*60*24)" office:value-type="time" office:time-value="PT07H46M38.99S" calcext:value-type="time">
            <text:p>07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2289.29" calcext:value-type="float">
            <text:p>2289.29</text:p>
          </table:table-cell>
        </table:table-row>
        <table:table-row table:style-name="ro1">
          <table:table-cell office:value-type="float" office:value="28014990" calcext:value-type="float">
            <text:p>28014990</text:p>
          </table:table-cell>
          <table:table-cell table:formula="of:=[.A1753]/1000/(60*60*24)" office:value-type="time" office:time-value="PT07H46M54.99S" calcext:value-type="time">
            <text:p>07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1879.15" calcext:value-type="float">
            <text:p>1879.15</text:p>
          </table:table-cell>
          <table:table-cell office:value-type="float" office:value="2290.49" calcext:value-type="float">
            <text:p>2290.49</text:p>
          </table:table-cell>
        </table:table-row>
        <table:table-row table:style-name="ro1">
          <table:table-cell office:value-type="float" office:value="28030990" calcext:value-type="float">
            <text:p>28030990</text:p>
          </table:table-cell>
          <table:table-cell table:formula="of:=[.A1754]/1000/(60*60*24)" office:value-type="time" office:time-value="PT07H47M10.99S" calcext:value-type="time">
            <text:p>07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80.18" calcext:value-type="float">
            <text:p>1880.18</text:p>
          </table:table-cell>
          <table:table-cell office:value-type="float" office:value="2291.68" calcext:value-type="float">
            <text:p>2291.68</text:p>
          </table:table-cell>
        </table:table-row>
        <table:table-row table:style-name="ro1">
          <table:table-cell office:value-type="float" office:value="28046990" calcext:value-type="float">
            <text:p>28046990</text:p>
          </table:table-cell>
          <table:table-cell table:formula="of:=[.A1755]/1000/(60*60*24)" office:value-type="time" office:time-value="PT07H47M26.99S" calcext:value-type="time">
            <text:p>07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81.21" calcext:value-type="float">
            <text:p>1881.21</text:p>
          </table:table-cell>
          <table:table-cell office:value-type="float" office:value="2292.88" calcext:value-type="float">
            <text:p>2292.88</text:p>
          </table:table-cell>
        </table:table-row>
        <table:table-row table:style-name="ro1">
          <table:table-cell office:value-type="float" office:value="28062990" calcext:value-type="float">
            <text:p>28062990</text:p>
          </table:table-cell>
          <table:table-cell table:formula="of:=[.A1756]/1000/(60*60*24)" office:value-type="time" office:time-value="PT07H47M42.99S" calcext:value-type="time">
            <text:p>07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1" calcext:value-type="float">
            <text:p>231.1</text:p>
          </table:table-cell>
          <table:table-cell office:value-type="float" office:value="269.72" calcext:value-type="float">
            <text:p>269.72</text:p>
          </table:table-cell>
          <table:table-cell office:value-type="float" office:value="1882.23" calcext:value-type="float">
            <text:p>1882.23</text:p>
          </table:table-cell>
          <table:table-cell office:value-type="float" office:value="2294.08" calcext:value-type="float">
            <text:p>2294.08</text:p>
          </table:table-cell>
        </table:table-row>
        <table:table-row table:style-name="ro1">
          <table:table-cell office:value-type="float" office:value="28078990" calcext:value-type="float">
            <text:p>28078990</text:p>
          </table:table-cell>
          <table:table-cell table:formula="of:=[.A1757]/1000/(60*60*24)" office:value-type="time" office:time-value="PT07H47M58.99S" calcext:value-type="time">
            <text:p>07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83.26" calcext:value-type="float">
            <text:p>1883.26</text:p>
          </table:table-cell>
          <table:table-cell office:value-type="float" office:value="2295.27" calcext:value-type="float">
            <text:p>2295.27</text:p>
          </table:table-cell>
        </table:table-row>
        <table:table-row table:style-name="ro1">
          <table:table-cell office:value-type="float" office:value="28094990" calcext:value-type="float">
            <text:p>28094990</text:p>
          </table:table-cell>
          <table:table-cell table:formula="of:=[.A1758]/1000/(60*60*24)" office:value-type="time" office:time-value="PT07H48M14.99S" calcext:value-type="time">
            <text:p>07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884.29" calcext:value-type="float">
            <text:p>1884.29</text:p>
          </table:table-cell>
          <table:table-cell office:value-type="float" office:value="2296.47" calcext:value-type="float">
            <text:p>2296.47</text:p>
          </table:table-cell>
        </table:table-row>
        <table:table-row table:style-name="ro1">
          <table:table-cell office:value-type="float" office:value="28110990" calcext:value-type="float">
            <text:p>28110990</text:p>
          </table:table-cell>
          <table:table-cell table:formula="of:=[.A1759]/1000/(60*60*24)" office:value-type="time" office:time-value="PT07H48M30.99S" calcext:value-type="time">
            <text:p>07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85.32" calcext:value-type="float">
            <text:p>1885.32</text:p>
          </table:table-cell>
          <table:table-cell office:value-type="float" office:value="2297.66" calcext:value-type="float">
            <text:p>2297.66</text:p>
          </table:table-cell>
        </table:table-row>
        <table:table-row table:style-name="ro1">
          <table:table-cell office:value-type="float" office:value="28126990" calcext:value-type="float">
            <text:p>28126990</text:p>
          </table:table-cell>
          <table:table-cell table:formula="of:=[.A1760]/1000/(60*60*24)" office:value-type="time" office:time-value="PT07H48M46.99S" calcext:value-type="time">
            <text:p>07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86.34" calcext:value-type="float">
            <text:p>1886.34</text:p>
          </table:table-cell>
          <table:table-cell office:value-type="float" office:value="2298.86" calcext:value-type="float">
            <text:p>2298.86</text:p>
          </table:table-cell>
        </table:table-row>
        <table:table-row table:style-name="ro1">
          <table:table-cell office:value-type="float" office:value="28142990" calcext:value-type="float">
            <text:p>28142990</text:p>
          </table:table-cell>
          <table:table-cell table:formula="of:=[.A1761]/1000/(60*60*24)" office:value-type="time" office:time-value="PT07H49M02.99S" calcext:value-type="time">
            <text:p>07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87.37" calcext:value-type="float">
            <text:p>1887.37</text:p>
          </table:table-cell>
          <table:table-cell office:value-type="float" office:value="2300.06" calcext:value-type="float">
            <text:p>2300.06</text:p>
          </table:table-cell>
        </table:table-row>
        <table:table-row table:style-name="ro1">
          <table:table-cell office:value-type="float" office:value="28158990" calcext:value-type="float">
            <text:p>28158990</text:p>
          </table:table-cell>
          <table:table-cell table:formula="of:=[.A1762]/1000/(60*60*24)" office:value-type="time" office:time-value="PT07H49M18.99S" calcext:value-type="time">
            <text:p>07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88.4" calcext:value-type="float">
            <text:p>1888.4</text:p>
          </table:table-cell>
          <table:table-cell office:value-type="float" office:value="2301.25" calcext:value-type="float">
            <text:p>2301.25</text:p>
          </table:table-cell>
        </table:table-row>
        <table:table-row table:style-name="ro1">
          <table:table-cell office:value-type="float" office:value="28174990" calcext:value-type="float">
            <text:p>28174990</text:p>
          </table:table-cell>
          <table:table-cell table:formula="of:=[.A1763]/1000/(60*60*24)" office:value-type="time" office:time-value="PT07H49M34.99S" calcext:value-type="time">
            <text:p>07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89.42" calcext:value-type="float">
            <text:p>1889.42</text:p>
          </table:table-cell>
          <table:table-cell office:value-type="float" office:value="2302.44" calcext:value-type="float">
            <text:p>2302.44</text:p>
          </table:table-cell>
        </table:table-row>
        <table:table-row table:style-name="ro1">
          <table:table-cell office:value-type="float" office:value="28190990" calcext:value-type="float">
            <text:p>28190990</text:p>
          </table:table-cell>
          <table:table-cell table:formula="of:=[.A1764]/1000/(60*60*24)" office:value-type="time" office:time-value="PT07H49M50.99S" calcext:value-type="time">
            <text:p>07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1890.45" calcext:value-type="float">
            <text:p>1890.45</text:p>
          </table:table-cell>
          <table:table-cell office:value-type="float" office:value="2303.64" calcext:value-type="float">
            <text:p>2303.64</text:p>
          </table:table-cell>
        </table:table-row>
        <table:table-row table:style-name="ro1">
          <table:table-cell office:value-type="float" office:value="28206990" calcext:value-type="float">
            <text:p>28206990</text:p>
          </table:table-cell>
          <table:table-cell table:formula="of:=[.A1765]/1000/(60*60*24)" office:value-type="time" office:time-value="PT07H50M06.99S" calcext:value-type="time">
            <text:p>07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1891.47" calcext:value-type="float">
            <text:p>1891.47</text:p>
          </table:table-cell>
          <table:table-cell office:value-type="float" office:value="2304.83" calcext:value-type="float">
            <text:p>2304.83</text:p>
          </table:table-cell>
        </table:table-row>
        <table:table-row table:style-name="ro1">
          <table:table-cell office:value-type="float" office:value="28222990" calcext:value-type="float">
            <text:p>28222990</text:p>
          </table:table-cell>
          <table:table-cell table:formula="of:=[.A1766]/1000/(60*60*24)" office:value-type="time" office:time-value="PT07H50M22.99S" calcext:value-type="time">
            <text:p>07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92.5" calcext:value-type="float">
            <text:p>1892.5</text:p>
          </table:table-cell>
          <table:table-cell office:value-type="float" office:value="2306.03" calcext:value-type="float">
            <text:p>2306.03</text:p>
          </table:table-cell>
        </table:table-row>
        <table:table-row table:style-name="ro1">
          <table:table-cell office:value-type="float" office:value="28238990" calcext:value-type="float">
            <text:p>28238990</text:p>
          </table:table-cell>
          <table:table-cell table:formula="of:=[.A1767]/1000/(60*60*24)" office:value-type="time" office:time-value="PT07H50M38.99S" calcext:value-type="time">
            <text:p>07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93.53" calcext:value-type="float">
            <text:p>1893.53</text:p>
          </table:table-cell>
          <table:table-cell office:value-type="float" office:value="2307.22" calcext:value-type="float">
            <text:p>2307.22</text:p>
          </table:table-cell>
        </table:table-row>
        <table:table-row table:style-name="ro1">
          <table:table-cell office:value-type="float" office:value="28254990" calcext:value-type="float">
            <text:p>28254990</text:p>
          </table:table-cell>
          <table:table-cell table:formula="of:=[.A1768]/1000/(60*60*24)" office:value-type="time" office:time-value="PT07H50M54.99S" calcext:value-type="time">
            <text:p>07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1894.55" calcext:value-type="float">
            <text:p>1894.55</text:p>
          </table:table-cell>
          <table:table-cell office:value-type="float" office:value="2308.41" calcext:value-type="float">
            <text:p>2308.41</text:p>
          </table:table-cell>
        </table:table-row>
        <table:table-row table:style-name="ro1">
          <table:table-cell office:value-type="float" office:value="28270990" calcext:value-type="float">
            <text:p>28270990</text:p>
          </table:table-cell>
          <table:table-cell table:formula="of:=[.A1769]/1000/(60*60*24)" office:value-type="time" office:time-value="PT07H51M10.99S" calcext:value-type="time">
            <text:p>07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95.58" calcext:value-type="float">
            <text:p>1895.58</text:p>
          </table:table-cell>
          <table:table-cell office:value-type="float" office:value="2309.6" calcext:value-type="float">
            <text:p>2309.6</text:p>
          </table:table-cell>
        </table:table-row>
        <table:table-row table:style-name="ro1">
          <table:table-cell office:value-type="float" office:value="28286990" calcext:value-type="float">
            <text:p>28286990</text:p>
          </table:table-cell>
          <table:table-cell table:formula="of:=[.A1770]/1000/(60*60*24)" office:value-type="time" office:time-value="PT07H51M26.99S" calcext:value-type="time">
            <text:p>07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96.6" calcext:value-type="float">
            <text:p>1896.6</text:p>
          </table:table-cell>
          <table:table-cell office:value-type="float" office:value="2310.79" calcext:value-type="float">
            <text:p>2310.79</text:p>
          </table:table-cell>
        </table:table-row>
        <table:table-row table:style-name="ro1">
          <table:table-cell office:value-type="float" office:value="28302990" calcext:value-type="float">
            <text:p>28302990</text:p>
          </table:table-cell>
          <table:table-cell table:formula="of:=[.A1771]/1000/(60*60*24)" office:value-type="time" office:time-value="PT07H51M42.99S" calcext:value-type="time">
            <text:p>07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97.63" calcext:value-type="float">
            <text:p>1897.63</text:p>
          </table:table-cell>
          <table:table-cell office:value-type="float" office:value="2311.99" calcext:value-type="float">
            <text:p>2311.99</text:p>
          </table:table-cell>
        </table:table-row>
        <table:table-row table:style-name="ro1">
          <table:table-cell office:value-type="float" office:value="28318990" calcext:value-type="float">
            <text:p>28318990</text:p>
          </table:table-cell>
          <table:table-cell table:formula="of:=[.A1772]/1000/(60*60*24)" office:value-type="time" office:time-value="PT07H51M58.99S" calcext:value-type="time">
            <text:p>07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1898.65" calcext:value-type="float">
            <text:p>1898.65</text:p>
          </table:table-cell>
          <table:table-cell office:value-type="float" office:value="2313.18" calcext:value-type="float">
            <text:p>2313.18</text:p>
          </table:table-cell>
        </table:table-row>
        <table:table-row table:style-name="ro1">
          <table:table-cell office:value-type="float" office:value="28334990" calcext:value-type="float">
            <text:p>28334990</text:p>
          </table:table-cell>
          <table:table-cell table:formula="of:=[.A1773]/1000/(60*60*24)" office:value-type="time" office:time-value="PT07H52M14.99S" calcext:value-type="time">
            <text:p>07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899.68" calcext:value-type="float">
            <text:p>1899.68</text:p>
          </table:table-cell>
          <table:table-cell office:value-type="float" office:value="2314.37" calcext:value-type="float">
            <text:p>2314.37</text:p>
          </table:table-cell>
        </table:table-row>
        <table:table-row table:style-name="ro1">
          <table:table-cell office:value-type="float" office:value="28350990" calcext:value-type="float">
            <text:p>28350990</text:p>
          </table:table-cell>
          <table:table-cell table:formula="of:=[.A1774]/1000/(60*60*24)" office:value-type="time" office:time-value="PT07H52M30.99S" calcext:value-type="time">
            <text:p>07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00.7" calcext:value-type="float">
            <text:p>1900.7</text:p>
          </table:table-cell>
          <table:table-cell office:value-type="float" office:value="2315.56" calcext:value-type="float">
            <text:p>2315.56</text:p>
          </table:table-cell>
        </table:table-row>
        <table:table-row table:style-name="ro1">
          <table:table-cell office:value-type="float" office:value="28366990" calcext:value-type="float">
            <text:p>28366990</text:p>
          </table:table-cell>
          <table:table-cell table:formula="of:=[.A1775]/1000/(60*60*24)" office:value-type="time" office:time-value="PT07H52M46.99S" calcext:value-type="time">
            <text:p>07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1901.73" calcext:value-type="float">
            <text:p>1901.73</text:p>
          </table:table-cell>
          <table:table-cell office:value-type="float" office:value="2316.75" calcext:value-type="float">
            <text:p>2316.75</text:p>
          </table:table-cell>
        </table:table-row>
        <table:table-row table:style-name="ro1">
          <table:table-cell office:value-type="float" office:value="28382990" calcext:value-type="float">
            <text:p>28382990</text:p>
          </table:table-cell>
          <table:table-cell table:formula="of:=[.A1776]/1000/(60*60*24)" office:value-type="time" office:time-value="PT07H53M02.99S" calcext:value-type="time">
            <text:p>07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1902.75" calcext:value-type="float">
            <text:p>1902.75</text:p>
          </table:table-cell>
          <table:table-cell office:value-type="float" office:value="2317.94" calcext:value-type="float">
            <text:p>2317.94</text:p>
          </table:table-cell>
        </table:table-row>
        <table:table-row table:style-name="ro1">
          <table:table-cell office:value-type="float" office:value="28398990" calcext:value-type="float">
            <text:p>28398990</text:p>
          </table:table-cell>
          <table:table-cell table:formula="of:=[.A1777]/1000/(60*60*24)" office:value-type="time" office:time-value="PT07H53M18.99S" calcext:value-type="time">
            <text:p>07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903.78" calcext:value-type="float">
            <text:p>1903.78</text:p>
          </table:table-cell>
          <table:table-cell office:value-type="float" office:value="2319.13" calcext:value-type="float">
            <text:p>2319.13</text:p>
          </table:table-cell>
        </table:table-row>
        <table:table-row table:style-name="ro1">
          <table:table-cell office:value-type="float" office:value="28414990" calcext:value-type="float">
            <text:p>28414990</text:p>
          </table:table-cell>
          <table:table-cell table:formula="of:=[.A1778]/1000/(60*60*24)" office:value-type="time" office:time-value="PT07H53M34.99S" calcext:value-type="time">
            <text:p>07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1904.8" calcext:value-type="float">
            <text:p>1904.8</text:p>
          </table:table-cell>
          <table:table-cell office:value-type="float" office:value="2320.32" calcext:value-type="float">
            <text:p>2320.32</text:p>
          </table:table-cell>
        </table:table-row>
        <table:table-row table:style-name="ro1">
          <table:table-cell office:value-type="float" office:value="28430990" calcext:value-type="float">
            <text:p>28430990</text:p>
          </table:table-cell>
          <table:table-cell table:formula="of:=[.A1779]/1000/(60*60*24)" office:value-type="time" office:time-value="PT07H53M50.99S" calcext:value-type="time">
            <text:p>07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1905.83" calcext:value-type="float">
            <text:p>1905.83</text:p>
          </table:table-cell>
          <table:table-cell office:value-type="float" office:value="2321.51" calcext:value-type="float">
            <text:p>2321.51</text:p>
          </table:table-cell>
        </table:table-row>
        <table:table-row table:style-name="ro1">
          <table:table-cell office:value-type="float" office:value="28446990" calcext:value-type="float">
            <text:p>28446990</text:p>
          </table:table-cell>
          <table:table-cell table:formula="of:=[.A1780]/1000/(60*60*24)" office:value-type="time" office:time-value="PT07H54M06.99S" calcext:value-type="time">
            <text:p>07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7" calcext:value-type="float">
            <text:p>267.97</text:p>
          </table:table-cell>
          <table:table-cell office:value-type="float" office:value="1906.85" calcext:value-type="float">
            <text:p>1906.85</text:p>
          </table:table-cell>
          <table:table-cell office:value-type="float" office:value="2322.7" calcext:value-type="float">
            <text:p>2322.7</text:p>
          </table:table-cell>
        </table:table-row>
        <table:table-row table:style-name="ro1">
          <table:table-cell office:value-type="float" office:value="28462990" calcext:value-type="float">
            <text:p>28462990</text:p>
          </table:table-cell>
          <table:table-cell table:formula="of:=[.A1781]/1000/(60*60*24)" office:value-type="time" office:time-value="PT07H54M22.99S" calcext:value-type="time">
            <text:p>07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07.88" calcext:value-type="float">
            <text:p>1907.88</text:p>
          </table:table-cell>
          <table:table-cell office:value-type="float" office:value="2323.89" calcext:value-type="float">
            <text:p>2323.89</text:p>
          </table:table-cell>
        </table:table-row>
        <table:table-row table:style-name="ro1">
          <table:table-cell office:value-type="float" office:value="28478990" calcext:value-type="float">
            <text:p>28478990</text:p>
          </table:table-cell>
          <table:table-cell table:formula="of:=[.A1782]/1000/(60*60*24)" office:value-type="time" office:time-value="PT07H54M38.99S" calcext:value-type="time">
            <text:p>07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1908.9" calcext:value-type="float">
            <text:p>1908.9</text:p>
          </table:table-cell>
          <table:table-cell office:value-type="float" office:value="2325.08" calcext:value-type="float">
            <text:p>2325.08</text:p>
          </table:table-cell>
        </table:table-row>
        <table:table-row table:style-name="ro1">
          <table:table-cell office:value-type="float" office:value="28494990" calcext:value-type="float">
            <text:p>28494990</text:p>
          </table:table-cell>
          <table:table-cell table:formula="of:=[.A1783]/1000/(60*60*24)" office:value-type="time" office:time-value="PT07H54M54.99S" calcext:value-type="time">
            <text:p>07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909.92" calcext:value-type="float">
            <text:p>1909.92</text:p>
          </table:table-cell>
          <table:table-cell office:value-type="float" office:value="2326.27" calcext:value-type="float">
            <text:p>2326.27</text:p>
          </table:table-cell>
        </table:table-row>
        <table:table-row table:style-name="ro1">
          <table:table-cell office:value-type="float" office:value="28510990" calcext:value-type="float">
            <text:p>28510990</text:p>
          </table:table-cell>
          <table:table-cell table:formula="of:=[.A1784]/1000/(60*60*24)" office:value-type="time" office:time-value="PT07H55M10.99S" calcext:value-type="time">
            <text:p>07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10.95" calcext:value-type="float">
            <text:p>1910.95</text:p>
          </table:table-cell>
          <table:table-cell office:value-type="float" office:value="2327.46" calcext:value-type="float">
            <text:p>2327.46</text:p>
          </table:table-cell>
        </table:table-row>
        <table:table-row table:style-name="ro1">
          <table:table-cell office:value-type="float" office:value="28526990" calcext:value-type="float">
            <text:p>28526990</text:p>
          </table:table-cell>
          <table:table-cell table:formula="of:=[.A1785]/1000/(60*60*24)" office:value-type="time" office:time-value="PT07H55M26.99S" calcext:value-type="time">
            <text:p>07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911.97" calcext:value-type="float">
            <text:p>1911.97</text:p>
          </table:table-cell>
          <table:table-cell office:value-type="float" office:value="2328.64" calcext:value-type="float">
            <text:p>2328.64</text:p>
          </table:table-cell>
        </table:table-row>
        <table:table-row table:style-name="ro1">
          <table:table-cell office:value-type="float" office:value="28542990" calcext:value-type="float">
            <text:p>28542990</text:p>
          </table:table-cell>
          <table:table-cell table:formula="of:=[.A1786]/1000/(60*60*24)" office:value-type="time" office:time-value="PT07H55M42.99S" calcext:value-type="time">
            <text:p>07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7.85" calcext:value-type="float">
            <text:p>267.85</text:p>
          </table:table-cell>
          <table:table-cell office:value-type="float" office:value="1912.99" calcext:value-type="float">
            <text:p>1912.99</text:p>
          </table:table-cell>
          <table:table-cell office:value-type="float" office:value="2329.83" calcext:value-type="float">
            <text:p>2329.83</text:p>
          </table:table-cell>
        </table:table-row>
        <table:table-row table:style-name="ro1">
          <table:table-cell office:value-type="float" office:value="28558990" calcext:value-type="float">
            <text:p>28558990</text:p>
          </table:table-cell>
          <table:table-cell table:formula="of:=[.A1787]/1000/(60*60*24)" office:value-type="time" office:time-value="PT07H55M58.99S" calcext:value-type="time">
            <text:p>07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14.02" calcext:value-type="float">
            <text:p>1914.02</text:p>
          </table:table-cell>
          <table:table-cell office:value-type="float" office:value="2331.02" calcext:value-type="float">
            <text:p>2331.02</text:p>
          </table:table-cell>
        </table:table-row>
        <table:table-row table:style-name="ro1">
          <table:table-cell office:value-type="float" office:value="28574990" calcext:value-type="float">
            <text:p>28574990</text:p>
          </table:table-cell>
          <table:table-cell table:formula="of:=[.A1788]/1000/(60*60*24)" office:value-type="time" office:time-value="PT07H56M14.99S" calcext:value-type="time">
            <text:p>07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15.04" calcext:value-type="float">
            <text:p>1915.04</text:p>
          </table:table-cell>
          <table:table-cell office:value-type="float" office:value="2332.2" calcext:value-type="float">
            <text:p>2332.2</text:p>
          </table:table-cell>
        </table:table-row>
        <table:table-row table:style-name="ro1">
          <table:table-cell office:value-type="float" office:value="28590990" calcext:value-type="float">
            <text:p>28590990</text:p>
          </table:table-cell>
          <table:table-cell table:formula="of:=[.A1789]/1000/(60*60*24)" office:value-type="time" office:time-value="PT07H56M30.99S" calcext:value-type="time">
            <text:p>07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916.06" calcext:value-type="float">
            <text:p>1916.06</text:p>
          </table:table-cell>
          <table:table-cell office:value-type="float" office:value="2333.39" calcext:value-type="float">
            <text:p>2333.39</text:p>
          </table:table-cell>
        </table:table-row>
        <table:table-row table:style-name="ro1">
          <table:table-cell office:value-type="float" office:value="28606990" calcext:value-type="float">
            <text:p>28606990</text:p>
          </table:table-cell>
          <table:table-cell table:formula="of:=[.A1790]/1000/(60*60*24)" office:value-type="time" office:time-value="PT07H56M46.99S" calcext:value-type="time">
            <text:p>07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1917.09" calcext:value-type="float">
            <text:p>1917.09</text:p>
          </table:table-cell>
          <table:table-cell office:value-type="float" office:value="2334.58" calcext:value-type="float">
            <text:p>2334.58</text:p>
          </table:table-cell>
        </table:table-row>
        <table:table-row table:style-name="ro1">
          <table:table-cell office:value-type="float" office:value="28622990" calcext:value-type="float">
            <text:p>28622990</text:p>
          </table:table-cell>
          <table:table-cell table:formula="of:=[.A1791]/1000/(60*60*24)" office:value-type="time" office:time-value="PT07H57M02.99S" calcext:value-type="time">
            <text:p>07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18.11" calcext:value-type="float">
            <text:p>1918.11</text:p>
          </table:table-cell>
          <table:table-cell office:value-type="float" office:value="2335.76" calcext:value-type="float">
            <text:p>2335.76</text:p>
          </table:table-cell>
        </table:table-row>
        <table:table-row table:style-name="ro1">
          <table:table-cell office:value-type="float" office:value="28638990" calcext:value-type="float">
            <text:p>28638990</text:p>
          </table:table-cell>
          <table:table-cell table:formula="of:=[.A1792]/1000/(60*60*24)" office:value-type="time" office:time-value="PT07H57M18.99S" calcext:value-type="time">
            <text:p>07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19.13" calcext:value-type="float">
            <text:p>1919.13</text:p>
          </table:table-cell>
          <table:table-cell office:value-type="float" office:value="2336.95" calcext:value-type="float">
            <text:p>2336.95</text:p>
          </table:table-cell>
        </table:table-row>
        <table:table-row table:style-name="ro1">
          <table:table-cell office:value-type="float" office:value="28654990" calcext:value-type="float">
            <text:p>28654990</text:p>
          </table:table-cell>
          <table:table-cell table:formula="of:=[.A1793]/1000/(60*60*24)" office:value-type="time" office:time-value="PT07H57M34.99S" calcext:value-type="time">
            <text:p>07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20.16" calcext:value-type="float">
            <text:p>1920.16</text:p>
          </table:table-cell>
          <table:table-cell office:value-type="float" office:value="2338.13" calcext:value-type="float">
            <text:p>2338.13</text:p>
          </table:table-cell>
        </table:table-row>
        <table:table-row table:style-name="ro1">
          <table:table-cell office:value-type="float" office:value="28670990" calcext:value-type="float">
            <text:p>28670990</text:p>
          </table:table-cell>
          <table:table-cell table:formula="of:=[.A1794]/1000/(60*60*24)" office:value-type="time" office:time-value="PT07H57M50.99S" calcext:value-type="time">
            <text:p>07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21.18" calcext:value-type="float">
            <text:p>1921.18</text:p>
          </table:table-cell>
          <table:table-cell office:value-type="float" office:value="2339.32" calcext:value-type="float">
            <text:p>2339.32</text:p>
          </table:table-cell>
        </table:table-row>
        <table:table-row table:style-name="ro1">
          <table:table-cell office:value-type="float" office:value="28686990" calcext:value-type="float">
            <text:p>28686990</text:p>
          </table:table-cell>
          <table:table-cell table:formula="of:=[.A1795]/1000/(60*60*24)" office:value-type="time" office:time-value="PT07H58M06.99S" calcext:value-type="time">
            <text:p>07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922.2" calcext:value-type="float">
            <text:p>1922.2</text:p>
          </table:table-cell>
          <table:table-cell office:value-type="float" office:value="2340.5" calcext:value-type="float">
            <text:p>2340.5</text:p>
          </table:table-cell>
        </table:table-row>
        <table:table-row table:style-name="ro1">
          <table:table-cell office:value-type="float" office:value="28702990" calcext:value-type="float">
            <text:p>28702990</text:p>
          </table:table-cell>
          <table:table-cell table:formula="of:=[.A1796]/1000/(60*60*24)" office:value-type="time" office:time-value="PT07H58M22.99S" calcext:value-type="time">
            <text:p>07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23.22" calcext:value-type="float">
            <text:p>1923.22</text:p>
          </table:table-cell>
          <table:table-cell office:value-type="float" office:value="2341.68" calcext:value-type="float">
            <text:p>2341.68</text:p>
          </table:table-cell>
        </table:table-row>
        <table:table-row table:style-name="ro1">
          <table:table-cell office:value-type="float" office:value="28718990" calcext:value-type="float">
            <text:p>28718990</text:p>
          </table:table-cell>
          <table:table-cell table:formula="of:=[.A1797]/1000/(60*60*24)" office:value-type="time" office:time-value="PT07H58M38.99S" calcext:value-type="time">
            <text:p>07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924.24" calcext:value-type="float">
            <text:p>1924.24</text:p>
          </table:table-cell>
          <table:table-cell office:value-type="float" office:value="2342.87" calcext:value-type="float">
            <text:p>2342.87</text:p>
          </table:table-cell>
        </table:table-row>
        <table:table-row table:style-name="ro1">
          <table:table-cell office:value-type="float" office:value="28734990" calcext:value-type="float">
            <text:p>28734990</text:p>
          </table:table-cell>
          <table:table-cell table:formula="of:=[.A1798]/1000/(60*60*24)" office:value-type="time" office:time-value="PT07H58M54.99S" calcext:value-type="time">
            <text:p>07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25.27" calcext:value-type="float">
            <text:p>1925.27</text:p>
          </table:table-cell>
          <table:table-cell office:value-type="float" office:value="2344.05" calcext:value-type="float">
            <text:p>2344.05</text:p>
          </table:table-cell>
        </table:table-row>
        <table:table-row table:style-name="ro1">
          <table:table-cell office:value-type="float" office:value="28750990" calcext:value-type="float">
            <text:p>28750990</text:p>
          </table:table-cell>
          <table:table-cell table:formula="of:=[.A1799]/1000/(60*60*24)" office:value-type="time" office:time-value="PT07H59M10.99S" calcext:value-type="time">
            <text:p>07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1926.29" calcext:value-type="float">
            <text:p>1926.29</text:p>
          </table:table-cell>
          <table:table-cell office:value-type="float" office:value="2345.23" calcext:value-type="float">
            <text:p>2345.23</text:p>
          </table:table-cell>
        </table:table-row>
        <table:table-row table:style-name="ro1">
          <table:table-cell office:value-type="float" office:value="28766990" calcext:value-type="float">
            <text:p>28766990</text:p>
          </table:table-cell>
          <table:table-cell table:formula="of:=[.A1800]/1000/(60*60*24)" office:value-type="time" office:time-value="PT07H59M26.99S" calcext:value-type="time">
            <text:p>07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927.31" calcext:value-type="float">
            <text:p>1927.31</text:p>
          </table:table-cell>
          <table:table-cell office:value-type="float" office:value="2346.42" calcext:value-type="float">
            <text:p>2346.42</text:p>
          </table:table-cell>
        </table:table-row>
        <table:table-row table:style-name="ro1">
          <table:table-cell office:value-type="float" office:value="28782990" calcext:value-type="float">
            <text:p>28782990</text:p>
          </table:table-cell>
          <table:table-cell table:formula="of:=[.A1801]/1000/(60*60*24)" office:value-type="time" office:time-value="PT07H59M42.99S" calcext:value-type="time">
            <text:p>07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1928.33" calcext:value-type="float">
            <text:p>1928.33</text:p>
          </table:table-cell>
          <table:table-cell office:value-type="float" office:value="2347.6" calcext:value-type="float">
            <text:p>2347.6</text:p>
          </table:table-cell>
        </table:table-row>
        <table:table-row table:style-name="ro1">
          <table:table-cell office:value-type="float" office:value="28798990" calcext:value-type="float">
            <text:p>28798990</text:p>
          </table:table-cell>
          <table:table-cell table:formula="of:=[.A1802]/1000/(60*60*24)" office:value-type="time" office:time-value="PT07H59M58.99S" calcext:value-type="time">
            <text:p>07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929.35" calcext:value-type="float">
            <text:p>1929.35</text:p>
          </table:table-cell>
          <table:table-cell office:value-type="float" office:value="2348.78" calcext:value-type="float">
            <text:p>2348.78</text:p>
          </table:table-cell>
        </table:table-row>
        <table:table-row table:style-name="ro1">
          <table:table-cell office:value-type="float" office:value="28814990" calcext:value-type="float">
            <text:p>28814990</text:p>
          </table:table-cell>
          <table:table-cell table:formula="of:=[.A1803]/1000/(60*60*24)" office:value-type="time" office:time-value="PT08H00M14.99S" calcext:value-type="time">
            <text:p>08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930.37" calcext:value-type="float">
            <text:p>1930.37</text:p>
          </table:table-cell>
          <table:table-cell office:value-type="float" office:value="2349.97" calcext:value-type="float">
            <text:p>2349.97</text:p>
          </table:table-cell>
        </table:table-row>
        <table:table-row table:style-name="ro1">
          <table:table-cell office:value-type="float" office:value="28830990" calcext:value-type="float">
            <text:p>28830990</text:p>
          </table:table-cell>
          <table:table-cell table:formula="of:=[.A1804]/1000/(60*60*24)" office:value-type="time" office:time-value="PT08H00M30.99S" calcext:value-type="time">
            <text:p>08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931.39" calcext:value-type="float">
            <text:p>1931.39</text:p>
          </table:table-cell>
          <table:table-cell office:value-type="float" office:value="2351.15" calcext:value-type="float">
            <text:p>2351.15</text:p>
          </table:table-cell>
        </table:table-row>
        <table:table-row table:style-name="ro1">
          <table:table-cell office:value-type="float" office:value="28846990" calcext:value-type="float">
            <text:p>28846990</text:p>
          </table:table-cell>
          <table:table-cell table:formula="of:=[.A1805]/1000/(60*60*24)" office:value-type="time" office:time-value="PT08H00M46.99S" calcext:value-type="time">
            <text:p>08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932.42" calcext:value-type="float">
            <text:p>1932.42</text:p>
          </table:table-cell>
          <table:table-cell office:value-type="float" office:value="2352.33" calcext:value-type="float">
            <text:p>2352.33</text:p>
          </table:table-cell>
        </table:table-row>
        <table:table-row table:style-name="ro1">
          <table:table-cell office:value-type="float" office:value="28862990" calcext:value-type="float">
            <text:p>28862990</text:p>
          </table:table-cell>
          <table:table-cell table:formula="of:=[.A1806]/1000/(60*60*24)" office:value-type="time" office:time-value="PT08H01M02.99S" calcext:value-type="time">
            <text:p>08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1933.44" calcext:value-type="float">
            <text:p>1933.44</text:p>
          </table:table-cell>
          <table:table-cell office:value-type="float" office:value="2353.51" calcext:value-type="float">
            <text:p>2353.51</text:p>
          </table:table-cell>
        </table:table-row>
        <table:table-row table:style-name="ro1">
          <table:table-cell office:value-type="float" office:value="28878990" calcext:value-type="float">
            <text:p>28878990</text:p>
          </table:table-cell>
          <table:table-cell table:formula="of:=[.A1807]/1000/(60*60*24)" office:value-type="time" office:time-value="PT08H01M18.99S" calcext:value-type="time">
            <text:p>08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934.46" calcext:value-type="float">
            <text:p>1934.46</text:p>
          </table:table-cell>
          <table:table-cell office:value-type="float" office:value="2354.69" calcext:value-type="float">
            <text:p>2354.69</text:p>
          </table:table-cell>
        </table:table-row>
        <table:table-row table:style-name="ro1">
          <table:table-cell office:value-type="float" office:value="28894990" calcext:value-type="float">
            <text:p>28894990</text:p>
          </table:table-cell>
          <table:table-cell table:formula="of:=[.A1808]/1000/(60*60*24)" office:value-type="time" office:time-value="PT08H01M34.99S" calcext:value-type="time">
            <text:p>08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35.48" calcext:value-type="float">
            <text:p>1935.48</text:p>
          </table:table-cell>
          <table:table-cell office:value-type="float" office:value="2355.87" calcext:value-type="float">
            <text:p>2355.87</text:p>
          </table:table-cell>
        </table:table-row>
        <table:table-row table:style-name="ro1">
          <table:table-cell office:value-type="float" office:value="28910990" calcext:value-type="float">
            <text:p>28910990</text:p>
          </table:table-cell>
          <table:table-cell table:formula="of:=[.A1809]/1000/(60*60*24)" office:value-type="time" office:time-value="PT08H01M50.99S" calcext:value-type="time">
            <text:p>08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36.5" calcext:value-type="float">
            <text:p>1936.5</text:p>
          </table:table-cell>
          <table:table-cell office:value-type="float" office:value="2357.05" calcext:value-type="float">
            <text:p>2357.05</text:p>
          </table:table-cell>
        </table:table-row>
        <table:table-row table:style-name="ro1">
          <table:table-cell office:value-type="float" office:value="28926990" calcext:value-type="float">
            <text:p>28926990</text:p>
          </table:table-cell>
          <table:table-cell table:formula="of:=[.A1810]/1000/(60*60*24)" office:value-type="time" office:time-value="PT08H02M06.99S" calcext:value-type="time">
            <text:p>08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937.52" calcext:value-type="float">
            <text:p>1937.52</text:p>
          </table:table-cell>
          <table:table-cell office:value-type="float" office:value="2358.23" calcext:value-type="float">
            <text:p>2358.23</text:p>
          </table:table-cell>
        </table:table-row>
        <table:table-row table:style-name="ro1">
          <table:table-cell office:value-type="float" office:value="28942990" calcext:value-type="float">
            <text:p>28942990</text:p>
          </table:table-cell>
          <table:table-cell table:formula="of:=[.A1811]/1000/(60*60*24)" office:value-type="time" office:time-value="PT08H02M22.99S" calcext:value-type="time">
            <text:p>08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938.54" calcext:value-type="float">
            <text:p>1938.54</text:p>
          </table:table-cell>
          <table:table-cell office:value-type="float" office:value="2359.41" calcext:value-type="float">
            <text:p>2359.41</text:p>
          </table:table-cell>
        </table:table-row>
        <table:table-row table:style-name="ro1">
          <table:table-cell office:value-type="float" office:value="28958990" calcext:value-type="float">
            <text:p>28958990</text:p>
          </table:table-cell>
          <table:table-cell table:formula="of:=[.A1812]/1000/(60*60*24)" office:value-type="time" office:time-value="PT08H02M38.99S" calcext:value-type="time">
            <text:p>08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939.56" calcext:value-type="float">
            <text:p>1939.56</text:p>
          </table:table-cell>
          <table:table-cell office:value-type="float" office:value="2360.59" calcext:value-type="float">
            <text:p>2360.59</text:p>
          </table:table-cell>
        </table:table-row>
        <table:table-row table:style-name="ro1">
          <table:table-cell office:value-type="float" office:value="28974990" calcext:value-type="float">
            <text:p>28974990</text:p>
          </table:table-cell>
          <table:table-cell table:formula="of:=[.A1813]/1000/(60*60*24)" office:value-type="time" office:time-value="PT08H02M54.99S" calcext:value-type="time">
            <text:p>08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1940.58" calcext:value-type="float">
            <text:p>1940.58</text:p>
          </table:table-cell>
          <table:table-cell office:value-type="float" office:value="2361.77" calcext:value-type="float">
            <text:p>2361.77</text:p>
          </table:table-cell>
        </table:table-row>
        <table:table-row table:style-name="ro1">
          <table:table-cell office:value-type="float" office:value="28990990" calcext:value-type="float">
            <text:p>28990990</text:p>
          </table:table-cell>
          <table:table-cell table:formula="of:=[.A1814]/1000/(60*60*24)" office:value-type="time" office:time-value="PT08H03M10.99S" calcext:value-type="time">
            <text:p>08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941.6" calcext:value-type="float">
            <text:p>1941.6</text:p>
          </table:table-cell>
          <table:table-cell office:value-type="float" office:value="2362.95" calcext:value-type="float">
            <text:p>2362.95</text:p>
          </table:table-cell>
        </table:table-row>
        <table:table-row table:style-name="ro1">
          <table:table-cell office:value-type="float" office:value="29006990" calcext:value-type="float">
            <text:p>29006990</text:p>
          </table:table-cell>
          <table:table-cell table:formula="of:=[.A1815]/1000/(60*60*24)" office:value-type="time" office:time-value="PT08H03M26.99S" calcext:value-type="time">
            <text:p>08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42.62" calcext:value-type="float">
            <text:p>1942.62</text:p>
          </table:table-cell>
          <table:table-cell office:value-type="float" office:value="2364.13" calcext:value-type="float">
            <text:p>2364.13</text:p>
          </table:table-cell>
        </table:table-row>
        <table:table-row table:style-name="ro1">
          <table:table-cell office:value-type="float" office:value="29022990" calcext:value-type="float">
            <text:p>29022990</text:p>
          </table:table-cell>
          <table:table-cell table:formula="of:=[.A1816]/1000/(60*60*24)" office:value-type="time" office:time-value="PT08H03M42.99S" calcext:value-type="time">
            <text:p>08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1943.64" calcext:value-type="float">
            <text:p>1943.64</text:p>
          </table:table-cell>
          <table:table-cell office:value-type="float" office:value="2365.31" calcext:value-type="float">
            <text:p>2365.31</text:p>
          </table:table-cell>
        </table:table-row>
        <table:table-row table:style-name="ro1">
          <table:table-cell office:value-type="float" office:value="29038990" calcext:value-type="float">
            <text:p>29038990</text:p>
          </table:table-cell>
          <table:table-cell table:formula="of:=[.A1817]/1000/(60*60*24)" office:value-type="time" office:time-value="PT08H03M58.99S" calcext:value-type="time">
            <text:p>08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4.65" calcext:value-type="float">
            <text:p>1944.65</text:p>
          </table:table-cell>
          <table:table-cell office:value-type="float" office:value="2366.48" calcext:value-type="float">
            <text:p>2366.48</text:p>
          </table:table-cell>
        </table:table-row>
        <table:table-row table:style-name="ro1">
          <table:table-cell office:value-type="float" office:value="29054990" calcext:value-type="float">
            <text:p>29054990</text:p>
          </table:table-cell>
          <table:table-cell table:formula="of:=[.A1818]/1000/(60*60*24)" office:value-type="time" office:time-value="PT08H04M14.99S" calcext:value-type="time">
            <text:p>08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5.67" calcext:value-type="float">
            <text:p>1945.67</text:p>
          </table:table-cell>
          <table:table-cell office:value-type="float" office:value="2367.66" calcext:value-type="float">
            <text:p>2367.66</text:p>
          </table:table-cell>
        </table:table-row>
        <table:table-row table:style-name="ro1">
          <table:table-cell office:value-type="float" office:value="29070990" calcext:value-type="float">
            <text:p>29070990</text:p>
          </table:table-cell>
          <table:table-cell table:formula="of:=[.A1819]/1000/(60*60*24)" office:value-type="time" office:time-value="PT08H04M30.99S" calcext:value-type="time">
            <text:p>08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1946.69" calcext:value-type="float">
            <text:p>1946.69</text:p>
          </table:table-cell>
          <table:table-cell office:value-type="float" office:value="2368.84" calcext:value-type="float">
            <text:p>2368.84</text:p>
          </table:table-cell>
        </table:table-row>
        <table:table-row table:style-name="ro1">
          <table:table-cell office:value-type="float" office:value="29086990" calcext:value-type="float">
            <text:p>29086990</text:p>
          </table:table-cell>
          <table:table-cell table:formula="of:=[.A1820]/1000/(60*60*24)" office:value-type="time" office:time-value="PT08H04M46.99S" calcext:value-type="time">
            <text:p>08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47.71" calcext:value-type="float">
            <text:p>1947.71</text:p>
          </table:table-cell>
          <table:table-cell office:value-type="float" office:value="2370.01" calcext:value-type="float">
            <text:p>2370.01</text:p>
          </table:table-cell>
        </table:table-row>
        <table:table-row table:style-name="ro1">
          <table:table-cell office:value-type="float" office:value="29102990" calcext:value-type="float">
            <text:p>29102990</text:p>
          </table:table-cell>
          <table:table-cell table:formula="of:=[.A1821]/1000/(60*60*24)" office:value-type="time" office:time-value="PT08H05M02.99S" calcext:value-type="time">
            <text:p>08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48.73" calcext:value-type="float">
            <text:p>1948.73</text:p>
          </table:table-cell>
          <table:table-cell office:value-type="float" office:value="2371.19" calcext:value-type="float">
            <text:p>2371.19</text:p>
          </table:table-cell>
        </table:table-row>
        <table:table-row table:style-name="ro1">
          <table:table-cell office:value-type="float" office:value="29118990" calcext:value-type="float">
            <text:p>29118990</text:p>
          </table:table-cell>
          <table:table-cell table:formula="of:=[.A1822]/1000/(60*60*24)" office:value-type="time" office:time-value="PT08H05M18.99S" calcext:value-type="time">
            <text:p>08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1949.75" calcext:value-type="float">
            <text:p>1949.75</text:p>
          </table:table-cell>
          <table:table-cell office:value-type="float" office:value="2372.36" calcext:value-type="float">
            <text:p>2372.36</text:p>
          </table:table-cell>
        </table:table-row>
        <table:table-row table:style-name="ro1">
          <table:table-cell office:value-type="float" office:value="29134990" calcext:value-type="float">
            <text:p>29134990</text:p>
          </table:table-cell>
          <table:table-cell table:formula="of:=[.A1823]/1000/(60*60*24)" office:value-type="time" office:time-value="PT08H05M34.99S" calcext:value-type="time">
            <text:p>08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0.77" calcext:value-type="float">
            <text:p>1950.77</text:p>
          </table:table-cell>
          <table:table-cell office:value-type="float" office:value="2373.54" calcext:value-type="float">
            <text:p>2373.54</text:p>
          </table:table-cell>
        </table:table-row>
        <table:table-row table:style-name="ro1">
          <table:table-cell office:value-type="float" office:value="29150990" calcext:value-type="float">
            <text:p>29150990</text:p>
          </table:table-cell>
          <table:table-cell table:formula="of:=[.A1824]/1000/(60*60*24)" office:value-type="time" office:time-value="PT08H05M50.99S" calcext:value-type="time">
            <text:p>08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1.79" calcext:value-type="float">
            <text:p>1951.79</text:p>
          </table:table-cell>
          <table:table-cell office:value-type="float" office:value="2374.72" calcext:value-type="float">
            <text:p>2374.72</text:p>
          </table:table-cell>
        </table:table-row>
        <table:table-row table:style-name="ro1">
          <table:table-cell office:value-type="float" office:value="29166990" calcext:value-type="float">
            <text:p>29166990</text:p>
          </table:table-cell>
          <table:table-cell table:formula="of:=[.A1825]/1000/(60*60*24)" office:value-type="time" office:time-value="PT08H06M06.99S" calcext:value-type="time">
            <text:p>08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2.81" calcext:value-type="float">
            <text:p>1952.81</text:p>
          </table:table-cell>
          <table:table-cell office:value-type="float" office:value="2375.89" calcext:value-type="float">
            <text:p>2375.89</text:p>
          </table:table-cell>
        </table:table-row>
        <table:table-row table:style-name="ro1">
          <table:table-cell office:value-type="float" office:value="29182990" calcext:value-type="float">
            <text:p>29182990</text:p>
          </table:table-cell>
          <table:table-cell table:formula="of:=[.A1826]/1000/(60*60*24)" office:value-type="time" office:time-value="PT08H06M22.99S" calcext:value-type="time">
            <text:p>08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1953.82" calcext:value-type="float">
            <text:p>1953.82</text:p>
          </table:table-cell>
          <table:table-cell office:value-type="float" office:value="2377.07" calcext:value-type="float">
            <text:p>2377.07</text:p>
          </table:table-cell>
        </table:table-row>
        <table:table-row table:style-name="ro1">
          <table:table-cell office:value-type="float" office:value="29198990" calcext:value-type="float">
            <text:p>29198990</text:p>
          </table:table-cell>
          <table:table-cell table:formula="of:=[.A1827]/1000/(60*60*24)" office:value-type="time" office:time-value="PT08H06M38.99S" calcext:value-type="time">
            <text:p>08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54.84" calcext:value-type="float">
            <text:p>1954.84</text:p>
          </table:table-cell>
          <table:table-cell office:value-type="float" office:value="2378.24" calcext:value-type="float">
            <text:p>2378.24</text:p>
          </table:table-cell>
        </table:table-row>
        <table:table-row table:style-name="ro1">
          <table:table-cell office:value-type="float" office:value="29214990" calcext:value-type="float">
            <text:p>29214990</text:p>
          </table:table-cell>
          <table:table-cell table:formula="of:=[.A1828]/1000/(60*60*24)" office:value-type="time" office:time-value="PT08H06M54.99S" calcext:value-type="time">
            <text:p>08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1955.86" calcext:value-type="float">
            <text:p>1955.86</text:p>
          </table:table-cell>
          <table:table-cell office:value-type="float" office:value="2379.42" calcext:value-type="float">
            <text:p>2379.42</text:p>
          </table:table-cell>
        </table:table-row>
        <table:table-row table:style-name="ro1">
          <table:table-cell office:value-type="float" office:value="29230990" calcext:value-type="float">
            <text:p>29230990</text:p>
          </table:table-cell>
          <table:table-cell table:formula="of:=[.A1829]/1000/(60*60*24)" office:value-type="time" office:time-value="PT08H07M10.99S" calcext:value-type="time">
            <text:p>08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956.88" calcext:value-type="float">
            <text:p>1956.88</text:p>
          </table:table-cell>
          <table:table-cell office:value-type="float" office:value="2380.59" calcext:value-type="float">
            <text:p>2380.59</text:p>
          </table:table-cell>
        </table:table-row>
        <table:table-row table:style-name="ro1">
          <table:table-cell office:value-type="float" office:value="29246990" calcext:value-type="float">
            <text:p>29246990</text:p>
          </table:table-cell>
          <table:table-cell table:formula="of:=[.A1830]/1000/(60*60*24)" office:value-type="time" office:time-value="PT08H07M26.99S" calcext:value-type="time">
            <text:p>08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5" calcext:value-type="float">
            <text:p>263.55</text:p>
          </table:table-cell>
          <table:table-cell office:value-type="float" office:value="1957.9" calcext:value-type="float">
            <text:p>1957.9</text:p>
          </table:table-cell>
          <table:table-cell office:value-type="float" office:value="2381.77" calcext:value-type="float">
            <text:p>2381.77</text:p>
          </table:table-cell>
        </table:table-row>
        <table:table-row table:style-name="ro1">
          <table:table-cell office:value-type="float" office:value="29262990" calcext:value-type="float">
            <text:p>29262990</text:p>
          </table:table-cell>
          <table:table-cell table:formula="of:=[.A1831]/1000/(60*60*24)" office:value-type="time" office:time-value="PT08H07M42.99S" calcext:value-type="time">
            <text:p>08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1958.91" calcext:value-type="float">
            <text:p>1958.91</text:p>
          </table:table-cell>
          <table:table-cell office:value-type="float" office:value="2382.94" calcext:value-type="float">
            <text:p>2382.94</text:p>
          </table:table-cell>
        </table:table-row>
        <table:table-row table:style-name="ro1">
          <table:table-cell office:value-type="float" office:value="29278990" calcext:value-type="float">
            <text:p>29278990</text:p>
          </table:table-cell>
          <table:table-cell table:formula="of:=[.A1832]/1000/(60*60*24)" office:value-type="time" office:time-value="PT08H07M58.99S" calcext:value-type="time">
            <text:p>08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959.93" calcext:value-type="float">
            <text:p>1959.93</text:p>
          </table:table-cell>
          <table:table-cell office:value-type="float" office:value="2384.12" calcext:value-type="float">
            <text:p>2384.12</text:p>
          </table:table-cell>
        </table:table-row>
        <table:table-row table:style-name="ro1">
          <table:table-cell office:value-type="float" office:value="29294990" calcext:value-type="float">
            <text:p>29294990</text:p>
          </table:table-cell>
          <table:table-cell table:formula="of:=[.A1833]/1000/(60*60*24)" office:value-type="time" office:time-value="PT08H08M14.99S" calcext:value-type="time">
            <text:p>08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60.95" calcext:value-type="float">
            <text:p>1960.95</text:p>
          </table:table-cell>
          <table:table-cell office:value-type="float" office:value="2385.29" calcext:value-type="float">
            <text:p>2385.29</text:p>
          </table:table-cell>
        </table:table-row>
        <table:table-row table:style-name="ro1">
          <table:table-cell office:value-type="float" office:value="29310990" calcext:value-type="float">
            <text:p>29310990</text:p>
          </table:table-cell>
          <table:table-cell table:formula="of:=[.A1834]/1000/(60*60*24)" office:value-type="time" office:time-value="PT08H08M30.99S" calcext:value-type="time">
            <text:p>08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1961.97" calcext:value-type="float">
            <text:p>1961.97</text:p>
          </table:table-cell>
          <table:table-cell office:value-type="float" office:value="2386.46" calcext:value-type="float">
            <text:p>2386.46</text:p>
          </table:table-cell>
        </table:table-row>
        <table:table-row table:style-name="ro1">
          <table:table-cell office:value-type="float" office:value="29326990" calcext:value-type="float">
            <text:p>29326990</text:p>
          </table:table-cell>
          <table:table-cell table:formula="of:=[.A1835]/1000/(60*60*24)" office:value-type="time" office:time-value="PT08H08M46.99S" calcext:value-type="time">
            <text:p>08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2.98" calcext:value-type="float">
            <text:p>1962.98</text:p>
          </table:table-cell>
          <table:table-cell office:value-type="float" office:value="2387.63" calcext:value-type="float">
            <text:p>2387.63</text:p>
          </table:table-cell>
        </table:table-row>
        <table:table-row table:style-name="ro1">
          <table:table-cell office:value-type="float" office:value="29342990" calcext:value-type="float">
            <text:p>29342990</text:p>
          </table:table-cell>
          <table:table-cell table:formula="of:=[.A1836]/1000/(60*60*24)" office:value-type="time" office:time-value="PT08H09M02.99S" calcext:value-type="time">
            <text:p>08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964" calcext:value-type="float">
            <text:p>1964</text:p>
          </table:table-cell>
          <table:table-cell office:value-type="float" office:value="2388.81" calcext:value-type="float">
            <text:p>2388.81</text:p>
          </table:table-cell>
        </table:table-row>
        <table:table-row table:style-name="ro1">
          <table:table-cell office:value-type="float" office:value="29358990" calcext:value-type="float">
            <text:p>29358990</text:p>
          </table:table-cell>
          <table:table-cell table:formula="of:=[.A1837]/1000/(60*60*24)" office:value-type="time" office:time-value="PT08H09M18.99S" calcext:value-type="time">
            <text:p>08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4.12" calcext:value-type="float">
            <text:p>264.12</text:p>
          </table:table-cell>
          <table:table-cell office:value-type="float" office:value="1965.02" calcext:value-type="float">
            <text:p>1965.02</text:p>
          </table:table-cell>
          <table:table-cell office:value-type="float" office:value="2389.98" calcext:value-type="float">
            <text:p>2389.98</text:p>
          </table:table-cell>
        </table:table-row>
        <table:table-row table:style-name="ro1">
          <table:table-cell office:value-type="float" office:value="29374990" calcext:value-type="float">
            <text:p>29374990</text:p>
          </table:table-cell>
          <table:table-cell table:formula="of:=[.A1838]/1000/(60*60*24)" office:value-type="time" office:time-value="PT08H09M34.99S" calcext:value-type="time">
            <text:p>08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966.03" calcext:value-type="float">
            <text:p>1966.03</text:p>
          </table:table-cell>
          <table:table-cell office:value-type="float" office:value="2391.15" calcext:value-type="float">
            <text:p>2391.15</text:p>
          </table:table-cell>
        </table:table-row>
        <table:table-row table:style-name="ro1">
          <table:table-cell office:value-type="float" office:value="29390990" calcext:value-type="float">
            <text:p>29390990</text:p>
          </table:table-cell>
          <table:table-cell table:formula="of:=[.A1839]/1000/(60*60*24)" office:value-type="time" office:time-value="PT08H09M50.99S" calcext:value-type="time">
            <text:p>08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67.05" calcext:value-type="float">
            <text:p>1967.05</text:p>
          </table:table-cell>
          <table:table-cell office:value-type="float" office:value="2392.32" calcext:value-type="float">
            <text:p>2392.32</text:p>
          </table:table-cell>
        </table:table-row>
        <table:table-row table:style-name="ro1">
          <table:table-cell office:value-type="float" office:value="29406990" calcext:value-type="float">
            <text:p>29406990</text:p>
          </table:table-cell>
          <table:table-cell table:formula="of:=[.A1840]/1000/(60*60*24)" office:value-type="time" office:time-value="PT08H10M06.99S" calcext:value-type="time">
            <text:p>08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68.06" calcext:value-type="float">
            <text:p>1968.06</text:p>
          </table:table-cell>
          <table:table-cell office:value-type="float" office:value="2393.49" calcext:value-type="float">
            <text:p>2393.49</text:p>
          </table:table-cell>
        </table:table-row>
        <table:table-row table:style-name="ro1">
          <table:table-cell office:value-type="float" office:value="29422990" calcext:value-type="float">
            <text:p>29422990</text:p>
          </table:table-cell>
          <table:table-cell table:formula="of:=[.A1841]/1000/(60*60*24)" office:value-type="time" office:time-value="PT08H10M22.99S" calcext:value-type="time">
            <text:p>08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969.08" calcext:value-type="float">
            <text:p>1969.08</text:p>
          </table:table-cell>
          <table:table-cell office:value-type="float" office:value="2394.65" calcext:value-type="float">
            <text:p>2394.65</text:p>
          </table:table-cell>
        </table:table-row>
        <table:table-row table:style-name="ro1">
          <table:table-cell office:value-type="float" office:value="29438990" calcext:value-type="float">
            <text:p>29438990</text:p>
          </table:table-cell>
          <table:table-cell table:formula="of:=[.A1842]/1000/(60*60*24)" office:value-type="time" office:time-value="PT08H10M38.99S" calcext:value-type="time">
            <text:p>08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70.1" calcext:value-type="float">
            <text:p>1970.1</text:p>
          </table:table-cell>
          <table:table-cell office:value-type="float" office:value="2395.82" calcext:value-type="float">
            <text:p>2395.82</text:p>
          </table:table-cell>
        </table:table-row>
        <table:table-row table:style-name="ro1">
          <table:table-cell office:value-type="float" office:value="29454990" calcext:value-type="float">
            <text:p>29454990</text:p>
          </table:table-cell>
          <table:table-cell table:formula="of:=[.A1843]/1000/(60*60*24)" office:value-type="time" office:time-value="PT08H10M54.99S" calcext:value-type="time">
            <text:p>08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971.11" calcext:value-type="float">
            <text:p>1971.11</text:p>
          </table:table-cell>
          <table:table-cell office:value-type="float" office:value="2396.99" calcext:value-type="float">
            <text:p>2396.99</text:p>
          </table:table-cell>
        </table:table-row>
        <table:table-row table:style-name="ro1">
          <table:table-cell office:value-type="float" office:value="29470990" calcext:value-type="float">
            <text:p>29470990</text:p>
          </table:table-cell>
          <table:table-cell table:formula="of:=[.A1844]/1000/(60*60*24)" office:value-type="time" office:time-value="PT08H11M10.99S" calcext:value-type="time">
            <text:p>08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1972.13" calcext:value-type="float">
            <text:p>1972.13</text:p>
          </table:table-cell>
          <table:table-cell office:value-type="float" office:value="2398.16" calcext:value-type="float">
            <text:p>2398.16</text:p>
          </table:table-cell>
        </table:table-row>
        <table:table-row table:style-name="ro1">
          <table:table-cell office:value-type="float" office:value="29486990" calcext:value-type="float">
            <text:p>29486990</text:p>
          </table:table-cell>
          <table:table-cell table:formula="of:=[.A1845]/1000/(60*60*24)" office:value-type="time" office:time-value="PT08H11M26.99S" calcext:value-type="time">
            <text:p>08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1973.14" calcext:value-type="float">
            <text:p>1973.14</text:p>
          </table:table-cell>
          <table:table-cell office:value-type="float" office:value="2399.33" calcext:value-type="float">
            <text:p>2399.33</text:p>
          </table:table-cell>
        </table:table-row>
        <table:table-row table:style-name="ro1">
          <table:table-cell office:value-type="float" office:value="29502990" calcext:value-type="float">
            <text:p>29502990</text:p>
          </table:table-cell>
          <table:table-cell table:formula="of:=[.A1846]/1000/(60*60*24)" office:value-type="time" office:time-value="PT08H11M42.99S" calcext:value-type="time">
            <text:p>08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74.16" calcext:value-type="float">
            <text:p>1974.16</text:p>
          </table:table-cell>
          <table:table-cell office:value-type="float" office:value="2400.5" calcext:value-type="float">
            <text:p>2400.5</text:p>
          </table:table-cell>
        </table:table-row>
        <table:table-row table:style-name="ro1">
          <table:table-cell office:value-type="float" office:value="29518990" calcext:value-type="float">
            <text:p>29518990</text:p>
          </table:table-cell>
          <table:table-cell table:formula="of:=[.A1847]/1000/(60*60*24)" office:value-type="time" office:time-value="PT08H11M58.99S" calcext:value-type="time">
            <text:p>08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1975.17" calcext:value-type="float">
            <text:p>1975.17</text:p>
          </table:table-cell>
          <table:table-cell office:value-type="float" office:value="2401.66" calcext:value-type="float">
            <text:p>2401.66</text:p>
          </table:table-cell>
        </table:table-row>
        <table:table-row table:style-name="ro1">
          <table:table-cell office:value-type="float" office:value="29534990" calcext:value-type="float">
            <text:p>29534990</text:p>
          </table:table-cell>
          <table:table-cell table:formula="of:=[.A1848]/1000/(60*60*24)" office:value-type="time" office:time-value="PT08H12M14.99S" calcext:value-type="time">
            <text:p>08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1976.19" calcext:value-type="float">
            <text:p>1976.19</text:p>
          </table:table-cell>
          <table:table-cell office:value-type="float" office:value="2402.83" calcext:value-type="float">
            <text:p>2402.83</text:p>
          </table:table-cell>
        </table:table-row>
        <table:table-row table:style-name="ro1">
          <table:table-cell office:value-type="float" office:value="29550990" calcext:value-type="float">
            <text:p>29550990</text:p>
          </table:table-cell>
          <table:table-cell table:formula="of:=[.A1849]/1000/(60*60*24)" office:value-type="time" office:time-value="PT08H12M30.99S" calcext:value-type="time">
            <text:p>08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77.2" calcext:value-type="float">
            <text:p>1977.2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29566990" calcext:value-type="float">
            <text:p>29566990</text:p>
          </table:table-cell>
          <table:table-cell table:formula="of:=[.A1850]/1000/(60*60*24)" office:value-type="time" office:time-value="PT08H12M46.99S" calcext:value-type="time">
            <text:p>08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2405.17" calcext:value-type="float">
            <text:p>2405.17</text:p>
          </table:table-cell>
        </table:table-row>
        <table:table-row table:style-name="ro1">
          <table:table-cell office:value-type="float" office:value="29582990" calcext:value-type="float">
            <text:p>29582990</text:p>
          </table:table-cell>
          <table:table-cell table:formula="of:=[.A1851]/1000/(60*60*24)" office:value-type="time" office:time-value="PT08H13M02.99S" calcext:value-type="time">
            <text:p>08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79.23" calcext:value-type="float">
            <text:p>1979.23</text:p>
          </table:table-cell>
          <table:table-cell office:value-type="float" office:value="2406.33" calcext:value-type="float">
            <text:p>2406.33</text:p>
          </table:table-cell>
        </table:table-row>
        <table:table-row table:style-name="ro1">
          <table:table-cell office:value-type="float" office:value="29598990" calcext:value-type="float">
            <text:p>29598990</text:p>
          </table:table-cell>
          <table:table-cell table:formula="of:=[.A1852]/1000/(60*60*24)" office:value-type="time" office:time-value="PT08H13M18.99S" calcext:value-type="time">
            <text:p>08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80.25" calcext:value-type="float">
            <text:p>1980.25</text:p>
          </table:table-cell>
          <table:table-cell office:value-type="float" office:value="2407.5" calcext:value-type="float">
            <text:p>2407.5</text:p>
          </table:table-cell>
        </table:table-row>
        <table:table-row table:style-name="ro1">
          <table:table-cell office:value-type="float" office:value="29614990" calcext:value-type="float">
            <text:p>29614990</text:p>
          </table:table-cell>
          <table:table-cell table:formula="of:=[.A1853]/1000/(60*60*24)" office:value-type="time" office:time-value="PT08H13M34.99S" calcext:value-type="time">
            <text:p>08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1981.26" calcext:value-type="float">
            <text:p>1981.26</text:p>
          </table:table-cell>
          <table:table-cell office:value-type="float" office:value="2408.67" calcext:value-type="float">
            <text:p>2408.67</text:p>
          </table:table-cell>
        </table:table-row>
        <table:table-row table:style-name="ro1">
          <table:table-cell office:value-type="float" office:value="29630990" calcext:value-type="float">
            <text:p>29630990</text:p>
          </table:table-cell>
          <table:table-cell table:formula="of:=[.A1854]/1000/(60*60*24)" office:value-type="time" office:time-value="PT08H13M50.99S" calcext:value-type="time">
            <text:p>08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982.28" calcext:value-type="float">
            <text:p>1982.28</text:p>
          </table:table-cell>
          <table:table-cell office:value-type="float" office:value="2409.84" calcext:value-type="float">
            <text:p>2409.84</text:p>
          </table:table-cell>
        </table:table-row>
        <table:table-row table:style-name="ro1">
          <table:table-cell office:value-type="float" office:value="29646990" calcext:value-type="float">
            <text:p>29646990</text:p>
          </table:table-cell>
          <table:table-cell table:formula="of:=[.A1855]/1000/(60*60*24)" office:value-type="time" office:time-value="PT08H14M06.99S" calcext:value-type="time">
            <text:p>08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2.5" calcext:value-type="float">
            <text:p>262.5</text:p>
          </table:table-cell>
          <table:table-cell office:value-type="float" office:value="1983.29" calcext:value-type="float">
            <text:p>1983.29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29662990" calcext:value-type="float">
            <text:p>29662990</text:p>
          </table:table-cell>
          <table:table-cell table:formula="of:=[.A1856]/1000/(60*60*24)" office:value-type="time" office:time-value="PT08H14M22.99S" calcext:value-type="time">
            <text:p>08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984.3" calcext:value-type="float">
            <text:p>1984.3</text:p>
          </table:table-cell>
          <table:table-cell office:value-type="float" office:value="2412.17" calcext:value-type="float">
            <text:p>2412.17</text:p>
          </table:table-cell>
        </table:table-row>
        <table:table-row table:style-name="ro1">
          <table:table-cell office:value-type="float" office:value="29678989" calcext:value-type="float">
            <text:p>29678989</text:p>
          </table:table-cell>
          <table:table-cell table:formula="of:=[.A1857]/1000/(60*60*24)" office:value-type="time" office:time-value="PT08H14M38.989S" calcext:value-type="time">
            <text:p>08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985.32" calcext:value-type="float">
            <text:p>1985.32</text:p>
          </table:table-cell>
          <table:table-cell office:value-type="float" office:value="2413.33" calcext:value-type="float">
            <text:p>2413.33</text:p>
          </table:table-cell>
        </table:table-row>
        <table:table-row table:style-name="ro1">
          <table:table-cell office:value-type="float" office:value="29694990" calcext:value-type="float">
            <text:p>29694990</text:p>
          </table:table-cell>
          <table:table-cell table:formula="of:=[.A1858]/1000/(60*60*24)" office:value-type="time" office:time-value="PT08H14M54.99S" calcext:value-type="time">
            <text:p>08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986.33" calcext:value-type="float">
            <text:p>1986.33</text:p>
          </table:table-cell>
          <table:table-cell office:value-type="float" office:value="2414.49" calcext:value-type="float">
            <text:p>2414.49</text:p>
          </table:table-cell>
        </table:table-row>
        <table:table-row table:style-name="ro1">
          <table:table-cell office:value-type="float" office:value="29710990" calcext:value-type="float">
            <text:p>29710990</text:p>
          </table:table-cell>
          <table:table-cell table:formula="of:=[.A1859]/1000/(60*60*24)" office:value-type="time" office:time-value="PT08H15M10.99S" calcext:value-type="time">
            <text:p>08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987.34" calcext:value-type="float">
            <text:p>1987.34</text:p>
          </table:table-cell>
          <table:table-cell office:value-type="float" office:value="2415.65" calcext:value-type="float">
            <text:p>2415.65</text:p>
          </table:table-cell>
        </table:table-row>
        <table:table-row table:style-name="ro1">
          <table:table-cell office:value-type="float" office:value="29726990" calcext:value-type="float">
            <text:p>29726990</text:p>
          </table:table-cell>
          <table:table-cell table:formula="of:=[.A1860]/1000/(60*60*24)" office:value-type="time" office:time-value="PT08H15M26.99S" calcext:value-type="time">
            <text:p>08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988.36" calcext:value-type="float">
            <text:p>1988.36</text:p>
          </table:table-cell>
          <table:table-cell office:value-type="float" office:value="2416.81" calcext:value-type="float">
            <text:p>2416.81</text:p>
          </table:table-cell>
        </table:table-row>
        <table:table-row table:style-name="ro1">
          <table:table-cell office:value-type="float" office:value="29742990" calcext:value-type="float">
            <text:p>29742990</text:p>
          </table:table-cell>
          <table:table-cell table:formula="of:=[.A1861]/1000/(60*60*24)" office:value-type="time" office:time-value="PT08H15M42.99S" calcext:value-type="time">
            <text:p>08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89.37" calcext:value-type="float">
            <text:p>1989.37</text:p>
          </table:table-cell>
          <table:table-cell office:value-type="float" office:value="2417.98" calcext:value-type="float">
            <text:p>2417.98</text:p>
          </table:table-cell>
        </table:table-row>
        <table:table-row table:style-name="ro1">
          <table:table-cell office:value-type="float" office:value="29758990" calcext:value-type="float">
            <text:p>29758990</text:p>
          </table:table-cell>
          <table:table-cell table:formula="of:=[.A1862]/1000/(60*60*24)" office:value-type="time" office:time-value="PT08H15M58.99S" calcext:value-type="time">
            <text:p>08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990.38" calcext:value-type="float">
            <text:p>1990.38</text:p>
          </table:table-cell>
          <table:table-cell office:value-type="float" office:value="2419.14" calcext:value-type="float">
            <text:p>2419.14</text:p>
          </table:table-cell>
        </table:table-row>
        <table:table-row table:style-name="ro1">
          <table:table-cell office:value-type="float" office:value="29774990" calcext:value-type="float">
            <text:p>29774990</text:p>
          </table:table-cell>
          <table:table-cell table:formula="of:=[.A1863]/1000/(60*60*24)" office:value-type="time" office:time-value="PT08H16M14.99S" calcext:value-type="time">
            <text:p>08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91.4" calcext:value-type="float">
            <text:p>1991.4</text:p>
          </table:table-cell>
          <table:table-cell office:value-type="float" office:value="2420.3" calcext:value-type="float">
            <text:p>2420.3</text:p>
          </table:table-cell>
        </table:table-row>
        <table:table-row table:style-name="ro1">
          <table:table-cell office:value-type="float" office:value="29790990" calcext:value-type="float">
            <text:p>29790990</text:p>
          </table:table-cell>
          <table:table-cell table:formula="of:=[.A1864]/1000/(60*60*24)" office:value-type="time" office:time-value="PT08H16M30.99S" calcext:value-type="time">
            <text:p>08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1992.41" calcext:value-type="float">
            <text:p>1992.41</text:p>
          </table:table-cell>
          <table:table-cell office:value-type="float" office:value="2421.46" calcext:value-type="float">
            <text:p>2421.46</text:p>
          </table:table-cell>
        </table:table-row>
        <table:table-row table:style-name="ro1">
          <table:table-cell office:value-type="float" office:value="29806990" calcext:value-type="float">
            <text:p>29806990</text:p>
          </table:table-cell>
          <table:table-cell table:formula="of:=[.A1865]/1000/(60*60*24)" office:value-type="time" office:time-value="PT08H16M46.99S" calcext:value-type="time">
            <text:p>08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93.42" calcext:value-type="float">
            <text:p>1993.42</text:p>
          </table:table-cell>
          <table:table-cell office:value-type="float" office:value="2422.62" calcext:value-type="float">
            <text:p>2422.62</text:p>
          </table:table-cell>
        </table:table-row>
        <table:table-row table:style-name="ro1">
          <table:table-cell office:value-type="float" office:value="29822990" calcext:value-type="float">
            <text:p>29822990</text:p>
          </table:table-cell>
          <table:table-cell table:formula="of:=[.A1866]/1000/(60*60*24)" office:value-type="time" office:time-value="PT08H17M02.99S" calcext:value-type="time">
            <text:p>08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94.43" calcext:value-type="float">
            <text:p>1994.43</text:p>
          </table:table-cell>
          <table:table-cell office:value-type="float" office:value="2423.78" calcext:value-type="float">
            <text:p>2423.78</text:p>
          </table:table-cell>
        </table:table-row>
        <table:table-row table:style-name="ro1">
          <table:table-cell office:value-type="float" office:value="29838990" calcext:value-type="float">
            <text:p>29838990</text:p>
          </table:table-cell>
          <table:table-cell table:formula="of:=[.A1867]/1000/(60*60*24)" office:value-type="time" office:time-value="PT08H17M18.99S" calcext:value-type="time">
            <text:p>08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1995.44" calcext:value-type="float">
            <text:p>1995.44</text:p>
          </table:table-cell>
          <table:table-cell office:value-type="float" office:value="2424.94" calcext:value-type="float">
            <text:p>2424.94</text:p>
          </table:table-cell>
        </table:table-row>
        <table:table-row table:style-name="ro1">
          <table:table-cell office:value-type="float" office:value="29854990" calcext:value-type="float">
            <text:p>29854990</text:p>
          </table:table-cell>
          <table:table-cell table:formula="of:=[.A1868]/1000/(60*60*24)" office:value-type="time" office:time-value="PT08H17M34.99S" calcext:value-type="time">
            <text:p>08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96.46" calcext:value-type="float">
            <text:p>1996.46</text:p>
          </table:table-cell>
          <table:table-cell office:value-type="float" office:value="2426.1" calcext:value-type="float">
            <text:p>2426.1</text:p>
          </table:table-cell>
        </table:table-row>
        <table:table-row table:style-name="ro1">
          <table:table-cell office:value-type="float" office:value="29870990" calcext:value-type="float">
            <text:p>29870990</text:p>
          </table:table-cell>
          <table:table-cell table:formula="of:=[.A1869]/1000/(60*60*24)" office:value-type="time" office:time-value="PT08H17M50.99S" calcext:value-type="time">
            <text:p>08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997.47" calcext:value-type="float">
            <text:p>1997.47</text:p>
          </table:table-cell>
          <table:table-cell office:value-type="float" office:value="2427.26" calcext:value-type="float">
            <text:p>2427.26</text:p>
          </table:table-cell>
        </table:table-row>
        <table:table-row table:style-name="ro1">
          <table:table-cell office:value-type="float" office:value="29886990" calcext:value-type="float">
            <text:p>29886990</text:p>
          </table:table-cell>
          <table:table-cell table:formula="of:=[.A1870]/1000/(60*60*24)" office:value-type="time" office:time-value="PT08H18M06.99S" calcext:value-type="time">
            <text:p>08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6" calcext:value-type="float">
            <text:p>227.6</text:p>
          </table:table-cell>
          <table:table-cell office:value-type="float" office:value="261" calcext:value-type="float">
            <text:p>261</text:p>
          </table:table-cell>
          <table:table-cell office:value-type="float" office:value="1998.48" calcext:value-type="float">
            <text:p>1998.48</text:p>
          </table:table-cell>
          <table:table-cell office:value-type="float" office:value="2428.42" calcext:value-type="float">
            <text:p>2428.42</text:p>
          </table:table-cell>
        </table:table-row>
        <table:table-row table:style-name="ro1">
          <table:table-cell office:value-type="float" office:value="29902990" calcext:value-type="float">
            <text:p>29902990</text:p>
          </table:table-cell>
          <table:table-cell table:formula="of:=[.A1871]/1000/(60*60*24)" office:value-type="time" office:time-value="PT08H18M22.99S" calcext:value-type="time">
            <text:p>08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1999.49" calcext:value-type="float">
            <text:p>1999.49</text:p>
          </table:table-cell>
          <table:table-cell office:value-type="float" office:value="2429.58" calcext:value-type="float">
            <text:p>2429.58</text:p>
          </table:table-cell>
        </table:table-row>
        <table:table-row table:style-name="ro1">
          <table:table-cell office:value-type="float" office:value="29918990" calcext:value-type="float">
            <text:p>29918990</text:p>
          </table:table-cell>
          <table:table-cell table:formula="of:=[.A1872]/1000/(60*60*24)" office:value-type="time" office:time-value="PT08H18M38.99S" calcext:value-type="time">
            <text:p>08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00.5" calcext:value-type="float">
            <text:p>2000.5</text:p>
          </table:table-cell>
          <table:table-cell office:value-type="float" office:value="2430.74" calcext:value-type="float">
            <text:p>2430.74</text:p>
          </table:table-cell>
        </table:table-row>
        <table:table-row table:style-name="ro1">
          <table:table-cell office:value-type="float" office:value="29934990" calcext:value-type="float">
            <text:p>29934990</text:p>
          </table:table-cell>
          <table:table-cell table:formula="of:=[.A1873]/1000/(60*60*24)" office:value-type="time" office:time-value="PT08H18M54.99S" calcext:value-type="time">
            <text:p>08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001.51" calcext:value-type="float">
            <text:p>2001.51</text:p>
          </table:table-cell>
          <table:table-cell office:value-type="float" office:value="2431.9" calcext:value-type="float">
            <text:p>2431.9</text:p>
          </table:table-cell>
        </table:table-row>
        <table:table-row table:style-name="ro1">
          <table:table-cell office:value-type="float" office:value="29950990" calcext:value-type="float">
            <text:p>29950990</text:p>
          </table:table-cell>
          <table:table-cell table:formula="of:=[.A1874]/1000/(60*60*24)" office:value-type="time" office:time-value="PT08H19M10.99S" calcext:value-type="time">
            <text:p>08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002.52" calcext:value-type="float">
            <text:p>2002.52</text:p>
          </table:table-cell>
          <table:table-cell office:value-type="float" office:value="2433.06" calcext:value-type="float">
            <text:p>2433.06</text:p>
          </table:table-cell>
        </table:table-row>
        <table:table-row table:style-name="ro1">
          <table:table-cell office:value-type="float" office:value="29966990" calcext:value-type="float">
            <text:p>29966990</text:p>
          </table:table-cell>
          <table:table-cell table:formula="of:=[.A1875]/1000/(60*60*24)" office:value-type="time" office:time-value="PT08H19M26.99S" calcext:value-type="time">
            <text:p>08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03.53" calcext:value-type="float">
            <text:p>2003.53</text:p>
          </table:table-cell>
          <table:table-cell office:value-type="float" office:value="2434.21" calcext:value-type="float">
            <text:p>2434.21</text:p>
          </table:table-cell>
        </table:table-row>
        <table:table-row table:style-name="ro1">
          <table:table-cell office:value-type="float" office:value="29982990" calcext:value-type="float">
            <text:p>29982990</text:p>
          </table:table-cell>
          <table:table-cell table:formula="of:=[.A1876]/1000/(60*60*24)" office:value-type="time" office:time-value="PT08H19M42.99S" calcext:value-type="time">
            <text:p>08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004.54" calcext:value-type="float">
            <text:p>2004.54</text:p>
          </table:table-cell>
          <table:table-cell office:value-type="float" office:value="2435.37" calcext:value-type="float">
            <text:p>2435.37</text:p>
          </table:table-cell>
        </table:table-row>
        <table:table-row table:style-name="ro1">
          <table:table-cell office:value-type="float" office:value="29998990" calcext:value-type="float">
            <text:p>29998990</text:p>
          </table:table-cell>
          <table:table-cell table:formula="of:=[.A1877]/1000/(60*60*24)" office:value-type="time" office:time-value="PT08H19M58.99S" calcext:value-type="time">
            <text:p>08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2436.53" calcext:value-type="float">
            <text:p>2436.53</text:p>
          </table:table-cell>
        </table:table-row>
        <table:table-row table:style-name="ro1">
          <table:table-cell office:value-type="float" office:value="30014990" calcext:value-type="float">
            <text:p>30014990</text:p>
          </table:table-cell>
          <table:table-cell table:formula="of:=[.A1878]/1000/(60*60*24)" office:value-type="time" office:time-value="PT08H20M14.99S" calcext:value-type="time">
            <text:p>08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2" calcext:value-type="float">
            <text:p>227.2</text:p>
          </table:table-cell>
          <table:table-cell office:value-type="float" office:value="260.53" calcext:value-type="float">
            <text:p>260.53</text:p>
          </table:table-cell>
          <table:table-cell office:value-type="float" office:value="2006.56" calcext:value-type="float">
            <text:p>2006.56</text:p>
          </table:table-cell>
          <table:table-cell office:value-type="float" office:value="2437.68" calcext:value-type="float">
            <text:p>2437.68</text:p>
          </table:table-cell>
        </table:table-row>
        <table:table-row table:style-name="ro1">
          <table:table-cell office:value-type="float" office:value="30030990" calcext:value-type="float">
            <text:p>30030990</text:p>
          </table:table-cell>
          <table:table-cell table:formula="of:=[.A1879]/1000/(60*60*24)" office:value-type="time" office:time-value="PT08H20M30.99S" calcext:value-type="time">
            <text:p>08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007.57" calcext:value-type="float">
            <text:p>2007.57</text:p>
          </table:table-cell>
          <table:table-cell office:value-type="float" office:value="2438.84" calcext:value-type="float">
            <text:p>2438.84</text:p>
          </table:table-cell>
        </table:table-row>
        <table:table-row table:style-name="ro1">
          <table:table-cell office:value-type="float" office:value="30046990" calcext:value-type="float">
            <text:p>30046990</text:p>
          </table:table-cell>
          <table:table-cell table:formula="of:=[.A1880]/1000/(60*60*24)" office:value-type="time" office:time-value="PT08H20M46.99S" calcext:value-type="time">
            <text:p>08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2" calcext:value-type="float">
            <text:p>259.62</text:p>
          </table:table-cell>
          <table:table-cell office:value-type="float" office:value="2008.58" calcext:value-type="float">
            <text:p>2008.58</text:p>
          </table:table-cell>
          <table:table-cell office:value-type="float" office:value="2439.99" calcext:value-type="float">
            <text:p>2439.99</text:p>
          </table:table-cell>
        </table:table-row>
        <table:table-row table:style-name="ro1">
          <table:table-cell office:value-type="float" office:value="30062990" calcext:value-type="float">
            <text:p>30062990</text:p>
          </table:table-cell>
          <table:table-cell table:formula="of:=[.A1881]/1000/(60*60*24)" office:value-type="time" office:time-value="PT08H21M02.99S" calcext:value-type="time">
            <text:p>08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09.59" calcext:value-type="float">
            <text:p>2009.59</text:p>
          </table:table-cell>
          <table:table-cell office:value-type="float" office:value="2441.14" calcext:value-type="float">
            <text:p>2441.14</text:p>
          </table:table-cell>
        </table:table-row>
        <table:table-row table:style-name="ro1">
          <table:table-cell office:value-type="float" office:value="30078990" calcext:value-type="float">
            <text:p>30078990</text:p>
          </table:table-cell>
          <table:table-cell table:formula="of:=[.A1882]/1000/(60*60*24)" office:value-type="time" office:time-value="PT08H21M18.99S" calcext:value-type="time">
            <text:p>08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10.6" calcext:value-type="float">
            <text:p>2010.6</text:p>
          </table:table-cell>
          <table:table-cell office:value-type="float" office:value="2442.29" calcext:value-type="float">
            <text:p>2442.29</text:p>
          </table:table-cell>
        </table:table-row>
        <table:table-row table:style-name="ro1">
          <table:table-cell office:value-type="float" office:value="30094990" calcext:value-type="float">
            <text:p>30094990</text:p>
          </table:table-cell>
          <table:table-cell table:formula="of:=[.A1883]/1000/(60*60*24)" office:value-type="time" office:time-value="PT08H21M34.99S" calcext:value-type="time">
            <text:p>08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011.61" calcext:value-type="float">
            <text:p>2011.61</text:p>
          </table:table-cell>
          <table:table-cell office:value-type="float" office:value="2443.45" calcext:value-type="float">
            <text:p>2443.45</text:p>
          </table:table-cell>
        </table:table-row>
        <table:table-row table:style-name="ro1">
          <table:table-cell office:value-type="float" office:value="30110990" calcext:value-type="float">
            <text:p>30110990</text:p>
          </table:table-cell>
          <table:table-cell table:formula="of:=[.A1884]/1000/(60*60*24)" office:value-type="time" office:time-value="PT08H21M50.99S" calcext:value-type="time">
            <text:p>08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012.62" calcext:value-type="float">
            <text:p>2012.62</text:p>
          </table:table-cell>
          <table:table-cell office:value-type="float" office:value="2444.6" calcext:value-type="float">
            <text:p>2444.6</text:p>
          </table:table-cell>
        </table:table-row>
        <table:table-row table:style-name="ro1">
          <table:table-cell office:value-type="float" office:value="30126990" calcext:value-type="float">
            <text:p>30126990</text:p>
          </table:table-cell>
          <table:table-cell table:formula="of:=[.A1885]/1000/(60*60*24)" office:value-type="time" office:time-value="PT08H22M06.99S" calcext:value-type="time">
            <text:p>08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13.63" calcext:value-type="float">
            <text:p>2013.63</text:p>
          </table:table-cell>
          <table:table-cell office:value-type="float" office:value="2445.75" calcext:value-type="float">
            <text:p>2445.75</text:p>
          </table:table-cell>
        </table:table-row>
        <table:table-row table:style-name="ro1">
          <table:table-cell office:value-type="float" office:value="30142990" calcext:value-type="float">
            <text:p>30142990</text:p>
          </table:table-cell>
          <table:table-cell table:formula="of:=[.A1886]/1000/(60*60*24)" office:value-type="time" office:time-value="PT08H22M22.99S" calcext:value-type="time">
            <text:p>08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14.64" calcext:value-type="float">
            <text:p>2014.64</text:p>
          </table:table-cell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float" office:value="30158990" calcext:value-type="float">
            <text:p>30158990</text:p>
          </table:table-cell>
          <table:table-cell table:formula="of:=[.A1887]/1000/(60*60*24)" office:value-type="time" office:time-value="PT08H22M38.99S" calcext:value-type="time">
            <text:p>08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15.65" calcext:value-type="float">
            <text:p>2015.65</text:p>
          </table:table-cell>
          <table:table-cell office:value-type="float" office:value="2448.06" calcext:value-type="float">
            <text:p>2448.06</text:p>
          </table:table-cell>
        </table:table-row>
        <table:table-row table:style-name="ro1">
          <table:table-cell office:value-type="float" office:value="30174990" calcext:value-type="float">
            <text:p>30174990</text:p>
          </table:table-cell>
          <table:table-cell table:formula="of:=[.A1888]/1000/(60*60*24)" office:value-type="time" office:time-value="PT08H22M54.99S" calcext:value-type="time">
            <text:p>08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5" calcext:value-type="float">
            <text:p>259.05</text:p>
          </table:table-cell>
          <table:table-cell office:value-type="float" office:value="2016.65" calcext:value-type="float">
            <text:p>2016.65</text:p>
          </table:table-cell>
          <table:table-cell office:value-type="float" office:value="2449.21" calcext:value-type="float">
            <text:p>2449.21</text:p>
          </table:table-cell>
        </table:table-row>
        <table:table-row table:style-name="ro1">
          <table:table-cell office:value-type="float" office:value="30190990" calcext:value-type="float">
            <text:p>30190990</text:p>
          </table:table-cell>
          <table:table-cell table:formula="of:=[.A1889]/1000/(60*60*24)" office:value-type="time" office:time-value="PT08H23M10.99S" calcext:value-type="time">
            <text:p>08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017.66" calcext:value-type="float">
            <text:p>2017.66</text:p>
          </table:table-cell>
          <table:table-cell office:value-type="float" office:value="2450.36" calcext:value-type="float">
            <text:p>2450.36</text:p>
          </table:table-cell>
        </table:table-row>
        <table:table-row table:style-name="ro1">
          <table:table-cell office:value-type="float" office:value="30206990" calcext:value-type="float">
            <text:p>30206990</text:p>
          </table:table-cell>
          <table:table-cell table:formula="of:=[.A1890]/1000/(60*60*24)" office:value-type="time" office:time-value="PT08H23M26.99S" calcext:value-type="time">
            <text:p>08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18.67" calcext:value-type="float">
            <text:p>2018.67</text:p>
          </table:table-cell>
          <table:table-cell office:value-type="float" office:value="2451.51" calcext:value-type="float">
            <text:p>2451.51</text:p>
          </table:table-cell>
        </table:table-row>
        <table:table-row table:style-name="ro1">
          <table:table-cell office:value-type="float" office:value="30222990" calcext:value-type="float">
            <text:p>30222990</text:p>
          </table:table-cell>
          <table:table-cell table:formula="of:=[.A1891]/1000/(60*60*24)" office:value-type="time" office:time-value="PT08H23M42.99S" calcext:value-type="time">
            <text:p>08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019.68" calcext:value-type="float">
            <text:p>2019.68</text:p>
          </table:table-cell>
          <table:table-cell office:value-type="float" office:value="2452.66" calcext:value-type="float">
            <text:p>2452.66</text:p>
          </table:table-cell>
        </table:table-row>
        <table:table-row table:style-name="ro1">
          <table:table-cell office:value-type="float" office:value="30238990" calcext:value-type="float">
            <text:p>30238990</text:p>
          </table:table-cell>
          <table:table-cell table:formula="of:=[.A1892]/1000/(60*60*24)" office:value-type="time" office:time-value="PT08H23M58.99S" calcext:value-type="time">
            <text:p>08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20.68" calcext:value-type="float">
            <text:p>2020.68</text:p>
          </table:table-cell>
          <table:table-cell office:value-type="float" office:value="2453.82" calcext:value-type="float">
            <text:p>2453.82</text:p>
          </table:table-cell>
        </table:table-row>
        <table:table-row table:style-name="ro1">
          <table:table-cell office:value-type="float" office:value="30254990" calcext:value-type="float">
            <text:p>30254990</text:p>
          </table:table-cell>
          <table:table-cell table:formula="of:=[.A1893]/1000/(60*60*24)" office:value-type="time" office:time-value="PT08H24M14.99S" calcext:value-type="time">
            <text:p>08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021.69" calcext:value-type="float">
            <text:p>2021.69</text:p>
          </table:table-cell>
          <table:table-cell office:value-type="float" office:value="2454.97" calcext:value-type="float">
            <text:p>2454.97</text:p>
          </table:table-cell>
        </table:table-row>
        <table:table-row table:style-name="ro1">
          <table:table-cell office:value-type="float" office:value="30270990" calcext:value-type="float">
            <text:p>30270990</text:p>
          </table:table-cell>
          <table:table-cell table:formula="of:=[.A1894]/1000/(60*60*24)" office:value-type="time" office:time-value="PT08H24M30.99S" calcext:value-type="time">
            <text:p>08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022.7" calcext:value-type="float">
            <text:p>2022.7</text:p>
          </table:table-cell>
          <table:table-cell office:value-type="float" office:value="2456.12" calcext:value-type="float">
            <text:p>2456.12</text:p>
          </table:table-cell>
        </table:table-row>
        <table:table-row table:style-name="ro1">
          <table:table-cell office:value-type="float" office:value="30286990" calcext:value-type="float">
            <text:p>30286990</text:p>
          </table:table-cell>
          <table:table-cell table:formula="of:=[.A1895]/1000/(60*60*24)" office:value-type="time" office:time-value="PT08H24M46.99S" calcext:value-type="time">
            <text:p>08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23.71" calcext:value-type="float">
            <text:p>2023.71</text:p>
          </table:table-cell>
          <table:table-cell office:value-type="float" office:value="2457.26" calcext:value-type="float">
            <text:p>2457.26</text:p>
          </table:table-cell>
        </table:table-row>
        <table:table-row table:style-name="ro1">
          <table:table-cell office:value-type="float" office:value="30302990" calcext:value-type="float">
            <text:p>30302990</text:p>
          </table:table-cell>
          <table:table-cell table:formula="of:=[.A1896]/1000/(60*60*24)" office:value-type="time" office:time-value="PT08H25M02.99S" calcext:value-type="time">
            <text:p>08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024.71" calcext:value-type="float">
            <text:p>2024.71</text:p>
          </table:table-cell>
          <table:table-cell office:value-type="float" office:value="2458.41" calcext:value-type="float">
            <text:p>2458.41</text:p>
          </table:table-cell>
        </table:table-row>
        <table:table-row table:style-name="ro1">
          <table:table-cell office:value-type="float" office:value="30318990" calcext:value-type="float">
            <text:p>30318990</text:p>
          </table:table-cell>
          <table:table-cell table:formula="of:=[.A1897]/1000/(60*60*24)" office:value-type="time" office:time-value="PT08H25M18.99S" calcext:value-type="time">
            <text:p>08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25.72" calcext:value-type="float">
            <text:p>2025.72</text:p>
          </table:table-cell>
          <table:table-cell office:value-type="float" office:value="2459.56" calcext:value-type="float">
            <text:p>2459.56</text:p>
          </table:table-cell>
        </table:table-row>
        <table:table-row table:style-name="ro1">
          <table:table-cell office:value-type="float" office:value="30334990" calcext:value-type="float">
            <text:p>30334990</text:p>
          </table:table-cell>
          <table:table-cell table:formula="of:=[.A1898]/1000/(60*60*24)" office:value-type="time" office:time-value="PT08H25M34.99S" calcext:value-type="time">
            <text:p>08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026.72" calcext:value-type="float">
            <text:p>2026.72</text:p>
          </table:table-cell>
          <table:table-cell office:value-type="float" office:value="2460.7" calcext:value-type="float">
            <text:p>2460.7</text:p>
          </table:table-cell>
        </table:table-row>
        <table:table-row table:style-name="ro1">
          <table:table-cell office:value-type="float" office:value="30350990" calcext:value-type="float">
            <text:p>30350990</text:p>
          </table:table-cell>
          <table:table-cell table:formula="of:=[.A1899]/1000/(60*60*24)" office:value-type="time" office:time-value="PT08H25M50.99S" calcext:value-type="time">
            <text:p>08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027.73" calcext:value-type="float">
            <text:p>2027.73</text:p>
          </table:table-cell>
          <table:table-cell office:value-type="float" office:value="2461.85" calcext:value-type="float">
            <text:p>2461.85</text:p>
          </table:table-cell>
        </table:table-row>
        <table:table-row table:style-name="ro1">
          <table:table-cell office:value-type="float" office:value="30366990" calcext:value-type="float">
            <text:p>30366990</text:p>
          </table:table-cell>
          <table:table-cell table:formula="of:=[.A1900]/1000/(60*60*24)" office:value-type="time" office:time-value="PT08H26M06.99S" calcext:value-type="time">
            <text:p>08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28.73" calcext:value-type="float">
            <text:p>2028.73</text:p>
          </table:table-cell>
          <table:table-cell office:value-type="float" office:value="2462.99" calcext:value-type="float">
            <text:p>2462.99</text:p>
          </table:table-cell>
        </table:table-row>
        <table:table-row table:style-name="ro1">
          <table:table-cell office:value-type="float" office:value="30382990" calcext:value-type="float">
            <text:p>30382990</text:p>
          </table:table-cell>
          <table:table-cell table:formula="of:=[.A1901]/1000/(60*60*24)" office:value-type="time" office:time-value="PT08H26M22.99S" calcext:value-type="time">
            <text:p>08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029.74" calcext:value-type="float">
            <text:p>2029.74</text:p>
          </table:table-cell>
          <table:table-cell office:value-type="float" office:value="2464.14" calcext:value-type="float">
            <text:p>2464.14</text:p>
          </table:table-cell>
        </table:table-row>
        <table:table-row table:style-name="ro1">
          <table:table-cell office:value-type="float" office:value="30398990" calcext:value-type="float">
            <text:p>30398990</text:p>
          </table:table-cell>
          <table:table-cell table:formula="of:=[.A1902]/1000/(60*60*24)" office:value-type="time" office:time-value="PT08H26M38.99S" calcext:value-type="time">
            <text:p>08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030.75" calcext:value-type="float">
            <text:p>2030.75</text:p>
          </table:table-cell>
          <table:table-cell office:value-type="float" office:value="2465.28" calcext:value-type="float">
            <text:p>2465.28</text:p>
          </table:table-cell>
        </table:table-row>
        <table:table-row table:style-name="ro1">
          <table:table-cell office:value-type="float" office:value="30414990" calcext:value-type="float">
            <text:p>30414990</text:p>
          </table:table-cell>
          <table:table-cell table:formula="of:=[.A1903]/1000/(60*60*24)" office:value-type="time" office:time-value="PT08H26M54.99S" calcext:value-type="time">
            <text:p>08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031.75" calcext:value-type="float">
            <text:p>2031.75</text:p>
          </table:table-cell>
          <table:table-cell office:value-type="float" office:value="2466.43" calcext:value-type="float">
            <text:p>2466.43</text:p>
          </table:table-cell>
        </table:table-row>
        <table:table-row table:style-name="ro1">
          <table:table-cell office:value-type="float" office:value="30430990" calcext:value-type="float">
            <text:p>30430990</text:p>
          </table:table-cell>
          <table:table-cell table:formula="of:=[.A1904]/1000/(60*60*24)" office:value-type="time" office:time-value="PT08H27M10.99S" calcext:value-type="time">
            <text:p>08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3" calcext:value-type="float">
            <text:p>257.33</text:p>
          </table:table-cell>
          <table:table-cell office:value-type="float" office:value="2032.76" calcext:value-type="float">
            <text:p>2032.76</text:p>
          </table:table-cell>
          <table:table-cell office:value-type="float" office:value="2467.57" calcext:value-type="float">
            <text:p>2467.57</text:p>
          </table:table-cell>
        </table:table-row>
        <table:table-row table:style-name="ro1">
          <table:table-cell office:value-type="float" office:value="30446990" calcext:value-type="float">
            <text:p>30446990</text:p>
          </table:table-cell>
          <table:table-cell table:formula="of:=[.A1905]/1000/(60*60*24)" office:value-type="time" office:time-value="PT08H27M26.99S" calcext:value-type="time">
            <text:p>08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33.76" calcext:value-type="float">
            <text:p>2033.76</text:p>
          </table:table-cell>
          <table:table-cell office:value-type="float" office:value="2468.71" calcext:value-type="float">
            <text:p>2468.71</text:p>
          </table:table-cell>
        </table:table-row>
        <table:table-row table:style-name="ro1">
          <table:table-cell office:value-type="float" office:value="30462990" calcext:value-type="float">
            <text:p>30462990</text:p>
          </table:table-cell>
          <table:table-cell table:formula="of:=[.A1906]/1000/(60*60*24)" office:value-type="time" office:time-value="PT08H27M42.99S" calcext:value-type="time">
            <text:p>08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034.76" calcext:value-type="float">
            <text:p>2034.76</text:p>
          </table:table-cell>
          <table:table-cell office:value-type="float" office:value="2469.86" calcext:value-type="float">
            <text:p>2469.86</text:p>
          </table:table-cell>
        </table:table-row>
        <table:table-row table:style-name="ro1">
          <table:table-cell office:value-type="float" office:value="30478990" calcext:value-type="float">
            <text:p>30478990</text:p>
          </table:table-cell>
          <table:table-cell table:formula="of:=[.A1907]/1000/(60*60*24)" office:value-type="time" office:time-value="PT08H27M58.99S" calcext:value-type="time">
            <text:p>08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035.77" calcext:value-type="float">
            <text:p>2035.77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0494990" calcext:value-type="float">
            <text:p>30494990</text:p>
          </table:table-cell>
          <table:table-cell table:formula="of:=[.A1908]/1000/(60*60*24)" office:value-type="time" office:time-value="PT08H28M14.99S" calcext:value-type="time">
            <text:p>08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2036.77" calcext:value-type="float">
            <text:p>2036.77</text:p>
          </table:table-cell>
          <table:table-cell office:value-type="float" office:value="2472.14" calcext:value-type="float">
            <text:p>2472.14</text:p>
          </table:table-cell>
        </table:table-row>
        <table:table-row table:style-name="ro1">
          <table:table-cell office:value-type="float" office:value="30510990" calcext:value-type="float">
            <text:p>30510990</text:p>
          </table:table-cell>
          <table:table-cell table:formula="of:=[.A1909]/1000/(60*60*24)" office:value-type="time" office:time-value="PT08H28M30.99S" calcext:value-type="time">
            <text:p>08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37.78" calcext:value-type="float">
            <text:p>2037.78</text:p>
          </table:table-cell>
          <table:table-cell office:value-type="float" office:value="2473.29" calcext:value-type="float">
            <text:p>2473.29</text:p>
          </table:table-cell>
        </table:table-row>
        <table:table-row table:style-name="ro1">
          <table:table-cell office:value-type="float" office:value="30526990" calcext:value-type="float">
            <text:p>30526990</text:p>
          </table:table-cell>
          <table:table-cell table:formula="of:=[.A1910]/1000/(60*60*24)" office:value-type="time" office:time-value="PT08H28M46.99S" calcext:value-type="time">
            <text:p>08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038.78" calcext:value-type="float">
            <text:p>2038.78</text:p>
          </table:table-cell>
          <table:table-cell office:value-type="float" office:value="2474.43" calcext:value-type="float">
            <text:p>2474.43</text:p>
          </table:table-cell>
        </table:table-row>
        <table:table-row table:style-name="ro1">
          <table:table-cell office:value-type="float" office:value="30542990" calcext:value-type="float">
            <text:p>30542990</text:p>
          </table:table-cell>
          <table:table-cell table:formula="of:=[.A1911]/1000/(60*60*24)" office:value-type="time" office:time-value="PT08H29M02.99S" calcext:value-type="time">
            <text:p>08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039.78" calcext:value-type="float">
            <text:p>2039.78</text:p>
          </table:table-cell>
          <table:table-cell office:value-type="float" office:value="2475.57" calcext:value-type="float">
            <text:p>2475.57</text:p>
          </table:table-cell>
        </table:table-row>
        <table:table-row table:style-name="ro1">
          <table:table-cell office:value-type="float" office:value="30558990" calcext:value-type="float">
            <text:p>30558990</text:p>
          </table:table-cell>
          <table:table-cell table:formula="of:=[.A1912]/1000/(60*60*24)" office:value-type="time" office:time-value="PT08H29M18.99S" calcext:value-type="time">
            <text:p>08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5" calcext:value-type="float">
            <text:p>255.95</text:p>
          </table:table-cell>
          <table:table-cell office:value-type="float" office:value="2040.79" calcext:value-type="float">
            <text:p>2040.79</text:p>
          </table:table-cell>
          <table:table-cell office:value-type="float" office:value="2476.7" calcext:value-type="float">
            <text:p>2476.7</text:p>
          </table:table-cell>
        </table:table-row>
        <table:table-row table:style-name="ro1">
          <table:table-cell office:value-type="float" office:value="30574990" calcext:value-type="float">
            <text:p>30574990</text:p>
          </table:table-cell>
          <table:table-cell table:formula="of:=[.A1913]/1000/(60*60*24)" office:value-type="time" office:time-value="PT08H29M34.99S" calcext:value-type="time">
            <text:p>08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041.79" calcext:value-type="float">
            <text:p>2041.79</text:p>
          </table:table-cell>
          <table:table-cell office:value-type="float" office:value="2477.84" calcext:value-type="float">
            <text:p>2477.84</text:p>
          </table:table-cell>
        </table:table-row>
        <table:table-row table:style-name="ro1">
          <table:table-cell office:value-type="float" office:value="30590990" calcext:value-type="float">
            <text:p>30590990</text:p>
          </table:table-cell>
          <table:table-cell table:formula="of:=[.A1914]/1000/(60*60*24)" office:value-type="time" office:time-value="PT08H29M50.99S" calcext:value-type="time">
            <text:p>08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042.79" calcext:value-type="float">
            <text:p>2042.79</text:p>
          </table:table-cell>
          <table:table-cell office:value-type="float" office:value="2478.98" calcext:value-type="float">
            <text:p>2478.98</text:p>
          </table:table-cell>
        </table:table-row>
        <table:table-row table:style-name="ro1">
          <table:table-cell office:value-type="float" office:value="30606990" calcext:value-type="float">
            <text:p>30606990</text:p>
          </table:table-cell>
          <table:table-cell table:formula="of:=[.A1915]/1000/(60*60*24)" office:value-type="time" office:time-value="PT08H30M06.99S" calcext:value-type="time">
            <text:p>08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043.79" calcext:value-type="float">
            <text:p>2043.79</text:p>
          </table:table-cell>
          <table:table-cell office:value-type="float" office:value="2480.12" calcext:value-type="float">
            <text:p>2480.12</text:p>
          </table:table-cell>
        </table:table-row>
        <table:table-row table:style-name="ro1">
          <table:table-cell office:value-type="float" office:value="30622990" calcext:value-type="float">
            <text:p>30622990</text:p>
          </table:table-cell>
          <table:table-cell table:formula="of:=[.A1916]/1000/(60*60*24)" office:value-type="time" office:time-value="PT08H30M22.99S" calcext:value-type="time">
            <text:p>08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044.79" calcext:value-type="float">
            <text:p>2044.79</text:p>
          </table:table-cell>
          <table:table-cell office:value-type="float" office:value="2481.25" calcext:value-type="float">
            <text:p>2481.25</text:p>
          </table:table-cell>
        </table:table-row>
        <table:table-row table:style-name="ro1">
          <table:table-cell office:value-type="float" office:value="30638990" calcext:value-type="float">
            <text:p>30638990</text:p>
          </table:table-cell>
          <table:table-cell table:formula="of:=[.A1917]/1000/(60*60*24)" office:value-type="time" office:time-value="PT08H30M38.99S" calcext:value-type="time">
            <text:p>08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045.79" calcext:value-type="float">
            <text:p>2045.79</text:p>
          </table:table-cell>
          <table:table-cell office:value-type="float" office:value="2482.39" calcext:value-type="float">
            <text:p>2482.39</text:p>
          </table:table-cell>
        </table:table-row>
        <table:table-row table:style-name="ro1">
          <table:table-cell office:value-type="float" office:value="30654990" calcext:value-type="float">
            <text:p>30654990</text:p>
          </table:table-cell>
          <table:table-cell table:formula="of:=[.A1918]/1000/(60*60*24)" office:value-type="time" office:time-value="PT08H30M54.99S" calcext:value-type="time">
            <text:p>08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5" calcext:value-type="float">
            <text:p>255.5</text:p>
          </table:table-cell>
          <table:table-cell office:value-type="float" office:value="2046.8" calcext:value-type="float">
            <text:p>2046.8</text:p>
          </table:table-cell>
          <table:table-cell office:value-type="float" office:value="2483.53" calcext:value-type="float">
            <text:p>2483.53</text:p>
          </table:table-cell>
        </table:table-row>
        <table:table-row table:style-name="ro1">
          <table:table-cell office:value-type="float" office:value="30670990" calcext:value-type="float">
            <text:p>30670990</text:p>
          </table:table-cell>
          <table:table-cell table:formula="of:=[.A1919]/1000/(60*60*24)" office:value-type="time" office:time-value="PT08H31M10.99S" calcext:value-type="time">
            <text:p>08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047.8" calcext:value-type="float">
            <text:p>2047.8</text:p>
          </table:table-cell>
          <table:table-cell office:value-type="float" office:value="2484.66" calcext:value-type="float">
            <text:p>2484.66</text:p>
          </table:table-cell>
        </table:table-row>
        <table:table-row table:style-name="ro1">
          <table:table-cell office:value-type="float" office:value="30686990" calcext:value-type="float">
            <text:p>30686990</text:p>
          </table:table-cell>
          <table:table-cell table:formula="of:=[.A1920]/1000/(60*60*24)" office:value-type="time" office:time-value="PT08H31M26.99S" calcext:value-type="time">
            <text:p>08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048.8" calcext:value-type="float">
            <text:p>2048.8</text:p>
          </table:table-cell>
          <table:table-cell office:value-type="float" office:value="2485.8" calcext:value-type="float">
            <text:p>2485.8</text:p>
          </table:table-cell>
        </table:table-row>
        <table:table-row table:style-name="ro1">
          <table:table-cell office:value-type="float" office:value="30702990" calcext:value-type="float">
            <text:p>30702990</text:p>
          </table:table-cell>
          <table:table-cell table:formula="of:=[.A1921]/1000/(60*60*24)" office:value-type="time" office:time-value="PT08H31M42.99S" calcext:value-type="time">
            <text:p>08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049.8" calcext:value-type="float">
            <text:p>2049.8</text:p>
          </table:table-cell>
          <table:table-cell office:value-type="float" office:value="2486.93" calcext:value-type="float">
            <text:p>2486.93</text:p>
          </table:table-cell>
        </table:table-row>
        <table:table-row table:style-name="ro1">
          <table:table-cell office:value-type="float" office:value="30718990" calcext:value-type="float">
            <text:p>30718990</text:p>
          </table:table-cell>
          <table:table-cell table:formula="of:=[.A1922]/1000/(60*60*24)" office:value-type="time" office:time-value="PT08H31M58.99S" calcext:value-type="time">
            <text:p>08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050.8" calcext:value-type="float">
            <text:p>2050.8</text:p>
          </table:table-cell>
          <table:table-cell office:value-type="float" office:value="2488.06" calcext:value-type="float">
            <text:p>2488.06</text:p>
          </table:table-cell>
        </table:table-row>
        <table:table-row table:style-name="ro1">
          <table:table-cell office:value-type="float" office:value="30734990" calcext:value-type="float">
            <text:p>30734990</text:p>
          </table:table-cell>
          <table:table-cell table:formula="of:=[.A1923]/1000/(60*60*24)" office:value-type="time" office:time-value="PT08H32M14.99S" calcext:value-type="time">
            <text:p>08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051.8" calcext:value-type="float">
            <text:p>2051.8</text:p>
          </table:table-cell>
          <table:table-cell office:value-type="float" office:value="2489.2" calcext:value-type="float">
            <text:p>2489.2</text:p>
          </table:table-cell>
        </table:table-row>
        <table:table-row table:style-name="ro1">
          <table:table-cell office:value-type="float" office:value="30750990" calcext:value-type="float">
            <text:p>30750990</text:p>
          </table:table-cell>
          <table:table-cell table:formula="of:=[.A1924]/1000/(60*60*24)" office:value-type="time" office:time-value="PT08H32M30.99S" calcext:value-type="time">
            <text:p>08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052.8" calcext:value-type="float">
            <text:p>2052.8</text:p>
          </table:table-cell>
          <table:table-cell office:value-type="float" office:value="2490.33" calcext:value-type="float">
            <text:p>2490.33</text:p>
          </table:table-cell>
        </table:table-row>
        <table:table-row table:style-name="ro1">
          <table:table-cell office:value-type="float" office:value="30766990" calcext:value-type="float">
            <text:p>30766990</text:p>
          </table:table-cell>
          <table:table-cell table:formula="of:=[.A1925]/1000/(60*60*24)" office:value-type="time" office:time-value="PT08H32M46.99S" calcext:value-type="time">
            <text:p>08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053.8" calcext:value-type="float">
            <text:p>2053.8</text:p>
          </table:table-cell>
          <table:table-cell office:value-type="float" office:value="2491.46" calcext:value-type="float">
            <text:p>2491.46</text:p>
          </table:table-cell>
        </table:table-row>
        <table:table-row table:style-name="ro1">
          <table:table-cell office:value-type="float" office:value="30782990" calcext:value-type="float">
            <text:p>30782990</text:p>
          </table:table-cell>
          <table:table-cell table:formula="of:=[.A1926]/1000/(60*60*24)" office:value-type="time" office:time-value="PT08H33M02.99S" calcext:value-type="time">
            <text:p>08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054.8" calcext:value-type="float">
            <text:p>2054.8</text:p>
          </table:table-cell>
          <table:table-cell office:value-type="float" office:value="2492.59" calcext:value-type="float">
            <text:p>2492.59</text:p>
          </table:table-cell>
        </table:table-row>
        <table:table-row table:style-name="ro1">
          <table:table-cell office:value-type="float" office:value="30798990" calcext:value-type="float">
            <text:p>30798990</text:p>
          </table:table-cell>
          <table:table-cell table:formula="of:=[.A1927]/1000/(60*60*24)" office:value-type="time" office:time-value="PT08H33M18.99S" calcext:value-type="time">
            <text:p>08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055.79" calcext:value-type="float">
            <text:p>2055.79</text:p>
          </table:table-cell>
          <table:table-cell office:value-type="float" office:value="2493.72" calcext:value-type="float">
            <text:p>2493.72</text:p>
          </table:table-cell>
        </table:table-row>
        <table:table-row table:style-name="ro1">
          <table:table-cell office:value-type="float" office:value="30814990" calcext:value-type="float">
            <text:p>30814990</text:p>
          </table:table-cell>
          <table:table-cell table:formula="of:=[.A1928]/1000/(60*60*24)" office:value-type="time" office:time-value="PT08H33M34.99S" calcext:value-type="time">
            <text:p>08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056.79" calcext:value-type="float">
            <text:p>2056.79</text:p>
          </table:table-cell>
          <table:table-cell office:value-type="float" office:value="2494.84" calcext:value-type="float">
            <text:p>2494.84</text:p>
          </table:table-cell>
        </table:table-row>
        <table:table-row table:style-name="ro1">
          <table:table-cell office:value-type="float" office:value="30830990" calcext:value-type="float">
            <text:p>30830990</text:p>
          </table:table-cell>
          <table:table-cell table:formula="of:=[.A1929]/1000/(60*60*24)" office:value-type="time" office:time-value="PT08H33M50.99S" calcext:value-type="time">
            <text:p>08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057.79" calcext:value-type="float">
            <text:p>2057.79</text:p>
          </table:table-cell>
          <table:table-cell office:value-type="float" office:value="2495.97" calcext:value-type="float">
            <text:p>2495.97</text:p>
          </table:table-cell>
        </table:table-row>
        <table:table-row table:style-name="ro1">
          <table:table-cell office:value-type="float" office:value="30846990" calcext:value-type="float">
            <text:p>30846990</text:p>
          </table:table-cell>
          <table:table-cell table:formula="of:=[.A1930]/1000/(60*60*24)" office:value-type="time" office:time-value="PT08H34M06.99S" calcext:value-type="time">
            <text:p>08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2058.79" calcext:value-type="float">
            <text:p>2058.79</text:p>
          </table:table-cell>
          <table:table-cell office:value-type="float" office:value="2497.1" calcext:value-type="float">
            <text:p>2497.1</text:p>
          </table:table-cell>
        </table:table-row>
        <table:table-row table:style-name="ro1">
          <table:table-cell office:value-type="float" office:value="30862990" calcext:value-type="float">
            <text:p>30862990</text:p>
          </table:table-cell>
          <table:table-cell table:formula="of:=[.A1931]/1000/(60*60*24)" office:value-type="time" office:time-value="PT08H34M22.99S" calcext:value-type="time">
            <text:p>08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059.78" calcext:value-type="float">
            <text:p>2059.78</text:p>
          </table:table-cell>
          <table:table-cell office:value-type="float" office:value="2498.23" calcext:value-type="float">
            <text:p>2498.23</text:p>
          </table:table-cell>
        </table:table-row>
        <table:table-row table:style-name="ro1">
          <table:table-cell office:value-type="float" office:value="30878990" calcext:value-type="float">
            <text:p>30878990</text:p>
          </table:table-cell>
          <table:table-cell table:formula="of:=[.A1932]/1000/(60*60*24)" office:value-type="time" office:time-value="PT08H34M38.99S" calcext:value-type="time">
            <text:p>08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060.78" calcext:value-type="float">
            <text:p>2060.78</text:p>
          </table:table-cell>
          <table:table-cell office:value-type="float" office:value="2499.35" calcext:value-type="float">
            <text:p>2499.35</text:p>
          </table:table-cell>
        </table:table-row>
        <table:table-row table:style-name="ro1">
          <table:table-cell office:value-type="float" office:value="30894990" calcext:value-type="float">
            <text:p>30894990</text:p>
          </table:table-cell>
          <table:table-cell table:formula="of:=[.A1933]/1000/(60*60*24)" office:value-type="time" office:time-value="PT08H34M54.99S" calcext:value-type="time">
            <text:p>08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061.77" calcext:value-type="float">
            <text:p>2061.77</text:p>
          </table:table-cell>
          <table:table-cell office:value-type="float" office:value="2500.47" calcext:value-type="float">
            <text:p>2500.47</text:p>
          </table:table-cell>
        </table:table-row>
        <table:table-row table:style-name="ro1">
          <table:table-cell office:value-type="float" office:value="30910990" calcext:value-type="float">
            <text:p>30910990</text:p>
          </table:table-cell>
          <table:table-cell table:formula="of:=[.A1934]/1000/(60*60*24)" office:value-type="time" office:time-value="PT08H35M10.99S" calcext:value-type="time">
            <text:p>08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062.77" calcext:value-type="float">
            <text:p>2062.77</text:p>
          </table:table-cell>
          <table:table-cell office:value-type="float" office:value="2501.6" calcext:value-type="float">
            <text:p>2501.6</text:p>
          </table:table-cell>
        </table:table-row>
        <table:table-row table:style-name="ro1">
          <table:table-cell office:value-type="float" office:value="30926990" calcext:value-type="float">
            <text:p>30926990</text:p>
          </table:table-cell>
          <table:table-cell table:formula="of:=[.A1935]/1000/(60*60*24)" office:value-type="time" office:time-value="PT08H35M26.99S" calcext:value-type="time">
            <text:p>08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9" calcext:value-type="float">
            <text:p>252.09</text:p>
          </table:table-cell>
          <table:table-cell office:value-type="float" office:value="2063.77" calcext:value-type="float">
            <text:p>2063.77</text:p>
          </table:table-cell>
          <table:table-cell office:value-type="float" office:value="2502.72" calcext:value-type="float">
            <text:p>2502.72</text:p>
          </table:table-cell>
        </table:table-row>
        <table:table-row table:style-name="ro1">
          <table:table-cell office:value-type="float" office:value="30942989" calcext:value-type="float">
            <text:p>30942989</text:p>
          </table:table-cell>
          <table:table-cell table:formula="of:=[.A1936]/1000/(60*60*24)" office:value-type="time" office:time-value="PT08H35M42.989S" calcext:value-type="time">
            <text:p>08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064.76" calcext:value-type="float">
            <text:p>2064.76</text:p>
          </table:table-cell>
          <table:table-cell office:value-type="float" office:value="2503.84" calcext:value-type="float">
            <text:p>2503.84</text:p>
          </table:table-cell>
        </table:table-row>
        <table:table-row table:style-name="ro1">
          <table:table-cell office:value-type="float" office:value="30958990" calcext:value-type="float">
            <text:p>30958990</text:p>
          </table:table-cell>
          <table:table-cell table:formula="of:=[.A1937]/1000/(60*60*24)" office:value-type="time" office:time-value="PT08H35M58.99S" calcext:value-type="time">
            <text:p>08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065.76" calcext:value-type="float">
            <text:p>2065.76</text:p>
          </table:table-cell>
          <table:table-cell office:value-type="float" office:value="2504.96" calcext:value-type="float">
            <text:p>2504.96</text:p>
          </table:table-cell>
        </table:table-row>
        <table:table-row table:style-name="ro1">
          <table:table-cell office:value-type="float" office:value="30974990" calcext:value-type="float">
            <text:p>30974990</text:p>
          </table:table-cell>
          <table:table-cell table:formula="of:=[.A1938]/1000/(60*60*24)" office:value-type="time" office:time-value="PT08H36M14.99S" calcext:value-type="time">
            <text:p>08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2066.75" calcext:value-type="float">
            <text:p>2066.75</text:p>
          </table:table-cell>
          <table:table-cell office:value-type="float" office:value="2506.08" calcext:value-type="float">
            <text:p>2506.08</text:p>
          </table:table-cell>
        </table:table-row>
        <table:table-row table:style-name="ro1">
          <table:table-cell office:value-type="float" office:value="30990990" calcext:value-type="float">
            <text:p>30990990</text:p>
          </table:table-cell>
          <table:table-cell table:formula="of:=[.A1939]/1000/(60*60*24)" office:value-type="time" office:time-value="PT08H36M30.99S" calcext:value-type="time">
            <text:p>08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067.74" calcext:value-type="float">
            <text:p>2067.74</text:p>
          </table:table-cell>
          <table:table-cell office:value-type="float" office:value="2507.2" calcext:value-type="float">
            <text:p>2507.2</text:p>
          </table:table-cell>
        </table:table-row>
        <table:table-row table:style-name="ro1">
          <table:table-cell office:value-type="float" office:value="31006990" calcext:value-type="float">
            <text:p>31006990</text:p>
          </table:table-cell>
          <table:table-cell table:formula="of:=[.A1940]/1000/(60*60*24)" office:value-type="time" office:time-value="PT08H36M46.99S" calcext:value-type="time">
            <text:p>08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39" calcext:value-type="float">
            <text:p>251.39</text:p>
          </table:table-cell>
          <table:table-cell office:value-type="float" office:value="2068.73" calcext:value-type="float">
            <text:p>2068.73</text:p>
          </table:table-cell>
          <table:table-cell office:value-type="float" office:value="2508.31" calcext:value-type="float">
            <text:p>2508.31</text:p>
          </table:table-cell>
        </table:table-row>
        <table:table-row table:style-name="ro1">
          <table:table-cell office:value-type="float" office:value="31022990" calcext:value-type="float">
            <text:p>31022990</text:p>
          </table:table-cell>
          <table:table-cell table:formula="of:=[.A1941]/1000/(60*60*24)" office:value-type="time" office:time-value="PT08H37M02.99S" calcext:value-type="time">
            <text:p>08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069.73" calcext:value-type="float">
            <text:p>2069.73</text:p>
          </table:table-cell>
          <table:table-cell office:value-type="float" office:value="2509.43" calcext:value-type="float">
            <text:p>2509.43</text:p>
          </table:table-cell>
        </table:table-row>
        <table:table-row table:style-name="ro1">
          <table:table-cell office:value-type="float" office:value="31038990" calcext:value-type="float">
            <text:p>31038990</text:p>
          </table:table-cell>
          <table:table-cell table:formula="of:=[.A1942]/1000/(60*60*24)" office:value-type="time" office:time-value="PT08H37M18.99S" calcext:value-type="time">
            <text:p>08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070.72" calcext:value-type="float">
            <text:p>2070.72</text:p>
          </table:table-cell>
          <table:table-cell office:value-type="float" office:value="2510.54" calcext:value-type="float">
            <text:p>2510.54</text:p>
          </table:table-cell>
        </table:table-row>
        <table:table-row table:style-name="ro1">
          <table:table-cell office:value-type="float" office:value="31054990" calcext:value-type="float">
            <text:p>31054990</text:p>
          </table:table-cell>
          <table:table-cell table:formula="of:=[.A1943]/1000/(60*60*24)" office:value-type="time" office:time-value="PT08H37M34.99S" calcext:value-type="time">
            <text:p>08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071.71" calcext:value-type="float">
            <text:p>2071.71</text:p>
          </table:table-cell>
          <table:table-cell office:value-type="float" office:value="2511.65" calcext:value-type="float">
            <text:p>2511.65</text:p>
          </table:table-cell>
        </table:table-row>
        <table:table-row table:style-name="ro1">
          <table:table-cell office:value-type="float" office:value="31070990" calcext:value-type="float">
            <text:p>31070990</text:p>
          </table:table-cell>
          <table:table-cell table:formula="of:=[.A1944]/1000/(60*60*24)" office:value-type="time" office:time-value="PT08H37M50.99S" calcext:value-type="time">
            <text:p>08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072.7" calcext:value-type="float">
            <text:p>2072.7</text:p>
          </table:table-cell>
          <table:table-cell office:value-type="float" office:value="2512.76" calcext:value-type="float">
            <text:p>2512.76</text:p>
          </table:table-cell>
        </table:table-row>
        <table:table-row table:style-name="ro1">
          <table:table-cell office:value-type="float" office:value="31086990" calcext:value-type="float">
            <text:p>31086990</text:p>
          </table:table-cell>
          <table:table-cell table:formula="of:=[.A1945]/1000/(60*60*24)" office:value-type="time" office:time-value="PT08H38M06.99S" calcext:value-type="time">
            <text:p>08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1" calcext:value-type="float">
            <text:p>249.81</text:p>
          </table:table-cell>
          <table:table-cell office:value-type="float" office:value="2073.69" calcext:value-type="float">
            <text:p>2073.69</text:p>
          </table:table-cell>
          <table:table-cell office:value-type="float" office:value="2513.87" calcext:value-type="float">
            <text:p>2513.87</text:p>
          </table:table-cell>
        </table:table-row>
        <table:table-row table:style-name="ro1">
          <table:table-cell office:value-type="float" office:value="31102990" calcext:value-type="float">
            <text:p>31102990</text:p>
          </table:table-cell>
          <table:table-cell table:formula="of:=[.A1946]/1000/(60*60*24)" office:value-type="time" office:time-value="PT08H38M22.99S" calcext:value-type="time">
            <text:p>08:38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074.68" calcext:value-type="float">
            <text:p>2074.68</text:p>
          </table:table-cell>
          <table:table-cell office:value-type="float" office:value="2514.98" calcext:value-type="float">
            <text:p>2514.98</text:p>
          </table:table-cell>
        </table:table-row>
        <table:table-row table:style-name="ro1">
          <table:table-cell office:value-type="float" office:value="31118990" calcext:value-type="float">
            <text:p>31118990</text:p>
          </table:table-cell>
          <table:table-cell table:formula="of:=[.A1947]/1000/(60*60*24)" office:value-type="time" office:time-value="PT08H38M38.99S" calcext:value-type="time">
            <text:p>08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075.66" calcext:value-type="float">
            <text:p>2075.66</text:p>
          </table:table-cell>
          <table:table-cell office:value-type="float" office:value="2516.08" calcext:value-type="float">
            <text:p>2516.08</text:p>
          </table:table-cell>
        </table:table-row>
        <table:table-row table:style-name="ro1">
          <table:table-cell office:value-type="float" office:value="31134990" calcext:value-type="float">
            <text:p>31134990</text:p>
          </table:table-cell>
          <table:table-cell table:formula="of:=[.A1948]/1000/(60*60*24)" office:value-type="time" office:time-value="PT08H38M54.99S" calcext:value-type="time">
            <text:p>08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076.65" calcext:value-type="float">
            <text:p>2076.65</text:p>
          </table:table-cell>
          <table:table-cell office:value-type="float" office:value="2517.18" calcext:value-type="float">
            <text:p>2517.18</text:p>
          </table:table-cell>
        </table:table-row>
        <table:table-row table:style-name="ro1">
          <table:table-cell office:value-type="float" office:value="31150990" calcext:value-type="float">
            <text:p>31150990</text:p>
          </table:table-cell>
          <table:table-cell table:formula="of:=[.A1949]/1000/(60*60*24)" office:value-type="time" office:time-value="PT08H39M10.99S" calcext:value-type="time">
            <text:p>08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077.64" calcext:value-type="float">
            <text:p>2077.64</text:p>
          </table:table-cell>
          <table:table-cell office:value-type="float" office:value="2518.28" calcext:value-type="float">
            <text:p>2518.28</text:p>
          </table:table-cell>
        </table:table-row>
        <table:table-row table:style-name="ro1">
          <table:table-cell office:value-type="float" office:value="31166990" calcext:value-type="float">
            <text:p>31166990</text:p>
          </table:table-cell>
          <table:table-cell table:formula="of:=[.A1950]/1000/(60*60*24)" office:value-type="time" office:time-value="PT08H39M26.99S" calcext:value-type="time">
            <text:p>08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078.62" calcext:value-type="float">
            <text:p>2078.62</text:p>
          </table:table-cell>
          <table:table-cell office:value-type="float" office:value="2519.38" calcext:value-type="float">
            <text:p>2519.38</text:p>
          </table:table-cell>
        </table:table-row>
        <table:table-row table:style-name="ro1">
          <table:table-cell office:value-type="float" office:value="31182990" calcext:value-type="float">
            <text:p>31182990</text:p>
          </table:table-cell>
          <table:table-cell table:formula="of:=[.A1951]/1000/(60*60*24)" office:value-type="time" office:time-value="PT08H39M42.99S" calcext:value-type="time">
            <text:p>08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6.33" calcext:value-type="float">
            <text:p>246.33</text:p>
          </table:table-cell>
          <table:table-cell office:value-type="float" office:value="2079.6" calcext:value-type="float">
            <text:p>2079.6</text:p>
          </table:table-cell>
          <table:table-cell office:value-type="float" office:value="2520.48" calcext:value-type="float">
            <text:p>2520.48</text:p>
          </table:table-cell>
        </table:table-row>
        <table:table-row table:style-name="ro1">
          <table:table-cell office:value-type="float" office:value="31198990" calcext:value-type="float">
            <text:p>31198990</text:p>
          </table:table-cell>
          <table:table-cell table:formula="of:=[.A1952]/1000/(60*60*24)" office:value-type="time" office:time-value="PT08H39M58.99S" calcext:value-type="time">
            <text:p>08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5.88" calcext:value-type="float">
            <text:p>245.88</text:p>
          </table:table-cell>
          <table:table-cell office:value-type="float" office:value="2080.58" calcext:value-type="float">
            <text:p>2080.58</text:p>
          </table:table-cell>
          <table:table-cell office:value-type="float" office:value="2521.57" calcext:value-type="float">
            <text:p>2521.57</text:p>
          </table:table-cell>
        </table:table-row>
        <table:table-row table:style-name="ro1">
          <table:table-cell office:value-type="float" office:value="31214990" calcext:value-type="float">
            <text:p>31214990</text:p>
          </table:table-cell>
          <table:table-cell table:formula="of:=[.A1953]/1000/(60*60*24)" office:value-type="time" office:time-value="PT08H40M14.99S" calcext:value-type="time">
            <text:p>08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081.57" calcext:value-type="float">
            <text:p>2081.57</text:p>
          </table:table-cell>
          <table:table-cell office:value-type="float" office:value="2522.66" calcext:value-type="float">
            <text:p>2522.66</text:p>
          </table:table-cell>
        </table:table-row>
        <table:table-row table:style-name="ro1">
          <table:table-cell office:value-type="float" office:value="31230990" calcext:value-type="float">
            <text:p>31230990</text:p>
          </table:table-cell>
          <table:table-cell table:formula="of:=[.A1954]/1000/(60*60*24)" office:value-type="time" office:time-value="PT08H40M30.99S" calcext:value-type="time">
            <text:p>08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082.54" calcext:value-type="float">
            <text:p>2082.54</text:p>
          </table:table-cell>
          <table:table-cell office:value-type="float" office:value="2523.74" calcext:value-type="float">
            <text:p>2523.74</text:p>
          </table:table-cell>
        </table:table-row>
        <table:table-row table:style-name="ro1">
          <table:table-cell office:value-type="float" office:value="31246990" calcext:value-type="float">
            <text:p>31246990</text:p>
          </table:table-cell>
          <table:table-cell table:formula="of:=[.A1955]/1000/(60*60*24)" office:value-type="time" office:time-value="PT08H40M46.99S" calcext:value-type="time">
            <text:p>08:40:47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083.52" calcext:value-type="float">
            <text:p>2083.52</text:p>
          </table:table-cell>
          <table:table-cell office:value-type="float" office:value="2524.82" calcext:value-type="float">
            <text:p>2524.82</text:p>
          </table:table-cell>
        </table:table-row>
        <table:table-row table:style-name="ro1">
          <table:table-cell office:value-type="float" office:value="31262990" calcext:value-type="float">
            <text:p>31262990</text:p>
          </table:table-cell>
          <table:table-cell table:formula="of:=[.A1956]/1000/(60*60*24)" office:value-type="time" office:time-value="PT08H41M02.99S" calcext:value-type="time">
            <text:p>08:41:03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084.49" calcext:value-type="float">
            <text:p>2084.49</text:p>
          </table:table-cell>
          <table:table-cell office:value-type="float" office:value="2525.89" calcext:value-type="float">
            <text:p>2525.89</text:p>
          </table:table-cell>
        </table:table-row>
        <table:table-row table:style-name="ro1">
          <table:table-cell office:value-type="float" office:value="31278990" calcext:value-type="float">
            <text:p>31278990</text:p>
          </table:table-cell>
          <table:table-cell table:formula="of:=[.A1957]/1000/(60*60*24)" office:value-type="time" office:time-value="PT08H41M18.99S" calcext:value-type="time">
            <text:p>08:41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7.33" calcext:value-type="float">
            <text:p>237.33</text:p>
          </table:table-cell>
          <table:table-cell office:value-type="float" office:value="2085.46" calcext:value-type="float">
            <text:p>2085.46</text:p>
          </table:table-cell>
          <table:table-cell office:value-type="float" office:value="2526.95" calcext:value-type="float">
            <text:p>2526.95</text:p>
          </table:table-cell>
        </table:table-row>
        <table:table-row table:style-name="ro1">
          <table:table-cell office:value-type="float" office:value="31294990" calcext:value-type="float">
            <text:p>31294990</text:p>
          </table:table-cell>
          <table:table-cell table:formula="of:=[.A1958]/1000/(60*60*24)" office:value-type="time" office:time-value="PT08H41M34.99S" calcext:value-type="time">
            <text:p>08:41:35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2.3" calcext:value-type="float">
            <text:p>232.3</text:p>
          </table:table-cell>
          <table:table-cell office:value-type="float" office:value="2086.42" calcext:value-type="float">
            <text:p>2086.42</text:p>
          </table:table-cell>
          <table:table-cell office:value-type="float" office:value="2527.99" calcext:value-type="float">
            <text:p>2527.99</text:p>
          </table:table-cell>
        </table:table-row>
        <table:table-row table:style-name="ro1">
          <table:table-cell office:value-type="float" office:value="31310990" calcext:value-type="float">
            <text:p>31310990</text:p>
          </table:table-cell>
          <table:table-cell table:formula="of:=[.A1959]/1000/(60*60*24)" office:value-type="time" office:time-value="PT08H41M50.99S" calcext:value-type="time">
            <text:p>08:41:51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4" calcext:value-type="float">
            <text:p>224</text:p>
          </table:table-cell>
          <table:table-cell office:value-type="float" office:value="2087.36" calcext:value-type="float">
            <text:p>2087.36</text:p>
          </table:table-cell>
          <table:table-cell office:value-type="float" office:value="2529.01" calcext:value-type="float">
            <text:p>2529.01</text:p>
          </table:table-cell>
        </table:table-row>
        <table:table-row table:style-name="ro1">
          <table:table-cell office:value-type="float" office:value="31326990" calcext:value-type="float">
            <text:p>31326990</text:p>
          </table:table-cell>
          <table:table-cell table:formula="of:=[.A1960]/1000/(60*60*24)" office:value-type="time" office:time-value="PT08H42M06.99S" calcext:value-type="time">
            <text:p>08:42:07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88.29" calcext:value-type="float">
            <text:p>2088.29</text:p>
          </table:table-cell>
          <table:table-cell office:value-type="float" office:value="2529.97" calcext:value-type="float">
            <text:p>2529.97</text:p>
          </table:table-cell>
        </table:table-row>
        <table:table-row table:style-name="ro1">
          <table:table-cell office:value-type="float" office:value="31335990" calcext:value-type="float">
            <text:p>31335990</text:p>
          </table:table-cell>
          <table:table-cell table:formula="of:=[.A1961]/1000/(60*60*24)" office:value-type="time" office:time-value="PT08H42M15.99S" calcext:value-type="time">
            <text:p>08:42:16</text:p>
          </table:table-cell>
          <table:table-cell office:value-type="float" office:value="1" calcext:value-type="float">
            <text:p>1</text:p>
          </table:table-cell>
          <table:table-cell office:value-type="float" office:value="199.2" calcext:value-type="float">
            <text:p>199.2</text:p>
          </table:table-cell>
          <table:table-cell office:value-type="float" office:value="199.18" calcext:value-type="float">
            <text:p>199.18</text:p>
          </table:table-cell>
          <table:table-cell office:value-type="float" office:value="2088.79" calcext:value-type="float">
            <text:p>2088.79</text:p>
          </table:table-cell>
          <table:table-cell office:value-type="float" office:value="2530.48" calcext:value-type="float">
            <text:p>253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38:33.676000000</dc:date>
    <meta:editing-duration>PT6M11S</meta:editing-duration>
    <meta:editing-cycles>2</meta:editing-cycles>
    <meta:generator>LibreOffice/6.3.4.2$Windows_X86_64 LibreOffice_project/60da17e045e08f1793c57c00ba83cdfce946d0aa</meta:generator>
    <meta:document-statistic meta:table-count="1" meta:cell-count="137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51cm" svg:height="15.222cm" xlink:href=".." xlink:type="simple" chart:class="chart:line" chart:style-name="ch1">
        <chart:title svg:x="10.822cm" svg:y="0.44cm" chart:style-name="ch2">
          <text:p>Conrad (ooc) @ 5 Ohm #1</text:p>
        </chart:title>
        <chart:legend chart:legend-position="end" svg:x="24.596cm" svg:y="7.312cm" style:legend-expansion="high" chart:style-name="ch3"/>
        <chart:plot-area chart:style-name="ch4" table:cell-range-address="LOGGER01.B1:LOGGER01.C1961" chart:data-source-has-labels="both" svg:x="0.541cm" svg:y="1.523cm" svg:width="23.514cm" svg:height="13.395cm">
          <chartooo:coordinate-region svg:x="1.453cm" svg:y="1.523cm" svg:width="22.602cm" svg:height="12.066cm"/>
          <chart:axis chart:dimension="x" chart:name="primary-x" chart:style-name="ch5" chartooo:axis-type="auto">
            <chartooo:date-scale/>
            <chart:categories table:cell-range-address="LOGGER01.B2:LOGGER01.B19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961" chart:label-cell-address="LOGGER01.C1:LOGGER01.C1" chart:class="chart:line">
            <chart:data-point chart:repeated="19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961</svg:desc>
                </draw:g>
              </table:table-cell>
              <table:table-cell office:value-type="float" office:value="1.35">
                <text:p>1.35</text:p>
                <draw:g>
                  <svg:desc>LOGGER01.C2:LOGGER01.C1961</svg:desc>
                </draw:g>
              </table:table-cell>
            </table:table-row>
            <table:table-row>
              <table:table-cell office:value-type="float" office:value="0.000185069444444444">
                <text:p>0.000185069444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037025462962963">
                <text:p>0.0003702546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555439814814815">
                <text:p>0.00055543981481481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740625">
                <text:p>0.00074062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925810185185185">
                <text:p>0.000925810185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11099537037037">
                <text:p>0.00111099537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29618055555556">
                <text:p>0.0012961805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48136574074074">
                <text:p>0.0014813657407407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166655092592593">
                <text:p>0.0016665509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85173611111111">
                <text:p>0.001851736111111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0369212962963">
                <text:p>0.00203692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22210648148148">
                <text:p>0.0022221064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40729166666667">
                <text:p>0.00240729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59247685185185">
                <text:p>0.0025924768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77766203703704">
                <text:p>0.00277766203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296284722222222">
                <text:p>0.002962847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14803240740741">
                <text:p>0.0031480324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33321759259259">
                <text:p>0.0033332175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51840277777778">
                <text:p>0.00351840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70358796296296">
                <text:p>0.0037035879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388877314814815">
                <text:p>0.0038887731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07395833333333">
                <text:p>0.0040739583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425914351851852">
                <text:p>0.0042591435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4443287037037">
                <text:p>0.00444432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62951388888889">
                <text:p>0.0046295138888888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81469907407407">
                <text:p>0.0048146990740740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499988425925926">
                <text:p>0.0049998842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18506944444444">
                <text:p>0.00518506944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37025462962963">
                <text:p>0.005370254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55543981481482">
                <text:p>0.005555439814814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74061342592593">
                <text:p>0.00574061342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592581018518519">
                <text:p>0.005925810185185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11099537037037">
                <text:p>0.006110995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629618055555556">
                <text:p>0.006296180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48136574074074">
                <text:p>0.006481365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66655092592593">
                <text:p>0.006666550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685173611111111">
                <text:p>0.00685173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0369212962963">
                <text:p>0.0070369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22210648148148">
                <text:p>0.0072221064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40729166666667">
                <text:p>0.007407291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59247685185185">
                <text:p>0.007592476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77766203703704">
                <text:p>0.00777766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796284722222222">
                <text:p>0.007962847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14803240740741">
                <text:p>0.00814803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33321759259259">
                <text:p>0.0083332175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51840277777778">
                <text:p>0.008518402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70358796296296">
                <text:p>0.008703587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888877314814815">
                <text:p>0.008888773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07395833333333">
                <text:p>0.00907395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25914351851852">
                <text:p>0.009259143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4443287037037">
                <text:p>0.0094443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62951388888889">
                <text:p>0.00962951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81469907407407">
                <text:p>0.009814699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999988425925926">
                <text:p>0.00999988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1850694444444">
                <text:p>0.010185069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3702546296296">
                <text:p>0.01037025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05554398148148">
                <text:p>0.01055543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740625">
                <text:p>0.0107406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09258101851852">
                <text:p>0.010925810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1109953703704">
                <text:p>0.01111099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2961805555556">
                <text:p>0.0112961805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4813657407407">
                <text:p>0.011481365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6665509259259">
                <text:p>0.011666550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18517361111111">
                <text:p>0.011851736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0369212962963">
                <text:p>0.01203692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2221064814815">
                <text:p>0.012222106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4072916666667">
                <text:p>0.012407291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5924768518519">
                <text:p>0.012592476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777662037037">
                <text:p>0.012777662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29628472222222">
                <text:p>0.012962847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1480324074074">
                <text:p>0.013148032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133332175925926">
                <text:p>0.0133332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5184027777778">
                <text:p>0.01351840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703587962963">
                <text:p>0.0137035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38887731481481">
                <text:p>0.01388877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0739583333333">
                <text:p>0.0140739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2591435185185">
                <text:p>0.014259143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4443287037037">
                <text:p>0.0144443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6295138888889">
                <text:p>0.0146295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8146990740741">
                <text:p>0.014814699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49998842592593">
                <text:p>0.014999884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1850694444444">
                <text:p>0.015185069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3702546296296">
                <text:p>0.01537025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5554398148148">
                <text:p>0.015555439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740625">
                <text:p>0.0157406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59258101851852">
                <text:p>0.01592581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1109953703704">
                <text:p>0.016110995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2961805555556">
                <text:p>0.016296180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4813657407407">
                <text:p>0.0164813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6665509259259">
                <text:p>0.01666655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68517361111111">
                <text:p>0.016851736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0369212962963">
                <text:p>0.01703692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2105324074074">
                <text:p>0.017210532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3957175925926">
                <text:p>0.0173957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5809027777778">
                <text:p>0.01758090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766087962963">
                <text:p>0.0177660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79512731481481">
                <text:p>0.01795127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1364583333333">
                <text:p>0.0181364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3216435185185">
                <text:p>0.0183216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5068171296296">
                <text:p>0.01850681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86920138888889">
                <text:p>0.018692013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88771990740741">
                <text:p>0.0188771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0623842592593">
                <text:p>0.0190623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2475694444444">
                <text:p>0.01924756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4327546296296">
                <text:p>0.01943275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6179398148148">
                <text:p>0.01961793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803125">
                <text:p>0.019803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99883101851852">
                <text:p>0.019988310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1734953703704">
                <text:p>0.02017349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3586805555556">
                <text:p>0.02035868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5438657407407">
                <text:p>0.020543865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7290509259259">
                <text:p>0.0207290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09142361111111">
                <text:p>0.02091423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0994212962963">
                <text:p>0.0210994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2846064814815">
                <text:p>0.021284606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4697916666667">
                <text:p>0.0214697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6549768518519">
                <text:p>0.021654976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1840162037037">
                <text:p>0.021840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0253472222222">
                <text:p>0.02202534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2105324074074">
                <text:p>0.02221053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3957175925926">
                <text:p>0.022395717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25809027777778">
                <text:p>0.022580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766087962963">
                <text:p>0.022766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9512731481481">
                <text:p>0.0229512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1364583333333">
                <text:p>0.023136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3216435185185">
                <text:p>0.023321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5068287037037">
                <text:p>0.023506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6920138888889">
                <text:p>0.023692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771990740741">
                <text:p>0.0238771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623842592593">
                <text:p>0.024062384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475694444444">
                <text:p>0.0242475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327546296296">
                <text:p>0.02443275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179398148148">
                <text:p>0.0246179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03125">
                <text:p>0.02480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883101851852">
                <text:p>0.0249883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734953703704">
                <text:p>0.02517349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3586805555556">
                <text:p>0.025358680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438657407407">
                <text:p>0.025543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7290509259259">
                <text:p>0.025729050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142361111111">
                <text:p>0.0259142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0994212962963">
                <text:p>0.026099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2846064814815">
                <text:p>0.02628460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4697800925926">
                <text:p>0.0264697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6549768518518">
                <text:p>0.026654976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6840162037037">
                <text:p>0.026840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0253472222222">
                <text:p>0.0270253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2105208333333">
                <text:p>0.02721052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3957175925926">
                <text:p>0.0273957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5809027777778">
                <text:p>0.027580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766087962963">
                <text:p>0.027766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79512731481481">
                <text:p>0.0279512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1364583333333">
                <text:p>0.028136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3216435185185">
                <text:p>0.028321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5068287037037">
                <text:p>0.028506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6920138888889">
                <text:p>0.028692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88771875">
                <text:p>0.02887718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0623842592593">
                <text:p>0.029062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2475694444444">
                <text:p>0.029247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4327546296296">
                <text:p>0.029432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6179398148148">
                <text:p>0.0296179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9803125">
                <text:p>0.029803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9883101851852">
                <text:p>0.02998831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1734953703704">
                <text:p>0.030173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586805555555">
                <text:p>0.030358680555555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438657407407">
                <text:p>0.03054386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7290509259259">
                <text:p>0.030729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142361111111">
                <text:p>0.030914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0994212962963">
                <text:p>0.031099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846064814815">
                <text:p>0.031284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697916666667">
                <text:p>0.031469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549768518518">
                <text:p>0.031654976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40162037037">
                <text:p>0.031840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253472222222">
                <text:p>0.0320253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105324074074">
                <text:p>0.03221053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3957175925926">
                <text:p>0.03239571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809027777778">
                <text:p>0.032580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766087962963">
                <text:p>0.032766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512731481481">
                <text:p>0.03295127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1364583333333">
                <text:p>0.03313645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3216435185185">
                <text:p>0.033321643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5068287037037">
                <text:p>0.033506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6920138888889">
                <text:p>0.03369201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38771990740741">
                <text:p>0.03387719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0623842592593">
                <text:p>0.034062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2475694444444">
                <text:p>0.034247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4327546296296">
                <text:p>0.034432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6179398148148">
                <text:p>0.034617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803125">
                <text:p>0.034803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49883101851852">
                <text:p>0.03498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1734953703704">
                <text:p>0.035173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53586805555556">
                <text:p>0.035358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438657407407">
                <text:p>0.03554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290509259259">
                <text:p>0.035729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9142361111111">
                <text:p>0.035914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60994212962963">
                <text:p>0.03609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846064814815">
                <text:p>0.03628460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4697916666667">
                <text:p>0.036469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549768518519">
                <text:p>0.036654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40162037037">
                <text:p>0.036840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253472222222">
                <text:p>0.037025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105324074074">
                <text:p>0.03721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3957175925926">
                <text:p>0.03739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809027777778">
                <text:p>0.037580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66087962963">
                <text:p>0.037766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512731481481">
                <text:p>0.03795127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364467592593">
                <text:p>0.03813644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216435185185">
                <text:p>0.038321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5068287037037">
                <text:p>0.038506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6920138888889">
                <text:p>0.038692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771990740741">
                <text:p>0.038877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623842592593">
                <text:p>0.039062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2475694444444">
                <text:p>0.03924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4327546296296">
                <text:p>0.039432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6179398148148">
                <text:p>0.039617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03125">
                <text:p>0.039803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883101851852">
                <text:p>0.03998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734953703704">
                <text:p>0.040173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586805555556">
                <text:p>0.040358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438657407407">
                <text:p>0.04054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290509259259">
                <text:p>0.040729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142361111111">
                <text:p>0.0409142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0994212962963">
                <text:p>0.04109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846064814815">
                <text:p>0.04128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697916666667">
                <text:p>0.041469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549768518519">
                <text:p>0.041654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40162037037">
                <text:p>0.041840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0253472222222">
                <text:p>0.04202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105324074074">
                <text:p>0.04221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3957175925926">
                <text:p>0.04239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09027777778">
                <text:p>0.042580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66087962963">
                <text:p>0.04276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512731481481">
                <text:p>0.04295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364583333333">
                <text:p>0.04313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216435185185">
                <text:p>0.04332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068287037037">
                <text:p>0.04350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920138888889">
                <text:p>0.04369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771990740741">
                <text:p>0.04387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623842592593">
                <text:p>0.04406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475694444444">
                <text:p>0.04424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327546296296">
                <text:p>0.04443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179398148148">
                <text:p>0.04461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03125">
                <text:p>0.04480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883101851852">
                <text:p>0.04498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734953703704">
                <text:p>0.04517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586805555555">
                <text:p>0.045358680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438657407407">
                <text:p>0.04554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290509259259">
                <text:p>0.04572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142361111111">
                <text:p>0.04591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0994212962963">
                <text:p>0.04609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846064814815">
                <text:p>0.04628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697916666667">
                <text:p>0.04646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549768518518">
                <text:p>0.04665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40162037037">
                <text:p>0.04684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253472222222">
                <text:p>0.04702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105324074074">
                <text:p>0.04721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3957175925926">
                <text:p>0.04739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809027777778">
                <text:p>0.04758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66087962963">
                <text:p>0.04776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512731481481">
                <text:p>0.04795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364583333333">
                <text:p>0.04813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216435185185">
                <text:p>0.04832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068287037037">
                <text:p>0.04850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920138888889">
                <text:p>0.04869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771990740741">
                <text:p>0.04887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623842592593">
                <text:p>0.04906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475694444445">
                <text:p>0.04924756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327546296296">
                <text:p>0.04943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179398148148">
                <text:p>0.04961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03125">
                <text:p>0.04980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883101851852">
                <text:p>0.04998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34953703704">
                <text:p>0.05017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586805555556">
                <text:p>0.05035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438657407407">
                <text:p>0.05054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290509259259">
                <text:p>0.05072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42361111111">
                <text:p>0.05091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0994212962963">
                <text:p>0.05109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846064814815">
                <text:p>0.05128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697916666667">
                <text:p>0.05146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549768518519">
                <text:p>0.051654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40162037037">
                <text:p>0.05184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253472222222">
                <text:p>0.05202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05324074074">
                <text:p>0.05221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957175925926">
                <text:p>0.05239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09027777778">
                <text:p>0.05258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66087962963">
                <text:p>0.05276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12731481481">
                <text:p>0.05295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364583333333">
                <text:p>0.05313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16435185185">
                <text:p>0.05332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068287037037">
                <text:p>0.05350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20138888889">
                <text:p>0.05369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771990740741">
                <text:p>0.05387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23842592593">
                <text:p>0.05406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475694444444">
                <text:p>0.05424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27546296296">
                <text:p>0.05443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179398148148">
                <text:p>0.05461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3125">
                <text:p>0.05480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883101851852">
                <text:p>0.05498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34953703704">
                <text:p>0.05517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586805555556">
                <text:p>0.05535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38657407407">
                <text:p>0.05554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290509259259">
                <text:p>0.05572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42361111111">
                <text:p>0.05591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994212962963">
                <text:p>0.05609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46064814815">
                <text:p>0.05628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97916666667">
                <text:p>0.05646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549768518518">
                <text:p>0.05665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0162037037">
                <text:p>0.05684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253472222222">
                <text:p>0.05702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05324074074">
                <text:p>0.05721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957175925926">
                <text:p>0.05739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09027777778">
                <text:p>0.05758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66087962963">
                <text:p>0.05776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9512731481481">
                <text:p>0.05795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364583333333">
                <text:p>0.05813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16435185185">
                <text:p>0.05832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068287037037">
                <text:p>0.05850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20138888889">
                <text:p>0.05869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771990740741">
                <text:p>0.05887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623842592593">
                <text:p>0.05906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475694444444">
                <text:p>0.05924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27546296296">
                <text:p>0.05943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179398148148">
                <text:p>0.05961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3125">
                <text:p>0.05980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9883101851852">
                <text:p>0.05998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1734953703704">
                <text:p>0.06017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586805555555">
                <text:p>0.060358680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38657407407">
                <text:p>0.06054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290509259259">
                <text:p>0.06072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42361111111">
                <text:p>0.06091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994097222222">
                <text:p>0.06109940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846064814815">
                <text:p>0.06128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97916666667">
                <text:p>0.06146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6549768518518">
                <text:p>0.061654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40162037037">
                <text:p>0.0618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0253472222222">
                <text:p>0.0620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2105324074074">
                <text:p>0.06221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3957175925926">
                <text:p>0.06239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809027777778">
                <text:p>0.06258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766087962963">
                <text:p>0.06276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9512731481482">
                <text:p>0.062951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1364583333333">
                <text:p>0.06313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3216435185185">
                <text:p>0.06332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5068171296296">
                <text:p>0.0635068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6920138888889">
                <text:p>0.06369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8771990740741">
                <text:p>0.06387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0623842592593">
                <text:p>0.06406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475694444444">
                <text:p>0.06424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4327546296296">
                <text:p>0.06443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6179282407407">
                <text:p>0.0646179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803125">
                <text:p>0.06480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9883101851852">
                <text:p>0.06498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1734953703704">
                <text:p>0.06517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3586805555555">
                <text:p>0.065358680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5438657407407">
                <text:p>0.06554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7290509259259">
                <text:p>0.06572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9142361111111">
                <text:p>0.06591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0994212962963">
                <text:p>0.06609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2846064814815">
                <text:p>0.06628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4697916666667">
                <text:p>0.06646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549768518518">
                <text:p>0.066654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40162037037">
                <text:p>0.0668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253472222222">
                <text:p>0.0670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105324074074">
                <text:p>0.06721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3957175925926">
                <text:p>0.06739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5809027777778">
                <text:p>0.06758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766087962963">
                <text:p>0.06776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9512731481481">
                <text:p>0.06795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364583333333">
                <text:p>0.06813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216435185185">
                <text:p>0.06832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5068287037037">
                <text:p>0.06850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6920138888889">
                <text:p>0.06869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8771875">
                <text:p>0.068877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623842592593">
                <text:p>0.06906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475694444445">
                <text:p>0.069247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4327546296296">
                <text:p>0.06943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6179398148148">
                <text:p>0.06961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803125">
                <text:p>0.06980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9883101851852">
                <text:p>0.06998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734953703704">
                <text:p>0.07017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586805555556">
                <text:p>0.07035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438657407407">
                <text:p>0.07054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7290509259259">
                <text:p>0.07072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142361111111">
                <text:p>0.07091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0994212962963">
                <text:p>0.07109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2846064814815">
                <text:p>0.07128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4697916666667">
                <text:p>0.07146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6549768518518">
                <text:p>0.071654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40162037037">
                <text:p>0.0718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0253472222222">
                <text:p>0.0720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2105324074074">
                <text:p>0.07221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3957175925926">
                <text:p>0.07239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5808912037037">
                <text:p>0.07258089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66087962963">
                <text:p>0.07276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512731481481">
                <text:p>0.07295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1364583333333">
                <text:p>0.07313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3216435185185">
                <text:p>0.07332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5068287037037">
                <text:p>0.07350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6920138888889">
                <text:p>0.07369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8771990740741">
                <text:p>0.07387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623842592593">
                <text:p>0.07406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475694444444">
                <text:p>0.07424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327546296296">
                <text:p>0.07443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6179398148148">
                <text:p>0.07461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803125">
                <text:p>0.07480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9883101851852">
                <text:p>0.07498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1734953703704">
                <text:p>0.07517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586805555556">
                <text:p>0.07535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5438657407407">
                <text:p>0.07554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7290509259259">
                <text:p>0.07572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9142361111111">
                <text:p>0.07591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0994212962963">
                <text:p>0.07609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2846064814815">
                <text:p>0.07628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4697916666667">
                <text:p>0.07646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549768518519">
                <text:p>0.07665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840162037037">
                <text:p>0.0768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253472222222">
                <text:p>0.07702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105324074074">
                <text:p>0.07721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3957175925926">
                <text:p>0.07739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5809027777778">
                <text:p>0.07758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66087962963">
                <text:p>0.07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512731481482">
                <text:p>0.07795127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364583333333">
                <text:p>0.07813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3216435185185">
                <text:p>0.07832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5068287037037">
                <text:p>0.0785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920138888889">
                <text:p>0.07869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8771990740741">
                <text:p>0.07887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0623842592593">
                <text:p>0.07906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2475694444444">
                <text:p>0.07924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4327546296296">
                <text:p>0.07943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179398148148">
                <text:p>0.07961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803125">
                <text:p>0.07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882986111111">
                <text:p>0.07998829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1734953703704">
                <text:p>0.08017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586805555555">
                <text:p>0.080358680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438657407407">
                <text:p>0.08054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7290509259259">
                <text:p>0.08072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9142361111111">
                <text:p>0.08091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0994212962963">
                <text:p>0.08109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2846064814815">
                <text:p>0.08128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697916666667">
                <text:p>0.08146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549768518518">
                <text:p>0.081654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40162037037">
                <text:p>0.08184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0253472222222">
                <text:p>0.08202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105324074074">
                <text:p>0.08221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3957175925926">
                <text:p>0.08239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809027777778">
                <text:p>0.08258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6087962963">
                <text:p>0.08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512731481482">
                <text:p>0.082951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1364583333333">
                <text:p>0.08313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3216435185185">
                <text:p>0.08332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068287037037">
                <text:p>0.08350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6920138888889">
                <text:p>0.08369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771990740741">
                <text:p>0.08387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623726851852">
                <text:p>0.08406237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475694444445">
                <text:p>0.08424756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327546296296">
                <text:p>0.08443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179398148148">
                <text:p>0.08461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803125">
                <text:p>0.08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883101851852">
                <text:p>0.08498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734953703704">
                <text:p>0.08517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586805555556">
                <text:p>0.08535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438657407407">
                <text:p>0.08554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290509259259">
                <text:p>0.08572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142361111111">
                <text:p>0.08591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0994212962963">
                <text:p>0.08609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846064814815">
                <text:p>0.08628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697916666667">
                <text:p>0.08646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549768518519">
                <text:p>0.08665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40162037037">
                <text:p>0.08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253472222222">
                <text:p>0.08702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105324074074">
                <text:p>0.08721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3957175925926">
                <text:p>0.08739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809027777778">
                <text:p>0.08758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66087962963">
                <text:p>0.08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512731481481">
                <text:p>0.087951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364583333333">
                <text:p>0.08813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216435185185">
                <text:p>0.08832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068287037037">
                <text:p>0.0885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6920138888889">
                <text:p>0.08869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771990740741">
                <text:p>0.08887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623842592593">
                <text:p>0.08906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475694444444">
                <text:p>0.089247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327546296296">
                <text:p>0.08943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179398148148">
                <text:p>0.08961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803125">
                <text:p>0.08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883101851852">
                <text:p>0.08998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734953703704">
                <text:p>0.09017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586805555556">
                <text:p>0.0903586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438657407407">
                <text:p>0.09054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290509259259">
                <text:p>0.09072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142361111111">
                <text:p>0.09091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0994212962963">
                <text:p>0.09109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846064814815">
                <text:p>0.09128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697916666667">
                <text:p>0.09146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549768518519">
                <text:p>0.09165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40162037037">
                <text:p>0.09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253472222222">
                <text:p>0.09202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2105324074074">
                <text:p>0.09221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3957175925926">
                <text:p>0.09239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809027777778">
                <text:p>0.09258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66087962963">
                <text:p>0.09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512731481482">
                <text:p>0.092951273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1364583333333">
                <text:p>0.09313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216435185185">
                <text:p>0.09332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068287037037">
                <text:p>0.0935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920138888889">
                <text:p>0.09369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771990740741">
                <text:p>0.09387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623842592593">
                <text:p>0.09406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475694444445">
                <text:p>0.09424756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327546296296">
                <text:p>0.09443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179398148148">
                <text:p>0.09461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803125">
                <text:p>0.09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883101851852">
                <text:p>0.09498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1734953703704">
                <text:p>0.095173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586805555555">
                <text:p>0.0953586805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438657407407">
                <text:p>0.0955438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290509259259">
                <text:p>0.095729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9142361111111">
                <text:p>0.095914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0994212962963">
                <text:p>0.0960994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846064814815">
                <text:p>0.09628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697916666667">
                <text:p>0.096469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549768518518">
                <text:p>0.0966549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40162037037">
                <text:p>0.09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253472222222">
                <text:p>0.0970253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105324074074">
                <text:p>0.0972105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3957175925926">
                <text:p>0.0973957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5809027777778">
                <text:p>0.097580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66087962963">
                <text:p>0.09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512615740741">
                <text:p>0.09795126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364583333333">
                <text:p>0.098136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216435185185">
                <text:p>0.0983216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068287037037">
                <text:p>0.098506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6920138888889">
                <text:p>0.098692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771990740741">
                <text:p>0.098877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623842592593">
                <text:p>0.0990623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475694444445">
                <text:p>0.0992475694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327546296296">
                <text:p>0.099432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179398148148">
                <text:p>0.099617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803125">
                <text:p>0.09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883101851852">
                <text:p>0.0999883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349537037">
                <text:p>0.10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58680555556">
                <text:p>0.10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43865740741">
                <text:p>0.10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29039351852">
                <text:p>0.10072903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14236111111">
                <text:p>0.10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099421296296">
                <text:p>0.10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84606481481">
                <text:p>0.10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69791666667">
                <text:p>0.10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54976851852">
                <text:p>0.10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40162037037">
                <text:p>0.10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25347222222">
                <text:p>0.10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10532407407">
                <text:p>0.10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395717592593">
                <text:p>0.10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80902777778">
                <text:p>0.10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66087962963">
                <text:p>0.10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51273148148">
                <text:p>0.10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36458333333">
                <text:p>0.10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21643518519">
                <text:p>0.103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06828703704">
                <text:p>0.103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692013888889">
                <text:p>0.10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77199074074">
                <text:p>0.10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62384259259">
                <text:p>0.10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47569444444">
                <text:p>0.104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3275462963">
                <text:p>0.10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17939814815">
                <text:p>0.10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803125">
                <text:p>0.10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88310185185">
                <text:p>0.10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7349537037">
                <text:p>0.105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58680555556">
                <text:p>0.10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43865740741">
                <text:p>0.105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29050925926">
                <text:p>0.10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14236111111">
                <text:p>0.10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099421296296">
                <text:p>0.10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84606481481">
                <text:p>0.106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69791666667">
                <text:p>0.10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54976851852">
                <text:p>0.106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40162037037">
                <text:p>0.10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25347222222">
                <text:p>0.10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10532407407">
                <text:p>0.107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395706018519">
                <text:p>0.107395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80902777778">
                <text:p>0.107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66087962963">
                <text:p>0.10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51273148148">
                <text:p>0.10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36458333333">
                <text:p>0.10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21643518519">
                <text:p>0.10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06828703704">
                <text:p>0.10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92013888889">
                <text:p>0.108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77199074074">
                <text:p>0.10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62384259259">
                <text:p>0.10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47569444444">
                <text:p>0.109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3275462963">
                <text:p>0.109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17939814815">
                <text:p>0.109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03125">
                <text:p>0.10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88310185185">
                <text:p>0.10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7349537037">
                <text:p>0.11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58680555556">
                <text:p>0.11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3865740741">
                <text:p>0.11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729050925926">
                <text:p>0.11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4236111111">
                <text:p>0.11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099421296296">
                <text:p>0.11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84606481481">
                <text:p>0.11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69791666667">
                <text:p>0.11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54976851852">
                <text:p>0.11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40162037037">
                <text:p>0.11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25347222222">
                <text:p>0.11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10532407407">
                <text:p>0.11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395717592593">
                <text:p>0.11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0902777778">
                <text:p>0.11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66087962963">
                <text:p>0.11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1273148148">
                <text:p>0.11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36458333333">
                <text:p>0.11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1643518519">
                <text:p>0.113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06828703704">
                <text:p>0.113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692013888889">
                <text:p>0.11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77199074074">
                <text:p>0.11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62384259259">
                <text:p>0.11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47569444444">
                <text:p>0.114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3275462963">
                <text:p>0.11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17939814815">
                <text:p>0.11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03125">
                <text:p>0.11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88310185185">
                <text:p>0.11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7349537037">
                <text:p>0.115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58680555556">
                <text:p>0.11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43865740741">
                <text:p>0.115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29050925926">
                <text:p>0.11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14236111111">
                <text:p>0.11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099421296296">
                <text:p>0.11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84606481481">
                <text:p>0.116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69791666667">
                <text:p>0.11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54976851852">
                <text:p>0.116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0162037037">
                <text:p>0.11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25347222222">
                <text:p>0.11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0532407407">
                <text:p>0.117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395717592593">
                <text:p>0.117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0902777778">
                <text:p>0.117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66087962963">
                <text:p>0.11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1273148148">
                <text:p>0.11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36458333333">
                <text:p>0.11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1643518519">
                <text:p>0.11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06828703704">
                <text:p>0.11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2013888889">
                <text:p>0.118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77199074074">
                <text:p>0.11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2372685185">
                <text:p>0.11906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47569444444">
                <text:p>0.119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275462963">
                <text:p>0.119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17939814815">
                <text:p>0.119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03113425926">
                <text:p>0.11980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88310185185">
                <text:p>0.11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7349537037">
                <text:p>0.12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58680555556">
                <text:p>0.12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43865740741">
                <text:p>0.12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29050925926">
                <text:p>0.12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14236111111">
                <text:p>0.12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099421296296">
                <text:p>0.12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84606481481">
                <text:p>0.12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69791666667">
                <text:p>0.12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54976851852">
                <text:p>0.12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0162037037">
                <text:p>0.12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25347222222">
                <text:p>0.12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0532407407">
                <text:p>0.12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395717592593">
                <text:p>0.12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0902777778">
                <text:p>0.12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66087962963">
                <text:p>0.12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1273148148">
                <text:p>0.12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36458333333">
                <text:p>0.12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1643518519">
                <text:p>0.123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0681712963">
                <text:p>0.123506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2013888889">
                <text:p>0.12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77199074074">
                <text:p>0.12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2384259259">
                <text:p>0.12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47569444444">
                <text:p>0.124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275462963">
                <text:p>0.12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17939814815">
                <text:p>0.12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03125">
                <text:p>0.12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88310185185">
                <text:p>0.12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7349537037">
                <text:p>0.125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58680555556">
                <text:p>0.12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43865740741">
                <text:p>0.125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29050925926">
                <text:p>0.12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14236111111">
                <text:p>0.12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099421296296">
                <text:p>0.12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84594907407">
                <text:p>0.12628459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69791666667">
                <text:p>0.12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54976851852">
                <text:p>0.126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0162037037">
                <text:p>0.12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25347222222">
                <text:p>0.12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0532407407">
                <text:p>0.127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395717592593">
                <text:p>0.127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0902777778">
                <text:p>0.127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66087962963">
                <text:p>0.12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1273148148">
                <text:p>0.12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36458333333">
                <text:p>0.12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1643518519">
                <text:p>0.12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06828703704">
                <text:p>0.12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2013888889">
                <text:p>0.128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77199074074">
                <text:p>0.12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2384259259">
                <text:p>0.12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47569444444">
                <text:p>0.129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275462963">
                <text:p>0.129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17939814815">
                <text:p>0.129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03125">
                <text:p>0.12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88310185185">
                <text:p>0.12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7349537037">
                <text:p>0.13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58680555556">
                <text:p>0.13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43865740741">
                <text:p>0.13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29050925926">
                <text:p>0.13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4236111111">
                <text:p>0.13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099421296296">
                <text:p>0.13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84606481481">
                <text:p>0.13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9791666667">
                <text:p>0.13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54976851852">
                <text:p>0.13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0162037037">
                <text:p>0.13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25347222222">
                <text:p>0.13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0532407407">
                <text:p>0.13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95717592593">
                <text:p>0.13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0902777778">
                <text:p>0.13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66087962963">
                <text:p>0.13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1273148148">
                <text:p>0.13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36458333333">
                <text:p>0.13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1643518519">
                <text:p>0.133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06828703704">
                <text:p>0.133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2013888889">
                <text:p>0.13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77199074074">
                <text:p>0.13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2384259259">
                <text:p>0.13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47569444444">
                <text:p>0.134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275462963">
                <text:p>0.13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17939814815">
                <text:p>0.13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3125">
                <text:p>0.13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88310185185">
                <text:p>0.13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349537037">
                <text:p>0.135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58680555556">
                <text:p>0.13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3865740741">
                <text:p>0.135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29050925926">
                <text:p>0.13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4236111111">
                <text:p>0.13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99421296296">
                <text:p>0.13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84606481481">
                <text:p>0.136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9791666667">
                <text:p>0.13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54976851852">
                <text:p>0.136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0162037037">
                <text:p>0.13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25347222222">
                <text:p>0.13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0532407407">
                <text:p>0.137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95717592593">
                <text:p>0.137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0902777778">
                <text:p>0.137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66087962963">
                <text:p>0.13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1273148148">
                <text:p>0.13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36458333333">
                <text:p>0.13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1643518519">
                <text:p>0.13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06828703704">
                <text:p>0.13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2013888889">
                <text:p>0.138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77199074074">
                <text:p>0.13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2384259259">
                <text:p>0.13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47569444444">
                <text:p>0.139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275462963">
                <text:p>0.139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17939814815">
                <text:p>0.139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3125">
                <text:p>0.13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88310185185">
                <text:p>0.13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7349537037">
                <text:p>0.14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58680555556">
                <text:p>0.14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43865740741">
                <text:p>0.14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29050925926">
                <text:p>0.14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4236111111">
                <text:p>0.14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99421296296">
                <text:p>0.14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84606481481">
                <text:p>0.14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69791666667">
                <text:p>0.14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54976851852">
                <text:p>0.14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0162037037">
                <text:p>0.14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25347222222">
                <text:p>0.14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0532407407">
                <text:p>0.14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95717592593">
                <text:p>0.14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0902777778">
                <text:p>0.14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66076388889">
                <text:p>0.14276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1273148148">
                <text:p>0.14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36458333333">
                <text:p>0.14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1643518519">
                <text:p>0.143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06828703704">
                <text:p>0.143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2013888889">
                <text:p>0.14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77199074074">
                <text:p>0.14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2384259259">
                <text:p>0.14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47569444444">
                <text:p>0.144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275462963">
                <text:p>0.14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17939814815">
                <text:p>0.14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3125">
                <text:p>0.14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88310185185">
                <text:p>0.14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349537037">
                <text:p>0.145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58680555556">
                <text:p>0.14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3865740741">
                <text:p>0.145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29050925926">
                <text:p>0.14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4236111111">
                <text:p>0.14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099421296296">
                <text:p>0.14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4606481481">
                <text:p>0.146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9791666667">
                <text:p>0.14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54976851852">
                <text:p>0.146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0162037037">
                <text:p>0.146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25347222222">
                <text:p>0.14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0532407407">
                <text:p>0.147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395717592593">
                <text:p>0.147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0902777778">
                <text:p>0.147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66087962963">
                <text:p>0.14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1273148148">
                <text:p>0.14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36458333333">
                <text:p>0.14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1643518519">
                <text:p>0.14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06828703704">
                <text:p>0.14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2013888889">
                <text:p>0.148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77199074074">
                <text:p>0.14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2384259259">
                <text:p>0.14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47569444444">
                <text:p>0.14924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275462963">
                <text:p>0.149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17939814815">
                <text:p>0.149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3125">
                <text:p>0.149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88310185185">
                <text:p>0.14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7349537037">
                <text:p>0.15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58680555556">
                <text:p>0.15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43865740741">
                <text:p>0.15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29050925926">
                <text:p>0.15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14236111111">
                <text:p>0.150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099421296296">
                <text:p>0.151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84606481481">
                <text:p>0.151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69791666667">
                <text:p>0.15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54976851852">
                <text:p>0.15165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0162037037">
                <text:p>0.15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25347222222">
                <text:p>0.152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0532407407">
                <text:p>0.15221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395717592593">
                <text:p>0.15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0902777778">
                <text:p>0.15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66087962963">
                <text:p>0.152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1273148148">
                <text:p>0.152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36458333333">
                <text:p>0.153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1643518519">
                <text:p>0.15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06828703704">
                <text:p>0.153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2013888889">
                <text:p>0.15369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77199074074">
                <text:p>0.153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2384259259">
                <text:p>0.154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47569444444">
                <text:p>0.15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3275462963">
                <text:p>0.15443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17939814815">
                <text:p>0.15461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03125">
                <text:p>0.15480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88310185185">
                <text:p>0.154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7349537037">
                <text:p>0.15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8680555556">
                <text:p>0.155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43865740741">
                <text:p>0.15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29050925926">
                <text:p>0.155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14236111111">
                <text:p>0.15591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099421296296">
                <text:p>0.15609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84606481481">
                <text:p>0.15628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69791666667">
                <text:p>0.156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54976851852">
                <text:p>0.15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40162037037">
                <text:p>0.156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25347222222">
                <text:p>0.15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0532407407">
                <text:p>0.15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95717592593">
                <text:p>0.15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80902777778">
                <text:p>0.15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66087962963">
                <text:p>0.15776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1273148148">
                <text:p>0.15795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36458333333">
                <text:p>0.15813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1643518519">
                <text:p>0.15832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06828703704">
                <text:p>0.15850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692013888889">
                <text:p>0.15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77199074074">
                <text:p>0.15887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2384259259">
                <text:p>0.15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47569444444">
                <text:p>0.159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3275462963">
                <text:p>0.15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17939814815">
                <text:p>0.15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803125">
                <text:p>0.15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88310185185">
                <text:p>0.15998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349537037">
                <text:p>0.16017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58680555556">
                <text:p>0.16035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3865740741">
                <text:p>0.16054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29050925926">
                <text:p>0.16072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14236111111">
                <text:p>0.16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099421296296">
                <text:p>0.16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284606481481">
                <text:p>0.161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469791666667">
                <text:p>0.16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54976851852">
                <text:p>0.16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840162037037">
                <text:p>0.16184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25347222222">
                <text:p>0.16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10532407407">
                <text:p>0.162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5717592593">
                <text:p>0.16239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0902777778">
                <text:p>0.16258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66087962963">
                <text:p>0.16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951273148148">
                <text:p>0.162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136458333333">
                <text:p>0.16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321643518519">
                <text:p>0.16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06828703704">
                <text:p>0.163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692013888889">
                <text:p>0.16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77199074074">
                <text:p>0.163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2384259259">
                <text:p>0.164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47569444444">
                <text:p>0.16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43275462963">
                <text:p>0.164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17939814815">
                <text:p>0.164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03125">
                <text:p>0.16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988310185185">
                <text:p>0.164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173483796296">
                <text:p>0.16517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58680555556">
                <text:p>0.165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3865740741">
                <text:p>0.16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29050925926">
                <text:p>0.165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4236111111">
                <text:p>0.165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099421296296">
                <text:p>0.166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84606481481">
                <text:p>0.166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69791666667">
                <text:p>0.166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54976851852">
                <text:p>0.16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0162037037">
                <text:p>0.166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25347222222">
                <text:p>0.16702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0532407407">
                <text:p>0.16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395717592593">
                <text:p>0.16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80902777778">
                <text:p>0.16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66087962963">
                <text:p>0.16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1273148148">
                <text:p>0.167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136458333333">
                <text:p>0.168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1643518519">
                <text:p>0.168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06828703704">
                <text:p>0.168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692013888889">
                <text:p>0.16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77199074074">
                <text:p>0.168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62384259259">
                <text:p>0.16906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47569444444">
                <text:p>0.169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3275462963">
                <text:p>0.16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17939814815">
                <text:p>0.16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03125">
                <text:p>0.16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88310185185">
                <text:p>0.169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7349537037">
                <text:p>0.170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58680555556">
                <text:p>0.170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43865740741">
                <text:p>0.170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29050925926">
                <text:p>0.170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14236111111">
                <text:p>0.17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099421296296">
                <text:p>0.17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84606481481">
                <text:p>0.171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69791666667">
                <text:p>0.17146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54976851852">
                <text:p>0.17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0162037037">
                <text:p>0.171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25347222222">
                <text:p>0.17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0520833333">
                <text:p>0.17221052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395717592593">
                <text:p>0.172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0902777778">
                <text:p>0.172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66087962963">
                <text:p>0.17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1273148148">
                <text:p>0.172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36458333333">
                <text:p>0.17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1631944444">
                <text:p>0.17332163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06828703704">
                <text:p>0.173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2013888889">
                <text:p>0.17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77199074074">
                <text:p>0.173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62384259259">
                <text:p>0.174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47569444444">
                <text:p>0.17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3275462963">
                <text:p>0.174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17939814815">
                <text:p>0.174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03125">
                <text:p>0.17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88310185185">
                <text:p>0.174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7349537037">
                <text:p>0.17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58680555556">
                <text:p>0.175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43865740741">
                <text:p>0.17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29050925926">
                <text:p>0.175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14236111111">
                <text:p>0.175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099421296296">
                <text:p>0.176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84606481481">
                <text:p>0.176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69791666667">
                <text:p>0.176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54976851852">
                <text:p>0.17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0150462963">
                <text:p>0.176840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25347222222">
                <text:p>0.177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0532407407">
                <text:p>0.17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395717592593">
                <text:p>0.17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0902777778">
                <text:p>0.17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66087962963">
                <text:p>0.17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1273148148">
                <text:p>0.177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36458333333">
                <text:p>0.178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1643518519">
                <text:p>0.178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06828703704">
                <text:p>0.178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2013888889">
                <text:p>0.17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77199074074">
                <text:p>0.178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62384259259">
                <text:p>0.179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47569444444">
                <text:p>0.179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275462963">
                <text:p>0.17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17939814815">
                <text:p>0.17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3125">
                <text:p>0.17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88310185185">
                <text:p>0.179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349537037">
                <text:p>0.180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58680555556">
                <text:p>0.180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3865740741">
                <text:p>0.180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29050925926">
                <text:p>0.180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4236111111">
                <text:p>0.18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099421296296">
                <text:p>0.18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84606481481">
                <text:p>0.181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69780092593">
                <text:p>0.18146978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54976851852">
                <text:p>0.18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0162037037">
                <text:p>0.181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25347222222">
                <text:p>0.18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0532407407">
                <text:p>0.182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395717592593">
                <text:p>0.182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0902777778">
                <text:p>0.182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66087962963">
                <text:p>0.18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1273148148">
                <text:p>0.182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36458333333">
                <text:p>0.18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1643518519">
                <text:p>0.18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06828703704">
                <text:p>0.183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2013888889">
                <text:p>0.18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77199074074">
                <text:p>0.183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2384259259">
                <text:p>0.184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47569444444">
                <text:p>0.18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275462963">
                <text:p>0.184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17939814815">
                <text:p>0.184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03125">
                <text:p>0.18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88310185185">
                <text:p>0.184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7349537037">
                <text:p>0.18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58680555556">
                <text:p>0.185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43865740741">
                <text:p>0.18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29050925926">
                <text:p>0.185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14236111111">
                <text:p>0.185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099421296296">
                <text:p>0.186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84606481481">
                <text:p>0.186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69791666667">
                <text:p>0.186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54976851852">
                <text:p>0.18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0162037037">
                <text:p>0.186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25347222222">
                <text:p>0.187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0532407407">
                <text:p>0.18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395717592593">
                <text:p>0.18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0902777778">
                <text:p>0.18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66087962963">
                <text:p>0.18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1273148148">
                <text:p>0.187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136458333333">
                <text:p>0.188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1643518519">
                <text:p>0.188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06828703704">
                <text:p>0.188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692013888889">
                <text:p>0.18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77199074074">
                <text:p>0.188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2384259259">
                <text:p>0.189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247569444444">
                <text:p>0.189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3275462963">
                <text:p>0.18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617939814815">
                <text:p>0.18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803125">
                <text:p>0.18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988310185185">
                <text:p>0.189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17349537037">
                <text:p>0.190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358680555556">
                <text:p>0.190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543865740741">
                <text:p>0.190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729050925926">
                <text:p>0.190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914236111111">
                <text:p>0.19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099421296296">
                <text:p>0.19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284606481482">
                <text:p>0.1912846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469791666667">
                <text:p>0.191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654976851852">
                <text:p>0.19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840162037037">
                <text:p>0.191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025347222222">
                <text:p>0.19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210532407407">
                <text:p>0.192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395717592593">
                <text:p>0.192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580902777778">
                <text:p>0.192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766087962963">
                <text:p>0.19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951273148148">
                <text:p>0.192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136458333333">
                <text:p>0.19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321643518519">
                <text:p>0.19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506828703704">
                <text:p>0.193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692013888889">
                <text:p>0.19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877199074074">
                <text:p>0.193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062384259259">
                <text:p>0.194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47569444444">
                <text:p>0.19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43275462963">
                <text:p>0.194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617939814815">
                <text:p>0.194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803125">
                <text:p>0.19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988298611111">
                <text:p>0.194988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17349537037">
                <text:p>0.19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358680555556">
                <text:p>0.195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543865740741">
                <text:p>0.19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729050925926">
                <text:p>0.195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914236111111">
                <text:p>0.195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099421296296">
                <text:p>0.196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284606481482">
                <text:p>0.1962846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469791666667">
                <text:p>0.196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654976851852">
                <text:p>0.19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840162037037">
                <text:p>0.196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025347222222">
                <text:p>0.197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210532407407">
                <text:p>0.19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395717592593">
                <text:p>0.19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580902777778">
                <text:p>0.19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766087962963">
                <text:p>0.19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951273148148">
                <text:p>0.197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136458333333">
                <text:p>0.198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321643518519">
                <text:p>0.198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506828703704">
                <text:p>0.198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692013888889">
                <text:p>0.19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877199074074">
                <text:p>0.198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062384259259">
                <text:p>0.199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247569444444">
                <text:p>0.199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43275462963">
                <text:p>0.19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617939814815">
                <text:p>0.19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803125">
                <text:p>0.19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988310185185">
                <text:p>0.199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17349537037">
                <text:p>0.200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358680555556">
                <text:p>0.200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543865740741">
                <text:p>0.200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729050925926">
                <text:p>0.200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914236111111">
                <text:p>0.20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099421296296">
                <text:p>0.20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284606481481">
                <text:p>0.201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469791666667">
                <text:p>0.201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654976851852">
                <text:p>0.20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840162037037">
                <text:p>0.201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025347222222">
                <text:p>0.20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210532407407">
                <text:p>0.202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395717592593">
                <text:p>0.202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580902777778">
                <text:p>0.202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766087962963">
                <text:p>0.20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951273148148">
                <text:p>0.202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136458333333">
                <text:p>0.20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321643518519">
                <text:p>0.20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50681712963">
                <text:p>0.20350681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692013888889">
                <text:p>0.20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877199074074">
                <text:p>0.203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062384259259">
                <text:p>0.204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247569444444">
                <text:p>0.20424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43275462963">
                <text:p>0.204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617939814815">
                <text:p>0.204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803125">
                <text:p>0.20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988310185185">
                <text:p>0.204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17349537037">
                <text:p>0.20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358680555556">
                <text:p>0.20535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543865740741">
                <text:p>0.20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29050925926">
                <text:p>0.20572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914236111111">
                <text:p>0.205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099421296296">
                <text:p>0.206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284606481481">
                <text:p>0.20628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469791666667">
                <text:p>0.206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654976851852">
                <text:p>0.206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840162037037">
                <text:p>0.206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025347222222">
                <text:p>0.207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210532407407">
                <text:p>0.207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395717592593">
                <text:p>0.20739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580902777778">
                <text:p>0.20758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766087962963">
                <text:p>0.20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7951273148148">
                <text:p>0.20795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136458333333">
                <text:p>0.208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321643518519">
                <text:p>0.20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06828703704">
                <text:p>0.20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2013888889">
                <text:p>0.208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877199074074">
                <text:p>0.20887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062384259259">
                <text:p>0.20906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247569444444">
                <text:p>0.20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275462963">
                <text:p>0.20943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617939814815">
                <text:p>0.20961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803125">
                <text:p>0.209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9988310185185">
                <text:p>0.20998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17349537037">
                <text:p>0.210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0358680555556">
                <text:p>0.21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3865740741">
                <text:p>0.21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29050925926">
                <text:p>0.21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4236111111">
                <text:p>0.21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099421296296">
                <text:p>0.21109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284606481481">
                <text:p>0.21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69791666667">
                <text:p>0.21146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654976851852">
                <text:p>0.21165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840162037037">
                <text:p>0.21184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025347222222">
                <text:p>0.21202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210532407407">
                <text:p>0.21221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395717592593">
                <text:p>0.21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0902777778">
                <text:p>0.21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66087962963">
                <text:p>0.212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951273148148">
                <text:p>0.21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36458333333">
                <text:p>0.21313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321643518519">
                <text:p>0.21332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506828703704">
                <text:p>0.21350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692013888889">
                <text:p>0.21369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877199074074">
                <text:p>0.21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62384259259">
                <text:p>0.21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47569444444">
                <text:p>0.214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3275462963">
                <text:p>0.21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17939814815">
                <text:p>0.21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03125">
                <text:p>0.214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88310185185">
                <text:p>0.21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7349537037">
                <text:p>0.21517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358680555556">
                <text:p>0.21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43865740741">
                <text:p>0.21554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729050925926">
                <text:p>0.215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14236111111">
                <text:p>0.21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099421296296">
                <text:p>0.21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84606481481">
                <text:p>0.216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69791666667">
                <text:p>0.21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54976851852">
                <text:p>0.21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0162037037">
                <text:p>0.21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25347222222">
                <text:p>0.21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10532407407">
                <text:p>0.21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395717592593">
                <text:p>0.217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80902777778">
                <text:p>0.217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66087962963">
                <text:p>0.21776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951273148148">
                <text:p>0.21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36458333333">
                <text:p>0.218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1643518519">
                <text:p>0.21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06828703704">
                <text:p>0.21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692013888889">
                <text:p>0.218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77199074074">
                <text:p>0.218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62384259259">
                <text:p>0.219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47569444444">
                <text:p>0.21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3275462963">
                <text:p>0.219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17939814815">
                <text:p>0.219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03125">
                <text:p>0.21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88310185185">
                <text:p>0.219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7349537037">
                <text:p>0.220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58680555556">
                <text:p>0.22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43865740741">
                <text:p>0.22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29050925926">
                <text:p>0.22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914236111111">
                <text:p>0.22091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099421296296">
                <text:p>0.221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84606481481">
                <text:p>0.22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69791666667">
                <text:p>0.22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54976851852">
                <text:p>0.22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40162037037">
                <text:p>0.221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25347222222">
                <text:p>0.222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10532407407">
                <text:p>0.222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395717592593">
                <text:p>0.22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80902777778">
                <text:p>0.22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66087962963">
                <text:p>0.222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51273148148">
                <text:p>0.22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36458333333">
                <text:p>0.223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21643518519">
                <text:p>0.223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506828703704">
                <text:p>0.223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692013888889">
                <text:p>0.223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77199074074">
                <text:p>0.22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062384259259">
                <text:p>0.22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47569444444">
                <text:p>0.224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3275462963">
                <text:p>0.22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17939814815">
                <text:p>0.22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803125">
                <text:p>0.22480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988310185185">
                <text:p>0.22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7349537037">
                <text:p>0.225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58680555556">
                <text:p>0.22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43865740741">
                <text:p>0.22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29050925926">
                <text:p>0.225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14236111111">
                <text:p>0.22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099421296296">
                <text:p>0.22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84606481481">
                <text:p>0.226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69791666667">
                <text:p>0.22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54976851852">
                <text:p>0.22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40162037037">
                <text:p>0.22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25347222222">
                <text:p>0.22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210532407407">
                <text:p>0.22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395717592593">
                <text:p>0.227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580902777778">
                <text:p>0.227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766087962963">
                <text:p>0.227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51273148148">
                <text:p>0.22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36458333333">
                <text:p>0.228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321643518519">
                <text:p>0.22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506828703704">
                <text:p>0.22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692013888889">
                <text:p>0.228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77199074074">
                <text:p>0.228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62384259259">
                <text:p>0.229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47569444444">
                <text:p>0.22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3275462963">
                <text:p>0.229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617939814815">
                <text:p>0.229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803125">
                <text:p>0.22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88310185185">
                <text:p>0.229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7349537037">
                <text:p>0.230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58680555556">
                <text:p>0.23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43865740741">
                <text:p>0.23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729050925926">
                <text:p>0.23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914236111111">
                <text:p>0.230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099421296296">
                <text:p>0.231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284606481481">
                <text:p>0.23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469791666667">
                <text:p>0.23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654976851852">
                <text:p>0.23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40162037037">
                <text:p>0.231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025347222222">
                <text:p>0.232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10532407407">
                <text:p>0.232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395717592593">
                <text:p>0.23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580902777778">
                <text:p>0.23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766087962963">
                <text:p>0.232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951273148148">
                <text:p>0.23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36458333333">
                <text:p>0.233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21643518518">
                <text:p>0.23332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506828703704">
                <text:p>0.233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692013888889">
                <text:p>0.233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77199074074">
                <text:p>0.23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62384259259">
                <text:p>0.23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47569444444">
                <text:p>0.234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3275462963">
                <text:p>0.23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617939814815">
                <text:p>0.23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803125">
                <text:p>0.234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988310185185">
                <text:p>0.23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7349537037">
                <text:p>0.235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358680555556">
                <text:p>0.23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43865740741">
                <text:p>0.23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29050925926">
                <text:p>0.235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914236111111">
                <text:p>0.23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099421296296">
                <text:p>0.23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84606481481">
                <text:p>0.236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69791666667">
                <text:p>0.23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54976851852">
                <text:p>0.23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840162037037">
                <text:p>0.23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25347222222">
                <text:p>0.23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210532407407">
                <text:p>0.23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395717592593">
                <text:p>0.237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580902777778">
                <text:p>0.237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766087962963">
                <text:p>0.237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951273148148">
                <text:p>0.23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136458333333">
                <text:p>0.238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321643518519">
                <text:p>0.23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506828703704">
                <text:p>0.23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692013888889">
                <text:p>0.238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877199074074">
                <text:p>0.238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062384259259">
                <text:p>0.239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247569444444">
                <text:p>0.23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43275462963">
                <text:p>0.239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617939814815">
                <text:p>0.239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803125">
                <text:p>0.23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988310185185">
                <text:p>0.239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17349537037">
                <text:p>0.240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358680555556">
                <text:p>0.24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543865740741">
                <text:p>0.24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729050925926">
                <text:p>0.24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0914236111111">
                <text:p>0.240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099421296296">
                <text:p>0.241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284606481481">
                <text:p>0.24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469791666667">
                <text:p>0.24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654976851852">
                <text:p>0.24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1840162037037">
                <text:p>0.241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025347222222">
                <text:p>0.242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210532407407">
                <text:p>0.242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395717592593">
                <text:p>0.24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580902777778">
                <text:p>0.24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766087962963">
                <text:p>0.242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2951273148148">
                <text:p>0.24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136458333333">
                <text:p>0.243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321643518518">
                <text:p>0.24332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506828703704">
                <text:p>0.243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692013888889">
                <text:p>0.243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3877199074074">
                <text:p>0.24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062384259259">
                <text:p>0.24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247569444444">
                <text:p>0.244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43275462963">
                <text:p>0.24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617939814815">
                <text:p>0.24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803125">
                <text:p>0.244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4988310185185">
                <text:p>0.24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17349537037">
                <text:p>0.245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358680555556">
                <text:p>0.24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543865740741">
                <text:p>0.24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729050925926">
                <text:p>0.245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5914236111111">
                <text:p>0.24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099421296296">
                <text:p>0.24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284606481482">
                <text:p>0.246284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469791666667">
                <text:p>0.24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654976851852">
                <text:p>0.24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6840162037037">
                <text:p>0.24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025347222222">
                <text:p>0.24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210532407407">
                <text:p>0.24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395717592593">
                <text:p>0.247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580902777778">
                <text:p>0.247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766087962963">
                <text:p>0.247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7951273148148">
                <text:p>0.24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136458333333">
                <text:p>0.248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321643518519">
                <text:p>0.24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506828703704">
                <text:p>0.24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692013888889">
                <text:p>0.248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8877199074074">
                <text:p>0.248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062384259259">
                <text:p>0.249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247569444444">
                <text:p>0.24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43275462963">
                <text:p>0.249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617939814815">
                <text:p>0.249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803125">
                <text:p>0.24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49988310185185">
                <text:p>0.249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17349537037">
                <text:p>0.250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358680555556">
                <text:p>0.25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543865740741">
                <text:p>0.25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729050925926">
                <text:p>0.25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914236111111">
                <text:p>0.250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099421296296">
                <text:p>0.251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284606481481">
                <text:p>0.25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469791666667">
                <text:p>0.25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654976851852">
                <text:p>0.25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1840162037037">
                <text:p>0.251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025347222222">
                <text:p>0.252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210532407407">
                <text:p>0.252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395706018518">
                <text:p>0.25239570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580902777778">
                <text:p>0.25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766087962963">
                <text:p>0.252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951273148148">
                <text:p>0.25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136458333333">
                <text:p>0.253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321643518519">
                <text:p>0.253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506828703704">
                <text:p>0.253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692013888889">
                <text:p>0.253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3877199074074">
                <text:p>0.25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062384259259">
                <text:p>0.25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247569444444">
                <text:p>0.254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43275462963">
                <text:p>0.25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617939814815">
                <text:p>0.25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803125">
                <text:p>0.254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988310185185">
                <text:p>0.25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17349537037">
                <text:p>0.255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358680555556">
                <text:p>0.25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543865740741">
                <text:p>0.25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729050925926">
                <text:p>0.255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914236111111">
                <text:p>0.25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099421296296">
                <text:p>0.25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284606481481">
                <text:p>0.256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469791666667">
                <text:p>0.25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654976851852">
                <text:p>0.25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6840162037037">
                <text:p>0.25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025347222222">
                <text:p>0.25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210532407407">
                <text:p>0.25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395717592593">
                <text:p>0.257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580902777778">
                <text:p>0.257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766087962963">
                <text:p>0.257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951273148148">
                <text:p>0.25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136458333333">
                <text:p>0.258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321643518519">
                <text:p>0.258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506828703704">
                <text:p>0.258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692013888889">
                <text:p>0.258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877199074074">
                <text:p>0.258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062384259259">
                <text:p>0.259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247569444444">
                <text:p>0.25924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43275462963">
                <text:p>0.259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617939814815">
                <text:p>0.259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803125">
                <text:p>0.25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988310185185">
                <text:p>0.259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17349537037">
                <text:p>0.260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358680555556">
                <text:p>0.260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543865740741">
                <text:p>0.260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729050925926">
                <text:p>0.26072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914236111111">
                <text:p>0.260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099421296296">
                <text:p>0.261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284606481481">
                <text:p>0.26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469791666667">
                <text:p>0.26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654976851852">
                <text:p>0.26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840162037037">
                <text:p>0.261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025347222222">
                <text:p>0.262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210532407407">
                <text:p>0.262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395717592593">
                <text:p>0.26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580902777778">
                <text:p>0.26258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766087962963">
                <text:p>0.262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951273148148">
                <text:p>0.262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136458333333">
                <text:p>0.26313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321643518519">
                <text:p>0.26332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506828703704">
                <text:p>0.26350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692013888889">
                <text:p>0.26369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877199074074">
                <text:p>0.26387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062384259259">
                <text:p>0.26406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247569444444">
                <text:p>0.2642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443275462963">
                <text:p>0.26443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617939814815">
                <text:p>0.26461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803125">
                <text:p>0.264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988310185185">
                <text:p>0.26498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17349537037">
                <text:p>0.26517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358680555556">
                <text:p>0.26535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543865740741">
                <text:p>0.26554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729050925926">
                <text:p>0.2657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5914236111111">
                <text:p>0.26591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099421296296">
                <text:p>0.26609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284606481481">
                <text:p>0.266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469791666667">
                <text:p>0.266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654976851852">
                <text:p>0.266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840162037037">
                <text:p>0.26684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025347222222">
                <text:p>0.26702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210532407407">
                <text:p>0.26721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395717592593">
                <text:p>0.26739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580902777778">
                <text:p>0.2675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7766087962963">
                <text:p>0.26776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951273148148">
                <text:p>0.26795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136458333333">
                <text:p>0.2681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321643518519">
                <text:p>0.2683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506828703704">
                <text:p>0.26850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692013888889">
                <text:p>0.26869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8877199074074">
                <text:p>0.26887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062384259259">
                <text:p>0.2690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247569444444">
                <text:p>0.2692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43275462963">
                <text:p>0.2694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617939814815">
                <text:p>0.2696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69803125">
                <text:p>0.26980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988310185185">
                <text:p>0.2699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17349537037">
                <text:p>0.2701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358680555556">
                <text:p>0.27035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543865740741">
                <text:p>0.27054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729050925926">
                <text:p>0.2707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0914236111111">
                <text:p>0.2709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099421296296">
                <text:p>0.27109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1284606481481">
                <text:p>0.27128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469791666667">
                <text:p>0.27146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654976851852">
                <text:p>0.27165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840162037037">
                <text:p>0.2718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025347222222">
                <text:p>0.2720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210532407407">
                <text:p>0.27221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395717592593">
                <text:p>0.27239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580902777778">
                <text:p>0.2725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766087962963">
                <text:p>0.2727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2951273148148">
                <text:p>0.2729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136458333333">
                <text:p>0.2731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321643518519">
                <text:p>0.2733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506828703704">
                <text:p>0.27350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692013888889">
                <text:p>0.27369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3877199074074">
                <text:p>0.27387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062372685185">
                <text:p>0.274062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247569444444">
                <text:p>0.2742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43275462963">
                <text:p>0.2744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617939814815">
                <text:p>0.2746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803125">
                <text:p>0.2748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4988310185185">
                <text:p>0.2749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17349537037">
                <text:p>0.2751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358680555556">
                <text:p>0.27535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543865740741">
                <text:p>0.27554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729050925926">
                <text:p>0.2757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5914236111111">
                <text:p>0.2759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099421296296">
                <text:p>0.27609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284606481481">
                <text:p>0.27628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469791666667">
                <text:p>0.2764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654976851852">
                <text:p>0.27665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6840162037037">
                <text:p>0.2768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025347222222">
                <text:p>0.2770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210532407407">
                <text:p>0.27721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395717592593">
                <text:p>0.27739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580902777778">
                <text:p>0.2775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766087962963">
                <text:p>0.2777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7951273148148">
                <text:p>0.2779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136458333333">
                <text:p>0.2781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321643518519">
                <text:p>0.2783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506828703704">
                <text:p>0.27850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692013888889">
                <text:p>0.27869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8877199074074">
                <text:p>0.27887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062384259259">
                <text:p>0.2790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247569444444">
                <text:p>0.2792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43275462963">
                <text:p>0.2794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617939814815">
                <text:p>0.2796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803125">
                <text:p>0.2798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79988310185185">
                <text:p>0.2799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17349537037">
                <text:p>0.2801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358680555556">
                <text:p>0.28035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543865740741">
                <text:p>0.28054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729050925926">
                <text:p>0.2807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0914236111111">
                <text:p>0.2809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099421296296">
                <text:p>0.28109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284606481481">
                <text:p>0.28128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469791666667">
                <text:p>0.2814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654976851852">
                <text:p>0.28165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1840162037037">
                <text:p>0.2818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025347222222">
                <text:p>0.2820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210532407407">
                <text:p>0.28221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395717592593">
                <text:p>0.28239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580902777778">
                <text:p>0.2825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766087962963">
                <text:p>0.2827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2951273148148">
                <text:p>0.2829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136458333333">
                <text:p>0.2831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321643518518">
                <text:p>0.28332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506828703704">
                <text:p>0.28350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692013888889">
                <text:p>0.28369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3877199074074">
                <text:p>0.28387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062384259259">
                <text:p>0.2840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247569444444">
                <text:p>0.28424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43275462963">
                <text:p>0.2844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617939814815">
                <text:p>0.2846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803125">
                <text:p>0.28480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4988310185185">
                <text:p>0.28498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17349537037">
                <text:p>0.28517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358680555556">
                <text:p>0.28535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543865740741">
                <text:p>0.28554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729050925926">
                <text:p>0.28572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5914236111111">
                <text:p>0.28591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099421296296">
                <text:p>0.28609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284606481481">
                <text:p>0.28628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469791666667">
                <text:p>0.2864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654976851852">
                <text:p>0.28665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6840162037037">
                <text:p>0.28684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025347222222">
                <text:p>0.2870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210532407407">
                <text:p>0.28721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395717592593">
                <text:p>0.28739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580902777778">
                <text:p>0.2875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766087962963">
                <text:p>0.28776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7951273148148">
                <text:p>0.28795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136458333333">
                <text:p>0.28813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321643518519">
                <text:p>0.28832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8506828703704">
                <text:p>0.2885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692013888889">
                <text:p>0.288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8877199074074">
                <text:p>0.28887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062384259259">
                <text:p>0.28906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247569444444">
                <text:p>0.2892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43275462963">
                <text:p>0.28943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89617939814815">
                <text:p>0.2896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803125">
                <text:p>0.2898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89988310185185">
                <text:p>0.2899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17349537037">
                <text:p>0.2901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358680555556">
                <text:p>0.2903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543865740741">
                <text:p>0.2905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729050925926">
                <text:p>0.2907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0914236111111">
                <text:p>0.2909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099421296296">
                <text:p>0.2910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284606481481">
                <text:p>0.2912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469791666667">
                <text:p>0.2914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654976851852">
                <text:p>0.2916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1840162037037">
                <text:p>0.2918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025347222222">
                <text:p>0.2920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210532407407">
                <text:p>0.2922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395717592593">
                <text:p>0.2923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580902777778">
                <text:p>0.2925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766087962963">
                <text:p>0.2927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2951273148148">
                <text:p>0.2929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136458333333">
                <text:p>0.2931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321643518518">
                <text:p>0.29332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506828703704">
                <text:p>0.2935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692013888889">
                <text:p>0.293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3877199074074">
                <text:p>0.2938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062384259259">
                <text:p>0.2940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247569444444">
                <text:p>0.2942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43275462963">
                <text:p>0.2944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617939814815">
                <text:p>0.2946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803125">
                <text:p>0.2948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4988310185185">
                <text:p>0.2949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17349537037">
                <text:p>0.2951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358680555556">
                <text:p>0.2953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543865740741">
                <text:p>0.2955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729050925926">
                <text:p>0.2957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5914236111111">
                <text:p>0.2959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099421296296">
                <text:p>0.2960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284606481482">
                <text:p>0.296284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469791666667">
                <text:p>0.2964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654976851852">
                <text:p>0.2966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6840162037037">
                <text:p>0.2968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025347222222">
                <text:p>0.2970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210532407407">
                <text:p>0.2972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395717592593">
                <text:p>0.2973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580902777778">
                <text:p>0.2975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766087962963">
                <text:p>0.2977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7951273148148">
                <text:p>0.2979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136458333333">
                <text:p>0.2981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321643518519">
                <text:p>0.29832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506828703704">
                <text:p>0.2985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692013888889">
                <text:p>0.298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8877199074074">
                <text:p>0.2988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062384259259">
                <text:p>0.2990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247569444444">
                <text:p>0.2992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43275462963">
                <text:p>0.2994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617939814815">
                <text:p>0.2996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803125">
                <text:p>0.2998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99988310185185">
                <text:p>0.2999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17349537037">
                <text:p>0.3001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358680555556">
                <text:p>0.3003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543865740741">
                <text:p>0.3005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729050925926">
                <text:p>0.3007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0914236111111">
                <text:p>0.3009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099421296296">
                <text:p>0.3010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284606481481">
                <text:p>0.3012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469791666667">
                <text:p>0.3014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654976851852">
                <text:p>0.3016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1840162037037">
                <text:p>0.3018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025347222222">
                <text:p>0.3020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210532407407">
                <text:p>0.3022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395717592593">
                <text:p>0.3023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580902777778">
                <text:p>0.3025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766087962963">
                <text:p>0.3027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2951261574074">
                <text:p>0.30295126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136458333333">
                <text:p>0.3031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321643518519">
                <text:p>0.30332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506828703704">
                <text:p>0.3035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692013888889">
                <text:p>0.303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3877199074074">
                <text:p>0.3038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062384259259">
                <text:p>0.3040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247569444444">
                <text:p>0.3042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43275462963">
                <text:p>0.3044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617939814815">
                <text:p>0.3046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803125">
                <text:p>0.3048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4988310185185">
                <text:p>0.3049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17349537037">
                <text:p>0.3051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358680555556">
                <text:p>0.3053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543865740741">
                <text:p>0.3055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729050925926">
                <text:p>0.3057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5914236111111">
                <text:p>0.3059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099421296296">
                <text:p>0.3060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284606481481">
                <text:p>0.3062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469791666667">
                <text:p>0.3064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654976851852">
                <text:p>0.3066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6840162037037">
                <text:p>0.3068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025347222222">
                <text:p>0.3070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210532407407">
                <text:p>0.3072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395717592593">
                <text:p>0.3073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580902777778">
                <text:p>0.3075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766087962963">
                <text:p>0.3077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7951273148148">
                <text:p>0.3079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136458333333">
                <text:p>0.3081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321643518519">
                <text:p>0.30832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506828703704">
                <text:p>0.3085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692013888889">
                <text:p>0.308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8877199074074">
                <text:p>0.3088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09062384259259">
                <text:p>0.3090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247569444444">
                <text:p>0.3092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43275462963">
                <text:p>0.3094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617939814815">
                <text:p>0.3096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803125">
                <text:p>0.3098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09988310185185">
                <text:p>0.3099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17349537037">
                <text:p>0.3101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358680555556">
                <text:p>0.3103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543865740741">
                <text:p>0.3105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729050925926">
                <text:p>0.3107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0914236111111">
                <text:p>0.3109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099421296296">
                <text:p>0.3110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284606481481">
                <text:p>0.3112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469791666667">
                <text:p>0.3114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654976851852">
                <text:p>0.3116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1840162037037">
                <text:p>0.3118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025347222222">
                <text:p>0.3120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210532407407">
                <text:p>0.3122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395717592593">
                <text:p>0.3123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2580902777778">
                <text:p>0.3125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766076388889">
                <text:p>0.312766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2951273148148">
                <text:p>0.3129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136458333333">
                <text:p>0.3131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321643518519">
                <text:p>0.3133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506828703704">
                <text:p>0.3135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3692013888889">
                <text:p>0.3136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3877199074074">
                <text:p>0.3138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062384259259">
                <text:p>0.3140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247569444444">
                <text:p>0.3142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43275462963">
                <text:p>0.3144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617939814815">
                <text:p>0.3146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803125">
                <text:p>0.3148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4988310185185">
                <text:p>0.3149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17349537037">
                <text:p>0.3151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358680555556">
                <text:p>0.3153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543865740741">
                <text:p>0.3155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729050925926">
                <text:p>0.3157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5914236111111">
                <text:p>0.3159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099421296296">
                <text:p>0.3160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284606481481">
                <text:p>0.31628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469791666667">
                <text:p>0.3164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654976851852">
                <text:p>0.3166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6840162037037">
                <text:p>0.3168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025347222222">
                <text:p>0.3170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210532407407">
                <text:p>0.3172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395717592593">
                <text:p>0.3173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580902777778">
                <text:p>0.3175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766087962963">
                <text:p>0.3177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7951273148148">
                <text:p>0.3179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136458333333">
                <text:p>0.3181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321643518519">
                <text:p>0.3183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506828703704">
                <text:p>0.3185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692013888889">
                <text:p>0.3186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8877199074074">
                <text:p>0.3188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062384259259">
                <text:p>0.3190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247569444444">
                <text:p>0.3192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43275462963">
                <text:p>0.3194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617939814815">
                <text:p>0.3196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803125">
                <text:p>0.3198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19988310185185">
                <text:p>0.3199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17349537037">
                <text:p>0.3201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358680555556">
                <text:p>0.3203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543865740741">
                <text:p>0.3205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729050925926">
                <text:p>0.3207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0914236111111">
                <text:p>0.3209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099421296296">
                <text:p>0.3210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284606481481">
                <text:p>0.32128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469791666667">
                <text:p>0.3214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654976851852">
                <text:p>0.3216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1840162037037">
                <text:p>0.3218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025347222222">
                <text:p>0.3220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2210532407407">
                <text:p>0.3222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395717592593">
                <text:p>0.3223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580902777778">
                <text:p>0.3225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766087962963">
                <text:p>0.3227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2951273148148">
                <text:p>0.3229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136458333333">
                <text:p>0.3231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321643518519">
                <text:p>0.3233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506828703704">
                <text:p>0.3235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692013888889">
                <text:p>0.3236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3877199074074">
                <text:p>0.3238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062384259259">
                <text:p>0.32406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4247569444444">
                <text:p>0.3242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43275462963">
                <text:p>0.3244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617939814815">
                <text:p>0.3246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803125">
                <text:p>0.3248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24988310185185">
                <text:p>0.32498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17349537037">
                <text:p>0.3251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358680555556">
                <text:p>0.3253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543865740741">
                <text:p>0.32554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729050925926">
                <text:p>0.32572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5914236111111">
                <text:p>0.32591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099421296296">
                <text:p>0.32609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284606481481">
                <text:p>0.32628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469791666667">
                <text:p>0.32646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654976851852">
                <text:p>0.32665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6840162037037">
                <text:p>0.32684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025347222222">
                <text:p>0.3270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210532407407">
                <text:p>0.32721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395717592593">
                <text:p>0.32739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580902777778">
                <text:p>0.32758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766087962963">
                <text:p>0.3277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7951273148148">
                <text:p>0.32795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136458333333">
                <text:p>0.32813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321643518519">
                <text:p>0.328321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506828703704">
                <text:p>0.32850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692013888889">
                <text:p>0.32869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8877199074074">
                <text:p>0.32887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062384259259">
                <text:p>0.32906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247569444444">
                <text:p>0.329247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43275462963">
                <text:p>0.3294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617939814815">
                <text:p>0.32961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803125">
                <text:p>0.3298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29988310185185">
                <text:p>0.32998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17349537037">
                <text:p>0.3301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358680555556">
                <text:p>0.3303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543865740741">
                <text:p>0.33054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729050925926">
                <text:p>0.33072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0914236111111">
                <text:p>0.33091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099421296296">
                <text:p>0.33109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284606481481">
                <text:p>0.33128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469791666667">
                <text:p>0.33146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654976851852">
                <text:p>0.33165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1840162037037">
                <text:p>0.33184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025347222222">
                <text:p>0.3320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210532407407">
                <text:p>0.33221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395717592593">
                <text:p>0.33239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580902777778">
                <text:p>0.33258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766087962963">
                <text:p>0.3327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2951273148148">
                <text:p>0.33295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136458333333">
                <text:p>0.33313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3321643518519">
                <text:p>0.333321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506828703704">
                <text:p>0.33350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692013888889">
                <text:p>0.33369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3877199074074">
                <text:p>0.33387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062384259259">
                <text:p>0.33406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4247569444444">
                <text:p>0.33424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43275462963">
                <text:p>0.3344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617939814815">
                <text:p>0.33461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803125">
                <text:p>0.3348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4988310185185">
                <text:p>0.33498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17349537037">
                <text:p>0.3351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358680555556">
                <text:p>0.3353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35543865740741">
                <text:p>0.33554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729050925926">
                <text:p>0.33572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5914236111111">
                <text:p>0.33591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099421296296">
                <text:p>0.33609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284606481481">
                <text:p>0.33628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469791666667">
                <text:p>0.33646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654976851852">
                <text:p>0.33665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6840162037037">
                <text:p>0.33684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025347222222">
                <text:p>0.33702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210532407407">
                <text:p>0.33721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395717592593">
                <text:p>0.33739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580902777778">
                <text:p>0.33758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766087962963">
                <text:p>0.33776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7951273148148">
                <text:p>0.33795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136458333333">
                <text:p>0.33813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321643518518">
                <text:p>0.338321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506828703704">
                <text:p>0.33850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692013888889">
                <text:p>0.33869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8877199074074">
                <text:p>0.33887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062384259259">
                <text:p>0.33906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247569444444">
                <text:p>0.33924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43275462963">
                <text:p>0.3394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617939814815">
                <text:p>0.33961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803125">
                <text:p>0.3398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39988310185185">
                <text:p>0.33998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17349537037">
                <text:p>0.3401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358680555556">
                <text:p>0.34035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543865740741">
                <text:p>0.34054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729050925926">
                <text:p>0.34072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0914236111111">
                <text:p>0.34091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099421296296">
                <text:p>0.34109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284606481481">
                <text:p>0.34128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469791666667">
                <text:p>0.34146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654976851852">
                <text:p>0.34165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1840162037037">
                <text:p>0.34184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025347222222">
                <text:p>0.34202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210532407407">
                <text:p>0.34221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395717592593">
                <text:p>0.34239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580902777778">
                <text:p>0.34258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766087962963">
                <text:p>0.34276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2951273148148">
                <text:p>0.34295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136458333333">
                <text:p>0.34313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321643518518">
                <text:p>0.343321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50681712963">
                <text:p>0.343506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692013888889">
                <text:p>0.34369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3877199074074">
                <text:p>0.34387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062384259259">
                <text:p>0.34406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247569444444">
                <text:p>0.34424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43275462963">
                <text:p>0.3444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617939814815">
                <text:p>0.34461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803125">
                <text:p>0.3448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4988310185185">
                <text:p>0.34498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17349537037">
                <text:p>0.3451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358680555556">
                <text:p>0.34535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543865740741">
                <text:p>0.34554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5729050925926">
                <text:p>0.34572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5914236111111">
                <text:p>0.34591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099421296296">
                <text:p>0.34609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284606481482">
                <text:p>0.346284606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469791666667">
                <text:p>0.34646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6654976851852">
                <text:p>0.34665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6840162037037">
                <text:p>0.34684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025347222222">
                <text:p>0.34702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210532407407">
                <text:p>0.34721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395717592593">
                <text:p>0.34739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47580902777778">
                <text:p>0.34758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766087962963">
                <text:p>0.34776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7951273148148">
                <text:p>0.34795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136458333333">
                <text:p>0.34813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321643518518">
                <text:p>0.348321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506828703704">
                <text:p>0.34850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692013888889">
                <text:p>0.34869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8877199074074">
                <text:p>0.34887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062384259259">
                <text:p>0.34906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247569444444">
                <text:p>0.34924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43275462963">
                <text:p>0.34943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617939814815">
                <text:p>0.34961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803125">
                <text:p>0.34980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49988310185185">
                <text:p>0.34998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17349537037">
                <text:p>0.35017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358680555556">
                <text:p>0.350358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543865740741">
                <text:p>0.35054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729050925926">
                <text:p>0.35072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0914236111111">
                <text:p>0.350914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1099421296296">
                <text:p>0.35109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1284606481481">
                <text:p>0.351284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1469791666667">
                <text:p>0.35146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1654976851852">
                <text:p>0.35165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1840162037037">
                <text:p>0.35184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025347222222">
                <text:p>0.35202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210532407407">
                <text:p>0.35221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395717592593">
                <text:p>0.35239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580902777778">
                <text:p>0.35258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766087962963">
                <text:p>0.35276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2951273148148">
                <text:p>0.35295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136458333333">
                <text:p>0.35313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3321643518519">
                <text:p>0.3533216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53506828703704">
                <text:p>0.35350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692013888889">
                <text:p>0.35369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3877199074074">
                <text:p>0.35387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062384259259">
                <text:p>0.35406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247569444444">
                <text:p>0.35424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43275462963">
                <text:p>0.3544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617939814815">
                <text:p>0.35461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803125">
                <text:p>0.35480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4988310185185">
                <text:p>0.35498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17349537037">
                <text:p>0.35517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358680555556">
                <text:p>0.35535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543865740741">
                <text:p>0.35554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729050925926">
                <text:p>0.35572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5914236111111">
                <text:p>0.35591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099421296296">
                <text:p>0.35609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284606481482">
                <text:p>0.3562846064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469791666667">
                <text:p>0.35646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654976851852">
                <text:p>0.35665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6840162037037">
                <text:p>0.35684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025347222222">
                <text:p>0.35702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210532407407">
                <text:p>0.35721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395717592593">
                <text:p>0.35739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580902777778">
                <text:p>0.35758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766087962963">
                <text:p>0.35776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7951273148148">
                <text:p>0.35795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136446759259">
                <text:p>0.358136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321643518518">
                <text:p>0.35832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506828703704">
                <text:p>0.358506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8692013888889">
                <text:p>0.35869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8877199074074">
                <text:p>0.35887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59062384259259">
                <text:p>0.359062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247569444444">
                <text:p>0.359247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43275462963">
                <text:p>0.35943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617939814815">
                <text:p>0.359617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803125">
                <text:p>0.35980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59988310185185">
                <text:p>0.359988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17349537037">
                <text:p>0.360173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358680555556">
                <text:p>0.360358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60543865740741">
                <text:p>0.360543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729050925926">
                <text:p>0.360729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914236111111">
                <text:p>0.360914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099421296296">
                <text:p>0.361099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284606481481">
                <text:p>0.361284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469791666667">
                <text:p>0.361469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654976851852">
                <text:p>0.36165497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1840162037037">
                <text:p>0.361840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025347222222">
                <text:p>0.362025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2210532407407">
                <text:p>0.36221053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395717592593">
                <text:p>0.36239571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62580902777778">
                <text:p>0.362580902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62685069444444">
                <text:p>0.36268506944444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